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elocity" table:style-name="ta1">
        <table:shapes>
          <draw:frame draw:z-index="0" draw:style-name="gr1" draw:text-style-name="P1" svg:width="453.51pt" svg:height="255.09pt" svg:x="156.53pt" svg:y="463.66pt">
            <loext:p draw:notify-on-update-of-ranges="velocity.M1:velocity.M1106 velocity.N1:velocity.N1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2.18pt" svg:height="403pt" svg:x="35.86pt" svg:y="20.92pt">
            <loext:p draw:notify-on-update-of-ranges="velocity.O2:velocity.O1106 velocity.M1:velocity.M1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12"/>
          <table:table-cell office:value-type="float" office:value="0.0130481719970703" calcext:value-type="float">
            <text:p>0.013048172</text:p>
          </table:table-cell>
          <table:table-cell office:value-type="float" office:value="-0.000450934047796188" calcext:value-type="float">
            <text:p>-0.00045093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229861736297607" calcext:value-type="float">
            <text:p>0.0229861736</text:p>
          </table:table-cell>
          <table:table-cell office:value-type="float" office:value="-0.000450934047796188" calcext:value-type="float">
            <text:p>-0.000450934</text:p>
          </table:table-cell>
          <table:table-cell table:formula="of:=([.N2]-[.N1])/([.M2]-[.M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0.0317561626434326" calcext:value-type="float">
            <text:p>0.0317561626</text:p>
          </table:table-cell>
          <table:table-cell office:value-type="float" office:value="0.00030298199084315" calcext:value-type="float">
            <text:p>0.000302982</text:p>
          </table:table-cell>
          <table:table-cell table:formula="of:=([.N3]-[.N2])/([.M3]-[.M2])" office:value-type="float" office:value="0.0859654484702352" calcext:value-type="float">
            <text:p>0.0859654485</text:p>
          </table:table-cell>
        </table:table-row>
        <table:table-row table:style-name="ro1">
          <table:table-cell table:number-columns-repeated="12"/>
          <table:table-cell office:value-type="float" office:value="0.0439271926879883" calcext:value-type="float">
            <text:p>0.0439271927</text:p>
          </table:table-cell>
          <table:table-cell office:value-type="float" office:value="0.0141052956691174" calcext:value-type="float">
            <text:p>0.0141052957</text:p>
          </table:table-cell>
          <table:table-cell table:formula="of:=([.N4]-[.N3])/([.M4]-[.M3])" office:value-type="float" office:value="1.13403003917884" calcext:value-type="float">
            <text:p>1.1340300392</text:p>
          </table:table-cell>
        </table:table-row>
        <table:table-row table:style-name="ro1">
          <table:table-cell table:number-columns-repeated="12"/>
          <table:table-cell office:value-type="float" office:value="0.0530281066894531" calcext:value-type="float">
            <text:p>0.0530281067</text:p>
          </table:table-cell>
          <table:table-cell office:value-type="float" office:value="0.0490423837386717" calcext:value-type="float">
            <text:p>0.0490423837</text:p>
          </table:table-cell>
          <table:table-cell table:formula="of:=([.N5]-[.N4])/([.M5]-[.M4])" office:value-type="float" office:value="3.83885487368972" calcext:value-type="float">
            <text:p>3.8388548737</text:p>
          </table:table-cell>
        </table:table-row>
        <table:table-row table:style-name="ro1">
          <table:table-cell table:number-columns-repeated="12"/>
          <table:table-cell office:value-type="float" office:value="0.0625071525573731" calcext:value-type="float">
            <text:p>0.0625071526</text:p>
          </table:table-cell>
          <table:table-cell office:value-type="float" office:value="0.136822858482002" calcext:value-type="float">
            <text:p>0.1368228585</text:p>
          </table:table-cell>
          <table:table-cell table:formula="of:=([.N6]-[.N5])/([.M6]-[.M5])" office:value-type="float" office:value="9.26047578695733" calcext:value-type="float">
            <text:p>9.260475787</text:p>
          </table:table-cell>
        </table:table-row>
        <table:table-row table:style-name="ro1">
          <table:table-cell table:number-columns-repeated="12"/>
          <table:table-cell office:value-type="float" office:value="0.0719201564788818" calcext:value-type="float">
            <text:p>0.0719201565</text:p>
          </table:table-cell>
          <table:table-cell office:value-type="float" office:value="0.251296770703055" calcext:value-type="float">
            <text:p>0.2512967707</text:p>
          </table:table-cell>
          <table:table-cell table:formula="of:=([.N7]-[.N6])/([.M7]-[.M6])" office:value-type="float" office:value="12.1612519420585" calcext:value-type="float">
            <text:p>12.1612519421</text:p>
          </table:table-cell>
        </table:table-row>
        <table:table-row table:style-name="ro1">
          <table:table-cell table:number-columns-repeated="12"/>
          <table:table-cell office:value-type="float" office:value="0.083636999130249" calcext:value-type="float">
            <text:p>0.0836369991</text:p>
          </table:table-cell>
          <table:table-cell office:value-type="float" office:value="0.333774915078163" calcext:value-type="float">
            <text:p>0.3337749151</text:p>
          </table:table-cell>
          <table:table-cell table:formula="of:=([.N8]-[.N7])/([.M8]-[.M7])" office:value-type="float" office:value="7.03928070293617" calcext:value-type="float">
            <text:p>7.0392807029</text:p>
          </table:table-cell>
        </table:table-row>
        <table:table-row table:style-name="ro1">
          <table:table-cell table:number-columns-repeated="12"/>
          <table:table-cell office:value-type="float" office:value="0.0943310260772705" calcext:value-type="float">
            <text:p>0.0943310261</text:p>
          </table:table-cell>
          <table:table-cell office:value-type="float" office:value="0.433612519870851" calcext:value-type="float">
            <text:p>0.4336125199</text:p>
          </table:table-cell>
          <table:table-cell table:formula="of:=([.N9]-[.N8])/([.M9]-[.M8])" office:value-type="float" office:value="9.33582880305856" calcext:value-type="float">
            <text:p>9.3358288031</text:p>
          </table:table-cell>
        </table:table-row>
        <table:table-row table:style-name="ro1">
          <table:table-cell table:number-columns-repeated="12"/>
          <table:table-cell office:value-type="float" office:value="0.104331970214844" calcext:value-type="float">
            <text:p>0.1043319702</text:p>
          </table:table-cell>
          <table:table-cell office:value-type="float" office:value="0.54023317766823" calcext:value-type="float">
            <text:p>0.5402331777</text:p>
          </table:table-cell>
          <table:table-cell table:formula="of:=([.N10]-[.N9])/([.M10]-[.M9])" office:value-type="float" office:value="10.661059229079" calcext:value-type="float">
            <text:p>10.6610592291</text:p>
          </table:table-cell>
        </table:table-row>
        <table:table-row table:style-name="ro1">
          <table:table-cell table:number-columns-repeated="12"/>
          <table:table-cell office:value-type="float" office:value="0.1133131980896" calcext:value-type="float">
            <text:p>0.1133131981</text:p>
          </table:table-cell>
          <table:table-cell office:value-type="float" office:value="0.608202877389284" calcext:value-type="float">
            <text:p>0.6082028774</text:p>
          </table:table-cell>
          <table:table-cell table:formula="of:=([.N11]-[.N10])/([.M11]-[.M10])" office:value-type="float" office:value="7.56797407536019" calcext:value-type="float">
            <text:p>7.5679740754</text:p>
          </table:table-cell>
        </table:table-row>
        <table:table-row table:style-name="ro1">
          <table:table-cell table:number-columns-repeated="12"/>
          <table:table-cell office:value-type="float" office:value="0.12273907661438" calcext:value-type="float">
            <text:p>0.1227390766</text:p>
          </table:table-cell>
          <table:table-cell office:value-type="float" office:value="0.665523195610274" calcext:value-type="float">
            <text:p>0.6655231956</text:p>
          </table:table-cell>
          <table:table-cell table:formula="of:=([.N12]-[.N11])/([.M12]-[.M11])" office:value-type="float" office:value="6.08116453763927" calcext:value-type="float">
            <text:p>6.0811645376</text:p>
          </table:table-cell>
        </table:table-row>
        <table:table-row table:style-name="ro1">
          <table:table-cell table:number-columns-repeated="12"/>
          <table:table-cell office:value-type="float" office:value="0.134194135665894" calcext:value-type="float">
            <text:p>0.1341941357</text:p>
          </table:table-cell>
          <table:table-cell office:value-type="float" office:value="0.719629341130269" calcext:value-type="float">
            <text:p>0.7196293411</text:p>
          </table:table-cell>
          <table:table-cell table:formula="of:=([.N13]-[.N12])/([.M13]-[.M12])" office:value-type="float" office:value="4.72334060232068" calcext:value-type="float">
            <text:p>4.7233406023</text:p>
          </table:table-cell>
        </table:table-row>
        <table:table-row table:style-name="ro1">
          <table:table-cell table:number-columns-repeated="12"/>
          <table:table-cell office:value-type="float" office:value="0.144741058349609" calcext:value-type="float">
            <text:p>0.1447410583</text:p>
          </table:table-cell>
          <table:table-cell office:value-type="float" office:value="0.729245442811656" calcext:value-type="float">
            <text:p>0.7292454428</text:p>
          </table:table-cell>
          <table:table-cell table:formula="of:=([.N14]-[.N13])/([.M14]-[.M13])" office:value-type="float" office:value="0.911744778051132" calcext:value-type="float">
            <text:p>0.9117447781</text:p>
          </table:table-cell>
        </table:table-row>
        <table:table-row table:style-name="ro1">
          <table:table-cell table:number-columns-repeated="12"/>
          <table:table-cell office:value-type="float" office:value="0.154232978820801" calcext:value-type="float">
            <text:p>0.1542329788</text:p>
          </table:table-cell>
          <table:table-cell office:value-type="float" office:value="0.729812533211058" calcext:value-type="float">
            <text:p>0.7298125332</text:p>
          </table:table-cell>
          <table:table-cell table:formula="of:=([.N15]-[.N14])/([.M15]-[.M14])" office:value-type="float" office:value="0.0597445375909492" calcext:value-type="float">
            <text:p>0.0597445376</text:p>
          </table:table-cell>
        </table:table-row>
        <table:table-row table:style-name="ro1">
          <table:table-cell table:number-columns-repeated="12"/>
          <table:table-cell office:value-type="float" office:value="0.163773059844971" calcext:value-type="float">
            <text:p>0.1637730598</text:p>
          </table:table-cell>
          <table:table-cell office:value-type="float" office:value="0.745410846965164" calcext:value-type="float">
            <text:p>0.745410847</text:p>
          </table:table-cell>
          <table:table-cell table:formula="of:=([.N16]-[.N15])/([.M16]-[.M15])" office:value-type="float" office:value="1.63502948398321" calcext:value-type="float">
            <text:p>1.635029484</text:p>
          </table:table-cell>
        </table:table-row>
        <table:table-row table:style-name="ro1">
          <table:table-cell table:number-columns-repeated="12"/>
          <table:table-cell office:value-type="float" office:value="0.173907041549683" calcext:value-type="float">
            <text:p>0.1739070415</text:p>
          </table:table-cell>
          <table:table-cell office:value-type="float" office:value="0.727569916731028" calcext:value-type="float">
            <text:p>0.7275699167</text:p>
          </table:table-cell>
          <table:table-cell table:formula="of:=([.N17]-[.N16])/([.M17]-[.M16])" office:value-type="float" office:value="-1.76050547099773" calcext:value-type="float">
            <text:p>-1.760505471</text:p>
          </table:table-cell>
        </table:table-row>
        <table:table-row table:style-name="ro1">
          <table:table-cell table:number-columns-repeated="12"/>
          <table:table-cell office:value-type="float" office:value="0.182411193847656" calcext:value-type="float">
            <text:p>0.1824111938</text:p>
          </table:table-cell>
          <table:table-cell office:value-type="float" office:value="0.723968722009877" calcext:value-type="float">
            <text:p>0.723968722</text:p>
          </table:table-cell>
          <table:table-cell table:formula="of:=([.N18]-[.N17])/([.M18]-[.M17])" office:value-type="float" office:value="-0.423463103078434" calcext:value-type="float">
            <text:p>-0.4234631031</text:p>
          </table:table-cell>
        </table:table-row>
        <table:table-row table:style-name="ro1">
          <table:table-cell table:number-columns-repeated="12"/>
          <table:table-cell office:value-type="float" office:value="0.19389009475708" calcext:value-type="float">
            <text:p>0.1938900948</text:p>
          </table:table-cell>
          <table:table-cell office:value-type="float" office:value="0.739672644474747" calcext:value-type="float">
            <text:p>0.7396726445</text:p>
          </table:table-cell>
          <table:table-cell table:formula="of:=([.N19]-[.N18])/([.M19]-[.M18])" office:value-type="float" office:value="1.36806847526473" calcext:value-type="float">
            <text:p>1.3680684753</text:p>
          </table:table-cell>
        </table:table-row>
        <table:table-row table:style-name="ro1">
          <table:table-cell table:number-columns-repeated="12"/>
          <table:table-cell office:value-type="float" office:value="0.204306125640869" calcext:value-type="float">
            <text:p>0.2043061256</text:p>
          </table:table-cell>
          <table:table-cell office:value-type="float" office:value="0.728659661735118" calcext:value-type="float">
            <text:p>0.7286596617</text:p>
          </table:table-cell>
          <table:table-cell table:formula="of:=([.N20]-[.N19])/([.M20]-[.M19])" office:value-type="float" office:value="-1.05731087613886" calcext:value-type="float">
            <text:p>-1.0573108761</text:p>
          </table:table-cell>
        </table:table-row>
        <table:table-row table:style-name="ro1">
          <table:table-cell table:number-columns-repeated="12"/>
          <table:table-cell office:value-type="float" office:value="0.212296009063721" calcext:value-type="float">
            <text:p>0.2122960091</text:p>
          </table:table-cell>
          <table:table-cell office:value-type="float" office:value="0.7095450351243" calcext:value-type="float">
            <text:p>0.7095450351</text:p>
          </table:table-cell>
          <table:table-cell table:formula="of:=([.N21]-[.N20])/([.M21]-[.M20])" office:value-type="float" office:value="-2.39235363011047" calcext:value-type="float">
            <text:p>-2.3923536301</text:p>
          </table:table-cell>
        </table:table-row>
        <table:table-row table:style-name="ro1">
          <table:table-cell table:number-columns-repeated="12"/>
          <table:table-cell office:value-type="float" office:value="0.222906112670898" calcext:value-type="float">
            <text:p>0.2229061127</text:p>
          </table:table-cell>
          <table:table-cell office:value-type="float" office:value="0.736681134400518" calcext:value-type="float">
            <text:p>0.7366811344</text:p>
          </table:table-cell>
          <table:table-cell table:formula="of:=([.N22]-[.N21])/([.M22]-[.M21])" office:value-type="float" office:value="2.55757156394399" calcext:value-type="float">
            <text:p>2.5575715639</text:p>
          </table:table-cell>
        </table:table-row>
        <table:table-row table:style-name="ro1">
          <table:table-cell table:number-columns-repeated="12"/>
          <table:table-cell office:value-type="float" office:value="0.234194040298462" calcext:value-type="float">
            <text:p>0.2341940403</text:p>
          </table:table-cell>
          <table:table-cell office:value-type="float" office:value="0.738119683493875" calcext:value-type="float">
            <text:p>0.7381196835</text:p>
          </table:table-cell>
          <table:table-cell table:formula="of:=([.N23]-[.N22])/([.M23]-[.M22])" office:value-type="float" office:value="0.127441381697489" calcext:value-type="float">
            <text:p>0.1274413817</text:p>
          </table:table-cell>
        </table:table-row>
        <table:table-row table:style-name="ro1">
          <table:table-cell table:number-columns-repeated="12"/>
          <table:table-cell office:value-type="float" office:value="0.242640972137451" calcext:value-type="float">
            <text:p>0.2426409721</text:p>
          </table:table-cell>
          <table:table-cell office:value-type="float" office:value="0.717859938086408" calcext:value-type="float">
            <text:p>0.7178599381</text:p>
          </table:table-cell>
          <table:table-cell table:formula="of:=([.N24]-[.N23])/([.M24]-[.M23])" office:value-type="float" office:value="-2.39847388302017" calcext:value-type="float">
            <text:p>-2.398473883</text:p>
          </table:table-cell>
        </table:table-row>
        <table:table-row table:style-name="ro1">
          <table:table-cell table:number-columns-repeated="12"/>
          <table:table-cell office:value-type="float" office:value="0.253852128982544" calcext:value-type="float">
            <text:p>0.253852129</text:p>
          </table:table-cell>
          <table:table-cell office:value-type="float" office:value="0.752534758571687" calcext:value-type="float">
            <text:p>0.7525347586</text:p>
          </table:table-cell>
          <table:table-cell table:formula="of:=([.N25]-[.N24])/([.M25]-[.M24])" office:value-type="float" office:value="3.09288514685765" calcext:value-type="float">
            <text:p>3.0928851469</text:p>
          </table:table-cell>
        </table:table-row>
        <table:table-row table:style-name="ro1">
          <table:table-cell table:number-columns-repeated="12"/>
          <table:table-cell office:value-type="float" office:value="0.263010025024414" calcext:value-type="float">
            <text:p>0.263010025</text:p>
          </table:table-cell>
          <table:table-cell office:value-type="float" office:value="0.762285486117346" calcext:value-type="float">
            <text:p>0.7622854861</text:p>
          </table:table-cell>
          <table:table-cell table:formula="of:=([.N26]-[.N25])/([.M26]-[.M25])" office:value-type="float" office:value="1.06473446532679" calcext:value-type="float">
            <text:p>1.0647344653</text:p>
          </table:table-cell>
        </table:table-row>
        <table:table-row table:style-name="ro1">
          <table:table-cell table:number-columns-repeated="12"/>
          <table:table-cell office:value-type="float" office:value="0.274213075637817" calcext:value-type="float">
            <text:p>0.2742130756</text:p>
          </table:table-cell>
          <table:table-cell office:value-type="float" office:value="0.729758319290543" calcext:value-type="float">
            <text:p>0.7297583193</text:p>
          </table:table-cell>
          <table:table-cell table:formula="of:=([.N27]-[.N26])/([.M27]-[.M26])" office:value-type="float" office:value="-2.90342050118808" calcext:value-type="float">
            <text:p>-2.9034205012</text:p>
          </table:table-cell>
        </table:table-row>
        <table:table-row table:style-name="ro1">
          <table:table-cell table:number-columns-repeated="12"/>
          <table:table-cell office:value-type="float" office:value="0.283331155776978" calcext:value-type="float">
            <text:p>0.2833311558</text:p>
          </table:table-cell>
          <table:table-cell office:value-type="float" office:value="0.742078365573323" calcext:value-type="float">
            <text:p>0.7420783656</text:p>
          </table:table-cell>
          <table:table-cell table:formula="of:=([.N28]-[.N27])/([.M28]-[.M27])" office:value-type="float" office:value="1.35116670337955" calcext:value-type="float">
            <text:p>1.3511667034</text:p>
          </table:table-cell>
        </table:table-row>
        <table:table-row table:style-name="ro1">
          <table:table-cell table:number-columns-repeated="12"/>
          <table:table-cell office:value-type="float" office:value="0.299688100814819" calcext:value-type="float">
            <text:p>0.2996881008</text:p>
          </table:table-cell>
          <table:table-cell office:value-type="float" office:value="0.761297876910107" calcext:value-type="float">
            <text:p>0.7612978769</text:p>
          </table:table-cell>
          <table:table-cell table:formula="of:=([.N29]-[.N28])/([.M29]-[.M28])" office:value-type="float" office:value="1.17500616969246" calcext:value-type="float">
            <text:p>1.1750061697</text:p>
          </table:table-cell>
        </table:table-row>
        <table:table-row table:style-name="ro1">
          <table:table-cell table:number-columns-repeated="12"/>
          <table:table-cell office:value-type="float" office:value="0.305323123931885" calcext:value-type="float">
            <text:p>0.3053231239</text:p>
          </table:table-cell>
          <table:table-cell office:value-type="float" office:value="0.723288827272179" calcext:value-type="float">
            <text:p>0.7232888273</text:p>
          </table:table-cell>
          <table:table-cell table:formula="of:=([.N30]-[.N29])/([.M30]-[.M29])" office:value-type="float" office:value="-6.74514529014422" calcext:value-type="float">
            <text:p>-6.7451452901</text:p>
          </table:table-cell>
        </table:table-row>
        <table:table-row table:style-name="ro1">
          <table:table-cell table:number-columns-repeated="12"/>
          <table:table-cell office:value-type="float" office:value="0.313528060913086" calcext:value-type="float">
            <text:p>0.3135280609</text:p>
          </table:table-cell>
          <table:table-cell office:value-type="float" office:value="0.726961254751428" calcext:value-type="float">
            <text:p>0.7269612548</text:p>
          </table:table-cell>
          <table:table-cell table:formula="of:=([.N31]-[.N30])/([.M31]-[.M30])" office:value-type="float" office:value="0.447587530247055" calcext:value-type="float">
            <text:p>0.4475875302</text:p>
          </table:table-cell>
        </table:table-row>
        <table:table-row table:style-name="ro1">
          <table:table-cell table:number-columns-repeated="12"/>
          <table:table-cell office:value-type="float" office:value="0.322497129440308" calcext:value-type="float">
            <text:p>0.3224971294</text:p>
          </table:table-cell>
          <table:table-cell office:value-type="float" office:value="0.753468588425423" calcext:value-type="float">
            <text:p>0.7534685884</text:p>
          </table:table-cell>
          <table:table-cell table:formula="of:=([.N32]-[.N31])/([.M32]-[.M31])" office:value-type="float" office:value="2.95541656232689" calcext:value-type="float">
            <text:p>2.9554165623</text:p>
          </table:table-cell>
        </table:table-row>
        <table:table-row table:style-name="ro1">
          <table:table-cell table:number-columns-repeated="12"/>
          <table:table-cell office:value-type="float" office:value="0.333811044692993" calcext:value-type="float">
            <text:p>0.3338110447</text:p>
          </table:table-cell>
          <table:table-cell office:value-type="float" office:value="0.727919687656" calcext:value-type="float">
            <text:p>0.7279196877</text:p>
          </table:table-cell>
          <table:table-cell table:formula="of:=([.N33]-[.N32])/([.M33]-[.M32])" office:value-type="float" office:value="-2.25818385579284" calcext:value-type="float">
            <text:p>-2.2581838558</text:p>
          </table:table-cell>
        </table:table-row>
        <table:table-row table:style-name="ro1">
          <table:table-cell table:number-columns-repeated="12"/>
          <table:table-cell office:value-type="float" office:value="0.343221187591553" calcext:value-type="float">
            <text:p>0.3432211876</text:p>
          </table:table-cell>
          <table:table-cell office:value-type="float" office:value="0.717608696670394" calcext:value-type="float">
            <text:p>0.7176086967</text:p>
          </table:table-cell>
          <table:table-cell table:formula="of:=([.N34]-[.N33])/([.M34]-[.M33])" office:value-type="float" office:value="-1.09573160543442" calcext:value-type="float">
            <text:p>-1.0957316054</text:p>
          </table:table-cell>
        </table:table-row>
        <table:table-row table:style-name="ro1">
          <table:table-cell table:number-columns-repeated="12"/>
          <table:table-cell office:value-type="float" office:value="0.353801012039185" calcext:value-type="float">
            <text:p>0.353801012</text:p>
          </table:table-cell>
          <table:table-cell office:value-type="float" office:value="0.743871241834501" calcext:value-type="float">
            <text:p>0.7438712418</text:p>
          </table:table-cell>
          <table:table-cell table:formula="of:=([.N35]-[.N34])/([.M35]-[.M34])" office:value-type="float" office:value="2.4823233404393" calcext:value-type="float">
            <text:p>2.4823233404</text:p>
          </table:table-cell>
        </table:table-row>
        <table:table-row table:style-name="ro1">
          <table:table-cell table:number-columns-repeated="12"/>
          <table:table-cell office:value-type="float" office:value="0.3630211353302" calcext:value-type="float">
            <text:p>0.3630211353</text:p>
          </table:table-cell>
          <table:table-cell office:value-type="float" office:value="0.723938776481674" calcext:value-type="float">
            <text:p>0.7239387765</text:p>
          </table:table-cell>
          <table:table-cell table:formula="of:=([.N36]-[.N35])/([.M36]-[.M35])" office:value-type="float" office:value="-2.16184368947104" calcext:value-type="float">
            <text:p>-2.1618436895</text:p>
          </table:table-cell>
        </table:table-row>
        <table:table-row table:style-name="ro1">
          <table:table-cell table:number-columns-repeated="12"/>
          <table:table-cell office:value-type="float" office:value="0.371389150619507" calcext:value-type="float">
            <text:p>0.3713891506</text:p>
          </table:table-cell>
          <table:table-cell office:value-type="float" office:value="0.725547180379237" calcext:value-type="float">
            <text:p>0.7255471804</text:p>
          </table:table-cell>
          <table:table-cell table:formula="of:=([.N37]-[.N36])/([.M37]-[.M36])" office:value-type="float" office:value="0.19220852758462" calcext:value-type="float">
            <text:p>0.1922085276</text:p>
          </table:table-cell>
        </table:table-row>
        <table:table-row table:style-name="ro1">
          <table:table-cell table:number-columns-repeated="12"/>
          <table:table-cell office:value-type="float" office:value="0.387454032897949" calcext:value-type="float">
            <text:p>0.3874540329</text:p>
          </table:table-cell>
          <table:table-cell office:value-type="float" office:value="0.766553323126918" calcext:value-type="float">
            <text:p>0.7665533231</text:p>
          </table:table-cell>
          <table:table-cell table:formula="of:=([.N38]-[.N37])/([.M38]-[.M37])" office:value-type="float" office:value="2.55253303677844" calcext:value-type="float">
            <text:p>2.5525330368</text:p>
          </table:table-cell>
        </table:table-row>
        <table:table-row table:style-name="ro1">
          <table:table-cell table:number-columns-repeated="12"/>
          <table:table-cell office:value-type="float" office:value="0.392389059066772" calcext:value-type="float">
            <text:p>0.3923890591</text:p>
          </table:table-cell>
          <table:table-cell office:value-type="float" office:value="0.748165293200476" calcext:value-type="float">
            <text:p>0.7481652932</text:p>
          </table:table-cell>
          <table:table-cell table:formula="of:=([.N39]-[.N38])/([.M39]-[.M38])" office:value-type="float" office:value="-3.7260248066377" calcext:value-type="float">
            <text:p>-3.7260248066</text:p>
          </table:table-cell>
        </table:table-row>
        <table:table-row table:style-name="ro1">
          <table:table-cell table:number-columns-repeated="12"/>
          <table:table-cell office:value-type="float" office:value="0.403654098510742" calcext:value-type="float">
            <text:p>0.4036540985</text:p>
          </table:table-cell>
          <table:table-cell office:value-type="float" office:value="0.730007368100691" calcext:value-type="float">
            <text:p>0.7300073681</text:p>
          </table:table-cell>
          <table:table-cell table:formula="of:=([.N40]-[.N39])/([.M40]-[.M39])" office:value-type="float" office:value="-1.61188295789808" calcext:value-type="float">
            <text:p>-1.6118829579</text:p>
          </table:table-cell>
        </table:table-row>
        <table:table-row table:style-name="ro1">
          <table:table-cell table:number-columns-repeated="12"/>
          <table:table-cell office:value-type="float" office:value="0.413664102554321" calcext:value-type="float">
            <text:p>0.4136641026</text:p>
          </table:table-cell>
          <table:table-cell office:value-type="float" office:value="0.768532492729614" calcext:value-type="float">
            <text:p>0.7685324927</text:p>
          </table:table-cell>
          <table:table-cell table:formula="of:=([.N41]-[.N40])/([.M41]-[.M40])" office:value-type="float" office:value="3.84866224441083" calcext:value-type="float">
            <text:p>3.8486622444</text:p>
          </table:table-cell>
        </table:table-row>
        <table:table-row table:style-name="ro1">
          <table:table-cell table:number-columns-repeated="12"/>
          <table:table-cell office:value-type="float" office:value="0.422461032867432" calcext:value-type="float">
            <text:p>0.4224610329</text:p>
          </table:table-cell>
          <table:table-cell office:value-type="float" office:value="0.767992564645337" calcext:value-type="float">
            <text:p>0.7679925646</text:p>
          </table:table-cell>
          <table:table-cell table:formula="of:=([.N42]-[.N41])/([.M42]-[.M41])" office:value-type="float" office:value="-0.0613768740980828" calcext:value-type="float">
            <text:p>-0.0613768741</text:p>
          </table:table-cell>
        </table:table-row>
        <table:table-row table:style-name="ro1">
          <table:table-cell table:number-columns-repeated="12"/>
          <table:table-cell office:value-type="float" office:value="0.432176113128662" calcext:value-type="float">
            <text:p>0.4321761131</text:p>
          </table:table-cell>
          <table:table-cell office:value-type="float" office:value="0.770760018190016" calcext:value-type="float">
            <text:p>0.7707600182</text:p>
          </table:table-cell>
          <table:table-cell table:formula="of:=([.N43]-[.N42])/([.M43]-[.M42])" office:value-type="float" office:value="0.284861624429779" calcext:value-type="float">
            <text:p>0.2848616244</text:p>
          </table:table-cell>
        </table:table-row>
        <table:table-row table:style-name="ro1">
          <table:table-cell table:number-columns-repeated="12"/>
          <table:table-cell office:value-type="float" office:value="0.44326114654541" calcext:value-type="float">
            <text:p>0.4432611465</text:p>
          </table:table-cell>
          <table:table-cell office:value-type="float" office:value="0.805776636012021" calcext:value-type="float">
            <text:p>0.805776636</text:p>
          </table:table-cell>
          <table:table-cell table:formula="of:=([.N44]-[.N43])/([.M44]-[.M43])" office:value-type="float" office:value="3.15890954095802" calcext:value-type="float">
            <text:p>3.158909541</text:p>
          </table:table-cell>
        </table:table-row>
        <table:table-row table:style-name="ro1">
          <table:table-cell table:number-columns-repeated="12"/>
          <table:table-cell office:value-type="float" office:value="0.453593969345093" calcext:value-type="float">
            <text:p>0.4535939693</text:p>
          </table:table-cell>
          <table:table-cell office:value-type="float" office:value="0.795812778126594" calcext:value-type="float">
            <text:p>0.7958127781</text:p>
          </table:table-cell>
          <table:table-cell table:formula="of:=([.N45]-[.N44])/([.M45]-[.M44])" office:value-type="float" office:value="-0.964291953766273" calcext:value-type="float">
            <text:p>-0.9642919538</text:p>
          </table:table-cell>
        </table:table-row>
        <table:table-row table:style-name="ro1">
          <table:table-cell table:number-columns-repeated="12"/>
          <table:table-cell office:value-type="float" office:value="0.463726043701172" calcext:value-type="float">
            <text:p>0.4637260437</text:p>
          </table:table-cell>
          <table:table-cell office:value-type="float" office:value="0.785851266065437" calcext:value-type="float">
            <text:p>0.7858512661</text:p>
          </table:table-cell>
          <table:table-cell table:formula="of:=([.N46]-[.N45])/([.M46]-[.M45])" office:value-type="float" office:value="-0.983166103116928" calcext:value-type="float">
            <text:p>-0.9831661031</text:p>
          </table:table-cell>
        </table:table-row>
        <table:table-row table:style-name="ro1">
          <table:table-cell table:number-columns-repeated="12"/>
          <table:table-cell office:value-type="float" office:value="0.472689151763916" calcext:value-type="float">
            <text:p>0.4726891518</text:p>
          </table:table-cell>
          <table:table-cell office:value-type="float" office:value="0.81732469272856" calcext:value-type="float">
            <text:p>0.8173246927</text:p>
          </table:table-cell>
          <table:table-cell table:formula="of:=([.N47]-[.N46])/([.M47]-[.M46])" office:value-type="float" office:value="3.51144117004957" calcext:value-type="float">
            <text:p>3.51144117</text:p>
          </table:table-cell>
        </table:table-row>
        <table:table-row table:style-name="ro1">
          <table:table-cell table:number-columns-repeated="12"/>
          <table:table-cell office:value-type="float" office:value="0.484187126159668" calcext:value-type="float">
            <text:p>0.4841871262</text:p>
          </table:table-cell>
          <table:table-cell office:value-type="float" office:value="0.819642072958526" calcext:value-type="float">
            <text:p>0.819642073</text:p>
          </table:table-cell>
          <table:table-cell table:formula="of:=([.N48]-[.N47])/([.M48]-[.M47])" office:value-type="float" office:value="0.201546824701839" calcext:value-type="float">
            <text:p>0.2015468247</text:p>
          </table:table-cell>
        </table:table-row>
        <table:table-row table:style-name="ro1">
          <table:table-cell table:number-columns-repeated="12"/>
          <table:table-cell office:value-type="float" office:value="0.493990182876587" calcext:value-type="float">
            <text:p>0.4939901829</text:p>
          </table:table-cell>
          <table:table-cell office:value-type="float" office:value="0.810242751109401" calcext:value-type="float">
            <text:p>0.8102427511</text:p>
          </table:table-cell>
          <table:table-cell table:formula="of:=([.N49]-[.N48])/([.M49]-[.M48])" office:value-type="float" office:value="-0.958815410391658" calcext:value-type="float">
            <text:p>-0.9588154104</text:p>
          </table:table-cell>
        </table:table-row>
        <table:table-row table:style-name="ro1">
          <table:table-cell table:number-columns-repeated="12"/>
          <table:table-cell office:value-type="float" office:value="0.502547979354858" calcext:value-type="float">
            <text:p>0.5025479794</text:p>
          </table:table-cell>
          <table:table-cell office:value-type="float" office:value="0.845519344833158" calcext:value-type="float">
            <text:p>0.8455193448</text:p>
          </table:table-cell>
          <table:table-cell table:formula="of:=([.N50]-[.N49])/([.M50]-[.M49])" office:value-type="float" office:value="4.12215852682703" calcext:value-type="float">
            <text:p>4.1221585268</text:p>
          </table:table-cell>
        </table:table-row>
        <table:table-row table:style-name="ro1">
          <table:table-cell table:number-columns-repeated="12"/>
          <table:table-cell office:value-type="float" office:value="0.51285719871521" calcext:value-type="float">
            <text:p>0.5128571987</text:p>
          </table:table-cell>
          <table:table-cell office:value-type="float" office:value="0.851199036325337" calcext:value-type="float">
            <text:p>0.8511990363</text:p>
          </table:table-cell>
          <table:table-cell table:formula="of:=([.N51]-[.N50])/([.M51]-[.M50])" office:value-type="float" office:value="0.550933227206587" calcext:value-type="float">
            <text:p>0.5509332272</text:p>
          </table:table-cell>
        </table:table-row>
        <table:table-row table:style-name="ro1">
          <table:table-cell table:number-columns-repeated="12"/>
          <table:table-cell office:value-type="float" office:value="0.523293972015381" calcext:value-type="float">
            <text:p>0.523293972</text:p>
          </table:table-cell>
          <table:table-cell office:value-type="float" office:value="0.836559222972956" calcext:value-type="float">
            <text:p>0.836559223</text:p>
          </table:table-cell>
          <table:table-cell table:formula="of:=([.N52]-[.N51])/([.M52]-[.M51])" office:value-type="float" office:value="-1.4027145106373" calcext:value-type="float">
            <text:p>-1.4027145106</text:p>
          </table:table-cell>
        </table:table-row>
        <table:table-row table:style-name="ro1">
          <table:table-cell table:number-columns-repeated="12"/>
          <table:table-cell office:value-type="float" office:value="0.532263040542603" calcext:value-type="float">
            <text:p>0.5322630405</text:p>
          </table:table-cell>
          <table:table-cell office:value-type="float" office:value="0.850528125416176" calcext:value-type="float">
            <text:p>0.8505281254</text:p>
          </table:table-cell>
          <table:table-cell table:formula="of:=([.N53]-[.N52])/([.M53]-[.M52])" office:value-type="float" office:value="1.55745297305105" calcext:value-type="float">
            <text:p>1.5574529731</text:p>
          </table:table-cell>
        </table:table-row>
        <table:table-row table:style-name="ro1">
          <table:table-cell table:number-columns-repeated="12"/>
          <table:table-cell office:value-type="float" office:value="0.543215036392212" calcext:value-type="float">
            <text:p>0.5432150364</text:p>
          </table:table-cell>
          <table:table-cell office:value-type="float" office:value="0.860745331486452" calcext:value-type="float">
            <text:p>0.8607453315</text:p>
          </table:table-cell>
          <table:table-cell table:formula="of:=([.N54]-[.N53])/([.M54]-[.M53])" office:value-type="float" office:value="0.932908139354411" calcext:value-type="float">
            <text:p>0.9329081394</text:p>
          </table:table-cell>
        </table:table-row>
        <table:table-row table:style-name="ro1">
          <table:table-cell table:number-columns-repeated="12"/>
          <table:table-cell office:value-type="float" office:value="0.553459167480469" calcext:value-type="float">
            <text:p>0.5534591675</text:p>
          </table:table-cell>
          <table:table-cell office:value-type="float" office:value="0.875809813678367" calcext:value-type="float">
            <text:p>0.8758098137</text:p>
          </table:table-cell>
          <table:table-cell table:formula="of:=([.N55]-[.N54])/([.M55]-[.M54])" office:value-type="float" office:value="1.47054758106173" calcext:value-type="float">
            <text:p>1.4705475811</text:p>
          </table:table-cell>
        </table:table-row>
        <table:table-row table:style-name="ro1">
          <table:table-cell table:number-columns-repeated="12"/>
          <table:table-cell office:value-type="float" office:value="0.566534996032715" calcext:value-type="float">
            <text:p>0.566534996</text:p>
          </table:table-cell>
          <table:table-cell office:value-type="float" office:value="0.892914538525599" calcext:value-type="float">
            <text:p>0.8929145385</text:p>
          </table:table-cell>
          <table:table-cell table:formula="of:=([.N56]-[.N55])/([.M56]-[.M55])" office:value-type="float" office:value="1.30811785875651" calcext:value-type="float">
            <text:p>1.3081178588</text:p>
          </table:table-cell>
        </table:table-row>
        <table:table-row table:style-name="ro1">
          <table:table-cell table:number-columns-repeated="12"/>
          <table:table-cell office:value-type="float" office:value="0.573235034942627" calcext:value-type="float">
            <text:p>0.5732350349</text:p>
          </table:table-cell>
          <table:table-cell office:value-type="float" office:value="0.890439813762091" calcext:value-type="float">
            <text:p>0.8904398138</text:p>
          </table:table-cell>
          <table:table-cell table:formula="of:=([.N57]-[.N56])/([.M57]-[.M56])" office:value-type="float" office:value="-0.369359759963016" calcext:value-type="float">
            <text:p>-0.36935976</text:p>
          </table:table-cell>
        </table:table-row>
        <table:table-row table:style-name="ro1">
          <table:table-cell table:number-columns-repeated="12"/>
          <table:table-cell office:value-type="float" office:value="0.584974050521851" calcext:value-type="float">
            <text:p>0.5849740505</text:p>
          </table:table-cell>
          <table:table-cell office:value-type="float" office:value="0.892929562120674" calcext:value-type="float">
            <text:p>0.8929295621</text:p>
          </table:table-cell>
          <table:table-cell table:formula="of:=([.N58]-[.N57])/([.M58]-[.M57])" office:value-type="float" office:value="0.21209175009438" calcext:value-type="float">
            <text:p>0.2120917501</text:p>
          </table:table-cell>
        </table:table-row>
        <table:table-row table:style-name="ro1">
          <table:table-cell table:number-columns-repeated="12"/>
          <table:table-cell office:value-type="float" office:value="0.593896150588989" calcext:value-type="float">
            <text:p>0.5938961506</text:p>
          </table:table-cell>
          <table:table-cell office:value-type="float" office:value="0.902820984292409" calcext:value-type="float">
            <text:p>0.9028209843</text:p>
          </table:table-cell>
          <table:table-cell table:formula="of:=([.N59]-[.N58])/([.M59]-[.M58])" office:value-type="float" office:value="1.10864281921328" calcext:value-type="float">
            <text:p>1.1086428192</text:p>
          </table:table-cell>
        </table:table-row>
        <table:table-row table:style-name="ro1">
          <table:table-cell table:number-columns-repeated="12"/>
          <table:table-cell office:value-type="float" office:value="0.603929042816162" calcext:value-type="float">
            <text:p>0.6039290428</text:p>
          </table:table-cell>
          <table:table-cell office:value-type="float" office:value="0.913318952893006" calcext:value-type="float">
            <text:p>0.9133189529</text:p>
          </table:table-cell>
          <table:table-cell table:formula="of:=([.N60]-[.N59])/([.M60]-[.M59])" office:value-type="float" office:value="1.04635516488105" calcext:value-type="float">
            <text:p>1.0463551649</text:p>
          </table:table-cell>
        </table:table-row>
        <table:table-row table:style-name="ro1">
          <table:table-cell table:number-columns-repeated="12"/>
          <table:table-cell office:value-type="float" office:value="0.613837003707886" calcext:value-type="float">
            <text:p>0.6138370037</text:p>
          </table:table-cell>
          <table:table-cell office:value-type="float" office:value="0.927624389808848" calcext:value-type="float">
            <text:p>0.9276243898</text:p>
          </table:table-cell>
          <table:table-cell table:formula="of:=([.N61]-[.N60])/([.M61]-[.M60])" office:value-type="float" office:value="1.44383259806679" calcext:value-type="float">
            <text:p>1.4438325981</text:p>
          </table:table-cell>
        </table:table-row>
        <table:table-row table:style-name="ro1">
          <table:table-cell table:number-columns-repeated="12"/>
          <table:table-cell office:value-type="float" office:value="0.623219966888428" calcext:value-type="float">
            <text:p>0.6232199669</text:p>
          </table:table-cell>
          <table:table-cell office:value-type="float" office:value="0.940064704745714" calcext:value-type="float">
            <text:p>0.9400647047</text:p>
          </table:table-cell>
          <table:table-cell table:formula="of:=([.N62]-[.N61])/([.M62]-[.M61])" office:value-type="float" office:value="1.32584074961139" calcext:value-type="float">
            <text:p>1.3258407496</text:p>
          </table:table-cell>
        </table:table-row>
        <table:table-row table:style-name="ro1">
          <table:table-cell table:number-columns-repeated="12"/>
          <table:table-cell office:value-type="float" office:value="0.631546974182129" calcext:value-type="float">
            <text:p>0.6315469742</text:p>
          </table:table-cell>
          <table:table-cell office:value-type="float" office:value="0.945548623306113" calcext:value-type="float">
            <text:p>0.9455486233</text:p>
          </table:table-cell>
          <table:table-cell table:formula="of:=([.N63]-[.N62])/([.M63]-[.M62])" office:value-type="float" office:value="0.658570164162951" calcext:value-type="float">
            <text:p>0.6585701642</text:p>
          </table:table-cell>
        </table:table-row>
        <table:table-row table:style-name="ro1">
          <table:table-cell table:number-columns-repeated="12"/>
          <table:table-cell office:value-type="float" office:value="0.642677068710327" calcext:value-type="float">
            <text:p>0.6426770687</text:p>
          </table:table-cell>
          <table:table-cell office:value-type="float" office:value="0.954084382589154" calcext:value-type="float">
            <text:p>0.9540843826</text:p>
          </table:table-cell>
          <table:table-cell table:formula="of:=([.N64]-[.N63])/([.M64]-[.M63])" office:value-type="float" office:value="0.766908067260013" calcext:value-type="float">
            <text:p>0.7669080673</text:p>
          </table:table-cell>
        </table:table-row>
        <table:table-row table:style-name="ro1">
          <table:table-cell table:number-columns-repeated="12"/>
          <table:table-cell office:value-type="float" office:value="0.656962156295776" calcext:value-type="float">
            <text:p>0.6569621563</text:p>
          </table:table-cell>
          <table:table-cell office:value-type="float" office:value="0.962020573115726" calcext:value-type="float">
            <text:p>0.9620205731</text:p>
          </table:table-cell>
          <table:table-cell table:formula="of:=([.N65]-[.N64])/([.M65]-[.M64])" office:value-type="float" office:value="0.555557708631407" calcext:value-type="float">
            <text:p>0.5555577086</text:p>
          </table:table-cell>
        </table:table-row>
        <table:table-row table:style-name="ro1">
          <table:table-cell table:number-columns-repeated="12"/>
          <table:table-cell office:value-type="float" office:value="0.662018060684204" calcext:value-type="float">
            <text:p>0.6620180607</text:p>
          </table:table-cell>
          <table:table-cell office:value-type="float" office:value="0.951232396081442" calcext:value-type="float">
            <text:p>0.9512323961</text:p>
          </table:table-cell>
          <table:table-cell table:formula="of:=([.N66]-[.N65])/([.M66]-[.M65])" office:value-type="float" office:value="-2.13377789718033" calcext:value-type="float">
            <text:p>-2.1337778972</text:p>
          </table:table-cell>
        </table:table-row>
        <table:table-row table:style-name="ro1">
          <table:table-cell table:number-columns-repeated="12"/>
          <table:table-cell office:value-type="float" office:value="0.675144195556641" calcext:value-type="float">
            <text:p>0.6751441956</text:p>
          </table:table-cell>
          <table:table-cell office:value-type="float" office:value="0.949539380545663" calcext:value-type="float">
            <text:p>0.9495393805</text:p>
          </table:table-cell>
          <table:table-cell table:formula="of:=([.N67]-[.N66])/([.M67]-[.M66])" office:value-type="float" office:value="-0.12898050737949" calcext:value-type="float">
            <text:p>-0.1289805074</text:p>
          </table:table-cell>
        </table:table-row>
        <table:table-row table:style-name="ro1">
          <table:table-cell table:number-columns-repeated="12"/>
          <table:table-cell office:value-type="float" office:value="0.683113098144531" calcext:value-type="float">
            <text:p>0.6831130981</text:p>
          </table:table-cell>
          <table:table-cell office:value-type="float" office:value="0.937509816197737" calcext:value-type="float">
            <text:p>0.9375098162</text:p>
          </table:table-cell>
          <table:table-cell table:formula="of:=([.N68]-[.N67])/([.M68]-[.M67])" office:value-type="float" office:value="-1.5095634832086" calcext:value-type="float">
            <text:p>-1.5095634832</text:p>
          </table:table-cell>
        </table:table-row>
        <table:table-row table:style-name="ro1">
          <table:table-cell table:number-columns-repeated="12"/>
          <table:table-cell office:value-type="float" office:value="0.692453145980835" calcext:value-type="float">
            <text:p>0.692453146</text:p>
          </table:table-cell>
          <table:table-cell office:value-type="float" office:value="0.91572159468532" calcext:value-type="float">
            <text:p>0.9157215947</text:p>
          </table:table-cell>
          <table:table-cell table:formula="of:=([.N69]-[.N68])/([.M69]-[.M68])" office:value-type="float" office:value="-2.33277408149119" calcext:value-type="float">
            <text:p>-2.3327740815</text:p>
          </table:table-cell>
        </table:table-row>
        <table:table-row table:style-name="ro1">
          <table:table-cell table:number-columns-repeated="12"/>
          <table:table-cell office:value-type="float" office:value="0.706605195999146" calcext:value-type="float">
            <text:p>0.706605196</text:p>
          </table:table-cell>
          <table:table-cell office:value-type="float" office:value="0.889954061045809" calcext:value-type="float">
            <text:p>0.889954061</text:p>
          </table:table-cell>
          <table:table-cell table:formula="of:=([.N70]-[.N69])/([.M70]-[.M69])" office:value-type="float" office:value="-1.82076332447748" calcext:value-type="float">
            <text:p>-1.8207633245</text:p>
          </table:table-cell>
        </table:table-row>
        <table:table-row table:style-name="ro1">
          <table:table-cell table:number-columns-repeated="12"/>
          <table:table-cell office:value-type="float" office:value="0.714014053344727" calcext:value-type="float">
            <text:p>0.7140140533</text:p>
          </table:table-cell>
          <table:table-cell office:value-type="float" office:value="0.85958233675741" calcext:value-type="float">
            <text:p>0.8595823368</text:p>
          </table:table-cell>
          <table:table-cell table:formula="of:=([.N71]-[.N70])/([.M71]-[.M70])" office:value-type="float" office:value="-4.09938035944435" calcext:value-type="float">
            <text:p>-4.0993803594</text:p>
          </table:table-cell>
        </table:table-row>
        <table:table-row table:style-name="ro1">
          <table:table-cell table:number-columns-repeated="12"/>
          <table:table-cell office:value-type="float" office:value="0.723810195922852" calcext:value-type="float">
            <text:p>0.7238101959</text:p>
          </table:table-cell>
          <table:table-cell office:value-type="float" office:value="0.819308458859996" calcext:value-type="float">
            <text:p>0.8193084589</text:p>
          </table:table-cell>
          <table:table-cell table:formula="of:=([.N72]-[.N71])/([.M72]-[.M71])" office:value-type="float" office:value="-4.1111976041821" calcext:value-type="float">
            <text:p>-4.1111976042</text:p>
          </table:table-cell>
        </table:table-row>
        <table:table-row table:style-name="ro1">
          <table:table-cell table:number-columns-repeated="12"/>
          <table:table-cell office:value-type="float" office:value="0.733428001403809" calcext:value-type="float">
            <text:p>0.7334280014</text:p>
          </table:table-cell>
          <table:table-cell office:value-type="float" office:value="0.779592971428647" calcext:value-type="float">
            <text:p>0.7795929714</text:p>
          </table:table-cell>
          <table:table-cell table:formula="of:=([.N73]-[.N72])/([.M73]-[.M72])" office:value-type="float" office:value="-4.1293710410326" calcext:value-type="float">
            <text:p>-4.129371041</text:p>
          </table:table-cell>
        </table:table-row>
        <table:table-row table:style-name="ro1">
          <table:table-cell table:number-columns-repeated="12"/>
          <table:table-cell office:value-type="float" office:value="0.743161201477051" calcext:value-type="float">
            <text:p>0.7431612015</text:p>
          </table:table-cell>
          <table:table-cell office:value-type="float" office:value="0.743878135859042" calcext:value-type="float">
            <text:p>0.7438781359</text:p>
          </table:table-cell>
          <table:table-cell table:formula="of:=([.N74]-[.N73])/([.M74]-[.M73])" office:value-type="float" office:value="-3.66938265943898" calcext:value-type="float">
            <text:p>-3.6693826594</text:p>
          </table:table-cell>
        </table:table-row>
        <table:table-row table:style-name="ro1">
          <table:table-cell table:number-columns-repeated="12"/>
          <table:table-cell office:value-type="float" office:value="0.756878137588501" calcext:value-type="float">
            <text:p>0.7568781376</text:p>
          </table:table-cell>
          <table:table-cell office:value-type="float" office:value="0.708484940444653" calcext:value-type="float">
            <text:p>0.7084849404</text:p>
          </table:table-cell>
          <table:table-cell table:formula="of:=([.N75]-[.N74])/([.M75]-[.M74])" office:value-type="float" office:value="-2.58025517701758" calcext:value-type="float">
            <text:p>-2.580255177</text:p>
          </table:table-cell>
        </table:table-row>
        <table:table-row table:style-name="ro1">
          <table:table-cell table:number-columns-repeated="12"/>
          <table:table-cell office:value-type="float" office:value="0.762870073318481" calcext:value-type="float">
            <text:p>0.7628700733</text:p>
          </table:table-cell>
          <table:table-cell office:value-type="float" office:value="0.6728459772581" calcext:value-type="float">
            <text:p>0.6728459773</text:p>
          </table:table-cell>
          <table:table-cell table:formula="of:=([.N76]-[.N75])/([.M76]-[.M75])" office:value-type="float" office:value="-5.9478213373077" calcext:value-type="float">
            <text:p>-5.9478213373</text:p>
          </table:table-cell>
        </table:table-row>
        <table:table-row table:style-name="ro1">
          <table:table-cell table:number-columns-repeated="12"/>
          <table:table-cell office:value-type="float" office:value="0.776470184326172" calcext:value-type="float">
            <text:p>0.7764701843</text:p>
          </table:table-cell>
          <table:table-cell office:value-type="float" office:value="0.642521610692506" calcext:value-type="float">
            <text:p>0.6425216107</text:p>
          </table:table-cell>
          <table:table-cell table:formula="of:=([.N77]-[.N76])/([.M77]-[.M76])" office:value-type="float" office:value="-2.22971463603839" calcext:value-type="float">
            <text:p>-2.229714636</text:p>
          </table:table-cell>
        </table:table-row>
        <table:table-row table:style-name="ro1">
          <table:table-cell table:number-columns-repeated="12"/>
          <table:table-cell office:value-type="float" office:value="0.782557010650635" calcext:value-type="float">
            <text:p>0.7825570107</text:p>
          </table:table-cell>
          <table:table-cell office:value-type="float" office:value="0.610935881750261" calcext:value-type="float">
            <text:p>0.6109358818</text:p>
          </table:table-cell>
          <table:table-cell table:formula="of:=([.N78]-[.N77])/([.M78]-[.M77])" office:value-type="float" office:value="-5.18919503507144" calcext:value-type="float">
            <text:p>-5.1891950351</text:p>
          </table:table-cell>
        </table:table-row>
        <table:table-row table:style-name="ro1">
          <table:table-cell table:number-columns-repeated="12"/>
          <table:table-cell office:value-type="float" office:value="0.792198181152344" calcext:value-type="float">
            <text:p>0.7921981812</text:p>
          </table:table-cell>
          <table:table-cell office:value-type="float" office:value="0.590459181983897" calcext:value-type="float">
            <text:p>0.590459182</text:p>
          </table:table-cell>
          <table:table-cell table:formula="of:=([.N79]-[.N78])/([.M79]-[.M78])" office:value-type="float" office:value="-2.12388109542651" calcext:value-type="float">
            <text:p>-2.1238810954</text:p>
          </table:table-cell>
        </table:table-row>
        <table:table-row table:style-name="ro1">
          <table:table-cell table:number-columns-repeated="12"/>
          <table:table-cell office:value-type="float" office:value="0.807025194168091" calcext:value-type="float">
            <text:p>0.8070251942</text:p>
          </table:table-cell>
          <table:table-cell office:value-type="float" office:value="0.580603361683473" calcext:value-type="float">
            <text:p>0.5806033617</text:p>
          </table:table-cell>
          <table:table-cell table:formula="of:=([.N80]-[.N79])/([.M80]-[.M79])" office:value-type="float" office:value="-0.664720553624452" calcext:value-type="float">
            <text:p>-0.6647205536</text:p>
          </table:table-cell>
        </table:table-row>
        <table:table-row table:style-name="ro1">
          <table:table-cell table:number-columns-repeated="12"/>
          <table:table-cell office:value-type="float" office:value="0.813759088516235" calcext:value-type="float">
            <text:p>0.8137590885</text:p>
          </table:table-cell>
          <table:table-cell office:value-type="float" office:value="0.55937073274522" calcext:value-type="float">
            <text:p>0.5593707327</text:p>
          </table:table-cell>
          <table:table-cell table:formula="of:=([.N81]-[.N80])/([.M81]-[.M80])" office:value-type="float" office:value="-3.15309802033098" calcext:value-type="float">
            <text:p>-3.1530980203</text:p>
          </table:table-cell>
        </table:table-row>
        <table:table-row table:style-name="ro1">
          <table:table-cell table:number-columns-repeated="12"/>
          <table:table-cell office:value-type="float" office:value="0.822381019592285" calcext:value-type="float">
            <text:p>0.8223810196</text:p>
          </table:table-cell>
          <table:table-cell office:value-type="float" office:value="0.541687482996213" calcext:value-type="float">
            <text:p>0.541687483</text:p>
          </table:table-cell>
          <table:table-cell table:formula="of:=([.N82]-[.N81])/([.M82]-[.M81])" office:value-type="float" office:value="-2.05096162252198" calcext:value-type="float">
            <text:p>-2.0509616225</text:p>
          </table:table-cell>
        </table:table-row>
        <table:table-row table:style-name="ro1">
          <table:table-cell table:number-columns-repeated="12"/>
          <table:table-cell office:value-type="float" office:value="0.834362983703613" calcext:value-type="float">
            <text:p>0.8343629837</text:p>
          </table:table-cell>
          <table:table-cell office:value-type="float" office:value="0.529024603973601" calcext:value-type="float">
            <text:p>0.529024604</text:p>
          </table:table-cell>
          <table:table-cell table:formula="of:=([.N83]-[.N82])/([.M83]-[.M82])" office:value-type="float" office:value="-1.05682832171395" calcext:value-type="float">
            <text:p>-1.0568283217</text:p>
          </table:table-cell>
        </table:table-row>
        <table:table-row table:style-name="ro1">
          <table:table-cell table:number-columns-repeated="12"/>
          <table:table-cell office:value-type="float" office:value="0.844024181365967" calcext:value-type="float">
            <text:p>0.8440241814</text:p>
          </table:table-cell>
          <table:table-cell office:value-type="float" office:value="0.51815455572873" calcext:value-type="float">
            <text:p>0.5181545557</text:p>
          </table:table-cell>
          <table:table-cell table:formula="of:=([.N84]-[.N83])/([.M84]-[.M83])" office:value-type="float" office:value="-1.12512429874284" calcext:value-type="float">
            <text:p>-1.1251242987</text:p>
          </table:table-cell>
        </table:table-row>
        <table:table-row table:style-name="ro1">
          <table:table-cell table:number-columns-repeated="12"/>
          <table:table-cell office:value-type="float" office:value="0.853336095809937" calcext:value-type="float">
            <text:p>0.8533360958</text:p>
          </table:table-cell>
          <table:table-cell office:value-type="float" office:value="0.519875771541981" calcext:value-type="float">
            <text:p>0.5198757715</text:p>
          </table:table-cell>
          <table:table-cell table:formula="of:=([.N85]-[.N84])/([.M85]-[.M84])" office:value-type="float" office:value="0.184840166177213" calcext:value-type="float">
            <text:p>0.1848401662</text:p>
          </table:table-cell>
        </table:table-row>
        <table:table-row table:style-name="ro1">
          <table:table-cell table:number-columns-repeated="12"/>
          <table:table-cell office:value-type="float" office:value="0.864066123962402" calcext:value-type="float">
            <text:p>0.864066124</text:p>
          </table:table-cell>
          <table:table-cell office:value-type="float" office:value="0.523099433168195" calcext:value-type="float">
            <text:p>0.5230994332</text:p>
          </table:table-cell>
          <table:table-cell table:formula="of:=([.N86]-[.N85])/([.M86]-[.M85])" office:value-type="float" office:value="0.300433659670582" calcext:value-type="float">
            <text:p>0.3004336597</text:p>
          </table:table-cell>
        </table:table-row>
        <table:table-row table:style-name="ro1">
          <table:table-cell table:number-columns-repeated="12"/>
          <table:table-cell office:value-type="float" office:value="0.874230146408081" calcext:value-type="float">
            <text:p>0.8742301464</text:p>
          </table:table-cell>
          <table:table-cell office:value-type="float" office:value="0.522984795035957" calcext:value-type="float">
            <text:p>0.522984795</text:p>
          </table:table-cell>
          <table:table-cell table:formula="of:=([.N87]-[.N86])/([.M87]-[.M86])" office:value-type="float" office:value="-0.0112788153362412" calcext:value-type="float">
            <text:p>-0.0112788153</text:p>
          </table:table-cell>
        </table:table-row>
        <table:table-row table:style-name="ro1">
          <table:table-cell table:number-columns-repeated="12"/>
          <table:table-cell office:value-type="float" office:value="0.88479208946228" calcext:value-type="float">
            <text:p>0.8847920895</text:p>
          </table:table-cell>
          <table:table-cell office:value-type="float" office:value="0.526944472090977" calcext:value-type="float">
            <text:p>0.5269444721</text:p>
          </table:table-cell>
          <table:table-cell table:formula="of:=([.N88]-[.N87])/([.M88]-[.M87])" office:value-type="float" office:value="0.374900435904728" calcext:value-type="float">
            <text:p>0.3749004359</text:p>
          </table:table-cell>
        </table:table-row>
        <table:table-row table:style-name="ro1">
          <table:table-cell table:number-columns-repeated="12"/>
          <table:table-cell office:value-type="float" office:value="0.89341402053833" calcext:value-type="float">
            <text:p>0.8934140205</text:p>
          </table:table-cell>
          <table:table-cell office:value-type="float" office:value="0.51756685194095" calcext:value-type="float">
            <text:p>0.5175668519</text:p>
          </table:table-cell>
          <table:table-cell table:formula="of:=([.N89]-[.N88])/([.M89]-[.M88])" office:value-type="float" office:value="-1.08764731094593" calcext:value-type="float">
            <text:p>-1.0876473109</text:p>
          </table:table-cell>
        </table:table-row>
        <table:table-row table:style-name="ro1">
          <table:table-cell table:number-columns-repeated="12"/>
          <table:table-cell office:value-type="float" office:value="0.905178070068359" calcext:value-type="float">
            <text:p>0.9051780701</text:p>
          </table:table-cell>
          <table:table-cell office:value-type="float" office:value="0.511092278108505" calcext:value-type="float">
            <text:p>0.5110922781</text:p>
          </table:table-cell>
          <table:table-cell table:formula="of:=([.N90]-[.N89])/([.M90]-[.M89])" office:value-type="float" office:value="-0.550369480842285" calcext:value-type="float">
            <text:p>-0.5503694808</text:p>
          </table:table-cell>
        </table:table-row>
        <table:table-row table:style-name="ro1">
          <table:table-cell table:number-columns-repeated="12"/>
          <table:table-cell office:value-type="float" office:value="0.91376805305481" calcext:value-type="float">
            <text:p>0.9137680531</text:p>
          </table:table-cell>
          <table:table-cell office:value-type="float" office:value="0.511730715715797" calcext:value-type="float">
            <text:p>0.5117307157</text:p>
          </table:table-cell>
          <table:table-cell table:formula="of:=([.N91]-[.N90])/([.M91]-[.M90])" office:value-type="float" office:value="0.0743235007914118" calcext:value-type="float">
            <text:p>0.0743235008</text:p>
          </table:table-cell>
        </table:table-row>
        <table:table-row table:style-name="ro1">
          <table:table-cell table:number-columns-repeated="12"/>
          <table:table-cell office:value-type="float" office:value="0.924154996871948" calcext:value-type="float">
            <text:p>0.9241549969</text:p>
          </table:table-cell>
          <table:table-cell office:value-type="float" office:value="0.519574136603963" calcext:value-type="float">
            <text:p>0.5195741366</text:p>
          </table:table-cell>
          <table:table-cell table:formula="of:=([.N92]-[.N91])/([.M92]-[.M91])" office:value-type="float" office:value="0.755123068560838" calcext:value-type="float">
            <text:p>0.7551230686</text:p>
          </table:table-cell>
        </table:table-row>
        <table:table-row table:style-name="ro1">
          <table:table-cell table:number-columns-repeated="12"/>
          <table:table-cell office:value-type="float" office:value="0.932823181152344" calcext:value-type="float">
            <text:p>0.9328231812</text:p>
          </table:table-cell>
          <table:table-cell office:value-type="float" office:value="0.529870019918302" calcext:value-type="float">
            <text:p>0.5298700199</text:p>
          </table:table-cell>
          <table:table-cell table:formula="of:=([.N93]-[.N92])/([.M93]-[.M92])" office:value-type="float" office:value="1.18777854522826" calcext:value-type="float">
            <text:p>1.1877785452</text:p>
          </table:table-cell>
        </table:table-row>
        <table:table-row table:style-name="ro1">
          <table:table-cell table:number-columns-repeated="12"/>
          <table:table-cell office:value-type="float" office:value="0.944533109664917" calcext:value-type="float">
            <text:p>0.9445331097</text:p>
          </table:table-cell>
          <table:table-cell office:value-type="float" office:value="0.534284083643412" calcext:value-type="float">
            <text:p>0.5342840836</text:p>
          </table:table-cell>
          <table:table-cell table:formula="of:=([.N94]-[.N93])/([.M94]-[.M93])" office:value-type="float" office:value="0.376950527099352" calcext:value-type="float">
            <text:p>0.3769505271</text:p>
          </table:table-cell>
        </table:table-row>
        <table:table-row table:style-name="ro1">
          <table:table-cell table:number-columns-repeated="12"/>
          <table:table-cell office:value-type="float" office:value="0.95379114151001" calcext:value-type="float">
            <text:p>0.9537911415</text:p>
          </table:table-cell>
          <table:table-cell office:value-type="float" office:value="0.533471571545346" calcext:value-type="float">
            <text:p>0.5334715715</text:p>
          </table:table-cell>
          <table:table-cell table:formula="of:=([.N95]-[.N94])/([.M95]-[.M94])" office:value-type="float" office:value="-0.087762940510587" calcext:value-type="float">
            <text:p>-0.0877629405</text:p>
          </table:table-cell>
        </table:table-row>
        <table:table-row table:style-name="ro1">
          <table:table-cell table:number-columns-repeated="12"/>
          <table:table-cell office:value-type="float" office:value="0.964423179626465" calcext:value-type="float">
            <text:p>0.9644231796</text:p>
          </table:table-cell>
          <table:table-cell office:value-type="float" office:value="0.533053944875186" calcext:value-type="float">
            <text:p>0.5330539449</text:p>
          </table:table-cell>
          <table:table-cell table:formula="of:=([.N96]-[.N95])/([.M96]-[.M95])" office:value-type="float" office:value="-0.0392800200286533" calcext:value-type="float">
            <text:p>-0.03928002</text:p>
          </table:table-cell>
        </table:table-row>
        <table:table-row table:style-name="ro1">
          <table:table-cell table:number-columns-repeated="12"/>
          <table:table-cell office:value-type="float" office:value="0.974164009094238" calcext:value-type="float">
            <text:p>0.9741640091</text:p>
          </table:table-cell>
          <table:table-cell office:value-type="float" office:value="0.532373996482403" calcext:value-type="float">
            <text:p>0.5323739965</text:p>
          </table:table-cell>
          <table:table-cell table:formula="of:=([.N97]-[.N96])/([.M97]-[.M96])" office:value-type="float" office:value="-0.0698039520179736" calcext:value-type="float">
            <text:p>-0.069803952</text:p>
          </table:table-cell>
        </table:table-row>
        <table:table-row table:style-name="ro1">
          <table:table-cell table:number-columns-repeated="12"/>
          <table:table-cell office:value-type="float" office:value="0.983191967010498" calcext:value-type="float">
            <text:p>0.983191967</text:p>
          </table:table-cell>
          <table:table-cell office:value-type="float" office:value="0.537885946420653" calcext:value-type="float">
            <text:p>0.5378859464</text:p>
          </table:table-cell>
          <table:table-cell table:formula="of:=([.N98]-[.N97])/([.M98]-[.M97])" office:value-type="float" office:value="0.610542272059435" calcext:value-type="float">
            <text:p>0.6105422721</text:p>
          </table:table-cell>
        </table:table-row>
        <table:table-row table:style-name="ro1">
          <table:table-cell table:number-columns-repeated="12"/>
          <table:table-cell office:value-type="float" office:value="1.00191211700439" calcext:value-type="float">
            <text:p>1.001912117</text:p>
          </table:table-cell>
          <table:table-cell office:value-type="float" office:value="0.543475660832436" calcext:value-type="float">
            <text:p>0.5434756608</text:p>
          </table:table-cell>
          <table:table-cell table:formula="of:=([.N99]-[.N98])/([.M99]-[.M98])" office:value-type="float" office:value="0.298593462851847" calcext:value-type="float">
            <text:p>0.2985934629</text:p>
          </table:table-cell>
        </table:table-row>
        <table:table-row table:style-name="ro1">
          <table:table-cell table:number-columns-repeated="12"/>
          <table:table-cell office:value-type="float" office:value="1.00663900375366" calcext:value-type="float">
            <text:p>1.0066390038</text:p>
          </table:table-cell>
          <table:table-cell office:value-type="float" office:value="0.543721910051479" calcext:value-type="float">
            <text:p>0.5437219101</text:p>
          </table:table-cell>
          <table:table-cell table:formula="of:=([.N100]-[.N99])/([.M100]-[.M99])" office:value-type="float" office:value="0.0520954345015716" calcext:value-type="float">
            <text:p>0.0520954345</text:p>
          </table:table-cell>
        </table:table-row>
        <table:table-row table:style-name="ro1">
          <table:table-cell table:number-columns-repeated="12"/>
          <table:table-cell office:value-type="float" office:value="1.01561617851257" calcext:value-type="float">
            <text:p>1.0156161785</text:p>
          </table:table-cell>
          <table:table-cell office:value-type="float" office:value="0.556611880251134" calcext:value-type="float">
            <text:p>0.5566118803</text:p>
          </table:table-cell>
          <table:table-cell table:formula="of:=([.N101]-[.N100])/([.M101]-[.M100])" office:value-type="float" office:value="1.43586045118033" calcext:value-type="float">
            <text:p>1.4358604512</text:p>
          </table:table-cell>
        </table:table-row>
        <table:table-row table:style-name="ro1">
          <table:table-cell table:number-columns-repeated="12"/>
          <table:table-cell office:value-type="float" office:value="1.02484703063965" calcext:value-type="float">
            <text:p>1.0248470306</text:p>
          </table:table-cell>
          <table:table-cell office:value-type="float" office:value="0.556004650564729" calcext:value-type="float">
            <text:p>0.5560046506</text:p>
          </table:table-cell>
          <table:table-cell table:formula="of:=([.N102]-[.N101])/([.M102]-[.M101])" office:value-type="float" office:value="-0.0657826252706951" calcext:value-type="float">
            <text:p>-0.0657826253</text:p>
          </table:table-cell>
        </table:table-row>
        <table:table-row table:style-name="ro1">
          <table:table-cell table:number-columns-repeated="12"/>
          <table:table-cell office:value-type="float" office:value="1.03379917144775" calcext:value-type="float">
            <text:p>1.0337991714</text:p>
          </table:table-cell>
          <table:table-cell office:value-type="float" office:value="0.553252112365852" calcext:value-type="float">
            <text:p>0.5532521124</text:p>
          </table:table-cell>
          <table:table-cell table:formula="of:=([.N103]-[.N102])/([.M103]-[.M102])" office:value-type="float" office:value="-0.307472621117002" calcext:value-type="float">
            <text:p>-0.3074726211</text:p>
          </table:table-cell>
        </table:table-row>
        <table:table-row table:style-name="ro1">
          <table:table-cell table:number-columns-repeated="12"/>
          <table:table-cell office:value-type="float" office:value="1.04311013221741" calcext:value-type="float">
            <text:p>1.0431101322</text:p>
          </table:table-cell>
          <table:table-cell office:value-type="float" office:value="0.555466845356415" calcext:value-type="float">
            <text:p>0.5554668454</text:p>
          </table:table-cell>
          <table:table-cell table:formula="of:=([.N104]-[.N103])/([.M104]-[.M103])" office:value-type="float" office:value="0.237862992375739" calcext:value-type="float">
            <text:p>0.2378629924</text:p>
          </table:table-cell>
        </table:table-row>
        <table:table-row table:style-name="ro1">
          <table:table-cell table:number-columns-repeated="12"/>
          <table:table-cell office:value-type="float" office:value="1.05930709838867" calcext:value-type="float">
            <text:p>1.0593070984</text:p>
          </table:table-cell>
          <table:table-cell office:value-type="float" office:value="0.5516354585504" calcext:value-type="float">
            <text:p>0.5516354586</text:p>
          </table:table-cell>
          <table:table-cell table:formula="of:=([.N105]-[.N104])/([.M105]-[.M104])" office:value-type="float" office:value="-0.236549657849699" calcext:value-type="float">
            <text:p>-0.2365496578</text:p>
          </table:table-cell>
        </table:table-row>
        <table:table-row table:style-name="ro1">
          <table:table-cell table:number-columns-repeated="12"/>
          <table:table-cell office:value-type="float" office:value="1.06460404396057" calcext:value-type="float">
            <text:p>1.064604044</text:p>
          </table:table-cell>
          <table:table-cell office:value-type="float" office:value="0.550822345177185" calcext:value-type="float">
            <text:p>0.5508223452</text:p>
          </table:table-cell>
          <table:table-cell table:formula="of:=([.N106]-[.N105])/([.M106]-[.M105])" office:value-type="float" office:value="-0.153506084247525" calcext:value-type="float">
            <text:p>-0.1535060842</text:p>
          </table:table-cell>
        </table:table-row>
        <table:table-row table:style-name="ro1">
          <table:table-cell table:number-columns-repeated="12"/>
          <table:table-cell office:value-type="float" office:value="1.07447814941406" calcext:value-type="float">
            <text:p>1.0744781494</text:p>
          </table:table-cell>
          <table:table-cell office:value-type="float" office:value="0.545692016123171" calcext:value-type="float">
            <text:p>0.5456920161</text:p>
          </table:table-cell>
          <table:table-cell table:formula="of:=([.N107]-[.N106])/([.M107]-[.M106])" office:value-type="float" office:value="-0.519574059460788" calcext:value-type="float">
            <text:p>-0.5195740595</text:p>
          </table:table-cell>
        </table:table-row>
        <table:table-row table:style-name="ro1">
          <table:table-cell table:number-columns-repeated="12"/>
          <table:table-cell office:value-type="float" office:value="1.08288311958313" calcext:value-type="float">
            <text:p>1.0828831196</text:p>
          </table:table-cell>
          <table:table-cell office:value-type="float" office:value="0.541409682222474" calcext:value-type="float">
            <text:p>0.5414096822</text:p>
          </table:table-cell>
          <table:table-cell table:formula="of:=([.N108]-[.N107])/([.M108]-[.M107])" office:value-type="float" office:value="-0.509500190310787" calcext:value-type="float">
            <text:p>-0.5095001903</text:p>
          </table:table-cell>
        </table:table-row>
        <table:table-row table:style-name="ro1">
          <table:table-cell table:number-columns-repeated="12"/>
          <table:table-cell office:value-type="float" office:value="1.0950870513916" calcext:value-type="float">
            <text:p>1.0950870514</text:p>
          </table:table-cell>
          <table:table-cell office:value-type="float" office:value="0.542044871514252" calcext:value-type="float">
            <text:p>0.5420448715</text:p>
          </table:table-cell>
          <table:table-cell table:formula="of:=([.N109]-[.N108])/([.M109]-[.M108])" office:value-type="float" office:value="0.0520479220751112" calcext:value-type="float">
            <text:p>0.0520479221</text:p>
          </table:table-cell>
        </table:table-row>
        <table:table-row table:style-name="ro1">
          <table:table-cell table:number-columns-repeated="12"/>
          <table:table-cell office:value-type="float" office:value="1.10551810264587" calcext:value-type="float">
            <text:p>1.1055181026</text:p>
          </table:table-cell>
          <table:table-cell office:value-type="float" office:value="0.524850459357055" calcext:value-type="float">
            <text:p>0.5248504594</text:p>
          </table:table-cell>
          <table:table-cell table:formula="of:=([.N110]-[.N109])/([.M110]-[.M109])" office:value-type="float" office:value="-1.64838727545839" calcext:value-type="float">
            <text:p>-1.6483872755</text:p>
          </table:table-cell>
        </table:table-row>
        <table:table-row table:style-name="ro1">
          <table:table-cell table:number-columns-repeated="12"/>
          <table:table-cell office:value-type="float" office:value="1.11239314079285" calcext:value-type="float">
            <text:p>1.1123931408</text:p>
          </table:table-cell>
          <table:table-cell office:value-type="float" office:value="0.519569240062379" calcext:value-type="float">
            <text:p>0.5195692401</text:p>
          </table:table-cell>
          <table:table-cell table:formula="of:=([.N111]-[.N110])/([.M111]-[.M110])" office:value-type="float" office:value="-0.7681730896288" calcext:value-type="float">
            <text:p>-0.7681730896</text:p>
          </table:table-cell>
        </table:table-row>
        <table:table-row table:style-name="ro1">
          <table:table-cell table:number-columns-repeated="12"/>
          <table:table-cell office:value-type="float" office:value="1.12786602973938" calcext:value-type="float">
            <text:p>1.1278660297</text:p>
          </table:table-cell>
          <table:table-cell office:value-type="float" office:value="0.516173381705339" calcext:value-type="float">
            <text:p>0.5161733817</text:p>
          </table:table-cell>
          <table:table-cell table:formula="of:=([.N112]-[.N111])/([.M112]-[.M111])" office:value-type="float" office:value="-0.219471513611606" calcext:value-type="float">
            <text:p>-0.2194715136</text:p>
          </table:table-cell>
        </table:table-row>
        <table:table-row table:style-name="ro1">
          <table:table-cell table:number-columns-repeated="12"/>
          <table:table-cell office:value-type="float" office:value="1.13484501838684" calcext:value-type="float">
            <text:p>1.1348450184</text:p>
          </table:table-cell>
          <table:table-cell office:value-type="float" office:value="0.49456745211508" calcext:value-type="float">
            <text:p>0.4945674521</text:p>
          </table:table-cell>
          <table:table-cell table:formula="of:=([.N113]-[.N112])/([.M113]-[.M112])" office:value-type="float" office:value="-3.09585395272414" calcext:value-type="float">
            <text:p>-3.0958539527</text:p>
          </table:table-cell>
        </table:table-row>
        <table:table-row table:style-name="ro1">
          <table:table-cell table:number-columns-repeated="12"/>
          <table:table-cell office:value-type="float" office:value="1.14293718338013" calcext:value-type="float">
            <text:p>1.1429371834</text:p>
          </table:table-cell>
          <table:table-cell office:value-type="float" office:value="0.486666377257674" calcext:value-type="float">
            <text:p>0.4866663773</text:p>
          </table:table-cell>
          <table:table-cell table:formula="of:=([.N114]-[.N113])/([.M114]-[.M113])" office:value-type="float" office:value="-0.976385783527809" calcext:value-type="float">
            <text:p>-0.9763857835</text:p>
          </table:table-cell>
        </table:table-row>
        <table:table-row table:style-name="ro1">
          <table:table-cell table:number-columns-repeated="12"/>
          <table:table-cell office:value-type="float" office:value="1.15395498275757" calcext:value-type="float">
            <text:p>1.1539549828</text:p>
          </table:table-cell>
          <table:table-cell office:value-type="float" office:value="0.478552422883091" calcext:value-type="float">
            <text:p>0.4785524229</text:p>
          </table:table-cell>
          <table:table-cell table:formula="of:=([.N115]-[.N114])/([.M115]-[.M114])" office:value-type="float" office:value="-0.736440562822042" calcext:value-type="float">
            <text:p>-0.7364405628</text:p>
          </table:table-cell>
        </table:table-row>
        <table:table-row table:style-name="ro1">
          <table:table-cell table:number-columns-repeated="12"/>
          <table:table-cell office:value-type="float" office:value="1.16624999046326" calcext:value-type="float">
            <text:p>1.1662499905</text:p>
          </table:table-cell>
          <table:table-cell office:value-type="float" office:value="0.45967363269689" calcext:value-type="float">
            <text:p>0.4596736327</text:p>
          </table:table-cell>
          <table:table-cell table:formula="of:=([.N116]-[.N115])/([.M116]-[.M115])" office:value-type="float" office:value="-1.53548420937275" calcext:value-type="float">
            <text:p>-1.5354842094</text:p>
          </table:table-cell>
        </table:table-row>
        <table:table-row table:style-name="ro1">
          <table:table-cell table:number-columns-repeated="12"/>
          <table:table-cell office:value-type="float" office:value="1.1737539768219" calcext:value-type="float">
            <text:p>1.1737539768</text:p>
          </table:table-cell>
          <table:table-cell office:value-type="float" office:value="0.457668866634017" calcext:value-type="float">
            <text:p>0.4576688666</text:p>
          </table:table-cell>
          <table:table-cell table:formula="of:=([.N117]-[.N116])/([.M117]-[.M116])" office:value-type="float" office:value="-0.267160142230798" calcext:value-type="float">
            <text:p>-0.2671601422</text:p>
          </table:table-cell>
        </table:table-row>
        <table:table-row table:style-name="ro1">
          <table:table-cell table:number-columns-repeated="12"/>
          <table:table-cell office:value-type="float" office:value="1.18376517295837" calcext:value-type="float">
            <text:p>1.183765173</text:p>
          </table:table-cell>
          <table:table-cell office:value-type="float" office:value="0.452297353604853" calcext:value-type="float">
            <text:p>0.4522973536</text:p>
          </table:table-cell>
          <table:table-cell table:formula="of:=([.N118]-[.N117])/([.M118]-[.M117])" office:value-type="float" office:value="-0.536550573571659" calcext:value-type="float">
            <text:p>-0.5365505736</text:p>
          </table:table-cell>
        </table:table-row>
        <table:table-row table:style-name="ro1">
          <table:table-cell table:number-columns-repeated="12"/>
          <table:table-cell office:value-type="float" office:value="1.19376111030579" calcext:value-type="float">
            <text:p>1.1937611103</text:p>
          </table:table-cell>
          <table:table-cell office:value-type="float" office:value="0.445542137527525" calcext:value-type="float">
            <text:p>0.4455421375</text:p>
          </table:table-cell>
          <table:table-cell table:formula="of:=([.N119]-[.N118])/([.M119]-[.M118])" office:value-type="float" office:value="-0.675796160234719" calcext:value-type="float">
            <text:p>-0.6757961602</text:p>
          </table:table-cell>
        </table:table-row>
        <table:table-row table:style-name="ro1">
          <table:table-cell table:number-columns-repeated="12"/>
          <table:table-cell office:value-type="float" office:value="1.2031090259552" calcext:value-type="float">
            <text:p>1.203109026</text:p>
          </table:table-cell>
          <table:table-cell office:value-type="float" office:value="0.433438476210472" calcext:value-type="float">
            <text:p>0.4334384762</text:p>
          </table:table-cell>
          <table:table-cell table:formula="of:=([.N120]-[.N119])/([.M120]-[.M119])" office:value-type="float" office:value="-1.29479787484085" calcext:value-type="float">
            <text:p>-1.2947978748</text:p>
          </table:table-cell>
        </table:table-row>
        <table:table-row table:style-name="ro1">
          <table:table-cell table:number-columns-repeated="12"/>
          <table:table-cell office:value-type="float" office:value="1.21278715133667" calcext:value-type="float">
            <text:p>1.2127871513</text:p>
          </table:table-cell>
          <table:table-cell office:value-type="float" office:value="0.413102620241224" calcext:value-type="float">
            <text:p>0.4131026202</text:p>
          </table:table-cell>
          <table:table-cell table:formula="of:=([.N121]-[.N120])/([.M121]-[.M120])" office:value-type="float" office:value="-2.10121848681404" calcext:value-type="float">
            <text:p>-2.1012184868</text:p>
          </table:table-cell>
        </table:table-row>
        <table:table-row table:style-name="ro1">
          <table:table-cell table:number-columns-repeated="12"/>
          <table:table-cell office:value-type="float" office:value="1.22382998466492" calcext:value-type="float">
            <text:p>1.2238299847</text:p>
          </table:table-cell>
          <table:table-cell office:value-type="float" office:value="0.409557910198097" calcext:value-type="float">
            <text:p>0.4095579102</text:p>
          </table:table-cell>
          <table:table-cell table:formula="of:=([.N122]-[.N121])/([.M122]-[.M121])" office:value-type="float" office:value="-0.320996427072678" calcext:value-type="float">
            <text:p>-0.3209964271</text:p>
          </table:table-cell>
        </table:table-row>
        <table:table-row table:style-name="ro1">
          <table:table-cell table:number-columns-repeated="12"/>
          <table:table-cell office:value-type="float" office:value="1.23415398597717" calcext:value-type="float">
            <text:p>1.234153986</text:p>
          </table:table-cell>
          <table:table-cell office:value-type="float" office:value="0.404744254036336" calcext:value-type="float">
            <text:p>0.404744254</text:p>
          </table:table-cell>
          <table:table-cell table:formula="of:=([.N123]-[.N122])/([.M123]-[.M122])" office:value-type="float" office:value="-0.466258770816589" calcext:value-type="float">
            <text:p>-0.4662587708</text:p>
          </table:table-cell>
        </table:table-row>
        <table:table-row table:style-name="ro1">
          <table:table-cell table:number-columns-repeated="12"/>
          <table:table-cell office:value-type="float" office:value="1.24323797225952" calcext:value-type="float">
            <text:p>1.2432379723</text:p>
          </table:table-cell>
          <table:table-cell office:value-type="float" office:value="0.39284791271003" calcext:value-type="float">
            <text:p>0.3928479127</text:p>
          </table:table-cell>
          <table:table-cell table:formula="of:=([.N124]-[.N123])/([.M124]-[.M123])" office:value-type="float" office:value="-1.30959481405447" calcext:value-type="float">
            <text:p>-1.3095948141</text:p>
          </table:table-cell>
        </table:table-row>
        <table:table-row table:style-name="ro1">
          <table:table-cell table:number-columns-repeated="12"/>
          <table:table-cell office:value-type="float" office:value="1.25394511222839" calcext:value-type="float">
            <text:p>1.2539451122</text:p>
          </table:table-cell>
          <table:table-cell office:value-type="float" office:value="0.40023847004921" calcext:value-type="float">
            <text:p>0.40023847</text:p>
          </table:table-cell>
          <table:table-cell table:formula="of:=([.N125]-[.N124])/([.M125]-[.M124])" office:value-type="float" office:value="0.690245701528638" calcext:value-type="float">
            <text:p>0.6902457015</text:p>
          </table:table-cell>
        </table:table-row>
        <table:table-row table:style-name="ro1">
          <table:table-cell table:number-columns-repeated="12"/>
          <table:table-cell office:value-type="float" office:value="1.26595211029053" calcext:value-type="float">
            <text:p>1.2659521103</text:p>
          </table:table-cell>
          <table:table-cell office:value-type="float" office:value="0.390442323489004" calcext:value-type="float">
            <text:p>0.3904423235</text:p>
          </table:table-cell>
          <table:table-cell table:formula="of:=([.N126]-[.N125])/([.M126]-[.M125])" office:value-type="float" office:value="-0.81586975441428" calcext:value-type="float">
            <text:p>-0.8158697544</text:p>
          </table:table-cell>
        </table:table-row>
        <table:table-row table:style-name="ro1">
          <table:table-cell table:number-columns-repeated="12"/>
          <table:table-cell office:value-type="float" office:value="1.27434015274048" calcext:value-type="float">
            <text:p>1.2743401527</text:p>
          </table:table-cell>
          <table:table-cell office:value-type="float" office:value="0.376087700724745" calcext:value-type="float">
            <text:p>0.3760877007</text:p>
          </table:table-cell>
          <table:table-cell table:formula="of:=([.N127]-[.N126])/([.M127]-[.M126])" office:value-type="float" office:value="-1.71131975665464" calcext:value-type="float">
            <text:p>-1.7113197567</text:p>
          </table:table-cell>
        </table:table-row>
        <table:table-row table:style-name="ro1">
          <table:table-cell table:number-columns-repeated="12"/>
          <table:table-cell office:value-type="float" office:value="1.28488898277283" calcext:value-type="float">
            <text:p>1.2848889828</text:p>
          </table:table-cell>
          <table:table-cell office:value-type="float" office:value="0.373615535323277" calcext:value-type="float">
            <text:p>0.3736155353</text:p>
          </table:table-cell>
          <table:table-cell table:formula="of:=([.N128]-[.N127])/([.M128]-[.M127])" office:value-type="float" office:value="-0.234354463375233" calcext:value-type="float">
            <text:p>-0.2343544634</text:p>
          </table:table-cell>
        </table:table-row>
        <table:table-row table:style-name="ro1">
          <table:table-cell table:number-columns-repeated="12"/>
          <table:table-cell office:value-type="float" office:value="1.29454898834229" calcext:value-type="float">
            <text:p>1.2945489883</text:p>
          </table:table-cell>
          <table:table-cell office:value-type="float" office:value="0.367592835333276" calcext:value-type="float">
            <text:p>0.3675928353</text:p>
          </table:table-cell>
          <table:table-cell table:formula="of:=([.N129]-[.N128])/([.M129]-[.M128])" office:value-type="float" office:value="-0.623467548408356" calcext:value-type="float">
            <text:p>-0.6234675484</text:p>
          </table:table-cell>
        </table:table-row>
        <table:table-row table:style-name="ro1">
          <table:table-cell table:number-columns-repeated="12"/>
          <table:table-cell office:value-type="float" office:value="1.30357599258423" calcext:value-type="float">
            <text:p>1.3035759926</text:p>
          </table:table-cell>
          <table:table-cell office:value-type="float" office:value="0.358207713303494" calcext:value-type="float">
            <text:p>0.3582077133</text:p>
          </table:table-cell>
          <table:table-cell table:formula="of:=([.N130]-[.N129])/([.M130]-[.M129])" office:value-type="float" office:value="-1.03967183112364" calcext:value-type="float">
            <text:p>-1.0396718311</text:p>
          </table:table-cell>
        </table:table-row>
        <table:table-row table:style-name="ro1">
          <table:table-cell table:number-columns-repeated="12"/>
          <table:table-cell office:value-type="float" office:value="1.31710720062256" calcext:value-type="float">
            <text:p>1.3171072006</text:p>
          </table:table-cell>
          <table:table-cell office:value-type="float" office:value="0.357315896666228" calcext:value-type="float">
            <text:p>0.3573158967</text:p>
          </table:table-cell>
          <table:table-cell table:formula="of:=([.N131]-[.N130])/([.M131]-[.M130])" office:value-type="float" office:value="-0.065908131390763" calcext:value-type="float">
            <text:p>-0.0659081314</text:p>
          </table:table-cell>
        </table:table-row>
        <table:table-row table:style-name="ro1">
          <table:table-cell table:number-columns-repeated="12"/>
          <table:table-cell office:value-type="float" office:value="1.32501602172852" calcext:value-type="float">
            <text:p>1.3250160217</text:p>
          </table:table-cell>
          <table:table-cell office:value-type="float" office:value="0.357245829440248" calcext:value-type="float">
            <text:p>0.3572458294</text:p>
          </table:table-cell>
          <table:table-cell table:formula="of:=([.N132]-[.N131])/([.M132]-[.M131])" office:value-type="float" office:value="-0.00885937676943613" calcext:value-type="float">
            <text:p>-0.0088593768</text:p>
          </table:table-cell>
        </table:table-row>
        <table:table-row table:style-name="ro1">
          <table:table-cell table:number-columns-repeated="12"/>
          <table:table-cell office:value-type="float" office:value="1.33218908309937" calcext:value-type="float">
            <text:p>1.3321890831</text:p>
          </table:table-cell>
          <table:table-cell office:value-type="float" office:value="0.34242992814682" calcext:value-type="float">
            <text:p>0.3424299281</text:p>
          </table:table-cell>
          <table:table-cell table:formula="of:=([.N133]-[.N132])/([.M133]-[.M132])" office:value-type="float" office:value="-2.06549205805464" calcext:value-type="float">
            <text:p>-2.0654920581</text:p>
          </table:table-cell>
        </table:table-row>
        <table:table-row table:style-name="ro1">
          <table:table-cell table:number-columns-repeated="12"/>
          <table:table-cell office:value-type="float" office:value="1.34306907653809" calcext:value-type="float">
            <text:p>1.3430690765</text:p>
          </table:table-cell>
          <table:table-cell office:value-type="float" office:value="0.34102502222251" calcext:value-type="float">
            <text:p>0.3410250222</text:p>
          </table:table-cell>
          <table:table-cell table:formula="of:=([.N134]-[.N133])/([.M134]-[.M133])" office:value-type="float" office:value="-0.129127460620499" calcext:value-type="float">
            <text:p>-0.1291274606</text:p>
          </table:table-cell>
        </table:table-row>
        <table:table-row table:style-name="ro1">
          <table:table-cell table:number-columns-repeated="12"/>
          <table:table-cell office:value-type="float" office:value="1.35413908958435" calcext:value-type="float">
            <text:p>1.3541390896</text:p>
          </table:table-cell>
          <table:table-cell office:value-type="float" office:value="0.330197201194642" calcext:value-type="float">
            <text:p>0.3301972012</text:p>
          </table:table-cell>
          <table:table-cell table:formula="of:=([.N135]-[.N134])/([.M135]-[.M134])" office:value-type="float" office:value="-0.97812179467323" calcext:value-type="float">
            <text:p>-0.9781217947</text:p>
          </table:table-cell>
        </table:table-row>
        <table:table-row table:style-name="ro1">
          <table:table-cell table:number-columns-repeated="12"/>
          <table:table-cell office:value-type="float" office:value="1.36458611488342" calcext:value-type="float">
            <text:p>1.3645861149</text:p>
          </table:table-cell>
          <table:table-cell office:value-type="float" office:value="0.322040341248013" calcext:value-type="float">
            <text:p>0.3220403412</text:p>
          </table:table-cell>
          <table:table-cell table:formula="of:=([.N136]-[.N135])/([.M136]-[.M135])" office:value-type="float" office:value="-0.780783018430464" calcext:value-type="float">
            <text:p>-0.7807830184</text:p>
          </table:table-cell>
        </table:table-row>
        <table:table-row table:style-name="ro1">
          <table:table-cell table:number-columns-repeated="12"/>
          <table:table-cell office:value-type="float" office:value="1.37162017822266" calcext:value-type="float">
            <text:p>1.3716201782</text:p>
          </table:table-cell>
          <table:table-cell office:value-type="float" office:value="0.317905366020861" calcext:value-type="float">
            <text:p>0.317905366</text:p>
          </table:table-cell>
          <table:table-cell table:formula="of:=([.N137]-[.N136])/([.M137]-[.M136])" office:value-type="float" office:value="-0.587850155412706" calcext:value-type="float">
            <text:p>-0.5878501554</text:p>
          </table:table-cell>
        </table:table-row>
        <table:table-row table:style-name="ro1">
          <table:table-cell table:number-columns-repeated="12"/>
          <table:table-cell office:value-type="float" office:value="1.38451504707336" calcext:value-type="float">
            <text:p>1.3845150471</text:p>
          </table:table-cell>
          <table:table-cell office:value-type="float" office:value="0.323295245906026" calcext:value-type="float">
            <text:p>0.3232952459</text:p>
          </table:table-cell>
          <table:table-cell table:formula="of:=([.N138]-[.N137])/([.M138]-[.M137])" office:value-type="float" office:value="0.417986405877162" calcext:value-type="float">
            <text:p>0.4179864059</text:p>
          </table:table-cell>
        </table:table-row>
        <table:table-row table:style-name="ro1">
          <table:table-cell table:number-columns-repeated="12"/>
          <table:table-cell office:value-type="float" office:value="1.39415502548218" calcext:value-type="float">
            <text:p>1.3941550255</text:p>
          </table:table-cell>
          <table:table-cell office:value-type="float" office:value="0.316782159704342" calcext:value-type="float">
            <text:p>0.3167821597</text:p>
          </table:table-cell>
          <table:table-cell table:formula="of:=([.N139]-[.N138])/([.M139]-[.M138])" office:value-type="float" office:value="-0.675632861970924" calcext:value-type="float">
            <text:p>-0.675632862</text:p>
          </table:table-cell>
        </table:table-row>
        <table:table-row table:style-name="ro1">
          <table:table-cell table:number-columns-repeated="12"/>
          <table:table-cell office:value-type="float" office:value="1.40264201164246" calcext:value-type="float">
            <text:p>1.4026420116</text:p>
          </table:table-cell>
          <table:table-cell office:value-type="float" office:value="0.304016326840241" calcext:value-type="float">
            <text:p>0.3040163268</text:p>
          </table:table-cell>
          <table:table-cell table:formula="of:=([.N140]-[.N139])/([.M140]-[.M139])" office:value-type="float" office:value="-1.50416562758747" calcext:value-type="float">
            <text:p>-1.5041656276</text:p>
          </table:table-cell>
        </table:table-row>
        <table:table-row table:style-name="ro1">
          <table:table-cell table:number-columns-repeated="12"/>
          <table:table-cell office:value-type="float" office:value="1.41290903091431" calcext:value-type="float">
            <text:p>1.4129090309</text:p>
          </table:table-cell>
          <table:table-cell office:value-type="float" office:value="0.302291046612692" calcext:value-type="float">
            <text:p>0.3022910466</text:p>
          </table:table-cell>
          <table:table-cell table:formula="of:=([.N141]-[.N140])/([.M141]-[.M140])" office:value-type="float" office:value="-0.16804100409929" calcext:value-type="float">
            <text:p>-0.1680410041</text:p>
          </table:table-cell>
        </table:table-row>
        <table:table-row table:style-name="ro1">
          <table:table-cell table:number-columns-repeated="12"/>
          <table:table-cell office:value-type="float" office:value="1.42332100868225" calcext:value-type="float">
            <text:p>1.4233210087</text:p>
          </table:table-cell>
          <table:table-cell office:value-type="float" office:value="0.298646441338277" calcext:value-type="float">
            <text:p>0.2986464413</text:p>
          </table:table-cell>
          <table:table-cell table:formula="of:=([.N142]-[.N141])/([.M142]-[.M141])" office:value-type="float" office:value="-0.35003967119832" calcext:value-type="float">
            <text:p>-0.3500396712</text:p>
          </table:table-cell>
        </table:table-row>
        <table:table-row table:style-name="ro1">
          <table:table-cell table:number-columns-repeated="12"/>
          <table:table-cell office:value-type="float" office:value="1.43179416656494" calcext:value-type="float">
            <text:p>1.4317941666</text:p>
          </table:table-cell>
          <table:table-cell office:value-type="float" office:value="0.289429080901669" calcext:value-type="float">
            <text:p>0.2894290809</text:p>
          </table:table-cell>
          <table:table-cell table:formula="of:=([.N143]-[.N142])/([.M143]-[.M142])" office:value-type="float" office:value="-1.0878306015562" calcext:value-type="float">
            <text:p>-1.0878306016</text:p>
          </table:table-cell>
        </table:table-row>
        <table:table-row table:style-name="ro1">
          <table:table-cell table:number-columns-repeated="12"/>
          <table:table-cell office:value-type="float" office:value="1.44330310821533" calcext:value-type="float">
            <text:p>1.4433031082</text:p>
          </table:table-cell>
          <table:table-cell office:value-type="float" office:value="0.292726595462671" calcext:value-type="float">
            <text:p>0.2927265955</text:p>
          </table:table-cell>
          <table:table-cell table:formula="of:=([.N144]-[.N143])/([.M144]-[.M143])" office:value-type="float" office:value="0.286517619184413" calcext:value-type="float">
            <text:p>0.2865176192</text:p>
          </table:table-cell>
        </table:table-row>
        <table:table-row table:style-name="ro1">
          <table:table-cell table:number-columns-repeated="12"/>
          <table:table-cell office:value-type="float" office:value="1.45546197891235" calcext:value-type="float">
            <text:p>1.4554619789</text:p>
          </table:table-cell>
          <table:table-cell office:value-type="float" office:value="0.285342703144432" calcext:value-type="float">
            <text:p>0.2853427031</text:p>
          </table:table-cell>
          <table:table-cell table:formula="of:=([.N145]-[.N144])/([.M145]-[.M144])" office:value-type="float" office:value="-0.607284385386851" calcext:value-type="float">
            <text:p>-0.6072843854</text:p>
          </table:table-cell>
        </table:table-row>
        <table:table-row table:style-name="ro1">
          <table:table-cell table:number-columns-repeated="12"/>
          <table:table-cell office:value-type="float" office:value="1.46294617652893" calcext:value-type="float">
            <text:p>1.4629461765</text:p>
          </table:table-cell>
          <table:table-cell office:value-type="float" office:value="0.269242004448419" calcext:value-type="float">
            <text:p>0.2692420044</text:p>
          </table:table-cell>
          <table:table-cell table:formula="of:=([.N146]-[.N145])/([.M146]-[.M145])" office:value-type="float" office:value="-2.15129256613299" calcext:value-type="float">
            <text:p>-2.1512925661</text:p>
          </table:table-cell>
        </table:table-row>
        <table:table-row table:style-name="ro1">
          <table:table-cell table:number-columns-repeated="12"/>
          <table:table-cell office:value-type="float" office:value="1.47761201858521" calcext:value-type="float">
            <text:p>1.4776120186</text:p>
          </table:table-cell>
          <table:table-cell office:value-type="float" office:value="0.267837458322742" calcext:value-type="float">
            <text:p>0.2678374583</text:p>
          </table:table-cell>
          <table:table-cell table:formula="of:=([.N147]-[.N146])/([.M147]-[.M146])" office:value-type="float" office:value="-0.0957698930813877" calcext:value-type="float">
            <text:p>-0.0957698931</text:p>
          </table:table-cell>
        </table:table-row>
        <table:table-row table:style-name="ro1">
          <table:table-cell table:number-columns-repeated="12"/>
          <table:table-cell office:value-type="float" office:value="1.48396706581116" calcext:value-type="float">
            <text:p>1.4839670658</text:p>
          </table:table-cell>
          <table:table-cell office:value-type="float" office:value="0.267910752115084" calcext:value-type="float">
            <text:p>0.2679107521</text:p>
          </table:table-cell>
          <table:table-cell table:formula="of:=([.N148]-[.N147])/([.M148]-[.M147])" office:value-type="float" office:value="0.0115331624984924" calcext:value-type="float">
            <text:p>0.0115331625</text:p>
          </table:table-cell>
        </table:table-row>
        <table:table-row table:style-name="ro1">
          <table:table-cell table:number-columns-repeated="12"/>
          <table:table-cell office:value-type="float" office:value="1.49237012863159" calcext:value-type="float">
            <text:p>1.4923701286</text:p>
          </table:table-cell>
          <table:table-cell office:value-type="float" office:value="0.251438219472554" calcext:value-type="float">
            <text:p>0.2514382195</text:p>
          </table:table-cell>
          <table:table-cell table:formula="of:=([.N149]-[.N148])/([.M149]-[.M148])" office:value-type="float" office:value="-1.96030102291652" calcext:value-type="float">
            <text:p>-1.9603010229</text:p>
          </table:table-cell>
        </table:table-row>
        <table:table-row table:style-name="ro1">
          <table:table-cell table:number-columns-repeated="12"/>
          <table:table-cell office:value-type="float" office:value="1.5026490688324" calcext:value-type="float">
            <text:p>1.5026490688</text:p>
          </table:table-cell>
          <table:table-cell office:value-type="float" office:value="0.250159070973778" calcext:value-type="float">
            <text:p>0.250159071</text:p>
          </table:table-cell>
          <table:table-cell table:formula="of:=([.N150]-[.N149])/([.M150]-[.M149])" office:value-type="float" office:value="-0.124443617122749" calcext:value-type="float">
            <text:p>-0.1244436171</text:p>
          </table:table-cell>
        </table:table-row>
        <table:table-row table:style-name="ro1">
          <table:table-cell table:number-columns-repeated="12"/>
          <table:table-cell office:value-type="float" office:value="1.52104210853577" calcext:value-type="float">
            <text:p>1.5210421085</text:p>
          </table:table-cell>
          <table:table-cell office:value-type="float" office:value="0.231399656882227" calcext:value-type="float">
            <text:p>0.2313996569</text:p>
          </table:table-cell>
          <table:table-cell table:formula="of:=([.N151]-[.N150])/([.M151]-[.M150])" office:value-type="float" office:value="-1.01991918650151" calcext:value-type="float">
            <text:p>-1.0199191865</text:p>
          </table:table-cell>
        </table:table-row>
        <table:table-row table:style-name="ro1">
          <table:table-cell table:number-columns-repeated="12"/>
          <table:table-cell office:value-type="float" office:value="1.52528119087219" calcext:value-type="float">
            <text:p>1.5252811909</text:p>
          </table:table-cell>
          <table:table-cell office:value-type="float" office:value="0.230308700435925" calcext:value-type="float">
            <text:p>0.2303087004</text:p>
          </table:table-cell>
          <table:table-cell table:formula="of:=([.N152]-[.N151])/([.M152]-[.M151])" office:value-type="float" office:value="-0.257356748400053" calcext:value-type="float">
            <text:p>-0.2573567484</text:p>
          </table:table-cell>
        </table:table-row>
        <table:table-row table:style-name="ro1">
          <table:table-cell table:number-columns-repeated="12"/>
          <table:table-cell office:value-type="float" office:value="1.53294515609741" calcext:value-type="float">
            <text:p>1.5329451561</text:p>
          </table:table-cell>
          <table:table-cell office:value-type="float" office:value="0.223872065018242" calcext:value-type="float">
            <text:p>0.223872065</text:p>
          </table:table-cell>
          <table:table-cell table:formula="of:=([.N153]-[.N152])/([.M153]-[.M152])" office:value-type="float" office:value="-0.839857075095007" calcext:value-type="float">
            <text:p>-0.8398570751</text:p>
          </table:table-cell>
        </table:table-row>
        <table:table-row table:style-name="ro1">
          <table:table-cell table:number-columns-repeated="12"/>
          <table:table-cell office:value-type="float" office:value="1.5453929901123" calcext:value-type="float">
            <text:p>1.5453929901</text:p>
          </table:table-cell>
          <table:table-cell office:value-type="float" office:value="0.221855414379853" calcext:value-type="float">
            <text:p>0.2218554144</text:p>
          </table:table-cell>
          <table:table-cell table:formula="of:=([.N154]-[.N153])/([.M154]-[.M153])" office:value-type="float" office:value="-0.162008156276496" calcext:value-type="float">
            <text:p>-0.1620081563</text:p>
          </table:table-cell>
        </table:table-row>
        <table:table-row table:style-name="ro1">
          <table:table-cell table:number-columns-repeated="12"/>
          <table:table-cell office:value-type="float" office:value="1.55392003059387" calcext:value-type="float">
            <text:p>1.5539200306</text:p>
          </table:table-cell>
          <table:table-cell office:value-type="float" office:value="0.21994919631299" calcext:value-type="float">
            <text:p>0.2199491963</text:p>
          </table:table-cell>
          <table:table-cell table:formula="of:=([.N155]-[.N154])/([.M155]-[.M154])" office:value-type="float" office:value="-0.223549785061257" calcext:value-type="float">
            <text:p>-0.2235497851</text:p>
          </table:table-cell>
        </table:table-row>
        <table:table-row table:style-name="ro1">
          <table:table-cell table:number-columns-repeated="12"/>
          <table:table-cell office:value-type="float" office:value="1.56395411491394" calcext:value-type="float">
            <text:p>1.5639541149</text:p>
          </table:table-cell>
          <table:table-cell office:value-type="float" office:value="0.210932441478721" calcext:value-type="float">
            <text:p>0.2109324415</text:p>
          </table:table-cell>
          <table:table-cell table:formula="of:=([.N156]-[.N155])/([.M156]-[.M155])" office:value-type="float" office:value="-0.898612623399547" calcext:value-type="float">
            <text:p>-0.8986126234</text:p>
          </table:table-cell>
        </table:table-row>
        <table:table-row table:style-name="ro1">
          <table:table-cell table:number-columns-repeated="12"/>
          <table:table-cell office:value-type="float" office:value="1.57679104804993" calcext:value-type="float">
            <text:p>1.576791048</text:p>
          </table:table-cell>
          <table:table-cell office:value-type="float" office:value="0.198858682406957" calcext:value-type="float">
            <text:p>0.1988586824</text:p>
          </table:table-cell>
          <table:table-cell table:formula="of:=([.N157]-[.N156])/([.M157]-[.M156])" office:value-type="float" office:value="-0.940548567470311" calcext:value-type="float">
            <text:p>-0.9405485675</text:p>
          </table:table-cell>
        </table:table-row>
        <table:table-row table:style-name="ro1">
          <table:table-cell table:number-columns-repeated="12"/>
          <table:table-cell office:value-type="float" office:value="1.58346509933472" calcext:value-type="float">
            <text:p>1.5834650993</text:p>
          </table:table-cell>
          <table:table-cell office:value-type="float" office:value="0.186301856183102" calcext:value-type="float">
            <text:p>0.1863018562</text:p>
          </table:table-cell>
          <table:table-cell table:formula="of:=([.N158]-[.N157])/([.M158]-[.M157])" office:value-type="float" office:value="-1.88143987632692" calcext:value-type="float">
            <text:p>-1.8814398763</text:p>
          </table:table-cell>
        </table:table-row>
        <table:table-row table:style-name="ro1">
          <table:table-cell table:number-columns-repeated="12"/>
          <table:table-cell office:value-type="float" office:value="1.59237098693848" calcext:value-type="float">
            <text:p>1.5923709869</text:p>
          </table:table-cell>
          <table:table-cell office:value-type="float" office:value="0.181492314798069" calcext:value-type="float">
            <text:p>0.1814923148</text:p>
          </table:table-cell>
          <table:table-cell table:formula="of:=([.N159]-[.N158])/([.M159]-[.M158])" office:value-type="float" office:value="-0.540040656138817" calcext:value-type="float">
            <text:p>-0.5400406561</text:p>
          </table:table-cell>
        </table:table-row>
        <table:table-row table:style-name="ro1">
          <table:table-cell table:number-columns-repeated="12"/>
          <table:table-cell office:value-type="float" office:value="1.60536599159241" calcext:value-type="float">
            <text:p>1.6053659916</text:p>
          </table:table-cell>
          <table:table-cell office:value-type="float" office:value="0.182784222387663" calcext:value-type="float">
            <text:p>0.1827842224</text:p>
          </table:table-cell>
          <table:table-cell table:formula="of:=([.N160]-[.N159])/([.M160]-[.M159])" office:value-type="float" office:value="0.0994157081123072" calcext:value-type="float">
            <text:p>0.0994157081</text:p>
          </table:table-cell>
        </table:table-row>
        <table:table-row table:style-name="ro1">
          <table:table-cell table:number-columns-repeated="12"/>
          <table:table-cell office:value-type="float" office:value="1.6161961555481" calcext:value-type="float">
            <text:p>1.6161961555</text:p>
          </table:table-cell>
          <table:table-cell office:value-type="float" office:value="0.1702922493588" calcext:value-type="float">
            <text:p>0.1702922494</text:p>
          </table:table-cell>
          <table:table-cell table:formula="of:=([.N161]-[.N160])/([.M161]-[.M160])" office:value-type="float" office:value="-1.15344265146618" calcext:value-type="float">
            <text:p>-1.1534426515</text:p>
          </table:table-cell>
        </table:table-row>
        <table:table-row table:style-name="ro1">
          <table:table-cell table:number-columns-repeated="12"/>
          <table:table-cell office:value-type="float" office:value="1.6227650642395" calcext:value-type="float">
            <text:p>1.6227650642</text:p>
          </table:table-cell>
          <table:table-cell office:value-type="float" office:value="0.154846679958467" calcext:value-type="float">
            <text:p>0.15484668</text:p>
          </table:table-cell>
          <table:table-cell table:formula="of:=([.N162]-[.N161])/([.M162]-[.M161])" office:value-type="float" office:value="-2.35131436984951" calcext:value-type="float">
            <text:p>-2.3513143698</text:p>
          </table:table-cell>
        </table:table-row>
        <table:table-row table:style-name="ro1">
          <table:table-cell table:number-columns-repeated="12"/>
          <table:table-cell office:value-type="float" office:value="1.6335461139679" calcext:value-type="float">
            <text:p>1.633546114</text:p>
          </table:table-cell>
          <table:table-cell office:value-type="float" office:value="0.154227686899089" calcext:value-type="float">
            <text:p>0.1542276869</text:p>
          </table:table-cell>
          <table:table-cell table:formula="of:=([.N163]-[.N162])/([.M163]-[.M162])" office:value-type="float" office:value="-0.0574149155204758" calcext:value-type="float">
            <text:p>-0.0574149155</text:p>
          </table:table-cell>
        </table:table-row>
        <table:table-row table:style-name="ro1">
          <table:table-cell table:number-columns-repeated="12"/>
          <table:table-cell office:value-type="float" office:value="1.64400410652161" calcext:value-type="float">
            <text:p>1.6440041065</text:p>
          </table:table-cell>
          <table:table-cell office:value-type="float" office:value="0.153556008151617" calcext:value-type="float">
            <text:p>0.1535560082</text:p>
          </table:table-cell>
          <table:table-cell table:formula="of:=([.N164]-[.N163])/([.M164]-[.M163])" office:value-type="float" office:value="-0.064226355490522" calcext:value-type="float">
            <text:p>-0.0642263555</text:p>
          </table:table-cell>
        </table:table-row>
        <table:table-row table:style-name="ro1">
          <table:table-cell table:number-columns-repeated="12"/>
          <table:table-cell office:value-type="float" office:value="1.65293717384338" calcext:value-type="float">
            <text:p>1.6529371738</text:p>
          </table:table-cell>
          <table:table-cell office:value-type="float" office:value="0.140263417293875" calcext:value-type="float">
            <text:p>0.1402634173</text:p>
          </table:table-cell>
          <table:table-cell table:formula="of:=([.N165]-[.N164])/([.M165]-[.M164])" office:value-type="float" office:value="-1.48802089796603" calcext:value-type="float">
            <text:p>-1.488020898</text:p>
          </table:table-cell>
        </table:table-row>
        <table:table-row table:style-name="ro1">
          <table:table-cell table:number-columns-repeated="12"/>
          <table:table-cell office:value-type="float" office:value="1.66407418251038" calcext:value-type="float">
            <text:p>1.6640741825</text:p>
          </table:table-cell>
          <table:table-cell office:value-type="float" office:value="0.129186122856646" calcext:value-type="float">
            <text:p>0.1291861229</text:p>
          </table:table-cell>
          <table:table-cell table:formula="of:=([.N166]-[.N165])/([.M166]-[.M165])" office:value-type="float" office:value="-0.994638216459345" calcext:value-type="float">
            <text:p>-0.9946382165</text:p>
          </table:table-cell>
        </table:table-row>
        <table:table-row table:style-name="ro1">
          <table:table-cell table:number-columns-repeated="12"/>
          <table:table-cell office:value-type="float" office:value="1.67422819137573" calcext:value-type="float">
            <text:p>1.6742281914</text:p>
          </table:table-cell>
          <table:table-cell office:value-type="float" office:value="0.121926664392162" calcext:value-type="float">
            <text:p>0.1219266644</text:p>
          </table:table-cell>
          <table:table-cell table:formula="of:=([.N167]-[.N166])/([.M167]-[.M166])" office:value-type="float" office:value="-0.714935210392821" calcext:value-type="float">
            <text:p>-0.7149352104</text:p>
          </table:table-cell>
        </table:table-row>
        <table:table-row table:style-name="ro1">
          <table:table-cell table:number-columns-repeated="12"/>
          <table:table-cell office:value-type="float" office:value="1.68349003791809" calcext:value-type="float">
            <text:p>1.6834900379</text:p>
          </table:table-cell>
          <table:table-cell office:value-type="float" office:value="0.112302540556543" calcext:value-type="float">
            <text:p>0.1123025406</text:p>
          </table:table-cell>
          <table:table-cell table:formula="of:=([.N168]-[.N167])/([.M168]-[.M167])" office:value-type="float" office:value="-1.03911501789661" calcext:value-type="float">
            <text:p>-1.0391150179</text:p>
          </table:table-cell>
        </table:table-row>
        <table:table-row table:style-name="ro1">
          <table:table-cell table:number-columns-repeated="12"/>
          <table:table-cell office:value-type="float" office:value="1.6934130191803" calcext:value-type="float">
            <text:p>1.6934130192</text:p>
          </table:table-cell>
          <table:table-cell office:value-type="float" office:value="0.106823870691876" calcext:value-type="float">
            <text:p>0.1068238707</text:p>
          </table:table-cell>
          <table:table-cell table:formula="of:=([.N169]-[.N168])/([.M169]-[.M168])" office:value-type="float" office:value="-0.552119339933977" calcext:value-type="float">
            <text:p>-0.5521193399</text:p>
          </table:table-cell>
        </table:table-row>
        <table:table-row table:style-name="ro1">
          <table:table-cell table:number-columns-repeated="12"/>
          <table:table-cell office:value-type="float" office:value="1.71098303794861" calcext:value-type="float">
            <text:p>1.7109830379</text:p>
          </table:table-cell>
          <table:table-cell office:value-type="float" office:value="0.094555003318114" calcext:value-type="float">
            <text:p>0.0945550033</text:p>
          </table:table-cell>
          <table:table-cell table:formula="of:=([.N170]-[.N169])/([.M170]-[.M169])" office:value-type="float" office:value="-0.69828424975223" calcext:value-type="float">
            <text:p>-0.6982842498</text:p>
          </table:table-cell>
        </table:table-row>
        <table:table-row table:style-name="ro1">
          <table:table-cell table:number-columns-repeated="12"/>
          <table:table-cell office:value-type="float" office:value="1.71573305130005" calcext:value-type="float">
            <text:p>1.7157330513</text:p>
          </table:table-cell>
          <table:table-cell office:value-type="float" office:value="0.0940661577375765" calcext:value-type="float">
            <text:p>0.0940661577</text:p>
          </table:table-cell>
          <table:table-cell table:formula="of:=([.N171]-[.N170])/([.M171]-[.M170])" office:value-type="float" office:value="-0.102914569785207" calcext:value-type="float">
            <text:p>-0.1029145698</text:p>
          </table:table-cell>
        </table:table-row>
        <table:table-row table:style-name="ro1">
          <table:table-cell table:number-columns-repeated="12"/>
          <table:table-cell office:value-type="float" office:value="1.72325301170349" calcext:value-type="float">
            <text:p>1.7232530117</text:p>
          </table:table-cell>
          <table:table-cell office:value-type="float" office:value="0.0856595001028844" calcext:value-type="float">
            <text:p>0.0856595001</text:p>
          </table:table-cell>
          <table:table-cell table:formula="of:=([.N172]-[.N171])/([.M172]-[.M171])" office:value-type="float" office:value="-1.11791248672583" calcext:value-type="float">
            <text:p>-1.1179124867</text:p>
          </table:table-cell>
        </table:table-row>
        <table:table-row table:style-name="ro1">
          <table:table-cell table:number-columns-repeated="12"/>
          <table:table-cell office:value-type="float" office:value="1.73384714126587" calcext:value-type="float">
            <text:p>1.7338471413</text:p>
          </table:table-cell>
          <table:table-cell office:value-type="float" office:value="0.0813477952438744" calcext:value-type="float">
            <text:p>0.0813477952</text:p>
          </table:table-cell>
          <table:table-cell table:formula="of:=([.N173]-[.N172])/([.M173]-[.M172])" office:value-type="float" office:value="-0.406990006458088" calcext:value-type="float">
            <text:p>-0.4069900065</text:p>
          </table:table-cell>
        </table:table-row>
        <table:table-row table:style-name="ro1">
          <table:table-cell table:number-columns-repeated="12"/>
          <table:table-cell office:value-type="float" office:value="1.74410820007324" calcext:value-type="float">
            <text:p>1.7441082001</text:p>
          </table:table-cell>
          <table:table-cell office:value-type="float" office:value="0.0798295947226129" calcext:value-type="float">
            <text:p>0.0798295947</text:p>
          </table:table-cell>
          <table:table-cell table:formula="of:=([.N174]-[.N173])/([.M174]-[.M173])" office:value-type="float" office:value="-0.147957491498887" calcext:value-type="float">
            <text:p>-0.1479574915</text:p>
          </table:table-cell>
        </table:table-row>
        <table:table-row table:style-name="ro1">
          <table:table-cell table:number-columns-repeated="12"/>
          <table:table-cell office:value-type="float" office:value="1.75389719009399" calcext:value-type="float">
            <text:p>1.7538971901</text:p>
          </table:table-cell>
          <table:table-cell office:value-type="float" office:value="0.0728610104021118" calcext:value-type="float">
            <text:p>0.0728610104</text:p>
          </table:table-cell>
          <table:table-cell table:formula="of:=([.N175]-[.N174])/([.M175]-[.M174])" office:value-type="float" office:value="-0.711879806366975" calcext:value-type="float">
            <text:p>-0.7118798064</text:p>
          </table:table-cell>
        </table:table-row>
        <table:table-row table:style-name="ro1">
          <table:table-cell table:number-columns-repeated="12"/>
          <table:table-cell office:value-type="float" office:value="1.76397705078125" calcext:value-type="float">
            <text:p>1.7639770508</text:p>
          </table:table-cell>
          <table:table-cell office:value-type="float" office:value="0.0584004030704439" calcext:value-type="float">
            <text:p>0.0584004031</text:p>
          </table:table-cell>
          <table:table-cell table:formula="of:=([.N176]-[.N175])/([.M176]-[.M175])" office:value-type="float" office:value="-1.43460388792383" calcext:value-type="float">
            <text:p>-1.4346038879</text:p>
          </table:table-cell>
        </table:table-row>
        <table:table-row table:style-name="ro1">
          <table:table-cell table:number-columns-repeated="12"/>
          <table:table-cell office:value-type="float" office:value="1.77473616600037" calcext:value-type="float">
            <text:p>1.774736166</text:p>
          </table:table-cell>
          <table:table-cell office:value-type="float" office:value="0.0485094915302579" calcext:value-type="float">
            <text:p>0.0485094915</text:p>
          </table:table-cell>
          <table:table-cell table:formula="of:=([.N177]-[.N176])/([.M177]-[.M176])" office:value-type="float" office:value="-0.919305290328377" calcext:value-type="float">
            <text:p>-0.9193052903</text:p>
          </table:table-cell>
        </table:table-row>
        <table:table-row table:style-name="ro1">
          <table:table-cell table:number-columns-repeated="12"/>
          <table:table-cell office:value-type="float" office:value="1.78188800811768" calcext:value-type="float">
            <text:p>1.7818880081</text:p>
          </table:table-cell>
          <table:table-cell office:value-type="float" office:value="0.045058811212664" calcext:value-type="float">
            <text:p>0.0450588112</text:p>
          </table:table-cell>
          <table:table-cell table:formula="of:=([.N178]-[.N177])/([.M178]-[.M177])" office:value-type="float" office:value="-0.482488324125911" calcext:value-type="float">
            <text:p>-0.4824883241</text:p>
          </table:table-cell>
        </table:table-row>
        <table:table-row table:style-name="ro1">
          <table:table-cell table:number-columns-repeated="12"/>
          <table:table-cell office:value-type="float" office:value="1.79438400268555" calcext:value-type="float">
            <text:p>1.7943840027</text:p>
          </table:table-cell>
          <table:table-cell office:value-type="float" office:value="0.0414958527401132" calcext:value-type="float">
            <text:p>0.0414958527</text:p>
          </table:table-cell>
          <table:table-cell table:formula="of:=([.N179]-[.N178])/([.M179]-[.M178])" office:value-type="float" office:value="-0.28512804268591" calcext:value-type="float">
            <text:p>-0.2851280427</text:p>
          </table:table-cell>
        </table:table-row>
        <table:table-row table:style-name="ro1">
          <table:table-cell table:number-columns-repeated="12"/>
          <table:table-cell office:value-type="float" office:value="1.8040771484375" calcext:value-type="float">
            <text:p>1.8040771484</text:p>
          </table:table-cell>
          <table:table-cell office:value-type="float" office:value="0.0325052893667405" calcext:value-type="float">
            <text:p>0.0325052894</text:p>
          </table:table-cell>
          <table:table-cell table:formula="of:=([.N180]-[.N179])/([.M180]-[.M179])" office:value-type="float" office:value="-0.927517609189066" calcext:value-type="float">
            <text:p>-0.9275176092</text:p>
          </table:table-cell>
        </table:table-row>
        <table:table-row table:style-name="ro1">
          <table:table-cell table:number-columns-repeated="12"/>
          <table:table-cell office:value-type="float" office:value="1.81273508071899" calcext:value-type="float">
            <text:p>1.8127350807</text:p>
          </table:table-cell>
          <table:table-cell office:value-type="float" office:value="0.0250754906088134" calcext:value-type="float">
            <text:p>0.0250754906</text:p>
          </table:table-cell>
          <table:table-cell table:formula="of:=([.N181]-[.N180])/([.M181]-[.M180])" office:value-type="float" office:value="-0.858149326694078" calcext:value-type="float">
            <text:p>-0.8581493267</text:p>
          </table:table-cell>
        </table:table-row>
        <table:table-row table:style-name="ro1">
          <table:table-cell table:number-columns-repeated="12"/>
          <table:table-cell office:value-type="float" office:value="1.82398319244385" calcext:value-type="float">
            <text:p>1.8239831924</text:p>
          </table:table-cell>
          <table:table-cell office:value-type="float" office:value="0.0118956003185283" calcext:value-type="float">
            <text:p>0.0118956003</text:p>
          </table:table-cell>
          <table:table-cell table:formula="of:=([.N182]-[.N181])/([.M182]-[.M181])" office:value-type="float" office:value="-1.17174247666505" calcext:value-type="float">
            <text:p>-1.1717424767</text:p>
          </table:table-cell>
        </table:table-row>
        <table:table-row table:style-name="ro1">
          <table:table-cell table:number-columns-repeated="12"/>
          <table:table-cell office:value-type="float" office:value="1.83253312110901" calcext:value-type="float">
            <text:p>1.8325331211</text:p>
          </table:table-cell>
          <table:table-cell office:value-type="float" office:value="0.0033471724916788" calcext:value-type="float">
            <text:p>0.0033471725</text:p>
          </table:table-cell>
          <table:table-cell table:formula="of:=([.N183]-[.N182])/([.M183]-[.M182])" office:value-type="float" office:value="-0.999824461890801" calcext:value-type="float">
            <text:p>-0.9998244619</text:p>
          </table:table-cell>
        </table:table-row>
        <table:table-row table:style-name="ro1">
          <table:table-cell table:number-columns-repeated="12"/>
          <table:table-cell office:value-type="float" office:value="1.84186697006226" calcext:value-type="float">
            <text:p>1.8418669701</text:p>
          </table:table-cell>
          <table:table-cell office:value-type="float" office:value="-0.00244765758574717" calcext:value-type="float">
            <text:p>-0.0024476576</text:p>
          </table:table-cell>
          <table:table-cell table:formula="of:=([.N184]-[.N183])/([.M184]-[.M183])" office:value-type="float" office:value="-0.620840352833229" calcext:value-type="float">
            <text:p>-0.6208403528</text:p>
          </table:table-cell>
        </table:table-row>
        <table:table-row table:style-name="ro1">
          <table:table-cell table:number-columns-repeated="12"/>
          <table:table-cell office:value-type="float" office:value="1.85319304466248" calcext:value-type="float">
            <text:p>1.8531930447</text:p>
          </table:table-cell>
          <table:table-cell office:value-type="float" office:value="-0.00873533493238276" calcext:value-type="float">
            <text:p>-0.0087353349</text:p>
          </table:table-cell>
          <table:table-cell table:formula="of:=([.N185]-[.N184])/([.M185]-[.M184])" office:value-type="float" office:value="-0.555150620896811" calcext:value-type="float">
            <text:p>-0.5551506209</text:p>
          </table:table-cell>
        </table:table-row>
        <table:table-row table:style-name="ro1">
          <table:table-cell table:number-columns-repeated="12"/>
          <table:table-cell office:value-type="float" office:value="1.86468696594238" calcext:value-type="float">
            <text:p>1.8646869659</text:p>
          </table:table-cell>
          <table:table-cell office:value-type="float" office:value="-0.0118172943540245" calcext:value-type="float">
            <text:p>-0.0118172944</text:p>
          </table:table-cell>
          <table:table-cell table:formula="of:=([.N186]-[.N185])/([.M186]-[.M185])" office:value-type="float" office:value="-0.268138205107547" calcext:value-type="float">
            <text:p>-0.2681382051</text:p>
          </table:table-cell>
        </table:table-row>
        <table:table-row table:style-name="ro1">
          <table:table-cell table:number-columns-repeated="12"/>
          <table:table-cell office:value-type="float" office:value="1.87772417068481" calcext:value-type="float">
            <text:p>1.8777241707</text:p>
          </table:table-cell>
          <table:table-cell office:value-type="float" office:value="-0.0150065408847023" calcext:value-type="float">
            <text:p>-0.0150065409</text:p>
          </table:table-cell>
          <table:table-cell table:formula="of:=([.N187]-[.N186])/([.M187]-[.M186])" office:value-type="float" office:value="-0.244626558659298" calcext:value-type="float">
            <text:p>-0.2446265587</text:p>
          </table:table-cell>
        </table:table-row>
        <table:table-row table:style-name="ro1">
          <table:table-cell table:number-columns-repeated="12"/>
          <table:table-cell office:value-type="float" office:value="1.88209009170532" calcext:value-type="float">
            <text:p>1.8820900917</text:p>
          </table:table-cell>
          <table:table-cell office:value-type="float" office:value="-0.014281810544882" calcext:value-type="float">
            <text:p>-0.0142818105</text:p>
          </table:table-cell>
          <table:table-cell table:formula="of:=([.N188]-[.N187])/([.M188]-[.M187])" office:value-type="float" office:value="0.165997125558616" calcext:value-type="float">
            <text:p>0.1659971256</text:p>
          </table:table-cell>
        </table:table-row>
        <table:table-row table:style-name="ro1">
          <table:table-cell table:number-columns-repeated="12"/>
          <table:table-cell office:value-type="float" office:value="1.89301514625549" calcext:value-type="float">
            <text:p>1.8930151463</text:p>
          </table:table-cell>
          <table:table-cell office:value-type="float" office:value="-0.0186406259992461" calcext:value-type="float">
            <text:p>-0.018640626</text:p>
          </table:table-cell>
          <table:table-cell table:formula="of:=([.N189]-[.N188])/([.M189]-[.M188])" office:value-type="float" office:value="-0.398974250823845" calcext:value-type="float">
            <text:p>-0.3989742508</text:p>
          </table:table-cell>
        </table:table-row>
        <table:table-row table:style-name="ro1">
          <table:table-cell table:number-columns-repeated="12"/>
          <table:table-cell office:value-type="float" office:value="1.90296602249146" calcext:value-type="float">
            <text:p>1.9029660225</text:p>
          </table:table-cell>
          <table:table-cell office:value-type="float" office:value="-0.0186473771137282" calcext:value-type="float">
            <text:p>-0.0186473771</text:p>
          </table:table-cell>
          <table:table-cell table:formula="of:=([.N190]-[.N189])/([.M190]-[.M189])" office:value-type="float" office:value="-0.000678444221593042" calcext:value-type="float">
            <text:p>-0.0006784442</text:p>
          </table:table-cell>
        </table:table-row>
        <table:table-row table:style-name="ro1">
          <table:table-cell table:number-columns-repeated="12"/>
          <table:table-cell office:value-type="float" office:value="1.91396713256836" calcext:value-type="float">
            <text:p>1.9139671326</text:p>
          </table:table-cell>
          <table:table-cell office:value-type="float" office:value="-0.0289104131107943" calcext:value-type="float">
            <text:p>-0.0289104131</text:p>
          </table:table-cell>
          <table:table-cell table:formula="of:=([.N191]-[.N190])/([.M191]-[.M190])" office:value-type="float" office:value="-0.932909126926409" calcext:value-type="float">
            <text:p>-0.9329091269</text:p>
          </table:table-cell>
        </table:table-row>
        <table:table-row table:style-name="ro1">
          <table:table-cell table:number-columns-repeated="12"/>
          <table:table-cell office:value-type="float" office:value="1.92303419113159" calcext:value-type="float">
            <text:p>1.9230341911</text:p>
          </table:table-cell>
          <table:table-cell office:value-type="float" office:value="-0.0351200572515037" calcext:value-type="float">
            <text:p>-0.0351200573</text:p>
          </table:table-cell>
          <table:table-cell table:formula="of:=([.N192]-[.N191])/([.M192]-[.M191])" office:value-type="float" office:value="-0.684857619194167" calcext:value-type="float">
            <text:p>-0.6848576192</text:p>
          </table:table-cell>
        </table:table-row>
        <table:table-row table:style-name="ro1">
          <table:table-cell table:number-columns-repeated="12"/>
          <table:table-cell office:value-type="float" office:value="1.93293619155884" calcext:value-type="float">
            <text:p>1.9329361916</text:p>
          </table:table-cell>
          <table:table-cell office:value-type="float" office:value="-0.0386230374604595" calcext:value-type="float">
            <text:p>-0.0386230375</text:p>
          </table:table-cell>
          <table:table-cell table:formula="of:=([.N193]-[.N192])/([.M193]-[.M192])" office:value-type="float" office:value="-0.353764901818941" calcext:value-type="float">
            <text:p>-0.3537649018</text:p>
          </table:table-cell>
        </table:table-row>
        <table:table-row table:style-name="ro1">
          <table:table-cell table:number-columns-repeated="12"/>
          <table:table-cell office:value-type="float" office:value="1.94250416755676" calcext:value-type="float">
            <text:p>1.9425041676</text:p>
          </table:table-cell>
          <table:table-cell office:value-type="float" office:value="-0.0440021403374904" calcext:value-type="float">
            <text:p>-0.0440021403</text:p>
          </table:table-cell>
          <table:table-cell table:formula="of:=([.N194]-[.N193])/([.M194]-[.M193])" office:value-type="float" office:value="-0.562198617366675" calcext:value-type="float">
            <text:p>-0.5621986174</text:p>
          </table:table-cell>
        </table:table-row>
        <table:table-row table:style-name="ro1">
          <table:table-cell table:number-columns-repeated="12"/>
          <table:table-cell office:value-type="float" office:value="1.956698179245" calcext:value-type="float">
            <text:p>1.9566981792</text:p>
          </table:table-cell>
          <table:table-cell office:value-type="float" office:value="-0.0518685690704511" calcext:value-type="float">
            <text:p>-0.0518685691</text:p>
          </table:table-cell>
          <table:table-cell table:formula="of:=([.N195]-[.N194])/([.M195]-[.M194])" office:value-type="float" office:value="-0.554207570470184" calcext:value-type="float">
            <text:p>-0.5542075705</text:p>
          </table:table-cell>
        </table:table-row>
        <table:table-row table:style-name="ro1">
          <table:table-cell table:number-columns-repeated="12"/>
          <table:table-cell office:value-type="float" office:value="1.96519112586975" calcext:value-type="float">
            <text:p>1.9651911259</text:p>
          </table:table-cell>
          <table:table-cell office:value-type="float" office:value="-0.0632328249621326" calcext:value-type="float">
            <text:p>-0.063232825</text:p>
          </table:table-cell>
          <table:table-cell table:formula="of:=([.N196]-[.N195])/([.M196]-[.M195])" office:value-type="float" office:value="-1.33808163335869" calcext:value-type="float">
            <text:p>-1.3380816334</text:p>
          </table:table-cell>
        </table:table-row>
        <table:table-row table:style-name="ro1">
          <table:table-cell table:number-columns-repeated="12"/>
          <table:table-cell office:value-type="float" office:value="1.97346496582031" calcext:value-type="float">
            <text:p>1.9734649658</text:p>
          </table:table-cell>
          <table:table-cell office:value-type="float" office:value="-0.0718148150395966" calcext:value-type="float">
            <text:p>-0.071814815</text:p>
          </table:table-cell>
          <table:table-cell table:formula="of:=([.N197]-[.N196])/([.M197]-[.M196])" office:value-type="float" office:value="-1.03724390715119" calcext:value-type="float">
            <text:p>-1.0372439072</text:p>
          </table:table-cell>
        </table:table-row>
        <table:table-row table:style-name="ro1">
          <table:table-cell table:number-columns-repeated="12"/>
          <table:table-cell office:value-type="float" office:value="1.98586797714233" calcext:value-type="float">
            <text:p>1.9858679771</text:p>
          </table:table-cell>
          <table:table-cell office:value-type="float" office:value="-0.0786310699047221" calcext:value-type="float">
            <text:p>-0.0786310699</text:p>
          </table:table-cell>
          <table:table-cell table:formula="of:=([.N198]-[.N197])/([.M198]-[.M197])" office:value-type="float" office:value="-0.549564512049042" calcext:value-type="float">
            <text:p>-0.549564512</text:p>
          </table:table-cell>
        </table:table-row>
        <table:table-row table:style-name="ro1">
          <table:table-cell table:number-columns-repeated="12"/>
          <table:table-cell office:value-type="float" office:value="1.99432301521301" calcext:value-type="float">
            <text:p>1.9943230152</text:p>
          </table:table-cell>
          <table:table-cell office:value-type="float" office:value="-0.0880433855124044" calcext:value-type="float">
            <text:p>-0.0880433855</text:p>
          </table:table-cell>
          <table:table-cell table:formula="of:=([.N199]-[.N198])/([.M199]-[.M198])" office:value-type="float" office:value="-1.11321977843286" calcext:value-type="float">
            <text:p>-1.1132197784</text:p>
          </table:table-cell>
        </table:table-row>
        <table:table-row table:style-name="ro1">
          <table:table-cell table:number-columns-repeated="12"/>
          <table:table-cell office:value-type="float" office:value="2.00530910491943" calcext:value-type="float">
            <text:p>2.0053091049</text:p>
          </table:table-cell>
          <table:table-cell office:value-type="float" office:value="-0.0999795757442656" calcext:value-type="float">
            <text:p>-0.0999795757</text:p>
          </table:table-cell>
          <table:table-cell table:formula="of:=([.N200]-[.N199])/([.M200]-[.M199])" office:value-type="float" office:value="-1.08648213794259" calcext:value-type="float">
            <text:p>-1.0864821379</text:p>
          </table:table-cell>
        </table:table-row>
        <table:table-row table:style-name="ro1">
          <table:table-cell table:number-columns-repeated="12"/>
          <table:table-cell office:value-type="float" office:value="2.01736998558044" calcext:value-type="float">
            <text:p>2.0173699856</text:p>
          </table:table-cell>
          <table:table-cell office:value-type="float" office:value="-0.106949859697266" calcext:value-type="float">
            <text:p>-0.1069498597</text:p>
          </table:table-cell>
          <table:table-cell table:formula="of:=([.N201]-[.N200])/([.M201]-[.M200])" office:value-type="float" office:value="-0.577924958293723" calcext:value-type="float">
            <text:p>-0.5779249583</text:p>
          </table:table-cell>
        </table:table-row>
        <table:table-row table:style-name="ro1">
          <table:table-cell table:number-columns-repeated="12"/>
          <table:table-cell office:value-type="float" office:value="2.02340316772461" calcext:value-type="float">
            <text:p>2.0234031677</text:p>
          </table:table-cell>
          <table:table-cell office:value-type="float" office:value="-0.114298141773918" calcext:value-type="float">
            <text:p>-0.1142981418</text:p>
          </table:table-cell>
          <table:table-cell table:formula="of:=([.N202]-[.N201])/([.M202]-[.M201])" office:value-type="float" office:value="-1.21797782680217" calcext:value-type="float">
            <text:p>-1.2179778268</text:p>
          </table:table-cell>
        </table:table-row>
        <table:table-row table:style-name="ro1">
          <table:table-cell table:number-columns-repeated="12"/>
          <table:table-cell office:value-type="float" office:value="2.03465104103088" calcext:value-type="float">
            <text:p>2.034651041</text:p>
          </table:table-cell>
          <table:table-cell office:value-type="float" office:value="-0.125536365724493" calcext:value-type="float">
            <text:p>-0.1255363657</text:p>
          </table:table-cell>
          <table:table-cell table:formula="of:=([.N203]-[.N202])/([.M203]-[.M202])" office:value-type="float" office:value="-0.999142117319748" calcext:value-type="float">
            <text:p>-0.9991421173</text:p>
          </table:table-cell>
        </table:table-row>
        <table:table-row table:style-name="ro1">
          <table:table-cell table:number-columns-repeated="12"/>
          <table:table-cell office:value-type="float" office:value="2.04320597648621" calcext:value-type="float">
            <text:p>2.0432059765</text:p>
          </table:table-cell>
          <table:table-cell office:value-type="float" office:value="-0.13696879454029" calcext:value-type="float">
            <text:p>-0.1369687945</text:p>
          </table:table-cell>
          <table:table-cell table:formula="of:=([.N204]-[.N203])/([.M204]-[.M203])" office:value-type="float" office:value="-1.33635477152371" calcext:value-type="float">
            <text:p>-1.3363547715</text:p>
          </table:table-cell>
        </table:table-row>
        <table:table-row table:style-name="ro1">
          <table:table-cell table:number-columns-repeated="12"/>
          <table:table-cell office:value-type="float" office:value="2.05360913276672" calcext:value-type="float">
            <text:p>2.0536091328</text:p>
          </table:table-cell>
          <table:table-cell office:value-type="float" office:value="-0.139772771206865" calcext:value-type="float">
            <text:p>-0.1397727712</text:p>
          </table:table-cell>
          <table:table-cell table:formula="of:=([.N205]-[.N204])/([.M205]-[.M204])" office:value-type="float" office:value="-0.26953134135125" calcext:value-type="float">
            <text:p>-0.2695313414</text:p>
          </table:table-cell>
        </table:table-row>
        <table:table-row table:style-name="ro1">
          <table:table-cell table:number-columns-repeated="12"/>
          <table:table-cell office:value-type="float" office:value="2.06397104263306" calcext:value-type="float">
            <text:p>2.0639710426</text:p>
          </table:table-cell>
          <table:table-cell office:value-type="float" office:value="-0.147276718388708" calcext:value-type="float">
            <text:p>-0.1472767184</text:p>
          </table:table-cell>
          <table:table-cell table:formula="of:=([.N206]-[.N205])/([.M206]-[.M205])" office:value-type="float" office:value="-0.724185722385435" calcext:value-type="float">
            <text:p>-0.7241857224</text:p>
          </table:table-cell>
        </table:table-row>
        <table:table-row table:style-name="ro1">
          <table:table-cell table:number-columns-repeated="12"/>
          <table:table-cell office:value-type="float" office:value="2.07157301902771" calcext:value-type="float">
            <text:p>2.071573019</text:p>
          </table:table-cell>
          <table:table-cell office:value-type="float" office:value="-0.163581413196677" calcext:value-type="float">
            <text:p>-0.1635814132</text:p>
          </table:table-cell>
          <table:table-cell table:formula="of:=([.N207]-[.N206])/([.M207]-[.M206])" office:value-type="float" office:value="-2.14479682144724" calcext:value-type="float">
            <text:p>-2.1447968214</text:p>
          </table:table-cell>
        </table:table-row>
        <table:table-row table:style-name="ro1">
          <table:table-cell table:number-columns-repeated="12"/>
          <table:table-cell office:value-type="float" office:value="2.08408212661743" calcext:value-type="float">
            <text:p>2.0840821266</text:p>
          </table:table-cell>
          <table:table-cell office:value-type="float" office:value="-0.175786816869114" calcext:value-type="float">
            <text:p>-0.1757868169</text:p>
          </table:table-cell>
          <table:table-cell table:formula="of:=([.N208]-[.N207])/([.M208]-[.M207])" office:value-type="float" office:value="-0.975721376196772" calcext:value-type="float">
            <text:p>-0.9757213762</text:p>
          </table:table-cell>
        </table:table-row>
        <table:table-row table:style-name="ro1">
          <table:table-cell table:number-columns-repeated="12"/>
          <table:table-cell office:value-type="float" office:value="2.09461116790771" calcext:value-type="float">
            <text:p>2.0946111679</text:p>
          </table:table-cell>
          <table:table-cell office:value-type="float" office:value="-0.185196020257254" calcext:value-type="float">
            <text:p>-0.1851960203</text:p>
          </table:table-cell>
          <table:table-cell table:formula="of:=([.N209]-[.N208])/([.M209]-[.M208])" office:value-type="float" office:value="-0.8936429375411" calcext:value-type="float">
            <text:p>-0.8936429375</text:p>
          </table:table-cell>
        </table:table-row>
        <table:table-row table:style-name="ro1">
          <table:table-cell table:number-columns-repeated="12"/>
          <table:table-cell office:value-type="float" office:value="2.10326409339905" calcext:value-type="float">
            <text:p>2.1032640934</text:p>
          </table:table-cell>
          <table:table-cell office:value-type="float" office:value="-0.192099406675499" calcext:value-type="float">
            <text:p>-0.1920994067</text:p>
          </table:table-cell>
          <table:table-cell table:formula="of:=([.N210]-[.N209])/([.M210]-[.M209])" office:value-type="float" office:value="-0.79780952987054" calcext:value-type="float">
            <text:p>-0.7978095299</text:p>
          </table:table-cell>
        </table:table-row>
        <table:table-row table:style-name="ro1">
          <table:table-cell table:number-columns-repeated="12"/>
          <table:table-cell office:value-type="float" office:value="2.11455702781677" calcext:value-type="float">
            <text:p>2.1145570278</text:p>
          </table:table-cell>
          <table:table-cell office:value-type="float" office:value="-0.198581526786571" calcext:value-type="float">
            <text:p>-0.1985815268</text:p>
          </table:table-cell>
          <table:table-cell table:formula="of:=([.N211]-[.N210])/([.M211]-[.M210])" office:value-type="float" office:value="-0.573997853108707" calcext:value-type="float">
            <text:p>-0.5739978531</text:p>
          </table:table-cell>
        </table:table-row>
        <table:table-row table:style-name="ro1">
          <table:table-cell table:number-columns-repeated="12"/>
          <table:table-cell office:value-type="float" office:value="2.1237051486969" calcext:value-type="float">
            <text:p>2.1237051487</text:p>
          </table:table-cell>
          <table:table-cell office:value-type="float" office:value="-0.209200343368372" calcext:value-type="float">
            <text:p>-0.2092003434</text:p>
          </table:table-cell>
          <table:table-cell table:formula="of:=([.N212]-[.N211])/([.M212]-[.M211])" office:value-type="float" office:value="-1.1607647866645" calcext:value-type="float">
            <text:p>-1.1607647867</text:p>
          </table:table-cell>
        </table:table-row>
        <table:table-row table:style-name="ro1">
          <table:table-cell table:number-columns-repeated="12"/>
          <table:table-cell office:value-type="float" office:value="2.13410019874573" calcext:value-type="float">
            <text:p>2.1341001987</text:p>
          </table:table-cell>
          <table:table-cell office:value-type="float" office:value="-0.220139685875495" calcext:value-type="float">
            <text:p>-0.2201396859</text:p>
          </table:table-cell>
          <table:table-cell table:formula="of:=([.N213]-[.N212])/([.M213]-[.M212])" office:value-type="float" office:value="-1.05236073474761" calcext:value-type="float">
            <text:p>-1.0523607347</text:p>
          </table:table-cell>
        </table:table-row>
        <table:table-row table:style-name="ro1">
          <table:table-cell table:number-columns-repeated="12"/>
          <table:table-cell office:value-type="float" office:value="2.14387202262878" calcext:value-type="float">
            <text:p>2.1438720226</text:p>
          </table:table-cell>
          <table:table-cell office:value-type="float" office:value="-0.229352645977439" calcext:value-type="float">
            <text:p>-0.229352646</text:p>
          </table:table-cell>
          <table:table-cell table:formula="of:=([.N214]-[.N213])/([.M214]-[.M213])" office:value-type="float" office:value="-0.942808651915868" calcext:value-type="float">
            <text:p>-0.9428086519</text:p>
          </table:table-cell>
        </table:table-row>
        <table:table-row table:style-name="ro1">
          <table:table-cell table:number-columns-repeated="12"/>
          <table:table-cell office:value-type="float" office:value="2.15420317649841" calcext:value-type="float">
            <text:p>2.1542031765</text:p>
          </table:table-cell>
          <table:table-cell office:value-type="float" office:value="-0.232799161024714" calcext:value-type="float">
            <text:p>-0.232799161</text:p>
          </table:table-cell>
          <table:table-cell table:formula="of:=([.N215]-[.N214])/([.M215]-[.M214])" office:value-type="float" office:value="-0.333604076637241" calcext:value-type="float">
            <text:p>-0.3336040766</text:p>
          </table:table-cell>
        </table:table-row>
        <table:table-row table:style-name="ro1">
          <table:table-cell table:number-columns-repeated="12"/>
          <table:table-cell office:value-type="float" office:value="2.16331505775452" calcext:value-type="float">
            <text:p>2.1633150578</text:p>
          </table:table-cell>
          <table:table-cell office:value-type="float" office:value="-0.22971029813486" calcext:value-type="float">
            <text:p>-0.2297102981</text:p>
          </table:table-cell>
          <table:table-cell table:formula="of:=([.N216]-[.N215])/([.M216]-[.M215])" office:value-type="float" office:value="0.338992882264043" calcext:value-type="float">
            <text:p>0.3389928823</text:p>
          </table:table-cell>
        </table:table-row>
        <table:table-row table:style-name="ro1">
          <table:table-cell table:number-columns-repeated="12"/>
          <table:table-cell office:value-type="float" office:value="2.17236614227295" calcext:value-type="float">
            <text:p>2.1723661423</text:p>
          </table:table-cell>
          <table:table-cell office:value-type="float" office:value="-0.241402707125607" calcext:value-type="float">
            <text:p>-0.2414027071</text:p>
          </table:table-cell>
          <table:table-cell table:formula="of:=([.N217]-[.N216])/([.M217]-[.M216])" office:value-type="float" office:value="-1.29182408659819" calcext:value-type="float">
            <text:p>-1.2918240866</text:p>
          </table:table-cell>
        </table:table-row>
        <table:table-row table:style-name="ro1">
          <table:table-cell table:number-columns-repeated="12"/>
          <table:table-cell office:value-type="float" office:value="2.18233108520508" calcext:value-type="float">
            <text:p>2.1823310852</text:p>
          </table:table-cell>
          <table:table-cell office:value-type="float" office:value="-0.253472788869902" calcext:value-type="float">
            <text:p>-0.2534727889</text:p>
          </table:table-cell>
          <table:table-cell table:formula="of:=([.N218]-[.N217])/([.M218]-[.M217])" office:value-type="float" office:value="-1.21125447747208" calcext:value-type="float">
            <text:p>-1.2112544775</text:p>
          </table:table-cell>
        </table:table-row>
        <table:table-row table:style-name="ro1">
          <table:table-cell table:number-columns-repeated="12"/>
          <table:table-cell office:value-type="float" office:value="2.1958601474762" calcext:value-type="float">
            <text:p>2.1958601475</text:p>
          </table:table-cell>
          <table:table-cell office:value-type="float" office:value="-0.254586071465961" calcext:value-type="float">
            <text:p>-0.2545860715</text:p>
          </table:table-cell>
          <table:table-cell table:formula="of:=([.N219]-[.N218])/([.M219]-[.M218])" office:value-type="float" office:value="-0.0822882306067466" calcext:value-type="float">
            <text:p>-0.0822882306</text:p>
          </table:table-cell>
        </table:table-row>
        <table:table-row table:style-name="ro1">
          <table:table-cell table:number-columns-repeated="12"/>
          <table:table-cell office:value-type="float" office:value="2.20316004753113" calcext:value-type="float">
            <text:p>2.2031600475</text:p>
          </table:table-cell>
          <table:table-cell office:value-type="float" office:value="-0.25992617373786" calcext:value-type="float">
            <text:p>-0.2599261737</text:p>
          </table:table-cell>
          <table:table-cell table:formula="of:=([.N220]-[.N219])/([.M220]-[.M219])" office:value-type="float" office:value="-0.73153087463042" calcext:value-type="float">
            <text:p>-0.7315308746</text:p>
          </table:table-cell>
        </table:table-row>
        <table:table-row table:style-name="ro1">
          <table:table-cell table:number-columns-repeated="12"/>
          <table:table-cell office:value-type="float" office:value="2.21171712875366" calcext:value-type="float">
            <text:p>2.2117171288</text:p>
          </table:table-cell>
          <table:table-cell office:value-type="float" office:value="-0.269257068699143" calcext:value-type="float">
            <text:p>-0.2692570687</text:p>
          </table:table-cell>
          <table:table-cell table:formula="of:=([.N221]-[.N220])/([.M221]-[.M220])" office:value-type="float" office:value="-1.09042963583323" calcext:value-type="float">
            <text:p>-1.0904296358</text:p>
          </table:table-cell>
        </table:table-row>
        <table:table-row table:style-name="ro1">
          <table:table-cell table:number-columns-repeated="12"/>
          <table:table-cell office:value-type="float" office:value="2.22298407554626" calcext:value-type="float">
            <text:p>2.2229840755</text:p>
          </table:table-cell>
          <table:table-cell office:value-type="float" office:value="-0.282307667035484" calcext:value-type="float">
            <text:p>-0.282307667</text:p>
          </table:table-cell>
          <table:table-cell table:formula="of:=([.N222]-[.N221])/([.M222]-[.M221])" office:value-type="float" office:value="-1.15830833113632" calcext:value-type="float">
            <text:p>-1.1583083311</text:p>
          </table:table-cell>
        </table:table-row>
        <table:table-row table:style-name="ro1">
          <table:table-cell table:number-columns-repeated="12"/>
          <table:table-cell office:value-type="float" office:value="2.23294901847839" calcext:value-type="float">
            <text:p>2.2329490185</text:p>
          </table:table-cell>
          <table:table-cell office:value-type="float" office:value="-0.2861787608265" calcext:value-type="float">
            <text:p>-0.2861787608</text:p>
          </table:table-cell>
          <table:table-cell table:formula="of:=([.N223]-[.N222])/([.M223]-[.M222])" office:value-type="float" office:value="-0.388471245383161" calcext:value-type="float">
            <text:p>-0.3884712454</text:p>
          </table:table-cell>
        </table:table-row>
        <table:table-row table:style-name="ro1">
          <table:table-cell table:number-columns-repeated="12"/>
          <table:table-cell office:value-type="float" office:value="2.24371314048767" calcext:value-type="float">
            <text:p>2.2437131405</text:p>
          </table:table-cell>
          <table:table-cell office:value-type="float" office:value="-0.288223000651917" calcext:value-type="float">
            <text:p>-0.2882230007</text:p>
          </table:table-cell>
          <table:table-cell table:formula="of:=([.N224]-[.N223])/([.M224]-[.M223])" office:value-type="float" office:value="-0.189912361050423" calcext:value-type="float">
            <text:p>-0.1899123611</text:p>
          </table:table-cell>
        </table:table-row>
        <table:table-row table:style-name="ro1">
          <table:table-cell table:number-columns-repeated="12"/>
          <table:table-cell office:value-type="float" office:value="2.25244402885437" calcext:value-type="float">
            <text:p>2.2524440289</text:p>
          </table:table-cell>
          <table:table-cell office:value-type="float" office:value="-0.293521499293058" calcext:value-type="float">
            <text:p>-0.2935214993</text:p>
          </table:table-cell>
          <table:table-cell table:formula="of:=([.N225]-[.N224])/([.M225]-[.M224])" office:value-type="float" office:value="-0.606868215306726" calcext:value-type="float">
            <text:p>-0.6068682153</text:p>
          </table:table-cell>
        </table:table-row>
        <table:table-row table:style-name="ro1">
          <table:table-cell table:number-columns-repeated="12"/>
          <table:table-cell office:value-type="float" office:value="2.26358509063721" calcext:value-type="float">
            <text:p>2.2635850906</text:p>
          </table:table-cell>
          <table:table-cell office:value-type="float" office:value="-0.299694252856262" calcext:value-type="float">
            <text:p>-0.2996942529</text:p>
          </table:table-cell>
          <table:table-cell table:formula="of:=([.N226]-[.N225])/([.M226]-[.M225])" office:value-type="float" office:value="-0.554054333736267" calcext:value-type="float">
            <text:p>-0.5540543337</text:p>
          </table:table-cell>
        </table:table-row>
        <table:table-row table:style-name="ro1">
          <table:table-cell table:number-columns-repeated="12"/>
          <table:table-cell office:value-type="float" office:value="2.27164101600647" calcext:value-type="float">
            <text:p>2.271641016</text:p>
          </table:table-cell>
          <table:table-cell office:value-type="float" office:value="-0.300627295277645" calcext:value-type="float">
            <text:p>-0.3006272953</text:p>
          </table:table-cell>
          <table:table-cell table:formula="of:=([.N227]-[.N226])/([.M227]-[.M226])" office:value-type="float" office:value="-0.115820638674518" calcext:value-type="float">
            <text:p>-0.1158206387</text:p>
          </table:table-cell>
        </table:table-row>
        <table:table-row table:style-name="ro1">
          <table:table-cell table:number-columns-repeated="12"/>
          <table:table-cell office:value-type="float" office:value="2.28331398963928" calcext:value-type="float">
            <text:p>2.2833139896</text:p>
          </table:table-cell>
          <table:table-cell office:value-type="float" office:value="-0.309815686036318" calcext:value-type="float">
            <text:p>-0.309815686</text:p>
          </table:table-cell>
          <table:table-cell table:formula="of:=([.N228]-[.N227])/([.M228]-[.M227])" office:value-type="float" office:value="-0.787150819294652" calcext:value-type="float">
            <text:p>-0.7871508193</text:p>
          </table:table-cell>
        </table:table-row>
        <table:table-row table:style-name="ro1">
          <table:table-cell table:number-columns-repeated="12"/>
          <table:table-cell office:value-type="float" office:value="2.29267716407776" calcext:value-type="float">
            <text:p>2.2926771641</text:p>
          </table:table-cell>
          <table:table-cell office:value-type="float" office:value="-0.314122523283744" calcext:value-type="float">
            <text:p>-0.3141225233</text:p>
          </table:table-cell>
          <table:table-cell table:formula="of:=([.N229]-[.N228])/([.M229]-[.M228])" office:value-type="float" office:value="-0.459976183902795" calcext:value-type="float">
            <text:p>-0.4599761839</text:p>
          </table:table-cell>
        </table:table-row>
        <table:table-row table:style-name="ro1">
          <table:table-cell table:number-columns-repeated="12"/>
          <table:table-cell office:value-type="float" office:value="2.30392408370972" calcext:value-type="float">
            <text:p>2.3039240837</text:p>
          </table:table-cell>
          <table:table-cell office:value-type="float" office:value="-0.31916895166867" calcext:value-type="float">
            <text:p>-0.3191689517</text:p>
          </table:table-cell>
          <table:table-cell table:formula="of:=([.N230]-[.N229])/([.M230]-[.M229])" office:value-type="float" office:value="-0.448694269192259" calcext:value-type="float">
            <text:p>-0.4486942692</text:p>
          </table:table-cell>
        </table:table-row>
        <table:table-row table:style-name="ro1">
          <table:table-cell table:number-columns-repeated="12"/>
          <table:table-cell office:value-type="float" office:value="2.31372904777527" calcext:value-type="float">
            <text:p>2.3137290478</text:p>
          </table:table-cell>
          <table:table-cell office:value-type="float" office:value="-0.329963194505146" calcext:value-type="float">
            <text:p>-0.3299631945</text:p>
          </table:table-cell>
          <table:table-cell table:formula="of:=([.N231]-[.N230])/([.M231]-[.M230])" office:value-type="float" office:value="-1.10089570592101" calcext:value-type="float">
            <text:p>-1.1008957059</text:p>
          </table:table-cell>
        </table:table-row>
        <table:table-row table:style-name="ro1">
          <table:table-cell table:number-columns-repeated="12"/>
          <table:table-cell office:value-type="float" office:value="2.3247799873352" calcext:value-type="float">
            <text:p>2.3247799873</text:p>
          </table:table-cell>
          <table:table-cell office:value-type="float" office:value="-0.338000216334354" calcext:value-type="float">
            <text:p>-0.3380002163</text:p>
          </table:table-cell>
          <table:table-cell table:formula="of:=([.N232]-[.N231])/([.M232]-[.M231])" office:value-type="float" office:value="-0.727270453848568" calcext:value-type="float">
            <text:p>-0.7272704538</text:p>
          </table:table-cell>
        </table:table-row>
        <table:table-row table:style-name="ro1">
          <table:table-cell table:number-columns-repeated="12"/>
          <table:table-cell office:value-type="float" office:value="2.33306407928467" calcext:value-type="float">
            <text:p>2.3330640793</text:p>
          </table:table-cell>
          <table:table-cell office:value-type="float" office:value="-0.343411473346908" calcext:value-type="float">
            <text:p>-0.3434114733</text:p>
          </table:table-cell>
          <table:table-cell table:formula="of:=([.N233]-[.N232])/([.M233]-[.M232])" office:value-type="float" office:value="-0.653210641017206" calcext:value-type="float">
            <text:p>-0.653210641</text:p>
          </table:table-cell>
        </table:table-row>
        <table:table-row table:style-name="ro1">
          <table:table-cell table:number-columns-repeated="12"/>
          <table:table-cell office:value-type="float" office:value="2.34364199638367" calcext:value-type="float">
            <text:p>2.3436419964</text:p>
          </table:table-cell>
          <table:table-cell office:value-type="float" office:value="-0.344008146345238" calcext:value-type="float">
            <text:p>-0.3440081463</text:p>
          </table:table-cell>
          <table:table-cell table:formula="of:=([.N234]-[.N233])/([.M234]-[.M233])" office:value-type="float" office:value="-0.0564074186577454" calcext:value-type="float">
            <text:p>-0.0564074187</text:p>
          </table:table-cell>
        </table:table-row>
        <table:table-row table:style-name="ro1">
          <table:table-cell table:number-columns-repeated="12"/>
          <table:table-cell office:value-type="float" office:value="2.35393404960632" calcext:value-type="float">
            <text:p>2.3539340496</text:p>
          </table:table-cell>
          <table:table-cell office:value-type="float" office:value="-0.349215503406608" calcext:value-type="float">
            <text:p>-0.3492155034</text:p>
          </table:table-cell>
          <table:table-cell table:formula="of:=([.N235]-[.N234])/([.M235]-[.M234])" office:value-type="float" office:value="-0.505959010191126" calcext:value-type="float">
            <text:p>-0.5059590102</text:p>
          </table:table-cell>
        </table:table-row>
        <table:table-row table:style-name="ro1">
          <table:table-cell table:number-columns-repeated="12"/>
          <table:table-cell office:value-type="float" office:value="2.36414813995361" calcext:value-type="float">
            <text:p>2.36414814</text:p>
          </table:table-cell>
          <table:table-cell office:value-type="float" office:value="-0.356400334823322" calcext:value-type="float">
            <text:p>-0.3564003348</text:p>
          </table:table-cell>
          <table:table-cell table:formula="of:=([.N236]-[.N235])/([.M236]-[.M235])" office:value-type="float" office:value="-0.703423523037519" calcext:value-type="float">
            <text:p>-0.703423523</text:p>
          </table:table-cell>
        </table:table-row>
        <table:table-row table:style-name="ro1">
          <table:table-cell table:number-columns-repeated="12"/>
          <table:table-cell office:value-type="float" office:value="2.3735020160675" calcext:value-type="float">
            <text:p>2.3735020161</text:p>
          </table:table-cell>
          <table:table-cell office:value-type="float" office:value="-0.358317580527525" calcext:value-type="float">
            <text:p>-0.3583175805</text:p>
          </table:table-cell>
          <table:table-cell table:formula="of:=([.N237]-[.N236])/([.M237]-[.M236])" office:value-type="float" office:value="-0.204968045424094" calcext:value-type="float">
            <text:p>-0.2049680454</text:p>
          </table:table-cell>
        </table:table-row>
        <table:table-row table:style-name="ro1">
          <table:table-cell table:number-columns-repeated="12"/>
          <table:table-cell office:value-type="float" office:value="2.38418197631836" calcext:value-type="float">
            <text:p>2.3841819763</text:p>
          </table:table-cell>
          <table:table-cell office:value-type="float" office:value="-0.366416532885434" calcext:value-type="float">
            <text:p>-0.3664165329</text:p>
          </table:table-cell>
          <table:table-cell table:formula="of:=([.N238]-[.N237])/([.M238]-[.M237])" office:value-type="float" office:value="-0.758331694845107" calcext:value-type="float">
            <text:p>-0.7583316948</text:p>
          </table:table-cell>
        </table:table-row>
        <table:table-row table:style-name="ro1">
          <table:table-cell table:number-columns-repeated="12"/>
          <table:table-cell office:value-type="float" office:value="2.39290404319763" calcext:value-type="float">
            <text:p>2.3929040432</text:p>
          </table:table-cell>
          <table:table-cell office:value-type="float" office:value="-0.374334351404786" calcext:value-type="float">
            <text:p>-0.3743343514</text:p>
          </table:table-cell>
          <table:table-cell table:formula="of:=([.N239]-[.N238])/([.M239]-[.M238])" office:value-type="float" office:value="-0.907791539430685" calcext:value-type="float">
            <text:p>-0.9077915394</text:p>
          </table:table-cell>
        </table:table-row>
        <table:table-row table:style-name="ro1">
          <table:table-cell table:number-columns-repeated="12"/>
          <table:table-cell office:value-type="float" office:value="2.40716004371643" calcext:value-type="float">
            <text:p>2.4071600437</text:p>
          </table:table-cell>
          <table:table-cell office:value-type="float" office:value="-0.383437940825714" calcext:value-type="float">
            <text:p>-0.3834379408</text:p>
          </table:table-cell>
          <table:table-cell table:formula="of:=([.N240]-[.N239])/([.M240]-[.M239])" office:value-type="float" office:value="-0.638579481596055" calcext:value-type="float">
            <text:p>-0.6385794816</text:p>
          </table:table-cell>
        </table:table-row>
        <table:table-row table:style-name="ro1">
          <table:table-cell table:number-columns-repeated="12"/>
          <table:table-cell office:value-type="float" office:value="2.4137761592865" calcext:value-type="float">
            <text:p>2.4137761593</text:p>
          </table:table-cell>
          <table:table-cell office:value-type="float" office:value="-0.39020213521734" calcext:value-type="float">
            <text:p>-0.3902021352</text:p>
          </table:table-cell>
          <table:table-cell table:formula="of:=([.N241]-[.N240])/([.M241]-[.M240])" office:value-type="float" office:value="-1.0223815349036" calcext:value-type="float">
            <text:p>-1.0223815349</text:p>
          </table:table-cell>
        </table:table-row>
        <table:table-row table:style-name="ro1">
          <table:table-cell table:number-columns-repeated="12"/>
          <table:table-cell office:value-type="float" office:value="2.42286014556885" calcext:value-type="float">
            <text:p>2.4228601456</text:p>
          </table:table-cell>
          <table:table-cell office:value-type="float" office:value="-0.404074527861416" calcext:value-type="float">
            <text:p>-0.4040745279</text:p>
          </table:table-cell>
          <table:table-cell table:formula="of:=([.N242]-[.N241])/([.M242]-[.M241])" office:value-type="float" office:value="-1.52712611103691" calcext:value-type="float">
            <text:p>-1.527126111</text:p>
          </table:table-cell>
        </table:table-row>
        <table:table-row table:style-name="ro1">
          <table:table-cell table:number-columns-repeated="12"/>
          <table:table-cell office:value-type="float" office:value="2.43300700187683" calcext:value-type="float">
            <text:p>2.4330070019</text:p>
          </table:table-cell>
          <table:table-cell office:value-type="float" office:value="-0.404304193207184" calcext:value-type="float">
            <text:p>-0.4043041932</text:p>
          </table:table-cell>
          <table:table-cell table:formula="of:=([.N243]-[.N242])/([.M243]-[.M242])" office:value-type="float" office:value="-0.0226341379829563" calcext:value-type="float">
            <text:p>-0.022634138</text:p>
          </table:table-cell>
        </table:table-row>
        <table:table-row table:style-name="ro1">
          <table:table-cell table:number-columns-repeated="12"/>
          <table:table-cell office:value-type="float" office:value="2.4440450668335" calcext:value-type="float">
            <text:p>2.4440450668</text:p>
          </table:table-cell>
          <table:table-cell office:value-type="float" office:value="-0.401608486818838" calcext:value-type="float">
            <text:p>-0.4016084868</text:p>
          </table:table-cell>
          <table:table-cell table:formula="of:=([.N244]-[.N243])/([.M244]-[.M243])" office:value-type="float" office:value="0.244219108958831" calcext:value-type="float">
            <text:p>0.244219109</text:p>
          </table:table-cell>
        </table:table-row>
        <table:table-row table:style-name="ro1">
          <table:table-cell table:number-columns-repeated="12"/>
          <table:table-cell office:value-type="float" office:value="2.4536349773407" calcext:value-type="float">
            <text:p>2.4536349773</text:p>
          </table:table-cell>
          <table:table-cell office:value-type="float" office:value="-0.408558666523107" calcext:value-type="float">
            <text:p>-0.4085586665</text:p>
          </table:table-cell>
          <table:table-cell table:formula="of:=([.N245]-[.N244])/([.M245]-[.M244])" office:value-type="float" office:value="-0.724738744855784" calcext:value-type="float">
            <text:p>-0.7247387449</text:p>
          </table:table-cell>
        </table:table-row>
        <table:table-row table:style-name="ro1">
          <table:table-cell table:number-columns-repeated="12"/>
          <table:table-cell office:value-type="float" office:value="2.47012400627136" calcext:value-type="float">
            <text:p>2.4701240063</text:p>
          </table:table-cell>
          <table:table-cell office:value-type="float" office:value="-0.420344128542603" calcext:value-type="float">
            <text:p>-0.4203441285</text:p>
          </table:table-cell>
          <table:table-cell table:formula="of:=([.N246]-[.N245])/([.M246]-[.M245])" office:value-type="float" office:value="-0.714745669320747" calcext:value-type="float">
            <text:p>-0.7147456693</text:p>
          </table:table-cell>
        </table:table-row>
        <table:table-row table:style-name="ro1">
          <table:table-cell table:number-columns-repeated="12"/>
          <table:table-cell office:value-type="float" office:value="2.47546911239624" calcext:value-type="float">
            <text:p>2.4754691124</text:p>
          </table:table-cell>
          <table:table-cell office:value-type="float" office:value="-0.421433951223276" calcext:value-type="float">
            <text:p>-0.4214339512</text:p>
          </table:table-cell>
          <table:table-cell table:formula="of:=([.N247]-[.N246])/([.M247]-[.M246])" office:value-type="float" office:value="-0.203891682449551" calcext:value-type="float">
            <text:p>-0.2038916824</text:p>
          </table:table-cell>
        </table:table-row>
        <table:table-row table:style-name="ro1">
          <table:table-cell table:number-columns-repeated="12"/>
          <table:table-cell office:value-type="float" office:value="2.48357319831848" calcext:value-type="float">
            <text:p>2.4835731983</text:p>
          </table:table-cell>
          <table:table-cell office:value-type="float" office:value="-0.421433951223276" calcext:value-type="float">
            <text:p>-0.4214339512</text:p>
          </table:table-cell>
          <table:table-cell table:formula="of:=([.N248]-[.N247])/([.M248]-[.M24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.49218201637268" calcext:value-type="float">
            <text:p>2.4921820164</text:p>
          </table:table-cell>
          <table:table-cell office:value-type="float" office:value="-0.44351153113786" calcext:value-type="float">
            <text:p>-0.4435115311</text:p>
          </table:table-cell>
          <table:table-cell table:formula="of:=([.N249]-[.N248])/([.M249]-[.M248])" office:value-type="float" office:value="-2.56453090024541" calcext:value-type="float">
            <text:p>-2.5645309002</text:p>
          </table:table-cell>
        </table:table-row>
        <table:table-row table:style-name="ro1">
          <table:table-cell table:number-columns-repeated="12"/>
          <table:table-cell office:value-type="float" office:value="2.50557899475098" calcext:value-type="float">
            <text:p>2.5055789948</text:p>
          </table:table-cell>
          <table:table-cell office:value-type="float" office:value="-0.448690846890991" calcext:value-type="float">
            <text:p>-0.4486908469</text:p>
          </table:table-cell>
          <table:table-cell table:formula="of:=([.N250]-[.N249])/([.M250]-[.M249])" office:value-type="float" office:value="-0.386603277760139" calcext:value-type="float">
            <text:p>-0.3866032778</text:p>
          </table:table-cell>
        </table:table-row>
        <table:table-row table:style-name="ro1">
          <table:table-cell table:number-columns-repeated="12"/>
          <table:table-cell office:value-type="float" office:value="2.51602101325989" calcext:value-type="float">
            <text:p>2.5160210133</text:p>
          </table:table-cell>
          <table:table-cell office:value-type="float" office:value="-0.463005591121129" calcext:value-type="float">
            <text:p>-0.4630055911</text:p>
          </table:table-cell>
          <table:table-cell table:formula="of:=([.N251]-[.N250])/([.M251]-[.M250])" office:value-type="float" office:value="-1.37087903243247" calcext:value-type="float">
            <text:p>-1.3708790324</text:p>
          </table:table-cell>
        </table:table-row>
        <table:table-row table:style-name="ro1">
          <table:table-cell table:number-columns-repeated="12"/>
          <table:table-cell office:value-type="float" office:value="2.52291798591614" calcext:value-type="float">
            <text:p>2.5229179859</text:p>
          </table:table-cell>
          <table:table-cell office:value-type="float" office:value="-0.460933553494088" calcext:value-type="float">
            <text:p>-0.4609335535</text:p>
          </table:table-cell>
          <table:table-cell table:formula="of:=([.N252]-[.N251])/([.M252]-[.M251])" office:value-type="float" office:value="0.300427119304897" calcext:value-type="float">
            <text:p>0.3004271193</text:p>
          </table:table-cell>
        </table:table-row>
        <table:table-row table:style-name="ro1">
          <table:table-cell table:number-columns-repeated="12"/>
          <table:table-cell office:value-type="float" office:value="2.53209018707275" calcext:value-type="float">
            <text:p>2.5320901871</text:p>
          </table:table-cell>
          <table:table-cell office:value-type="float" office:value="-0.462177361379923" calcext:value-type="float">
            <text:p>-0.4621773614</text:p>
          </table:table-cell>
          <table:table-cell table:formula="of:=([.N253]-[.N252])/([.M253]-[.M252])" office:value-type="float" office:value="-0.135606259020869" calcext:value-type="float">
            <text:p>-0.135606259</text:p>
          </table:table-cell>
        </table:table-row>
        <table:table-row table:style-name="ro1">
          <table:table-cell table:number-columns-repeated="12"/>
          <table:table-cell office:value-type="float" office:value="2.5436429977417" calcext:value-type="float">
            <text:p>2.5436429977</text:p>
          </table:table-cell>
          <table:table-cell office:value-type="float" office:value="-0.464947495727234" calcext:value-type="float">
            <text:p>-0.4649474957</text:p>
          </table:table-cell>
          <table:table-cell table:formula="of:=([.N254]-[.N253])/([.M254]-[.M253])" office:value-type="float" office:value="-0.23978012162505" calcext:value-type="float">
            <text:p>-0.2397801216</text:p>
          </table:table-cell>
        </table:table-row>
        <table:table-row table:style-name="ro1">
          <table:table-cell table:number-columns-repeated="12"/>
          <table:table-cell office:value-type="float" office:value="2.55368709564209" calcext:value-type="float">
            <text:p>2.5536870956</text:p>
          </table:table-cell>
          <table:table-cell office:value-type="float" office:value="-0.468821891560908" calcext:value-type="float">
            <text:p>-0.4688218916</text:p>
          </table:table-cell>
          <table:table-cell table:formula="of:=([.N255]-[.N254])/([.M255]-[.M254])" office:value-type="float" office:value="-0.385738557319665" calcext:value-type="float">
            <text:p>-0.3857385573</text:p>
          </table:table-cell>
        </table:table-row>
        <table:table-row table:style-name="ro1">
          <table:table-cell table:number-columns-repeated="12"/>
          <table:table-cell office:value-type="float" office:value="2.56377506256104" calcext:value-type="float">
            <text:p>2.5637750626</text:p>
          </table:table-cell>
          <table:table-cell office:value-type="float" office:value="-0.479482369976269" calcext:value-type="float">
            <text:p>-0.47948237</text:p>
          </table:table-cell>
          <table:table-cell table:formula="of:=([.N256]-[.N255])/([.M256]-[.M255])" office:value-type="float" office:value="-1.05675192048263" calcext:value-type="float">
            <text:p>-1.0567519205</text:p>
          </table:table-cell>
        </table:table-row>
        <table:table-row table:style-name="ro1">
          <table:table-cell table:number-columns-repeated="12"/>
          <table:table-cell office:value-type="float" office:value="2.57177209854126" calcext:value-type="float">
            <text:p>2.5717720985</text:p>
          </table:table-cell>
          <table:table-cell office:value-type="float" office:value="-0.47902392805052" calcext:value-type="float">
            <text:p>-0.4790239281</text:p>
          </table:table-cell>
          <table:table-cell table:formula="of:=([.N257]-[.N256])/([.M257]-[.M256])" office:value-type="float" office:value="0.0573264803213196" calcext:value-type="float">
            <text:p>0.0573264803</text:p>
          </table:table-cell>
        </table:table-row>
        <table:table-row table:style-name="ro1">
          <table:table-cell table:number-columns-repeated="12"/>
          <table:table-cell office:value-type="float" office:value="2.58302903175354" calcext:value-type="float">
            <text:p>2.5830290318</text:p>
          </table:table-cell>
          <table:table-cell office:value-type="float" office:value="-0.48427161547664" calcext:value-type="float">
            <text:p>-0.4842716155</text:p>
          </table:table-cell>
          <table:table-cell table:formula="of:=([.N258]-[.N257])/([.M258]-[.M257])" office:value-type="float" office:value="-0.466173808368666" calcext:value-type="float">
            <text:p>-0.4661738084</text:p>
          </table:table-cell>
        </table:table-row>
        <table:table-row table:style-name="ro1">
          <table:table-cell table:number-columns-repeated="12"/>
          <table:table-cell office:value-type="float" office:value="2.5935480594635" calcext:value-type="float">
            <text:p>2.5935480595</text:p>
          </table:table-cell>
          <table:table-cell office:value-type="float" office:value="-0.501356702897803" calcext:value-type="float">
            <text:p>-0.5013567029</text:p>
          </table:table-cell>
          <table:table-cell table:formula="of:=([.N259]-[.N258])/([.M259]-[.M258])" office:value-type="float" office:value="-1.62420785382894" calcext:value-type="float">
            <text:p>-1.6242078538</text:p>
          </table:table-cell>
        </table:table-row>
        <table:table-row table:style-name="ro1">
          <table:table-cell table:number-columns-repeated="12"/>
          <table:table-cell office:value-type="float" office:value="2.60338711738586" calcext:value-type="float">
            <text:p>2.6033871174</text:p>
          </table:table-cell>
          <table:table-cell office:value-type="float" office:value="-0.495459094740696" calcext:value-type="float">
            <text:p>-0.4954590947</text:p>
          </table:table-cell>
          <table:table-cell table:formula="of:=([.N260]-[.N259])/([.M260]-[.M259])" office:value-type="float" office:value="0.599407809532426" calcext:value-type="float">
            <text:p>0.5994078095</text:p>
          </table:table-cell>
        </table:table-row>
        <table:table-row table:style-name="ro1">
          <table:table-cell table:number-columns-repeated="12"/>
          <table:table-cell office:value-type="float" office:value="2.61393618583679" calcext:value-type="float">
            <text:p>2.6139361858</text:p>
          </table:table-cell>
          <table:table-cell office:value-type="float" office:value="-0.496263670506345" calcext:value-type="float">
            <text:p>-0.4962636705</text:p>
          </table:table-cell>
          <table:table-cell table:formula="of:=([.N261]-[.N260])/([.M261]-[.M260])" office:value-type="float" office:value="-0.0762698402604539" calcext:value-type="float">
            <text:p>-0.0762698403</text:p>
          </table:table-cell>
        </table:table-row>
        <table:table-row table:style-name="ro1">
          <table:table-cell table:number-columns-repeated="12"/>
          <table:table-cell office:value-type="float" office:value="2.62369108200073" calcext:value-type="float">
            <text:p>2.623691082</text:p>
          </table:table-cell>
          <table:table-cell office:value-type="float" office:value="-0.500400979320411" calcext:value-type="float">
            <text:p>-0.5004009793</text:p>
          </table:table-cell>
          <table:table-cell table:formula="of:=([.N262]-[.N261])/([.M262]-[.M261])" office:value-type="float" office:value="-0.424126381719893" calcext:value-type="float">
            <text:p>-0.4241263817</text:p>
          </table:table-cell>
        </table:table-row>
        <table:table-row table:style-name="ro1">
          <table:table-cell table:number-columns-repeated="12"/>
          <table:table-cell office:value-type="float" office:value="2.6342031955719" calcext:value-type="float">
            <text:p>2.6342031956</text:p>
          </table:table-cell>
          <table:table-cell office:value-type="float" office:value="-0.50047418983744" calcext:value-type="float">
            <text:p>-0.5004741898</text:p>
          </table:table-cell>
          <table:table-cell table:formula="of:=([.N263]-[.N262])/([.M263]-[.M262])" office:value-type="float" office:value="-0.00696439555507367" calcext:value-type="float">
            <text:p>-0.0069643956</text:p>
          </table:table-cell>
        </table:table-row>
        <table:table-row table:style-name="ro1">
          <table:table-cell table:number-columns-repeated="12"/>
          <table:table-cell office:value-type="float" office:value="2.64249420166016" calcext:value-type="float">
            <text:p>2.6424942017</text:p>
          </table:table-cell>
          <table:table-cell office:value-type="float" office:value="-0.509977905790328" calcext:value-type="float">
            <text:p>-0.5099779058</text:p>
          </table:table-cell>
          <table:table-cell table:formula="of:=([.N264]-[.N263])/([.M264]-[.M263])" office:value-type="float" office:value="-1.14626811893784" calcext:value-type="float">
            <text:p>-1.1462681189</text:p>
          </table:table-cell>
        </table:table-row>
        <table:table-row table:style-name="ro1">
          <table:table-cell table:number-columns-repeated="12"/>
          <table:table-cell office:value-type="float" office:value="2.65455412864685" calcext:value-type="float">
            <text:p>2.6545541286</text:p>
          </table:table-cell>
          <table:table-cell office:value-type="float" office:value="-0.518294495640736" calcext:value-type="float">
            <text:p>-0.5182944956</text:p>
          </table:table-cell>
          <table:table-cell table:formula="of:=([.N265]-[.N264])/([.M265]-[.M264])" office:value-type="float" office:value="-0.689605323447107" calcext:value-type="float">
            <text:p>-0.6896053234</text:p>
          </table:table-cell>
        </table:table-row>
        <table:table-row table:style-name="ro1">
          <table:table-cell table:number-columns-repeated="12"/>
          <table:table-cell office:value-type="float" office:value="2.67140007019043" calcext:value-type="float">
            <text:p>2.6714000702</text:p>
          </table:table-cell>
          <table:table-cell office:value-type="float" office:value="-0.528158015444393" calcext:value-type="float">
            <text:p>-0.5281580154</text:p>
          </table:table-cell>
          <table:table-cell table:formula="of:=([.N266]-[.N265])/([.M266]-[.M265])" office:value-type="float" office:value="-0.585513120661189" calcext:value-type="float">
            <text:p>-0.5855131207</text:p>
          </table:table-cell>
        </table:table-row>
        <table:table-row table:style-name="ro1">
          <table:table-cell table:number-columns-repeated="12"/>
          <table:table-cell office:value-type="float" office:value="2.67565703392029" calcext:value-type="float">
            <text:p>2.6756570339</text:p>
          </table:table-cell>
          <table:table-cell office:value-type="float" office:value="-0.527042332068497" calcext:value-type="float">
            <text:p>-0.5270423321</text:p>
          </table:table-cell>
          <table:table-cell table:formula="of:=([.N267]-[.N266])/([.M267]-[.M266])" office:value-type="float" office:value="0.262084303906767" calcext:value-type="float">
            <text:p>0.2620843039</text:p>
          </table:table-cell>
        </table:table-row>
        <table:table-row table:style-name="ro1">
          <table:table-cell table:number-columns-repeated="12"/>
          <table:table-cell office:value-type="float" office:value="2.68249797821045" calcext:value-type="float">
            <text:p>2.6824979782</text:p>
          </table:table-cell>
          <table:table-cell office:value-type="float" office:value="-0.530636675324502" calcext:value-type="float">
            <text:p>-0.5306366753</text:p>
          </table:table-cell>
          <table:table-cell table:formula="of:=([.N268]-[.N267])/([.M268]-[.M267])" office:value-type="float" office:value="-0.525416244241943" calcext:value-type="float">
            <text:p>-0.5254162442</text:p>
          </table:table-cell>
        </table:table-row>
        <table:table-row table:style-name="ro1">
          <table:table-cell table:number-columns-repeated="12"/>
          <table:table-cell office:value-type="float" office:value="2.69384503364563" calcext:value-type="float">
            <text:p>2.6938450336</text:p>
          </table:table-cell>
          <table:table-cell office:value-type="float" office:value="-0.535134401088683" calcext:value-type="float">
            <text:p>-0.5351344011</text:p>
          </table:table-cell>
          <table:table-cell table:formula="of:=([.N269]-[.N268])/([.M269]-[.M268])" office:value-type="float" office:value="-0.396378231328288" calcext:value-type="float">
            <text:p>-0.3963782313</text:p>
          </table:table-cell>
        </table:table-row>
        <table:table-row table:style-name="ro1">
          <table:table-cell table:number-columns-repeated="12"/>
          <table:table-cell office:value-type="float" office:value="2.70346403121948" calcext:value-type="float">
            <text:p>2.7034640312</text:p>
          </table:table-cell>
          <table:table-cell office:value-type="float" office:value="-0.542178472934648" calcext:value-type="float">
            <text:p>-0.5421784729</text:p>
          </table:table-cell>
          <table:table-cell table:formula="of:=([.N270]-[.N269])/([.M270]-[.M269])" office:value-type="float" office:value="-0.732308308831832" calcext:value-type="float">
            <text:p>-0.7323083088</text:p>
          </table:table-cell>
        </table:table-row>
        <table:table-row table:style-name="ro1">
          <table:table-cell table:number-columns-repeated="12"/>
          <table:table-cell office:value-type="float" office:value="2.71288299560547" calcext:value-type="float">
            <text:p>2.7128829956</text:p>
          </table:table-cell>
          <table:table-cell office:value-type="float" office:value="-0.536619381190004" calcext:value-type="float">
            <text:p>-0.5366193812</text:p>
          </table:table-cell>
          <table:table-cell table:formula="of:=([.N271]-[.N270])/([.M271]-[.M270])" office:value-type="float" office:value="0.59020201338854" calcext:value-type="float">
            <text:p>0.5902020134</text:p>
          </table:table-cell>
        </table:table-row>
        <table:table-row table:style-name="ro1">
          <table:table-cell table:number-columns-repeated="12"/>
          <table:table-cell office:value-type="float" office:value="2.72383999824524" calcext:value-type="float">
            <text:p>2.7238399982</text:p>
          </table:table-cell>
          <table:table-cell office:value-type="float" office:value="-0.549533621681883" calcext:value-type="float">
            <text:p>-0.5495336217</text:p>
          </table:table-cell>
          <table:table-cell table:formula="of:=([.N272]-[.N271])/([.M272]-[.M271])" office:value-type="float" office:value="-1.17862894775657" calcext:value-type="float">
            <text:p>-1.1786289478</text:p>
          </table:table-cell>
        </table:table-row>
        <table:table-row table:style-name="ro1">
          <table:table-cell table:number-columns-repeated="12"/>
          <table:table-cell office:value-type="float" office:value="2.73464417457581" calcext:value-type="float">
            <text:p>2.7346441746</text:p>
          </table:table-cell>
          <table:table-cell office:value-type="float" office:value="-0.553885692837147" calcext:value-type="float">
            <text:p>-0.5538856928</text:p>
          </table:table-cell>
          <table:table-cell table:formula="of:=([.N273]-[.N272])/([.M273]-[.M272])" office:value-type="float" office:value="-0.402813784420744" calcext:value-type="float">
            <text:p>-0.4028137844</text:p>
          </table:table-cell>
        </table:table-row>
        <table:table-row table:style-name="ro1">
          <table:table-cell table:number-columns-repeated="12"/>
          <table:table-cell office:value-type="float" office:value="2.74278116226196" calcext:value-type="float">
            <text:p>2.7427811623</text:p>
          </table:table-cell>
          <table:table-cell office:value-type="float" office:value="-0.550515920659645" calcext:value-type="float">
            <text:p>-0.5505159207</text:p>
          </table:table-cell>
          <table:table-cell table:formula="of:=([.N274]-[.N273])/([.M274]-[.M273])" office:value-type="float" office:value="0.414130180291964" calcext:value-type="float">
            <text:p>0.4141301803</text:p>
          </table:table-cell>
        </table:table-row>
        <table:table-row table:style-name="ro1">
          <table:table-cell table:number-columns-repeated="12"/>
          <table:table-cell office:value-type="float" office:value="2.75405216217041" calcext:value-type="float">
            <text:p>2.7540521622</text:p>
          </table:table-cell>
          <table:table-cell office:value-type="float" office:value="-0.566726013070857" calcext:value-type="float">
            <text:p>-0.5667260131</text:p>
          </table:table-cell>
          <table:table-cell table:formula="of:=([.N275]-[.N274])/([.M275]-[.M274])" office:value-type="float" office:value="-1.43821245167985" calcext:value-type="float">
            <text:p>-1.4382124517</text:p>
          </table:table-cell>
        </table:table-row>
        <table:table-row table:style-name="ro1">
          <table:table-cell table:number-columns-repeated="12"/>
          <table:table-cell office:value-type="float" office:value="2.77038812637329" calcext:value-type="float">
            <text:p>2.7703881264</text:p>
          </table:table-cell>
          <table:table-cell office:value-type="float" office:value="-0.561099258428253" calcext:value-type="float">
            <text:p>-0.5610992584</text:p>
          </table:table-cell>
          <table:table-cell table:formula="of:=([.N276]-[.N275])/([.M276]-[.M275])" office:value-type="float" office:value="0.344439702041655" calcext:value-type="float">
            <text:p>0.344439702</text:p>
          </table:table-cell>
        </table:table-row>
        <table:table-row table:style-name="ro1">
          <table:table-cell table:number-columns-repeated="12"/>
          <table:table-cell office:value-type="float" office:value="2.77536797523499" calcext:value-type="float">
            <text:p>2.7753679752</text:p>
          </table:table-cell>
          <table:table-cell office:value-type="float" office:value="-0.557277889691029" calcext:value-type="float">
            <text:p>-0.5572778897</text:p>
          </table:table-cell>
          <table:table-cell table:formula="of:=([.N277]-[.N276])/([.M277]-[.M276])" office:value-type="float" office:value="0.767366408771733" calcext:value-type="float">
            <text:p>0.7673664088</text:p>
          </table:table-cell>
        </table:table-row>
        <table:table-row table:style-name="ro1">
          <table:table-cell table:number-columns-repeated="12"/>
          <table:table-cell office:value-type="float" office:value="2.78374218940735" calcext:value-type="float">
            <text:p>2.7837421894</text:p>
          </table:table-cell>
          <table:table-cell office:value-type="float" office:value="-0.557277889691029" calcext:value-type="float">
            <text:p>-0.5572778897</text:p>
          </table:table-cell>
          <table:table-cell table:formula="of:=([.N278]-[.N277])/([.M278]-[.M2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.79351210594177" calcext:value-type="float">
            <text:p>2.7935121059</text:p>
          </table:table-cell>
          <table:table-cell office:value-type="float" office:value="-0.574812552547908" calcext:value-type="float">
            <text:p>-0.5748125525</text:p>
          </table:table-cell>
          <table:table-cell table:formula="of:=([.N279]-[.N278])/([.M279]-[.M278])" office:value-type="float" office:value="-1.79476076331836" calcext:value-type="float">
            <text:p>-1.7947607633</text:p>
          </table:table-cell>
        </table:table-row>
        <table:table-row table:style-name="ro1">
          <table:table-cell table:number-columns-repeated="12"/>
          <table:table-cell office:value-type="float" office:value="2.80375599861145" calcext:value-type="float">
            <text:p>2.8037559986</text:p>
          </table:table-cell>
          <table:table-cell office:value-type="float" office:value="-0.57890086104639" calcext:value-type="float">
            <text:p>-0.578900861</text:p>
          </table:table-cell>
          <table:table-cell table:formula="of:=([.N280]-[.N279])/([.M280]-[.M279])" office:value-type="float" office:value="-0.399097162603327" calcext:value-type="float">
            <text:p>-0.3990971626</text:p>
          </table:table-cell>
        </table:table-row>
        <table:table-row table:style-name="ro1">
          <table:table-cell table:number-columns-repeated="12"/>
          <table:table-cell office:value-type="float" office:value="2.8181791305542" calcext:value-type="float">
            <text:p>2.8181791306</text:p>
          </table:table-cell>
          <table:table-cell office:value-type="float" office:value="-0.592930272815273" calcext:value-type="float">
            <text:p>-0.5929302728</text:p>
          </table:table-cell>
          <table:table-cell table:formula="of:=([.N281]-[.N280])/([.M281]-[.M280])" office:value-type="float" office:value="-0.972702172078281" calcext:value-type="float">
            <text:p>-0.9727021721</text:p>
          </table:table-cell>
        </table:table-row>
        <table:table-row table:style-name="ro1">
          <table:table-cell table:number-columns-repeated="12"/>
          <table:table-cell office:value-type="float" office:value="2.82428407669067" calcext:value-type="float">
            <text:p>2.8242840767</text:p>
          </table:table-cell>
          <table:table-cell office:value-type="float" office:value="-0.593341153851906" calcext:value-type="float">
            <text:p>-0.5933411539</text:p>
          </table:table-cell>
          <table:table-cell table:formula="of:=([.N282]-[.N281])/([.M282]-[.M281])" office:value-type="float" office:value="-0.0673029749071166" calcext:value-type="float">
            <text:p>-0.0673029749</text:p>
          </table:table-cell>
        </table:table-row>
        <table:table-row table:style-name="ro1">
          <table:table-cell table:number-columns-repeated="12"/>
          <table:table-cell office:value-type="float" office:value="2.83439707756042" calcext:value-type="float">
            <text:p>2.8343970776</text:p>
          </table:table-cell>
          <table:table-cell office:value-type="float" office:value="-0.589619852576417" calcext:value-type="float">
            <text:p>-0.5896198526</text:p>
          </table:table-cell>
          <table:table-cell table:formula="of:=([.N283]-[.N282])/([.M283]-[.M282])" office:value-type="float" office:value="0.367972011811009" calcext:value-type="float">
            <text:p>0.3679720118</text:p>
          </table:table-cell>
        </table:table-row>
        <table:table-row table:style-name="ro1">
          <table:table-cell table:number-columns-repeated="12"/>
          <table:table-cell office:value-type="float" office:value="2.84359002113342" calcext:value-type="float">
            <text:p>2.8435900211</text:p>
          </table:table-cell>
          <table:table-cell office:value-type="float" office:value="-0.595916187023512" calcext:value-type="float">
            <text:p>-0.595916187</text:p>
          </table:table-cell>
          <table:table-cell table:formula="of:=([.N284]-[.N283])/([.M284]-[.M283])" office:value-type="float" office:value="-0.684909506633906" calcext:value-type="float">
            <text:p>-0.6849095066</text:p>
          </table:table-cell>
        </table:table-row>
        <table:table-row table:style-name="ro1">
          <table:table-cell table:number-columns-repeated="12"/>
          <table:table-cell office:value-type="float" office:value="2.85360598564148" calcext:value-type="float">
            <text:p>2.8536059856</text:p>
          </table:table-cell>
          <table:table-cell office:value-type="float" office:value="-0.594905428634059" calcext:value-type="float">
            <text:p>-0.5949054286</text:p>
          </table:table-cell>
          <table:table-cell table:formula="of:=([.N285]-[.N284])/([.M285]-[.M284])" office:value-type="float" office:value="0.100914733537626" calcext:value-type="float">
            <text:p>0.1009147335</text:p>
          </table:table-cell>
        </table:table-row>
        <table:table-row table:style-name="ro1">
          <table:table-cell table:number-columns-repeated="12"/>
          <table:table-cell office:value-type="float" office:value="2.86432504653931" calcext:value-type="float">
            <text:p>2.8643250465</text:p>
          </table:table-cell>
          <table:table-cell office:value-type="float" office:value="-0.600358987169322" calcext:value-type="float">
            <text:p>-0.6003589872</text:p>
          </table:table-cell>
          <table:table-cell table:formula="of:=([.N286]-[.N285])/([.M286]-[.M285])" office:value-type="float" office:value="-0.508772045167513" calcext:value-type="float">
            <text:p>-0.5087720452</text:p>
          </table:table-cell>
        </table:table-row>
        <table:table-row table:style-name="ro1">
          <table:table-cell table:number-columns-repeated="12"/>
          <table:table-cell office:value-type="float" office:value="2.87373614311218" calcext:value-type="float">
            <text:p>2.8737361431</text:p>
          </table:table-cell>
          <table:table-cell office:value-type="float" office:value="-0.604499823884922" calcext:value-type="float">
            <text:p>-0.6044998239</text:p>
          </table:table-cell>
          <table:table-cell table:formula="of:=([.N287]-[.N286])/([.M287]-[.M286])" office:value-type="float" office:value="-0.439995135905245" calcext:value-type="float">
            <text:p>-0.4399951359</text:p>
          </table:table-cell>
        </table:table-row>
        <table:table-row table:style-name="ro1">
          <table:table-cell table:number-columns-repeated="12"/>
          <table:table-cell office:value-type="float" office:value="2.88574504852295" calcext:value-type="float">
            <text:p>2.8857450485</text:p>
          </table:table-cell>
          <table:table-cell office:value-type="float" office:value="-0.60996367163165" calcext:value-type="float">
            <text:p>-0.6099636716</text:p>
          </table:table-cell>
          <table:table-cell table:formula="of:=([.N288]-[.N287])/([.M288]-[.M287])" office:value-type="float" office:value="-0.454982994689015" calcext:value-type="float">
            <text:p>-0.4549829947</text:p>
          </table:table-cell>
        </table:table-row>
        <table:table-row table:style-name="ro1">
          <table:table-cell table:number-columns-repeated="12"/>
          <table:table-cell office:value-type="float" office:value="2.89404702186584" calcext:value-type="float">
            <text:p>2.8940470219</text:p>
          </table:table-cell>
          <table:table-cell office:value-type="float" office:value="-0.616342704574706" calcext:value-type="float">
            <text:p>-0.6163427046</text:p>
          </table:table-cell>
          <table:table-cell table:formula="of:=([.N289]-[.N288])/([.M289]-[.M288])" office:value-type="float" office:value="-0.768375502977909" calcext:value-type="float">
            <text:p>-0.768375503</text:p>
          </table:table-cell>
        </table:table-row>
        <table:table-row table:style-name="ro1">
          <table:table-cell table:number-columns-repeated="12"/>
          <table:table-cell office:value-type="float" office:value="2.9024031162262" calcext:value-type="float">
            <text:p>2.9024031162</text:p>
          </table:table-cell>
          <table:table-cell office:value-type="float" office:value="-0.619493518870567" calcext:value-type="float">
            <text:p>-0.6194935189</text:p>
          </table:table-cell>
          <table:table-cell table:formula="of:=([.N290]-[.N289])/([.M290]-[.M289])" office:value-type="float" office:value="-0.377067821398766" calcext:value-type="float">
            <text:p>-0.3770678214</text:p>
          </table:table-cell>
        </table:table-row>
        <table:table-row table:style-name="ro1">
          <table:table-cell table:number-columns-repeated="12"/>
          <table:table-cell office:value-type="float" office:value="2.91393518447876" calcext:value-type="float">
            <text:p>2.9139351845</text:p>
          </table:table-cell>
          <table:table-cell office:value-type="float" office:value="-0.615401394550027" calcext:value-type="float">
            <text:p>-0.6154013946</text:p>
          </table:table-cell>
          <table:table-cell table:formula="of:=([.N291]-[.N290])/([.M291]-[.M290])" office:value-type="float" office:value="0.35484738998403" calcext:value-type="float">
            <text:p>0.35484739</text:p>
          </table:table-cell>
        </table:table-row>
        <table:table-row table:style-name="ro1">
          <table:table-cell table:number-columns-repeated="12"/>
          <table:table-cell office:value-type="float" office:value="2.92265319824219" calcext:value-type="float">
            <text:p>2.9226531982</text:p>
          </table:table-cell>
          <table:table-cell office:value-type="float" office:value="-0.630064662203915" calcext:value-type="float">
            <text:p>-0.6300646622</text:p>
          </table:table-cell>
          <table:table-cell table:formula="of:=([.N292]-[.N291])/([.M292]-[.M291])" office:value-type="float" office:value="-1.68195050521722" calcext:value-type="float">
            <text:p>-1.6819505052</text:p>
          </table:table-cell>
        </table:table-row>
        <table:table-row table:style-name="ro1">
          <table:table-cell table:number-columns-repeated="12"/>
          <table:table-cell office:value-type="float" office:value="2.93407106399536" calcext:value-type="float">
            <text:p>2.934071064</text:p>
          </table:table-cell>
          <table:table-cell office:value-type="float" office:value="-0.626346924651094" calcext:value-type="float">
            <text:p>-0.6263469247</text:p>
          </table:table-cell>
          <table:table-cell table:formula="of:=([.N293]-[.N292])/([.M293]-[.M292])" office:value-type="float" office:value="0.325607047165314" calcext:value-type="float">
            <text:p>0.3256070472</text:p>
          </table:table-cell>
        </table:table-row>
        <table:table-row table:style-name="ro1">
          <table:table-cell table:number-columns-repeated="12"/>
          <table:table-cell office:value-type="float" office:value="2.94380712509155" calcext:value-type="float">
            <text:p>2.9438071251</text:p>
          </table:table-cell>
          <table:table-cell office:value-type="float" office:value="-0.632467619438195" calcext:value-type="float">
            <text:p>-0.6324676194</text:p>
          </table:table-cell>
          <table:table-cell table:formula="of:=([.N294]-[.N293])/([.M294]-[.M293])" office:value-type="float" office:value="-0.628662323154024" calcext:value-type="float">
            <text:p>-0.6286623232</text:p>
          </table:table-cell>
        </table:table-row>
        <table:table-row table:style-name="ro1">
          <table:table-cell table:number-columns-repeated="12"/>
          <table:table-cell office:value-type="float" office:value="2.95667600631714" calcext:value-type="float">
            <text:p>2.9566760063</text:p>
          </table:table-cell>
          <table:table-cell office:value-type="float" office:value="-0.630154438472178" calcext:value-type="float">
            <text:p>-0.6301544385</text:p>
          </table:table-cell>
          <table:table-cell table:formula="of:=([.N295]-[.N294])/([.M295]-[.M294])" office:value-type="float" office:value="0.179749966253347" calcext:value-type="float">
            <text:p>0.1797499663</text:p>
          </table:table-cell>
        </table:table-row>
        <table:table-row table:style-name="ro1">
          <table:table-cell table:number-columns-repeated="12"/>
          <table:table-cell office:value-type="float" office:value="2.96475315093994" calcext:value-type="float">
            <text:p>2.9647531509</text:p>
          </table:table-cell>
          <table:table-cell office:value-type="float" office:value="-0.636637480697605" calcext:value-type="float">
            <text:p>-0.6366374807</text:p>
          </table:table-cell>
          <table:table-cell table:formula="of:=([.N296]-[.N295])/([.M296]-[.M295])" office:value-type="float" office:value="-0.802640354751769" calcext:value-type="float">
            <text:p>-0.8026403548</text:p>
          </table:table-cell>
        </table:table-row>
        <table:table-row table:style-name="ro1">
          <table:table-cell table:number-columns-repeated="12"/>
          <table:table-cell office:value-type="float" office:value="2.9729950428009" calcext:value-type="float">
            <text:p>2.9729950428</text:p>
          </table:table-cell>
          <table:table-cell office:value-type="float" office:value="-0.642986605490067" calcext:value-type="float">
            <text:p>-0.6429866055</text:p>
          </table:table-cell>
          <table:table-cell table:formula="of:=([.N297]-[.N296])/([.M297]-[.M296])" office:value-type="float" office:value="-0.770347985580133" calcext:value-type="float">
            <text:p>-0.7703479856</text:p>
          </table:table-cell>
        </table:table-row>
        <table:table-row table:style-name="ro1">
          <table:table-cell table:number-columns-repeated="12"/>
          <table:table-cell office:value-type="float" office:value="2.98348999023437" calcext:value-type="float">
            <text:p>2.9834899902</text:p>
          </table:table-cell>
          <table:table-cell office:value-type="float" office:value="-0.646576899507083" calcext:value-type="float">
            <text:p>-0.6465768995</text:p>
          </table:table-cell>
          <table:table-cell table:formula="of:=([.N298]-[.N297])/([.M298]-[.M297])" office:value-type="float" office:value="-0.342097379693969" calcext:value-type="float">
            <text:p>-0.3420973797</text:p>
          </table:table-cell>
        </table:table-row>
        <table:table-row table:style-name="ro1">
          <table:table-cell table:number-columns-repeated="12"/>
          <table:table-cell office:value-type="float" office:value="2.99644708633423" calcext:value-type="float">
            <text:p>2.9964470863</text:p>
          </table:table-cell>
          <table:table-cell office:value-type="float" office:value="-0.64520878468034" calcext:value-type="float">
            <text:p>-0.6452087847</text:p>
          </table:table-cell>
          <table:table-cell table:formula="of:=([.N299]-[.N298])/([.M299]-[.M298])" office:value-type="float" office:value="0.105588074380232" calcext:value-type="float">
            <text:p>0.1055880744</text:p>
          </table:table-cell>
        </table:table-row>
        <table:table-row table:style-name="ro1">
          <table:table-cell table:number-columns-repeated="12"/>
          <table:table-cell office:value-type="float" office:value="3.00313496589661" calcext:value-type="float">
            <text:p>3.0031349659</text:p>
          </table:table-cell>
          <table:table-cell office:value-type="float" office:value="-0.644195903507478" calcext:value-type="float">
            <text:p>-0.6441959035</text:p>
          </table:table-cell>
          <table:table-cell table:formula="of:=([.N300]-[.N299])/([.M300]-[.M299])" office:value-type="float" office:value="0.151450271108367" calcext:value-type="float">
            <text:p>0.1514502711</text:p>
          </table:table-cell>
        </table:table-row>
        <table:table-row table:style-name="ro1">
          <table:table-cell table:number-columns-repeated="12"/>
          <table:table-cell office:value-type="float" office:value="3.01442503929138" calcext:value-type="float">
            <text:p>3.0144250393</text:p>
          </table:table-cell>
          <table:table-cell office:value-type="float" office:value="-0.645960263569362" calcext:value-type="float">
            <text:p>-0.6459602636</text:p>
          </table:table-cell>
          <table:table-cell table:formula="of:=([.N301]-[.N300])/([.M301]-[.M300])" office:value-type="float" office:value="-0.156275340309213" calcext:value-type="float">
            <text:p>-0.1562753403</text:p>
          </table:table-cell>
        </table:table-row>
        <table:table-row table:style-name="ro1">
          <table:table-cell table:number-columns-repeated="12"/>
          <table:table-cell office:value-type="float" office:value="3.02508902549744" calcext:value-type="float">
            <text:p>3.0250890255</text:p>
          </table:table-cell>
          <table:table-cell office:value-type="float" office:value="-0.651471768388075" calcext:value-type="float">
            <text:p>-0.6514717684</text:p>
          </table:table-cell>
          <table:table-cell table:formula="of:=([.N302]-[.N301])/([.M302]-[.M301])" office:value-type="float" office:value="-0.516833453477592" calcext:value-type="float">
            <text:p>-0.5168334535</text:p>
          </table:table-cell>
        </table:table-row>
        <table:table-row table:style-name="ro1">
          <table:table-cell table:number-columns-repeated="12"/>
          <table:table-cell office:value-type="float" office:value="3.03319811820984" calcext:value-type="float">
            <text:p>3.0331981182</text:p>
          </table:table-cell>
          <table:table-cell office:value-type="float" office:value="-0.658764554896883" calcext:value-type="float">
            <text:p>-0.6587645549</text:p>
          </table:table-cell>
          <table:table-cell table:formula="of:=([.N303]-[.N302])/([.M303]-[.M302])" office:value-type="float" office:value="-0.899334459162651" calcext:value-type="float">
            <text:p>-0.8993344592</text:p>
          </table:table-cell>
        </table:table-row>
        <table:table-row table:style-name="ro1">
          <table:table-cell table:number-columns-repeated="12"/>
          <table:table-cell office:value-type="float" office:value="3.04370212554932" calcext:value-type="float">
            <text:p>3.0437021255</text:p>
          </table:table-cell>
          <table:table-cell office:value-type="float" office:value="-0.662032817675429" calcext:value-type="float">
            <text:p>-0.6620328177</text:p>
          </table:table-cell>
          <table:table-cell table:formula="of:=([.N304]-[.N303])/([.M304]-[.M303])" office:value-type="float" office:value="-0.311144373087295" calcext:value-type="float">
            <text:p>-0.3111443731</text:p>
          </table:table-cell>
        </table:table-row>
        <table:table-row table:style-name="ro1">
          <table:table-cell table:number-columns-repeated="12"/>
          <table:table-cell office:value-type="float" office:value="3.05442500114441" calcext:value-type="float">
            <text:p>3.0544250011</text:p>
          </table:table-cell>
          <table:table-cell office:value-type="float" office:value="-0.658890518745613" calcext:value-type="float">
            <text:p>-0.6588905187</text:p>
          </table:table-cell>
          <table:table-cell table:formula="of:=([.N305]-[.N304])/([.M305]-[.M304])" office:value-type="float" office:value="0.29304629172931" calcext:value-type="float">
            <text:p>0.2930462917</text:p>
          </table:table-cell>
        </table:table-row>
        <table:table-row table:style-name="ro1">
          <table:table-cell table:number-columns-repeated="12"/>
          <table:table-cell office:value-type="float" office:value="3.06267714500427" calcext:value-type="float">
            <text:p>3.062677145</text:p>
          </table:table-cell>
          <table:table-cell office:value-type="float" office:value="-0.66241758631621" calcext:value-type="float">
            <text:p>-0.6624175863</text:p>
          </table:table-cell>
          <table:table-cell table:formula="of:=([.N306]-[.N305])/([.M306]-[.M305])" office:value-type="float" office:value="-0.427412273767062" calcext:value-type="float">
            <text:p>-0.4274122738</text:p>
          </table:table-cell>
        </table:table-row>
        <table:table-row table:style-name="ro1">
          <table:table-cell table:number-columns-repeated="12"/>
          <table:table-cell office:value-type="float" office:value="3.0721549987793" calcext:value-type="float">
            <text:p>3.0721549988</text:p>
          </table:table-cell>
          <table:table-cell office:value-type="float" office:value="-0.666862197987239" calcext:value-type="float">
            <text:p>-0.666862198</text:p>
          </table:table-cell>
          <table:table-cell table:formula="of:=([.N307]-[.N306])/([.M307]-[.M306])" office:value-type="float" office:value="-0.468947060856934" calcext:value-type="float">
            <text:p>-0.4689470609</text:p>
          </table:table-cell>
        </table:table-row>
        <table:table-row table:style-name="ro1">
          <table:table-cell table:number-columns-repeated="12"/>
          <table:table-cell office:value-type="float" office:value="3.08283400535583" calcext:value-type="float">
            <text:p>3.0828340054</text:p>
          </table:table-cell>
          <table:table-cell office:value-type="float" office:value="-0.668936418636622" calcext:value-type="float">
            <text:p>-0.6689364186</text:p>
          </table:table-cell>
          <table:table-cell table:formula="of:=([.N308]-[.N307])/([.M308]-[.M307])" office:value-type="float" office:value="-0.194233483659456" calcext:value-type="float">
            <text:p>-0.1942334837</text:p>
          </table:table-cell>
        </table:table-row>
        <table:table-row table:style-name="ro1">
          <table:table-cell table:number-columns-repeated="12"/>
          <table:table-cell office:value-type="float" office:value="3.09427213668823" calcext:value-type="float">
            <text:p>3.0942721367</text:p>
          </table:table-cell>
          <table:table-cell office:value-type="float" office:value="-0.670443581658541" calcext:value-type="float">
            <text:p>-0.6704435817</text:p>
          </table:table-cell>
          <table:table-cell table:formula="of:=([.N309]-[.N308])/([.M309]-[.M308])" office:value-type="float" office:value="-0.131766542813626" calcext:value-type="float">
            <text:p>-0.1317665428</text:p>
          </table:table-cell>
        </table:table-row>
        <table:table-row table:style-name="ro1">
          <table:table-cell table:number-columns-repeated="12"/>
          <table:table-cell office:value-type="float" office:value="3.10444712638855" calcext:value-type="float">
            <text:p>3.1044471264</text:p>
          </table:table-cell>
          <table:table-cell office:value-type="float" office:value="-0.669865875854477" calcext:value-type="float">
            <text:p>-0.6698658759</text:p>
          </table:table-cell>
          <table:table-cell table:formula="of:=([.N310]-[.N309])/([.M310]-[.M309])" office:value-type="float" office:value="0.0567770406730842" calcext:value-type="float">
            <text:p>0.0567770407</text:p>
          </table:table-cell>
        </table:table-row>
        <table:table-row table:style-name="ro1">
          <table:table-cell table:number-columns-repeated="12"/>
          <table:table-cell office:value-type="float" office:value="3.11348915100098" calcext:value-type="float">
            <text:p>3.113489151</text:p>
          </table:table-cell>
          <table:table-cell office:value-type="float" office:value="-0.669739134015753" calcext:value-type="float">
            <text:p>-0.669739134</text:p>
          </table:table-cell>
          <table:table-cell table:formula="of:=([.N311]-[.N310])/([.M311]-[.M310])" office:value-type="float" office:value="0.0140169756395537" calcext:value-type="float">
            <text:p>0.0140169756</text:p>
          </table:table-cell>
        </table:table-row>
        <table:table-row table:style-name="ro1">
          <table:table-cell table:number-columns-repeated="12"/>
          <table:table-cell office:value-type="float" office:value="3.12365698814392" calcext:value-type="float">
            <text:p>3.1236569881</text:p>
          </table:table-cell>
          <table:table-cell office:value-type="float" office:value="-0.680612569537061" calcext:value-type="float">
            <text:p>-0.6806125695</text:p>
          </table:table-cell>
          <table:table-cell table:formula="of:=([.N312]-[.N311])/([.M312]-[.M311])" office:value-type="float" office:value="-1.06939512980433" calcext:value-type="float">
            <text:p>-1.0693951298</text:p>
          </table:table-cell>
        </table:table-row>
        <table:table-row table:style-name="ro1">
          <table:table-cell table:number-columns-repeated="12"/>
          <table:table-cell office:value-type="float" office:value="3.13356518745422" calcext:value-type="float">
            <text:p>3.1335651875</text:p>
          </table:table-cell>
          <table:table-cell office:value-type="float" office:value="-0.685055120826441" calcext:value-type="float">
            <text:p>-0.6850551208</text:p>
          </table:table-cell>
          <table:table-cell table:formula="of:=([.N313]-[.N312])/([.M313]-[.M312])" office:value-type="float" office:value="-0.448371207547345" calcext:value-type="float">
            <text:p>-0.4483712075</text:p>
          </table:table-cell>
        </table:table-row>
        <table:table-row table:style-name="ro1">
          <table:table-cell table:number-columns-repeated="12"/>
          <table:table-cell office:value-type="float" office:value="3.14369297027588" calcext:value-type="float">
            <text:p>3.1436929703</text:p>
          </table:table-cell>
          <table:table-cell office:value-type="float" office:value="-0.679169491994626" calcext:value-type="float">
            <text:p>-0.679169492</text:p>
          </table:table-cell>
          <table:table-cell table:formula="of:=([.N314]-[.N313])/([.M314]-[.M313])" office:value-type="float" office:value="0.581136951241783" calcext:value-type="float">
            <text:p>0.5811369512</text:p>
          </table:table-cell>
        </table:table-row>
        <table:table-row table:style-name="ro1">
          <table:table-cell table:number-columns-repeated="12"/>
          <table:table-cell office:value-type="float" office:value="3.15439510345459" calcext:value-type="float">
            <text:p>3.1543951035</text:p>
          </table:table-cell>
          <table:table-cell office:value-type="float" office:value="-0.685500973986503" calcext:value-type="float">
            <text:p>-0.685500974</text:p>
          </table:table-cell>
          <table:table-cell table:formula="of:=([.N315]-[.N314])/([.M315]-[.M314])" office:value-type="float" office:value="-0.591609344244781" calcext:value-type="float">
            <text:p>-0.5916093442</text:p>
          </table:table-cell>
        </table:table-row>
        <table:table-row table:style-name="ro1">
          <table:table-cell table:number-columns-repeated="12"/>
          <table:table-cell office:value-type="float" office:value="3.16315603256226" calcext:value-type="float">
            <text:p>3.1631560326</text:p>
          </table:table-cell>
          <table:table-cell office:value-type="float" office:value="-0.693918773956479" calcext:value-type="float">
            <text:p>-0.693918774</text:p>
          </table:table-cell>
          <table:table-cell table:formula="of:=([.N316]-[.N315])/([.M316]-[.M315])" office:value-type="float" office:value="-0.960834161140518" calcext:value-type="float">
            <text:p>-0.9608341611</text:p>
          </table:table-cell>
        </table:table-row>
        <table:table-row table:style-name="ro1">
          <table:table-cell table:number-columns-repeated="12"/>
          <table:table-cell office:value-type="float" office:value="3.1749119758606" calcext:value-type="float">
            <text:p>3.1749119759</text:p>
          </table:table-cell>
          <table:table-cell office:value-type="float" office:value="-0.685437284365382" calcext:value-type="float">
            <text:p>-0.6854372844</text:p>
          </table:table-cell>
          <table:table-cell table:formula="of:=([.N317]-[.N316])/([.M317]-[.M316])" office:value-type="float" office:value="0.721463975782779" calcext:value-type="float">
            <text:p>0.7214639758</text:p>
          </table:table-cell>
        </table:table-row>
        <table:table-row table:style-name="ro1">
          <table:table-cell table:number-columns-repeated="12"/>
          <table:table-cell office:value-type="float" office:value="3.18325114250183" calcext:value-type="float">
            <text:p>3.1832511425</text:p>
          </table:table-cell>
          <table:table-cell office:value-type="float" office:value="-0.680112223734248" calcext:value-type="float">
            <text:p>-0.6801122237</text:p>
          </table:table-cell>
          <table:table-cell table:formula="of:=([.N318]-[.N317])/([.M318]-[.M317])" office:value-type="float" office:value="0.638560285484988" calcext:value-type="float">
            <text:p>0.6385602855</text:p>
          </table:table-cell>
        </table:table-row>
        <table:table-row table:style-name="ro1">
          <table:table-cell table:number-columns-repeated="12"/>
          <table:table-cell office:value-type="float" office:value="3.19300103187561" calcext:value-type="float">
            <text:p>3.1930010319</text:p>
          </table:table-cell>
          <table:table-cell office:value-type="float" office:value="-0.693246020302417" calcext:value-type="float">
            <text:p>-0.6932460203</text:p>
          </table:table-cell>
          <table:table-cell table:formula="of:=([.N319]-[.N318])/([.M319]-[.M318])" office:value-type="float" office:value="-1.34707134252112" calcext:value-type="float">
            <text:p>-1.3470713425</text:p>
          </table:table-cell>
        </table:table-row>
        <table:table-row table:style-name="ro1">
          <table:table-cell table:number-columns-repeated="12"/>
          <table:table-cell office:value-type="float" office:value="3.20709800720215" calcext:value-type="float">
            <text:p>3.2070980072</text:p>
          </table:table-cell>
          <table:table-cell office:value-type="float" office:value="-0.700714993688578" calcext:value-type="float">
            <text:p>-0.7007149937</text:p>
          </table:table-cell>
          <table:table-cell table:formula="of:=([.N320]-[.N319])/([.M320]-[.M319])" office:value-type="float" office:value="-0.529828081070718" calcext:value-type="float">
            <text:p>-0.5298280811</text:p>
          </table:table-cell>
        </table:table-row>
        <table:table-row table:style-name="ro1">
          <table:table-cell table:number-columns-repeated="12"/>
          <table:table-cell office:value-type="float" office:value="3.21680402755737" calcext:value-type="float">
            <text:p>3.2168040276</text:p>
          </table:table-cell>
          <table:table-cell office:value-type="float" office:value="-0.690009553066038" calcext:value-type="float">
            <text:p>-0.6900095531</text:p>
          </table:table-cell>
          <table:table-cell table:formula="of:=([.N321]-[.N320])/([.M321]-[.M320])" office:value-type="float" office:value="1.10296910893839" calcext:value-type="float">
            <text:p>1.1029691089</text:p>
          </table:table-cell>
        </table:table-row>
        <table:table-row table:style-name="ro1">
          <table:table-cell table:number-columns-repeated="12"/>
          <table:table-cell office:value-type="float" office:value="3.22213697433472" calcext:value-type="float">
            <text:p>3.2221369743</text:p>
          </table:table-cell>
          <table:table-cell office:value-type="float" office:value="-0.702528654094617" calcext:value-type="float">
            <text:p>-0.7025286541</text:p>
          </table:table-cell>
          <table:table-cell table:formula="of:=([.N322]-[.N321])/([.M322]-[.M321])" office:value-type="float" office:value="-2.34750158800853" calcext:value-type="float">
            <text:p>-2.347501588</text:p>
          </table:table-cell>
        </table:table-row>
        <table:table-row table:style-name="ro1">
          <table:table-cell table:number-columns-repeated="12"/>
          <table:table-cell office:value-type="float" office:value="3.2324550151825" calcext:value-type="float">
            <text:p>3.2324550152</text:p>
          </table:table-cell>
          <table:table-cell office:value-type="float" office:value="-0.708810744299326" calcext:value-type="float">
            <text:p>-0.7088107443</text:p>
          </table:table-cell>
          <table:table-cell table:formula="of:=([.N323]-[.N322])/([.M323]-[.M322])" office:value-type="float" office:value="-0.608845254383834" calcext:value-type="float">
            <text:p>-0.6088452544</text:p>
          </table:table-cell>
        </table:table-row>
        <table:table-row table:style-name="ro1">
          <table:table-cell table:number-columns-repeated="12"/>
          <table:table-cell office:value-type="float" office:value="3.24342608451843" calcext:value-type="float">
            <text:p>3.2434260845</text:p>
          </table:table-cell>
          <table:table-cell office:value-type="float" office:value="-0.693875064556092" calcext:value-type="float">
            <text:p>-0.6938750646</text:p>
          </table:table-cell>
          <table:table-cell table:formula="of:=([.N324]-[.N323])/([.M324]-[.M323])" office:value-type="float" office:value="1.36136955167257" calcext:value-type="float">
            <text:p>1.3613695517</text:p>
          </table:table-cell>
        </table:table-row>
        <table:table-row table:style-name="ro1">
          <table:table-cell table:number-columns-repeated="12"/>
          <table:table-cell office:value-type="float" office:value="3.25435900688171" calcext:value-type="float">
            <text:p>3.2543590069</text:p>
          </table:table-cell>
          <table:table-cell office:value-type="float" office:value="-0.699024309138314" calcext:value-type="float">
            <text:p>-0.6990243091</text:p>
          </table:table-cell>
          <table:table-cell table:formula="of:=([.N325]-[.N324])/([.M325]-[.M324])" office:value-type="float" office:value="-0.470985196009123" calcext:value-type="float">
            <text:p>-0.470985196</text:p>
          </table:table-cell>
        </table:table-row>
        <table:table-row table:style-name="ro1">
          <table:table-cell table:number-columns-repeated="12"/>
          <table:table-cell office:value-type="float" office:value="3.26904606819153" calcext:value-type="float">
            <text:p>3.2690460682</text:p>
          </table:table-cell>
          <table:table-cell office:value-type="float" office:value="-0.715625898331326" calcext:value-type="float">
            <text:p>-0.7156258983</text:p>
          </table:table-cell>
          <table:table-cell table:formula="of:=([.N326]-[.N325])/([.M326]-[.M325])" office:value-type="float" office:value="-1.13035472807063" calcext:value-type="float">
            <text:p>-1.1303547281</text:p>
          </table:table-cell>
        </table:table-row>
        <table:table-row table:style-name="ro1">
          <table:table-cell table:number-columns-repeated="12"/>
          <table:table-cell office:value-type="float" office:value="3.27559614181519" calcext:value-type="float">
            <text:p>3.2755961418</text:p>
          </table:table-cell>
          <table:table-cell office:value-type="float" office:value="-0.709467183560596" calcext:value-type="float">
            <text:p>-0.7094671836</text:p>
          </table:table-cell>
          <table:table-cell table:formula="of:=([.N327]-[.N326])/([.M327]-[.M326])" office:value-type="float" office:value="0.94025122839632" calcext:value-type="float">
            <text:p>0.9402512284</text:p>
          </table:table-cell>
        </table:table-row>
        <table:table-row table:style-name="ro1">
          <table:table-cell table:number-columns-repeated="12"/>
          <table:table-cell office:value-type="float" office:value="3.28267407417297" calcext:value-type="float">
            <text:p>3.2826740742</text:p>
          </table:table-cell>
          <table:table-cell office:value-type="float" office:value="-0.711427441187385" calcext:value-type="float">
            <text:p>-0.7114274412</text:p>
          </table:table-cell>
          <table:table-cell table:formula="of:=([.N328]-[.N327])/([.M328]-[.M327])" office:value-type="float" office:value="-0.276953427596963" calcext:value-type="float">
            <text:p>-0.2769534276</text:p>
          </table:table-cell>
        </table:table-row>
        <table:table-row table:style-name="ro1">
          <table:table-cell table:number-columns-repeated="12"/>
          <table:table-cell office:value-type="float" office:value="3.29281401634216" calcext:value-type="float">
            <text:p>3.2928140163</text:p>
          </table:table-cell>
          <table:table-cell office:value-type="float" office:value="-0.720598016525058" calcext:value-type="float">
            <text:p>-0.7205980165</text:p>
          </table:table-cell>
          <table:table-cell table:formula="of:=([.N329]-[.N328])/([.M329]-[.M328])" office:value-type="float" office:value="-0.904401147921528" calcext:value-type="float">
            <text:p>-0.9044011479</text:p>
          </table:table-cell>
        </table:table-row>
        <table:table-row table:style-name="ro1">
          <table:table-cell table:number-columns-repeated="12"/>
          <table:table-cell office:value-type="float" office:value="3.30309414863586" calcext:value-type="float">
            <text:p>3.3030941486</text:p>
          </table:table-cell>
          <table:table-cell office:value-type="float" office:value="-0.704351760859548" calcext:value-type="float">
            <text:p>-0.7043517609</text:p>
          </table:table-cell>
          <table:table-cell table:formula="of:=([.N330]-[.N329])/([.M330]-[.M329])" office:value-type="float" office:value="1.58035472709472" calcext:value-type="float">
            <text:p>1.5803547271</text:p>
          </table:table-cell>
        </table:table-row>
        <table:table-row table:style-name="ro1">
          <table:table-cell table:number-columns-repeated="12"/>
          <table:table-cell office:value-type="float" office:value="3.3172070980072" calcext:value-type="float">
            <text:p>3.317207098</text:p>
          </table:table-cell>
          <table:table-cell office:value-type="float" office:value="-0.714018441504756" calcext:value-type="float">
            <text:p>-0.7140184415</text:p>
          </table:table-cell>
          <table:table-cell table:formula="of:=([.N331]-[.N330])/([.M331]-[.M330])" office:value-type="float" office:value="-0.684951131819387" calcext:value-type="float">
            <text:p>-0.6849511318</text:p>
          </table:table-cell>
        </table:table-row>
        <table:table-row table:style-name="ro1">
          <table:table-cell table:number-columns-repeated="12"/>
          <table:table-cell office:value-type="float" office:value="3.3222770690918" calcext:value-type="float">
            <text:p>3.3222770691</text:p>
          </table:table-cell>
          <table:table-cell office:value-type="float" office:value="-0.734567557806544" calcext:value-type="float">
            <text:p>-0.7345675578</text:p>
          </table:table-cell>
          <table:table-cell table:formula="of:=([.N332]-[.N331])/([.M332]-[.M331])" office:value-type="float" office:value="-4.05310325422325" calcext:value-type="float">
            <text:p>-4.0531032542</text:p>
          </table:table-cell>
        </table:table-row>
        <table:table-row table:style-name="ro1">
          <table:table-cell table:number-columns-repeated="12"/>
          <table:table-cell office:value-type="float" office:value="3.33194017410278" calcext:value-type="float">
            <text:p>3.3319401741</text:p>
          </table:table-cell>
          <table:table-cell office:value-type="float" office:value="-0.720683144522256" calcext:value-type="float">
            <text:p>-0.7206831445</text:p>
          </table:table-cell>
          <table:table-cell table:formula="of:=([.N333]-[.N332])/([.M333]-[.M332])" office:value-type="float" office:value="1.436848018158" calcext:value-type="float">
            <text:p>1.4368480182</text:p>
          </table:table-cell>
        </table:table-row>
        <table:table-row table:style-name="ro1">
          <table:table-cell table:number-columns-repeated="12"/>
          <table:table-cell office:value-type="float" office:value="3.34464812278748" calcext:value-type="float">
            <text:p>3.3446481228</text:p>
          </table:table-cell>
          <table:table-cell office:value-type="float" office:value="-0.717202619004257" calcext:value-type="float">
            <text:p>-0.717202619</text:p>
          </table:table-cell>
          <table:table-cell table:formula="of:=([.N334]-[.N333])/([.M334]-[.M333])" office:value-type="float" office:value="0.273885707627343" calcext:value-type="float">
            <text:p>0.2738857076</text:p>
          </table:table-cell>
        </table:table-row>
        <table:table-row table:style-name="ro1">
          <table:table-cell table:number-columns-repeated="12"/>
          <table:table-cell office:value-type="float" office:value="3.35333299636841" calcext:value-type="float">
            <text:p>3.3533329964</text:p>
          </table:table-cell>
          <table:table-cell office:value-type="float" office:value="-0.734363180428294" calcext:value-type="float">
            <text:p>-0.7343631804</text:p>
          </table:table-cell>
          <table:table-cell table:formula="of:=([.N335]-[.N334])/([.M335]-[.M334])" office:value-type="float" office:value="-1.97591378436549" calcext:value-type="float">
            <text:p>-1.9759137844</text:p>
          </table:table-cell>
        </table:table-row>
        <table:table-row table:style-name="ro1">
          <table:table-cell table:number-columns-repeated="12"/>
          <table:table-cell office:value-type="float" office:value="3.36927199363708" calcext:value-type="float">
            <text:p>3.3692719936</text:p>
          </table:table-cell>
          <table:table-cell office:value-type="float" office:value="-0.736698205077725" calcext:value-type="float">
            <text:p>-0.7366982051</text:p>
          </table:table-cell>
          <table:table-cell table:formula="of:=([.N336]-[.N335])/([.M336]-[.M335])" office:value-type="float" office:value="-0.146497587650631" calcext:value-type="float">
            <text:p>-0.1464975877</text:p>
          </table:table-cell>
        </table:table-row>
        <table:table-row table:style-name="ro1">
          <table:table-cell table:number-columns-repeated="12"/>
          <table:table-cell office:value-type="float" office:value="3.37431216239929" calcext:value-type="float">
            <text:p>3.3743121624</text:p>
          </table:table-cell>
          <table:table-cell office:value-type="float" office:value="-0.730195780578799" calcext:value-type="float">
            <text:p>-0.7301957806</text:p>
          </table:table-cell>
          <table:table-cell table:formula="of:=([.N337]-[.N336])/([.M337]-[.M336])" office:value-type="float" office:value="1.29012039193675" calcext:value-type="float">
            <text:p>1.2901203919</text:p>
          </table:table-cell>
        </table:table-row>
        <table:table-row table:style-name="ro1">
          <table:table-cell table:number-columns-repeated="12"/>
          <table:table-cell office:value-type="float" office:value="3.38343119621277" calcext:value-type="float">
            <text:p>3.3834311962</text:p>
          </table:table-cell>
          <table:table-cell office:value-type="float" office:value="-0.738675205351827" calcext:value-type="float">
            <text:p>-0.7386752054</text:p>
          </table:table-cell>
          <table:table-cell table:formula="of:=([.N338]-[.N337])/([.M338]-[.M337])" office:value-type="float" office:value="-0.929859999038117" calcext:value-type="float">
            <text:p>-0.929859999</text:p>
          </table:table-cell>
        </table:table-row>
        <table:table-row table:style-name="ro1">
          <table:table-cell table:number-columns-repeated="12"/>
          <table:table-cell office:value-type="float" office:value="3.39231204986572" calcext:value-type="float">
            <text:p>3.3923120499</text:p>
          </table:table-cell>
          <table:table-cell office:value-type="float" office:value="-0.731052757940154" calcext:value-type="float">
            <text:p>-0.7310527579</text:p>
          </table:table-cell>
          <table:table-cell table:formula="of:=([.N339]-[.N338])/([.M339]-[.M338])" office:value-type="float" office:value="0.858301207242304" calcext:value-type="float">
            <text:p>0.8583012072</text:p>
          </table:table-cell>
        </table:table-row>
        <table:table-row table:style-name="ro1">
          <table:table-cell table:number-columns-repeated="12"/>
          <table:table-cell office:value-type="float" office:value="3.40550899505615" calcext:value-type="float">
            <text:p>3.4055089951</text:p>
          </table:table-cell>
          <table:table-cell office:value-type="float" office:value="-0.733163272505848" calcext:value-type="float">
            <text:p>-0.7331632725</text:p>
          </table:table-cell>
          <table:table-cell table:formula="of:=([.N340]-[.N339])/([.M340]-[.M339])" office:value-type="float" office:value="-0.159924477615056" calcext:value-type="float">
            <text:p>-0.1599244776</text:p>
          </table:table-cell>
        </table:table-row>
        <table:table-row table:style-name="ro1">
          <table:table-cell table:number-columns-repeated="12"/>
          <table:table-cell office:value-type="float" office:value="3.41388916969299" calcext:value-type="float">
            <text:p>3.4138891697</text:p>
          </table:table-cell>
          <table:table-cell office:value-type="float" office:value="-0.749430769984878" calcext:value-type="float">
            <text:p>-0.74943077</text:p>
          </table:table-cell>
          <table:table-cell table:formula="of:=([.N341]-[.N340])/([.M341]-[.M340])" office:value-type="float" office:value="-1.94118836229444" calcext:value-type="float">
            <text:p>-1.9411883623</text:p>
          </table:table-cell>
        </table:table-row>
        <table:table-row table:style-name="ro1">
          <table:table-cell table:number-columns-repeated="12"/>
          <table:table-cell office:value-type="float" office:value="3.4237949848175" calcext:value-type="float">
            <text:p>3.4237949848</text:p>
          </table:table-cell>
          <table:table-cell office:value-type="float" office:value="-0.742575792821072" calcext:value-type="float">
            <text:p>-0.7425757928</text:p>
          </table:table-cell>
          <table:table-cell table:formula="of:=([.N342]-[.N341])/([.M342]-[.M341])" office:value-type="float" office:value="0.692015455330236" calcext:value-type="float">
            <text:p>0.6920154553</text:p>
          </table:table-cell>
        </table:table-row>
        <table:table-row table:style-name="ro1">
          <table:table-cell table:number-columns-repeated="12"/>
          <table:table-cell office:value-type="float" office:value="3.43617105484009" calcext:value-type="float">
            <text:p>3.4361710548</text:p>
          </table:table-cell>
          <table:table-cell office:value-type="float" office:value="-0.729306751423636" calcext:value-type="float">
            <text:p>-0.7293067514</text:p>
          </table:table-cell>
          <table:table-cell table:formula="of:=([.N343]-[.N342])/([.M343]-[.M342])" office:value-type="float" office:value="1.07215306419757" calcext:value-type="float">
            <text:p>1.0721530642</text:p>
          </table:table-cell>
        </table:table-row>
        <table:table-row table:style-name="ro1">
          <table:table-cell table:number-columns-repeated="12"/>
          <table:table-cell office:value-type="float" office:value="3.44331097602844" calcext:value-type="float">
            <text:p>3.443310976</text:p>
          </table:table-cell>
          <table:table-cell office:value-type="float" office:value="-0.73005490686402" calcext:value-type="float">
            <text:p>-0.7300549069</text:p>
          </table:table-cell>
          <table:table-cell table:formula="of:=([.N344]-[.N343])/([.M344]-[.M343])" office:value-type="float" office:value="-0.104784831743463" calcext:value-type="float">
            <text:p>-0.1047848317</text:p>
          </table:table-cell>
        </table:table-row>
        <table:table-row table:style-name="ro1">
          <table:table-cell table:number-columns-repeated="12"/>
          <table:table-cell office:value-type="float" office:value="3.451984167099" calcext:value-type="float">
            <text:p>3.4519841671</text:p>
          </table:table-cell>
          <table:table-cell office:value-type="float" office:value="-0.732331182409385" calcext:value-type="float">
            <text:p>-0.7323311824</text:p>
          </table:table-cell>
          <table:table-cell table:formula="of:=([.N345]-[.N344])/([.M345]-[.M344])" office:value-type="float" office:value="-0.262449602095407" calcext:value-type="float">
            <text:p>-0.2624496021</text:p>
          </table:table-cell>
        </table:table-row>
        <table:table-row table:style-name="ro1">
          <table:table-cell table:number-columns-repeated="12"/>
          <table:table-cell office:value-type="float" office:value="3.46437406539917" calcext:value-type="float">
            <text:p>3.4643740654</text:p>
          </table:table-cell>
          <table:table-cell office:value-type="float" office:value="-0.723499403758748" calcext:value-type="float">
            <text:p>-0.7234994038</text:p>
          </table:table-cell>
          <table:table-cell table:formula="of:=([.N346]-[.N345])/([.M346]-[.M345])" office:value-type="float" office:value="0.712820915609494" calcext:value-type="float">
            <text:p>0.7128209156</text:p>
          </table:table-cell>
        </table:table-row>
        <table:table-row table:style-name="ro1">
          <table:table-cell table:number-columns-repeated="12"/>
          <table:table-cell office:value-type="float" office:value="3.47311496734619" calcext:value-type="float">
            <text:p>3.4731149673</text:p>
          </table:table-cell>
          <table:table-cell office:value-type="float" office:value="-0.716148669949046" calcext:value-type="float">
            <text:p>-0.7161486699</text:p>
          </table:table-cell>
          <table:table-cell table:formula="of:=([.N347]-[.N346])/([.M347]-[.M346])" office:value-type="float" office:value="0.840958273443051" calcext:value-type="float">
            <text:p>0.8409582734</text:p>
          </table:table-cell>
        </table:table-row>
        <table:table-row table:style-name="ro1">
          <table:table-cell table:number-columns-repeated="12"/>
          <table:table-cell office:value-type="float" office:value="3.48324513435364" calcext:value-type="float">
            <text:p>3.4832451344</text:p>
          </table:table-cell>
          <table:table-cell office:value-type="float" office:value="-0.715357645615331" calcext:value-type="float">
            <text:p>-0.7153576456</text:p>
          </table:table-cell>
          <table:table-cell table:formula="of:=([.N348]-[.N347])/([.M348]-[.M347])" office:value-type="float" office:value="0.0780860111322197" calcext:value-type="float">
            <text:p>0.0780860111</text:p>
          </table:table-cell>
        </table:table-row>
        <table:table-row table:style-name="ro1">
          <table:table-cell table:number-columns-repeated="12"/>
          <table:table-cell office:value-type="float" office:value="3.49931502342224" calcext:value-type="float">
            <text:p>3.4993150234</text:p>
          </table:table-cell>
          <table:table-cell office:value-type="float" office:value="-0.699551646855937" calcext:value-type="float">
            <text:p>-0.6995516469</text:p>
          </table:table-cell>
          <table:table-cell table:formula="of:=([.N349]-[.N348])/([.M349]-[.M348])" office:value-type="float" office:value="0.98357858550965" calcext:value-type="float">
            <text:p>0.9835785855</text:p>
          </table:table-cell>
        </table:table-row>
        <table:table-row table:style-name="ro1">
          <table:table-cell table:number-columns-repeated="12"/>
          <table:table-cell office:value-type="float" office:value="3.50556802749634" calcext:value-type="float">
            <text:p>3.5055680275</text:p>
          </table:table-cell>
          <table:table-cell office:value-type="float" office:value="-0.702971018883055" calcext:value-type="float">
            <text:p>-0.7029710189</text:p>
          </table:table-cell>
          <table:table-cell table:formula="of:=([.N350]-[.N349])/([.M350]-[.M349])" office:value-type="float" office:value="-0.546836686271013" calcext:value-type="float">
            <text:p>-0.5468366863</text:p>
          </table:table-cell>
        </table:table-row>
        <table:table-row table:style-name="ro1">
          <table:table-cell table:number-columns-repeated="12"/>
          <table:table-cell office:value-type="float" office:value="3.51460814476013" calcext:value-type="float">
            <text:p>3.5146081448</text:p>
          </table:table-cell>
          <table:table-cell office:value-type="float" office:value="-0.71022807300929" calcext:value-type="float">
            <text:p>-0.710228073</text:p>
          </table:table-cell>
          <table:table-cell table:formula="of:=([.N351]-[.N350])/([.M351]-[.M350])" office:value-type="float" office:value="-0.802761060998553" calcext:value-type="float">
            <text:p>-0.802761061</text:p>
          </table:table-cell>
        </table:table-row>
        <table:table-row table:style-name="ro1">
          <table:table-cell table:number-columns-repeated="12"/>
          <table:table-cell office:value-type="float" office:value="3.52380108833313" calcext:value-type="float">
            <text:p>3.5238010883</text:p>
          </table:table-cell>
          <table:table-cell office:value-type="float" office:value="-0.696918059136795" calcext:value-type="float">
            <text:p>-0.6969180591</text:p>
          </table:table-cell>
          <table:table-cell table:formula="of:=([.N352]-[.N351])/([.M352]-[.M351])" office:value-type="float" office:value="1.44785114439184" calcext:value-type="float">
            <text:p>1.4478511444</text:p>
          </table:table-cell>
        </table:table-row>
        <table:table-row table:style-name="ro1">
          <table:table-cell table:number-columns-repeated="12"/>
          <table:table-cell office:value-type="float" office:value="3.53550910949707" calcext:value-type="float">
            <text:p>3.5355091095</text:p>
          </table:table-cell>
          <table:table-cell office:value-type="float" office:value="-0.708387356455066" calcext:value-type="float">
            <text:p>-0.7083873565</text:p>
          </table:table-cell>
          <table:table-cell table:formula="of:=([.N353]-[.N352])/([.M353]-[.M352])" office:value-type="float" office:value="-0.979610231111884" calcext:value-type="float">
            <text:p>-0.9796102311</text:p>
          </table:table-cell>
        </table:table-row>
        <table:table-row table:style-name="ro1">
          <table:table-cell table:number-columns-repeated="12"/>
          <table:table-cell office:value-type="float" office:value="3.54243206977844" calcext:value-type="float">
            <text:p>3.5424320698</text:p>
          </table:table-cell>
          <table:table-cell office:value-type="float" office:value="-0.708890255385501" calcext:value-type="float">
            <text:p>-0.7088902554</text:p>
          </table:table-cell>
          <table:table-cell table:formula="of:=([.N354]-[.N353])/([.M354]-[.M353])" office:value-type="float" office:value="-0.0726421805117961" calcext:value-type="float">
            <text:p>-0.0726421805</text:p>
          </table:table-cell>
        </table:table-row>
        <table:table-row table:style-name="ro1">
          <table:table-cell table:number-columns-repeated="12"/>
          <table:table-cell office:value-type="float" office:value="3.55443215370178" calcext:value-type="float">
            <text:p>3.5544321537</text:p>
          </table:table-cell>
          <table:table-cell office:value-type="float" office:value="-0.697665035873931" calcext:value-type="float">
            <text:p>-0.6976650359</text:p>
          </table:table-cell>
          <table:table-cell table:formula="of:=([.N355]-[.N354])/([.M355]-[.M354])" office:value-type="float" office:value="0.935428417274407" calcext:value-type="float">
            <text:p>0.9354284173</text:p>
          </table:table-cell>
        </table:table-row>
        <table:table-row table:style-name="ro1">
          <table:table-cell table:number-columns-repeated="12"/>
          <table:table-cell office:value-type="float" office:value="3.57053899765015" calcext:value-type="float">
            <text:p>3.5705389977</text:p>
          </table:table-cell>
          <table:table-cell office:value-type="float" office:value="-0.719972030578779" calcext:value-type="float">
            <text:p>-0.7199720306</text:p>
          </table:table-cell>
          <table:table-cell table:formula="of:=([.N356]-[.N355])/([.M356]-[.M355])" office:value-type="float" office:value="-1.38493889779774" calcext:value-type="float">
            <text:p>-1.3849388978</text:p>
          </table:table-cell>
        </table:table-row>
        <table:table-row table:style-name="ro1">
          <table:table-cell table:number-columns-repeated="12"/>
          <table:table-cell office:value-type="float" office:value="3.57603096961975" calcext:value-type="float">
            <text:p>3.5760309696</text:p>
          </table:table-cell>
          <table:table-cell office:value-type="float" office:value="-0.723717236012027" calcext:value-type="float">
            <text:p>-0.723717236</text:p>
          </table:table-cell>
          <table:table-cell table:formula="of:=([.N357]-[.N356])/([.M357]-[.M356])" office:value-type="float" office:value="-0.681941833275237" calcext:value-type="float">
            <text:p>-0.6819418333</text:p>
          </table:table-cell>
        </table:table-row>
        <table:table-row table:style-name="ro1">
          <table:table-cell table:number-columns-repeated="12"/>
          <table:table-cell office:value-type="float" office:value="3.58394718170166" calcext:value-type="float">
            <text:p>3.5839471817</text:p>
          </table:table-cell>
          <table:table-cell office:value-type="float" office:value="-0.705097016432707" calcext:value-type="float">
            <text:p>-0.7050970164</text:p>
          </table:table-cell>
          <table:table-cell table:formula="of:=([.N358]-[.N357])/([.M358]-[.M357])" office:value-type="float" office:value="2.35216280042226" calcext:value-type="float">
            <text:p>2.3521628004</text:p>
          </table:table-cell>
        </table:table-row>
        <table:table-row table:style-name="ro1">
          <table:table-cell table:number-columns-repeated="12"/>
          <table:table-cell office:value-type="float" office:value="3.60051798820496" calcext:value-type="float">
            <text:p>3.6005179882</text:p>
          </table:table-cell>
          <table:table-cell office:value-type="float" office:value="-0.729189956773645" calcext:value-type="float">
            <text:p>-0.7291899568</text:p>
          </table:table-cell>
          <table:table-cell table:formula="of:=([.N359]-[.N358])/([.M359]-[.M358])" office:value-type="float" office:value="-1.4539389097414" calcext:value-type="float">
            <text:p>-1.4539389097</text:p>
          </table:table-cell>
        </table:table-row>
        <table:table-row table:style-name="ro1">
          <table:table-cell table:number-columns-repeated="12"/>
          <table:table-cell office:value-type="float" office:value="3.6070020198822" calcext:value-type="float">
            <text:p>3.6070020199</text:p>
          </table:table-cell>
          <table:table-cell office:value-type="float" office:value="-0.733593158338277" calcext:value-type="float">
            <text:p>-0.7335931583</text:p>
          </table:table-cell>
          <table:table-cell table:formula="of:=([.N360]-[.N359])/([.M360]-[.M359])" office:value-type="float" office:value="-0.67908390702087" calcext:value-type="float">
            <text:p>-0.679083907</text:p>
          </table:table-cell>
        </table:table-row>
        <table:table-row table:style-name="ro1">
          <table:table-cell table:number-columns-repeated="12"/>
          <table:table-cell office:value-type="float" office:value="3.61436200141907" calcext:value-type="float">
            <text:p>3.6143620014</text:p>
          </table:table-cell>
          <table:table-cell office:value-type="float" office:value="-0.712710327488006" calcext:value-type="float">
            <text:p>-0.7127103275</text:p>
          </table:table-cell>
          <table:table-cell table:formula="of:=([.N361]-[.N360])/([.M361]-[.M360])" office:value-type="float" office:value="2.83734826584433" calcext:value-type="float">
            <text:p>2.8373482658</text:p>
          </table:table-cell>
        </table:table-row>
        <table:table-row table:style-name="ro1">
          <table:table-cell table:number-columns-repeated="12"/>
          <table:table-cell office:value-type="float" office:value="3.62559509277344" calcext:value-type="float">
            <text:p>3.6255950928</text:p>
          </table:table-cell>
          <table:table-cell office:value-type="float" office:value="-0.714441319522112" calcext:value-type="float">
            <text:p>-0.7144413195</text:p>
          </table:table-cell>
          <table:table-cell table:formula="of:=([.N362]-[.N361])/([.M362]-[.M361])" office:value-type="float" office:value="-0.154097565799008" calcext:value-type="float">
            <text:p>-0.1540975658</text:p>
          </table:table-cell>
        </table:table-row>
        <table:table-row table:style-name="ro1">
          <table:table-cell table:number-columns-repeated="12"/>
          <table:table-cell office:value-type="float" office:value="3.63395714759827" calcext:value-type="float">
            <text:p>3.6339571476</text:p>
          </table:table-cell>
          <table:table-cell office:value-type="float" office:value="-0.732550713819462" calcext:value-type="float">
            <text:p>-0.7325507138</text:p>
          </table:table-cell>
          <table:table-cell table:formula="of:=([.N363]-[.N362])/([.M363]-[.M362])" office:value-type="float" office:value="-2.16566318646688" calcext:value-type="float">
            <text:p>-2.1656631865</text:p>
          </table:table-cell>
        </table:table-row>
        <table:table-row table:style-name="ro1">
          <table:table-cell table:number-columns-repeated="12"/>
          <table:table-cell office:value-type="float" office:value="3.64429616928101" calcext:value-type="float">
            <text:p>3.6442961693</text:p>
          </table:table-cell>
          <table:table-cell office:value-type="float" office:value="-0.72454666483471" calcext:value-type="float">
            <text:p>-0.7245466648</text:p>
          </table:table-cell>
          <table:table-cell table:formula="of:=([.N364]-[.N363])/([.M364]-[.M363])" office:value-type="float" office:value="0.774159222251586" calcext:value-type="float">
            <text:p>0.7741592223</text:p>
          </table:table-cell>
        </table:table-row>
        <table:table-row table:style-name="ro1">
          <table:table-cell table:number-columns-repeated="12"/>
          <table:table-cell office:value-type="float" office:value="3.65509915351868" calcext:value-type="float">
            <text:p>3.6550991535</text:p>
          </table:table-cell>
          <table:table-cell office:value-type="float" office:value="-0.720599837696216" calcext:value-type="float">
            <text:p>-0.7205998377</text:p>
          </table:table-cell>
          <table:table-cell table:formula="of:=([.N365]-[.N364])/([.M365]-[.M364])" office:value-type="float" office:value="0.365346005479816" calcext:value-type="float">
            <text:p>0.3653460055</text:p>
          </table:table-cell>
        </table:table-row>
        <table:table-row table:style-name="ro1">
          <table:table-cell table:number-columns-repeated="12"/>
          <table:table-cell office:value-type="float" office:value="3.66381812095642" calcext:value-type="float">
            <text:p>3.663818121</text:p>
          </table:table-cell>
          <table:table-cell office:value-type="float" office:value="-0.72711483375744" calcext:value-type="float">
            <text:p>-0.7271148338</text:p>
          </table:table-cell>
          <table:table-cell table:formula="of:=([.N366]-[.N365])/([.M366]-[.M365])" office:value-type="float" office:value="-0.747221056592139" calcext:value-type="float">
            <text:p>-0.7472210566</text:p>
          </table:table-cell>
        </table:table-row>
        <table:table-row table:style-name="ro1">
          <table:table-cell table:number-columns-repeated="12"/>
          <table:table-cell office:value-type="float" office:value="3.6725800037384" calcext:value-type="float">
            <text:p>3.6725800037</text:p>
          </table:table-cell>
          <table:table-cell office:value-type="float" office:value="-0.730882664766896" calcext:value-type="float">
            <text:p>-0.7308826648</text:p>
          </table:table-cell>
          <table:table-cell table:formula="of:=([.N367]-[.N366])/([.M367]-[.M366])" office:value-type="float" office:value="-0.43002527004858" calcext:value-type="float">
            <text:p>-0.43002527</text:p>
          </table:table-cell>
        </table:table-row>
        <table:table-row table:style-name="ro1">
          <table:table-cell table:number-columns-repeated="12"/>
          <table:table-cell office:value-type="float" office:value="3.68207907676697" calcext:value-type="float">
            <text:p>3.6820790768</text:p>
          </table:table-cell>
          <table:table-cell office:value-type="float" office:value="-0.735596209456714" calcext:value-type="float">
            <text:p>-0.7355962095</text:p>
          </table:table-cell>
          <table:table-cell table:formula="of:=([.N368]-[.N367])/([.M368]-[.M367])" office:value-type="float" office:value="-0.496211017185022" calcext:value-type="float">
            <text:p>-0.4962110172</text:p>
          </table:table-cell>
        </table:table-row>
        <table:table-row table:style-name="ro1">
          <table:table-cell table:number-columns-repeated="12"/>
          <table:table-cell office:value-type="float" office:value="3.70226907730103" calcext:value-type="float">
            <text:p>3.7022690773</text:p>
          </table:table-cell>
          <table:table-cell office:value-type="float" office:value="-0.738724057486247" calcext:value-type="float">
            <text:p>-0.7387240575</text:p>
          </table:table-cell>
          <table:table-cell table:formula="of:=([.N369]-[.N368])/([.M369]-[.M368])" office:value-type="float" office:value="-0.154920651153862" calcext:value-type="float">
            <text:p>-0.1549206512</text:p>
          </table:table-cell>
        </table:table-row>
        <table:table-row table:style-name="ro1">
          <table:table-cell table:number-columns-repeated="12"/>
          <table:table-cell office:value-type="float" office:value="3.70726799964905" calcext:value-type="float">
            <text:p>3.7072679996</text:p>
          </table:table-cell>
          <table:table-cell office:value-type="float" office:value="-0.74350405802331" calcext:value-type="float">
            <text:p>-0.743504058</text:p>
          </table:table-cell>
          <table:table-cell table:formula="of:=([.N370]-[.N369])/([.M370]-[.M369])" office:value-type="float" office:value="-0.956206198912785" calcext:value-type="float">
            <text:p>-0.9562061989</text:p>
          </table:table-cell>
        </table:table-row>
        <table:table-row table:style-name="ro1">
          <table:table-cell table:number-columns-repeated="12"/>
          <table:table-cell office:value-type="float" office:value="3.71622204780579" calcext:value-type="float">
            <text:p>3.7162220478</text:p>
          </table:table-cell>
          <table:table-cell office:value-type="float" office:value="-0.747439744027127" calcext:value-type="float">
            <text:p>-0.747439744</text:p>
          </table:table-cell>
          <table:table-cell table:formula="of:=([.N371]-[.N370])/([.M371]-[.M370])" office:value-type="float" office:value="-0.439542644279257" calcext:value-type="float">
            <text:p>-0.4395426443</text:p>
          </table:table-cell>
        </table:table-row>
        <table:table-row table:style-name="ro1">
          <table:table-cell table:number-columns-repeated="12"/>
          <table:table-cell office:value-type="float" office:value="3.72274208068848" calcext:value-type="float">
            <text:p>3.7227420807</text:p>
          </table:table-cell>
          <table:table-cell office:value-type="float" office:value="-0.749875416497523" calcext:value-type="float">
            <text:p>-0.7498754165</text:p>
          </table:table-cell>
          <table:table-cell table:formula="of:=([.N372]-[.N371])/([.M372]-[.M371])" office:value-type="float" office:value="-0.373567513265524" calcext:value-type="float">
            <text:p>-0.3735675133</text:p>
          </table:table-cell>
        </table:table-row>
        <table:table-row table:style-name="ro1">
          <table:table-cell table:number-columns-repeated="12"/>
          <table:table-cell office:value-type="float" office:value="3.73353600502014" calcext:value-type="float">
            <text:p>3.733536005</text:p>
          </table:table-cell>
          <table:table-cell office:value-type="float" office:value="-0.737446723794956" calcext:value-type="float">
            <text:p>-0.7374467238</text:p>
          </table:table-cell>
          <table:table-cell table:formula="of:=([.N373]-[.N372])/([.M373]-[.M372])" office:value-type="float" office:value="1.15145264323431" calcext:value-type="float">
            <text:p>1.1514526432</text:p>
          </table:table-cell>
        </table:table-row>
        <table:table-row table:style-name="ro1">
          <table:table-cell table:number-columns-repeated="12"/>
          <table:table-cell office:value-type="float" office:value="3.74348306655884" calcext:value-type="float">
            <text:p>3.7434830666</text:p>
          </table:table-cell>
          <table:table-cell office:value-type="float" office:value="-0.733902600234562" calcext:value-type="float">
            <text:p>-0.7339026002</text:p>
          </table:table-cell>
          <table:table-cell table:formula="of:=([.N374]-[.N373])/([.M374]-[.M373])" office:value-type="float" office:value="0.356298545716858" calcext:value-type="float">
            <text:p>0.3562985457</text:p>
          </table:table-cell>
        </table:table-row>
        <table:table-row table:style-name="ro1">
          <table:table-cell table:number-columns-repeated="12"/>
          <table:table-cell office:value-type="float" office:value="3.75225520133972" calcext:value-type="float">
            <text:p>3.7522552013</text:p>
          </table:table-cell>
          <table:table-cell office:value-type="float" office:value="-0.734178186553812" calcext:value-type="float">
            <text:p>-0.7341781866</text:p>
          </table:table-cell>
          <table:table-cell table:formula="of:=([.N375]-[.N374])/([.M375]-[.M374])" office:value-type="float" office:value="-0.0314161063564672" calcext:value-type="float">
            <text:p>-0.0314161064</text:p>
          </table:table-cell>
        </table:table-row>
        <table:table-row table:style-name="ro1">
          <table:table-cell table:number-columns-repeated="12"/>
          <table:table-cell office:value-type="float" office:value="3.76679396629333" calcext:value-type="float">
            <text:p>3.7667939663</text:p>
          </table:table-cell>
          <table:table-cell office:value-type="float" office:value="-0.722362366511379" calcext:value-type="float">
            <text:p>-0.7223623665</text:p>
          </table:table-cell>
          <table:table-cell table:formula="of:=([.N376]-[.N375])/([.M376]-[.M375])" office:value-type="float" office:value="0.812711401562114" calcext:value-type="float">
            <text:p>0.8127114016</text:p>
          </table:table-cell>
        </table:table-row>
        <table:table-row table:style-name="ro1">
          <table:table-cell table:number-columns-repeated="12"/>
          <table:table-cell office:value-type="float" office:value="3.77338004112244" calcext:value-type="float">
            <text:p>3.7733800411</text:p>
          </table:table-cell>
          <table:table-cell office:value-type="float" office:value="-0.718250615082436" calcext:value-type="float">
            <text:p>-0.7182506151</text:p>
          </table:table-cell>
          <table:table-cell table:formula="of:=([.N377]-[.N376])/([.M377]-[.M376])" office:value-type="float" office:value="0.624309856118665" calcext:value-type="float">
            <text:p>0.6243098561</text:p>
          </table:table-cell>
        </table:table-row>
        <table:table-row table:style-name="ro1">
          <table:table-cell table:number-columns-repeated="12"/>
          <table:table-cell office:value-type="float" office:value="3.78391718864441" calcext:value-type="float">
            <text:p>3.7839171886</text:p>
          </table:table-cell>
          <table:table-cell office:value-type="float" office:value="-0.71481183742681" calcext:value-type="float">
            <text:p>-0.7148118374</text:p>
          </table:table-cell>
          <table:table-cell table:formula="of:=([.N378]-[.N377])/([.M378]-[.M377])" office:value-type="float" office:value="0.32634806036969" calcext:value-type="float">
            <text:p>0.3263480604</text:p>
          </table:table-cell>
        </table:table-row>
        <table:table-row table:style-name="ro1">
          <table:table-cell table:number-columns-repeated="12"/>
          <table:table-cell office:value-type="float" office:value="3.79356002807617" calcext:value-type="float">
            <text:p>3.7935600281</text:p>
          </table:table-cell>
          <table:table-cell office:value-type="float" office:value="-0.699185724938931" calcext:value-type="float">
            <text:p>-0.6991857249</text:p>
          </table:table-cell>
          <table:table-cell table:formula="of:=([.N379]-[.N378])/([.M379]-[.M378])" office:value-type="float" office:value="1.62048871584526" calcext:value-type="float">
            <text:p>1.6204887158</text:p>
          </table:table-cell>
        </table:table-row>
        <table:table-row table:style-name="ro1">
          <table:table-cell table:number-columns-repeated="12"/>
          <table:table-cell office:value-type="float" office:value="3.80368900299072" calcext:value-type="float">
            <text:p>3.803689003</text:p>
          </table:table-cell>
          <table:table-cell office:value-type="float" office:value="-0.700836978255457" calcext:value-type="float">
            <text:p>-0.7008369783</text:p>
          </table:table-cell>
          <table:table-cell table:formula="of:=([.N380]-[.N379])/([.M380]-[.M379])" office:value-type="float" office:value="-0.163022747164051" calcext:value-type="float">
            <text:p>-0.1630227472</text:p>
          </table:table-cell>
        </table:table-row>
        <table:table-row table:style-name="ro1">
          <table:table-cell table:number-columns-repeated="12"/>
          <table:table-cell office:value-type="float" office:value="3.81183314323425" calcext:value-type="float">
            <text:p>3.8118331432</text:p>
          </table:table-cell>
          <table:table-cell office:value-type="float" office:value="-0.694778775192925" calcext:value-type="float">
            <text:p>-0.6947787752</text:p>
          </table:table-cell>
          <table:table-cell table:formula="of:=([.N381]-[.N380])/([.M381]-[.M380])" office:value-type="float" office:value="0.743872634971466" calcext:value-type="float">
            <text:p>0.743872635</text:p>
          </table:table-cell>
        </table:table-row>
        <table:table-row table:style-name="ro1">
          <table:table-cell table:number-columns-repeated="12"/>
          <table:table-cell office:value-type="float" office:value="3.82380199432373" calcext:value-type="float">
            <text:p>3.8238019943</text:p>
          </table:table-cell>
          <table:table-cell office:value-type="float" office:value="-0.676156932041578" calcext:value-type="float">
            <text:p>-0.676156932</text:p>
          </table:table-cell>
          <table:table-cell table:formula="of:=([.N382]-[.N381])/([.M382]-[.M381])" office:value-type="float" office:value="1.55585887167721" calcext:value-type="float">
            <text:p>1.5558588717</text:p>
          </table:table-cell>
        </table:table-row>
        <table:table-row table:style-name="ro1">
          <table:table-cell table:number-columns-repeated="12"/>
          <table:table-cell office:value-type="float" office:value="3.83234715461731" calcext:value-type="float">
            <text:p>3.8323471546</text:p>
          </table:table-cell>
          <table:table-cell office:value-type="float" office:value="-0.666848385101101" calcext:value-type="float">
            <text:p>-0.6668483851</text:p>
          </table:table-cell>
          <table:table-cell table:formula="of:=([.N383]-[.N382])/([.M383]-[.M382])" office:value-type="float" office:value="1.08933555611262" calcext:value-type="float">
            <text:p>1.0893355561</text:p>
          </table:table-cell>
        </table:table-row>
        <table:table-row table:style-name="ro1">
          <table:table-cell table:number-columns-repeated="12"/>
          <table:table-cell office:value-type="float" office:value="3.84361410140991" calcext:value-type="float">
            <text:p>3.8436141014</text:p>
          </table:table-cell>
          <table:table-cell office:value-type="float" office:value="-0.668131256305758" calcext:value-type="float">
            <text:p>-0.6681312563</text:p>
          </table:table-cell>
          <table:table-cell table:formula="of:=([.N384]-[.N383])/([.M384]-[.M383])" office:value-type="float" office:value="-0.113861477139499" calcext:value-type="float">
            <text:p>-0.1138614771</text:p>
          </table:table-cell>
        </table:table-row>
        <table:table-row table:style-name="ro1">
          <table:table-cell table:number-columns-repeated="12"/>
          <table:table-cell office:value-type="float" office:value="3.85747098922729" calcext:value-type="float">
            <text:p>3.8574709892</text:p>
          </table:table-cell>
          <table:table-cell office:value-type="float" office:value="-0.646958500437081" calcext:value-type="float">
            <text:p>-0.6469585004</text:p>
          </table:table-cell>
          <table:table-cell table:formula="of:=([.N385]-[.N384])/([.M385]-[.M384])" office:value-type="float" office:value="1.52795895786335" calcext:value-type="float">
            <text:p>1.5279589579</text:p>
          </table:table-cell>
        </table:table-row>
        <table:table-row table:style-name="ro1">
          <table:table-cell table:number-columns-repeated="12"/>
          <table:table-cell office:value-type="float" office:value="3.86237502098083" calcext:value-type="float">
            <text:p>3.862375021</text:p>
          </table:table-cell>
          <table:table-cell office:value-type="float" office:value="-0.636296464650522" calcext:value-type="float">
            <text:p>-0.6362964647</text:p>
          </table:table-cell>
          <table:table-cell table:formula="of:=([.N386]-[.N385])/([.M386]-[.M385])" office:value-type="float" office:value="2.17413677610521" calcext:value-type="float">
            <text:p>2.1741367761</text:p>
          </table:table-cell>
        </table:table-row>
        <table:table-row table:style-name="ro1">
          <table:table-cell table:number-columns-repeated="12"/>
          <table:table-cell office:value-type="float" office:value="3.87249612808228" calcext:value-type="float">
            <text:p>3.8724961281</text:p>
          </table:table-cell>
          <table:table-cell office:value-type="float" office:value="-0.637448999566657" calcext:value-type="float">
            <text:p>-0.6374489996</text:p>
          </table:table-cell>
          <table:table-cell table:formula="of:=([.N387]-[.N386])/([.M387]-[.M386])" office:value-type="float" office:value="-0.113874391860876" calcext:value-type="float">
            <text:p>-0.1138743919</text:p>
          </table:table-cell>
        </table:table-row>
        <table:table-row table:style-name="ro1">
          <table:table-cell table:number-columns-repeated="12"/>
          <table:table-cell office:value-type="float" office:value="3.88441705703735" calcext:value-type="float">
            <text:p>3.884417057</text:p>
          </table:table-cell>
          <table:table-cell office:value-type="float" office:value="-0.633132599376237" calcext:value-type="float">
            <text:p>-0.6331325994</text:p>
          </table:table-cell>
          <table:table-cell table:formula="of:=([.N388]-[.N387])/([.M388]-[.M387])" office:value-type="float" office:value="0.362085891685607" calcext:value-type="float">
            <text:p>0.3620858917</text:p>
          </table:table-cell>
        </table:table-row>
        <table:table-row table:style-name="ro1">
          <table:table-cell table:number-columns-repeated="12"/>
          <table:table-cell office:value-type="float" office:value="3.89370608329773" calcext:value-type="float">
            <text:p>3.8937060833</text:p>
          </table:table-cell>
          <table:table-cell office:value-type="float" office:value="-0.624890393842996" calcext:value-type="float">
            <text:p>-0.6248903938</text:p>
          </table:table-cell>
          <table:table-cell table:formula="of:=([.N389]-[.N388])/([.M389]-[.M388])" office:value-type="float" office:value="0.887305655319249" calcext:value-type="float">
            <text:p>0.8873056553</text:p>
          </table:table-cell>
        </table:table-row>
        <table:table-row table:style-name="ro1">
          <table:table-cell table:number-columns-repeated="12"/>
          <table:table-cell office:value-type="float" office:value="3.90388917922974" calcext:value-type="float">
            <text:p>3.9038891792</text:p>
          </table:table-cell>
          <table:table-cell office:value-type="float" office:value="-0.621431652318504" calcext:value-type="float">
            <text:p>-0.6214316523</text:p>
          </table:table-cell>
          <table:table-cell table:formula="of:=([.N390]-[.N389])/([.M390]-[.M389])" office:value-type="float" office:value="0.339655203838466" calcext:value-type="float">
            <text:p>0.3396552038</text:p>
          </table:table-cell>
        </table:table-row>
        <table:table-row table:style-name="ro1">
          <table:table-cell table:number-columns-repeated="12"/>
          <table:table-cell office:value-type="float" office:value="3.91220307350159" calcext:value-type="float">
            <text:p>3.9122030735</text:p>
          </table:table-cell>
          <table:table-cell office:value-type="float" office:value="-0.620328521331471" calcext:value-type="float">
            <text:p>-0.6203285213</text:p>
          </table:table-cell>
          <table:table-cell table:formula="of:=([.N391]-[.N390])/([.M391]-[.M390])" office:value-type="float" office:value="0.132685231608914" calcext:value-type="float">
            <text:p>0.1326852316</text:p>
          </table:table-cell>
        </table:table-row>
        <table:table-row table:style-name="ro1">
          <table:table-cell table:number-columns-repeated="12"/>
          <table:table-cell office:value-type="float" office:value="3.92303800582886" calcext:value-type="float">
            <text:p>3.9230380058</text:p>
          </table:table-cell>
          <table:table-cell office:value-type="float" office:value="-0.613233929386413" calcext:value-type="float">
            <text:p>-0.6132339294</text:p>
          </table:table-cell>
          <table:table-cell table:formula="of:=([.N392]-[.N391])/([.M392]-[.M391])" office:value-type="float" office:value="0.654788763857941" calcext:value-type="float">
            <text:p>0.6547887639</text:p>
          </table:table-cell>
        </table:table-row>
        <table:table-row table:style-name="ro1">
          <table:table-cell table:number-columns-repeated="12"/>
          <table:table-cell office:value-type="float" office:value="3.93260097503662" calcext:value-type="float">
            <text:p>3.932600975</text:p>
          </table:table-cell>
          <table:table-cell office:value-type="float" office:value="-0.608890342209167" calcext:value-type="float">
            <text:p>-0.6088903422</text:p>
          </table:table-cell>
          <table:table-cell table:formula="of:=([.N393]-[.N392])/([.M393]-[.M392])" office:value-type="float" office:value="0.454209051904092" calcext:value-type="float">
            <text:p>0.4542090519</text:p>
          </table:table-cell>
        </table:table-row>
        <table:table-row table:style-name="ro1">
          <table:table-cell table:number-columns-repeated="12"/>
          <table:table-cell office:value-type="float" office:value="3.94456100463867" calcext:value-type="float">
            <text:p>3.9445610046</text:p>
          </table:table-cell>
          <table:table-cell office:value-type="float" office:value="-0.607242017495528" calcext:value-type="float">
            <text:p>-0.6072420175</text:p>
          </table:table-cell>
          <table:table-cell table:formula="of:=([.N394]-[.N393])/([.M394]-[.M393])" office:value-type="float" office:value="0.137819450994994" calcext:value-type="float">
            <text:p>0.137819451</text:p>
          </table:table-cell>
        </table:table-row>
        <table:table-row table:style-name="ro1">
          <table:table-cell table:number-columns-repeated="12"/>
          <table:table-cell office:value-type="float" office:value="3.95397710800171" calcext:value-type="float">
            <text:p>3.953977108</text:p>
          </table:table-cell>
          <table:table-cell office:value-type="float" office:value="-0.606768044272639" calcext:value-type="float">
            <text:p>-0.6067680443</text:p>
          </table:table-cell>
          <table:table-cell table:formula="of:=([.N395]-[.N394])/([.M395]-[.M394])" office:value-type="float" office:value="0.0503364507180355" calcext:value-type="float">
            <text:p>0.0503364507</text:p>
          </table:table-cell>
        </table:table-row>
        <table:table-row table:style-name="ro1">
          <table:table-cell table:number-columns-repeated="12"/>
          <table:table-cell office:value-type="float" office:value="3.96292114257812" calcext:value-type="float">
            <text:p>3.9629211426</text:p>
          </table:table-cell>
          <table:table-cell office:value-type="float" office:value="-0.602328059741065" calcext:value-type="float">
            <text:p>-0.6023280597</text:p>
          </table:table-cell>
          <table:table-cell table:formula="of:=([.N396]-[.N395])/([.M396]-[.M395])" office:value-type="float" office:value="0.496418533899814" calcext:value-type="float">
            <text:p>0.4964185339</text:p>
          </table:table-cell>
        </table:table-row>
        <table:table-row table:style-name="ro1">
          <table:table-cell table:number-columns-repeated="12"/>
          <table:table-cell office:value-type="float" office:value="3.97251915931702" calcext:value-type="float">
            <text:p>3.9725191593</text:p>
          </table:table-cell>
          <table:table-cell office:value-type="float" office:value="-0.601615666724979" calcext:value-type="float">
            <text:p>-0.6016156667</text:p>
          </table:table-cell>
          <table:table-cell table:formula="of:=([.N397]-[.N396])/([.M397]-[.M396])" office:value-type="float" office:value="0.0742229395370313" calcext:value-type="float">
            <text:p>0.0742229395</text:p>
          </table:table-cell>
        </table:table-row>
        <table:table-row table:style-name="ro1">
          <table:table-cell table:number-columns-repeated="12"/>
          <table:table-cell office:value-type="float" office:value="3.98379898071289" calcext:value-type="float">
            <text:p>3.9837989807</text:p>
          </table:table-cell>
          <table:table-cell office:value-type="float" office:value="-0.602338409228774" calcext:value-type="float">
            <text:p>-0.6023384092</text:p>
          </table:table-cell>
          <table:table-cell table:formula="of:=([.N398]-[.N397])/([.M398]-[.M397])" office:value-type="float" office:value="-0.0640739315304166" calcext:value-type="float">
            <text:p>-0.0640739315</text:p>
          </table:table-cell>
        </table:table-row>
        <table:table-row table:style-name="ro1">
          <table:table-cell table:number-columns-repeated="12"/>
          <table:table-cell office:value-type="float" office:value="3.99394202232361" calcext:value-type="float">
            <text:p>3.9939420223</text:p>
          </table:table-cell>
          <table:table-cell office:value-type="float" office:value="-0.599871406851908" calcext:value-type="float">
            <text:p>-0.5998714069</text:p>
          </table:table-cell>
          <table:table-cell table:formula="of:=([.N399]-[.N398])/([.M399]-[.M398])" office:value-type="float" office:value="0.24322116299498" calcext:value-type="float">
            <text:p>0.243221163</text:p>
          </table:table-cell>
        </table:table-row>
        <table:table-row table:style-name="ro1">
          <table:table-cell table:number-columns-repeated="12"/>
          <table:table-cell office:value-type="float" office:value="4.00435400009155" calcext:value-type="float">
            <text:p>4.0043540001</text:p>
          </table:table-cell>
          <table:table-cell office:value-type="float" office:value="-0.600252618231287" calcext:value-type="float">
            <text:p>-0.6002526182</text:p>
          </table:table-cell>
          <table:table-cell table:formula="of:=([.N400]-[.N399])/([.M400]-[.M399])" office:value-type="float" office:value="-0.0366127730845453" calcext:value-type="float">
            <text:p>-0.0366127731</text:p>
          </table:table-cell>
        </table:table-row>
        <table:table-row table:style-name="ro1">
          <table:table-cell table:number-columns-repeated="12"/>
          <table:table-cell office:value-type="float" office:value="4.01416802406311" calcext:value-type="float">
            <text:p>4.0141680241</text:p>
          </table:table-cell>
          <table:table-cell office:value-type="float" office:value="-0.597758346939129" calcext:value-type="float">
            <text:p>-0.5977583469</text:p>
          </table:table-cell>
          <table:table-cell table:formula="of:=([.N401]-[.N400])/([.M401]-[.M400])" office:value-type="float" office:value="0.254153780282926" calcext:value-type="float">
            <text:p>0.2541537803</text:p>
          </table:table-cell>
        </table:table-row>
        <table:table-row table:style-name="ro1">
          <table:table-cell table:number-columns-repeated="12"/>
          <table:table-cell office:value-type="float" office:value="4.02303504943848" calcext:value-type="float">
            <text:p>4.0230350494</text:p>
          </table:table-cell>
          <table:table-cell office:value-type="float" office:value="-0.593043618628481" calcext:value-type="float">
            <text:p>-0.5930436186</text:p>
          </table:table-cell>
          <table:table-cell table:formula="of:=([.N402]-[.N401])/([.M402]-[.M401])" office:value-type="float" office:value="0.531714764654464" calcext:value-type="float">
            <text:p>0.5317147647</text:p>
          </table:table-cell>
        </table:table-row>
        <table:table-row table:style-name="ro1">
          <table:table-cell table:number-columns-repeated="12"/>
          <table:table-cell office:value-type="float" office:value="4.03377413749695" calcext:value-type="float">
            <text:p>4.0337741375</text:p>
          </table:table-cell>
          <table:table-cell office:value-type="float" office:value="-0.590353857160934" calcext:value-type="float">
            <text:p>-0.5903538572</text:p>
          </table:table-cell>
          <table:table-cell table:formula="of:=([.N403]-[.N402])/([.M403]-[.M402])" office:value-type="float" office:value="0.250464606761889" calcext:value-type="float">
            <text:p>0.2504646068</text:p>
          </table:table-cell>
        </table:table-row>
        <table:table-row table:style-name="ro1">
          <table:table-cell table:number-columns-repeated="12"/>
          <table:table-cell office:value-type="float" office:value="4.04387903213501" calcext:value-type="float">
            <text:p>4.0438790321</text:p>
          </table:table-cell>
          <table:table-cell office:value-type="float" office:value="-0.588365587975949" calcext:value-type="float">
            <text:p>-0.588365588</text:p>
          </table:table-cell>
          <table:table-cell table:formula="of:=([.N404]-[.N403])/([.M404]-[.M403])" office:value-type="float" office:value="0.196762980337928" calcext:value-type="float">
            <text:p>0.1967629803</text:p>
          </table:table-cell>
        </table:table-row>
        <table:table-row table:style-name="ro1">
          <table:table-cell table:number-columns-repeated="12"/>
          <table:table-cell office:value-type="float" office:value="4.05261206626892" calcext:value-type="float">
            <text:p>4.0526120663</text:p>
          </table:table-cell>
          <table:table-cell office:value-type="float" office:value="-0.584557684909928" calcext:value-type="float">
            <text:p>-0.5845576849</text:p>
          </table:table-cell>
          <table:table-cell table:formula="of:=([.N405]-[.N404])/([.M405]-[.M404])" office:value-type="float" office:value="0.43603437334959" calcext:value-type="float">
            <text:p>0.4360343733</text:p>
          </table:table-cell>
        </table:table-row>
        <table:table-row table:style-name="ro1">
          <table:table-cell table:number-columns-repeated="12"/>
          <table:table-cell office:value-type="float" office:value="4.06246614456177" calcext:value-type="float">
            <text:p>4.0624661446</text:p>
          </table:table-cell>
          <table:table-cell office:value-type="float" office:value="-0.58004150579599" calcext:value-type="float">
            <text:p>-0.5800415058</text:p>
          </table:table-cell>
          <table:table-cell table:formula="of:=([.N406]-[.N405])/([.M406]-[.M405])" office:value-type="float" office:value="0.458305584725953" calcext:value-type="float">
            <text:p>0.4583055847</text:p>
          </table:table-cell>
        </table:table-row>
        <table:table-row table:style-name="ro1">
          <table:table-cell table:number-columns-repeated="12"/>
          <table:table-cell office:value-type="float" office:value="4.07223796844482" calcext:value-type="float">
            <text:p>4.0722379684</text:p>
          </table:table-cell>
          <table:table-cell office:value-type="float" office:value="-0.581742190389458" calcext:value-type="float">
            <text:p>-0.5817421904</text:p>
          </table:table-cell>
          <table:table-cell table:formula="of:=([.N407]-[.N406])/([.M407]-[.M406])" office:value-type="float" office:value="-0.174039627997957" calcext:value-type="float">
            <text:p>-0.174039628</text:p>
          </table:table-cell>
        </table:table-row>
        <table:table-row table:style-name="ro1">
          <table:table-cell table:number-columns-repeated="12"/>
          <table:table-cell office:value-type="float" office:value="4.08322405815125" calcext:value-type="float">
            <text:p>4.0832240582</text:p>
          </table:table-cell>
          <table:table-cell office:value-type="float" office:value="-0.575830673914742" calcext:value-type="float">
            <text:p>-0.5758306739</text:p>
          </table:table-cell>
          <table:table-cell table:formula="of:=([.N408]-[.N407])/([.M408]-[.M407])" office:value-type="float" office:value="0.538091043555002" calcext:value-type="float">
            <text:p>0.5380910436</text:p>
          </table:table-cell>
        </table:table-row>
        <table:table-row table:style-name="ro1">
          <table:table-cell table:number-columns-repeated="12"/>
          <table:table-cell office:value-type="float" office:value="4.09371018409729" calcext:value-type="float">
            <text:p>4.0937101841</text:p>
          </table:table-cell>
          <table:table-cell office:value-type="float" office:value="-0.572595380100348" calcext:value-type="float">
            <text:p>-0.5725953801</text:p>
          </table:table-cell>
          <table:table-cell table:formula="of:=([.N409]-[.N408])/([.M409]-[.M408])" office:value-type="float" office:value="0.308530894158704" calcext:value-type="float">
            <text:p>0.3085308942</text:p>
          </table:table-cell>
        </table:table-row>
        <table:table-row table:style-name="ro1">
          <table:table-cell table:number-columns-repeated="12"/>
          <table:table-cell office:value-type="float" office:value="4.11059403419495" calcext:value-type="float">
            <text:p>4.1105940342</text:p>
          </table:table-cell>
          <table:table-cell office:value-type="float" office:value="-0.559199439949382" calcext:value-type="float">
            <text:p>-0.5591994399</text:p>
          </table:table-cell>
          <table:table-cell table:formula="of:=([.N410]-[.N409])/([.M410]-[.M409])" office:value-type="float" office:value="0.793417382497703" calcext:value-type="float">
            <text:p>0.7934173825</text:p>
          </table:table-cell>
        </table:table-row>
        <table:table-row table:style-name="ro1">
          <table:table-cell table:number-columns-repeated="12"/>
          <table:table-cell office:value-type="float" office:value="4.11620616912842" calcext:value-type="float">
            <text:p>4.1162061691</text:p>
          </table:table-cell>
          <table:table-cell office:value-type="float" office:value="-0.558300331269577" calcext:value-type="float">
            <text:p>-0.5583003313</text:p>
          </table:table-cell>
          <table:table-cell table:formula="of:=([.N411]-[.N410])/([.M411]-[.M410])" office:value-type="float" office:value="0.160207958372914" calcext:value-type="float">
            <text:p>0.1602079584</text:p>
          </table:table-cell>
        </table:table-row>
        <table:table-row table:style-name="ro1">
          <table:table-cell table:number-columns-repeated="12"/>
          <table:table-cell office:value-type="float" office:value="4.12320303916931" calcext:value-type="float">
            <text:p>4.1232030392</text:p>
          </table:table-cell>
          <table:table-cell office:value-type="float" office:value="-0.553899979611838" calcext:value-type="float">
            <text:p>-0.5538999796</text:p>
          </table:table-cell>
          <table:table-cell table:formula="of:=([.N412]-[.N411])/([.M412]-[.M411])" office:value-type="float" office:value="0.628902871143959" calcext:value-type="float">
            <text:p>0.6289028711</text:p>
          </table:table-cell>
        </table:table-row>
        <table:table-row table:style-name="ro1">
          <table:table-cell table:number-columns-repeated="12"/>
          <table:table-cell office:value-type="float" office:value="4.13482213020325" calcext:value-type="float">
            <text:p>4.1348221302</text:p>
          </table:table-cell>
          <table:table-cell office:value-type="float" office:value="-0.547654669260638" calcext:value-type="float">
            <text:p>-0.5476546693</text:p>
          </table:table-cell>
          <table:table-cell table:formula="of:=([.N413]-[.N412])/([.M413]-[.M412])" office:value-type="float" office:value="0.537504210351688" calcext:value-type="float">
            <text:p>0.5375042104</text:p>
          </table:table-cell>
        </table:table-row>
        <table:table-row table:style-name="ro1">
          <table:table-cell table:number-columns-repeated="12"/>
          <table:table-cell office:value-type="float" office:value="4.14564299583435" calcext:value-type="float">
            <text:p>4.1456429958</text:p>
          </table:table-cell>
          <table:table-cell office:value-type="float" office:value="-0.536869045422519" calcext:value-type="float">
            <text:p>-0.5368690454</text:p>
          </table:table-cell>
          <table:table-cell table:formula="of:=([.N414]-[.N413])/([.M414]-[.M413])" office:value-type="float" office:value="0.996743163237893" calcext:value-type="float">
            <text:p>0.9967431632</text:p>
          </table:table-cell>
        </table:table-row>
        <table:table-row table:style-name="ro1">
          <table:table-cell table:number-columns-repeated="12"/>
          <table:table-cell office:value-type="float" office:value="4.15378403663635" calcext:value-type="float">
            <text:p>4.1537840366</text:p>
          </table:table-cell>
          <table:table-cell office:value-type="float" office:value="-0.530393916959211" calcext:value-type="float">
            <text:p>-0.530393917</text:p>
          </table:table-cell>
          <table:table-cell table:formula="of:=([.N415]-[.N414])/([.M415]-[.M414])" office:value-type="float" office:value="0.795368629244138" calcext:value-type="float">
            <text:p>0.7953686292</text:p>
          </table:table-cell>
        </table:table-row>
        <table:table-row table:style-name="ro1">
          <table:table-cell table:number-columns-repeated="12"/>
          <table:table-cell office:value-type="float" office:value="4.1623260974884" calcext:value-type="float">
            <text:p>4.1623260975</text:p>
          </table:table-cell>
          <table:table-cell office:value-type="float" office:value="-0.52930544186583" calcext:value-type="float">
            <text:p>-0.5293054419</text:p>
          </table:table-cell>
          <table:table-cell table:formula="of:=([.N416]-[.N415])/([.M416]-[.M415])" office:value-type="float" office:value="0.127425349951595" calcext:value-type="float">
            <text:p>0.12742535</text:p>
          </table:table-cell>
        </table:table-row>
        <table:table-row table:style-name="ro1">
          <table:table-cell table:number-columns-repeated="12"/>
          <table:table-cell office:value-type="float" office:value="4.17320704460144" calcext:value-type="float">
            <text:p>4.1732070446</text:p>
          </table:table-cell>
          <table:table-cell office:value-type="float" office:value="-0.522382903574908" calcext:value-type="float">
            <text:p>-0.5223829036</text:p>
          </table:table-cell>
          <table:table-cell table:formula="of:=([.N417]-[.N416])/([.M417]-[.M416])" office:value-type="float" office:value="0.636207328186335" calcext:value-type="float">
            <text:p>0.6362073282</text:p>
          </table:table-cell>
        </table:table-row>
        <table:table-row table:style-name="ro1">
          <table:table-cell table:number-columns-repeated="12"/>
          <table:table-cell office:value-type="float" office:value="4.18306517601013" calcext:value-type="float">
            <text:p>4.183065176</text:p>
          </table:table-cell>
          <table:table-cell office:value-type="float" office:value="-0.515279921301372" calcext:value-type="float">
            <text:p>-0.5152799213</text:p>
          </table:table-cell>
          <table:table-cell table:formula="of:=([.N418]-[.N417])/([.M418]-[.M417])" office:value-type="float" office:value="0.720520145153833" calcext:value-type="float">
            <text:p>0.7205201452</text:p>
          </table:table-cell>
        </table:table-row>
        <table:table-row table:style-name="ro1">
          <table:table-cell table:number-columns-repeated="12"/>
          <table:table-cell office:value-type="float" office:value="4.19379806518555" calcext:value-type="float">
            <text:p>4.1937980652</text:p>
          </table:table-cell>
          <table:table-cell office:value-type="float" office:value="-0.502279428480247" calcext:value-type="float">
            <text:p>-0.5022794285</text:p>
          </table:table-cell>
          <table:table-cell table:formula="of:=([.N419]-[.N418])/([.M419]-[.M418])" office:value-type="float" office:value="1.21127616326316" calcext:value-type="float">
            <text:p>1.2112761633</text:p>
          </table:table-cell>
        </table:table-row>
        <table:table-row table:style-name="ro1">
          <table:table-cell table:number-columns-repeated="12"/>
          <table:table-cell office:value-type="float" office:value="4.20358109474182" calcext:value-type="float">
            <text:p>4.2035810947</text:p>
          </table:table-cell>
          <table:table-cell office:value-type="float" office:value="-0.500467503321458" calcext:value-type="float">
            <text:p>-0.5004675033</text:p>
          </table:table-cell>
          <table:table-cell table:formula="of:=([.N420]-[.N419])/([.M420]-[.M419])" office:value-type="float" office:value="0.185211048210151" calcext:value-type="float">
            <text:p>0.1852110482</text:p>
          </table:table-cell>
        </table:table-row>
        <table:table-row table:style-name="ro1">
          <table:table-cell table:number-columns-repeated="12"/>
          <table:table-cell office:value-type="float" office:value="4.21349501609802" calcext:value-type="float">
            <text:p>4.2134950161</text:p>
          </table:table-cell>
          <table:table-cell office:value-type="float" office:value="-0.494305114840203" calcext:value-type="float">
            <text:p>-0.4943051148</text:p>
          </table:table-cell>
          <table:table-cell table:formula="of:=([.N421]-[.N420])/([.M421]-[.M420])" office:value-type="float" office:value="0.621589405427419" calcext:value-type="float">
            <text:p>0.6215894054</text:p>
          </table:table-cell>
        </table:table-row>
        <table:table-row table:style-name="ro1">
          <table:table-cell table:number-columns-repeated="12"/>
          <table:table-cell office:value-type="float" office:value="4.22376918792725" calcext:value-type="float">
            <text:p>4.2237691879</text:p>
          </table:table-cell>
          <table:table-cell office:value-type="float" office:value="-0.489624275001416" calcext:value-type="float">
            <text:p>-0.489624275</text:p>
          </table:table-cell>
          <table:table-cell table:formula="of:=([.N422]-[.N421])/([.M422]-[.M421])" office:value-type="float" office:value="0.455592909734346" calcext:value-type="float">
            <text:p>0.4555929097</text:p>
          </table:table-cell>
        </table:table-row>
        <table:table-row table:style-name="ro1">
          <table:table-cell table:number-columns-repeated="12"/>
          <table:table-cell office:value-type="float" office:value="4.23396515846252" calcext:value-type="float">
            <text:p>4.2339651585</text:p>
          </table:table-cell>
          <table:table-cell office:value-type="float" office:value="-0.490667261175227" calcext:value-type="float">
            <text:p>-0.4906672612</text:p>
          </table:table-cell>
          <table:table-cell table:formula="of:=([.N423]-[.N422])/([.M423]-[.M422])" office:value-type="float" office:value="-0.102293957225772" calcext:value-type="float">
            <text:p>-0.1022939572</text:p>
          </table:table-cell>
        </table:table-row>
        <table:table-row table:style-name="ro1">
          <table:table-cell table:number-columns-repeated="12"/>
          <table:table-cell office:value-type="float" office:value="4.24284219741821" calcext:value-type="float">
            <text:p>4.2428421974</text:p>
          </table:table-cell>
          <table:table-cell office:value-type="float" office:value="-0.485867332109881" calcext:value-type="float">
            <text:p>-0.4858673321</text:p>
          </table:table-cell>
          <table:table-cell table:formula="of:=([.N424]-[.N423])/([.M424]-[.M423])" office:value-type="float" office:value="0.540712853611018" calcext:value-type="float">
            <text:p>0.5407128536</text:p>
          </table:table-cell>
        </table:table-row>
        <table:table-row table:style-name="ro1">
          <table:table-cell table:number-columns-repeated="12"/>
          <table:table-cell office:value-type="float" office:value="4.25395202636719" calcext:value-type="float">
            <text:p>4.2539520264</text:p>
          </table:table-cell>
          <table:table-cell office:value-type="float" office:value="-0.483307677101777" calcext:value-type="float">
            <text:p>-0.4833076771</text:p>
          </table:table-cell>
          <table:table-cell table:formula="of:=([.N425]-[.N424])/([.M425]-[.M424])" office:value-type="float" office:value="0.230395537128367" calcext:value-type="float">
            <text:p>0.2303955371</text:p>
          </table:table-cell>
        </table:table-row>
        <table:table-row table:style-name="ro1">
          <table:table-cell table:number-columns-repeated="12"/>
          <table:table-cell office:value-type="float" office:value="4.26448798179626" calcext:value-type="float">
            <text:p>4.2644879818</text:p>
          </table:table-cell>
          <table:table-cell office:value-type="float" office:value="-0.480548690558214" calcext:value-type="float">
            <text:p>-0.4805486906</text:p>
          </table:table-cell>
          <table:table-cell table:formula="of:=([.N426]-[.N425])/([.M426]-[.M425])" office:value-type="float" office:value="0.261863915630234" calcext:value-type="float">
            <text:p>0.2618639156</text:p>
          </table:table-cell>
        </table:table-row>
        <table:table-row table:style-name="ro1">
          <table:table-cell table:number-columns-repeated="12"/>
          <table:table-cell office:value-type="float" office:value="4.27239108085632" calcext:value-type="float">
            <text:p>4.2723910809</text:p>
          </table:table-cell>
          <table:table-cell office:value-type="float" office:value="-0.473950423752534" calcext:value-type="float">
            <text:p>-0.4739504238</text:p>
          </table:table-cell>
          <table:table-cell table:formula="of:=([.N427]-[.N426])/([.M427]-[.M426])" office:value-type="float" office:value="0.834896128156389" calcext:value-type="float">
            <text:p>0.8348961282</text:p>
          </table:table-cell>
        </table:table-row>
        <table:table-row table:style-name="ro1">
          <table:table-cell table:number-columns-repeated="12"/>
          <table:table-cell office:value-type="float" office:value="4.28301596641541" calcext:value-type="float">
            <text:p>4.2830159664</text:p>
          </table:table-cell>
          <table:table-cell office:value-type="float" office:value="-0.465035172780085" calcext:value-type="float">
            <text:p>-0.4650351728</text:p>
          </table:table-cell>
          <table:table-cell table:formula="of:=([.N428]-[.N427])/([.M428]-[.M427])" office:value-type="float" office:value="0.839091482244579" calcext:value-type="float">
            <text:p>0.8390914822</text:p>
          </table:table-cell>
        </table:table-row>
        <table:table-row table:style-name="ro1">
          <table:table-cell table:number-columns-repeated="12"/>
          <table:table-cell office:value-type="float" office:value="4.29426217079163" calcext:value-type="float">
            <text:p>4.2942621708</text:p>
          </table:table-cell>
          <table:table-cell office:value-type="float" office:value="-0.455046452756828" calcext:value-type="float">
            <text:p>-0.4550464528</text:p>
          </table:table-cell>
          <table:table-cell table:formula="of:=([.N429]-[.N428])/([.M429]-[.M428])" office:value-type="float" office:value="0.888185888243119" calcext:value-type="float">
            <text:p>0.8881858882</text:p>
          </table:table-cell>
        </table:table-row>
        <table:table-row table:style-name="ro1">
          <table:table-cell table:number-columns-repeated="12"/>
          <table:table-cell office:value-type="float" office:value="4.30337905883789" calcext:value-type="float">
            <text:p>4.3033790588</text:p>
          </table:table-cell>
          <table:table-cell office:value-type="float" office:value="-0.45030306524334" calcext:value-type="float">
            <text:p>-0.4503030652</text:p>
          </table:table-cell>
          <table:table-cell table:formula="of:=([.N430]-[.N429])/([.M430]-[.M429])" office:value-type="float" office:value="0.520285813472427" calcext:value-type="float">
            <text:p>0.5202858135</text:p>
          </table:table-cell>
        </table:table-row>
        <table:table-row table:style-name="ro1">
          <table:table-cell table:number-columns-repeated="12"/>
          <table:table-cell office:value-type="float" office:value="4.31403803825378" calcext:value-type="float">
            <text:p>4.3140380383</text:p>
          </table:table-cell>
          <table:table-cell office:value-type="float" office:value="-0.446678428143271" calcext:value-type="float">
            <text:p>-0.4466784281</text:p>
          </table:table-cell>
          <table:table-cell table:formula="of:=([.N431]-[.N430])/([.M431]-[.M430])" office:value-type="float" office:value="0.340054798742179" calcext:value-type="float">
            <text:p>0.3400547987</text:p>
          </table:table-cell>
        </table:table-row>
        <table:table-row table:style-name="ro1">
          <table:table-cell table:number-columns-repeated="12"/>
          <table:table-cell office:value-type="float" office:value="4.32323718070984" calcext:value-type="float">
            <text:p>4.3232371807</text:p>
          </table:table-cell>
          <table:table-cell office:value-type="float" office:value="-0.43771666193429" calcext:value-type="float">
            <text:p>-0.4377166619</text:p>
          </table:table-cell>
          <table:table-cell table:formula="of:=([.N432]-[.N431])/([.M432]-[.M431])" office:value-type="float" office:value="0.974195828773514" calcext:value-type="float">
            <text:p>0.9741958288</text:p>
          </table:table-cell>
        </table:table-row>
        <table:table-row table:style-name="ro1">
          <table:table-cell table:number-columns-repeated="12"/>
          <table:table-cell office:value-type="float" office:value="4.33395099639893" calcext:value-type="float">
            <text:p>4.3339509964</text:p>
          </table:table-cell>
          <table:table-cell office:value-type="float" office:value="-0.43854989799322" calcext:value-type="float">
            <text:p>-0.438549898</text:p>
          </table:table-cell>
          <table:table-cell table:formula="of:=([.N433]-[.N432])/([.M433]-[.M432])" office:value-type="float" office:value="-0.0777721106196655" calcext:value-type="float">
            <text:p>-0.0777721106</text:p>
          </table:table-cell>
        </table:table-row>
        <table:table-row table:style-name="ro1">
          <table:table-cell table:number-columns-repeated="12"/>
          <table:table-cell office:value-type="float" office:value="4.34309911727905" calcext:value-type="float">
            <text:p>4.3430991173</text:p>
          </table:table-cell>
          <table:table-cell office:value-type="float" office:value="-0.431984396324186" calcext:value-type="float">
            <text:p>-0.4319843963</text:p>
          </table:table-cell>
          <table:table-cell table:formula="of:=([.N434]-[.N433])/([.M434]-[.M433])" office:value-type="float" office:value="0.717688556487755" calcext:value-type="float">
            <text:p>0.7176885565</text:p>
          </table:table-cell>
        </table:table-row>
        <table:table-row table:style-name="ro1">
          <table:table-cell table:number-columns-repeated="12"/>
          <table:table-cell office:value-type="float" office:value="4.35275506973267" calcext:value-type="float">
            <text:p>4.3527550697</text:p>
          </table:table-cell>
          <table:table-cell office:value-type="float" office:value="-0.425330530416539" calcext:value-type="float">
            <text:p>-0.4253305304</text:p>
          </table:table-cell>
          <table:table-cell table:formula="of:=([.N435]-[.N434])/([.M435]-[.M434])" office:value-type="float" office:value="0.689094725726144" calcext:value-type="float">
            <text:p>0.6890947257</text:p>
          </table:table-cell>
        </table:table-row>
        <table:table-row table:style-name="ro1">
          <table:table-cell table:number-columns-repeated="12"/>
          <table:table-cell office:value-type="float" office:value="4.36212396621704" calcext:value-type="float">
            <text:p>4.3621239662</text:p>
          </table:table-cell>
          <table:table-cell office:value-type="float" office:value="-0.42204198318838" calcext:value-type="float">
            <text:p>-0.4220419832</text:p>
          </table:table-cell>
          <table:table-cell table:formula="of:=([.N436]-[.N435])/([.M436]-[.M435])" office:value-type="float" office:value="0.351006891115026" calcext:value-type="float">
            <text:p>0.3510068911</text:p>
          </table:table-cell>
        </table:table-row>
        <table:table-row table:style-name="ro1">
          <table:table-cell table:number-columns-repeated="12"/>
          <table:table-cell office:value-type="float" office:value="4.37338399887085" calcext:value-type="float">
            <text:p>4.3733839989</text:p>
          </table:table-cell>
          <table:table-cell office:value-type="float" office:value="-0.406749519179891" calcext:value-type="float">
            <text:p>-0.4067495192</text:p>
          </table:table-cell>
          <table:table-cell table:formula="of:=([.N437]-[.N436])/([.M437]-[.M436])" office:value-type="float" office:value="1.35811897519821" calcext:value-type="float">
            <text:p>1.3581189752</text:p>
          </table:table-cell>
        </table:table-row>
        <table:table-row table:style-name="ro1">
          <table:table-cell table:number-columns-repeated="12"/>
          <table:table-cell office:value-type="float" office:value="4.38376808166504" calcext:value-type="float">
            <text:p>4.3837680817</text:p>
          </table:table-cell>
          <table:table-cell office:value-type="float" office:value="-0.404024712791589" calcext:value-type="float">
            <text:p>-0.4040247128</text:p>
          </table:table-cell>
          <table:table-cell table:formula="of:=([.N438]-[.N437])/([.M438]-[.M437])" office:value-type="float" office:value="0.262402221005654" calcext:value-type="float">
            <text:p>0.262402221</text:p>
          </table:table-cell>
        </table:table-row>
        <table:table-row table:style-name="ro1">
          <table:table-cell table:number-columns-repeated="12"/>
          <table:table-cell office:value-type="float" office:value="4.39386510848999" calcext:value-type="float">
            <text:p>4.3938651085</text:p>
          </table:table-cell>
          <table:table-cell office:value-type="float" office:value="-0.39953504475917" calcext:value-type="float">
            <text:p>-0.3995350448</text:p>
          </table:table-cell>
          <table:table-cell table:formula="of:=([.N439]-[.N438])/([.M439]-[.M438])" office:value-type="float" office:value="0.444652481394245" calcext:value-type="float">
            <text:p>0.4446524814</text:p>
          </table:table-cell>
        </table:table-row>
        <table:table-row table:style-name="ro1">
          <table:table-cell table:number-columns-repeated="12"/>
          <table:table-cell office:value-type="float" office:value="4.40281796455383" calcext:value-type="float">
            <text:p>4.4028179646</text:p>
          </table:table-cell>
          <table:table-cell office:value-type="float" office:value="-0.387773265950833" calcext:value-type="float">
            <text:p>-0.387773266</text:p>
          </table:table-cell>
          <table:table-cell table:formula="of:=([.N440]-[.N439])/([.M440]-[.M439])" office:value-type="float" office:value="1.31374599618985" calcext:value-type="float">
            <text:p>1.3137459962</text:p>
          </table:table-cell>
        </table:table-row>
        <table:table-row table:style-name="ro1">
          <table:table-cell table:number-columns-repeated="12"/>
          <table:table-cell office:value-type="float" office:value="4.41246318817139" calcext:value-type="float">
            <text:p>4.4124631882</text:p>
          </table:table-cell>
          <table:table-cell office:value-type="float" office:value="-0.387497808436302" calcext:value-type="float">
            <text:p>-0.3874978084</text:p>
          </table:table-cell>
          <table:table-cell table:formula="of:=([.N441]-[.N440])/([.M441]-[.M440])" office:value-type="float" office:value="0.0285589557539217" calcext:value-type="float">
            <text:p>0.0285589558</text:p>
          </table:table-cell>
        </table:table-row>
        <table:table-row table:style-name="ro1">
          <table:table-cell table:number-columns-repeated="12"/>
          <table:table-cell office:value-type="float" office:value="4.42450499534607" calcext:value-type="float">
            <text:p>4.4245049953</text:p>
          </table:table-cell>
          <table:table-cell office:value-type="float" office:value="-0.384144264452808" calcext:value-type="float">
            <text:p>-0.3841442645</text:p>
          </table:table-cell>
          <table:table-cell table:formula="of:=([.N442]-[.N441])/([.M442]-[.M441])" office:value-type="float" office:value="0.278491752512441" calcext:value-type="float">
            <text:p>0.2784917525</text:p>
          </table:table-cell>
        </table:table-row>
        <table:table-row table:style-name="ro1">
          <table:table-cell table:number-columns-repeated="12"/>
          <table:table-cell office:value-type="float" office:value="4.43180108070374" calcext:value-type="float">
            <text:p>4.4318010807</text:p>
          </table:table-cell>
          <table:table-cell office:value-type="float" office:value="-0.375373528133238" calcext:value-type="float">
            <text:p>-0.3753735281</text:p>
          </table:table-cell>
          <table:table-cell table:formula="of:=([.N443]-[.N442])/([.M443]-[.M442])" office:value-type="float" office:value="1.20211536592761" calcext:value-type="float">
            <text:p>1.2021153659</text:p>
          </table:table-cell>
        </table:table-row>
        <table:table-row table:style-name="ro1">
          <table:table-cell table:number-columns-repeated="12"/>
          <table:table-cell office:value-type="float" office:value="4.44367003440857" calcext:value-type="float">
            <text:p>4.4436700344</text:p>
          </table:table-cell>
          <table:table-cell office:value-type="float" office:value="-0.375929891307738" calcext:value-type="float">
            <text:p>-0.3759298913</text:p>
          </table:table-cell>
          <table:table-cell table:formula="of:=([.N444]-[.N443])/([.M444]-[.M443])" office:value-type="float" office:value="-0.0468755029579951" calcext:value-type="float">
            <text:p>-0.046875503</text:p>
          </table:table-cell>
        </table:table-row>
        <table:table-row table:style-name="ro1">
          <table:table-cell table:number-columns-repeated="12"/>
          <table:table-cell office:value-type="float" office:value="4.45320510864258" calcext:value-type="float">
            <text:p>4.4532051086</text:p>
          </table:table-cell>
          <table:table-cell office:value-type="float" office:value="-0.361924796722138" calcext:value-type="float">
            <text:p>-0.3619247967</text:p>
          </table:table-cell>
          <table:table-cell table:formula="of:=([.N445]-[.N444])/([.M445]-[.M444])" office:value-type="float" office:value="1.46879764560699" calcext:value-type="float">
            <text:p>1.4687976456</text:p>
          </table:table-cell>
        </table:table-row>
        <table:table-row table:style-name="ro1">
          <table:table-cell table:number-columns-repeated="12"/>
          <table:table-cell office:value-type="float" office:value="4.46419811248779" calcext:value-type="float">
            <text:p>4.4641981125</text:p>
          </table:table-cell>
          <table:table-cell office:value-type="float" office:value="-0.351711216491099" calcext:value-type="float">
            <text:p>-0.3517112165</text:p>
          </table:table-cell>
          <table:table-cell table:formula="of:=([.N446]-[.N445])/([.M446]-[.M445])" office:value-type="float" office:value="0.929098213268141" calcext:value-type="float">
            <text:p>0.9290982133</text:p>
          </table:table-cell>
        </table:table-row>
        <table:table-row table:style-name="ro1">
          <table:table-cell table:number-columns-repeated="12"/>
          <table:table-cell office:value-type="float" office:value="4.4728569984436" calcext:value-type="float">
            <text:p>4.4728569984</text:p>
          </table:table-cell>
          <table:table-cell office:value-type="float" office:value="-0.353521792118813" calcext:value-type="float">
            <text:p>-0.3535217921</text:p>
          </table:table-cell>
          <table:table-cell table:formula="of:=([.N447]-[.N446])/([.M447]-[.M446])" office:value-type="float" office:value="-0.20910029730783" calcext:value-type="float">
            <text:p>-0.2091002973</text:p>
          </table:table-cell>
        </table:table-row>
        <table:table-row table:style-name="ro1">
          <table:table-cell table:number-columns-repeated="12"/>
          <table:table-cell office:value-type="float" office:value="4.48282599449158" calcext:value-type="float">
            <text:p>4.4828259945</text:p>
          </table:table-cell>
          <table:table-cell office:value-type="float" office:value="-0.338996150594525" calcext:value-type="float">
            <text:p>-0.3389961506</text:p>
          </table:table-cell>
          <table:table-cell table:formula="of:=([.N448]-[.N447])/([.M448]-[.M447])" office:value-type="float" office:value="1.45708168148398" calcext:value-type="float">
            <text:p>1.4570816815</text:p>
          </table:table-cell>
        </table:table-row>
        <table:table-row table:style-name="ro1">
          <table:table-cell table:number-columns-repeated="12"/>
          <table:table-cell office:value-type="float" office:value="4.49487209320068" calcext:value-type="float">
            <text:p>4.4948720932</text:p>
          </table:table-cell>
          <table:table-cell office:value-type="float" office:value="-0.331779588040603" calcext:value-type="float">
            <text:p>-0.331779588</text:p>
          </table:table-cell>
          <table:table-cell table:formula="of:=([.N449]-[.N448])/([.M449]-[.M448])" office:value-type="float" office:value="0.599078816153715" calcext:value-type="float">
            <text:p>0.5990788162</text:p>
          </table:table-cell>
        </table:table-row>
        <table:table-row table:style-name="ro1">
          <table:table-cell table:number-columns-repeated="12"/>
          <table:table-cell office:value-type="float" office:value="4.50350213050842" calcext:value-type="float">
            <text:p>4.5035021305</text:p>
          </table:table-cell>
          <table:table-cell office:value-type="float" office:value="-0.33792523478624" calcext:value-type="float">
            <text:p>-0.3379252348</text:p>
          </table:table-cell>
          <table:table-cell table:formula="of:=([.N450]-[.N449])/([.M450]-[.M449])" office:value-type="float" office:value="-0.712122847965697" calcext:value-type="float">
            <text:p>-0.712122848</text:p>
          </table:table-cell>
        </table:table-row>
        <table:table-row table:style-name="ro1">
          <table:table-cell table:number-columns-repeated="12"/>
          <table:table-cell office:value-type="float" office:value="4.51224398612976" calcext:value-type="float">
            <text:p>4.5122439861</text:p>
          </table:table-cell>
          <table:table-cell office:value-type="float" office:value="-0.327937619260528" calcext:value-type="float">
            <text:p>-0.3279376193</text:p>
          </table:table-cell>
          <table:table-cell table:formula="of:=([.N451]-[.N450])/([.M451]-[.M450])" office:value-type="float" office:value="1.14250520236607" calcext:value-type="float">
            <text:p>1.1425052024</text:p>
          </table:table-cell>
        </table:table-row>
        <table:table-row table:style-name="ro1">
          <table:table-cell table:number-columns-repeated="12"/>
          <table:table-cell office:value-type="float" office:value="4.52235007286072" calcext:value-type="float">
            <text:p>4.5223500729</text:p>
          </table:table-cell>
          <table:table-cell office:value-type="float" office:value="-0.319731128389935" calcext:value-type="float">
            <text:p>-0.3197311284</text:p>
          </table:table-cell>
          <table:table-cell table:formula="of:=([.N452]-[.N451])/([.M452]-[.M451])" office:value-type="float" office:value="0.812034478731987" calcext:value-type="float">
            <text:p>0.8120344787</text:p>
          </table:table-cell>
        </table:table-row>
        <table:table-row table:style-name="ro1">
          <table:table-cell table:number-columns-repeated="12"/>
          <table:table-cell office:value-type="float" office:value="4.53169202804565" calcext:value-type="float">
            <text:p>4.531692028</text:p>
          </table:table-cell>
          <table:table-cell office:value-type="float" office:value="-0.320989363654538" calcext:value-type="float">
            <text:p>-0.3209893637</text:p>
          </table:table-cell>
          <table:table-cell table:formula="of:=([.N453]-[.N452])/([.M453]-[.M452])" office:value-type="float" office:value="-0.134686501882552" calcext:value-type="float">
            <text:p>-0.1346865019</text:p>
          </table:table-cell>
        </table:table-row>
        <table:table-row table:style-name="ro1">
          <table:table-cell table:number-columns-repeated="12"/>
          <table:table-cell office:value-type="float" office:value="4.54428696632385" calcext:value-type="float">
            <text:p>4.5442869663</text:p>
          </table:table-cell>
          <table:table-cell office:value-type="float" office:value="-0.310046869074603" calcext:value-type="float">
            <text:p>-0.3100468691</text:p>
          </table:table-cell>
          <table:table-cell table:formula="of:=([.N454]-[.N453])/([.M454]-[.M453])" office:value-type="float" office:value="0.868800968947728" calcext:value-type="float">
            <text:p>0.8688009689</text:p>
          </table:table-cell>
        </table:table-row>
        <table:table-row table:style-name="ro1">
          <table:table-cell table:number-columns-repeated="12"/>
          <table:table-cell office:value-type="float" office:value="4.55405712127686" calcext:value-type="float">
            <text:p>4.5540571213</text:p>
          </table:table-cell>
          <table:table-cell office:value-type="float" office:value="-0.296058227021889" calcext:value-type="float">
            <text:p>-0.296058227</text:p>
          </table:table-cell>
          <table:table-cell table:formula="of:=([.N455]-[.N454])/([.M455]-[.M454])" office:value-type="float" office:value="1.4317727937789" calcext:value-type="float">
            <text:p>1.4317727938</text:p>
          </table:table-cell>
        </table:table-row>
        <table:table-row table:style-name="ro1">
          <table:table-cell table:number-columns-repeated="12"/>
          <table:table-cell office:value-type="float" office:value="4.56205201148987" calcext:value-type="float">
            <text:p>4.5620520115</text:p>
          </table:table-cell>
          <table:table-cell office:value-type="float" office:value="-0.295165055800022" calcext:value-type="float">
            <text:p>-0.2951650558</text:p>
          </table:table-cell>
          <table:table-cell table:formula="of:=([.N456]-[.N455])/([.M456]-[.M455])" office:value-type="float" office:value="0.111717759477516" calcext:value-type="float">
            <text:p>0.1117177595</text:p>
          </table:table-cell>
        </table:table-row>
        <table:table-row table:style-name="ro1">
          <table:table-cell table:number-columns-repeated="12"/>
          <table:table-cell office:value-type="float" office:value="4.57208299636841" calcext:value-type="float">
            <text:p>4.5720829964</text:p>
          </table:table-cell>
          <table:table-cell office:value-type="float" office:value="-0.288782261377303" calcext:value-type="float">
            <text:p>-0.2887822614</text:p>
          </table:table-cell>
          <table:table-cell table:formula="of:=([.N457]-[.N456])/([.M457]-[.M456])" office:value-type="float" office:value="0.636307850126891" calcext:value-type="float">
            <text:p>0.6363078501</text:p>
          </table:table-cell>
        </table:table-row>
        <table:table-row table:style-name="ro1">
          <table:table-cell table:number-columns-repeated="12"/>
          <table:table-cell office:value-type="float" office:value="4.58189296722412" calcext:value-type="float">
            <text:p>4.5818929672</text:p>
          </table:table-cell>
          <table:table-cell office:value-type="float" office:value="-0.27916387776019" calcext:value-type="float">
            <text:p>-0.2791638778</text:p>
          </table:table-cell>
          <table:table-cell table:formula="of:=([.N458]-[.N457])/([.M458]-[.M457])" office:value-type="float" office:value="0.980470152111812" calcext:value-type="float">
            <text:p>0.9804701521</text:p>
          </table:table-cell>
        </table:table-row>
        <table:table-row table:style-name="ro1">
          <table:table-cell table:number-columns-repeated="12"/>
          <table:table-cell office:value-type="float" office:value="4.5943021774292" calcext:value-type="float">
            <text:p>4.5943021774</text:p>
          </table:table-cell>
          <table:table-cell office:value-type="float" office:value="-0.279258579019069" calcext:value-type="float">
            <text:p>-0.279258579</text:p>
          </table:table-cell>
          <table:table-cell table:formula="of:=([.N459]-[.N458])/([.M459]-[.M458])" office:value-type="float" office:value="-0.00763152991320333" calcext:value-type="float">
            <text:p>-0.0076315299</text:p>
          </table:table-cell>
        </table:table-row>
        <table:table-row table:style-name="ro1">
          <table:table-cell table:number-columns-repeated="12"/>
          <table:table-cell office:value-type="float" office:value="4.60190320014954" calcext:value-type="float">
            <text:p>4.6019032001</text:p>
          </table:table-cell>
          <table:table-cell office:value-type="float" office:value="-0.273745763218889" calcext:value-type="float">
            <text:p>-0.2737457632</text:p>
          </table:table-cell>
          <table:table-cell table:formula="of:=([.N460]-[.N459])/([.M460]-[.M459])" office:value-type="float" office:value="0.725272901162447" calcext:value-type="float">
            <text:p>0.7252729012</text:p>
          </table:table-cell>
        </table:table-row>
        <table:table-row table:style-name="ro1">
          <table:table-cell table:number-columns-repeated="12"/>
          <table:table-cell office:value-type="float" office:value="4.61382913589478" calcext:value-type="float">
            <text:p>4.6138291359</text:p>
          </table:table-cell>
          <table:table-cell office:value-type="float" office:value="-0.261945798712247" calcext:value-type="float">
            <text:p>-0.2619457987</text:p>
          </table:table-cell>
          <table:table-cell table:formula="of:=([.N461]-[.N460])/([.M461]-[.M460])" office:value-type="float" office:value="0.989437202976096" calcext:value-type="float">
            <text:p>0.989437203</text:p>
          </table:table-cell>
        </table:table-row>
        <table:table-row table:style-name="ro1">
          <table:table-cell table:number-columns-repeated="12"/>
          <table:table-cell office:value-type="float" office:value="4.62440013885498" calcext:value-type="float">
            <text:p>4.6244001389</text:p>
          </table:table-cell>
          <table:table-cell office:value-type="float" office:value="-0.252650588004448" calcext:value-type="float">
            <text:p>-0.252650588</text:p>
          </table:table-cell>
          <table:table-cell table:formula="of:=([.N462]-[.N461])/([.M462]-[.M461])" office:value-type="float" office:value="0.879312090138538" calcext:value-type="float">
            <text:p>0.8793120901</text:p>
          </table:table-cell>
        </table:table-row>
        <table:table-row table:style-name="ro1">
          <table:table-cell table:number-columns-repeated="12"/>
          <table:table-cell office:value-type="float" office:value="4.63383316993713" calcext:value-type="float">
            <text:p>4.6338331699</text:p>
          </table:table-cell>
          <table:table-cell office:value-type="float" office:value="-0.24837865308206" calcext:value-type="float">
            <text:p>-0.2483786531</text:p>
          </table:table-cell>
          <table:table-cell table:formula="of:=([.N463]-[.N462])/([.M463]-[.M462])" office:value-type="float" office:value="0.452869802419077" calcext:value-type="float">
            <text:p>0.4528698024</text:p>
          </table:table-cell>
        </table:table-row>
        <table:table-row table:style-name="ro1">
          <table:table-cell table:number-columns-repeated="12"/>
          <table:table-cell office:value-type="float" office:value="4.6439790725708" calcext:value-type="float">
            <text:p>4.6439790726</text:p>
          </table:table-cell>
          <table:table-cell office:value-type="float" office:value="-0.24437392993222" calcext:value-type="float">
            <text:p>-0.2443739299</text:p>
          </table:table-cell>
          <table:table-cell table:formula="of:=([.N464]-[.N463])/([.M464]-[.M463])" office:value-type="float" office:value="0.394713343350202" calcext:value-type="float">
            <text:p>0.3947133434</text:p>
          </table:table-cell>
        </table:table-row>
        <table:table-row table:style-name="ro1">
          <table:table-cell table:number-columns-repeated="12"/>
          <table:table-cell office:value-type="float" office:value="4.6544680595398" calcext:value-type="float">
            <text:p>4.6544680595</text:p>
          </table:table-cell>
          <table:table-cell office:value-type="float" office:value="-0.23353238392589" calcext:value-type="float">
            <text:p>-0.2335323839</text:p>
          </table:table-cell>
          <table:table-cell table:formula="of:=([.N465]-[.N464])/([.M465]-[.M464])" office:value-type="float" office:value="1.03361230578109" calcext:value-type="float">
            <text:p>1.0336123058</text:p>
          </table:table-cell>
        </table:table-row>
        <table:table-row table:style-name="ro1">
          <table:table-cell table:number-columns-repeated="12"/>
          <table:table-cell office:value-type="float" office:value="4.66239500045776" calcext:value-type="float">
            <text:p>4.6623950005</text:p>
          </table:table-cell>
          <table:table-cell office:value-type="float" office:value="-0.224423329992057" calcext:value-type="float">
            <text:p>-0.22442333</text:p>
          </table:table-cell>
          <table:table-cell table:formula="of:=([.N466]-[.N465])/([.M466]-[.M465])" office:value-type="float" office:value="1.14912600309471" calcext:value-type="float">
            <text:p>1.1491260031</text:p>
          </table:table-cell>
        </table:table-row>
        <table:table-row table:style-name="ro1">
          <table:table-cell table:number-columns-repeated="12"/>
          <table:table-cell office:value-type="float" office:value="4.67417597770691" calcext:value-type="float">
            <text:p>4.6741759777</text:p>
          </table:table-cell>
          <table:table-cell office:value-type="float" office:value="-0.222122978447418" calcext:value-type="float">
            <text:p>-0.2221229784</text:p>
          </table:table-cell>
          <table:table-cell table:formula="of:=([.N467]-[.N466])/([.M467]-[.M466])" office:value-type="float" office:value="0.195259824035881" calcext:value-type="float">
            <text:p>0.195259824</text:p>
          </table:table-cell>
        </table:table-row>
        <table:table-row table:style-name="ro1">
          <table:table-cell table:number-columns-repeated="12"/>
          <table:table-cell office:value-type="float" office:value="4.68363618850708" calcext:value-type="float">
            <text:p>4.6836361885</text:p>
          </table:table-cell>
          <table:table-cell office:value-type="float" office:value="-0.220010967979795" calcext:value-type="float">
            <text:p>-0.220010968</text:p>
          </table:table-cell>
          <table:table-cell table:formula="of:=([.N468]-[.N467])/([.M468]-[.M467])" office:value-type="float" office:value="0.223251945673872" calcext:value-type="float">
            <text:p>0.2232519457</text:p>
          </table:table-cell>
        </table:table-row>
        <table:table-row table:style-name="ro1">
          <table:table-cell table:number-columns-repeated="12"/>
          <table:table-cell office:value-type="float" office:value="4.69358611106873" calcext:value-type="float">
            <text:p>4.6935861111</text:p>
          </table:table-cell>
          <table:table-cell office:value-type="float" office:value="-0.209623739462843" calcext:value-type="float">
            <text:p>-0.2096237395</text:p>
          </table:table-cell>
          <table:table-cell table:formula="of:=([.N469]-[.N468])/([.M469]-[.M468])" office:value-type="float" office:value="1.04395068932419" calcext:value-type="float">
            <text:p>1.0439506893</text:p>
          </table:table-cell>
        </table:table-row>
        <table:table-row table:style-name="ro1">
          <table:table-cell table:number-columns-repeated="12"/>
          <table:table-cell office:value-type="float" office:value="4.71081709861755" calcext:value-type="float">
            <text:p>4.7108170986</text:p>
          </table:table-cell>
          <table:table-cell office:value-type="float" office:value="-0.19506523249395" calcext:value-type="float">
            <text:p>-0.1950652325</text:p>
          </table:table-cell>
          <table:table-cell table:formula="of:=([.N470]-[.N469])/([.M470]-[.M469])" office:value-type="float" office:value="0.844902645750172" calcext:value-type="float">
            <text:p>0.8449026458</text:p>
          </table:table-cell>
        </table:table-row>
        <table:table-row table:style-name="ro1">
          <table:table-cell table:number-columns-repeated="12"/>
          <table:table-cell office:value-type="float" office:value="4.71665501594543" calcext:value-type="float">
            <text:p>4.7166550159</text:p>
          </table:table-cell>
          <table:table-cell office:value-type="float" office:value="-0.193602748039723" calcext:value-type="float">
            <text:p>-0.193602748</text:p>
          </table:table-cell>
          <table:table-cell table:formula="of:=([.N471]-[.N470])/([.M471]-[.M470])" office:value-type="float" office:value="0.250514759303206" calcext:value-type="float">
            <text:p>0.2505147593</text:p>
          </table:table-cell>
        </table:table-row>
        <table:table-row table:style-name="ro1">
          <table:table-cell table:number-columns-repeated="12"/>
          <table:table-cell office:value-type="float" office:value="4.7228729724884" calcext:value-type="float">
            <text:p>4.7228729725</text:p>
          </table:table-cell>
          <table:table-cell office:value-type="float" office:value="-0.189602345369034" calcext:value-type="float">
            <text:p>-0.1896023454</text:p>
          </table:table-cell>
          <table:table-cell table:formula="of:=([.N472]-[.N471])/([.M472]-[.M471])" office:value-type="float" office:value="0.643362918837593" calcext:value-type="float">
            <text:p>0.6433629188</text:p>
          </table:table-cell>
        </table:table-row>
        <table:table-row table:style-name="ro1">
          <table:table-cell table:number-columns-repeated="12"/>
          <table:table-cell office:value-type="float" office:value="4.73163318634033" calcext:value-type="float">
            <text:p>4.7316331863</text:p>
          </table:table-cell>
          <table:table-cell office:value-type="float" office:value="-0.179368444732577" calcext:value-type="float">
            <text:p>-0.1793684447</text:p>
          </table:table-cell>
          <table:table-cell table:formula="of:=([.N473]-[.N472])/([.M473]-[.M472])" office:value-type="float" office:value="1.16822497822972" calcext:value-type="float">
            <text:p>1.1682249782</text:p>
          </table:table-cell>
        </table:table-row>
        <table:table-row table:style-name="ro1">
          <table:table-cell table:number-columns-repeated="12"/>
          <table:table-cell office:value-type="float" office:value="4.74147510528564" calcext:value-type="float">
            <text:p>4.7414751053</text:p>
          </table:table-cell>
          <table:table-cell office:value-type="float" office:value="-0.172653593083841" calcext:value-type="float">
            <text:p>-0.1726535931</text:p>
          </table:table-cell>
          <table:table-cell table:formula="of:=([.N474]-[.N473])/([.M474]-[.M473])" office:value-type="float" office:value="0.6822705700024" calcext:value-type="float">
            <text:p>0.68227057</text:p>
          </table:table-cell>
        </table:table-row>
        <table:table-row table:style-name="ro1">
          <table:table-cell table:number-columns-repeated="12"/>
          <table:table-cell office:value-type="float" office:value="4.75581097602844" calcext:value-type="float">
            <text:p>4.755810976</text:p>
          </table:table-cell>
          <table:table-cell office:value-type="float" office:value="-0.171432152004769" calcext:value-type="float">
            <text:p>-0.171432152</text:p>
          </table:table-cell>
          <table:table-cell table:formula="of:=([.N475]-[.N474])/([.M475]-[.M474])" office:value-type="float" office:value="0.0852017363288237" calcext:value-type="float">
            <text:p>0.0852017363</text:p>
          </table:table-cell>
        </table:table-row>
        <table:table-row table:style-name="ro1">
          <table:table-cell table:number-columns-repeated="12"/>
          <table:table-cell office:value-type="float" office:value="4.7641031742096" calcext:value-type="float">
            <text:p>4.7641031742</text:p>
          </table:table-cell>
          <table:table-cell office:value-type="float" office:value="-0.164329916924088" calcext:value-type="float">
            <text:p>-0.1643299169</text:p>
          </table:table-cell>
          <table:table-cell table:formula="of:=([.N476]-[.N475])/([.M476]-[.M475])" office:value-type="float" office:value="0.856496061179987" calcext:value-type="float">
            <text:p>0.8564960612</text:p>
          </table:table-cell>
        </table:table-row>
        <table:table-row table:style-name="ro1">
          <table:table-cell table:number-columns-repeated="12"/>
          <table:table-cell office:value-type="float" office:value="4.77387118339539" calcext:value-type="float">
            <text:p>4.7738711834</text:p>
          </table:table-cell>
          <table:table-cell office:value-type="float" office:value="-0.155363573759322" calcext:value-type="float">
            <text:p>-0.1553635738</text:p>
          </table:table-cell>
          <table:table-cell table:formula="of:=([.N477]-[.N476])/([.M477]-[.M476])" office:value-type="float" office:value="0.917929436205742" calcext:value-type="float">
            <text:p>0.9179294362</text:p>
          </table:table-cell>
        </table:table-row>
        <table:table-row table:style-name="ro1">
          <table:table-cell table:number-columns-repeated="12"/>
          <table:table-cell office:value-type="float" office:value="4.78187704086304" calcext:value-type="float">
            <text:p>4.7818770409</text:p>
          </table:table-cell>
          <table:table-cell office:value-type="float" office:value="-0.145351695208508" calcext:value-type="float">
            <text:p>-0.1453516952</text:p>
          </table:table-cell>
          <table:table-cell table:formula="of:=([.N478]-[.N477])/([.M478]-[.M477])" office:value-type="float" office:value="1.25056917279232" calcext:value-type="float">
            <text:p>1.2505691728</text:p>
          </table:table-cell>
        </table:table-row>
        <table:table-row table:style-name="ro1">
          <table:table-cell table:number-columns-repeated="12"/>
          <table:table-cell office:value-type="float" office:value="4.79138207435608" calcext:value-type="float">
            <text:p>4.7913820744</text:p>
          </table:table-cell>
          <table:table-cell office:value-type="float" office:value="-0.13757618406532" calcext:value-type="float">
            <text:p>-0.1375761841</text:p>
          </table:table-cell>
          <table:table-cell table:formula="of:=([.N479]-[.N478])/([.M479]-[.M478])" office:value-type="float" office:value="0.818041424986067" calcext:value-type="float">
            <text:p>0.818041425</text:p>
          </table:table-cell>
        </table:table-row>
        <table:table-row table:style-name="ro1">
          <table:table-cell table:number-columns-repeated="12"/>
          <table:table-cell office:value-type="float" office:value="4.80883812904358" calcext:value-type="float">
            <text:p>4.808838129</text:p>
          </table:table-cell>
          <table:table-cell office:value-type="float" office:value="-0.13127260454646" calcext:value-type="float">
            <text:p>-0.1312726045</text:p>
          </table:table-cell>
          <table:table-cell table:formula="of:=([.N480]-[.N479])/([.M480]-[.M479])" office:value-type="float" office:value="0.361111352576938" calcext:value-type="float">
            <text:p>0.3611113526</text:p>
          </table:table-cell>
        </table:table-row>
        <table:table-row table:style-name="ro1">
          <table:table-cell table:number-columns-repeated="12"/>
          <table:table-cell office:value-type="float" office:value="4.81525611877441" calcext:value-type="float">
            <text:p>4.8152561188</text:p>
          </table:table-cell>
          <table:table-cell office:value-type="float" office:value="-0.125505346198941" calcext:value-type="float">
            <text:p>-0.1255053462</text:p>
          </table:table-cell>
          <table:table-cell table:formula="of:=([.N481]-[.N480])/([.M481]-[.M480])" office:value-type="float" office:value="0.898608223040627" calcext:value-type="float">
            <text:p>0.898608223</text:p>
          </table:table-cell>
        </table:table-row>
        <table:table-row table:style-name="ro1">
          <table:table-cell table:number-columns-repeated="12"/>
          <table:table-cell office:value-type="float" office:value="4.82237100601196" calcext:value-type="float">
            <text:p>4.822371006</text:p>
          </table:table-cell>
          <table:table-cell office:value-type="float" office:value="-0.119041887112185" calcext:value-type="float">
            <text:p>-0.1190418871</text:p>
          </table:table-cell>
          <table:table-cell table:formula="of:=([.N482]-[.N481])/([.M482]-[.M481])" office:value-type="float" office:value="0.908441535467382" calcext:value-type="float">
            <text:p>0.9084415355</text:p>
          </table:table-cell>
        </table:table-row>
        <table:table-row table:style-name="ro1">
          <table:table-cell table:number-columns-repeated="12"/>
          <table:table-cell office:value-type="float" office:value="4.83316016197205" calcext:value-type="float">
            <text:p>4.833160162</text:p>
          </table:table-cell>
          <table:table-cell office:value-type="float" office:value="-0.118727500803859" calcext:value-type="float">
            <text:p>-0.1187275008</text:p>
          </table:table-cell>
          <table:table-cell table:formula="of:=([.N483]-[.N482])/([.M483]-[.M482])" office:value-type="float" office:value="0.0291391012874057" calcext:value-type="float">
            <text:p>0.0291391013</text:p>
          </table:table-cell>
        </table:table-row>
        <table:table-row table:style-name="ro1">
          <table:table-cell table:number-columns-repeated="12"/>
          <table:table-cell office:value-type="float" office:value="4.84289717674255" calcext:value-type="float">
            <text:p>4.8428971767</text:p>
          </table:table-cell>
          <table:table-cell office:value-type="float" office:value="-0.103231261468711" calcext:value-type="float">
            <text:p>-0.1032312615</text:p>
          </table:table-cell>
          <table:table-cell table:formula="of:=([.N484]-[.N483])/([.M484]-[.M483])" office:value-type="float" office:value="1.59147743948011" calcext:value-type="float">
            <text:p>1.5914774395</text:p>
          </table:table-cell>
        </table:table-row>
        <table:table-row table:style-name="ro1">
          <table:table-cell table:number-columns-repeated="12"/>
          <table:table-cell office:value-type="float" office:value="4.85395312309265" calcext:value-type="float">
            <text:p>4.8539531231</text:p>
          </table:table-cell>
          <table:table-cell office:value-type="float" office:value="-0.0928491715355994" calcext:value-type="float">
            <text:p>-0.0928491715</text:p>
          </table:table-cell>
          <table:table-cell table:formula="of:=([.N485]-[.N484])/([.M485]-[.M484])" office:value-type="float" office:value="0.939050317752305" calcext:value-type="float">
            <text:p>0.9390503178</text:p>
          </table:table-cell>
        </table:table-row>
        <table:table-row table:style-name="ro1">
          <table:table-cell table:number-columns-repeated="12"/>
          <table:table-cell office:value-type="float" office:value="4.86421012878418" calcext:value-type="float">
            <text:p>4.8642101288</text:p>
          </table:table-cell>
          <table:table-cell office:value-type="float" office:value="-0.0926286340032708" calcext:value-type="float">
            <text:p>-0.092628634</text:p>
          </table:table-cell>
          <table:table-cell table:formula="of:=([.N486]-[.N485])/([.M486]-[.M485])" office:value-type="float" office:value="0.021501161153762" calcext:value-type="float">
            <text:p>0.0215011612</text:p>
          </table:table-cell>
        </table:table-row>
        <table:table-row table:style-name="ro1">
          <table:table-cell table:number-columns-repeated="12"/>
          <table:table-cell office:value-type="float" office:value="4.87437510490418" calcext:value-type="float">
            <text:p>4.8743751049</text:p>
          </table:table-cell>
          <table:table-cell office:value-type="float" office:value="-0.0752435287406073" calcext:value-type="float">
            <text:p>-0.0752435287</text:p>
          </table:table-cell>
          <table:table-cell table:formula="of:=([.N487]-[.N486])/([.M487]-[.M486])" office:value-type="float" office:value="1.7102947471235" calcext:value-type="float">
            <text:p>1.7102947471</text:p>
          </table:table-cell>
        </table:table-row>
        <table:table-row table:style-name="ro1">
          <table:table-cell table:number-columns-repeated="12"/>
          <table:table-cell office:value-type="float" office:value="4.88239502906799" calcext:value-type="float">
            <text:p>4.8823950291</text:p>
          </table:table-cell>
          <table:table-cell office:value-type="float" office:value="-0.0715431513674715" calcext:value-type="float">
            <text:p>-0.0715431514</text:p>
          </table:table-cell>
          <table:table-cell table:formula="of:=([.N488]-[.N487])/([.M488]-[.M487])" office:value-type="float" office:value="0.4613980503494" calcext:value-type="float">
            <text:p>0.4613980503</text:p>
          </table:table-cell>
        </table:table-row>
        <table:table-row table:style-name="ro1">
          <table:table-cell table:number-columns-repeated="12"/>
          <table:table-cell office:value-type="float" office:value="4.89352512359619" calcext:value-type="float">
            <text:p>4.8935251236</text:p>
          </table:table-cell>
          <table:table-cell office:value-type="float" office:value="-0.0676644464367399" calcext:value-type="float">
            <text:p>-0.0676644464</text:p>
          </table:table-cell>
          <table:table-cell table:formula="of:=([.N489]-[.N488])/([.M489]-[.M488])" office:value-type="float" office:value="0.348488049306752" calcext:value-type="float">
            <text:p>0.3484880493</text:p>
          </table:table-cell>
        </table:table-row>
        <table:table-row table:style-name="ro1">
          <table:table-cell table:number-columns-repeated="12"/>
          <table:table-cell office:value-type="float" office:value="4.91150212287903" calcext:value-type="float">
            <text:p>4.9115021229</text:p>
          </table:table-cell>
          <table:table-cell office:value-type="float" office:value="-0.0513350995606419" calcext:value-type="float">
            <text:p>-0.0513350996</text:p>
          </table:table-cell>
          <table:table-cell table:formula="of:=([.N490]-[.N489])/([.M490]-[.M489])" office:value-type="float" office:value="0.908346638901413" calcext:value-type="float">
            <text:p>0.9083466389</text:p>
          </table:table-cell>
        </table:table-row>
        <table:table-row table:style-name="ro1">
          <table:table-cell table:number-columns-repeated="12"/>
          <table:table-cell office:value-type="float" office:value="4.9170241355896" calcext:value-type="float">
            <text:p>4.9170241356</text:p>
          </table:table-cell>
          <table:table-cell office:value-type="float" office:value="-0.0511621320197686" calcext:value-type="float">
            <text:p>-0.051162132</text:p>
          </table:table-cell>
          <table:table-cell table:formula="of:=([.N491]-[.N490])/([.M491]-[.M490])" office:value-type="float" office:value="0.031323278293467" calcext:value-type="float">
            <text:p>0.0313232783</text:p>
          </table:table-cell>
        </table:table-row>
        <table:table-row table:style-name="ro1">
          <table:table-cell table:number-columns-repeated="12"/>
          <table:table-cell office:value-type="float" office:value="4.92324805259705" calcext:value-type="float">
            <text:p>4.9232480526</text:p>
          </table:table-cell>
          <table:table-cell office:value-type="float" office:value="-0.0404597359862894" calcext:value-type="float">
            <text:p>-0.040459736</text:p>
          </table:table-cell>
          <table:table-cell table:formula="of:=([.N492]-[.N491])/([.M492]-[.M491])" office:value-type="float" office:value="1.71955956685716" calcext:value-type="float">
            <text:p>1.7195595669</text:p>
          </table:table-cell>
        </table:table-row>
        <table:table-row table:style-name="ro1">
          <table:table-cell table:number-columns-repeated="12"/>
          <table:table-cell office:value-type="float" office:value="4.93380212783814" calcext:value-type="float">
            <text:p>4.9338021278</text:p>
          </table:table-cell>
          <table:table-cell office:value-type="float" office:value="-0.0333105738844911" calcext:value-type="float">
            <text:p>-0.0333105739</text:p>
          </table:table-cell>
          <table:table-cell table:formula="of:=([.N493]-[.N492])/([.M493]-[.M492])" office:value-type="float" office:value="0.677384037775792" calcext:value-type="float">
            <text:p>0.6773840378</text:p>
          </table:table-cell>
        </table:table-row>
        <table:table-row table:style-name="ro1">
          <table:table-cell table:number-columns-repeated="12"/>
          <table:table-cell office:value-type="float" office:value="4.94289302825928" calcext:value-type="float">
            <text:p>4.9428930283</text:p>
          </table:table-cell>
          <table:table-cell office:value-type="float" office:value="-0.0268366586722851" calcext:value-type="float">
            <text:p>-0.0268366587</text:p>
          </table:table-cell>
          <table:table-cell table:formula="of:=([.N494]-[.N493])/([.M494]-[.M493])" office:value-type="float" office:value="0.712131352484041" calcext:value-type="float">
            <text:p>0.7121313525</text:p>
          </table:table-cell>
        </table:table-row>
        <table:table-row table:style-name="ro1">
          <table:table-cell table:number-columns-repeated="12"/>
          <table:table-cell office:value-type="float" office:value="4.96045303344727" calcext:value-type="float">
            <text:p>4.9604530334</text:p>
          </table:table-cell>
          <table:table-cell office:value-type="float" office:value="-0.021011406434684" calcext:value-type="float">
            <text:p>-0.0210114064</text:p>
          </table:table-cell>
          <table:table-cell table:formula="of:=([.N495]-[.N494])/([.M495]-[.M494])" office:value-type="float" office:value="0.331734084087045" calcext:value-type="float">
            <text:p>0.3317340841</text:p>
          </table:table-cell>
        </table:table-row>
        <table:table-row table:style-name="ro1">
          <table:table-cell table:number-columns-repeated="12"/>
          <table:table-cell office:value-type="float" office:value="4.96769309043884" calcext:value-type="float">
            <text:p>4.9676930904</text:p>
          </table:table-cell>
          <table:table-cell office:value-type="float" office:value="-0.0158461257409452" calcext:value-type="float">
            <text:p>-0.0158461257</text:p>
          </table:table-cell>
          <table:table-cell table:formula="of:=([.N496]-[.N495])/([.M496]-[.M495])" office:value-type="float" office:value="0.713430943948088" calcext:value-type="float">
            <text:p>0.7134309439</text:p>
          </table:table-cell>
        </table:table-row>
        <table:table-row table:style-name="ro1">
          <table:table-cell table:number-columns-repeated="12"/>
          <table:table-cell office:value-type="float" office:value="4.97380518913269" calcext:value-type="float">
            <text:p>4.9738051891</text:p>
          </table:table-cell>
          <table:table-cell office:value-type="float" office:value="-0.00947540157597504" calcext:value-type="float">
            <text:p>-0.0094754016</text:p>
          </table:table-cell>
          <table:table-cell table:formula="of:=([.N497]-[.N496])/([.M497]-[.M496])" office:value-type="float" office:value="1.04231369355714" calcext:value-type="float">
            <text:p>1.0423136936</text:p>
          </table:table-cell>
        </table:table-row>
        <table:table-row table:style-name="ro1">
          <table:table-cell table:number-columns-repeated="12"/>
          <table:table-cell office:value-type="float" office:value="4.98470306396484" calcext:value-type="float">
            <text:p>4.984703064</text:p>
          </table:table-cell>
          <table:table-cell office:value-type="float" office:value="-0.00386155959728357" calcext:value-type="float">
            <text:p>-0.0038615596</text:p>
          </table:table-cell>
          <table:table-cell table:formula="of:=([.N498]-[.N497])/([.M498]-[.M497])" office:value-type="float" office:value="0.515131809197173" calcext:value-type="float">
            <text:p>0.5151318092</text:p>
          </table:table-cell>
        </table:table-row>
        <table:table-row table:style-name="ro1">
          <table:table-cell table:number-columns-repeated="12"/>
          <table:table-cell office:value-type="float" office:value="4.99167203903198" calcext:value-type="float">
            <text:p>4.991672039</text:p>
          </table:table-cell>
          <table:table-cell office:value-type="float" office:value="-0.00386155959728357" calcext:value-type="float">
            <text:p>-0.0038615596</text:p>
          </table:table-cell>
          <table:table-cell table:formula="of:=([.N499]-[.N498])/([.M499]-[.M4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5.01183915138245" calcext:value-type="float">
            <text:p>5.0118391514</text:p>
          </table:table-cell>
          <table:table-cell office:value-type="float" office:value="0.0179244420232397" calcext:value-type="float">
            <text:p>0.017924442</text:p>
          </table:table-cell>
          <table:table-cell table:formula="of:=([.N500]-[.N499])/([.M500]-[.M499])" office:value-type="float" office:value="1.08027372694347" calcext:value-type="float">
            <text:p>1.0802737269</text:p>
          </table:table-cell>
        </table:table-row>
        <table:table-row table:style-name="ro1">
          <table:table-cell table:number-columns-repeated="12"/>
          <table:table-cell office:value-type="float" office:value="5.01719498634338" calcext:value-type="float">
            <text:p>5.0171949863</text:p>
          </table:table-cell>
          <table:table-cell office:value-type="float" office:value="0.0179325401823427" calcext:value-type="float">
            <text:p>0.0179325402</text:p>
          </table:table-cell>
          <table:table-cell table:formula="of:=([.N501]-[.N500])/([.M501]-[.M500])" office:value-type="float" office:value="0.00151202551275345" calcext:value-type="float">
            <text:p>0.0015120255</text:p>
          </table:table-cell>
        </table:table-row>
        <table:table-row table:style-name="ro1">
          <table:table-cell table:number-columns-repeated="12"/>
          <table:table-cell office:value-type="float" office:value="5.02409315109253" calcext:value-type="float">
            <text:p>5.0240931511</text:p>
          </table:table-cell>
          <table:table-cell office:value-type="float" office:value="0.0232339360325789" calcext:value-type="float">
            <text:p>0.023233936</text:p>
          </table:table-cell>
          <table:table-cell table:formula="of:=([.N502]-[.N501])/([.M502]-[.M501])" office:value-type="float" office:value="0.768522649577622" calcext:value-type="float">
            <text:p>0.7685226496</text:p>
          </table:table-cell>
        </table:table-row>
        <table:table-row table:style-name="ro1">
          <table:table-cell table:number-columns-repeated="12"/>
          <table:table-cell office:value-type="float" office:value="5.03444600105286" calcext:value-type="float">
            <text:p>5.0344460011</text:p>
          </table:table-cell>
          <table:table-cell office:value-type="float" office:value="0.0271952977706165" calcext:value-type="float">
            <text:p>0.0271952978</text:p>
          </table:table-cell>
          <table:table-cell table:formula="of:=([.N503]-[.N502])/([.M503]-[.M502])" office:value-type="float" office:value="0.382634902777283" calcext:value-type="float">
            <text:p>0.3826349028</text:p>
          </table:table-cell>
        </table:table-row>
        <table:table-row table:style-name="ro1">
          <table:table-cell table:number-columns-repeated="12"/>
          <table:table-cell office:value-type="float" office:value="5.04343819618225" calcext:value-type="float">
            <text:p>5.0434381962</text:p>
          </table:table-cell>
          <table:table-cell office:value-type="float" office:value="0.0348453039190359" calcext:value-type="float">
            <text:p>0.0348453039</text:p>
          </table:table-cell>
          <table:table-cell table:formula="of:=([.N504]-[.N503])/([.M504]-[.M503])" office:value-type="float" office:value="0.850738450215824" calcext:value-type="float">
            <text:p>0.8507384502</text:p>
          </table:table-cell>
        </table:table-row>
        <table:table-row table:style-name="ro1">
          <table:table-cell table:number-columns-repeated="12"/>
          <table:table-cell office:value-type="float" office:value="5.0569441318512" calcext:value-type="float">
            <text:p>5.0569441319</text:p>
          </table:table-cell>
          <table:table-cell office:value-type="float" office:value="0.039865813750009" calcext:value-type="float">
            <text:p>0.0398658138</text:p>
          </table:table-cell>
          <table:table-cell table:formula="of:=([.N505]-[.N504])/([.M505]-[.M504])" office:value-type="float" office:value="0.371726176848075" calcext:value-type="float">
            <text:p>0.3717261768</text:p>
          </table:table-cell>
        </table:table-row>
        <table:table-row table:style-name="ro1">
          <table:table-cell table:number-columns-repeated="12"/>
          <table:table-cell office:value-type="float" office:value="5.06386709213257" calcext:value-type="float">
            <text:p>5.0638670921</text:p>
          </table:table-cell>
          <table:table-cell office:value-type="float" office:value="0.0446411224912212" calcext:value-type="float">
            <text:p>0.0446411225</text:p>
          </table:table-cell>
          <table:table-cell table:formula="of:=([.N506]-[.N505])/([.M506]-[.M505])" office:value-type="float" office:value="0.689778439732109" calcext:value-type="float">
            <text:p>0.6897784397</text:p>
          </table:table-cell>
        </table:table-row>
        <table:table-row table:style-name="ro1">
          <table:table-cell table:number-columns-repeated="12"/>
          <table:table-cell office:value-type="float" office:value="5.07264113426209" calcext:value-type="float">
            <text:p>5.0726411343</text:p>
          </table:table-cell>
          <table:table-cell office:value-type="float" office:value="0.0547392721239714" calcext:value-type="float">
            <text:p>0.0547392721</text:p>
          </table:table-cell>
          <table:table-cell table:formula="of:=([.N507]-[.N506])/([.M507]-[.M506])" office:value-type="float" office:value="1.15091191536215" calcext:value-type="float">
            <text:p>1.1509119154</text:p>
          </table:table-cell>
        </table:table-row>
        <table:table-row table:style-name="ro1">
          <table:table-cell table:number-columns-repeated="12"/>
          <table:table-cell office:value-type="float" office:value="5.08251905441284" calcext:value-type="float">
            <text:p>5.0825190544</text:p>
          </table:table-cell>
          <table:table-cell office:value-type="float" office:value="0.061732726835828" calcext:value-type="float">
            <text:p>0.0617327268</text:p>
          </table:table-cell>
          <table:table-cell table:formula="of:=([.N508]-[.N507])/([.M508]-[.M507])" office:value-type="float" office:value="0.707988585159881" calcext:value-type="float">
            <text:p>0.7079885852</text:p>
          </table:table-cell>
        </table:table-row>
        <table:table-row table:style-name="ro1">
          <table:table-cell table:number-columns-repeated="12"/>
          <table:table-cell office:value-type="float" office:value="5.0923490524292" calcext:value-type="float">
            <text:p>5.0923490524</text:p>
          </table:table-cell>
          <table:table-cell office:value-type="float" office:value="0.0687811101725663" calcext:value-type="float">
            <text:p>0.0687811102</text:p>
          </table:table-cell>
          <table:table-cell table:formula="of:=([.N509]-[.N508])/([.M509]-[.M508])" office:value-type="float" office:value="0.717027951074824" calcext:value-type="float">
            <text:p>0.7170279511</text:p>
          </table:table-cell>
        </table:table-row>
        <table:table-row table:style-name="ro1">
          <table:table-cell table:number-columns-repeated="12"/>
          <table:table-cell office:value-type="float" office:value="5.10396099090576" calcext:value-type="float">
            <text:p>5.1039609909</text:p>
          </table:table-cell>
          <table:table-cell office:value-type="float" office:value="0.0751678496398402" calcext:value-type="float">
            <text:p>0.0751678496</text:p>
          </table:table-cell>
          <table:table-cell table:formula="of:=([.N510]-[.N509])/([.M510]-[.M509])" office:value-type="float" office:value="0.550014924740155" calcext:value-type="float">
            <text:p>0.5500149247</text:p>
          </table:table-cell>
        </table:table-row>
        <table:table-row table:style-name="ro1">
          <table:table-cell table:number-columns-repeated="12"/>
          <table:table-cell office:value-type="float" office:value="5.1126971244812" calcext:value-type="float">
            <text:p>5.1126971245</text:p>
          </table:table-cell>
          <table:table-cell office:value-type="float" office:value="0.0806055719529927" calcext:value-type="float">
            <text:p>0.080605572</text:p>
          </table:table-cell>
          <table:table-cell table:formula="of:=([.N511]-[.N510])/([.M511]-[.M510])" office:value-type="float" office:value="0.622440381227686" calcext:value-type="float">
            <text:p>0.6224403812</text:p>
          </table:table-cell>
        </table:table-row>
        <table:table-row table:style-name="ro1">
          <table:table-cell table:number-columns-repeated="12"/>
          <table:table-cell office:value-type="float" office:value="5.12372016906738" calcext:value-type="float">
            <text:p>5.1237201691</text:p>
          </table:table-cell>
          <table:table-cell office:value-type="float" office:value="0.0893894236316254" calcext:value-type="float">
            <text:p>0.0893894236</text:p>
          </table:table-cell>
          <table:table-cell table:formula="of:=([.N512]-[.N511])/([.M512]-[.M511])" office:value-type="float" office:value="0.796862573670801" calcext:value-type="float">
            <text:p>0.7968625737</text:p>
          </table:table-cell>
        </table:table-row>
        <table:table-row table:style-name="ro1">
          <table:table-cell table:number-columns-repeated="12"/>
          <table:table-cell office:value-type="float" office:value="5.13247108459473" calcext:value-type="float">
            <text:p>5.1324710846</text:p>
          </table:table-cell>
          <table:table-cell office:value-type="float" office:value="0.0975357213016441" calcext:value-type="float">
            <text:p>0.0975357213</text:p>
          </table:table-cell>
          <table:table-cell table:formula="of:=([.N513]-[.N512])/([.M513]-[.M512])" office:value-type="float" office:value="0.930908045514118" calcext:value-type="float">
            <text:p>0.9309080455</text:p>
          </table:table-cell>
        </table:table-row>
        <table:table-row table:style-name="ro1">
          <table:table-cell table:number-columns-repeated="12"/>
          <table:table-cell office:value-type="float" office:value="5.14259314537048" calcext:value-type="float">
            <text:p>5.1425931454</text:p>
          </table:table-cell>
          <table:table-cell office:value-type="float" office:value="0.107627030004424" calcext:value-type="float">
            <text:p>0.10762703</text:p>
          </table:table-cell>
          <table:table-cell table:formula="of:=([.N514]-[.N513])/([.M514]-[.M513])" office:value-type="float" office:value="0.99696187627615" calcext:value-type="float">
            <text:p>0.9969618763</text:p>
          </table:table-cell>
        </table:table-row>
        <table:table-row table:style-name="ro1">
          <table:table-cell table:number-columns-repeated="12"/>
          <table:table-cell office:value-type="float" office:value="5.15717506408691" calcext:value-type="float">
            <text:p>5.1571750641</text:p>
          </table:table-cell>
          <table:table-cell office:value-type="float" office:value="0.116222343376445" calcext:value-type="float">
            <text:p>0.1162223434</text:p>
          </table:table-cell>
          <table:table-cell table:formula="of:=([.N515]-[.N514])/([.M515]-[.M514])" office:value-type="float" office:value="0.589450094954632" calcext:value-type="float">
            <text:p>0.589450095</text:p>
          </table:table-cell>
        </table:table-row>
        <table:table-row table:style-name="ro1">
          <table:table-cell table:number-columns-repeated="12"/>
          <table:table-cell office:value-type="float" office:value="5.16370606422424" calcext:value-type="float">
            <text:p>5.1637060642</text:p>
          </table:table-cell>
          <table:table-cell office:value-type="float" office:value="0.125297241514797" calcext:value-type="float">
            <text:p>0.1252972415</text:p>
          </table:table-cell>
          <table:table-cell table:formula="of:=([.N516]-[.N515])/([.M516]-[.M515])" office:value-type="float" office:value="1.38951124598566" calcext:value-type="float">
            <text:p>1.389511246</text:p>
          </table:table-cell>
        </table:table-row>
        <table:table-row table:style-name="ro1">
          <table:table-cell table:number-columns-repeated="12"/>
          <table:table-cell office:value-type="float" office:value="5.17349720001221" calcext:value-type="float">
            <text:p>5.1734972</text:p>
          </table:table-cell>
          <table:table-cell office:value-type="float" office:value="0.133888063837046" calcext:value-type="float">
            <text:p>0.1338880638</text:p>
          </table:table-cell>
          <table:table-cell table:formula="of:=([.N517]-[.N516])/([.M517]-[.M516])" office:value-type="float" office:value="0.877408148379424" calcext:value-type="float">
            <text:p>0.8774081484</text:p>
          </table:table-cell>
        </table:table-row>
        <table:table-row table:style-name="ro1">
          <table:table-cell table:number-columns-repeated="12"/>
          <table:table-cell office:value-type="float" office:value="5.18365716934204" calcext:value-type="float">
            <text:p>5.1836571693</text:p>
          </table:table-cell>
          <table:table-cell office:value-type="float" office:value="0.134210299196514" calcext:value-type="float">
            <text:p>0.1342102992</text:p>
          </table:table-cell>
          <table:table-cell table:formula="of:=([.N518]-[.N517])/([.M518]-[.M517])" office:value-type="float" office:value="0.0317161744299448" calcext:value-type="float">
            <text:p>0.0317161744</text:p>
          </table:table-cell>
        </table:table-row>
        <table:table-row table:style-name="ro1">
          <table:table-cell table:number-columns-repeated="12"/>
          <table:table-cell office:value-type="float" office:value="5.19146299362183" calcext:value-type="float">
            <text:p>5.1914629936</text:p>
          </table:table-cell>
          <table:table-cell office:value-type="float" office:value="0.144251645718712" calcext:value-type="float">
            <text:p>0.1442516457</text:p>
          </table:table-cell>
          <table:table-cell table:formula="of:=([.N519]-[.N518])/([.M519]-[.M518])" office:value-type="float" office:value="1.28639156638494" calcext:value-type="float">
            <text:p>1.2863915664</text:p>
          </table:table-cell>
        </table:table-row>
        <table:table-row table:style-name="ro1">
          <table:table-cell table:number-columns-repeated="12"/>
          <table:table-cell office:value-type="float" office:value="5.204106092453" calcext:value-type="float">
            <text:p>5.2041060925</text:p>
          </table:table-cell>
          <table:table-cell office:value-type="float" office:value="0.155551802464483" calcext:value-type="float">
            <text:p>0.1555518025</text:p>
          </table:table-cell>
          <table:table-cell table:formula="of:=([.N520]-[.N519])/([.M520]-[.M519])" office:value-type="float" office:value="0.893780622667093" calcext:value-type="float">
            <text:p>0.8937806227</text:p>
          </table:table-cell>
        </table:table-row>
        <table:table-row table:style-name="ro1">
          <table:table-cell table:number-columns-repeated="12"/>
          <table:table-cell office:value-type="float" office:value="5.21358799934387" calcext:value-type="float">
            <text:p>5.2135879993</text:p>
          </table:table-cell>
          <table:table-cell office:value-type="float" office:value="0.165490416965051" calcext:value-type="float">
            <text:p>0.165490417</text:p>
          </table:table-cell>
          <table:table-cell table:formula="of:=([.N521]-[.N520])/([.M521]-[.M520])" office:value-type="float" office:value="1.04816621961756" calcext:value-type="float">
            <text:p>1.0481662196</text:p>
          </table:table-cell>
        </table:table-row>
        <table:table-row table:style-name="ro1">
          <table:table-cell table:number-columns-repeated="12"/>
          <table:table-cell office:value-type="float" office:value="5.22397112846375" calcext:value-type="float">
            <text:p>5.2239711285</text:p>
          </table:table-cell>
          <table:table-cell office:value-type="float" office:value="0.173866789515266" calcext:value-type="float">
            <text:p>0.1738667895</text:p>
          </table:table-cell>
          <table:table-cell table:formula="of:=([.N522]-[.N521])/([.M522]-[.M521])" office:value-type="float" office:value="0.806729113498433" calcext:value-type="float">
            <text:p>0.8067291135</text:p>
          </table:table-cell>
        </table:table-row>
        <table:table-row table:style-name="ro1">
          <table:table-cell table:number-columns-repeated="12"/>
          <table:table-cell office:value-type="float" office:value="5.23135209083557" calcext:value-type="float">
            <text:p>5.2313520908</text:p>
          </table:table-cell>
          <table:table-cell office:value-type="float" office:value="0.177345005678078" calcext:value-type="float">
            <text:p>0.1773450057</text:p>
          </table:table-cell>
          <table:table-cell table:formula="of:=([.N523]-[.N522])/([.M523]-[.M522])" office:value-type="float" office:value="0.471241551926617" calcext:value-type="float">
            <text:p>0.4712415519</text:p>
          </table:table-cell>
        </table:table-row>
        <table:table-row table:style-name="ro1">
          <table:table-cell table:number-columns-repeated="12"/>
          <table:table-cell office:value-type="float" office:value="5.24284815788269" calcext:value-type="float">
            <text:p>5.2428481579</text:p>
          </table:table-cell>
          <table:table-cell office:value-type="float" office:value="0.186393828871596" calcext:value-type="float">
            <text:p>0.1863938289</text:p>
          </table:table-cell>
          <table:table-cell table:formula="of:=([.N524]-[.N523])/([.M524]-[.M523])" office:value-type="float" office:value="0.787123383712857" calcext:value-type="float">
            <text:p>0.7871233837</text:p>
          </table:table-cell>
        </table:table-row>
        <table:table-row table:style-name="ro1">
          <table:table-cell table:number-columns-repeated="12"/>
          <table:table-cell office:value-type="float" office:value="5.26362705230713" calcext:value-type="float">
            <text:p>5.2636270523</text:p>
          </table:table-cell>
          <table:table-cell office:value-type="float" office:value="0.202666010089358" calcext:value-type="float">
            <text:p>0.2026660101</text:p>
          </table:table-cell>
          <table:table-cell table:formula="of:=([.N525]-[.N524])/([.M525]-[.M524])" office:value-type="float" office:value="0.783111020508565" calcext:value-type="float">
            <text:p>0.7831110205</text:p>
          </table:table-cell>
        </table:table-row>
        <table:table-row table:style-name="ro1">
          <table:table-cell table:number-columns-repeated="12"/>
          <table:table-cell office:value-type="float" office:value="5.26769399642944" calcext:value-type="float">
            <text:p>5.2676939964</text:p>
          </table:table-cell>
          <table:table-cell office:value-type="float" office:value="0.204106205725887" calcext:value-type="float">
            <text:p>0.2041062057</text:p>
          </table:table-cell>
          <table:table-cell table:formula="of:=([.N526]-[.N525])/([.M526]-[.M525])" office:value-type="float" office:value="0.354122307367782" calcext:value-type="float">
            <text:p>0.3541223074</text:p>
          </table:table-cell>
        </table:table-row>
        <table:table-row table:style-name="ro1">
          <table:table-cell table:number-columns-repeated="12"/>
          <table:table-cell office:value-type="float" office:value="5.27215003967285" calcext:value-type="float">
            <text:p>5.2721500397</text:p>
          </table:table-cell>
          <table:table-cell office:value-type="float" office:value="0.210701017321404" calcext:value-type="float">
            <text:p>0.2107010173</text:p>
          </table:table-cell>
          <table:table-cell table:formula="of:=([.N527]-[.N526])/([.M527]-[.M526])" office:value-type="float" office:value="1.47997028648059" calcext:value-type="float">
            <text:p>1.4799702865</text:p>
          </table:table-cell>
        </table:table-row>
        <table:table-row table:style-name="ro1">
          <table:table-cell table:number-columns-repeated="12"/>
          <table:table-cell office:value-type="float" office:value="5.28335905075073" calcext:value-type="float">
            <text:p>5.2833590508</text:p>
          </table:table-cell>
          <table:table-cell office:value-type="float" office:value="0.213536625118776" calcext:value-type="float">
            <text:p>0.2135366251</text:p>
          </table:table-cell>
          <table:table-cell table:formula="of:=([.N528]-[.N527])/([.M528]-[.M527])" office:value-type="float" office:value="0.252975733333637" calcext:value-type="float">
            <text:p>0.2529757333</text:p>
          </table:table-cell>
        </table:table-row>
        <table:table-row table:style-name="ro1">
          <table:table-cell table:number-columns-repeated="12"/>
          <table:table-cell office:value-type="float" office:value="5.29294800758362" calcext:value-type="float">
            <text:p>5.2929480076</text:p>
          </table:table-cell>
          <table:table-cell office:value-type="float" office:value="0.220458855331246" calcext:value-type="float">
            <text:p>0.2204588553</text:p>
          </table:table-cell>
          <table:table-cell table:formula="of:=([.N529]-[.N528])/([.M529]-[.M528])" office:value-type="float" office:value="0.721896065767027" calcext:value-type="float">
            <text:p>0.7218960658</text:p>
          </table:table-cell>
        </table:table-row>
        <table:table-row table:style-name="ro1">
          <table:table-cell table:number-columns-repeated="12"/>
          <table:table-cell office:value-type="float" office:value="5.30264616012573" calcext:value-type="float">
            <text:p>5.3026461601</text:p>
          </table:table-cell>
          <table:table-cell office:value-type="float" office:value="0.22663432431612" calcext:value-type="float">
            <text:p>0.2266343243</text:p>
          </table:table-cell>
          <table:table-cell table:formula="of:=([.N530]-[.N529])/([.M530]-[.M529])" office:value-type="float" office:value="0.636767565580877" calcext:value-type="float">
            <text:p>0.6367675656</text:p>
          </table:table-cell>
        </table:table-row>
        <table:table-row table:style-name="ro1">
          <table:table-cell table:number-columns-repeated="12"/>
          <table:table-cell office:value-type="float" office:value="5.31352305412293" calcext:value-type="float">
            <text:p>5.3135230541</text:p>
          </table:table-cell>
          <table:table-cell office:value-type="float" office:value="0.227828526077076" calcext:value-type="float">
            <text:p>0.2278285261</text:p>
          </table:table-cell>
          <table:table-cell table:formula="of:=([.N531]-[.N530])/([.M531]-[.M530])" office:value-type="float" office:value="0.109792534639416" calcext:value-type="float">
            <text:p>0.1097925346</text:p>
          </table:table-cell>
        </table:table-row>
        <table:table-row table:style-name="ro1">
          <table:table-cell table:number-columns-repeated="12"/>
          <table:table-cell office:value-type="float" office:value="5.32315897941589" calcext:value-type="float">
            <text:p>5.3231589794</text:p>
          </table:table-cell>
          <table:table-cell office:value-type="float" office:value="0.241074689886709" calcext:value-type="float">
            <text:p>0.2410746899</text:p>
          </table:table-cell>
          <table:table-cell table:formula="of:=([.N532]-[.N531])/([.M532]-[.M531])" office:value-type="float" office:value="1.37466443614906" calcext:value-type="float">
            <text:p>1.3746644361</text:p>
          </table:table-cell>
        </table:table-row>
        <table:table-row table:style-name="ro1">
          <table:table-cell table:number-columns-repeated="12"/>
          <table:table-cell office:value-type="float" office:value="5.33232998847961" calcext:value-type="float">
            <text:p>5.3323299885</text:p>
          </table:table-cell>
          <table:table-cell office:value-type="float" office:value="0.257067511868371" calcext:value-type="float">
            <text:p>0.2570675119</text:p>
          </table:table-cell>
          <table:table-cell table:formula="of:=([.N533]-[.N532])/([.M533]-[.M532])" office:value-type="float" office:value="1.74384540136671" calcext:value-type="float">
            <text:p>1.7438454014</text:p>
          </table:table-cell>
        </table:table-row>
        <table:table-row table:style-name="ro1">
          <table:table-cell table:number-columns-repeated="12"/>
          <table:table-cell office:value-type="float" office:value="5.34415912628174" calcext:value-type="float">
            <text:p>5.3441591263</text:p>
          </table:table-cell>
          <table:table-cell office:value-type="float" office:value="0.266710498967453" calcext:value-type="float">
            <text:p>0.266710499</text:p>
          </table:table-cell>
          <table:table-cell table:formula="of:=([.N534]-[.N533])/([.M534]-[.M533])" office:value-type="float" office:value="0.815189345190468" calcext:value-type="float">
            <text:p>0.8151893452</text:p>
          </table:table-cell>
        </table:table-row>
        <table:table-row table:style-name="ro1">
          <table:table-cell table:number-columns-repeated="12"/>
          <table:table-cell office:value-type="float" office:value="5.35603809356689" calcext:value-type="float">
            <text:p>5.3560380936</text:p>
          </table:table-cell>
          <table:table-cell office:value-type="float" office:value="0.271043198054495" calcext:value-type="float">
            <text:p>0.2710431981</text:p>
          </table:table-cell>
          <table:table-cell table:formula="of:=([.N535]-[.N534])/([.M535]-[.M534])" office:value-type="float" office:value="0.364737016529799" calcext:value-type="float">
            <text:p>0.3647370165</text:p>
          </table:table-cell>
        </table:table-row>
        <table:table-row table:style-name="ro1">
          <table:table-cell table:number-columns-repeated="12"/>
          <table:table-cell office:value-type="float" office:value="5.36332702636719" calcext:value-type="float">
            <text:p>5.3633270264</text:p>
          </table:table-cell>
          <table:table-cell office:value-type="float" office:value="0.271543329728825" calcext:value-type="float">
            <text:p>0.2715433297</text:p>
          </table:table-cell>
          <table:table-cell table:formula="of:=([.N536]-[.N535])/([.M536]-[.M535])" office:value-type="float" office:value="0.0686152126836661" calcext:value-type="float">
            <text:p>0.0686152127</text:p>
          </table:table-cell>
        </table:table-row>
        <table:table-row table:style-name="ro1">
          <table:table-cell table:number-columns-repeated="12"/>
          <table:table-cell office:value-type="float" office:value="5.37390398979187" calcext:value-type="float">
            <text:p>5.3739039898</text:p>
          </table:table-cell>
          <table:table-cell office:value-type="float" office:value="0.27730595974052" calcext:value-type="float">
            <text:p>0.2773059597</text:p>
          </table:table-cell>
          <table:table-cell table:formula="of:=([.N537]-[.N536])/([.M537]-[.M536])" office:value-type="float" office:value="0.544828395477672" calcext:value-type="float">
            <text:p>0.5448283955</text:p>
          </table:table-cell>
        </table:table-row>
        <table:table-row table:style-name="ro1">
          <table:table-cell table:number-columns-repeated="12"/>
          <table:table-cell office:value-type="float" office:value="5.3839111328125" calcext:value-type="float">
            <text:p>5.3839111328</text:p>
          </table:table-cell>
          <table:table-cell office:value-type="float" office:value="0.287096695703968" calcext:value-type="float">
            <text:p>0.2870966957</text:p>
          </table:table-cell>
          <table:table-cell table:formula="of:=([.N538]-[.N537])/([.M538]-[.M537])" office:value-type="float" office:value="0.978374741248721" calcext:value-type="float">
            <text:p>0.9783747412</text:p>
          </table:table-cell>
        </table:table-row>
        <table:table-row table:style-name="ro1">
          <table:table-cell table:number-columns-repeated="12"/>
          <table:table-cell office:value-type="float" office:value="5.39535403251648" calcext:value-type="float">
            <text:p>5.3953540325</text:p>
          </table:table-cell>
          <table:table-cell office:value-type="float" office:value="0.289736418518958" calcext:value-type="float">
            <text:p>0.2897364185</text:p>
          </table:table-cell>
          <table:table-cell table:formula="of:=([.N539]-[.N538])/([.M539]-[.M538])" office:value-type="float" office:value="0.230686529051006" calcext:value-type="float">
            <text:p>0.2306865291</text:p>
          </table:table-cell>
        </table:table-row>
        <table:table-row table:style-name="ro1">
          <table:table-cell table:number-columns-repeated="12"/>
          <table:table-cell office:value-type="float" office:value="5.40405797958374" calcext:value-type="float">
            <text:p>5.4040579796</text:p>
          </table:table-cell>
          <table:table-cell office:value-type="float" office:value="0.292397108648694" calcext:value-type="float">
            <text:p>0.2923971086</text:p>
          </table:table-cell>
          <table:table-cell table:formula="of:=([.N540]-[.N539])/([.M540]-[.M539])" office:value-type="float" office:value="0.305687765467298" calcext:value-type="float">
            <text:p>0.3056877655</text:p>
          </table:table-cell>
        </table:table-row>
        <table:table-row table:style-name="ro1">
          <table:table-cell table:number-columns-repeated="12"/>
          <table:table-cell office:value-type="float" office:value="5.42006611824036" calcext:value-type="float">
            <text:p>5.4200661182</text:p>
          </table:table-cell>
          <table:table-cell office:value-type="float" office:value="0.31949268018501" calcext:value-type="float">
            <text:p>0.3194926802</text:p>
          </table:table-cell>
          <table:table-cell table:formula="of:=([.N541]-[.N540])/([.M541]-[.M540])" office:value-type="float" office:value="1.69261224665348" calcext:value-type="float">
            <text:p>1.6926122467</text:p>
          </table:table-cell>
        </table:table-row>
        <table:table-row table:style-name="ro1">
          <table:table-cell table:number-columns-repeated="12"/>
          <table:table-cell office:value-type="float" office:value="5.42646503448486" calcext:value-type="float">
            <text:p>5.4264650345</text:p>
          </table:table-cell>
          <table:table-cell office:value-type="float" office:value="0.32075168152583" calcext:value-type="float">
            <text:p>0.3207516815</text:p>
          </table:table-cell>
          <table:table-cell table:formula="of:=([.N542]-[.N541])/([.M542]-[.M541])" office:value-type="float" office:value="0.196752276903275" calcext:value-type="float">
            <text:p>0.1967522769</text:p>
          </table:table-cell>
        </table:table-row>
        <table:table-row table:style-name="ro1">
          <table:table-cell table:number-columns-repeated="12"/>
          <table:table-cell office:value-type="float" office:value="5.43178510665894" calcext:value-type="float">
            <text:p>5.4317851067</text:p>
          </table:table-cell>
          <table:table-cell office:value-type="float" office:value="0.319559795042267" calcext:value-type="float">
            <text:p>0.319559795</text:p>
          </table:table-cell>
          <table:table-cell table:formula="of:=([.N543]-[.N542])/([.M543]-[.M542])" office:value-type="float" office:value="-0.2240357733063" calcext:value-type="float">
            <text:p>-0.2240357733</text:p>
          </table:table-cell>
        </table:table-row>
        <table:table-row table:style-name="ro1">
          <table:table-cell table:number-columns-repeated="12"/>
          <table:table-cell office:value-type="float" office:value="5.44794511795044" calcext:value-type="float">
            <text:p>5.447945118</text:p>
          </table:table-cell>
          <table:table-cell office:value-type="float" office:value="0.323074464461317" calcext:value-type="float">
            <text:p>0.3230744645</text:p>
          </table:table-cell>
          <table:table-cell table:formula="of:=([.N544]-[.N543])/([.M544]-[.M543])" office:value-type="float" office:value="0.217491767527328" calcext:value-type="float">
            <text:p>0.2174917675</text:p>
          </table:table-cell>
        </table:table-row>
        <table:table-row table:style-name="ro1">
          <table:table-cell table:number-columns-repeated="12"/>
          <table:table-cell office:value-type="float" office:value="5.45411419868469" calcext:value-type="float">
            <text:p>5.4541141987</text:p>
          </table:table-cell>
          <table:table-cell office:value-type="float" office:value="0.330679020996803" calcext:value-type="float">
            <text:p>0.330679021</text:p>
          </table:table-cell>
          <table:table-cell table:formula="of:=([.N545]-[.N544])/([.M545]-[.M544])" office:value-type="float" office:value="1.23268876888946" calcext:value-type="float">
            <text:p>1.2326887689</text:p>
          </table:table-cell>
        </table:table-row>
        <table:table-row table:style-name="ro1">
          <table:table-cell table:number-columns-repeated="12"/>
          <table:table-cell office:value-type="float" office:value="5.46504497528076" calcext:value-type="float">
            <text:p>5.4650449753</text:p>
          </table:table-cell>
          <table:table-cell office:value-type="float" office:value="0.334280068805664" calcext:value-type="float">
            <text:p>0.3342800688</text:p>
          </table:table-cell>
          <table:table-cell table:formula="of:=([.N546]-[.N545])/([.M546]-[.M545])" office:value-type="float" office:value="0.329441167991321" calcext:value-type="float">
            <text:p>0.329441168</text:p>
          </table:table-cell>
        </table:table-row>
        <table:table-row table:style-name="ro1">
          <table:table-cell table:number-columns-repeated="12"/>
          <table:table-cell office:value-type="float" office:value="5.47205805778503" calcext:value-type="float">
            <text:p>5.4720580578</text:p>
          </table:table-cell>
          <table:table-cell office:value-type="float" office:value="0.333685178750154" calcext:value-type="float">
            <text:p>0.3336851788</text:p>
          </table:table-cell>
          <table:table-cell table:formula="of:=([.N547]-[.N546])/([.M547]-[.M546])" office:value-type="float" office:value="-0.0848257603055554" calcext:value-type="float">
            <text:p>-0.0848257603</text:p>
          </table:table-cell>
        </table:table-row>
        <table:table-row table:style-name="ro1">
          <table:table-cell table:number-columns-repeated="12"/>
          <table:table-cell office:value-type="float" office:value="5.48233509063721" calcext:value-type="float">
            <text:p>5.4823350906</text:p>
          </table:table-cell>
          <table:table-cell office:value-type="float" office:value="0.347484150417015" calcext:value-type="float">
            <text:p>0.3474841504</text:p>
          </table:table-cell>
          <table:table-cell table:formula="of:=([.N548]-[.N547])/([.M548]-[.M547])" office:value-type="float" office:value="1.34269996655149" calcext:value-type="float">
            <text:p>1.3426999666</text:p>
          </table:table-cell>
        </table:table-row>
        <table:table-row table:style-name="ro1">
          <table:table-cell table:number-columns-repeated="12"/>
          <table:table-cell office:value-type="float" office:value="5.49248003959656" calcext:value-type="float">
            <text:p>5.4924800396</text:p>
          </table:table-cell>
          <table:table-cell office:value-type="float" office:value="0.35432652172966" calcext:value-type="float">
            <text:p>0.3543265217</text:p>
          </table:table-cell>
          <table:table-cell table:formula="of:=([.N549]-[.N548])/([.M549]-[.M548])" office:value-type="float" office:value="0.674460890839468" calcext:value-type="float">
            <text:p>0.6744608908</text:p>
          </table:table-cell>
        </table:table-row>
        <table:table-row table:style-name="ro1">
          <table:table-cell table:number-columns-repeated="12"/>
          <table:table-cell office:value-type="float" office:value="5.50354409217835" calcext:value-type="float">
            <text:p>5.5035440922</text:p>
          </table:table-cell>
          <table:table-cell office:value-type="float" office:value="0.355686136991301" calcext:value-type="float">
            <text:p>0.355686137</text:p>
          </table:table-cell>
          <table:table-cell table:formula="of:=([.N550]-[.N549])/([.M550]-[.M549])" office:value-type="float" office:value="0.122885827917979" calcext:value-type="float">
            <text:p>0.1228858279</text:p>
          </table:table-cell>
        </table:table-row>
        <table:table-row table:style-name="ro1">
          <table:table-cell table:number-columns-repeated="12"/>
          <table:table-cell office:value-type="float" office:value="5.51723909378052" calcext:value-type="float">
            <text:p>5.5172390938</text:p>
          </table:table-cell>
          <table:table-cell office:value-type="float" office:value="0.369371685328949" calcext:value-type="float">
            <text:p>0.3693716853</text:p>
          </table:table-cell>
          <table:table-cell table:formula="of:=([.N551]-[.N550])/([.M551]-[.M550])" office:value-type="float" office:value="0.999309728848577" calcext:value-type="float">
            <text:p>0.9993097288</text:p>
          </table:table-cell>
        </table:table-row>
        <table:table-row table:style-name="ro1">
          <table:table-cell table:number-columns-repeated="12"/>
          <table:table-cell office:value-type="float" office:value="5.52241516113281" calcext:value-type="float">
            <text:p>5.5224151611</text:p>
          </table:table-cell>
          <table:table-cell office:value-type="float" office:value="0.374406822619735" calcext:value-type="float">
            <text:p>0.3744068226</text:p>
          </table:table-cell>
          <table:table-cell table:formula="of:=([.N552]-[.N551])/([.M552]-[.M551])" office:value-type="float" office:value="0.972772753537336" calcext:value-type="float">
            <text:p>0.9727727535</text:p>
          </table:table-cell>
        </table:table-row>
        <table:table-row table:style-name="ro1">
          <table:table-cell table:number-columns-repeated="12"/>
          <table:table-cell office:value-type="float" office:value="5.53170919418335" calcext:value-type="float">
            <text:p>5.5317091942</text:p>
          </table:table-cell>
          <table:table-cell office:value-type="float" office:value="0.377884164604305" calcext:value-type="float">
            <text:p>0.3778841646</text:p>
          </table:table-cell>
          <table:table-cell table:formula="of:=([.N553]-[.N552])/([.M553]-[.M552])" office:value-type="float" office:value="0.374147796296953" calcext:value-type="float">
            <text:p>0.3741477963</text:p>
          </table:table-cell>
        </table:table-row>
        <table:table-row table:style-name="ro1">
          <table:table-cell table:number-columns-repeated="12"/>
          <table:table-cell office:value-type="float" office:value="5.54360604286194" calcext:value-type="float">
            <text:p>5.5436060429</text:p>
          </table:table-cell>
          <table:table-cell office:value-type="float" office:value="0.384884476399293" calcext:value-type="float">
            <text:p>0.3848844764</text:p>
          </table:table-cell>
          <table:table-cell table:formula="of:=([.N554]-[.N553])/([.M554]-[.M553])" office:value-type="float" office:value="0.588417318242142" calcext:value-type="float">
            <text:p>0.5884173182</text:p>
          </table:table-cell>
        </table:table-row>
        <table:table-row table:style-name="ro1">
          <table:table-cell table:number-columns-repeated="12"/>
          <table:table-cell office:value-type="float" office:value="5.55242013931274" calcext:value-type="float">
            <text:p>5.5524201393</text:p>
          </table:table-cell>
          <table:table-cell office:value-type="float" office:value="0.39296737538855" calcext:value-type="float">
            <text:p>0.3929673754</text:p>
          </table:table-cell>
          <table:table-cell table:formula="of:=([.N555]-[.N554])/([.M555]-[.M554])" office:value-type="float" office:value="0.917042266824616" calcext:value-type="float">
            <text:p>0.9170422668</text:p>
          </table:table-cell>
        </table:table-row>
        <table:table-row table:style-name="ro1">
          <table:table-cell table:number-columns-repeated="12"/>
          <table:table-cell office:value-type="float" office:value="5.56398606300354" calcext:value-type="float">
            <text:p>5.563986063</text:p>
          </table:table-cell>
          <table:table-cell office:value-type="float" office:value="0.394507155202484" calcext:value-type="float">
            <text:p>0.3945071552</text:p>
          </table:table-cell>
          <table:table-cell table:formula="of:=([.N556]-[.N555])/([.M556]-[.M555])" office:value-type="float" office:value="0.133130725664279" calcext:value-type="float">
            <text:p>0.1331307257</text:p>
          </table:table-cell>
        </table:table-row>
        <table:table-row table:style-name="ro1">
          <table:table-cell table:number-columns-repeated="12"/>
          <table:table-cell office:value-type="float" office:value="5.57386016845703" calcext:value-type="float">
            <text:p>5.5738601685</text:p>
          </table:table-cell>
          <table:table-cell office:value-type="float" office:value="0.401019590573271" calcext:value-type="float">
            <text:p>0.4010195906</text:p>
          </table:table-cell>
          <table:table-cell table:formula="of:=([.N557]-[.N556])/([.M557]-[.M556])" office:value-type="float" office:value="0.659546872520408" calcext:value-type="float">
            <text:p>0.6595468725</text:p>
          </table:table-cell>
        </table:table-row>
        <table:table-row table:style-name="ro1">
          <table:table-cell table:number-columns-repeated="12"/>
          <table:table-cell office:value-type="float" office:value="5.58320498466492" calcext:value-type="float">
            <text:p>5.5832049847</text:p>
          </table:table-cell>
          <table:table-cell office:value-type="float" office:value="0.41346031263847" calcext:value-type="float">
            <text:p>0.4134603126</text:p>
          </table:table-cell>
          <table:table-cell table:formula="of:=([.N558]-[.N557])/([.M558]-[.M557])" office:value-type="float" office:value="1.33129660214198" calcext:value-type="float">
            <text:p>1.3312966021</text:p>
          </table:table-cell>
        </table:table-row>
        <table:table-row table:style-name="ro1">
          <table:table-cell table:number-columns-repeated="12"/>
          <table:table-cell office:value-type="float" office:value="5.59423613548279" calcext:value-type="float">
            <text:p>5.5942361355</text:p>
          </table:table-cell>
          <table:table-cell office:value-type="float" office:value="0.414878456987398" calcext:value-type="float">
            <text:p>0.414878457</text:p>
          </table:table-cell>
          <table:table-cell table:formula="of:=([.N559]-[.N558])/([.M559]-[.M558])" office:value-type="float" office:value="0.128558150671826" calcext:value-type="float">
            <text:p>0.1285581507</text:p>
          </table:table-cell>
        </table:table-row>
        <table:table-row table:style-name="ro1">
          <table:table-cell table:number-columns-repeated="12"/>
          <table:table-cell office:value-type="float" office:value="5.60334014892578" calcext:value-type="float">
            <text:p>5.6033401489</text:p>
          </table:table-cell>
          <table:table-cell office:value-type="float" office:value="0.418581119575589" calcext:value-type="float">
            <text:p>0.4185811196</text:p>
          </table:table-cell>
          <table:table-cell table:formula="of:=([.N560]-[.N559])/([.M560]-[.M559])" office:value-type="float" office:value="0.406706625750966" calcext:value-type="float">
            <text:p>0.4067066258</text:p>
          </table:table-cell>
        </table:table-row>
        <table:table-row table:style-name="ro1">
          <table:table-cell table:number-columns-repeated="12"/>
          <table:table-cell office:value-type="float" office:value="5.61442017555237" calcext:value-type="float">
            <text:p>5.6144201756</text:p>
          </table:table-cell>
          <table:table-cell office:value-type="float" office:value="0.434403094323606" calcext:value-type="float">
            <text:p>0.4344030943</text:p>
          </table:table-cell>
          <table:table-cell table:formula="of:=([.N561]-[.N560])/([.M561]-[.M560])" office:value-type="float" office:value="1.42797262869851" calcext:value-type="float">
            <text:p>1.4279726287</text:p>
          </table:table-cell>
        </table:table-row>
        <table:table-row table:style-name="ro1">
          <table:table-cell table:number-columns-repeated="12"/>
          <table:table-cell office:value-type="float" office:value="5.6222620010376" calcext:value-type="float">
            <text:p>5.622262001</text:p>
          </table:table-cell>
          <table:table-cell office:value-type="float" office:value="0.432124058124" calcext:value-type="float">
            <text:p>0.4321240581</text:p>
          </table:table-cell>
          <table:table-cell table:formula="of:=([.N562]-[.N561])/([.M562]-[.M561])" office:value-type="float" office:value="-0.290625722785924" calcext:value-type="float">
            <text:p>-0.2906257228</text:p>
          </table:table-cell>
        </table:table-row>
        <table:table-row table:style-name="ro1">
          <table:table-cell table:number-columns-repeated="12"/>
          <table:table-cell office:value-type="float" office:value="5.63367319107056" calcext:value-type="float">
            <text:p>5.6336731911</text:p>
          </table:table-cell>
          <table:table-cell office:value-type="float" office:value="0.433609720140798" calcext:value-type="float">
            <text:p>0.4336097201</text:p>
          </table:table-cell>
          <table:table-cell table:formula="of:=([.N563]-[.N562])/([.M563]-[.M562])" office:value-type="float" office:value="0.130193434033398" calcext:value-type="float">
            <text:p>0.130193434</text:p>
          </table:table-cell>
        </table:table-row>
        <table:table-row table:style-name="ro1">
          <table:table-cell table:number-columns-repeated="12"/>
          <table:table-cell office:value-type="float" office:value="5.64410710334778" calcext:value-type="float">
            <text:p>5.6441071033</text:p>
          </table:table-cell>
          <table:table-cell office:value-type="float" office:value="0.447278893853648" calcext:value-type="float">
            <text:p>0.4472788939</text:p>
          </table:table-cell>
          <table:table-cell table:formula="of:=([.N564]-[.N563])/([.M564]-[.M563])" office:value-type="float" office:value="1.31007174966299" calcext:value-type="float">
            <text:p>1.3100717497</text:p>
          </table:table-cell>
        </table:table-row>
        <table:table-row table:style-name="ro1">
          <table:table-cell table:number-columns-repeated="12"/>
          <table:table-cell office:value-type="float" office:value="5.65308213233948" calcext:value-type="float">
            <text:p>5.6530821323</text:p>
          </table:table-cell>
          <table:table-cell office:value-type="float" office:value="0.44684435143053" calcext:value-type="float">
            <text:p>0.4468443514</text:p>
          </table:table-cell>
          <table:table-cell table:formula="of:=([.N565]-[.N564])/([.M565]-[.M564])" office:value-type="float" office:value="-0.0484168266776419" calcext:value-type="float">
            <text:p>-0.0484168267</text:p>
          </table:table-cell>
        </table:table-row>
        <table:table-row table:style-name="ro1">
          <table:table-cell table:number-columns-repeated="12"/>
          <table:table-cell office:value-type="float" office:value="5.66357016563416" calcext:value-type="float">
            <text:p>5.6635701656</text:p>
          </table:table-cell>
          <table:table-cell office:value-type="float" office:value="0.455644453418185" calcext:value-type="float">
            <text:p>0.4556444534</text:p>
          </table:table-cell>
          <table:table-cell table:formula="of:=([.N566]-[.N565])/([.M566]-[.M565])" office:value-type="float" office:value="0.83906121771378" calcext:value-type="float">
            <text:p>0.8390612177</text:p>
          </table:table-cell>
        </table:table-row>
        <table:table-row table:style-name="ro1">
          <table:table-cell table:number-columns-repeated="12"/>
          <table:table-cell office:value-type="float" office:value="5.67168498039246" calcext:value-type="float">
            <text:p>5.6716849804</text:p>
          </table:table-cell>
          <table:table-cell office:value-type="float" office:value="0.463062529642671" calcext:value-type="float">
            <text:p>0.4630625296</text:p>
          </table:table-cell>
          <table:table-cell table:formula="of:=([.N567]-[.N566])/([.M567]-[.M566])" office:value-type="float" office:value="0.914139933619223" calcext:value-type="float">
            <text:p>0.9141399336</text:p>
          </table:table-cell>
        </table:table-row>
        <table:table-row table:style-name="ro1">
          <table:table-cell table:number-columns-repeated="12"/>
          <table:table-cell office:value-type="float" office:value="5.6833610534668" calcext:value-type="float">
            <text:p>5.6833610535</text:p>
          </table:table-cell>
          <table:table-cell office:value-type="float" office:value="0.462943718103568" calcext:value-type="float">
            <text:p>0.4629437181</text:p>
          </table:table-cell>
          <table:table-cell table:formula="of:=([.N568]-[.N567])/([.M568]-[.M567])" office:value-type="float" office:value="-0.0101756419599736" calcext:value-type="float">
            <text:p>-0.010175642</text:p>
          </table:table-cell>
        </table:table-row>
        <table:table-row table:style-name="ro1">
          <table:table-cell table:number-columns-repeated="12"/>
          <table:table-cell office:value-type="float" office:value="5.69424104690552" calcext:value-type="float">
            <text:p>5.6942410469</text:p>
          </table:table-cell>
          <table:table-cell office:value-type="float" office:value="0.474606224482636" calcext:value-type="float">
            <text:p>0.4746062245</text:p>
          </table:table-cell>
          <table:table-cell table:formula="of:=([.N569]-[.N568])/([.M569]-[.M568])" office:value-type="float" office:value="1.07192218862585" calcext:value-type="float">
            <text:p>1.0719221886</text:p>
          </table:table-cell>
        </table:table-row>
        <table:table-row table:style-name="ro1">
          <table:table-cell table:number-columns-repeated="12"/>
          <table:table-cell office:value-type="float" office:value="5.7042920589447" calcext:value-type="float">
            <text:p>5.7042920589</text:p>
          </table:table-cell>
          <table:table-cell office:value-type="float" office:value="0.480417732360606" calcext:value-type="float">
            <text:p>0.4804177324</text:p>
          </table:table-cell>
          <table:table-cell table:formula="of:=([.N570]-[.N569])/([.M570]-[.M569])" office:value-type="float" office:value="0.578201265237085" calcext:value-type="float">
            <text:p>0.5782012652</text:p>
          </table:table-cell>
        </table:table-row>
        <table:table-row table:style-name="ro1">
          <table:table-cell table:number-columns-repeated="12"/>
          <table:table-cell office:value-type="float" office:value="5.71843409538269" calcext:value-type="float">
            <text:p>5.7184340954</text:p>
          </table:table-cell>
          <table:table-cell office:value-type="float" office:value="0.482637780930627" calcext:value-type="float">
            <text:p>0.4826377809</text:p>
          </table:table-cell>
          <table:table-cell table:formula="of:=([.N571]-[.N570])/([.M571]-[.M570])" office:value-type="float" office:value="0.156982240836127" calcext:value-type="float">
            <text:p>0.1569822408</text:p>
          </table:table-cell>
        </table:table-row>
        <table:table-row table:style-name="ro1">
          <table:table-cell table:number-columns-repeated="12"/>
          <table:table-cell office:value-type="float" office:value="5.72436213493347" calcext:value-type="float">
            <text:p>5.7243621349</text:p>
          </table:table-cell>
          <table:table-cell office:value-type="float" office:value="0.490619671706991" calcext:value-type="float">
            <text:p>0.4906196717</text:p>
          </table:table-cell>
          <table:table-cell table:formula="of:=([.N572]-[.N571])/([.M572]-[.M571])" office:value-type="float" office:value="1.34646381961337" calcext:value-type="float">
            <text:p>1.3464638196</text:p>
          </table:table-cell>
        </table:table-row>
        <table:table-row table:style-name="ro1">
          <table:table-cell table:number-columns-repeated="12"/>
          <table:table-cell office:value-type="float" office:value="5.73408818244934" calcext:value-type="float">
            <text:p>5.7340881824</text:p>
          </table:table-cell>
          <table:table-cell office:value-type="float" office:value="0.493795781771421" calcext:value-type="float">
            <text:p>0.4937957818</text:p>
          </table:table-cell>
          <table:table-cell table:formula="of:=([.N573]-[.N572])/([.M573]-[.M572])" office:value-type="float" office:value="0.326557119862635" calcext:value-type="float">
            <text:p>0.3265571199</text:p>
          </table:table-cell>
        </table:table-row>
        <table:table-row table:style-name="ro1">
          <table:table-cell table:number-columns-repeated="12"/>
          <table:table-cell office:value-type="float" office:value="5.74283313751221" calcext:value-type="float">
            <text:p>5.7428331375</text:p>
          </table:table-cell>
          <table:table-cell office:value-type="float" office:value="0.497687766317175" calcext:value-type="float">
            <text:p>0.4976877663</text:p>
          </table:table-cell>
          <table:table-cell table:formula="of:=([.N574]-[.N573])/([.M574]-[.M573])" office:value-type="float" office:value="0.445054836505809" calcext:value-type="float">
            <text:p>0.4450548365</text:p>
          </table:table-cell>
        </table:table-row>
        <table:table-row table:style-name="ro1">
          <table:table-cell table:number-columns-repeated="12"/>
          <table:table-cell office:value-type="float" office:value="5.75335097312927" calcext:value-type="float">
            <text:p>5.7533509731</text:p>
          </table:table-cell>
          <table:table-cell office:value-type="float" office:value="0.503563858856614" calcext:value-type="float">
            <text:p>0.5035638589</text:p>
          </table:table-cell>
          <table:table-cell table:formula="of:=([.N575]-[.N574])/([.M575]-[.M574])" office:value-type="float" office:value="0.558678872096551" calcext:value-type="float">
            <text:p>0.5586788721</text:p>
          </table:table-cell>
        </table:table-row>
        <table:table-row table:style-name="ro1">
          <table:table-cell table:number-columns-repeated="12"/>
          <table:table-cell office:value-type="float" office:value="5.76432704925537" calcext:value-type="float">
            <text:p>5.7643270493</text:p>
          </table:table-cell>
          <table:table-cell office:value-type="float" office:value="0.504424380922469" calcext:value-type="float">
            <text:p>0.5044243809</text:p>
          </table:table-cell>
          <table:table-cell table:formula="of:=([.N576]-[.N575])/([.M576]-[.M575])" office:value-type="float" office:value="0.0783997902318209" calcext:value-type="float">
            <text:p>0.0783997902</text:p>
          </table:table-cell>
        </table:table-row>
        <table:table-row table:style-name="ro1">
          <table:table-cell table:number-columns-repeated="12"/>
          <table:table-cell office:value-type="float" office:value="5.77162718772888" calcext:value-type="float">
            <text:p>5.7716271877</text:p>
          </table:table-cell>
          <table:table-cell office:value-type="float" office:value="0.51203447986431" calcext:value-type="float">
            <text:p>0.5120344799</text:p>
          </table:table-cell>
          <table:table-cell table:formula="of:=([.N577]-[.N576])/([.M577]-[.M576])" office:value-type="float" office:value="1.04245953271359" calcext:value-type="float">
            <text:p>1.0424595327</text:p>
          </table:table-cell>
        </table:table-row>
        <table:table-row table:style-name="ro1">
          <table:table-cell table:number-columns-repeated="12"/>
          <table:table-cell office:value-type="float" office:value="5.78389120101929" calcext:value-type="float">
            <text:p>5.783891201</text:p>
          </table:table-cell>
          <table:table-cell office:value-type="float" office:value="0.518447041121196" calcext:value-type="float">
            <text:p>0.5184470411</text:p>
          </table:table-cell>
          <table:table-cell table:formula="of:=([.N578]-[.N577])/([.M578]-[.M577])" office:value-type="float" office:value="0.522876248177505" calcext:value-type="float">
            <text:p>0.5228762482</text:p>
          </table:table-cell>
        </table:table-row>
        <table:table-row table:style-name="ro1">
          <table:table-cell table:number-columns-repeated="12"/>
          <table:table-cell office:value-type="float" office:value="5.79550909996033" calcext:value-type="float">
            <text:p>5.7955091</text:p>
          </table:table-cell>
          <table:table-cell office:value-type="float" office:value="0.519987723155144" calcext:value-type="float">
            <text:p>0.5199877232</text:p>
          </table:table-cell>
          <table:table-cell table:formula="of:=([.N579]-[.N578])/([.M579]-[.M578])" office:value-type="float" office:value="0.132612793566857" calcext:value-type="float">
            <text:p>0.1326127936</text:p>
          </table:table-cell>
        </table:table-row>
        <table:table-row table:style-name="ro1">
          <table:table-cell table:number-columns-repeated="12"/>
          <table:table-cell office:value-type="float" office:value="5.80580615997314" calcext:value-type="float">
            <text:p>5.80580616</text:p>
          </table:table-cell>
          <table:table-cell office:value-type="float" office:value="0.528255709061882" calcext:value-type="float">
            <text:p>0.5282557091</text:p>
          </table:table-cell>
          <table:table-cell table:formula="of:=([.N580]-[.N579])/([.M580]-[.M579])" office:value-type="float" office:value="0.802946267812942" calcext:value-type="float">
            <text:p>0.8029462678</text:p>
          </table:table-cell>
        </table:table-row>
        <table:table-row table:style-name="ro1">
          <table:table-cell table:number-columns-repeated="12"/>
          <table:table-cell office:value-type="float" office:value="5.8136031627655" calcext:value-type="float">
            <text:p>5.8136031628</text:p>
          </table:table-cell>
          <table:table-cell office:value-type="float" office:value="0.53514616196992" calcext:value-type="float">
            <text:p>0.535146162</text:p>
          </table:table-cell>
          <table:table-cell table:formula="of:=([.N581]-[.N580])/([.M581]-[.M580])" office:value-type="float" office:value="0.88373097862562" calcext:value-type="float">
            <text:p>0.8837309786</text:p>
          </table:table-cell>
        </table:table-row>
        <table:table-row table:style-name="ro1">
          <table:table-cell table:number-columns-repeated="12"/>
          <table:table-cell office:value-type="float" office:value="5.82257413864136" calcext:value-type="float">
            <text:p>5.8225741386</text:p>
          </table:table-cell>
          <table:table-cell office:value-type="float" office:value="0.535314945422168" calcext:value-type="float">
            <text:p>0.5353149454</text:p>
          </table:table-cell>
          <table:table-cell table:formula="of:=([.N582]-[.N581])/([.M582]-[.M581])" office:value-type="float" office:value="0.0188143914981144" calcext:value-type="float">
            <text:p>0.0188143915</text:p>
          </table:table-cell>
        </table:table-row>
        <table:table-row table:style-name="ro1">
          <table:table-cell table:number-columns-repeated="12"/>
          <table:table-cell office:value-type="float" office:value="5.83509206771851" calcext:value-type="float">
            <text:p>5.8350920677</text:p>
          </table:table-cell>
          <table:table-cell office:value-type="float" office:value="0.541991309606587" calcext:value-type="float">
            <text:p>0.5419913096</text:p>
          </table:table-cell>
          <table:table-cell table:formula="of:=([.N583]-[.N582])/([.M583]-[.M582])" office:value-type="float" office:value="0.533344145287289" calcext:value-type="float">
            <text:p>0.5333441453</text:p>
          </table:table-cell>
        </table:table-row>
        <table:table-row table:style-name="ro1">
          <table:table-cell table:number-columns-repeated="12"/>
          <table:table-cell office:value-type="float" office:value="5.8431351184845" calcext:value-type="float">
            <text:p>5.8431351185</text:p>
          </table:table-cell>
          <table:table-cell office:value-type="float" office:value="0.545142616618958" calcext:value-type="float">
            <text:p>0.5451426166</text:p>
          </table:table-cell>
          <table:table-cell table:formula="of:=([.N584]-[.N583])/([.M584]-[.M583])" office:value-type="float" office:value="0.391804938705074" calcext:value-type="float">
            <text:p>0.3918049387</text:p>
          </table:table-cell>
        </table:table-row>
        <table:table-row table:style-name="ro1">
          <table:table-cell table:number-columns-repeated="12"/>
          <table:table-cell office:value-type="float" office:value="5.85303997993469" calcext:value-type="float">
            <text:p>5.8530399799</text:p>
          </table:table-cell>
          <table:table-cell office:value-type="float" office:value="0.54864811404069" calcext:value-type="float">
            <text:p>0.548648114</text:p>
          </table:table-cell>
          <table:table-cell table:formula="of:=([.N585]-[.N584])/([.M585]-[.M584])" office:value-type="float" office:value="0.353916855814564" calcext:value-type="float">
            <text:p>0.3539168558</text:p>
          </table:table-cell>
        </table:table-row>
        <table:table-row table:style-name="ro1">
          <table:table-cell table:number-columns-repeated="12"/>
          <table:table-cell office:value-type="float" office:value="5.86427617073059" calcext:value-type="float">
            <text:p>5.8642761707</text:p>
          </table:table-cell>
          <table:table-cell office:value-type="float" office:value="0.555056793380772" calcext:value-type="float">
            <text:p>0.5550567934</text:p>
          </table:table-cell>
          <table:table-cell table:formula="of:=([.N586]-[.N585])/([.M586]-[.M585])" office:value-type="float" office:value="0.570360494627936" calcext:value-type="float">
            <text:p>0.5703604946</text:p>
          </table:table-cell>
        </table:table-row>
        <table:table-row table:style-name="ro1">
          <table:table-cell table:number-columns-repeated="12"/>
          <table:table-cell office:value-type="float" office:value="5.87404799461365" calcext:value-type="float">
            <text:p>5.8740479946</text:p>
          </table:table-cell>
          <table:table-cell office:value-type="float" office:value="0.560262249837209" calcext:value-type="float">
            <text:p>0.5602622498</text:p>
          </table:table-cell>
          <table:table-cell table:formula="of:=([.N587]-[.N586])/([.M587]-[.M586])" office:value-type="float" office:value="0.532700601109091" calcext:value-type="float">
            <text:p>0.5327006011</text:p>
          </table:table-cell>
        </table:table-row>
        <table:table-row table:style-name="ro1">
          <table:table-cell table:number-columns-repeated="12"/>
          <table:table-cell office:value-type="float" office:value="5.88251209259033" calcext:value-type="float">
            <text:p>5.8825120926</text:p>
          </table:table-cell>
          <table:table-cell office:value-type="float" office:value="0.56285570980862" calcext:value-type="float">
            <text:p>0.5628557098</text:p>
          </table:table-cell>
          <table:table-cell table:formula="of:=([.N588]-[.N587])/([.M588]-[.M587])" office:value-type="float" office:value="0.306407130276038" calcext:value-type="float">
            <text:p>0.3064071303</text:p>
          </table:table-cell>
        </table:table-row>
        <table:table-row table:style-name="ro1">
          <table:table-cell table:number-columns-repeated="12"/>
          <table:table-cell office:value-type="float" office:value="5.89366912841797" calcext:value-type="float">
            <text:p>5.8936691284</text:p>
          </table:table-cell>
          <table:table-cell office:value-type="float" office:value="0.568854908504932" calcext:value-type="float">
            <text:p>0.5688549085</text:p>
          </table:table-cell>
          <table:table-cell table:formula="of:=([.N589]-[.N588])/([.M589]-[.M588])" office:value-type="float" office:value="0.537705425436772" calcext:value-type="float">
            <text:p>0.5377054254</text:p>
          </table:table-cell>
        </table:table-row>
        <table:table-row table:style-name="ro1">
          <table:table-cell table:number-columns-repeated="12"/>
          <table:table-cell office:value-type="float" office:value="5.90510106086731" calcext:value-type="float">
            <text:p>5.9051010609</text:p>
          </table:table-cell>
          <table:table-cell office:value-type="float" office:value="0.574283011772076" calcext:value-type="float">
            <text:p>0.5742830118</text:p>
          </table:table-cell>
          <table:table-cell table:formula="of:=([.N590]-[.N589])/([.M590]-[.M589])" office:value-type="float" office:value="0.474819396562869" calcext:value-type="float">
            <text:p>0.4748193966</text:p>
          </table:table-cell>
        </table:table-row>
        <table:table-row table:style-name="ro1">
          <table:table-cell table:number-columns-repeated="12"/>
          <table:table-cell office:value-type="float" office:value="5.91360306739807" calcext:value-type="float">
            <text:p>5.9136030674</text:p>
          </table:table-cell>
          <table:table-cell office:value-type="float" office:value="0.578555436290379" calcext:value-type="float">
            <text:p>0.5785554363</text:p>
          </table:table-cell>
          <table:table-cell table:formula="of:=([.N591]-[.N590])/([.M591]-[.M590])" office:value-type="float" office:value="0.502519552630818" calcext:value-type="float">
            <text:p>0.5025195526</text:p>
          </table:table-cell>
        </table:table-row>
        <table:table-row table:style-name="ro1">
          <table:table-cell table:number-columns-repeated="12"/>
          <table:table-cell office:value-type="float" office:value="5.92420411109924" calcext:value-type="float">
            <text:p>5.9242041111</text:p>
          </table:table-cell>
          <table:table-cell office:value-type="float" office:value="0.582281609567028" calcext:value-type="float">
            <text:p>0.5822816096</text:p>
          </table:table-cell>
          <table:table-cell table:formula="of:=([.N592]-[.N591])/([.M592]-[.M591])" office:value-type="float" office:value="0.351491172160479" calcext:value-type="float">
            <text:p>0.3514911722</text:p>
          </table:table-cell>
        </table:table-row>
        <table:table-row table:style-name="ro1">
          <table:table-cell table:number-columns-repeated="12"/>
          <table:table-cell office:value-type="float" office:value="5.93372297286987" calcext:value-type="float">
            <text:p>5.9337229729</text:p>
          </table:table-cell>
          <table:table-cell office:value-type="float" office:value="0.586254080028837" calcext:value-type="float">
            <text:p>0.58625408</text:p>
          </table:table-cell>
          <table:table-cell table:formula="of:=([.N593]-[.N592])/([.M593]-[.M592])" office:value-type="float" office:value="0.417326205331219" calcext:value-type="float">
            <text:p>0.4173262053</text:p>
          </table:table-cell>
        </table:table-row>
        <table:table-row table:style-name="ro1">
          <table:table-cell table:number-columns-repeated="12"/>
          <table:table-cell office:value-type="float" office:value="5.94241809844971" calcext:value-type="float">
            <text:p>5.9424180984</text:p>
          </table:table-cell>
          <table:table-cell office:value-type="float" office:value="0.589145361799625" calcext:value-type="float">
            <text:p>0.5891453618</text:p>
          </table:table-cell>
          <table:table-cell table:formula="of:=([.N594]-[.N593])/([.M594]-[.M593])" office:value-type="float" office:value="0.332517540343857" calcext:value-type="float">
            <text:p>0.3325175403</text:p>
          </table:table-cell>
        </table:table-row>
        <table:table-row table:style-name="ro1">
          <table:table-cell table:number-columns-repeated="12"/>
          <table:table-cell office:value-type="float" office:value="5.95450115203857" calcext:value-type="float">
            <text:p>5.954501152</text:p>
          </table:table-cell>
          <table:table-cell office:value-type="float" office:value="0.593369459616931" calcext:value-type="float">
            <text:p>0.5933694596</text:p>
          </table:table-cell>
          <table:table-cell table:formula="of:=([.N595]-[.N594])/([.M595]-[.M594])" office:value-type="float" office:value="0.34958860243725" calcext:value-type="float">
            <text:p>0.3495886024</text:p>
          </table:table-cell>
        </table:table-row>
        <table:table-row table:style-name="ro1">
          <table:table-cell table:number-columns-repeated="12"/>
          <table:table-cell office:value-type="float" office:value="5.96667313575745" calcext:value-type="float">
            <text:p>5.9666731358</text:p>
          </table:table-cell>
          <table:table-cell office:value-type="float" office:value="0.597333251106842" calcext:value-type="float">
            <text:p>0.5973332511</text:p>
          </table:table-cell>
          <table:table-cell table:formula="of:=([.N596]-[.N595])/([.M596]-[.M595])" office:value-type="float" office:value="0.325648766993081" calcext:value-type="float">
            <text:p>0.325648767</text:p>
          </table:table-cell>
        </table:table-row>
        <table:table-row table:style-name="ro1">
          <table:table-cell table:number-columns-repeated="12"/>
          <table:table-cell office:value-type="float" office:value="5.97528314590454" calcext:value-type="float">
            <text:p>5.9752831459</text:p>
          </table:table-cell>
          <table:table-cell office:value-type="float" office:value="0.600438929259436" calcext:value-type="float">
            <text:p>0.6004389293</text:p>
          </table:table-cell>
          <table:table-cell table:formula="of:=([.N597]-[.N596])/([.M597]-[.M596])" office:value-type="float" office:value="0.360705515967668" calcext:value-type="float">
            <text:p>0.360705516</text:p>
          </table:table-cell>
        </table:table-row>
        <table:table-row table:style-name="ro1">
          <table:table-cell table:number-columns-repeated="12"/>
          <table:table-cell office:value-type="float" office:value="5.98471999168396" calcext:value-type="float">
            <text:p>5.9847199917</text:p>
          </table:table-cell>
          <table:table-cell office:value-type="float" office:value="0.604356741397219" calcext:value-type="float">
            <text:p>0.6043567414</text:p>
          </table:table-cell>
          <table:table-cell table:formula="of:=([.N598]-[.N597])/([.M598]-[.M597])" office:value-type="float" office:value="0.415161191499763" calcext:value-type="float">
            <text:p>0.4151611915</text:p>
          </table:table-cell>
        </table:table-row>
        <table:table-row table:style-name="ro1">
          <table:table-cell table:number-columns-repeated="12"/>
          <table:table-cell office:value-type="float" office:value="5.99376916885376" calcext:value-type="float">
            <text:p>5.9937691689</text:p>
          </table:table-cell>
          <table:table-cell office:value-type="float" office:value="0.606762686002906" calcext:value-type="float">
            <text:p>0.606762686</text:p>
          </table:table-cell>
          <table:table-cell table:formula="of:=([.N599]-[.N598])/([.M599]-[.M598])" office:value-type="float" office:value="0.265874406096993" calcext:value-type="float">
            <text:p>0.2658744061</text:p>
          </table:table-cell>
        </table:table-row>
        <table:table-row table:style-name="ro1">
          <table:table-cell table:number-columns-repeated="12"/>
          <table:table-cell office:value-type="float" office:value="6.00427412986755" calcext:value-type="float">
            <text:p>6.0042741299</text:p>
          </table:table-cell>
          <table:table-cell office:value-type="float" office:value="0.609625584910467" calcext:value-type="float">
            <text:p>0.6096255849</text:p>
          </table:table-cell>
          <table:table-cell table:formula="of:=([.N600]-[.N599])/([.M600]-[.M599])" office:value-type="float" office:value="0.27252827533597" calcext:value-type="float">
            <text:p>0.2725282753</text:p>
          </table:table-cell>
        </table:table-row>
        <table:table-row table:style-name="ro1">
          <table:table-cell table:number-columns-repeated="12"/>
          <table:table-cell office:value-type="float" office:value="6.01355910301209" calcext:value-type="float">
            <text:p>6.013559103</text:p>
          </table:table-cell>
          <table:table-cell office:value-type="float" office:value="0.611728042395752" calcext:value-type="float">
            <text:p>0.6117280424</text:p>
          </table:table-cell>
          <table:table-cell table:formula="of:=([.N601]-[.N600])/([.M601]-[.M600])" office:value-type="float" office:value="0.226436571496485" calcext:value-type="float">
            <text:p>0.2264365715</text:p>
          </table:table-cell>
        </table:table-row>
        <table:table-row table:style-name="ro1">
          <table:table-cell table:number-columns-repeated="12"/>
          <table:table-cell office:value-type="float" office:value="6.02300620079041" calcext:value-type="float">
            <text:p>6.0230062008</text:p>
          </table:table-cell>
          <table:table-cell office:value-type="float" office:value="0.614056552101879" calcext:value-type="float">
            <text:p>0.6140565521</text:p>
          </table:table-cell>
          <table:table-cell table:formula="of:=([.N602]-[.N601])/([.M602]-[.M601])" office:value-type="float" office:value="0.246478840461506" calcext:value-type="float">
            <text:p>0.2464788405</text:p>
          </table:table-cell>
        </table:table-row>
        <table:table-row table:style-name="ro1">
          <table:table-cell table:number-columns-repeated="12"/>
          <table:table-cell office:value-type="float" office:value="6.03306818008423" calcext:value-type="float">
            <text:p>6.0330681801</text:p>
          </table:table-cell>
          <table:table-cell office:value-type="float" office:value="0.616535870828654" calcext:value-type="float">
            <text:p>0.6165358708</text:p>
          </table:table-cell>
          <table:table-cell table:formula="of:=([.N603]-[.N602])/([.M603]-[.M602])" office:value-type="float" office:value="0.246404673909146" calcext:value-type="float">
            <text:p>0.2464046739</text:p>
          </table:table-cell>
        </table:table-row>
        <table:table-row table:style-name="ro1">
          <table:table-cell table:number-columns-repeated="12"/>
          <table:table-cell office:value-type="float" office:value="6.04171013832092" calcext:value-type="float">
            <text:p>6.0417101383</text:p>
          </table:table-cell>
          <table:table-cell office:value-type="float" office:value="0.618346025850267" calcext:value-type="float">
            <text:p>0.6183460259</text:p>
          </table:table-cell>
          <table:table-cell table:formula="of:=([.N604]-[.N603])/([.M604]-[.M603])" office:value-type="float" office:value="0.209461209142061" calcext:value-type="float">
            <text:p>0.2094612091</text:p>
          </table:table-cell>
        </table:table-row>
        <table:table-row table:style-name="ro1">
          <table:table-cell table:number-columns-repeated="12"/>
          <table:table-cell office:value-type="float" office:value="6.05193614959717" calcext:value-type="float">
            <text:p>6.0519361496</text:p>
          </table:table-cell>
          <table:table-cell office:value-type="float" office:value="0.620218913679066" calcext:value-type="float">
            <text:p>0.6202189137</text:p>
          </table:table-cell>
          <table:table-cell table:formula="of:=([.N605]-[.N604])/([.M605]-[.M604])" office:value-type="float" office:value="0.183149399917948" calcext:value-type="float">
            <text:p>0.1831493999</text:p>
          </table:table-cell>
        </table:table-row>
        <table:table-row table:style-name="ro1">
          <table:table-cell table:number-columns-repeated="12"/>
          <table:table-cell office:value-type="float" office:value="6.06207418441772" calcext:value-type="float">
            <text:p>6.0620741844</text:p>
          </table:table-cell>
          <table:table-cell office:value-type="float" office:value="0.625780594678566" calcext:value-type="float">
            <text:p>0.6257805947</text:p>
          </table:table-cell>
          <table:table-cell table:formula="of:=([.N606]-[.N605])/([.M606]-[.M605])" office:value-type="float" office:value="0.548595570832217" calcext:value-type="float">
            <text:p>0.5485955708</text:p>
          </table:table-cell>
        </table:table-row>
        <table:table-row table:style-name="ro1">
          <table:table-cell table:number-columns-repeated="12"/>
          <table:table-cell office:value-type="float" office:value="6.07387399673462" calcext:value-type="float">
            <text:p>6.0738739967</text:p>
          </table:table-cell>
          <table:table-cell office:value-type="float" office:value="0.630135997186766" calcext:value-type="float">
            <text:p>0.6301359972</text:p>
          </table:table-cell>
          <table:table-cell table:formula="of:=([.N607]-[.N606])/([.M607]-[.M606])" office:value-type="float" office:value="0.369107778262219" calcext:value-type="float">
            <text:p>0.3691077783</text:p>
          </table:table-cell>
        </table:table-row>
        <table:table-row table:style-name="ro1">
          <table:table-cell table:number-columns-repeated="12"/>
          <table:table-cell office:value-type="float" office:value="6.08306097984314" calcext:value-type="float">
            <text:p>6.0830609798</text:p>
          </table:table-cell>
          <table:table-cell office:value-type="float" office:value="0.631608158351944" calcext:value-type="float">
            <text:p>0.6316081584</text:p>
          </table:table-cell>
          <table:table-cell table:formula="of:=([.N608]-[.N607])/([.M608]-[.M607])" office:value-type="float" office:value="0.160244244251701" calcext:value-type="float">
            <text:p>0.1602442443</text:p>
          </table:table-cell>
        </table:table-row>
        <table:table-row table:style-name="ro1">
          <table:table-cell table:number-columns-repeated="12"/>
          <table:table-cell office:value-type="float" office:value="6.09433698654175" calcext:value-type="float">
            <text:p>6.0943369865</text:p>
          </table:table-cell>
          <table:table-cell office:value-type="float" office:value="0.637166935462857" calcext:value-type="float">
            <text:p>0.6371669355</text:p>
          </table:table-cell>
          <table:table-cell table:formula="of:=([.N609]-[.N608])/([.M609]-[.M608])" office:value-type="float" office:value="0.492973909956925" calcext:value-type="float">
            <text:p>0.49297391</text:p>
          </table:table-cell>
        </table:table-row>
        <table:table-row table:style-name="ro1">
          <table:table-cell table:number-columns-repeated="12"/>
          <table:table-cell office:value-type="float" office:value="6.10278511047363" calcext:value-type="float">
            <text:p>6.1027851105</text:p>
          </table:table-cell>
          <table:table-cell office:value-type="float" office:value="0.640521413977006" calcext:value-type="float">
            <text:p>0.640521414</text:p>
          </table:table-cell>
          <table:table-cell table:formula="of:=([.N610]-[.N609])/([.M610]-[.M609])" office:value-type="float" office:value="0.397067862781762" calcext:value-type="float">
            <text:p>0.3970678628</text:p>
          </table:table-cell>
        </table:table-row>
        <table:table-row table:style-name="ro1">
          <table:table-cell table:number-columns-repeated="12"/>
          <table:table-cell office:value-type="float" office:value="6.11781597137451" calcext:value-type="float">
            <text:p>6.1178159714</text:p>
          </table:table-cell>
          <table:table-cell office:value-type="float" office:value="0.639188542867594" calcext:value-type="float">
            <text:p>0.6391885429</text:p>
          </table:table-cell>
          <table:table-cell table:formula="of:=([.N611]-[.N610])/([.M611]-[.M610])" office:value-type="float" office:value="-0.0886756332988366" calcext:value-type="float">
            <text:p>-0.0886756333</text:p>
          </table:table-cell>
        </table:table-row>
        <table:table-row table:style-name="ro1">
          <table:table-cell table:number-columns-repeated="12"/>
          <table:table-cell office:value-type="float" office:value="6.12312197685242" calcext:value-type="float">
            <text:p>6.1231219769</text:p>
          </table:table-cell>
          <table:table-cell office:value-type="float" office:value="0.64722116390792" calcext:value-type="float">
            <text:p>0.6472211639</text:p>
          </table:table-cell>
          <table:table-cell table:formula="of:=([.N612]-[.N611])/([.M612]-[.M611])" office:value-type="float" office:value="1.51387349179616" calcext:value-type="float">
            <text:p>1.5138734918</text:p>
          </table:table-cell>
        </table:table-row>
        <table:table-row table:style-name="ro1">
          <table:table-cell table:number-columns-repeated="12"/>
          <table:table-cell office:value-type="float" office:value="6.13339900970459" calcext:value-type="float">
            <text:p>6.1333990097</text:p>
          </table:table-cell>
          <table:table-cell office:value-type="float" office:value="0.650390694212184" calcext:value-type="float">
            <text:p>0.6503906942</text:p>
          </table:table-cell>
          <table:table-cell table:formula="of:=([.N613]-[.N612])/([.M613]-[.M612])" office:value-type="float" office:value="0.308409085565416" calcext:value-type="float">
            <text:p>0.3084090856</text:p>
          </table:table-cell>
        </table:table-row>
        <table:table-row table:style-name="ro1">
          <table:table-cell table:number-columns-repeated="12"/>
          <table:table-cell office:value-type="float" office:value="6.14429402351379" calcext:value-type="float">
            <text:p>6.1442940235</text:p>
          </table:table-cell>
          <table:table-cell office:value-type="float" office:value="0.65377848221089" calcext:value-type="float">
            <text:p>0.6537784822</text:p>
          </table:table-cell>
          <table:table-cell table:formula="of:=([.N614]-[.N613])/([.M614]-[.M613])" office:value-type="float" office:value="0.310948481390918" calcext:value-type="float">
            <text:p>0.3109484814</text:p>
          </table:table-cell>
        </table:table-row>
        <table:table-row table:style-name="ro1">
          <table:table-cell table:number-columns-repeated="12"/>
          <table:table-cell office:value-type="float" office:value="6.15274405479431" calcext:value-type="float">
            <text:p>6.1527440548</text:p>
          </table:table-cell>
          <table:table-cell office:value-type="float" office:value="0.65638725286208" calcext:value-type="float">
            <text:p>0.6563872529</text:p>
          </table:table-cell>
          <table:table-cell table:formula="of:=([.N615]-[.N614])/([.M615]-[.M614])" office:value-type="float" office:value="0.308729111714051" calcext:value-type="float">
            <text:p>0.3087291117</text:p>
          </table:table-cell>
        </table:table-row>
        <table:table-row table:style-name="ro1">
          <table:table-cell table:number-columns-repeated="12"/>
          <table:table-cell office:value-type="float" office:value="6.16477012634277" calcext:value-type="float">
            <text:p>6.1647701263</text:p>
          </table:table-cell>
          <table:table-cell office:value-type="float" office:value="0.656229225155825" calcext:value-type="float">
            <text:p>0.6562292252</text:p>
          </table:table-cell>
          <table:table-cell table:formula="of:=([.N616]-[.N615])/([.M616]-[.M615])" office:value-type="float" office:value="-0.0131404262496161" calcext:value-type="float">
            <text:p>-0.0131404262</text:p>
          </table:table-cell>
        </table:table-row>
        <table:table-row table:style-name="ro1">
          <table:table-cell table:number-columns-repeated="12"/>
          <table:table-cell office:value-type="float" office:value="6.1716730594635" calcext:value-type="float">
            <text:p>6.1716730595</text:p>
          </table:table-cell>
          <table:table-cell office:value-type="float" office:value="0.662573592822626" calcext:value-type="float">
            <text:p>0.6625735928</text:p>
          </table:table-cell>
          <table:table-cell table:formula="of:=([.N617]-[.N616])/([.M617]-[.M616])" office:value-type="float" office:value="0.919082881992684" calcext:value-type="float">
            <text:p>0.919082882</text:p>
          </table:table-cell>
        </table:table-row>
        <table:table-row table:style-name="ro1">
          <table:table-cell table:number-columns-repeated="12"/>
          <table:table-cell office:value-type="float" office:value="6.18253016471863" calcext:value-type="float">
            <text:p>6.1825301647</text:p>
          </table:table-cell>
          <table:table-cell office:value-type="float" office:value="0.663837313962685" calcext:value-type="float">
            <text:p>0.663837314</text:p>
          </table:table-cell>
          <table:table-cell table:formula="of:=([.N618]-[.N617])/([.M618]-[.M617])" office:value-type="float" office:value="0.116395771281968" calcext:value-type="float">
            <text:p>0.1163957713</text:p>
          </table:table-cell>
        </table:table-row>
        <table:table-row table:style-name="ro1">
          <table:table-cell table:number-columns-repeated="12"/>
          <table:table-cell office:value-type="float" office:value="6.19281911849976" calcext:value-type="float">
            <text:p>6.1928191185</text:p>
          </table:table-cell>
          <table:table-cell office:value-type="float" office:value="0.663757391086602" calcext:value-type="float">
            <text:p>0.6637573911</text:p>
          </table:table-cell>
          <table:table-cell table:formula="of:=([.N619]-[.N618])/([.M619]-[.M618])" office:value-type="float" office:value="-0.00776783313289071" calcext:value-type="float">
            <text:p>-0.0077678331</text:p>
          </table:table-cell>
        </table:table-row>
        <table:table-row table:style-name="ro1">
          <table:table-cell table:number-columns-repeated="12"/>
          <table:table-cell office:value-type="float" office:value="6.2024610042572" calcext:value-type="float">
            <text:p>6.2024610043</text:p>
          </table:table-cell>
          <table:table-cell office:value-type="float" office:value="0.665760445654869" calcext:value-type="float">
            <text:p>0.6657604457</text:p>
          </table:table-cell>
          <table:table-cell table:formula="of:=([.N620]-[.N619])/([.M620]-[.M619])" office:value-type="float" office:value="0.207745104915885" calcext:value-type="float">
            <text:p>0.2077451049</text:p>
          </table:table-cell>
        </table:table-row>
        <table:table-row table:style-name="ro1">
          <table:table-cell table:number-columns-repeated="12"/>
          <table:table-cell office:value-type="float" office:value="6.21867108345032" calcext:value-type="float">
            <text:p>6.2186710835</text:p>
          </table:table-cell>
          <table:table-cell office:value-type="float" office:value="0.665150636625991" calcext:value-type="float">
            <text:p>0.6651506366</text:p>
          </table:table-cell>
          <table:table-cell table:formula="of:=([.N621]-[.N620])/([.M621]-[.M620])" office:value-type="float" office:value="-0.0376191270636984" calcext:value-type="float">
            <text:p>-0.0376191271</text:p>
          </table:table-cell>
        </table:table-row>
        <table:table-row table:style-name="ro1">
          <table:table-cell table:number-columns-repeated="12"/>
          <table:table-cell office:value-type="float" office:value="6.22585105895996" calcext:value-type="float">
            <text:p>6.225851059</text:p>
          </table:table-cell>
          <table:table-cell office:value-type="float" office:value="0.669158351353343" calcext:value-type="float">
            <text:p>0.6691583514</text:p>
          </table:table-cell>
          <table:table-cell table:formula="of:=([.N622]-[.N621])/([.M622]-[.M621])" office:value-type="float" office:value="0.558179442530008" calcext:value-type="float">
            <text:p>0.5581794425</text:p>
          </table:table-cell>
        </table:table-row>
        <table:table-row table:style-name="ro1">
          <table:table-cell table:number-columns-repeated="12"/>
          <table:table-cell office:value-type="float" office:value="6.2336151599884" calcext:value-type="float">
            <text:p>6.23361516</text:p>
          </table:table-cell>
          <table:table-cell office:value-type="float" office:value="0.676165340180861" calcext:value-type="float">
            <text:p>0.6761653402</text:p>
          </table:table-cell>
          <table:table-cell table:formula="of:=([.N623]-[.N622])/([.M623]-[.M622])" office:value-type="float" office:value="0.902485529470713" calcext:value-type="float">
            <text:p>0.9024855295</text:p>
          </table:table-cell>
        </table:table-row>
        <table:table-row table:style-name="ro1">
          <table:table-cell table:number-columns-repeated="12"/>
          <table:table-cell office:value-type="float" office:value="6.24335908889771" calcext:value-type="float">
            <text:p>6.2433590889</text:p>
          </table:table-cell>
          <table:table-cell office:value-type="float" office:value="0.676445429720878" calcext:value-type="float">
            <text:p>0.6764454297</text:p>
          </table:table-cell>
          <table:table-cell table:formula="of:=([.N624]-[.N623])/([.M624]-[.M623])" office:value-type="float" office:value="0.0287450311496208" calcext:value-type="float">
            <text:p>0.0287450311</text:p>
          </table:table-cell>
        </table:table-row>
        <table:table-row table:style-name="ro1">
          <table:table-cell table:number-columns-repeated="12"/>
          <table:table-cell office:value-type="float" office:value="6.25366997718811" calcext:value-type="float">
            <text:p>6.2536699772</text:p>
          </table:table-cell>
          <table:table-cell office:value-type="float" office:value="0.674652652847313" calcext:value-type="float">
            <text:p>0.6746526528</text:p>
          </table:table-cell>
          <table:table-cell table:formula="of:=([.N625]-[.N624])/([.M625]-[.M624])" office:value-type="float" office:value="-0.173872204127561" calcext:value-type="float">
            <text:p>-0.1738722041</text:p>
          </table:table-cell>
        </table:table-row>
        <table:table-row table:style-name="ro1">
          <table:table-cell table:number-columns-repeated="12"/>
          <table:table-cell office:value-type="float" office:value="6.2625470161438" calcext:value-type="float">
            <text:p>6.2625470161</text:p>
          </table:table-cell>
          <table:table-cell office:value-type="float" office:value="0.680531762774243" calcext:value-type="float">
            <text:p>0.6805317628</text:p>
          </table:table-cell>
          <table:table-cell table:formula="of:=([.N626]-[.N625])/([.M626]-[.M625])" office:value-type="float" office:value="0.662282767517056" calcext:value-type="float">
            <text:p>0.6622827675</text:p>
          </table:table-cell>
        </table:table-row>
        <table:table-row table:style-name="ro1">
          <table:table-cell table:number-columns-repeated="12"/>
          <table:table-cell office:value-type="float" office:value="6.2758150100708" calcext:value-type="float">
            <text:p>6.2758150101</text:p>
          </table:table-cell>
          <table:table-cell office:value-type="float" office:value="0.6818092504954" calcext:value-type="float">
            <text:p>0.6818092505</text:p>
          </table:table-cell>
          <table:table-cell table:formula="of:=([.N627]-[.N626])/([.M627]-[.M626])" office:value-type="float" office:value="0.0962834116586075" calcext:value-type="float">
            <text:p>0.0962834117</text:p>
          </table:table-cell>
        </table:table-row>
        <table:table-row table:style-name="ro1">
          <table:table-cell table:number-columns-repeated="12"/>
          <table:table-cell office:value-type="float" office:value="6.28347206115723" calcext:value-type="float">
            <text:p>6.2834720612</text:p>
          </table:table-cell>
          <table:table-cell office:value-type="float" office:value="0.678363453414969" calcext:value-type="float">
            <text:p>0.6783634534</text:p>
          </table:table-cell>
          <table:table-cell table:formula="of:=([.N628]-[.N627])/([.M628]-[.M627])" office:value-type="float" office:value="-0.450016206178871" calcext:value-type="float">
            <text:p>-0.4500162062</text:p>
          </table:table-cell>
        </table:table-row>
        <table:table-row table:style-name="ro1">
          <table:table-cell table:number-columns-repeated="12"/>
          <table:table-cell office:value-type="float" office:value="6.29161906242371" calcext:value-type="float">
            <text:p>6.2916190624</text:p>
          </table:table-cell>
          <table:table-cell office:value-type="float" office:value="0.682873747476902" calcext:value-type="float">
            <text:p>0.6828737475</text:p>
          </table:table-cell>
          <table:table-cell table:formula="of:=([.N629]-[.N628])/([.M629]-[.M628])" office:value-type="float" office:value="0.553614012617231" calcext:value-type="float">
            <text:p>0.5536140126</text:p>
          </table:table-cell>
        </table:table-row>
        <table:table-row table:style-name="ro1">
          <table:table-cell table:number-columns-repeated="12"/>
          <table:table-cell office:value-type="float" office:value="6.30301213264465" calcext:value-type="float">
            <text:p>6.3030121326</text:p>
          </table:table-cell>
          <table:table-cell office:value-type="float" office:value="0.688425117548928" calcext:value-type="float">
            <text:p>0.6884251175</text:p>
          </table:table-cell>
          <table:table-cell table:formula="of:=([.N630]-[.N629])/([.M630]-[.M629])" office:value-type="float" office:value="0.487258479441236" calcext:value-type="float">
            <text:p>0.4872584794</text:p>
          </table:table-cell>
        </table:table-row>
        <table:table-row table:style-name="ro1">
          <table:table-cell table:number-columns-repeated="12"/>
          <table:table-cell office:value-type="float" office:value="6.31557416915894" calcext:value-type="float">
            <text:p>6.3155741692</text:p>
          </table:table-cell>
          <table:table-cell office:value-type="float" office:value="0.686180439837079" calcext:value-type="float">
            <text:p>0.6861804398</text:p>
          </table:table-cell>
          <table:table-cell table:formula="of:=([.N631]-[.N630])/([.M631]-[.M630])" office:value-type="float" office:value="-0.178687405445557" calcext:value-type="float">
            <text:p>-0.1786874054</text:p>
          </table:table-cell>
        </table:table-row>
        <table:table-row table:style-name="ro1">
          <table:table-cell table:number-columns-repeated="12"/>
          <table:table-cell office:value-type="float" office:value="6.3236391544342" calcext:value-type="float">
            <text:p>6.3236391544</text:p>
          </table:table-cell>
          <table:table-cell office:value-type="float" office:value="0.68148556708364" calcext:value-type="float">
            <text:p>0.6814855671</text:p>
          </table:table-cell>
          <table:table-cell table:formula="of:=([.N632]-[.N631])/([.M632]-[.M631])" office:value-type="float" office:value="-0.582130356497444" calcext:value-type="float">
            <text:p>-0.5821303565</text:p>
          </table:table-cell>
        </table:table-row>
        <table:table-row table:style-name="ro1">
          <table:table-cell table:number-columns-repeated="12"/>
          <table:table-cell office:value-type="float" office:value="6.33145117759705" calcext:value-type="float">
            <text:p>6.3314511776</text:p>
          </table:table-cell>
          <table:table-cell office:value-type="float" office:value="0.685175716435662" calcext:value-type="float">
            <text:p>0.6851757164</text:p>
          </table:table-cell>
          <table:table-cell table:formula="of:=([.N633]-[.N632])/([.M633]-[.M632])" office:value-type="float" office:value="0.472367948110329" calcext:value-type="float">
            <text:p>0.4723679481</text:p>
          </table:table-cell>
        </table:table-row>
        <table:table-row table:style-name="ro1">
          <table:table-cell table:number-columns-repeated="12"/>
          <table:table-cell office:value-type="float" office:value="6.34279417991638" calcext:value-type="float">
            <text:p>6.3427941799</text:p>
          </table:table-cell>
          <table:table-cell office:value-type="float" office:value="0.689954523732859" calcext:value-type="float">
            <text:p>0.6899545237</text:p>
          </table:table-cell>
          <table:table-cell table:formula="of:=([.N634]-[.N633])/([.M634]-[.M633])" office:value-type="float" office:value="0.421300037032605" calcext:value-type="float">
            <text:p>0.421300037</text:p>
          </table:table-cell>
        </table:table-row>
        <table:table-row table:style-name="ro1">
          <table:table-cell table:number-columns-repeated="12"/>
          <table:table-cell office:value-type="float" office:value="6.35227417945862" calcext:value-type="float">
            <text:p>6.3522741795</text:p>
          </table:table-cell>
          <table:table-cell office:value-type="float" office:value="0.689812458857972" calcext:value-type="float">
            <text:p>0.6898124589</text:p>
          </table:table-cell>
          <table:table-cell table:formula="of:=([.N635]-[.N634])/([.M635]-[.M634])" office:value-type="float" office:value="-0.0149857470197294" calcext:value-type="float">
            <text:p>-0.014985747</text:p>
          </table:table-cell>
        </table:table-row>
        <table:table-row table:style-name="ro1">
          <table:table-cell table:number-columns-repeated="12"/>
          <table:table-cell office:value-type="float" office:value="6.3621551990509" calcext:value-type="float">
            <text:p>6.3621551991</text:p>
          </table:table-cell>
          <table:table-cell office:value-type="float" office:value="0.692759904663519" calcext:value-type="float">
            <text:p>0.6927599047</text:p>
          </table:table-cell>
          <table:table-cell table:formula="of:=([.N636]-[.N635])/([.M636]-[.M635])" office:value-type="float" office:value="0.298293691052672" calcext:value-type="float">
            <text:p>0.2982936911</text:p>
          </table:table-cell>
        </table:table-row>
        <table:table-row table:style-name="ro1">
          <table:table-cell table:number-columns-repeated="12"/>
          <table:table-cell office:value-type="float" office:value="6.37697815895081" calcext:value-type="float">
            <text:p>6.376978159</text:p>
          </table:table-cell>
          <table:table-cell office:value-type="float" office:value="0.692750535890799" calcext:value-type="float">
            <text:p>0.6927505359</text:p>
          </table:table-cell>
          <table:table-cell table:formula="of:=([.N637]-[.N636])/([.M637]-[.M636])" office:value-type="float" office:value="-0.00063204466466571" calcext:value-type="float">
            <text:p>-0.0006320447</text:p>
          </table:table-cell>
        </table:table-row>
        <table:table-row table:style-name="ro1">
          <table:table-cell table:number-columns-repeated="12"/>
          <table:table-cell office:value-type="float" office:value="6.38257503509522" calcext:value-type="float">
            <text:p>6.3825750351</text:p>
          </table:table-cell>
          <table:table-cell office:value-type="float" office:value="0.696749967460094" calcext:value-type="float">
            <text:p>0.6967499675</text:p>
          </table:table-cell>
          <table:table-cell table:formula="of:=([.N638]-[.N637])/([.M638]-[.M637])" office:value-type="float" office:value="0.714582825508722" calcext:value-type="float">
            <text:p>0.7145828255</text:p>
          </table:table-cell>
        </table:table-row>
        <table:table-row table:style-name="ro1">
          <table:table-cell table:number-columns-repeated="12"/>
          <table:table-cell office:value-type="float" office:value="6.39361214637756" calcext:value-type="float">
            <text:p>6.3936121464</text:p>
          </table:table-cell>
          <table:table-cell office:value-type="float" office:value="0.704319526643022" calcext:value-type="float">
            <text:p>0.7043195266</text:p>
          </table:table-cell>
          <table:table-cell table:formula="of:=([.N639]-[.N638])/([.M639]-[.M638])" office:value-type="float" office:value="0.68582792990722" calcext:value-type="float">
            <text:p>0.6858279299</text:p>
          </table:table-cell>
        </table:table-row>
        <table:table-row table:style-name="ro1">
          <table:table-cell table:number-columns-repeated="12"/>
          <table:table-cell office:value-type="float" office:value="6.40403819084168" calcext:value-type="float">
            <text:p>6.4040381908</text:p>
          </table:table-cell>
          <table:table-cell office:value-type="float" office:value="0.708216488414381" calcext:value-type="float">
            <text:p>0.7082164884</text:p>
          </table:table-cell>
          <table:table-cell table:formula="of:=([.N640]-[.N639])/([.M640]-[.M639])" office:value-type="float" office:value="0.373771835020704" calcext:value-type="float">
            <text:p>0.373771835</text:p>
          </table:table-cell>
        </table:table-row>
        <table:table-row table:style-name="ro1">
          <table:table-cell table:number-columns-repeated="12"/>
          <table:table-cell office:value-type="float" office:value="6.41345810890198" calcext:value-type="float">
            <text:p>6.4134581089</text:p>
          </table:table-cell>
          <table:table-cell office:value-type="float" office:value="0.706956185810698" calcext:value-type="float">
            <text:p>0.7069561858</text:p>
          </table:table-cell>
          <table:table-cell table:formula="of:=([.N641]-[.N640])/([.M641]-[.M640])" office:value-type="float" office:value="-0.133791249097351" calcext:value-type="float">
            <text:p>-0.1337912491</text:p>
          </table:table-cell>
        </table:table-row>
        <table:table-row table:style-name="ro1">
          <table:table-cell table:number-columns-repeated="12"/>
          <table:table-cell office:value-type="float" office:value="6.42363905906677" calcext:value-type="float">
            <text:p>6.4236390591</text:p>
          </table:table-cell>
          <table:table-cell office:value-type="float" office:value="0.709623432216759" calcext:value-type="float">
            <text:p>0.7096234322</text:p>
          </table:table-cell>
          <table:table-cell table:formula="of:=([.N642]-[.N641])/([.M642]-[.M641])" office:value-type="float" office:value="0.261984035172269" calcext:value-type="float">
            <text:p>0.2619840352</text:p>
          </table:table-cell>
        </table:table-row>
        <table:table-row table:style-name="ro1">
          <table:table-cell table:number-columns-repeated="12"/>
          <table:table-cell office:value-type="float" office:value="6.43384218215942" calcext:value-type="float">
            <text:p>6.4338421822</text:p>
          </table:table-cell>
          <table:table-cell office:value-type="float" office:value="0.717382603158548" calcext:value-type="float">
            <text:p>0.7173826032</text:p>
          </table:table-cell>
          <table:table-cell table:formula="of:=([.N643]-[.N642])/([.M643]-[.M642])" office:value-type="float" office:value="0.760470188522755" calcext:value-type="float">
            <text:p>0.7604701885</text:p>
          </table:table-cell>
        </table:table-row>
        <table:table-row table:style-name="ro1">
          <table:table-cell table:number-columns-repeated="12"/>
          <table:table-cell office:value-type="float" office:value="6.44335603713989" calcext:value-type="float">
            <text:p>6.4433560371</text:p>
          </table:table-cell>
          <table:table-cell office:value-type="float" office:value="0.710604058452005" calcext:value-type="float">
            <text:p>0.7106040585</text:p>
          </table:table-cell>
          <table:table-cell table:formula="of:=([.N644]-[.N643])/([.M644]-[.M643])" office:value-type="float" office:value="-0.712491910004843" calcext:value-type="float">
            <text:p>-0.71249191</text:p>
          </table:table-cell>
        </table:table-row>
        <table:table-row table:style-name="ro1">
          <table:table-cell table:number-columns-repeated="12"/>
          <table:table-cell office:value-type="float" office:value="6.45306396484375" calcext:value-type="float">
            <text:p>6.4530639648</text:p>
          </table:table-cell>
          <table:table-cell office:value-type="float" office:value="0.702901927623502" calcext:value-type="float">
            <text:p>0.7029019276</text:p>
          </table:table-cell>
          <table:table-cell table:formula="of:=([.N645]-[.N644])/([.M645]-[.M644])" office:value-type="float" office:value="-0.793385680596114" calcext:value-type="float">
            <text:p>-0.7933856806</text:p>
          </table:table-cell>
        </table:table-row>
        <table:table-row table:style-name="ro1">
          <table:table-cell table:number-columns-repeated="12"/>
          <table:table-cell office:value-type="float" office:value="6.46360397338867" calcext:value-type="float">
            <text:p>6.4636039734</text:p>
          </table:table-cell>
          <table:table-cell office:value-type="float" office:value="0.709813418726394" calcext:value-type="float">
            <text:p>0.7098134187</text:p>
          </table:table-cell>
          <table:table-cell table:formula="of:=([.N646]-[.N645])/([.M646]-[.M645])" office:value-type="float" office:value="0.655738662206414" calcext:value-type="float">
            <text:p>0.6557386622</text:p>
          </table:table-cell>
        </table:table-row>
        <table:table-row table:style-name="ro1">
          <table:table-cell table:number-columns-repeated="12"/>
          <table:table-cell office:value-type="float" office:value="6.47472906112671" calcext:value-type="float">
            <text:p>6.4747290611</text:p>
          </table:table-cell>
          <table:table-cell office:value-type="float" office:value="0.701212460145665" calcext:value-type="float">
            <text:p>0.7012124601</text:p>
          </table:table-cell>
          <table:table-cell table:formula="of:=([.N647]-[.N646])/([.M647]-[.M646])" office:value-type="float" office:value="-0.773113775212901" calcext:value-type="float">
            <text:p>-0.7731137752</text:p>
          </table:table-cell>
        </table:table-row>
        <table:table-row table:style-name="ro1">
          <table:table-cell table:number-columns-repeated="12"/>
          <table:table-cell office:value-type="float" office:value="6.483962059021" calcext:value-type="float">
            <text:p>6.483962059</text:p>
          </table:table-cell>
          <table:table-cell office:value-type="float" office:value="0.698376780227694" calcext:value-type="float">
            <text:p>0.6983767802</text:p>
          </table:table-cell>
          <table:table-cell table:formula="of:=([.N648]-[.N647])/([.M648]-[.M647])" office:value-type="float" office:value="-0.307124506085465" calcext:value-type="float">
            <text:p>-0.3071245061</text:p>
          </table:table-cell>
        </table:table-row>
        <table:table-row table:style-name="ro1">
          <table:table-cell table:number-columns-repeated="12"/>
          <table:table-cell office:value-type="float" office:value="6.49339103698731" calcext:value-type="float">
            <text:p>6.493391037</text:p>
          </table:table-cell>
          <table:table-cell office:value-type="float" office:value="0.712018209298321" calcext:value-type="float">
            <text:p>0.7120182093</text:p>
          </table:table-cell>
          <table:table-cell table:formula="of:=([.N649]-[.N648])/([.M649]-[.M648])" office:value-type="float" office:value="1.44675585406715" calcext:value-type="float">
            <text:p>1.4467558541</text:p>
          </table:table-cell>
        </table:table-row>
        <table:table-row table:style-name="ro1">
          <table:table-cell table:number-columns-repeated="12"/>
          <table:table-cell office:value-type="float" office:value="6.5020740032196" calcext:value-type="float">
            <text:p>6.5020740032</text:p>
          </table:table-cell>
          <table:table-cell office:value-type="float" office:value="0.705673326641992" calcext:value-type="float">
            <text:p>0.7056733266</text:p>
          </table:table-cell>
          <table:table-cell table:formula="of:=([.N650]-[.N649])/([.M650]-[.M649])" office:value-type="float" office:value="-0.730727551689232" calcext:value-type="float">
            <text:p>-0.7307275517</text:p>
          </table:table-cell>
        </table:table-row>
        <table:table-row table:style-name="ro1">
          <table:table-cell table:number-columns-repeated="12"/>
          <table:table-cell office:value-type="float" office:value="6.51291918754578" calcext:value-type="float">
            <text:p>6.5129191875</text:p>
          </table:table-cell>
          <table:table-cell office:value-type="float" office:value="0.692988658230895" calcext:value-type="float">
            <text:p>0.6929886582</text:p>
          </table:table-cell>
          <table:table-cell table:formula="of:=([.N651]-[.N650])/([.M651]-[.M650])" office:value-type="float" office:value="-1.16961298486058" calcext:value-type="float">
            <text:p>-1.1696129849</text:p>
          </table:table-cell>
        </table:table-row>
        <table:table-row table:style-name="ro1">
          <table:table-cell table:number-columns-repeated="12"/>
          <table:table-cell office:value-type="float" office:value="6.52357316017151" calcext:value-type="float">
            <text:p>6.5235731602</text:p>
          </table:table-cell>
          <table:table-cell office:value-type="float" office:value="0.70244335862673" calcext:value-type="float">
            <text:p>0.7024433586</text:p>
          </table:table-cell>
          <table:table-cell table:formula="of:=([.N652]-[.N651])/([.M652]-[.M651])" office:value-type="float" office:value="0.887434267758386" calcext:value-type="float">
            <text:p>0.8874342678</text:p>
          </table:table-cell>
        </table:table-row>
        <table:table-row table:style-name="ro1">
          <table:table-cell table:number-columns-repeated="12"/>
          <table:table-cell office:value-type="float" office:value="6.53376603126526" calcext:value-type="float">
            <text:p>6.5337660313</text:p>
          </table:table-cell>
          <table:table-cell office:value-type="float" office:value="0.703092454085201" calcext:value-type="float">
            <text:p>0.7030924541</text:p>
          </table:table-cell>
          <table:table-cell table:formula="of:=([.N653]-[.N652])/([.M653]-[.M652])" office:value-type="float" office:value="0.0636813173148843" calcext:value-type="float">
            <text:p>0.0636813173</text:p>
          </table:table-cell>
        </table:table-row>
        <table:table-row table:style-name="ro1">
          <table:table-cell table:number-columns-repeated="12"/>
          <table:table-cell office:value-type="float" office:value="6.54442596435547" calcext:value-type="float">
            <text:p>6.5444259644</text:p>
          </table:table-cell>
          <table:table-cell office:value-type="float" office:value="0.692472739491111" calcext:value-type="float">
            <text:p>0.6924727395</text:p>
          </table:table-cell>
          <table:table-cell table:formula="of:=([.N654]-[.N653])/([.M654]-[.M653])" office:value-type="float" office:value="-0.99622713428129" calcext:value-type="float">
            <text:p>-0.9962271343</text:p>
          </table:table-cell>
        </table:table-row>
        <table:table-row table:style-name="ro1">
          <table:table-cell table:number-columns-repeated="12"/>
          <table:table-cell office:value-type="float" office:value="6.55157613754272" calcext:value-type="float">
            <text:p>6.5515761375</text:p>
          </table:table-cell>
          <table:table-cell office:value-type="float" office:value="0.711141016805169" calcext:value-type="float">
            <text:p>0.7111410168</text:p>
          </table:table-cell>
          <table:table-cell table:formula="of:=([.N655]-[.N654])/([.M655]-[.M654])" office:value-type="float" office:value="2.6108846352606" calcext:value-type="float">
            <text:p>2.6108846353</text:p>
          </table:table-cell>
        </table:table-row>
        <table:table-row table:style-name="ro1">
          <table:table-cell table:number-columns-repeated="12"/>
          <table:table-cell office:value-type="float" office:value="6.56366014480591" calcext:value-type="float">
            <text:p>6.5636601448</text:p>
          </table:table-cell>
          <table:table-cell office:value-type="float" office:value="0.723525639977501" calcext:value-type="float">
            <text:p>0.72352564</text:p>
          </table:table-cell>
          <table:table-cell table:formula="of:=([.N656]-[.N655])/([.M656]-[.M655])" office:value-type="float" office:value="1.02487717051145" calcext:value-type="float">
            <text:p>1.0248771705</text:p>
          </table:table-cell>
        </table:table-row>
        <table:table-row table:style-name="ro1">
          <table:table-cell table:number-columns-repeated="12"/>
          <table:table-cell office:value-type="float" office:value="6.5746111869812" calcext:value-type="float">
            <text:p>6.574611187</text:p>
          </table:table-cell>
          <table:table-cell office:value-type="float" office:value="0.708576040787093" calcext:value-type="float">
            <text:p>0.7085760408</text:p>
          </table:table-cell>
          <table:table-cell table:formula="of:=([.N657]-[.N656])/([.M657]-[.M656])" office:value-type="float" office:value="-1.36513027263612" calcext:value-type="float">
            <text:p>-1.3651302726</text:p>
          </table:table-cell>
        </table:table-row>
        <table:table-row table:style-name="ro1">
          <table:table-cell table:number-columns-repeated="12"/>
          <table:table-cell office:value-type="float" office:value="6.58429408073425" calcext:value-type="float">
            <text:p>6.5842940807</text:p>
          </table:table-cell>
          <table:table-cell office:value-type="float" office:value="0.714963884354001" calcext:value-type="float">
            <text:p>0.7149638844</text:p>
          </table:table-cell>
          <table:table-cell table:formula="of:=([.N658]-[.N657])/([.M658]-[.M657])" office:value-type="float" office:value="0.659703982076041" calcext:value-type="float">
            <text:p>0.6597039821</text:p>
          </table:table-cell>
        </table:table-row>
        <table:table-row table:style-name="ro1">
          <table:table-cell table:number-columns-repeated="12"/>
          <table:table-cell office:value-type="float" office:value="6.59354019165039" calcext:value-type="float">
            <text:p>6.5935401917</text:p>
          </table:table-cell>
          <table:table-cell office:value-type="float" office:value="0.725516332391363" calcext:value-type="float">
            <text:p>0.7255163324</text:p>
          </table:table-cell>
          <table:table-cell table:formula="of:=([.N659]-[.N658])/([.M659]-[.M658])" office:value-type="float" office:value="1.14128503681957" calcext:value-type="float">
            <text:p>1.1412850368</text:p>
          </table:table-cell>
        </table:table-row>
        <table:table-row table:style-name="ro1">
          <table:table-cell table:number-columns-repeated="12"/>
          <table:table-cell office:value-type="float" office:value="6.60331916809082" calcext:value-type="float">
            <text:p>6.6033191681</text:p>
          </table:table-cell>
          <table:table-cell office:value-type="float" office:value="0.71516802092611" calcext:value-type="float">
            <text:p>0.7151680209</text:p>
          </table:table-cell>
          <table:table-cell table:formula="of:=([.N660]-[.N659])/([.M660]-[.M659])" office:value-type="float" office:value="-1.05822030846387" calcext:value-type="float">
            <text:p>-1.0582203085</text:p>
          </table:table-cell>
        </table:table-row>
        <table:table-row table:style-name="ro1">
          <table:table-cell table:number-columns-repeated="12"/>
          <table:table-cell office:value-type="float" office:value="6.61383008956909" calcext:value-type="float">
            <text:p>6.6138300896</text:p>
          </table:table-cell>
          <table:table-cell office:value-type="float" office:value="0.727946886042937" calcext:value-type="float">
            <text:p>0.727946886</text:p>
          </table:table-cell>
          <table:table-cell table:formula="of:=([.N661]-[.N660])/([.M661]-[.M660])" office:value-type="float" office:value="1.21577020085665" calcext:value-type="float">
            <text:p>1.2157702009</text:p>
          </table:table-cell>
        </table:table-row>
        <table:table-row table:style-name="ro1">
          <table:table-cell table:number-columns-repeated="12"/>
          <table:table-cell office:value-type="float" office:value="6.62416911125183" calcext:value-type="float">
            <text:p>6.6241691113</text:p>
          </table:table-cell>
          <table:table-cell office:value-type="float" office:value="0.746718062882347" calcext:value-type="float">
            <text:p>0.7467180629</text:p>
          </table:table-cell>
          <table:table-cell table:formula="of:=([.N662]-[.N661])/([.M662]-[.M661])" office:value-type="float" office:value="1.81556605793255" calcext:value-type="float">
            <text:p>1.8155660579</text:p>
          </table:table-cell>
        </table:table-row>
        <table:table-row table:style-name="ro1">
          <table:table-cell table:number-columns-repeated="12"/>
          <table:table-cell office:value-type="float" office:value="6.64164209365845" calcext:value-type="float">
            <text:p>6.6416420937</text:p>
          </table:table-cell>
          <table:table-cell office:value-type="float" office:value="0.736761519265712" calcext:value-type="float">
            <text:p>0.7367615193</text:p>
          </table:table-cell>
          <table:table-cell table:formula="of:=([.N663]-[.N662])/([.M663]-[.M662])" office:value-type="float" office:value="-0.569825081084341" calcext:value-type="float">
            <text:p>-0.5698250811</text:p>
          </table:table-cell>
        </table:table-row>
        <table:table-row table:style-name="ro1">
          <table:table-cell table:number-columns-repeated="12"/>
          <table:table-cell office:value-type="float" office:value="6.64728116989136" calcext:value-type="float">
            <text:p>6.6472811699</text:p>
          </table:table-cell>
          <table:table-cell office:value-type="float" office:value="0.738699795350255" calcext:value-type="float">
            <text:p>0.7386997954</text:p>
          </table:table-cell>
          <table:table-cell table:formula="of:=([.N664]-[.N663])/([.M664]-[.M663])" office:value-type="float" office:value="0.343722270188755" calcext:value-type="float">
            <text:p>0.3437222702</text:p>
          </table:table-cell>
        </table:table-row>
        <table:table-row table:style-name="ro1">
          <table:table-cell table:number-columns-repeated="12"/>
          <table:table-cell office:value-type="float" office:value="6.6539089679718" calcext:value-type="float">
            <text:p>6.653908968</text:p>
          </table:table-cell>
          <table:table-cell office:value-type="float" office:value="0.75124650440965" calcext:value-type="float">
            <text:p>0.7512465044</text:p>
          </table:table-cell>
          <table:table-cell table:formula="of:=([.N665]-[.N664])/([.M665]-[.M664])" office:value-type="float" office:value="1.89304334669079" calcext:value-type="float">
            <text:p>1.8930433467</text:p>
          </table:table-cell>
        </table:table-row>
        <table:table-row table:style-name="ro1">
          <table:table-cell table:number-columns-repeated="12"/>
          <table:table-cell office:value-type="float" office:value="6.66485714912415" calcext:value-type="float">
            <text:p>6.6648571491</text:p>
          </table:table-cell>
          <table:table-cell office:value-type="float" office:value="0.753238112852527" calcext:value-type="float">
            <text:p>0.7532381129</text:p>
          </table:table-cell>
          <table:table-cell table:formula="of:=([.N666]-[.N665])/([.M666]-[.M665])" office:value-type="float" office:value="0.181912266079936" calcext:value-type="float">
            <text:p>0.1819122661</text:p>
          </table:table-cell>
        </table:table-row>
        <table:table-row table:style-name="ro1">
          <table:table-cell table:number-columns-repeated="12"/>
          <table:table-cell office:value-type="float" office:value="6.6730260848999" calcext:value-type="float">
            <text:p>6.6730260849</text:p>
          </table:table-cell>
          <table:table-cell office:value-type="float" office:value="0.760217452297754" calcext:value-type="float">
            <text:p>0.7602174523</text:p>
          </table:table-cell>
          <table:table-cell table:formula="of:=([.N667]-[.N666])/([.M667]-[.M666])" office:value-type="float" office:value="0.854375604952114" calcext:value-type="float">
            <text:p>0.854375605</text:p>
          </table:table-cell>
        </table:table-row>
        <table:table-row table:style-name="ro1">
          <table:table-cell table:number-columns-repeated="12"/>
          <table:table-cell office:value-type="float" office:value="6.68356800079346" calcext:value-type="float">
            <text:p>6.6835680008</text:p>
          </table:table-cell>
          <table:table-cell office:value-type="float" office:value="0.772638290785075" calcext:value-type="float">
            <text:p>0.7726382908</text:p>
          </table:table-cell>
          <table:table-cell table:formula="of:=([.N668]-[.N667])/([.M668]-[.M667])" office:value-type="float" office:value="1.17823350259461" calcext:value-type="float">
            <text:p>1.1782335026</text:p>
          </table:table-cell>
        </table:table-row>
        <table:table-row table:style-name="ro1">
          <table:table-cell table:number-columns-repeated="12"/>
          <table:table-cell office:value-type="float" office:value="6.69340205192566" calcext:value-type="float">
            <text:p>6.6934020519</text:p>
          </table:table-cell>
          <table:table-cell office:value-type="float" office:value="0.773656791712875" calcext:value-type="float">
            <text:p>0.7736567917</text:p>
          </table:table-cell>
          <table:table-cell table:formula="of:=([.N669]-[.N668])/([.M669]-[.M668])" office:value-type="float" office:value="0.103568805379228" calcext:value-type="float">
            <text:p>0.1035688054</text:p>
          </table:table-cell>
        </table:table-row>
        <table:table-row table:style-name="ro1">
          <table:table-cell table:number-columns-repeated="12"/>
          <table:table-cell office:value-type="float" office:value="6.70309710502625" calcext:value-type="float">
            <text:p>6.703097105</text:p>
          </table:table-cell>
          <table:table-cell office:value-type="float" office:value="0.769421500167472" calcext:value-type="float">
            <text:p>0.7694215002</text:p>
          </table:table-cell>
          <table:table-cell table:formula="of:=([.N670]-[.N669])/([.M670]-[.M669])" office:value-type="float" office:value="-0.436850783741196" calcext:value-type="float">
            <text:p>-0.4368507837</text:p>
          </table:table-cell>
        </table:table-row>
        <table:table-row table:style-name="ro1">
          <table:table-cell table:number-columns-repeated="12"/>
          <table:table-cell office:value-type="float" office:value="6.71149110794067" calcext:value-type="float">
            <text:p>6.7114911079</text:p>
          </table:table-cell>
          <table:table-cell office:value-type="float" office:value="0.797825469534634" calcext:value-type="float">
            <text:p>0.7978254695</text:p>
          </table:table-cell>
          <table:table-cell table:formula="of:=([.N671]-[.N670])/([.M671]-[.M670])" office:value-type="float" office:value="3.3838407797474" calcext:value-type="float">
            <text:p>3.3838407797</text:p>
          </table:table-cell>
        </table:table-row>
        <table:table-row table:style-name="ro1">
          <table:table-cell table:number-columns-repeated="12"/>
          <table:table-cell office:value-type="float" office:value="6.72192716598511" calcext:value-type="float">
            <text:p>6.721927166</text:p>
          </table:table-cell>
          <table:table-cell office:value-type="float" office:value="0.805046532906881" calcext:value-type="float">
            <text:p>0.8050465329</text:p>
          </table:table-cell>
          <table:table-cell table:formula="of:=([.N672]-[.N671])/([.M672]-[.M671])" office:value-type="float" office:value="0.691933998594247" calcext:value-type="float">
            <text:p>0.6919339986</text:p>
          </table:table-cell>
        </table:table-row>
        <table:table-row table:style-name="ro1">
          <table:table-cell table:number-columns-repeated="12"/>
          <table:table-cell office:value-type="float" office:value="6.73624300956726" calcext:value-type="float">
            <text:p>6.7362430096</text:p>
          </table:table-cell>
          <table:table-cell office:value-type="float" office:value="0.785843456171474" calcext:value-type="float">
            <text:p>0.7858434562</text:p>
          </table:table-cell>
          <table:table-cell table:formula="of:=([.N673]-[.N672])/([.M673]-[.M672])" office:value-type="float" office:value="-1.34138631965394" calcext:value-type="float">
            <text:p>-1.3413863197</text:p>
          </table:table-cell>
        </table:table-row>
        <table:table-row table:style-name="ro1">
          <table:table-cell table:number-columns-repeated="12"/>
          <table:table-cell office:value-type="float" office:value="6.74274396896362" calcext:value-type="float">
            <text:p>6.742743969</text:p>
          </table:table-cell>
          <table:table-cell office:value-type="float" office:value="0.778847024508006" calcext:value-type="float">
            <text:p>0.7788470245</text:p>
          </table:table-cell>
          <table:table-cell table:formula="of:=([.N674]-[.N673])/([.M674]-[.M673])" office:value-type="float" office:value="-1.07621525330298" calcext:value-type="float">
            <text:p>-1.0762152533</text:p>
          </table:table-cell>
        </table:table-row>
        <table:table-row table:style-name="ro1">
          <table:table-cell table:number-columns-repeated="12"/>
          <table:table-cell office:value-type="float" office:value="6.75271916389465" calcext:value-type="float">
            <text:p>6.7527191639</text:p>
          </table:table-cell>
          <table:table-cell office:value-type="float" office:value="0.781728731289128" calcext:value-type="float">
            <text:p>0.7817287313</text:p>
          </table:table-cell>
          <table:table-cell table:formula="of:=([.N675]-[.N674])/([.M675]-[.M674])" office:value-type="float" office:value="0.288887264965415" calcext:value-type="float">
            <text:p>0.288887265</text:p>
          </table:table-cell>
        </table:table-row>
        <table:table-row table:style-name="ro1">
          <table:table-cell table:number-columns-repeated="12"/>
          <table:table-cell office:value-type="float" office:value="6.76444697380066" calcext:value-type="float">
            <text:p>6.7644469738</text:p>
          </table:table-cell>
          <table:table-cell office:value-type="float" office:value="0.772134788767919" calcext:value-type="float">
            <text:p>0.7721347888</text:p>
          </table:table-cell>
          <table:table-cell table:formula="of:=([.N676]-[.N675])/([.M676]-[.M675])" office:value-type="float" office:value="-0.818050650385784" calcext:value-type="float">
            <text:p>-0.8180506504</text:p>
          </table:table-cell>
        </table:table-row>
        <table:table-row table:style-name="ro1">
          <table:table-cell table:number-columns-repeated="12"/>
          <table:table-cell office:value-type="float" office:value="6.77387118339539" calcext:value-type="float">
            <text:p>6.7738711834</text:p>
          </table:table-cell>
          <table:table-cell office:value-type="float" office:value="0.768898334734558" calcext:value-type="float">
            <text:p>0.7688983347</text:p>
          </table:table-cell>
          <table:table-cell table:formula="of:=([.N677]-[.N676])/([.M677]-[.M676])" office:value-type="float" office:value="-0.343419148399721" calcext:value-type="float">
            <text:p>-0.3434191484</text:p>
          </table:table-cell>
        </table:table-row>
        <table:table-row table:style-name="ro1">
          <table:table-cell table:number-columns-repeated="12"/>
          <table:table-cell office:value-type="float" office:value="6.78376412391663" calcext:value-type="float">
            <text:p>6.7837641239</text:p>
          </table:table-cell>
          <table:table-cell office:value-type="float" office:value="0.773216951766416" calcext:value-type="float">
            <text:p>0.7732169518</text:p>
          </table:table-cell>
          <table:table-cell table:formula="of:=([.N678]-[.N677])/([.M678]-[.M677])" office:value-type="float" office:value="0.436535226567469" calcext:value-type="float">
            <text:p>0.4365352266</text:p>
          </table:table-cell>
        </table:table-row>
        <table:table-row table:style-name="ro1">
          <table:table-cell table:number-columns-repeated="12"/>
          <table:table-cell office:value-type="float" office:value="6.80047106742859" calcext:value-type="float">
            <text:p>6.8004710674</text:p>
          </table:table-cell>
          <table:table-cell office:value-type="float" office:value="0.737318334909187" calcext:value-type="float">
            <text:p>0.7373183349</text:p>
          </table:table-cell>
          <table:table-cell table:formula="of:=([.N679]-[.N678])/([.M679]-[.M678])" office:value-type="float" office:value="-2.14872438106488" calcext:value-type="float">
            <text:p>-2.1487243811</text:p>
          </table:table-cell>
        </table:table-row>
        <table:table-row table:style-name="ro1">
          <table:table-cell table:number-columns-repeated="12"/>
          <table:table-cell office:value-type="float" office:value="6.8060610294342" calcext:value-type="float">
            <text:p>6.8060610294</text:p>
          </table:table-cell>
          <table:table-cell office:value-type="float" office:value="0.749393695503221" calcext:value-type="float">
            <text:p>0.7493936955</text:p>
          </table:table-cell>
          <table:table-cell table:formula="of:=([.N680]-[.N679])/([.M680]-[.M679])" office:value-type="float" office:value="2.16018652396988" calcext:value-type="float">
            <text:p>2.160186524</text:p>
          </table:table-cell>
        </table:table-row>
        <table:table-row table:style-name="ro1">
          <table:table-cell table:number-columns-repeated="12"/>
          <table:table-cell office:value-type="float" office:value="6.81331205368042" calcext:value-type="float">
            <text:p>6.8133120537</text:p>
          </table:table-cell>
          <table:table-cell office:value-type="float" office:value="0.745048633142696" calcext:value-type="float">
            <text:p>0.7450486331</text:p>
          </table:table-cell>
          <table:table-cell table:formula="of:=([.N681]-[.N680])/([.M681]-[.M680])" office:value-type="float" office:value="-0.59923428925126" calcext:value-type="float">
            <text:p>-0.5992342893</text:p>
          </table:table-cell>
        </table:table-row>
        <table:table-row table:style-name="ro1">
          <table:table-cell table:number-columns-repeated="12"/>
          <table:table-cell office:value-type="float" office:value="6.82368898391724" calcext:value-type="float">
            <text:p>6.8236889839</text:p>
          </table:table-cell>
          <table:table-cell office:value-type="float" office:value="0.735797933361605" calcext:value-type="float">
            <text:p>0.7357979334</text:p>
          </table:table-cell>
          <table:table-cell table:formula="of:=([.N682]-[.N681])/([.M682]-[.M681])" office:value-type="float" office:value="-0.89146785898884" calcext:value-type="float">
            <text:p>-0.891467859</text:p>
          </table:table-cell>
        </table:table-row>
        <table:table-row table:style-name="ro1">
          <table:table-cell table:number-columns-repeated="12"/>
          <table:table-cell office:value-type="float" office:value="6.83365416526794" calcext:value-type="float">
            <text:p>6.8336541653</text:p>
          </table:table-cell>
          <table:table-cell office:value-type="float" office:value="0.719208814910181" calcext:value-type="float">
            <text:p>0.7192088149</text:p>
          </table:table-cell>
          <table:table-cell table:formula="of:=([.N683]-[.N682])/([.M683]-[.M682])" office:value-type="float" office:value="-1.66470813401155" calcext:value-type="float">
            <text:p>-1.664708134</text:p>
          </table:table-cell>
        </table:table-row>
        <table:table-row table:style-name="ro1">
          <table:table-cell table:number-columns-repeated="12"/>
          <table:table-cell office:value-type="float" office:value="6.8418140411377" calcext:value-type="float">
            <text:p>6.8418140411</text:p>
          </table:table-cell>
          <table:table-cell office:value-type="float" office:value="0.721395240394914" calcext:value-type="float">
            <text:p>0.7213952404</text:p>
          </table:table-cell>
          <table:table-cell table:formula="of:=([.N684]-[.N683])/([.M684]-[.M683])" office:value-type="float" office:value="0.267948375641061" calcext:value-type="float">
            <text:p>0.2679483756</text:p>
          </table:table-cell>
        </table:table-row>
        <table:table-row table:style-name="ro1">
          <table:table-cell table:number-columns-repeated="12"/>
          <table:table-cell office:value-type="float" office:value="6.85405111312866" calcext:value-type="float">
            <text:p>6.8540511131</text:p>
          </table:table-cell>
          <table:table-cell office:value-type="float" office:value="0.726995468619824" calcext:value-type="float">
            <text:p>0.7269954686</text:p>
          </table:table-cell>
          <table:table-cell table:formula="of:=([.N685]-[.N684])/([.M685]-[.M684])" office:value-type="float" office:value="0.457644461767035" calcext:value-type="float">
            <text:p>0.4576444618</text:p>
          </table:table-cell>
        </table:table-row>
        <table:table-row table:style-name="ro1">
          <table:table-cell table:number-columns-repeated="12"/>
          <table:table-cell office:value-type="float" office:value="6.86415815353394" calcext:value-type="float">
            <text:p>6.8641581535</text:p>
          </table:table-cell>
          <table:table-cell office:value-type="float" office:value="0.694153110577585" calcext:value-type="float">
            <text:p>0.6941531106</text:p>
          </table:table-cell>
          <table:table-cell table:formula="of:=([.N686]-[.N685])/([.M686]-[.M685])" office:value-type="float" office:value="-3.24945352203236" calcext:value-type="float">
            <text:p>-3.249453522</text:p>
          </table:table-cell>
        </table:table-row>
        <table:table-row table:style-name="ro1">
          <table:table-cell table:number-columns-repeated="12"/>
          <table:table-cell office:value-type="float" office:value="6.8729100227356" calcext:value-type="float">
            <text:p>6.8729100227</text:p>
          </table:table-cell>
          <table:table-cell office:value-type="float" office:value="0.705677345580195" calcext:value-type="float">
            <text:p>0.7056773456</text:p>
          </table:table-cell>
          <table:table-cell table:formula="of:=([.N687]-[.N686])/([.M687]-[.M686])" office:value-type="float" office:value="1.31677413556687" calcext:value-type="float">
            <text:p>1.3167741356</text:p>
          </table:table-cell>
        </table:table-row>
        <table:table-row table:style-name="ro1">
          <table:table-cell table:number-columns-repeated="12"/>
          <table:table-cell office:value-type="float" office:value="6.88989019393921" calcext:value-type="float">
            <text:p>6.8898901939</text:p>
          </table:table-cell>
          <table:table-cell office:value-type="float" office:value="0.670266478787684" calcext:value-type="float">
            <text:p>0.6702664788</text:p>
          </table:table-cell>
          <table:table-cell table:formula="of:=([.N688]-[.N687])/([.M688]-[.M687])" office:value-type="float" office:value="-2.08542460307916" calcext:value-type="float">
            <text:p>-2.0854246031</text:p>
          </table:table-cell>
        </table:table-row>
        <table:table-row table:style-name="ro1">
          <table:table-cell table:number-columns-repeated="12"/>
          <table:table-cell office:value-type="float" office:value="6.89655709266663" calcext:value-type="float">
            <text:p>6.8965570927</text:p>
          </table:table-cell>
          <table:table-cell office:value-type="float" office:value="0.675580978809945" calcext:value-type="float">
            <text:p>0.6755809788</text:p>
          </table:table-cell>
          <table:table-cell table:formula="of:=([.N689]-[.N688])/([.M689]-[.M688])" office:value-type="float" office:value="0.797147255350649" calcext:value-type="float">
            <text:p>0.7971472554</text:p>
          </table:table-cell>
        </table:table-row>
        <table:table-row table:style-name="ro1">
          <table:table-cell table:number-columns-repeated="12"/>
          <table:table-cell office:value-type="float" office:value="6.90259099006653" calcext:value-type="float">
            <text:p>6.9025909901</text:p>
          </table:table-cell>
          <table:table-cell office:value-type="float" office:value="0.684678874159514" calcext:value-type="float">
            <text:p>0.6846788742</text:p>
          </table:table-cell>
          <table:table-cell table:formula="of:=([.N690]-[.N689])/([.M690]-[.M689])" office:value-type="float" office:value="1.50779748918433" calcext:value-type="float">
            <text:p>1.5077974892</text:p>
          </table:table-cell>
        </table:table-row>
        <table:table-row table:style-name="ro1">
          <table:table-cell table:number-columns-repeated="12"/>
          <table:table-cell office:value-type="float" office:value="6.91335511207581" calcext:value-type="float">
            <text:p>6.9133551121</text:p>
          </table:table-cell>
          <table:table-cell office:value-type="float" office:value="0.687547037733242" calcext:value-type="float">
            <text:p>0.6875470377</text:p>
          </table:table-cell>
          <table:table-cell table:formula="of:=([.N691]-[.N690])/([.M691]-[.M690])" office:value-type="float" office:value="0.266455877335486" calcext:value-type="float">
            <text:p>0.2664558773</text:p>
          </table:table-cell>
        </table:table-row>
        <table:table-row table:style-name="ro1">
          <table:table-cell table:number-columns-repeated="12"/>
          <table:table-cell office:value-type="float" office:value="6.92247819900513" calcext:value-type="float">
            <text:p>6.922478199</text:p>
          </table:table-cell>
          <table:table-cell office:value-type="float" office:value="0.660571080431732" calcext:value-type="float">
            <text:p>0.6605710804</text:p>
          </table:table-cell>
          <table:table-cell table:formula="of:=([.N692]-[.N691])/([.M692]-[.M691])" office:value-type="float" office:value="-2.95688920981451" calcext:value-type="float">
            <text:p>-2.9568892098</text:p>
          </table:table-cell>
        </table:table-row>
        <table:table-row table:style-name="ro1">
          <table:table-cell table:number-columns-repeated="12"/>
          <table:table-cell office:value-type="float" office:value="6.93433809280396" calcext:value-type="float">
            <text:p>6.9343380928</text:p>
          </table:table-cell>
          <table:table-cell office:value-type="float" office:value="0.669433503240064" calcext:value-type="float">
            <text:p>0.6694335032</text:p>
          </table:table-cell>
          <table:table-cell table:formula="of:=([.N693]-[.N692])/([.M693]-[.M692])" office:value-type="float" office:value="0.74725987927542" calcext:value-type="float">
            <text:p>0.7472598793</text:p>
          </table:table-cell>
        </table:table-row>
        <table:table-row table:style-name="ro1">
          <table:table-cell table:number-columns-repeated="12"/>
          <table:table-cell office:value-type="float" office:value="6.94282698631287" calcext:value-type="float">
            <text:p>6.9428269863</text:p>
          </table:table-cell>
          <table:table-cell office:value-type="float" office:value="0.679138961563085" calcext:value-type="float">
            <text:p>0.6791389616</text:p>
          </table:table-cell>
          <table:table-cell table:formula="of:=([.N694]-[.N693])/([.M694]-[.M693])" office:value-type="float" office:value="1.14331253099509" calcext:value-type="float">
            <text:p>1.143312531</text:p>
          </table:table-cell>
        </table:table-row>
        <table:table-row table:style-name="ro1">
          <table:table-cell table:number-columns-repeated="12"/>
          <table:table-cell office:value-type="float" office:value="6.95337820053101" calcext:value-type="float">
            <text:p>6.9533782005</text:p>
          </table:table-cell>
          <table:table-cell office:value-type="float" office:value="0.662684170677814" calcext:value-type="float">
            <text:p>0.6626841707</text:p>
          </table:table-cell>
          <table:table-cell table:formula="of:=([.N695]-[.N694])/([.M695]-[.M694])" office:value-type="float" office:value="-1.55951633101924" calcext:value-type="float">
            <text:p>-1.559516331</text:p>
          </table:table-cell>
        </table:table-row>
        <table:table-row table:style-name="ro1">
          <table:table-cell table:number-columns-repeated="12"/>
          <table:table-cell office:value-type="float" office:value="6.96206116676331" calcext:value-type="float">
            <text:p>6.9620611668</text:p>
          </table:table-cell>
          <table:table-cell office:value-type="float" office:value="0.670991602926649" calcext:value-type="float">
            <text:p>0.6709916029</text:p>
          </table:table-cell>
          <table:table-cell table:formula="of:=([.N696]-[.N695])/([.M696]-[.M695])" office:value-type="float" office:value="0.956750495923033" calcext:value-type="float">
            <text:p>0.9567504959</text:p>
          </table:table-cell>
        </table:table-row>
        <table:table-row table:style-name="ro1">
          <table:table-cell table:number-columns-repeated="12"/>
          <table:table-cell office:value-type="float" office:value="6.97156119346619" calcext:value-type="float">
            <text:p>6.9715611935</text:p>
          </table:table-cell>
          <table:table-cell office:value-type="float" office:value="0.672951411394022" calcext:value-type="float">
            <text:p>0.6729514114</text:p>
          </table:table-cell>
          <table:table-cell table:formula="of:=([.N697]-[.N696])/([.M697]-[.M696])" office:value-type="float" office:value="0.206295048284315" calcext:value-type="float">
            <text:p>0.2062950483</text:p>
          </table:table-cell>
        </table:table-row>
        <table:table-row table:style-name="ro1">
          <table:table-cell table:number-columns-repeated="12"/>
          <table:table-cell office:value-type="float" office:value="6.98207306861877" calcext:value-type="float">
            <text:p>6.9820730686</text:p>
          </table:table-cell>
          <table:table-cell office:value-type="float" office:value="0.657937604007299" calcext:value-type="float">
            <text:p>0.657937604</text:p>
          </table:table-cell>
          <table:table-cell table:formula="of:=([.N698]-[.N697])/([.M698]-[.M697])" office:value-type="float" office:value="-1.42827109043689" calcext:value-type="float">
            <text:p>-1.4282710904</text:p>
          </table:table-cell>
        </table:table-row>
        <table:table-row table:style-name="ro1">
          <table:table-cell table:number-columns-repeated="12"/>
          <table:table-cell office:value-type="float" office:value="6.99444508552551" calcext:value-type="float">
            <text:p>6.9944450855</text:p>
          </table:table-cell>
          <table:table-cell office:value-type="float" office:value="0.659116309152598" calcext:value-type="float">
            <text:p>0.6591163092</text:p>
          </table:table-cell>
          <table:table-cell table:formula="of:=([.N699]-[.N698])/([.M699]-[.M698])" office:value-type="float" office:value="0.0952718666798042" calcext:value-type="float">
            <text:p>0.0952718667</text:p>
          </table:table-cell>
        </table:table-row>
        <table:table-row table:style-name="ro1">
          <table:table-cell table:number-columns-repeated="12"/>
          <table:table-cell office:value-type="float" office:value="7.00296401977539" calcext:value-type="float">
            <text:p>7.0029640198</text:p>
          </table:table-cell>
          <table:table-cell office:value-type="float" office:value="0.662992931799652" calcext:value-type="float">
            <text:p>0.6629929318</text:p>
          </table:table-cell>
          <table:table-cell table:formula="of:=([.N700]-[.N699])/([.M700]-[.M699])" office:value-type="float" office:value="0.455059580617103" calcext:value-type="float">
            <text:p>0.4550595806</text:p>
          </table:table-cell>
        </table:table-row>
        <table:table-row table:style-name="ro1">
          <table:table-cell table:number-columns-repeated="12"/>
          <table:table-cell office:value-type="float" office:value="7.01332712173462" calcext:value-type="float">
            <text:p>7.0133271217</text:p>
          </table:table-cell>
          <table:table-cell office:value-type="float" office:value="0.641055816544613" calcext:value-type="float">
            <text:p>0.6410558165</text:p>
          </table:table-cell>
          <table:table-cell table:formula="of:=([.N701]-[.N700])/([.M701]-[.M700])" office:value-type="float" office:value="-2.11684834727541" calcext:value-type="float">
            <text:p>-2.1168483473</text:p>
          </table:table-cell>
        </table:table-row>
        <table:table-row table:style-name="ro1">
          <table:table-cell table:number-columns-repeated="12"/>
          <table:table-cell office:value-type="float" office:value="7.02246499061585" calcext:value-type="float">
            <text:p>7.0224649906</text:p>
          </table:table-cell>
          <table:table-cell office:value-type="float" office:value="0.641708884538861" calcext:value-type="float">
            <text:p>0.6417088845</text:p>
          </table:table-cell>
          <table:table-cell table:formula="of:=([.N702]-[.N701])/([.M702]-[.M701])" office:value-type="float" office:value="0.0714683043427871" calcext:value-type="float">
            <text:p>0.0714683043</text:p>
          </table:table-cell>
        </table:table-row>
        <table:table-row table:style-name="ro1">
          <table:table-cell table:number-columns-repeated="12"/>
          <table:table-cell office:value-type="float" office:value="7.03213405609131" calcext:value-type="float">
            <text:p>7.0321340561</text:p>
          </table:table-cell>
          <table:table-cell office:value-type="float" office:value="0.651795802556666" calcext:value-type="float">
            <text:p>0.6517958026</text:p>
          </table:table-cell>
          <table:table-cell table:formula="of:=([.N703]-[.N702])/([.M703]-[.M702])" office:value-type="float" office:value="1.04321540105414" calcext:value-type="float">
            <text:p>1.0432154011</text:p>
          </table:table-cell>
        </table:table-row>
        <table:table-row table:style-name="ro1">
          <table:table-cell table:number-columns-repeated="12"/>
          <table:table-cell office:value-type="float" office:value="7.05001211166382" calcext:value-type="float">
            <text:p>7.0500121117</text:p>
          </table:table-cell>
          <table:table-cell office:value-type="float" office:value="0.646796588531034" calcext:value-type="float">
            <text:p>0.6467965885</text:p>
          </table:table-cell>
          <table:table-cell table:formula="of:=([.N704]-[.N703])/([.M704]-[.M703])" office:value-type="float" office:value="-0.279628509115848" calcext:value-type="float">
            <text:p>-0.2796285091</text:p>
          </table:table-cell>
        </table:table-row>
        <table:table-row table:style-name="ro1">
          <table:table-cell table:number-columns-repeated="12"/>
          <table:table-cell office:value-type="float" office:value="7.05507016181946" calcext:value-type="float">
            <text:p>7.0550701618</text:p>
          </table:table-cell>
          <table:table-cell office:value-type="float" office:value="0.650728212029701" calcext:value-type="float">
            <text:p>0.650728212</text:p>
          </table:table-cell>
          <table:table-cell table:formula="of:=([.N705]-[.N704])/([.M705]-[.M704])" office:value-type="float" office:value="0.777300219983543" calcext:value-type="float">
            <text:p>0.77730022</text:p>
          </table:table-cell>
        </table:table-row>
        <table:table-row table:style-name="ro1">
          <table:table-cell table:number-columns-repeated="12"/>
          <table:table-cell office:value-type="float" office:value="7.06249499320984" calcext:value-type="float">
            <text:p>7.0624949932</text:p>
          </table:table-cell>
          <table:table-cell office:value-type="float" office:value="0.642281700980707" calcext:value-type="float">
            <text:p>0.642281701</text:p>
          </table:table-cell>
          <table:table-cell table:formula="of:=([.N706]-[.N705])/([.M706]-[.M705])" office:value-type="float" office:value="-1.13760307876303" calcext:value-type="float">
            <text:p>-1.1376030788</text:p>
          </table:table-cell>
        </table:table-row>
        <table:table-row table:style-name="ro1">
          <table:table-cell table:number-columns-repeated="12"/>
          <table:table-cell office:value-type="float" office:value="7.07135200500488" calcext:value-type="float">
            <text:p>7.071352005</text:p>
          </table:table-cell>
          <table:table-cell office:value-type="float" office:value="0.629706738920644" calcext:value-type="float">
            <text:p>0.6297067389</text:p>
          </table:table-cell>
          <table:table-cell table:formula="of:=([.N707]-[.N706])/([.M707]-[.M706])" office:value-type="float" office:value="-1.4197747898563" calcext:value-type="float">
            <text:p>-1.4197747899</text:p>
          </table:table-cell>
        </table:table-row>
        <table:table-row table:style-name="ro1">
          <table:table-cell table:number-columns-repeated="12"/>
          <table:table-cell office:value-type="float" office:value="7.08330917358398" calcext:value-type="float">
            <text:p>7.0833091736</text:p>
          </table:table-cell>
          <table:table-cell office:value-type="float" office:value="0.632416132981803" calcext:value-type="float">
            <text:p>0.632416133</text:p>
          </table:table-cell>
          <table:table-cell table:formula="of:=([.N708]-[.N707])/([.M708]-[.M707])" office:value-type="float" office:value="0.226591608476104" calcext:value-type="float">
            <text:p>0.2265916085</text:p>
          </table:table-cell>
        </table:table-row>
        <table:table-row table:style-name="ro1">
          <table:table-cell table:number-columns-repeated="12"/>
          <table:table-cell office:value-type="float" office:value="7.09785604476929" calcext:value-type="float">
            <text:p>7.0978560448</text:p>
          </table:table-cell>
          <table:table-cell office:value-type="float" office:value="0.627751757533914" calcext:value-type="float">
            <text:p>0.6277517575</text:p>
          </table:table-cell>
          <table:table-cell table:formula="of:=([.N709]-[.N708])/([.M709]-[.M708])" office:value-type="float" office:value="-0.320644583187127" calcext:value-type="float">
            <text:p>-0.3206445832</text:p>
          </table:table-cell>
        </table:table-row>
        <table:table-row table:style-name="ro1">
          <table:table-cell table:number-columns-repeated="12"/>
          <table:table-cell office:value-type="float" office:value="7.10370302200317" calcext:value-type="float">
            <text:p>7.103703022</text:p>
          </table:table-cell>
          <table:table-cell office:value-type="float" office:value="0.611314021310496" calcext:value-type="float">
            <text:p>0.6113140213</text:p>
          </table:table-cell>
          <table:table-cell table:formula="of:=([.N710]-[.N709])/([.M710]-[.M709])" office:value-type="float" office:value="-2.81132208419616" calcext:value-type="float">
            <text:p>-2.8113220842</text:p>
          </table:table-cell>
        </table:table-row>
        <table:table-row table:style-name="ro1">
          <table:table-cell table:number-columns-repeated="12"/>
          <table:table-cell office:value-type="float" office:value="7.11195302009583" calcext:value-type="float">
            <text:p>7.1119530201</text:p>
          </table:table-cell>
          <table:table-cell office:value-type="float" office:value="0.61444497500098" calcext:value-type="float">
            <text:p>0.614444975</text:p>
          </table:table-cell>
          <table:table-cell table:formula="of:=([.N711]-[.N710])/([.M711]-[.M710])" office:value-type="float" office:value="0.379509625980693" calcext:value-type="float">
            <text:p>0.379509626</text:p>
          </table:table-cell>
        </table:table-row>
        <table:table-row table:style-name="ro1">
          <table:table-cell table:number-columns-repeated="12"/>
          <table:table-cell office:value-type="float" office:value="7.12493419647217" calcext:value-type="float">
            <text:p>7.1249341965</text:p>
          </table:table-cell>
          <table:table-cell office:value-type="float" office:value="0.61479322099791" calcext:value-type="float">
            <text:p>0.614793221</text:p>
          </table:table-cell>
          <table:table-cell table:formula="of:=([.N712]-[.N711])/([.M712]-[.M711])" office:value-type="float" office:value="0.02682699832693" calcext:value-type="float">
            <text:p>0.0268269983</text:p>
          </table:table-cell>
        </table:table-row>
        <table:table-row table:style-name="ro1">
          <table:table-cell table:number-columns-repeated="12"/>
          <table:table-cell office:value-type="float" office:value="7.13369798660278" calcext:value-type="float">
            <text:p>7.1336979866</text:p>
          </table:table-cell>
          <table:table-cell office:value-type="float" office:value="0.609303525831239" calcext:value-type="float">
            <text:p>0.6093035258</text:p>
          </table:table-cell>
          <table:table-cell table:formula="of:=([.N713]-[.N712])/([.M713]-[.M712])" office:value-type="float" office:value="-0.626406507327558" calcext:value-type="float">
            <text:p>-0.6264065073</text:p>
          </table:table-cell>
        </table:table-row>
        <table:table-row table:style-name="ro1">
          <table:table-cell table:number-columns-repeated="12"/>
          <table:table-cell office:value-type="float" office:value="7.14493703842163" calcext:value-type="float">
            <text:p>7.1449370384</text:p>
          </table:table-cell>
          <table:table-cell office:value-type="float" office:value="0.603599190767975" calcext:value-type="float">
            <text:p>0.6035991908</text:p>
          </table:table-cell>
          <table:table-cell table:formula="of:=([.N714]-[.N713])/([.M714]-[.M713])" office:value-type="float" office:value="-0.507545934942544" calcext:value-type="float">
            <text:p>-0.5075459349</text:p>
          </table:table-cell>
        </table:table-row>
        <table:table-row table:style-name="ro1">
          <table:table-cell table:number-columns-repeated="12"/>
          <table:table-cell office:value-type="float" office:value="7.15585803985596" calcext:value-type="float">
            <text:p>7.1558580399</text:p>
          </table:table-cell>
          <table:table-cell office:value-type="float" office:value="0.594049335917874" calcext:value-type="float">
            <text:p>0.5940493359</text:p>
          </table:table-cell>
          <table:table-cell table:formula="of:=([.N715]-[.N714])/([.M715]-[.M714])" office:value-type="float" office:value="-0.874448639854994" calcext:value-type="float">
            <text:p>-0.8744486399</text:p>
          </table:table-cell>
        </table:table-row>
        <table:table-row table:style-name="ro1">
          <table:table-cell table:number-columns-repeated="12"/>
          <table:table-cell office:value-type="float" office:value="7.16372609138489" calcext:value-type="float">
            <text:p>7.1637260914</text:p>
          </table:table-cell>
          <table:table-cell office:value-type="float" office:value="0.589297092818688" calcext:value-type="float">
            <text:p>0.5892970928</text:p>
          </table:table-cell>
          <table:table-cell table:formula="of:=([.N716]-[.N715])/([.M716]-[.M715])" office:value-type="float" office:value="-0.603992371136837" calcext:value-type="float">
            <text:p>-0.6039923711</text:p>
          </table:table-cell>
        </table:table-row>
        <table:table-row table:style-name="ro1">
          <table:table-cell table:number-columns-repeated="12"/>
          <table:table-cell office:value-type="float" office:value="7.17355704307556" calcext:value-type="float">
            <text:p>7.1735570431</text:p>
          </table:table-cell>
          <table:table-cell office:value-type="float" office:value="0.584055994182955" calcext:value-type="float">
            <text:p>0.5840559942</text:p>
          </table:table-cell>
          <table:table-cell table:formula="of:=([.N717]-[.N716])/([.M717]-[.M716])" office:value-type="float" office:value="-0.533122204303516" calcext:value-type="float">
            <text:p>-0.5331222043</text:p>
          </table:table-cell>
        </table:table-row>
        <table:table-row table:style-name="ro1">
          <table:table-cell table:number-columns-repeated="12"/>
          <table:table-cell office:value-type="float" office:value="7.18501019477844" calcext:value-type="float">
            <text:p>7.1850101948</text:p>
          </table:table-cell>
          <table:table-cell office:value-type="float" office:value="0.581878565818849" calcext:value-type="float">
            <text:p>0.5818785658</text:p>
          </table:table-cell>
          <table:table-cell table:formula="of:=([.N718]-[.N717])/([.M718]-[.M717])" office:value-type="float" office:value="-0.190116085125986" calcext:value-type="float">
            <text:p>-0.1901160851</text:p>
          </table:table-cell>
        </table:table-row>
        <table:table-row table:style-name="ro1">
          <table:table-cell table:number-columns-repeated="12"/>
          <table:table-cell office:value-type="float" office:value="7.19414496421814" calcext:value-type="float">
            <text:p>7.1941449642</text:p>
          </table:table-cell>
          <table:table-cell office:value-type="float" office:value="0.577867070120818" calcext:value-type="float">
            <text:p>0.5778670701</text:p>
          </table:table-cell>
          <table:table-cell table:formula="of:=([.N719]-[.N718])/([.M719]-[.M718])" office:value-type="float" office:value="-0.439145807073995" calcext:value-type="float">
            <text:p>-0.4391458071</text:p>
          </table:table-cell>
        </table:table-row>
        <table:table-row table:style-name="ro1">
          <table:table-cell table:number-columns-repeated="12"/>
          <table:table-cell office:value-type="float" office:value="7.20531010627747" calcext:value-type="float">
            <text:p>7.2053101063</text:p>
          </table:table-cell>
          <table:table-cell office:value-type="float" office:value="0.573469801992828" calcext:value-type="float">
            <text:p>0.573469802</text:p>
          </table:table-cell>
          <table:table-cell table:formula="of:=([.N720]-[.N719])/([.M720]-[.M719])" office:value-type="float" office:value="-0.393838977115139" calcext:value-type="float">
            <text:p>-0.3938389771</text:p>
          </table:table-cell>
        </table:table-row>
        <table:table-row table:style-name="ro1">
          <table:table-cell table:number-columns-repeated="12"/>
          <table:table-cell office:value-type="float" office:value="7.21552896499634" calcext:value-type="float">
            <text:p>7.215528965</text:p>
          </table:table-cell>
          <table:table-cell office:value-type="float" office:value="0.568474035905255" calcext:value-type="float">
            <text:p>0.5684740359</text:p>
          </table:table-cell>
          <table:table-cell table:formula="of:=([.N721]-[.N720])/([.M721]-[.M720])" office:value-type="float" office:value="-0.488877107024421" calcext:value-type="float">
            <text:p>-0.488877107</text:p>
          </table:table-cell>
        </table:table-row>
        <table:table-row table:style-name="ro1">
          <table:table-cell table:number-columns-repeated="12"/>
          <table:table-cell office:value-type="float" office:value="7.22263503074646" calcext:value-type="float">
            <text:p>7.2226350307</text:p>
          </table:table-cell>
          <table:table-cell office:value-type="float" office:value="0.560366631726991" calcext:value-type="float">
            <text:p>0.5603666317</text:p>
          </table:table-cell>
          <table:table-cell table:formula="of:=([.N722]-[.N721])/([.M722]-[.M721])" office:value-type="float" office:value="-1.14091319491725" calcext:value-type="float">
            <text:p>-1.1409131949</text:p>
          </table:table-cell>
        </table:table-row>
        <table:table-row table:style-name="ro1">
          <table:table-cell table:number-columns-repeated="12"/>
          <table:table-cell office:value-type="float" office:value="7.23417806625366" calcext:value-type="float">
            <text:p>7.2341780663</text:p>
          </table:table-cell>
          <table:table-cell office:value-type="float" office:value="0.551289151459928" calcext:value-type="float">
            <text:p>0.5512891515</text:p>
          </table:table-cell>
          <table:table-cell table:formula="of:=([.N723]-[.N722])/([.M723]-[.M722])" office:value-type="float" office:value="-0.786403217888329" calcext:value-type="float">
            <text:p>-0.7864032179</text:p>
          </table:table-cell>
        </table:table-row>
        <table:table-row table:style-name="ro1">
          <table:table-cell table:number-columns-repeated="12"/>
          <table:table-cell office:value-type="float" office:value="7.24391412734985" calcext:value-type="float">
            <text:p>7.2439141273</text:p>
          </table:table-cell>
          <table:table-cell office:value-type="float" office:value="0.550397197538173" calcext:value-type="float">
            <text:p>0.5503971975</text:p>
          </table:table-cell>
          <table:table-cell table:formula="of:=([.N724]-[.N723])/([.M724]-[.M723])" office:value-type="float" office:value="-0.0916134269231131" calcext:value-type="float">
            <text:p>-0.0916134269</text:p>
          </table:table-cell>
        </table:table-row>
        <table:table-row table:style-name="ro1">
          <table:table-cell table:number-columns-repeated="12"/>
          <table:table-cell office:value-type="float" office:value="7.25288105010986" calcext:value-type="float">
            <text:p>7.2528810501</text:p>
          </table:table-cell>
          <table:table-cell office:value-type="float" office:value="0.540844500783766" calcext:value-type="float">
            <text:p>0.5408445008</text:p>
          </table:table-cell>
          <table:table-cell table:formula="of:=([.N725]-[.N724])/([.M725]-[.M724])" office:value-type="float" office:value="-1.06532608901344" calcext:value-type="float">
            <text:p>-1.065326089</text:p>
          </table:table-cell>
        </table:table-row>
        <table:table-row table:style-name="ro1">
          <table:table-cell table:number-columns-repeated="12"/>
          <table:table-cell office:value-type="float" office:value="7.26195311546326" calcext:value-type="float">
            <text:p>7.2619531155</text:p>
          </table:table-cell>
          <table:table-cell office:value-type="float" office:value="0.541670624387458" calcext:value-type="float">
            <text:p>0.5416706244</text:p>
          </table:table-cell>
          <table:table-cell table:formula="of:=([.N726]-[.N725])/([.M726]-[.M725])" office:value-type="float" office:value="0.0910623514614472" calcext:value-type="float">
            <text:p>0.0910623515</text:p>
          </table:table-cell>
        </table:table-row>
        <table:table-row table:style-name="ro1">
          <table:table-cell table:number-columns-repeated="12"/>
          <table:table-cell office:value-type="float" office:value="7.27345609664917" calcext:value-type="float">
            <text:p>7.2734560966</text:p>
          </table:table-cell>
          <table:table-cell office:value-type="float" office:value="0.539829814533926" calcext:value-type="float">
            <text:p>0.5398298145</text:p>
          </table:table-cell>
          <table:table-cell table:formula="of:=([.N727]-[.N726])/([.M727]-[.M726])" office:value-type="float" office:value="-0.160028937175555" calcext:value-type="float">
            <text:p>-0.1600289372</text:p>
          </table:table-cell>
        </table:table-row>
        <table:table-row table:style-name="ro1">
          <table:table-cell table:number-columns-repeated="12"/>
          <table:table-cell office:value-type="float" office:value="7.28350806236267" calcext:value-type="float">
            <text:p>7.2835080624</text:p>
          </table:table-cell>
          <table:table-cell office:value-type="float" office:value="0.528783630423282" calcext:value-type="float">
            <text:p>0.5287836304</text:p>
          </table:table-cell>
          <table:table-cell table:formula="of:=([.N728]-[.N727])/([.M728]-[.M727])" office:value-type="float" office:value="-1.09890785797327" calcext:value-type="float">
            <text:p>-1.098907858</text:p>
          </table:table-cell>
        </table:table-row>
        <table:table-row table:style-name="ro1">
          <table:table-cell table:number-columns-repeated="12"/>
          <table:table-cell office:value-type="float" office:value="7.29432916641235" calcext:value-type="float">
            <text:p>7.2943291664</text:p>
          </table:table-cell>
          <table:table-cell office:value-type="float" office:value="0.520970032951028" calcext:value-type="float">
            <text:p>0.520970033</text:p>
          </table:table-cell>
          <table:table-cell table:formula="of:=([.N729]-[.N728])/([.M729]-[.M728])" office:value-type="float" office:value="-0.722070265324054" calcext:value-type="float">
            <text:p>-0.7220702653</text:p>
          </table:table-cell>
        </table:table-row>
        <table:table-row table:style-name="ro1">
          <table:table-cell table:number-columns-repeated="12"/>
          <table:table-cell office:value-type="float" office:value="7.30391716957092" calcext:value-type="float">
            <text:p>7.3039171696</text:p>
          </table:table-cell>
          <table:table-cell office:value-type="float" office:value="0.516035301034453" calcext:value-type="float">
            <text:p>0.516035301</text:p>
          </table:table-cell>
          <table:table-cell table:formula="of:=([.N730]-[.N729])/([.M730]-[.M729])" office:value-type="float" office:value="-0.514677752495768" calcext:value-type="float">
            <text:p>-0.5146777525</text:p>
          </table:table-cell>
        </table:table-row>
        <table:table-row table:style-name="ro1">
          <table:table-cell table:number-columns-repeated="12"/>
          <table:table-cell office:value-type="float" office:value="7.31448316574097" calcext:value-type="float">
            <text:p>7.3144831657</text:p>
          </table:table-cell>
          <table:table-cell office:value-type="float" office:value="0.504170482661148" calcext:value-type="float">
            <text:p>0.5041704827</text:p>
          </table:table-cell>
          <table:table-cell table:formula="of:=([.N731]-[.N730])/([.M731]-[.M730])" office:value-type="float" office:value="-1.12292472781166" calcext:value-type="float">
            <text:p>-1.1229247278</text:p>
          </table:table-cell>
        </table:table-row>
        <table:table-row table:style-name="ro1">
          <table:table-cell table:number-columns-repeated="12"/>
          <table:table-cell office:value-type="float" office:value="7.32448315620422" calcext:value-type="float">
            <text:p>7.3244831562</text:p>
          </table:table-cell>
          <table:table-cell office:value-type="float" office:value="0.499781585106304" calcext:value-type="float">
            <text:p>0.4997815851</text:p>
          </table:table-cell>
          <table:table-cell table:formula="of:=([.N732]-[.N731])/([.M732]-[.M731])" office:value-type="float" office:value="-0.438890174042654" calcext:value-type="float">
            <text:p>-0.438890174</text:p>
          </table:table-cell>
        </table:table-row>
        <table:table-row table:style-name="ro1">
          <table:table-cell table:number-columns-repeated="12"/>
          <table:table-cell office:value-type="float" office:value="7.33426713943481" calcext:value-type="float">
            <text:p>7.3342671394</text:p>
          </table:table-cell>
          <table:table-cell office:value-type="float" office:value="0.497965402376465" calcext:value-type="float">
            <text:p>0.4979654024</text:p>
          </table:table-cell>
          <table:table-cell table:formula="of:=([.N733]-[.N732])/([.M733]-[.M732])" office:value-type="float" office:value="-0.185628152362345" calcext:value-type="float">
            <text:p>-0.1856281524</text:p>
          </table:table-cell>
        </table:table-row>
        <table:table-row table:style-name="ro1">
          <table:table-cell table:number-columns-repeated="12"/>
          <table:table-cell office:value-type="float" office:value="7.34596014022827" calcext:value-type="float">
            <text:p>7.3459601402</text:p>
          </table:table-cell>
          <table:table-cell office:value-type="float" office:value="0.49279337295859" calcext:value-type="float">
            <text:p>0.492793373</text:p>
          </table:table-cell>
          <table:table-cell table:formula="of:=([.N734]-[.N733])/([.M734]-[.M733])" office:value-type="float" office:value="-0.4423184013439" calcext:value-type="float">
            <text:p>-0.4423184013</text:p>
          </table:table-cell>
        </table:table-row>
        <table:table-row table:style-name="ro1">
          <table:table-cell table:number-columns-repeated="12"/>
          <table:table-cell office:value-type="float" office:value="7.35275101661682" calcext:value-type="float">
            <text:p>7.3527510166</text:p>
          </table:table-cell>
          <table:table-cell office:value-type="float" office:value="0.491313800472954" calcext:value-type="float">
            <text:p>0.4913138005</text:p>
          </table:table-cell>
          <table:table-cell table:formula="of:=([.N735]-[.N734])/([.M735]-[.M734])" office:value-type="float" office:value="-0.217876515633701" calcext:value-type="float">
            <text:p>-0.2178765156</text:p>
          </table:table-cell>
        </table:table-row>
        <table:table-row table:style-name="ro1">
          <table:table-cell table:number-columns-repeated="12"/>
          <table:table-cell office:value-type="float" office:value="7.36398005485535" calcext:value-type="float">
            <text:p>7.3639800549</text:p>
          </table:table-cell>
          <table:table-cell office:value-type="float" office:value="0.493730495572258" calcext:value-type="float">
            <text:p>0.4937304956</text:p>
          </table:table-cell>
          <table:table-cell table:formula="of:=([.N736]-[.N735])/([.M736]-[.M735])" office:value-type="float" office:value="0.215218351560386" calcext:value-type="float">
            <text:p>0.2152183516</text:p>
          </table:table-cell>
        </table:table-row>
        <table:table-row table:style-name="ro1">
          <table:table-cell table:number-columns-repeated="12"/>
          <table:table-cell office:value-type="float" office:value="7.3750491142273" calcext:value-type="float">
            <text:p>7.3750491142</text:p>
          </table:table-cell>
          <table:table-cell office:value-type="float" office:value="0.490910857877773" calcext:value-type="float">
            <text:p>0.4909108579</text:p>
          </table:table-cell>
          <table:table-cell table:formula="of:=([.N737]-[.N736])/([.M737]-[.M736])" office:value-type="float" office:value="-0.254731463599383" calcext:value-type="float">
            <text:p>-0.2547314636</text:p>
          </table:table-cell>
        </table:table-row>
        <table:table-row table:style-name="ro1">
          <table:table-cell table:number-columns-repeated="12"/>
          <table:table-cell office:value-type="float" office:value="7.38486218452454" calcext:value-type="float">
            <text:p>7.3848621845</text:p>
          </table:table-cell>
          <table:table-cell office:value-type="float" office:value="0.478823939259544" calcext:value-type="float">
            <text:p>0.4788239393</text:p>
          </table:table-cell>
          <table:table-cell table:formula="of:=([.N738]-[.N737])/([.M738]-[.M737])" office:value-type="float" office:value="-1.23171629796917" calcext:value-type="float">
            <text:p>-1.231716298</text:p>
          </table:table-cell>
        </table:table-row>
        <table:table-row table:style-name="ro1">
          <table:table-cell table:number-columns-repeated="12"/>
          <table:table-cell office:value-type="float" office:value="7.39654803276062" calcext:value-type="float">
            <text:p>7.3965480328</text:p>
          </table:table-cell>
          <table:table-cell office:value-type="float" office:value="0.469260186592194" calcext:value-type="float">
            <text:p>0.4692601866</text:p>
          </table:table-cell>
          <table:table-cell table:formula="of:=([.N739]-[.N738])/([.M739]-[.M738])" office:value-type="float" office:value="-0.818404661273869" calcext:value-type="float">
            <text:p>-0.8184046613</text:p>
          </table:table-cell>
        </table:table-row>
        <table:table-row table:style-name="ro1">
          <table:table-cell table:number-columns-repeated="12"/>
          <table:table-cell office:value-type="float" office:value="7.40376996994019" calcext:value-type="float">
            <text:p>7.4037699699</text:p>
          </table:table-cell>
          <table:table-cell office:value-type="float" office:value="0.469039281611858" calcext:value-type="float">
            <text:p>0.4690392816</text:p>
          </table:table-cell>
          <table:table-cell table:formula="of:=([.N740]-[.N739])/([.M740]-[.M739])" office:value-type="float" office:value="-0.0305880506633239" calcext:value-type="float">
            <text:p>-0.0305880507</text:p>
          </table:table-cell>
        </table:table-row>
        <table:table-row table:style-name="ro1">
          <table:table-cell table:number-columns-repeated="12"/>
          <table:table-cell office:value-type="float" office:value="7.41271996498108" calcext:value-type="float">
            <text:p>7.412719965</text:p>
          </table:table-cell>
          <table:table-cell office:value-type="float" office:value="0.455053431298795" calcext:value-type="float">
            <text:p>0.4550534313</text:p>
          </table:table-cell>
          <table:table-cell table:formula="of:=([.N741]-[.N740])/([.M741]-[.M740])" office:value-type="float" office:value="-1.56266570530597" calcext:value-type="float">
            <text:p>-1.5626657053</text:p>
          </table:table-cell>
        </table:table-row>
        <table:table-row table:style-name="ro1">
          <table:table-cell table:number-columns-repeated="12"/>
          <table:table-cell office:value-type="float" office:value="7.4236261844635" calcext:value-type="float">
            <text:p>7.4236261845</text:p>
          </table:table-cell>
          <table:table-cell office:value-type="float" office:value="0.456223275345009" calcext:value-type="float">
            <text:p>0.4562232753</text:p>
          </table:table-cell>
          <table:table-cell table:formula="of:=([.N742]-[.N741])/([.M742]-[.M741])" office:value-type="float" office:value="0.107263937618297" calcext:value-type="float">
            <text:p>0.1072639376</text:p>
          </table:table-cell>
        </table:table-row>
        <table:table-row table:style-name="ro1">
          <table:table-cell table:number-columns-repeated="12"/>
          <table:table-cell office:value-type="float" office:value="7.43387413024902" calcext:value-type="float">
            <text:p>7.4338741302</text:p>
          </table:table-cell>
          <table:table-cell office:value-type="float" office:value="0.4650786917535" calcext:value-type="float">
            <text:p>0.4650786918</text:p>
          </table:table-cell>
          <table:table-cell table:formula="of:=([.N743]-[.N742])/([.M743]-[.M742])" office:value-type="float" office:value="0.864116242788993" calcext:value-type="float">
            <text:p>0.8641162428</text:p>
          </table:table-cell>
        </table:table-row>
        <table:table-row table:style-name="ro1">
          <table:table-cell table:number-columns-repeated="12"/>
          <table:table-cell office:value-type="float" office:value="7.44431710243225" calcext:value-type="float">
            <text:p>7.4443171024</text:p>
          </table:table-cell>
          <table:table-cell office:value-type="float" office:value="0.456581546189621" calcext:value-type="float">
            <text:p>0.4565815462</text:p>
          </table:table-cell>
          <table:table-cell table:formula="of:=([.N744]-[.N743])/([.M744]-[.M743])" office:value-type="float" office:value="-0.813671186209444" calcext:value-type="float">
            <text:p>-0.8136711862</text:p>
          </table:table-cell>
        </table:table-row>
        <table:table-row table:style-name="ro1">
          <table:table-cell table:number-columns-repeated="12"/>
          <table:table-cell office:value-type="float" office:value="7.45199203491211" calcext:value-type="float">
            <text:p>7.4519920349</text:p>
          </table:table-cell>
          <table:table-cell office:value-type="float" office:value="0.45301930876397" calcext:value-type="float">
            <text:p>0.4530193088</text:p>
          </table:table-cell>
          <table:table-cell table:formula="of:=([.N745]-[.N744])/([.M745]-[.M744])" office:value-type="float" office:value="-0.46413925269043" calcext:value-type="float">
            <text:p>-0.4641392527</text:p>
          </table:table-cell>
        </table:table-row>
        <table:table-row table:style-name="ro1">
          <table:table-cell table:number-columns-repeated="12"/>
          <table:table-cell office:value-type="float" office:value="7.4619619846344" calcext:value-type="float">
            <text:p>7.4619619846</text:p>
          </table:table-cell>
          <table:table-cell office:value-type="float" office:value="0.450826400367626" calcext:value-type="float">
            <text:p>0.4508264004</text:p>
          </table:table-cell>
          <table:table-cell table:formula="of:=([.N746]-[.N745])/([.M746]-[.M745])" office:value-type="float" office:value="-0.219951800904382" calcext:value-type="float">
            <text:p>-0.2199518009</text:p>
          </table:table-cell>
        </table:table-row>
        <table:table-row table:style-name="ro1">
          <table:table-cell table:number-columns-repeated="12"/>
          <table:table-cell office:value-type="float" office:value="7.47391319274902" calcext:value-type="float">
            <text:p>7.4739131927</text:p>
          </table:table-cell>
          <table:table-cell office:value-type="float" office:value="0.436452781449506" calcext:value-type="float">
            <text:p>0.4364527814</text:p>
          </table:table-cell>
          <table:table-cell table:formula="of:=([.N747]-[.N746])/([.M747]-[.M746])" office:value-type="float" office:value="-1.20269170951277" calcext:value-type="float">
            <text:p>-1.2026917095</text:p>
          </table:table-cell>
        </table:table-row>
        <table:table-row table:style-name="ro1">
          <table:table-cell table:number-columns-repeated="12"/>
          <table:table-cell office:value-type="float" office:value="7.48269701004028" calcext:value-type="float">
            <text:p>7.48269701</text:p>
          </table:table-cell>
          <table:table-cell office:value-type="float" office:value="0.43157649397953" calcext:value-type="float">
            <text:p>0.431576494</text:p>
          </table:table-cell>
          <table:table-cell table:formula="of:=([.N748]-[.N747])/([.M748]-[.M747])" office:value-type="float" office:value="-0.555144455796901" calcext:value-type="float">
            <text:p>-0.5551444558</text:p>
          </table:table-cell>
        </table:table-row>
        <table:table-row table:style-name="ro1">
          <table:table-cell table:number-columns-repeated="12"/>
          <table:table-cell office:value-type="float" office:value="7.50092315673828" calcext:value-type="float">
            <text:p>7.5009231567</text:p>
          </table:table-cell>
          <table:table-cell office:value-type="float" office:value="0.418067524610988" calcext:value-type="float">
            <text:p>0.4180675246</text:p>
          </table:table-cell>
          <table:table-cell table:formula="of:=([.N749]-[.N748])/([.M749]-[.M748])" office:value-type="float" office:value="-0.741186252496576" calcext:value-type="float">
            <text:p>-0.7411862525</text:p>
          </table:table-cell>
        </table:table-row>
        <table:table-row table:style-name="ro1">
          <table:table-cell table:number-columns-repeated="12"/>
          <table:table-cell office:value-type="float" office:value="7.50614309310913" calcext:value-type="float">
            <text:p>7.5061430931</text:p>
          </table:table-cell>
          <table:table-cell office:value-type="float" office:value="0.416979610563958" calcext:value-type="float">
            <text:p>0.4169796106</text:p>
          </table:table-cell>
          <table:table-cell table:formula="of:=([.N750]-[.N749])/([.M750]-[.M749])" office:value-type="float" office:value="-0.208415193163147" calcext:value-type="float">
            <text:p>-0.2084151932</text:p>
          </table:table-cell>
        </table:table-row>
        <table:table-row table:style-name="ro1">
          <table:table-cell table:number-columns-repeated="12"/>
          <table:table-cell office:value-type="float" office:value="7.51445007324219" calcext:value-type="float">
            <text:p>7.5144500732</text:p>
          </table:table-cell>
          <table:table-cell office:value-type="float" office:value="0.414484433000253" calcext:value-type="float">
            <text:p>0.414484433</text:p>
          </table:table-cell>
          <table:table-cell table:formula="of:=([.N751]-[.N750])/([.M751]-[.M750])" office:value-type="float" office:value="-0.300371196721157" calcext:value-type="float">
            <text:p>-0.3003711967</text:p>
          </table:table-cell>
        </table:table-row>
        <table:table-row table:style-name="ro1">
          <table:table-cell table:number-columns-repeated="12"/>
          <table:table-cell office:value-type="float" office:value="7.52376103401184" calcext:value-type="float">
            <text:p>7.523761034</text:p>
          </table:table-cell>
          <table:table-cell office:value-type="float" office:value="0.412928686744299" calcext:value-type="float">
            <text:p>0.4129286867</text:p>
          </table:table-cell>
          <table:table-cell table:formula="of:=([.N752]-[.N751])/([.M752]-[.M751])" office:value-type="float" office:value="-0.167087617963647" calcext:value-type="float">
            <text:p>-0.167087618</text:p>
          </table:table-cell>
        </table:table-row>
        <table:table-row table:style-name="ro1">
          <table:table-cell table:number-columns-repeated="12"/>
          <table:table-cell office:value-type="float" office:value="7.53455305099487" calcext:value-type="float">
            <text:p>7.534553051</text:p>
          </table:table-cell>
          <table:table-cell office:value-type="float" office:value="0.405963263074769" calcext:value-type="float">
            <text:p>0.4059632631</text:p>
          </table:table-cell>
          <table:table-cell table:formula="of:=([.N753]-[.N752])/([.M753]-[.M752])" office:value-type="float" office:value="-0.645423712776009" calcext:value-type="float">
            <text:p>-0.6454237128</text:p>
          </table:table-cell>
        </table:table-row>
        <table:table-row table:style-name="ro1">
          <table:table-cell table:number-columns-repeated="12"/>
          <table:table-cell office:value-type="float" office:value="7.5442841053009" calcext:value-type="float">
            <text:p>7.5442841053</text:p>
          </table:table-cell>
          <table:table-cell office:value-type="float" office:value="0.397525675754289" calcext:value-type="float">
            <text:p>0.3975256758</text:p>
          </table:table-cell>
          <table:table-cell table:formula="of:=([.N754]-[.N753])/([.M754]-[.M753])" office:value-type="float" office:value="-0.867078433140687" calcext:value-type="float">
            <text:p>-0.8670784331</text:p>
          </table:table-cell>
        </table:table-row>
        <table:table-row table:style-name="ro1">
          <table:table-cell table:number-columns-repeated="12"/>
          <table:table-cell office:value-type="float" office:value="7.55394601821899" calcext:value-type="float">
            <text:p>7.5539460182</text:p>
          </table:table-cell>
          <table:table-cell office:value-type="float" office:value="0.387888623919173" calcext:value-type="float">
            <text:p>0.3878886239</text:p>
          </table:table-cell>
          <table:table-cell table:formula="of:=([.N755]-[.N754])/([.M755]-[.M754])" office:value-type="float" office:value="-0.997426898463536" calcext:value-type="float">
            <text:p>-0.9974268985</text:p>
          </table:table-cell>
        </table:table-row>
        <table:table-row table:style-name="ro1">
          <table:table-cell table:number-columns-repeated="12"/>
          <table:table-cell office:value-type="float" office:value="7.56429004669189" calcext:value-type="float">
            <text:p>7.5642900467</text:p>
          </table:table-cell>
          <table:table-cell office:value-type="float" office:value="0.383512173671345" calcext:value-type="float">
            <text:p>0.3835121737</text:p>
          </table:table-cell>
          <table:table-cell table:formula="of:=([.N756]-[.N755])/([.M756]-[.M755])" office:value-type="float" office:value="-0.423089539949876" calcext:value-type="float">
            <text:p>-0.4230895399</text:p>
          </table:table-cell>
        </table:table-row>
        <table:table-row table:style-name="ro1">
          <table:table-cell table:number-columns-repeated="12"/>
          <table:table-cell office:value-type="float" office:value="7.57221508026123" calcext:value-type="float">
            <text:p>7.5722150803</text:p>
          </table:table-cell>
          <table:table-cell office:value-type="float" office:value="0.375348528007253" calcext:value-type="float">
            <text:p>0.375348528</text:p>
          </table:table-cell>
          <table:table-cell table:formula="of:=([.N757]-[.N756])/([.M757]-[.M756])" office:value-type="float" office:value="-1.03010865413608" calcext:value-type="float">
            <text:p>-1.0301086541</text:p>
          </table:table-cell>
        </table:table-row>
        <table:table-row table:style-name="ro1">
          <table:table-cell table:number-columns-repeated="12"/>
          <table:table-cell office:value-type="float" office:value="7.59083819389343" calcext:value-type="float">
            <text:p>7.5908381939</text:p>
          </table:table-cell>
          <table:table-cell office:value-type="float" office:value="0.36421272067991" calcext:value-type="float">
            <text:p>0.3642127207</text:p>
          </table:table-cell>
          <table:table-cell table:formula="of:=([.N758]-[.N757])/([.M758]-[.M757])" office:value-type="float" office:value="-0.597956257329999" calcext:value-type="float">
            <text:p>-0.5979562573</text:p>
          </table:table-cell>
        </table:table-row>
        <table:table-row table:style-name="ro1">
          <table:table-cell table:number-columns-repeated="12"/>
          <table:table-cell office:value-type="float" office:value="7.60287117958069" calcext:value-type="float">
            <text:p>7.6028711796</text:p>
          </table:table-cell>
          <table:table-cell office:value-type="float" office:value="0.354185974552" calcext:value-type="float">
            <text:p>0.3541859746</text:p>
          </table:table-cell>
          <table:table-cell table:formula="of:=([.N759]-[.N758])/([.M759]-[.M758])" office:value-type="float" office:value="-0.833271674089101" calcext:value-type="float">
            <text:p>-0.8332716741</text:p>
          </table:table-cell>
        </table:table-row>
        <table:table-row table:style-name="ro1">
          <table:table-cell table:number-columns-repeated="12"/>
          <table:table-cell office:value-type="float" office:value="7.60791110992432" calcext:value-type="float">
            <text:p>7.6079111099</text:p>
          </table:table-cell>
          <table:table-cell office:value-type="float" office:value="0.351709948240359" calcext:value-type="float">
            <text:p>0.3517099482</text:p>
          </table:table-cell>
          <table:table-cell table:formula="of:=([.N760]-[.N759])/([.M760]-[.M759])" office:value-type="float" office:value="-0.491281851696984" calcext:value-type="float">
            <text:p>-0.4912818517</text:p>
          </table:table-cell>
        </table:table-row>
        <table:table-row table:style-name="ro1">
          <table:table-cell table:number-columns-repeated="12"/>
          <table:table-cell office:value-type="float" office:value="7.61383318901062" calcext:value-type="float">
            <text:p>7.613833189</text:p>
          </table:table-cell>
          <table:table-cell office:value-type="float" office:value="0.346177558236959" calcext:value-type="float">
            <text:p>0.3461775582</text:p>
          </table:table-cell>
          <table:table-cell table:formula="of:=([.N761]-[.N760])/([.M761]-[.M760])" office:value-type="float" office:value="-0.934197251130113" calcext:value-type="float">
            <text:p>-0.9341972511</text:p>
          </table:table-cell>
        </table:table-row>
        <table:table-row table:style-name="ro1">
          <table:table-cell table:number-columns-repeated="12"/>
          <table:table-cell office:value-type="float" office:value="7.62268400192261" calcext:value-type="float">
            <text:p>7.6226840019</text:p>
          </table:table-cell>
          <table:table-cell office:value-type="float" office:value="0.342525115896969" calcext:value-type="float">
            <text:p>0.3425251159</text:p>
          </table:table-cell>
          <table:table-cell table:formula="of:=([.N762]-[.N761])/([.M762]-[.M761])" office:value-type="float" office:value="-0.412667443805443" calcext:value-type="float">
            <text:p>-0.4126674438</text:p>
          </table:table-cell>
        </table:table-row>
        <table:table-row table:style-name="ro1">
          <table:table-cell table:number-columns-repeated="12"/>
          <table:table-cell office:value-type="float" office:value="7.6326150894165" calcext:value-type="float">
            <text:p>7.6326150894</text:p>
          </table:table-cell>
          <table:table-cell office:value-type="float" office:value="0.335082768592129" calcext:value-type="float">
            <text:p>0.3350827686</text:p>
          </table:table-cell>
          <table:table-cell table:formula="of:=([.N763]-[.N762])/([.M763]-[.M762])" office:value-type="float" office:value="-0.749399026986059" calcext:value-type="float">
            <text:p>-0.749399027</text:p>
          </table:table-cell>
        </table:table-row>
        <table:table-row table:style-name="ro1">
          <table:table-cell table:number-columns-repeated="12"/>
          <table:table-cell office:value-type="float" office:value="7.64283204078674" calcext:value-type="float">
            <text:p>7.6428320408</text:p>
          </table:table-cell>
          <table:table-cell office:value-type="float" office:value="0.328841712775587" calcext:value-type="float">
            <text:p>0.3288417128</text:p>
          </table:table-cell>
          <table:table-cell table:formula="of:=([.N764]-[.N763])/([.M764]-[.M763])" office:value-type="float" office:value="-0.610853041223377" calcext:value-type="float">
            <text:p>-0.6108530412</text:p>
          </table:table-cell>
        </table:table-row>
        <table:table-row table:style-name="ro1">
          <table:table-cell table:number-columns-repeated="12"/>
          <table:table-cell office:value-type="float" office:value="7.65248703956604" calcext:value-type="float">
            <text:p>7.6524870396</text:p>
          </table:table-cell>
          <table:table-cell office:value-type="float" office:value="0.318000854041117" calcext:value-type="float">
            <text:p>0.318000854</text:p>
          </table:table-cell>
          <table:table-cell table:formula="of:=([.N765]-[.N764])/([.M765]-[.M764])" office:value-type="float" office:value="-1.12282341844681" calcext:value-type="float">
            <text:p>-1.1228234184</text:p>
          </table:table-cell>
        </table:table-row>
        <table:table-row table:style-name="ro1">
          <table:table-cell table:number-columns-repeated="12"/>
          <table:table-cell office:value-type="float" office:value="7.66331601142883" calcext:value-type="float">
            <text:p>7.6633160114</text:p>
          </table:table-cell>
          <table:table-cell office:value-type="float" office:value="0.317674542380452" calcext:value-type="float">
            <text:p>0.3176745424</text:p>
          </table:table-cell>
          <table:table-cell table:formula="of:=([.N766]-[.N765])/([.M766]-[.M765])" office:value-type="float" office:value="-0.0301332079167123" calcext:value-type="float">
            <text:p>-0.0301332079</text:p>
          </table:table-cell>
        </table:table-row>
        <table:table-row table:style-name="ro1">
          <table:table-cell table:number-columns-repeated="12"/>
          <table:table-cell office:value-type="float" office:value="7.67218399047852" calcext:value-type="float">
            <text:p>7.6721839905</text:p>
          </table:table-cell>
          <table:table-cell office:value-type="float" office:value="0.313231123708043" calcext:value-type="float">
            <text:p>0.3132311237</text:p>
          </table:table-cell>
          <table:table-cell table:formula="of:=([.N767]-[.N766])/([.M767]-[.M766])" office:value-type="float" office:value="-0.501063280316089" calcext:value-type="float">
            <text:p>-0.5010632803</text:p>
          </table:table-cell>
        </table:table-row>
        <table:table-row table:style-name="ro1">
          <table:table-cell table:number-columns-repeated="12"/>
          <table:table-cell office:value-type="float" office:value="7.68399500846863" calcext:value-type="float">
            <text:p>7.6839950085</text:p>
          </table:table-cell>
          <table:table-cell office:value-type="float" office:value="0.299180393219994" calcext:value-type="float">
            <text:p>0.2991803932</text:p>
          </table:table-cell>
          <table:table-cell table:formula="of:=([.N768]-[.N767])/([.M768]-[.M767])" office:value-type="float" office:value="-1.18962908191418" calcext:value-type="float">
            <text:p>-1.1896290819</text:p>
          </table:table-cell>
        </table:table-row>
        <table:table-row table:style-name="ro1">
          <table:table-cell table:number-columns-repeated="12"/>
          <table:table-cell office:value-type="float" office:value="7.69608497619629" calcext:value-type="float">
            <text:p>7.6960849762</text:p>
          </table:table-cell>
          <table:table-cell office:value-type="float" office:value="0.293605940173529" calcext:value-type="float">
            <text:p>0.2936059402</text:p>
          </table:table-cell>
          <table:table-cell table:formula="of:=([.N769]-[.N768])/([.M769]-[.M768])" office:value-type="float" office:value="-0.461080887231114" calcext:value-type="float">
            <text:p>-0.4610808872</text:p>
          </table:table-cell>
        </table:table-row>
        <table:table-row table:style-name="ro1">
          <table:table-cell table:number-columns-repeated="12"/>
          <table:table-cell office:value-type="float" office:value="7.70321607589722" calcext:value-type="float">
            <text:p>7.7032160759</text:p>
          </table:table-cell>
          <table:table-cell office:value-type="float" office:value="0.290595516427671" calcext:value-type="float">
            <text:p>0.2905955164</text:p>
          </table:table-cell>
          <table:table-cell table:formula="of:=([.N770]-[.N769])/([.M770]-[.M769])" office:value-type="float" office:value="-0.422154207921947" calcext:value-type="float">
            <text:p>-0.4221542079</text:p>
          </table:table-cell>
        </table:table-row>
        <table:table-row table:style-name="ro1">
          <table:table-cell table:number-columns-repeated="12"/>
          <table:table-cell office:value-type="float" office:value="7.71403408050537" calcext:value-type="float">
            <text:p>7.7140340805</text:p>
          </table:table-cell>
          <table:table-cell office:value-type="float" office:value="0.273819269113837" calcext:value-type="float">
            <text:p>0.2738192691</text:p>
          </table:table-cell>
          <table:table-cell table:formula="of:=([.N771]-[.N770])/([.M771]-[.M770])" office:value-type="float" office:value="-1.55077095282325" calcext:value-type="float">
            <text:p>-1.5507709528</text:p>
          </table:table-cell>
        </table:table-row>
        <table:table-row table:style-name="ro1">
          <table:table-cell table:number-columns-repeated="12"/>
          <table:table-cell office:value-type="float" office:value="7.72363114356995" calcext:value-type="float">
            <text:p>7.7236311436</text:p>
          </table:table-cell>
          <table:table-cell office:value-type="float" office:value="0.271943942883976" calcext:value-type="float">
            <text:p>0.2719439429</text:p>
          </table:table-cell>
          <table:table-cell table:formula="of:=([.N772]-[.N771])/([.M772]-[.M771])" office:value-type="float" office:value="-0.195406263066456" calcext:value-type="float">
            <text:p>-0.1954062631</text:p>
          </table:table-cell>
        </table:table-row>
        <table:table-row table:style-name="ro1">
          <table:table-cell table:number-columns-repeated="12"/>
          <table:table-cell office:value-type="float" office:value="7.73367500305176" calcext:value-type="float">
            <text:p>7.7336750031</text:p>
          </table:table-cell>
          <table:table-cell office:value-type="float" office:value="0.273074562727442" calcext:value-type="float">
            <text:p>0.2730745627</text:p>
          </table:table-cell>
          <table:table-cell table:formula="of:=([.N773]-[.N772])/([.M773]-[.M772])" office:value-type="float" office:value="0.112568265766187" calcext:value-type="float">
            <text:p>0.1125682658</text:p>
          </table:table-cell>
        </table:table-row>
        <table:table-row table:style-name="ro1">
          <table:table-cell table:number-columns-repeated="12"/>
          <table:table-cell office:value-type="float" office:value="7.74242997169495" calcext:value-type="float">
            <text:p>7.7424299717</text:p>
          </table:table-cell>
          <table:table-cell office:value-type="float" office:value="0.261741545212611" calcext:value-type="float">
            <text:p>0.2617415452</text:p>
          </table:table-cell>
          <table:table-cell table:formula="of:=([.N774]-[.N773])/([.M774]-[.M773])" office:value-type="float" office:value="-1.29446694519556" calcext:value-type="float">
            <text:p>-1.2944669452</text:p>
          </table:table-cell>
        </table:table-row>
        <table:table-row table:style-name="ro1">
          <table:table-cell table:number-columns-repeated="12"/>
          <table:table-cell office:value-type="float" office:value="7.75221109390259" calcext:value-type="float">
            <text:p>7.7522110939</text:p>
          </table:table-cell>
          <table:table-cell office:value-type="float" office:value="0.253605000808865" calcext:value-type="float">
            <text:p>0.2536050008</text:p>
          </table:table-cell>
          <table:table-cell table:formula="of:=([.N775]-[.N774])/([.M775]-[.M774])" office:value-type="float" office:value="-0.831862053353087" calcext:value-type="float">
            <text:p>-0.8318620534</text:p>
          </table:table-cell>
        </table:table-row>
        <table:table-row table:style-name="ro1">
          <table:table-cell table:number-columns-repeated="12"/>
          <table:table-cell office:value-type="float" office:value="7.76282906532288" calcext:value-type="float">
            <text:p>7.7628290653</text:p>
          </table:table-cell>
          <table:table-cell office:value-type="float" office:value="0.252262741992398" calcext:value-type="float">
            <text:p>0.252262742</text:p>
          </table:table-cell>
          <table:table-cell table:formula="of:=([.N776]-[.N775])/([.M776]-[.M775])" office:value-type="float" office:value="-0.126413866014224" calcext:value-type="float">
            <text:p>-0.126413866</text:p>
          </table:table-cell>
        </table:table-row>
        <table:table-row table:style-name="ro1">
          <table:table-cell table:number-columns-repeated="12"/>
          <table:table-cell office:value-type="float" office:value="7.77242708206177" calcext:value-type="float">
            <text:p>7.7724270821</text:p>
          </table:table-cell>
          <table:table-cell office:value-type="float" office:value="0.23504798602374" calcext:value-type="float">
            <text:p>0.235047986</text:p>
          </table:table-cell>
          <table:table-cell table:formula="of:=([.N777]-[.N776])/([.M777]-[.M776])" office:value-type="float" office:value="-1.79357428070565" calcext:value-type="float">
            <text:p>-1.7935742807</text:p>
          </table:table-cell>
        </table:table-row>
        <table:table-row table:style-name="ro1">
          <table:table-cell table:number-columns-repeated="12"/>
          <table:table-cell office:value-type="float" office:value="7.78413915634155" calcext:value-type="float">
            <text:p>7.7841391563</text:p>
          </table:table-cell>
          <table:table-cell office:value-type="float" office:value="0.233918907980346" calcext:value-type="float">
            <text:p>0.233918908</text:p>
          </table:table-cell>
          <table:table-cell table:formula="of:=([.N778]-[.N777])/([.M778]-[.M777])" office:value-type="float" office:value="-0.0964029100586162" calcext:value-type="float">
            <text:p>-0.0964029101</text:p>
          </table:table-cell>
        </table:table-row>
        <table:table-row table:style-name="ro1">
          <table:table-cell table:number-columns-repeated="12"/>
          <table:table-cell office:value-type="float" office:value="7.79439902305603" calcext:value-type="float">
            <text:p>7.7943990231</text:p>
          </table:table-cell>
          <table:table-cell office:value-type="float" office:value="0.226962967724178" calcext:value-type="float">
            <text:p>0.2269629677</text:p>
          </table:table-cell>
          <table:table-cell table:formula="of:=([.N779]-[.N778])/([.M779]-[.M778])" office:value-type="float" office:value="-0.677975694007037" calcext:value-type="float">
            <text:p>-0.677975694</text:p>
          </table:table-cell>
        </table:table-row>
        <table:table-row table:style-name="ro1">
          <table:table-cell table:number-columns-repeated="12"/>
          <table:table-cell office:value-type="float" office:value="7.80381917953491" calcext:value-type="float">
            <text:p>7.8038191795</text:p>
          </table:table-cell>
          <table:table-cell office:value-type="float" office:value="0.225959497974874" calcext:value-type="float">
            <text:p>0.225959498</text:p>
          </table:table-cell>
          <table:table-cell table:formula="of:=([.N780]-[.N779])/([.M780]-[.M779])" office:value-type="float" office:value="-0.106523681592107" calcext:value-type="float">
            <text:p>-0.1065236816</text:p>
          </table:table-cell>
        </table:table-row>
        <table:table-row table:style-name="ro1">
          <table:table-cell table:number-columns-repeated="12"/>
          <table:table-cell office:value-type="float" office:value="7.81228017807007" calcext:value-type="float">
            <text:p>7.8122801781</text:p>
          </table:table-cell>
          <table:table-cell office:value-type="float" office:value="0.214268311997215" calcext:value-type="float">
            <text:p>0.214268312</text:p>
          </table:table-cell>
          <table:table-cell table:formula="of:=([.N781]-[.N780])/([.M781]-[.M780])" office:value-type="float" office:value="-1.38177378581031" calcext:value-type="float">
            <text:p>-1.3817737858</text:p>
          </table:table-cell>
        </table:table-row>
        <table:table-row table:style-name="ro1">
          <table:table-cell table:number-columns-repeated="12"/>
          <table:table-cell office:value-type="float" office:value="7.8229660987854" calcext:value-type="float">
            <text:p>7.8229660988</text:p>
          </table:table-cell>
          <table:table-cell office:value-type="float" office:value="0.212763881662074" calcext:value-type="float">
            <text:p>0.2127638817</text:p>
          </table:table-cell>
          <table:table-cell table:formula="of:=([.N782]-[.N781])/([.M782]-[.M781])" office:value-type="float" office:value="-0.140786215359362" calcext:value-type="float">
            <text:p>-0.1407862154</text:p>
          </table:table-cell>
        </table:table-row>
        <table:table-row table:style-name="ro1">
          <table:table-cell table:number-columns-repeated="12"/>
          <table:table-cell office:value-type="float" office:value="7.83316016197205" calcext:value-type="float">
            <text:p>7.833160162</text:p>
          </table:table-cell>
          <table:table-cell office:value-type="float" office:value="0.206532121030583" calcext:value-type="float">
            <text:p>0.206532121</text:p>
          </table:table-cell>
          <table:table-cell table:formula="of:=([.N783]-[.N782])/([.M783]-[.M782])" office:value-type="float" office:value="-0.611312733440247" calcext:value-type="float">
            <text:p>-0.6113127334</text:p>
          </table:table-cell>
        </table:table-row>
        <table:table-row table:style-name="ro1">
          <table:table-cell table:number-columns-repeated="12"/>
          <table:table-cell office:value-type="float" office:value="7.84595417976379" calcext:value-type="float">
            <text:p>7.8459541798</text:p>
          </table:table-cell>
          <table:table-cell office:value-type="float" office:value="0.202428978108173" calcext:value-type="float">
            <text:p>0.2024289781</text:p>
          </table:table-cell>
          <table:table-cell table:formula="of:=([.N784]-[.N783])/([.M784]-[.M783])" office:value-type="float" office:value="-0.320707926876274" calcext:value-type="float">
            <text:p>-0.3207079269</text:p>
          </table:table-cell>
        </table:table-row>
        <table:table-row table:style-name="ro1">
          <table:table-cell table:number-columns-repeated="12"/>
          <table:table-cell office:value-type="float" office:value="7.85401296615601" calcext:value-type="float">
            <text:p>7.8540129662</text:p>
          </table:table-cell>
          <table:table-cell office:value-type="float" office:value="0.193721929994144" calcext:value-type="float">
            <text:p>0.19372193</text:p>
          </table:table-cell>
          <table:table-cell table:formula="of:=([.N785]-[.N784])/([.M785]-[.M784])" office:value-type="float" office:value="-1.0804416062503" calcext:value-type="float">
            <text:p>-1.0804416063</text:p>
          </table:table-cell>
        </table:table-row>
        <table:table-row table:style-name="ro1">
          <table:table-cell table:number-columns-repeated="12"/>
          <table:table-cell office:value-type="float" office:value="7.8633451461792" calcext:value-type="float">
            <text:p>7.8633451462</text:p>
          </table:table-cell>
          <table:table-cell office:value-type="float" office:value="0.181002319910757" calcext:value-type="float">
            <text:p>0.1810023199</text:p>
          </table:table-cell>
          <table:table-cell table:formula="of:=([.N786]-[.N785])/([.M786]-[.M785])" office:value-type="float" office:value="-1.362983788544" calcext:value-type="float">
            <text:p>-1.3629837885</text:p>
          </table:table-cell>
        </table:table-row>
        <table:table-row table:style-name="ro1">
          <table:table-cell table:number-columns-repeated="12"/>
          <table:table-cell office:value-type="float" office:value="7.87412405014038" calcext:value-type="float">
            <text:p>7.8741240501</text:p>
          </table:table-cell>
          <table:table-cell office:value-type="float" office:value="0.173783116905747" calcext:value-type="float">
            <text:p>0.1737831169</text:p>
          </table:table-cell>
          <table:table-cell table:formula="of:=([.N787]-[.N786])/([.M787]-[.M786])" office:value-type="float" office:value="-0.669752975906295" calcext:value-type="float">
            <text:p>-0.6697529759</text:p>
          </table:table-cell>
        </table:table-row>
        <table:table-row table:style-name="ro1">
          <table:table-cell table:number-columns-repeated="12"/>
          <table:table-cell office:value-type="float" office:value="7.88500809669495" calcext:value-type="float">
            <text:p>7.8850080967</text:p>
          </table:table-cell>
          <table:table-cell office:value-type="float" office:value="0.179131328820707" calcext:value-type="float">
            <text:p>0.1791313288</text:p>
          </table:table-cell>
          <table:table-cell table:formula="of:=([.N788]-[.N787])/([.M788]-[.M787])" office:value-type="float" office:value="0.491380837829649" calcext:value-type="float">
            <text:p>0.4913808378</text:p>
          </table:table-cell>
        </table:table-row>
        <table:table-row table:style-name="ro1">
          <table:table-cell table:number-columns-repeated="12"/>
          <table:table-cell office:value-type="float" office:value="7.89325308799744" calcext:value-type="float">
            <text:p>7.893253088</text:p>
          </table:table-cell>
          <table:table-cell office:value-type="float" office:value="0.166420859342705" calcext:value-type="float">
            <text:p>0.1664208593</text:p>
          </table:table-cell>
          <table:table-cell table:formula="of:=([.N789]-[.N788])/([.M789]-[.M788])" office:value-type="float" office:value="-1.54159889461164" calcext:value-type="float">
            <text:p>-1.5415988946</text:p>
          </table:table-cell>
        </table:table-row>
        <table:table-row table:style-name="ro1">
          <table:table-cell table:number-columns-repeated="12"/>
          <table:table-cell office:value-type="float" office:value="7.90432620048523" calcext:value-type="float">
            <text:p>7.9043262005</text:p>
          </table:table-cell>
          <table:table-cell office:value-type="float" office:value="0.152829897367267" calcext:value-type="float">
            <text:p>0.1528298974</text:p>
          </table:table-cell>
          <table:table-cell table:formula="of:=([.N790]-[.N789])/([.M790]-[.M789])" office:value-type="float" office:value="-1.22738407926593" calcext:value-type="float">
            <text:p>-1.2273840793</text:p>
          </table:table-cell>
        </table:table-row>
        <table:table-row table:style-name="ro1">
          <table:table-cell table:number-columns-repeated="12"/>
          <table:table-cell office:value-type="float" office:value="7.91380405426025" calcext:value-type="float">
            <text:p>7.9138040543</text:p>
          </table:table-cell>
          <table:table-cell office:value-type="float" office:value="0.149167454990126" calcext:value-type="float">
            <text:p>0.149167455</text:p>
          </table:table-cell>
          <table:table-cell table:formula="of:=([.N791]-[.N790])/([.M791]-[.M790])" office:value-type="float" office:value="-0.386421067899609" calcext:value-type="float">
            <text:p>-0.3864210679</text:p>
          </table:table-cell>
        </table:table-row>
        <table:table-row table:style-name="ro1">
          <table:table-cell table:number-columns-repeated="12"/>
          <table:table-cell office:value-type="float" office:value="7.92283701896668" calcext:value-type="float">
            <text:p>7.922837019</text:p>
          </table:table-cell>
          <table:table-cell office:value-type="float" office:value="0.150126658138048" calcext:value-type="float">
            <text:p>0.1501266581</text:p>
          </table:table-cell>
          <table:table-cell table:formula="of:=([.N792]-[.N791])/([.M792]-[.M791])" office:value-type="float" office:value="0.106189183628795" calcext:value-type="float">
            <text:p>0.1061891836</text:p>
          </table:table-cell>
        </table:table-row>
        <table:table-row table:style-name="ro1">
          <table:table-cell table:number-columns-repeated="12"/>
          <table:table-cell office:value-type="float" office:value="7.93312501907349" calcext:value-type="float">
            <text:p>7.9331250191</text:p>
          </table:table-cell>
          <table:table-cell office:value-type="float" office:value="0.143417102841123" calcext:value-type="float">
            <text:p>0.1434171028</text:p>
          </table:table-cell>
          <table:table-cell table:formula="of:=([.N793]-[.N792])/([.M793]-[.M792])" office:value-type="float" office:value="-0.652172941997094" calcext:value-type="float">
            <text:p>-0.652172942</text:p>
          </table:table-cell>
        </table:table-row>
        <table:table-row table:style-name="ro1">
          <table:table-cell table:number-columns-repeated="12"/>
          <table:table-cell office:value-type="float" office:value="7.94449400901794" calcext:value-type="float">
            <text:p>7.944494009</text:p>
          </table:table-cell>
          <table:table-cell office:value-type="float" office:value="0.130984702356877" calcext:value-type="float">
            <text:p>0.1309847024</text:p>
          </table:table-cell>
          <table:table-cell table:formula="of:=([.N794]-[.N793])/([.M794]-[.M793])" office:value-type="float" office:value="-1.09353606124933" calcext:value-type="float">
            <text:p>-1.0935360612</text:p>
          </table:table-cell>
        </table:table-row>
        <table:table-row table:style-name="ro1">
          <table:table-cell table:number-columns-repeated="12"/>
          <table:table-cell office:value-type="float" office:value="7.95429611206055" calcext:value-type="float">
            <text:p>7.9542961121</text:p>
          </table:table-cell>
          <table:table-cell office:value-type="float" office:value="0.124427247693509" calcext:value-type="float">
            <text:p>0.1244272477</text:p>
          </table:table-cell>
          <table:table-cell table:formula="of:=([.N795]-[.N794])/([.M795]-[.M794])" office:value-type="float" office:value="-0.66898446536089" calcext:value-type="float">
            <text:p>-0.6689844654</text:p>
          </table:table-cell>
        </table:table-row>
        <table:table-row table:style-name="ro1">
          <table:table-cell table:number-columns-repeated="12"/>
          <table:table-cell office:value-type="float" office:value="7.96184396743774" calcext:value-type="float">
            <text:p>7.9618439674</text:p>
          </table:table-cell>
          <table:table-cell office:value-type="float" office:value="0.117141757981366" calcext:value-type="float">
            <text:p>0.117141758</text:p>
          </table:table-cell>
          <table:table-cell table:formula="of:=([.N796]-[.N795])/([.M796]-[.M795])" office:value-type="float" office:value="-0.965239706917702" calcext:value-type="float">
            <text:p>-0.9652397069</text:p>
          </table:table-cell>
        </table:table-row>
        <table:table-row table:style-name="ro1">
          <table:table-cell table:number-columns-repeated="12"/>
          <table:table-cell office:value-type="float" office:value="7.9740481376648" calcext:value-type="float">
            <text:p>7.9740481377</text:p>
          </table:table-cell>
          <table:table-cell office:value-type="float" office:value="0.109662408524504" calcext:value-type="float">
            <text:p>0.1096624085</text:p>
          </table:table-cell>
          <table:table-cell table:formula="of:=([.N797]-[.N796])/([.M797]-[.M796])" office:value-type="float" office:value="-0.612851944680664" calcext:value-type="float">
            <text:p>-0.6128519447</text:p>
          </table:table-cell>
        </table:table-row>
        <table:table-row table:style-name="ro1">
          <table:table-cell table:number-columns-repeated="12"/>
          <table:table-cell office:value-type="float" office:value="7.98632502555847" calcext:value-type="float">
            <text:p>7.9863250256</text:p>
          </table:table-cell>
          <table:table-cell office:value-type="float" office:value="0.105926216300791" calcext:value-type="float">
            <text:p>0.1059262163</text:p>
          </table:table-cell>
          <table:table-cell table:formula="of:=([.N798]-[.N797])/([.M798]-[.M797])" office:value-type="float" office:value="-0.304327306404566" calcext:value-type="float">
            <text:p>-0.3043273064</text:p>
          </table:table-cell>
        </table:table-row>
        <table:table-row table:style-name="ro1">
          <table:table-cell table:number-columns-repeated="12"/>
          <table:table-cell office:value-type="float" office:value="7.99393200874329" calcext:value-type="float">
            <text:p>7.9939320087</text:p>
          </table:table-cell>
          <table:table-cell office:value-type="float" office:value="0.0968752784574969" calcext:value-type="float">
            <text:p>0.0968752785</text:p>
          </table:table-cell>
          <table:table-cell table:formula="of:=([.N799]-[.N798])/([.M799]-[.M798])" office:value-type="float" office:value="-1.18981962013033" calcext:value-type="float">
            <text:p>-1.1898196201</text:p>
          </table:table-cell>
        </table:table-row>
        <table:table-row table:style-name="ro1">
          <table:table-cell table:number-columns-repeated="12"/>
          <table:table-cell office:value-type="float" office:value="8.00316905975342" calcext:value-type="float">
            <text:p>8.0031690598</text:p>
          </table:table-cell>
          <table:table-cell office:value-type="float" office:value="0.0851381567795229" calcext:value-type="float">
            <text:p>0.0851381568</text:p>
          </table:table-cell>
          <table:table-cell table:formula="of:=([.N800]-[.N799])/([.M800]-[.M799])" office:value-type="float" office:value="-1.27065680000034" calcext:value-type="float">
            <text:p>-1.2706568</text:p>
          </table:table-cell>
        </table:table-row>
        <table:table-row table:style-name="ro1">
          <table:table-cell table:number-columns-repeated="12"/>
          <table:table-cell office:value-type="float" office:value="8.01268815994263" calcext:value-type="float">
            <text:p>8.0126881599</text:p>
          </table:table-cell>
          <table:table-cell office:value-type="float" office:value="0.0777580738636739" calcext:value-type="float">
            <text:p>0.0777580739</text:p>
          </table:table-cell>
          <table:table-cell table:formula="of:=([.N801]-[.N800])/([.M801]-[.M800])" office:value-type="float" office:value="-0.775292072691406" calcext:value-type="float">
            <text:p>-0.7752920727</text:p>
          </table:table-cell>
        </table:table-row>
        <table:table-row table:style-name="ro1">
          <table:table-cell table:number-columns-repeated="12"/>
          <table:table-cell office:value-type="float" office:value="8.02240204811096" calcext:value-type="float">
            <text:p>8.0224020481</text:p>
          </table:table-cell>
          <table:table-cell office:value-type="float" office:value="0.0793475706042452" calcext:value-type="float">
            <text:p>0.0793475706</text:p>
          </table:table-cell>
          <table:table-cell table:formula="of:=([.N802]-[.N801])/([.M802]-[.M801])" office:value-type="float" office:value="0.163631360895488" calcext:value-type="float">
            <text:p>0.1636313609</text:p>
          </table:table-cell>
        </table:table-row>
        <table:table-row table:style-name="ro1">
          <table:table-cell table:number-columns-repeated="12"/>
          <table:table-cell office:value-type="float" office:value="8.03200197219849" calcext:value-type="float">
            <text:p>8.0320019722</text:p>
          </table:table-cell>
          <table:table-cell office:value-type="float" office:value="0.0714764024035651" calcext:value-type="float">
            <text:p>0.0714764024</text:p>
          </table:table-cell>
          <table:table-cell table:formula="of:=([.N803]-[.N802])/([.M803]-[.M802])" office:value-type="float" office:value="-0.81991983779424" calcext:value-type="float">
            <text:p>-0.8199198378</text:p>
          </table:table-cell>
        </table:table-row>
        <table:table-row table:style-name="ro1">
          <table:table-cell table:number-columns-repeated="12"/>
          <table:table-cell office:value-type="float" office:value="8.04533910751343" calcext:value-type="float">
            <text:p>8.0453391075</text:p>
          </table:table-cell>
          <table:table-cell office:value-type="float" office:value="0.0560552782526734" calcext:value-type="float">
            <text:p>0.0560552783</text:p>
          </table:table-cell>
          <table:table-cell table:formula="of:=([.N804]-[.N803])/([.M804]-[.M803])" office:value-type="float" office:value="-1.15625460691065" calcext:value-type="float">
            <text:p>-1.1562546069</text:p>
          </table:table-cell>
        </table:table-row>
        <table:table-row table:style-name="ro1">
          <table:table-cell table:number-columns-repeated="12"/>
          <table:table-cell office:value-type="float" office:value="8.05509209632874" calcext:value-type="float">
            <text:p>8.0550920963</text:p>
          </table:table-cell>
          <table:table-cell office:value-type="float" office:value="0.0454623799095964" calcext:value-type="float">
            <text:p>0.0454623799</text:p>
          </table:table-cell>
          <table:table-cell table:formula="of:=([.N805]-[.N804])/([.M805]-[.M804])" office:value-type="float" office:value="-1.08611816784318" calcext:value-type="float">
            <text:p>-1.0861181678</text:p>
          </table:table-cell>
        </table:table-row>
        <table:table-row table:style-name="ro1">
          <table:table-cell table:number-columns-repeated="12"/>
          <table:table-cell office:value-type="float" office:value="8.06418013572693" calcext:value-type="float">
            <text:p>8.0641801357</text:p>
          </table:table-cell>
          <table:table-cell office:value-type="float" office:value="0.0407736103776789" calcext:value-type="float">
            <text:p>0.0407736104</text:p>
          </table:table-cell>
          <table:table-cell table:formula="of:=([.N806]-[.N805])/([.M806]-[.M805])" office:value-type="float" office:value="-0.515927509386635" calcext:value-type="float">
            <text:p>-0.5159275094</text:p>
          </table:table-cell>
        </table:table-row>
        <table:table-row table:style-name="ro1">
          <table:table-cell table:number-columns-repeated="12"/>
          <table:table-cell office:value-type="float" office:value="8.0742449760437" calcext:value-type="float">
            <text:p>8.074244976</text:p>
          </table:table-cell>
          <table:table-cell office:value-type="float" office:value="0.0353159177710504" calcext:value-type="float">
            <text:p>0.0353159178</text:p>
          </table:table-cell>
          <table:table-cell table:formula="of:=([.N807]-[.N806])/([.M807]-[.M806])" office:value-type="float" office:value="-0.54225327326193" calcext:value-type="float">
            <text:p>-0.5422532733</text:p>
          </table:table-cell>
        </table:table-row>
        <table:table-row table:style-name="ro1">
          <table:table-cell table:number-columns-repeated="12"/>
          <table:table-cell office:value-type="float" office:value="8.08383798599243" calcext:value-type="float">
            <text:p>8.083837986</text:p>
          </table:table-cell>
          <table:table-cell office:value-type="float" office:value="0.0297016668283031" calcext:value-type="float">
            <text:p>0.0297016668</text:p>
          </table:table-cell>
          <table:table-cell table:formula="of:=([.N808]-[.N807])/([.M808]-[.M807])" office:value-type="float" office:value="-0.585243940405827" calcext:value-type="float">
            <text:p>-0.5852439404</text:p>
          </table:table-cell>
        </table:table-row>
        <table:table-row table:style-name="ro1">
          <table:table-cell table:number-columns-repeated="12"/>
          <table:table-cell office:value-type="float" office:value="8.09364318847656" calcext:value-type="float">
            <text:p>8.0936431885</text:p>
          </table:table-cell>
          <table:table-cell office:value-type="float" office:value="0.0220440934360456" calcext:value-type="float">
            <text:p>0.0220440934</text:p>
          </table:table-cell>
          <table:table-cell table:formula="of:=([.N809]-[.N808])/([.M809]-[.M808])" office:value-type="float" office:value="-0.780970449580289" calcext:value-type="float">
            <text:p>-0.7809704496</text:p>
          </table:table-cell>
        </table:table-row>
        <table:table-row table:style-name="ro1">
          <table:table-cell table:number-columns-repeated="12"/>
          <table:table-cell office:value-type="float" office:value="8.10692501068115" calcext:value-type="float">
            <text:p>8.1069250107</text:p>
          </table:table-cell>
          <table:table-cell office:value-type="float" office:value="0.00889176556715879" calcext:value-type="float">
            <text:p>0.0088917656</text:p>
          </table:table-cell>
          <table:table-cell table:formula="of:=([.N810]-[.N809])/([.M810]-[.M809])" office:value-type="float" office:value="-0.990250258307308" calcext:value-type="float">
            <text:p>-0.9902502583</text:p>
          </table:table-cell>
        </table:table-row>
        <table:table-row table:style-name="ro1">
          <table:table-cell table:number-columns-repeated="12"/>
          <table:table-cell office:value-type="float" office:value="8.11469912528992" calcext:value-type="float">
            <text:p>8.1146991253</text:p>
          </table:table-cell>
          <table:table-cell office:value-type="float" office:value="0.0015610181152341" calcext:value-type="float">
            <text:p>0.0015610181</text:p>
          </table:table-cell>
          <table:table-cell table:formula="of:=([.N811]-[.N810])/([.M811]-[.M810])" office:value-type="float" office:value="-0.942968790768777" calcext:value-type="float">
            <text:p>-0.9429687908</text:p>
          </table:table-cell>
        </table:table-row>
        <table:table-row table:style-name="ro1">
          <table:table-cell table:number-columns-repeated="12"/>
          <table:table-cell office:value-type="float" office:value="8.12173008918762" calcext:value-type="float">
            <text:p>8.1217300892</text:p>
          </table:table-cell>
          <table:table-cell office:value-type="float" office:value="-0.00632523525014656" calcext:value-type="float">
            <text:p>-0.0063252353</text:p>
          </table:table-cell>
          <table:table-cell table:formula="of:=([.N812]-[.N811])/([.M812]-[.M811])" office:value-type="float" office:value="-1.12164611852932" calcext:value-type="float">
            <text:p>-1.1216461185</text:p>
          </table:table-cell>
        </table:table-row>
        <table:table-row table:style-name="ro1">
          <table:table-cell table:number-columns-repeated="12"/>
          <table:table-cell office:value-type="float" office:value="8.13364219665527" calcext:value-type="float">
            <text:p>8.1336421967</text:p>
          </table:table-cell>
          <table:table-cell office:value-type="float" office:value="-0.0163759057290241" calcext:value-type="float">
            <text:p>-0.0163759057</text:p>
          </table:table-cell>
          <table:table-cell table:formula="of:=([.N813]-[.N812])/([.M813]-[.M812])" office:value-type="float" office:value="-0.84373571227184" calcext:value-type="float">
            <text:p>-0.8437357123</text:p>
          </table:table-cell>
        </table:table-row>
        <table:table-row table:style-name="ro1">
          <table:table-cell table:number-columns-repeated="12"/>
          <table:table-cell office:value-type="float" office:value="8.14301609992981" calcext:value-type="float">
            <text:p>8.1430160999</text:p>
          </table:table-cell>
          <table:table-cell office:value-type="float" office:value="-0.0200289521978092" calcext:value-type="float">
            <text:p>-0.0200289522</text:p>
          </table:table-cell>
          <table:table-cell table:formula="of:=([.N814]-[.N813])/([.M814]-[.M813])" office:value-type="float" office:value="-0.389703879141628" calcext:value-type="float">
            <text:p>-0.3897038791</text:p>
          </table:table-cell>
        </table:table-row>
        <table:table-row table:style-name="ro1">
          <table:table-cell table:number-columns-repeated="12"/>
          <table:table-cell office:value-type="float" office:value="8.15154504776001" calcext:value-type="float">
            <text:p>8.1515450478</text:p>
          </table:table-cell>
          <table:table-cell office:value-type="float" office:value="-0.0210083628436219" calcext:value-type="float">
            <text:p>-0.0210083628</text:p>
          </table:table-cell>
          <table:table-cell table:formula="of:=([.N815]-[.N814])/([.M815]-[.M814])" office:value-type="float" office:value="-0.114833701097882" calcext:value-type="float">
            <text:p>-0.1148337011</text:p>
          </table:table-cell>
        </table:table-row>
        <table:table-row table:style-name="ro1">
          <table:table-cell table:number-columns-repeated="12"/>
          <table:table-cell office:value-type="float" office:value="8.16414904594421" calcext:value-type="float">
            <text:p>8.1641490459</text:p>
          </table:table-cell>
          <table:table-cell office:value-type="float" office:value="-0.0216447663845713" calcext:value-type="float">
            <text:p>-0.0216447664</text:p>
          </table:table-cell>
          <table:table-cell table:formula="of:=([.N816]-[.N815])/([.M816]-[.M815])" office:value-type="float" office:value="-0.050492195543712" calcext:value-type="float">
            <text:p>-0.0504921955</text:p>
          </table:table-cell>
        </table:table-row>
        <table:table-row table:style-name="ro1">
          <table:table-cell table:number-columns-repeated="12"/>
          <table:table-cell office:value-type="float" office:value="8.17357611656189" calcext:value-type="float">
            <text:p>8.1735761166</text:p>
          </table:table-cell>
          <table:table-cell office:value-type="float" office:value="-0.024123170006245" calcext:value-type="float">
            <text:p>-0.02412317</text:p>
          </table:table-cell>
          <table:table-cell table:formula="of:=([.N817]-[.N816])/([.M817]-[.M816])" office:value-type="float" office:value="-0.262902838239769" calcext:value-type="float">
            <text:p>-0.2629028382</text:p>
          </table:table-cell>
        </table:table-row>
        <table:table-row table:style-name="ro1">
          <table:table-cell table:number-columns-repeated="12"/>
          <table:table-cell office:value-type="float" office:value="8.18350505828857" calcext:value-type="float">
            <text:p>8.1835050583</text:p>
          </table:table-cell>
          <table:table-cell office:value-type="float" office:value="-0.0307059732362206" calcext:value-type="float">
            <text:p>-0.0307059732</text:p>
          </table:table-cell>
          <table:table-cell table:formula="of:=([.N818]-[.N817])/([.M818]-[.M817])" office:value-type="float" office:value="-0.662991425590098" calcext:value-type="float">
            <text:p>-0.6629914256</text:p>
          </table:table-cell>
        </table:table-row>
        <table:table-row table:style-name="ro1">
          <table:table-cell table:number-columns-repeated="12"/>
          <table:table-cell office:value-type="float" office:value="8.19345712661743" calcext:value-type="float">
            <text:p>8.1934571266</text:p>
          </table:table-cell>
          <table:table-cell office:value-type="float" office:value="-0.0307161990347566" calcext:value-type="float">
            <text:p>-0.030716199</text:p>
          </table:table-cell>
          <table:table-cell table:formula="of:=([.N819]-[.N818])/([.M819]-[.M818])" office:value-type="float" office:value="-0.00102750485608945" calcext:value-type="float">
            <text:p>-0.0010275049</text:p>
          </table:table-cell>
        </table:table-row>
        <table:table-row table:style-name="ro1">
          <table:table-cell table:number-columns-repeated="12"/>
          <table:table-cell office:value-type="float" office:value="8.20298004150391" calcext:value-type="float">
            <text:p>8.2029800415</text:p>
          </table:table-cell>
          <table:table-cell office:value-type="float" office:value="-0.0351554336557612" calcext:value-type="float">
            <text:p>-0.0351554337</text:p>
          </table:table-cell>
          <table:table-cell table:formula="of:=([.N820]-[.N819])/([.M820]-[.M819])" office:value-type="float" office:value="-0.466163425161935" calcext:value-type="float">
            <text:p>-0.4661634252</text:p>
          </table:table-cell>
        </table:table-row>
        <table:table-row table:style-name="ro1">
          <table:table-cell table:number-columns-repeated="12"/>
          <table:table-cell office:value-type="float" office:value="8.21280908584595" calcext:value-type="float">
            <text:p>8.2128090858</text:p>
          </table:table-cell>
          <table:table-cell office:value-type="float" office:value="-0.0402587254784713" calcext:value-type="float">
            <text:p>-0.0402587255</text:p>
          </table:table-cell>
          <table:table-cell table:formula="of:=([.N821]-[.N820])/([.M821]-[.M820])" office:value-type="float" office:value="-0.519205290475919" calcext:value-type="float">
            <text:p>-0.5192052905</text:p>
          </table:table-cell>
        </table:table-row>
        <table:table-row table:style-name="ro1">
          <table:table-cell table:number-columns-repeated="12"/>
          <table:table-cell office:value-type="float" office:value="8.22366905212402" calcext:value-type="float">
            <text:p>8.2236690521</text:p>
          </table:table-cell>
          <table:table-cell office:value-type="float" office:value="-0.0451426591545045" calcext:value-type="float">
            <text:p>-0.0451426592</text:p>
          </table:table-cell>
          <table:table-cell table:formula="of:=([.N822]-[.N821])/([.M822]-[.M821])" office:value-type="float" office:value="-0.449719046171694" calcext:value-type="float">
            <text:p>-0.4497190462</text:p>
          </table:table-cell>
        </table:table-row>
        <table:table-row table:style-name="ro1">
          <table:table-cell table:number-columns-repeated="12"/>
          <table:table-cell office:value-type="float" office:value="8.23509812355042" calcext:value-type="float">
            <text:p>8.2350981236</text:p>
          </table:table-cell>
          <table:table-cell office:value-type="float" office:value="-0.0525517835612507" calcext:value-type="float">
            <text:p>-0.0525517836</text:p>
          </table:table-cell>
          <table:table-cell table:formula="of:=([.N823]-[.N822])/([.M823]-[.M822])" office:value-type="float" office:value="-0.648270023900398" calcext:value-type="float">
            <text:p>-0.6482700239</text:p>
          </table:table-cell>
        </table:table-row>
        <table:table-row table:style-name="ro1">
          <table:table-cell table:number-columns-repeated="12"/>
          <table:table-cell office:value-type="float" office:value="8.24403119087219" calcext:value-type="float">
            <text:p>8.2440311909</text:p>
          </table:table-cell>
          <table:table-cell office:value-type="float" office:value="-0.0642676351798476" calcext:value-type="float">
            <text:p>-0.0642676352</text:p>
          </table:table-cell>
          <table:table-cell table:formula="of:=([.N824]-[.N823])/([.M824]-[.M823])" office:value-type="float" office:value="-1.3115149809781" calcext:value-type="float">
            <text:p>-1.311514981</text:p>
          </table:table-cell>
        </table:table-row>
        <table:table-row table:style-name="ro1">
          <table:table-cell table:number-columns-repeated="12"/>
          <table:table-cell office:value-type="float" office:value="8.25296807289124" calcext:value-type="float">
            <text:p>8.2529680729</text:p>
          </table:table-cell>
          <table:table-cell office:value-type="float" office:value="-0.0741499994741461" calcext:value-type="float">
            <text:p>-0.0741499995</text:p>
          </table:table-cell>
          <table:table-cell table:formula="of:=([.N825]-[.N824])/([.M825]-[.M824])" office:value-type="float" office:value="-1.10579554180539" calcext:value-type="float">
            <text:p>-1.1057955418</text:p>
          </table:table-cell>
        </table:table-row>
        <table:table-row table:style-name="ro1">
          <table:table-cell table:number-columns-repeated="12"/>
          <table:table-cell office:value-type="float" office:value="8.26211905479431" calcext:value-type="float">
            <text:p>8.2621190548</text:p>
          </table:table-cell>
          <table:table-cell office:value-type="float" office:value="-0.0795929531350392" calcext:value-type="float">
            <text:p>-0.0795929531</text:p>
          </table:table-cell>
          <table:table-cell table:formula="of:=([.N826]-[.N825])/([.M826]-[.M825])" office:value-type="float" office:value="-0.59479449512007" calcext:value-type="float">
            <text:p>-0.5947944951</text:p>
          </table:table-cell>
        </table:table-row>
        <table:table-row table:style-name="ro1">
          <table:table-cell table:number-columns-repeated="12"/>
          <table:table-cell office:value-type="float" office:value="8.27240610122681" calcext:value-type="float">
            <text:p>8.2724061012</text:p>
          </table:table-cell>
          <table:table-cell office:value-type="float" office:value="-0.088049622404812" calcext:value-type="float">
            <text:p>-0.0880496224</text:p>
          </table:table-cell>
          <table:table-cell table:formula="of:=([.N827]-[.N826])/([.M827]-[.M826])" office:value-type="float" office:value="-0.822069709247115" calcext:value-type="float">
            <text:p>-0.8220697092</text:p>
          </table:table-cell>
        </table:table-row>
        <table:table-row table:style-name="ro1">
          <table:table-cell table:number-columns-repeated="12"/>
          <table:table-cell office:value-type="float" office:value="8.28221416473389" calcext:value-type="float">
            <text:p>8.2822141647</text:p>
          </table:table-cell>
          <table:table-cell office:value-type="float" office:value="-0.0998199947982389" calcext:value-type="float">
            <text:p>-0.0998199948</text:p>
          </table:table-cell>
          <table:table-cell table:formula="of:=([.N828]-[.N827])/([.M828]-[.M827])" office:value-type="float" office:value="-1.2000709808751" calcext:value-type="float">
            <text:p>-1.2000709809</text:p>
          </table:table-cell>
        </table:table-row>
        <table:table-row table:style-name="ro1">
          <table:table-cell table:number-columns-repeated="12"/>
          <table:table-cell office:value-type="float" office:value="8.29862499237061" calcext:value-type="float">
            <text:p>8.2986249924</text:p>
          </table:table-cell>
          <table:table-cell office:value-type="float" office:value="-0.110455951955427" calcext:value-type="float">
            <text:p>-0.110455952</text:p>
          </table:table-cell>
          <table:table-cell table:formula="of:=([.N829]-[.N828])/([.M829]-[.M828])" office:value-type="float" office:value="-0.648106079268692" calcext:value-type="float">
            <text:p>-0.6481060793</text:p>
          </table:table-cell>
        </table:table-row>
        <table:table-row table:style-name="ro1">
          <table:table-cell table:number-columns-repeated="12"/>
          <table:table-cell office:value-type="float" office:value="8.30443406105042" calcext:value-type="float">
            <text:p>8.3044340611</text:p>
          </table:table-cell>
          <table:table-cell office:value-type="float" office:value="-0.115623077037871" calcext:value-type="float">
            <text:p>-0.115623077</text:p>
          </table:table-cell>
          <table:table-cell table:formula="of:=([.N830]-[.N829])/([.M830]-[.M829])" office:value-type="float" office:value="-0.889492854578166" calcext:value-type="float">
            <text:p>-0.8894928546</text:p>
          </table:table-cell>
        </table:table-row>
        <table:table-row table:style-name="ro1">
          <table:table-cell table:number-columns-repeated="12"/>
          <table:table-cell office:value-type="float" office:value="8.31184005737305" calcext:value-type="float">
            <text:p>8.3118400574</text:p>
          </table:table-cell>
          <table:table-cell office:value-type="float" office:value="-0.126873049927839" calcext:value-type="float">
            <text:p>-0.1268730499</text:p>
          </table:table-cell>
          <table:table-cell table:formula="of:=([.N831]-[.N830])/([.M831]-[.M830])" office:value-type="float" office:value="-1.51903571104799" calcext:value-type="float">
            <text:p>-1.519035711</text:p>
          </table:table-cell>
        </table:table-row>
        <table:table-row table:style-name="ro1">
          <table:table-cell table:number-columns-repeated="12"/>
          <table:table-cell office:value-type="float" office:value="8.32355499267578" calcext:value-type="float">
            <text:p>8.3235549927</text:p>
          </table:table-cell>
          <table:table-cell office:value-type="float" office:value="-0.139042574814786" calcext:value-type="float">
            <text:p>-0.1390425748</text:p>
          </table:table-cell>
          <table:table-cell table:formula="of:=([.N832]-[.N831])/([.M832]-[.M831])" office:value-type="float" office:value="-1.03880427611972" calcext:value-type="float">
            <text:p>-1.0388042761</text:p>
          </table:table-cell>
        </table:table-row>
        <table:table-row table:style-name="ro1">
          <table:table-cell table:number-columns-repeated="12"/>
          <table:table-cell office:value-type="float" office:value="8.33263897895813" calcext:value-type="float">
            <text:p>8.332638979</text:p>
          </table:table-cell>
          <table:table-cell office:value-type="float" office:value="-0.142584325819618" calcext:value-type="float">
            <text:p>-0.1425843258</text:p>
          </table:table-cell>
          <table:table-cell table:formula="of:=([.N833]-[.N832])/([.M833]-[.M832])" office:value-type="float" office:value="-0.389889514883381" calcext:value-type="float">
            <text:p>-0.3898895149</text:p>
          </table:table-cell>
        </table:table-row>
        <table:table-row table:style-name="ro1">
          <table:table-cell table:number-columns-repeated="12"/>
          <table:table-cell office:value-type="float" office:value="8.34370803833008" calcext:value-type="float">
            <text:p>8.3437080383</text:p>
          </table:table-cell>
          <table:table-cell office:value-type="float" office:value="-0.148545969540169" calcext:value-type="float">
            <text:p>-0.1485459695</text:p>
          </table:table-cell>
          <table:table-cell table:formula="of:=([.N834]-[.N833])/([.M834]-[.M833])" office:value-type="float" office:value="-0.53858629900024" calcext:value-type="float">
            <text:p>-0.538586299</text:p>
          </table:table-cell>
        </table:table-row>
        <table:table-row table:style-name="ro1">
          <table:table-cell table:number-columns-repeated="12"/>
          <table:table-cell office:value-type="float" office:value="8.35359215736389" calcext:value-type="float">
            <text:p>8.3535921574</text:p>
          </table:table-cell>
          <table:table-cell office:value-type="float" office:value="-0.165723978101075" calcext:value-type="float">
            <text:p>-0.1657239781</text:p>
          </table:table-cell>
          <table:table-cell table:formula="of:=([.N835]-[.N834])/([.M835]-[.M834])" office:value-type="float" office:value="-1.73794027592541" calcext:value-type="float">
            <text:p>-1.7379402759</text:p>
          </table:table-cell>
        </table:table-row>
        <table:table-row table:style-name="ro1">
          <table:table-cell table:number-columns-repeated="12"/>
          <table:table-cell office:value-type="float" office:value="8.36373710632324" calcext:value-type="float">
            <text:p>8.3637371063</text:p>
          </table:table-cell>
          <table:table-cell office:value-type="float" office:value="-0.178584025108269" calcext:value-type="float">
            <text:p>-0.1785840251</text:p>
          </table:table-cell>
          <table:table-cell table:formula="of:=([.N836]-[.N835])/([.M836]-[.M835])" office:value-type="float" office:value="-1.26763052813012" calcext:value-type="float">
            <text:p>-1.2676305281</text:p>
          </table:table-cell>
        </table:table-row>
        <table:table-row table:style-name="ro1">
          <table:table-cell table:number-columns-repeated="12"/>
          <table:table-cell office:value-type="float" office:value="8.37221598625183" calcext:value-type="float">
            <text:p>8.3722159863</text:p>
          </table:table-cell>
          <table:table-cell office:value-type="float" office:value="-0.185130912571945" calcext:value-type="float">
            <text:p>-0.1851309126</text:p>
          </table:table-cell>
          <table:table-cell table:formula="of:=([.N837]-[.N836])/([.M837]-[.M836])" office:value-type="float" office:value="-0.772140603336166" calcext:value-type="float">
            <text:p>-0.7721406033</text:p>
          </table:table-cell>
        </table:table-row>
        <table:table-row table:style-name="ro1">
          <table:table-cell table:number-columns-repeated="12"/>
          <table:table-cell office:value-type="float" office:value="8.38320398330689" calcext:value-type="float">
            <text:p>8.3832039833</text:p>
          </table:table-cell>
          <table:table-cell office:value-type="float" office:value="-0.195406409728231" calcext:value-type="float">
            <text:p>-0.1954064097</text:p>
          </table:table-cell>
          <table:table-cell table:formula="of:=([.N838]-[.N837])/([.M838]-[.M837])" office:value-type="float" office:value="-0.935156526235135" calcext:value-type="float">
            <text:p>-0.9351565262</text:p>
          </table:table-cell>
        </table:table-row>
        <table:table-row table:style-name="ro1">
          <table:table-cell table:number-columns-repeated="12"/>
          <table:table-cell office:value-type="float" office:value="8.39432406425476" calcext:value-type="float">
            <text:p>8.3943240643</text:p>
          </table:table-cell>
          <table:table-cell office:value-type="float" office:value="-0.201085471280608" calcext:value-type="float">
            <text:p>-0.2010854713</text:p>
          </table:table-cell>
          <table:table-cell table:formula="of:=([.N839]-[.N838])/([.M839]-[.M838])" office:value-type="float" office:value="-0.510703256477861" calcext:value-type="float">
            <text:p>-0.5107032565</text:p>
          </table:table-cell>
        </table:table-row>
        <table:table-row table:style-name="ro1">
          <table:table-cell table:number-columns-repeated="12"/>
          <table:table-cell office:value-type="float" office:value="8.40259099006653" calcext:value-type="float">
            <text:p>8.4025909901</text:p>
          </table:table-cell>
          <table:table-cell office:value-type="float" office:value="-0.206965375651269" calcext:value-type="float">
            <text:p>-0.2069653757</text:p>
          </table:table-cell>
          <table:table-cell table:formula="of:=([.N840]-[.N839])/([.M840]-[.M839])" office:value-type="float" office:value="-0.711256457907277" calcext:value-type="float">
            <text:p>-0.7112564579</text:p>
          </table:table-cell>
        </table:table-row>
        <table:table-row table:style-name="ro1">
          <table:table-cell table:number-columns-repeated="12"/>
          <table:table-cell office:value-type="float" office:value="8.41336798667908" calcext:value-type="float">
            <text:p>8.4133679867</text:p>
          </table:table-cell>
          <table:table-cell office:value-type="float" office:value="-0.220307706188382" calcext:value-type="float">
            <text:p>-0.2203077062</text:p>
          </table:table-cell>
          <table:table-cell table:formula="of:=([.N841]-[.N840])/([.M841]-[.M840])" office:value-type="float" office:value="-1.23803792622315" calcext:value-type="float">
            <text:p>-1.2380379262</text:p>
          </table:table-cell>
        </table:table-row>
        <table:table-row table:style-name="ro1">
          <table:table-cell table:number-columns-repeated="12"/>
          <table:table-cell office:value-type="float" office:value="8.42337203025818" calcext:value-type="float">
            <text:p>8.4233720303</text:p>
          </table:table-cell>
          <table:table-cell office:value-type="float" office:value="-0.227758357899413" calcext:value-type="float">
            <text:p>-0.2277583579</text:p>
          </table:table-cell>
          <table:table-cell table:formula="of:=([.N842]-[.N841])/([.M842]-[.M841])" office:value-type="float" office:value="-0.744764019880466" calcext:value-type="float">
            <text:p>-0.7447640199</text:p>
          </table:table-cell>
        </table:table-row>
        <table:table-row table:style-name="ro1">
          <table:table-cell table:number-columns-repeated="12"/>
          <table:table-cell office:value-type="float" office:value="8.43404817581177" calcext:value-type="float">
            <text:p>8.4340481758</text:p>
          </table:table-cell>
          <table:table-cell office:value-type="float" office:value="-0.235378863143353" calcext:value-type="float">
            <text:p>-0.2353788631</text:p>
          </table:table-cell>
          <table:table-cell table:formula="of:=([.N843]-[.N842])/([.M843]-[.M842])" office:value-type="float" office:value="-0.713788061963834" calcext:value-type="float">
            <text:p>-0.713788062</text:p>
          </table:table-cell>
        </table:table-row>
        <table:table-row table:style-name="ro1">
          <table:table-cell table:number-columns-repeated="12"/>
          <table:table-cell office:value-type="float" office:value="8.44383311271668" calcext:value-type="float">
            <text:p>8.4438331127</text:p>
          </table:table-cell>
          <table:table-cell office:value-type="float" office:value="-0.233060037824997" calcext:value-type="float">
            <text:p>-0.2330600378</text:p>
          </table:table-cell>
          <table:table-cell table:formula="of:=([.N844]-[.N843])/([.M844]-[.M843])" office:value-type="float" office:value="0.236979077217539" calcext:value-type="float">
            <text:p>0.2369790772</text:p>
          </table:table-cell>
        </table:table-row>
        <table:table-row table:style-name="ro1">
          <table:table-cell table:number-columns-repeated="12"/>
          <table:table-cell office:value-type="float" office:value="8.4520800113678" calcext:value-type="float">
            <text:p>8.4520800114</text:p>
          </table:table-cell>
          <table:table-cell office:value-type="float" office:value="-0.24632049144305" calcext:value-type="float">
            <text:p>-0.2463204914</text:p>
          </table:table-cell>
          <table:table-cell table:formula="of:=([.N845]-[.N844])/([.M845]-[.M844])" office:value-type="float" office:value="-1.60793216686952" calcext:value-type="float">
            <text:p>-1.6079321669</text:p>
          </table:table-cell>
        </table:table-row>
        <table:table-row table:style-name="ro1">
          <table:table-cell table:number-columns-repeated="12"/>
          <table:table-cell office:value-type="float" office:value="8.46399402618408" calcext:value-type="float">
            <text:p>8.4639940262</text:p>
          </table:table-cell>
          <table:table-cell office:value-type="float" office:value="-0.255121274984426" calcext:value-type="float">
            <text:p>-0.255121275</text:p>
          </table:table-cell>
          <table:table-cell table:formula="of:=([.N846]-[.N845])/([.M846]-[.M845])" office:value-type="float" office:value="-0.738691673385093" calcext:value-type="float">
            <text:p>-0.7386916734</text:p>
          </table:table-cell>
        </table:table-row>
        <table:table-row table:style-name="ro1">
          <table:table-cell table:number-columns-repeated="12"/>
          <table:table-cell office:value-type="float" office:value="8.47354817390442" calcext:value-type="float">
            <text:p>8.4735481739</text:p>
          </table:table-cell>
          <table:table-cell office:value-type="float" office:value="-0.256462384533722" calcext:value-type="float">
            <text:p>-0.2564623845</text:p>
          </table:table-cell>
          <table:table-cell table:formula="of:=([.N847]-[.N846])/([.M847]-[.M846])" office:value-type="float" office:value="-0.140369354604149" calcext:value-type="float">
            <text:p>-0.1403693546</text:p>
          </table:table-cell>
        </table:table-row>
        <table:table-row table:style-name="ro1">
          <table:table-cell table:number-columns-repeated="12"/>
          <table:table-cell office:value-type="float" office:value="8.48247909545898" calcext:value-type="float">
            <text:p>8.4824790955</text:p>
          </table:table-cell>
          <table:table-cell office:value-type="float" office:value="-0.260316297683402" calcext:value-type="float">
            <text:p>-0.2603162977</text:p>
          </table:table-cell>
          <table:table-cell table:formula="of:=([.N848]-[.N847])/([.M848]-[.M847])" office:value-type="float" office:value="-0.431524689376527" calcext:value-type="float">
            <text:p>-0.4315246894</text:p>
          </table:table-cell>
        </table:table-row>
        <table:table-row table:style-name="ro1">
          <table:table-cell table:number-columns-repeated="12"/>
          <table:table-cell office:value-type="float" office:value="8.49932312965393" calcext:value-type="float">
            <text:p>8.4993231297</text:p>
          </table:table-cell>
          <table:table-cell office:value-type="float" office:value="-0.281723519100157" calcext:value-type="float">
            <text:p>-0.2817235191</text:p>
          </table:table-cell>
          <table:table-cell table:formula="of:=([.N849]-[.N848])/([.M849]-[.M848])" office:value-type="float" office:value="-1.27090821408907" calcext:value-type="float">
            <text:p>-1.2709082141</text:p>
          </table:table-cell>
        </table:table-row>
        <table:table-row table:style-name="ro1">
          <table:table-cell table:number-columns-repeated="12"/>
          <table:table-cell office:value-type="float" office:value="8.50493907928467" calcext:value-type="float">
            <text:p>8.5049390793</text:p>
          </table:table-cell>
          <table:table-cell office:value-type="float" office:value="-0.282977086342173" calcext:value-type="float">
            <text:p>-0.2829770863</text:p>
          </table:table-cell>
          <table:table-cell table:formula="of:=([.N850]-[.N849])/([.M850]-[.M849])" office:value-type="float" office:value="-0.223215542239778" calcext:value-type="float">
            <text:p>-0.2232155422</text:p>
          </table:table-cell>
        </table:table-row>
        <table:table-row table:style-name="ro1">
          <table:table-cell table:number-columns-repeated="12"/>
          <table:table-cell office:value-type="float" office:value="8.5136821269989" calcext:value-type="float">
            <text:p>8.513682127</text:p>
          </table:table-cell>
          <table:table-cell office:value-type="float" office:value="-0.284810737315437" calcext:value-type="float">
            <text:p>-0.2848107373</text:p>
          </table:table-cell>
          <table:table-cell table:formula="of:=([.N851]-[.N850])/([.M851]-[.M850])" office:value-type="float" office:value="-0.209726748977791" calcext:value-type="float">
            <text:p>-0.209726749</text:p>
          </table:table-cell>
        </table:table-row>
        <table:table-row table:style-name="ro1">
          <table:table-cell table:number-columns-repeated="12"/>
          <table:table-cell office:value-type="float" office:value="8.52440118789673" calcext:value-type="float">
            <text:p>8.5244011879</text:p>
          </table:table-cell>
          <table:table-cell office:value-type="float" office:value="-0.287901676492093" calcext:value-type="float">
            <text:p>-0.2879016765</text:p>
          </table:table-cell>
          <table:table-cell table:formula="of:=([.N852]-[.N851])/([.M852]-[.M851])" office:value-type="float" office:value="-0.288359139491666" calcext:value-type="float">
            <text:p>-0.2883591395</text:p>
          </table:table-cell>
        </table:table-row>
        <table:table-row table:style-name="ro1">
          <table:table-cell table:number-columns-repeated="12"/>
          <table:table-cell office:value-type="float" office:value="8.53345608711243" calcext:value-type="float">
            <text:p>8.5334560871</text:p>
          </table:table-cell>
          <table:table-cell office:value-type="float" office:value="-0.290726209291053" calcext:value-type="float">
            <text:p>-0.2907262093</text:p>
          </table:table-cell>
          <table:table-cell table:formula="of:=([.N853]-[.N852])/([.M853]-[.M852])" office:value-type="float" office:value="-0.311934206187815" calcext:value-type="float">
            <text:p>-0.3119342062</text:p>
          </table:table-cell>
        </table:table-row>
        <table:table-row table:style-name="ro1">
          <table:table-cell table:number-columns-repeated="12"/>
          <table:table-cell office:value-type="float" office:value="8.54284906387329" calcext:value-type="float">
            <text:p>8.5428490639</text:p>
          </table:table-cell>
          <table:table-cell office:value-type="float" office:value="-0.291897844586578" calcext:value-type="float">
            <text:p>-0.2918978446</text:p>
          </table:table-cell>
          <table:table-cell table:formula="of:=([.N854]-[.N853])/([.M854]-[.M853])" office:value-type="float" office:value="-0.124735249043353" calcext:value-type="float">
            <text:p>-0.124735249</text:p>
          </table:table-cell>
        </table:table-row>
        <table:table-row table:style-name="ro1">
          <table:table-cell table:number-columns-repeated="12"/>
          <table:table-cell office:value-type="float" office:value="8.55686116218567" calcext:value-type="float">
            <text:p>8.5568611622</text:p>
          </table:table-cell>
          <table:table-cell office:value-type="float" office:value="-0.299261721148847" calcext:value-type="float">
            <text:p>-0.2992617211</text:p>
          </table:table-cell>
          <table:table-cell table:formula="of:=([.N855]-[.N854])/([.M855]-[.M854])" office:value-type="float" office:value="-0.525537032220534" calcext:value-type="float">
            <text:p>-0.5255370322</text:p>
          </table:table-cell>
        </table:table-row>
        <table:table-row table:style-name="ro1">
          <table:table-cell table:number-columns-repeated="12"/>
          <table:table-cell office:value-type="float" office:value="8.56285405158997" calcext:value-type="float">
            <text:p>8.5628540516</text:p>
          </table:table-cell>
          <table:table-cell office:value-type="float" office:value="-0.310531047259719" calcext:value-type="float">
            <text:p>-0.3105310473</text:p>
          </table:table-cell>
          <table:table-cell table:formula="of:=([.N856]-[.N855])/([.M856]-[.M855])" office:value-type="float" office:value="-1.88044953787937" calcext:value-type="float">
            <text:p>-1.8804495379</text:p>
          </table:table-cell>
        </table:table-row>
        <table:table-row table:style-name="ro1">
          <table:table-cell table:number-columns-repeated="12"/>
          <table:table-cell office:value-type="float" office:value="8.57201504707336" calcext:value-type="float">
            <text:p>8.5720150471</text:p>
          </table:table-cell>
          <table:table-cell office:value-type="float" office:value="-0.314502676881447" calcext:value-type="float">
            <text:p>-0.3145026769</text:p>
          </table:table-cell>
          <table:table-cell table:formula="of:=([.N857]-[.N856])/([.M857]-[.M856])" office:value-type="float" office:value="-0.433536904250754" calcext:value-type="float">
            <text:p>-0.4335369043</text:p>
          </table:table-cell>
        </table:table-row>
        <table:table-row table:style-name="ro1">
          <table:table-cell table:number-columns-repeated="12"/>
          <table:table-cell office:value-type="float" office:value="8.58221411705017" calcext:value-type="float">
            <text:p>8.5822141171</text:p>
          </table:table-cell>
          <table:table-cell office:value-type="float" office:value="-0.322085747937059" calcext:value-type="float">
            <text:p>-0.3220857479</text:p>
          </table:table-cell>
          <table:table-cell table:formula="of:=([.N858]-[.N857])/([.M858]-[.M857])" office:value-type="float" office:value="-0.743506130740965" calcext:value-type="float">
            <text:p>-0.7435061307</text:p>
          </table:table-cell>
        </table:table-row>
        <table:table-row table:style-name="ro1">
          <table:table-cell table:number-columns-repeated="12"/>
          <table:table-cell office:value-type="float" office:value="8.59648418426514" calcext:value-type="float">
            <text:p>8.5964841843</text:p>
          </table:table-cell>
          <table:table-cell office:value-type="float" office:value="-0.333924697870439" calcext:value-type="float">
            <text:p>-0.3339246979</text:p>
          </table:table-cell>
          <table:table-cell table:formula="of:=([.N859]-[.N858])/([.M859]-[.M858])" office:value-type="float" office:value="-0.829635190573195" calcext:value-type="float">
            <text:p>-0.8296351906</text:p>
          </table:table-cell>
        </table:table-row>
        <table:table-row table:style-name="ro1">
          <table:table-cell table:number-columns-repeated="12"/>
          <table:table-cell office:value-type="float" office:value="8.60364818572998" calcext:value-type="float">
            <text:p>8.6036481857</text:p>
          </table:table-cell>
          <table:table-cell office:value-type="float" office:value="-0.339210025251801" calcext:value-type="float">
            <text:p>-0.3392100253</text:p>
          </table:table-cell>
          <table:table-cell table:formula="of:=([.N860]-[.N859])/([.M860]-[.M859])" office:value-type="float" office:value="-0.737761906847521" calcext:value-type="float">
            <text:p>-0.7377619068</text:p>
          </table:table-cell>
        </table:table-row>
        <table:table-row table:style-name="ro1">
          <table:table-cell table:number-columns-repeated="12"/>
          <table:table-cell office:value-type="float" office:value="8.61507511138916" calcext:value-type="float">
            <text:p>8.6150751114</text:p>
          </table:table-cell>
          <table:table-cell office:value-type="float" office:value="-0.345522457529994" calcext:value-type="float">
            <text:p>-0.3455224575</text:p>
          </table:table-cell>
          <table:table-cell table:formula="of:=([.N861]-[.N860])/([.M861]-[.M860])" office:value-type="float" office:value="-0.552417375107547" calcext:value-type="float">
            <text:p>-0.5524173751</text:p>
          </table:table-cell>
        </table:table-row>
        <table:table-row table:style-name="ro1">
          <table:table-cell table:number-columns-repeated="12"/>
          <table:table-cell office:value-type="float" office:value="8.6225311756134" calcext:value-type="float">
            <text:p>8.6225311756</text:p>
          </table:table-cell>
          <table:table-cell office:value-type="float" office:value="-0.345742399632722" calcext:value-type="float">
            <text:p>-0.3457423996</text:p>
          </table:table-cell>
          <table:table-cell table:formula="of:=([.N862]-[.N861])/([.M862]-[.M861])" office:value-type="float" office:value="-0.0294984184837457" calcext:value-type="float">
            <text:p>-0.0294984185</text:p>
          </table:table-cell>
        </table:table-row>
        <table:table-row table:style-name="ro1">
          <table:table-cell table:number-columns-repeated="12"/>
          <table:table-cell office:value-type="float" office:value="8.6336681842804" calcext:value-type="float">
            <text:p>8.6336681843</text:p>
          </table:table-cell>
          <table:table-cell office:value-type="float" office:value="-0.350447516001291" calcext:value-type="float">
            <text:p>-0.350447516</text:p>
          </table:table-cell>
          <table:table-cell table:formula="of:=([.N863]-[.N862])/([.M863]-[.M862])" office:value-type="float" office:value="-0.422475775071743" calcext:value-type="float">
            <text:p>-0.4224757751</text:p>
          </table:table-cell>
        </table:table-row>
        <table:table-row table:style-name="ro1">
          <table:table-cell table:number-columns-repeated="12"/>
          <table:table-cell office:value-type="float" office:value="8.64383006095886" calcext:value-type="float">
            <text:p>8.643830061</text:p>
          </table:table-cell>
          <table:table-cell office:value-type="float" office:value="-0.363423693154848" calcext:value-type="float">
            <text:p>-0.3634236932</text:p>
          </table:table-cell>
          <table:table-cell table:formula="of:=([.N864]-[.N863])/([.M864]-[.M863])" office:value-type="float" office:value="-1.27694692271307" calcext:value-type="float">
            <text:p>-1.2769469227</text:p>
          </table:table-cell>
        </table:table-row>
        <table:table-row table:style-name="ro1">
          <table:table-cell table:number-columns-repeated="12"/>
          <table:table-cell office:value-type="float" office:value="8.65538907051086" calcext:value-type="float">
            <text:p>8.6553890705</text:p>
          </table:table-cell>
          <table:table-cell office:value-type="float" office:value="-0.362717426932276" calcext:value-type="float">
            <text:p>-0.3627174269</text:p>
          </table:table-cell>
          <table:table-cell table:formula="of:=([.N865]-[.N864])/([.M865]-[.M864])" office:value-type="float" office:value="0.0611009290541377" calcext:value-type="float">
            <text:p>0.0611009291</text:p>
          </table:table-cell>
        </table:table-row>
        <table:table-row table:style-name="ro1">
          <table:table-cell table:number-columns-repeated="12"/>
          <table:table-cell office:value-type="float" office:value="8.66187500953674" calcext:value-type="float">
            <text:p>8.6618750095</text:p>
          </table:table-cell>
          <table:table-cell office:value-type="float" office:value="-0.364339683951941" calcext:value-type="float">
            <text:p>-0.364339684</text:p>
          </table:table-cell>
          <table:table-cell table:formula="of:=([.N866]-[.N865])/([.M866]-[.M865])" office:value-type="float" office:value="-0.250119067292052" calcext:value-type="float">
            <text:p>-0.2501190673</text:p>
          </table:table-cell>
        </table:table-row>
        <table:table-row table:style-name="ro1">
          <table:table-cell table:number-columns-repeated="12"/>
          <table:table-cell office:value-type="float" office:value="8.67370009422302" calcext:value-type="float">
            <text:p>8.6737000942</text:p>
          </table:table-cell>
          <table:table-cell office:value-type="float" office:value="-0.37834006398456" calcext:value-type="float">
            <text:p>-0.378340064</text:p>
          </table:table-cell>
          <table:table-cell table:formula="of:=([.N867]-[.N866])/([.M867]-[.M866])" office:value-type="float" office:value="-1.18395600573274" calcext:value-type="float">
            <text:p>-1.1839560057</text:p>
          </table:table-cell>
        </table:table-row>
        <table:table-row table:style-name="ro1">
          <table:table-cell table:number-columns-repeated="12"/>
          <table:table-cell office:value-type="float" office:value="8.68560814857483" calcext:value-type="float">
            <text:p>8.6856081486</text:p>
          </table:table-cell>
          <table:table-cell office:value-type="float" office:value="-0.390079608646223" calcext:value-type="float">
            <text:p>-0.3900796086</text:p>
          </table:table-cell>
          <table:table-cell table:formula="of:=([.N868]-[.N867])/([.M868]-[.M867])" office:value-type="float" office:value="-0.985849099679447" calcext:value-type="float">
            <text:p>-0.9858490997</text:p>
          </table:table-cell>
        </table:table-row>
        <table:table-row table:style-name="ro1">
          <table:table-cell table:number-columns-repeated="12"/>
          <table:table-cell office:value-type="float" office:value="8.69182419776917" calcext:value-type="float">
            <text:p>8.6918241978</text:p>
          </table:table-cell>
          <table:table-cell office:value-type="float" office:value="-0.395110477949339" calcext:value-type="float">
            <text:p>-0.3951104779</text:p>
          </table:table-cell>
          <table:table-cell table:formula="of:=([.N869]-[.N868])/([.M869]-[.M868])" office:value-type="float" office:value="-0.809335503280888" calcext:value-type="float">
            <text:p>-0.8093355033</text:p>
          </table:table-cell>
        </table:table-row>
        <table:table-row table:style-name="ro1">
          <table:table-cell table:number-columns-repeated="12"/>
          <table:table-cell office:value-type="float" office:value="8.7026641368866" calcext:value-type="float">
            <text:p>8.7026641369</text:p>
          </table:table-cell>
          <table:table-cell office:value-type="float" office:value="-0.401199243835125" calcext:value-type="float">
            <text:p>-0.4011992438</text:p>
          </table:table-cell>
          <table:table-cell table:formula="of:=([.N870]-[.N869])/([.M870]-[.M869])" office:value-type="float" office:value="-0.56169742466491" calcext:value-type="float">
            <text:p>-0.5616974247</text:p>
          </table:table-cell>
        </table:table-row>
        <table:table-row table:style-name="ro1">
          <table:table-cell table:number-columns-repeated="12"/>
          <table:table-cell office:value-type="float" office:value="8.71253609657288" calcext:value-type="float">
            <text:p>8.7125360966</text:p>
          </table:table-cell>
          <table:table-cell office:value-type="float" office:value="-0.401827384662485" calcext:value-type="float">
            <text:p>-0.4018273847</text:p>
          </table:table-cell>
          <table:table-cell table:formula="of:=([.N871]-[.N870])/([.M871]-[.M870])" office:value-type="float" office:value="-0.063628787730244" calcext:value-type="float">
            <text:p>-0.0636287877</text:p>
          </table:table-cell>
        </table:table-row>
        <table:table-row table:style-name="ro1">
          <table:table-cell table:number-columns-repeated="12"/>
          <table:table-cell office:value-type="float" office:value="8.72358107566834" calcext:value-type="float">
            <text:p>8.7235810757</text:p>
          </table:table-cell>
          <table:table-cell office:value-type="float" office:value="-0.401115047935614" calcext:value-type="float">
            <text:p>-0.4011150479</text:p>
          </table:table-cell>
          <table:table-cell table:formula="of:=([.N872]-[.N871])/([.M872]-[.M871])" office:value-type="float" office:value="0.0644941670522362" calcext:value-type="float">
            <text:p>0.0644941671</text:p>
          </table:table-cell>
        </table:table-row>
        <table:table-row table:style-name="ro1">
          <table:table-cell table:number-columns-repeated="12"/>
          <table:table-cell office:value-type="float" office:value="8.73356604576111" calcext:value-type="float">
            <text:p>8.7335660458</text:p>
          </table:table-cell>
          <table:table-cell office:value-type="float" office:value="-0.410613260748192" calcext:value-type="float">
            <text:p>-0.4106132607</text:p>
          </table:table-cell>
          <table:table-cell table:formula="of:=([.N873]-[.N872])/([.M873]-[.M872])" office:value-type="float" office:value="-0.95125100268975" calcext:value-type="float">
            <text:p>-0.9512510027</text:p>
          </table:table-cell>
        </table:table-row>
        <table:table-row table:style-name="ro1">
          <table:table-cell table:number-columns-repeated="12"/>
          <table:table-cell office:value-type="float" office:value="8.744873046875" calcext:value-type="float">
            <text:p>8.7448730469</text:p>
          </table:table-cell>
          <table:table-cell office:value-type="float" office:value="-0.420546085338486" calcext:value-type="float">
            <text:p>-0.4205460853</text:p>
          </table:table-cell>
          <table:table-cell table:formula="of:=([.N874]-[.N873])/([.M874]-[.M873])" office:value-type="float" office:value="-0.878466756149079" calcext:value-type="float">
            <text:p>-0.8784667561</text:p>
          </table:table-cell>
        </table:table-row>
        <table:table-row table:style-name="ro1">
          <table:table-cell table:number-columns-repeated="12"/>
          <table:table-cell office:value-type="float" office:value="8.75428009033203" calcext:value-type="float">
            <text:p>8.7542800903</text:p>
          </table:table-cell>
          <table:table-cell office:value-type="float" office:value="-0.427150085992665" calcext:value-type="float">
            <text:p>-0.427150086</text:p>
          </table:table-cell>
          <table:table-cell table:formula="of:=([.N875]-[.N874])/([.M875]-[.M874])" office:value-type="float" office:value="-0.702027229314295" calcext:value-type="float">
            <text:p>-0.7020272293</text:p>
          </table:table-cell>
        </table:table-row>
        <table:table-row table:style-name="ro1">
          <table:table-cell table:number-columns-repeated="12"/>
          <table:table-cell office:value-type="float" office:value="8.76225018501282" calcext:value-type="float">
            <text:p>8.762250185</text:p>
          </table:table-cell>
          <table:table-cell office:value-type="float" office:value="-0.438421227268649" calcext:value-type="float">
            <text:p>-0.4384212273</text:p>
          </table:table-cell>
          <table:table-cell table:formula="of:=([.N876]-[.N875])/([.M876]-[.M875])" office:value-type="float" office:value="-1.41417909415255" calcext:value-type="float">
            <text:p>-1.4141790942</text:p>
          </table:table-cell>
        </table:table-row>
        <table:table-row table:style-name="ro1">
          <table:table-cell table:number-columns-repeated="12"/>
          <table:table-cell office:value-type="float" office:value="8.77356219291687" calcext:value-type="float">
            <text:p>8.7735621929</text:p>
          </table:table-cell>
          <table:table-cell office:value-type="float" office:value="-0.442685185630008" calcext:value-type="float">
            <text:p>-0.4426851856</text:p>
          </table:table-cell>
          <table:table-cell table:formula="of:=([.N877]-[.N876])/([.M877]-[.M876])" office:value-type="float" office:value="-0.376940893033758" calcext:value-type="float">
            <text:p>-0.376940893</text:p>
          </table:table-cell>
        </table:table-row>
        <table:table-row table:style-name="ro1">
          <table:table-cell table:number-columns-repeated="12"/>
          <table:table-cell office:value-type="float" office:value="8.7847740650177" calcext:value-type="float">
            <text:p>8.784774065</text:p>
          </table:table-cell>
          <table:table-cell office:value-type="float" office:value="-0.442194999697529" calcext:value-type="float">
            <text:p>-0.4421949997</text:p>
          </table:table-cell>
          <table:table-cell table:formula="of:=([.N878]-[.N877])/([.M878]-[.M877])" office:value-type="float" office:value="0.0437202572478905" calcext:value-type="float">
            <text:p>0.0437202572</text:p>
          </table:table-cell>
        </table:table-row>
        <table:table-row table:style-name="ro1">
          <table:table-cell table:number-columns-repeated="12"/>
          <table:table-cell office:value-type="float" office:value="8.79188418388367" calcext:value-type="float">
            <text:p>8.7918841839</text:p>
          </table:table-cell>
          <table:table-cell office:value-type="float" office:value="-0.448610394440398" calcext:value-type="float">
            <text:p>-0.4486103944</text:p>
          </table:table-cell>
          <table:table-cell table:formula="of:=([.N879]-[.N878])/([.M879]-[.M878])" office:value-type="float" office:value="-0.902290786385688" calcext:value-type="float">
            <text:p>-0.9022907864</text:p>
          </table:table-cell>
        </table:table-row>
        <table:table-row table:style-name="ro1">
          <table:table-cell table:number-columns-repeated="12"/>
          <table:table-cell office:value-type="float" office:value="8.80791115760803" calcext:value-type="float">
            <text:p>8.8079111576</text:p>
          </table:table-cell>
          <table:table-cell office:value-type="float" office:value="-0.458576358647202" calcext:value-type="float">
            <text:p>-0.4585763586</text:p>
          </table:table-cell>
          <table:table-cell table:formula="of:=([.N880]-[.N879])/([.M880]-[.M879])" office:value-type="float" office:value="-0.621824455333895" calcext:value-type="float">
            <text:p>-0.6218244553</text:p>
          </table:table-cell>
        </table:table-row>
        <table:table-row table:style-name="ro1">
          <table:table-cell table:number-columns-repeated="12"/>
          <table:table-cell office:value-type="float" office:value="8.81345915794373" calcext:value-type="float">
            <text:p>8.8134591579</text:p>
          </table:table-cell>
          <table:table-cell office:value-type="float" office:value="-0.463102119887116" calcext:value-type="float">
            <text:p>-0.4631021199</text:p>
          </table:table-cell>
          <table:table-cell table:formula="of:=([.N881]-[.N880])/([.M881]-[.M880])" office:value-type="float" office:value="-0.815746388982189" calcext:value-type="float">
            <text:p>-0.815746389</text:p>
          </table:table-cell>
        </table:table-row>
        <table:table-row table:style-name="ro1">
          <table:table-cell table:number-columns-repeated="12"/>
          <table:table-cell office:value-type="float" office:value="8.82234406471252" calcext:value-type="float">
            <text:p>8.8223440647</text:p>
          </table:table-cell>
          <table:table-cell office:value-type="float" office:value="-0.465392640505931" calcext:value-type="float">
            <text:p>-0.4653926405</text:p>
          </table:table-cell>
          <table:table-cell table:formula="of:=([.N882]-[.N881])/([.M882]-[.M881])" office:value-type="float" office:value="-0.257799060633807" calcext:value-type="float">
            <text:p>-0.2577990606</text:p>
          </table:table-cell>
        </table:table-row>
        <table:table-row table:style-name="ro1">
          <table:table-cell table:number-columns-repeated="12"/>
          <table:table-cell office:value-type="float" office:value="8.83365702629089" calcext:value-type="float">
            <text:p>8.8336570263</text:p>
          </table:table-cell>
          <table:table-cell office:value-type="float" office:value="-0.473118333944322" calcext:value-type="float">
            <text:p>-0.4731183339</text:p>
          </table:table-cell>
          <table:table-cell table:formula="of:=([.N883]-[.N882])/([.M883]-[.M882])" office:value-type="float" office:value="-0.682906362305987" calcext:value-type="float">
            <text:p>-0.6829063623</text:p>
          </table:table-cell>
        </table:table-row>
        <table:table-row table:style-name="ro1">
          <table:table-cell table:number-columns-repeated="12"/>
          <table:table-cell office:value-type="float" office:value="8.84403920173645" calcext:value-type="float">
            <text:p>8.8440392017</text:p>
          </table:table-cell>
          <table:table-cell office:value-type="float" office:value="-0.484616678657505" calcext:value-type="float">
            <text:p>-0.4846166787</text:p>
          </table:table-cell>
          <table:table-cell table:formula="of:=([.N884]-[.N883])/([.M884]-[.M883])" office:value-type="float" office:value="-1.10750822633258" calcext:value-type="float">
            <text:p>-1.1075082263</text:p>
          </table:table-cell>
        </table:table-row>
        <table:table-row table:style-name="ro1">
          <table:table-cell table:number-columns-repeated="12"/>
          <table:table-cell office:value-type="float" office:value="8.85333704948425" calcext:value-type="float">
            <text:p>8.8533370495</text:p>
          </table:table-cell>
          <table:table-cell office:value-type="float" office:value="-0.484906204428284" calcext:value-type="float">
            <text:p>-0.4849062044</text:p>
          </table:table-cell>
          <table:table-cell table:formula="of:=([.N885]-[.N884])/([.M885]-[.M884])" office:value-type="float" office:value="-0.0311390096539081" calcext:value-type="float">
            <text:p>-0.0311390097</text:p>
          </table:table-cell>
        </table:table-row>
        <table:table-row table:style-name="ro1">
          <table:table-cell table:number-columns-repeated="12"/>
          <table:table-cell office:value-type="float" office:value="8.86391711235046" calcext:value-type="float">
            <text:p>8.8639171124</text:p>
          </table:table-cell>
          <table:table-cell office:value-type="float" office:value="-0.485423007570173" calcext:value-type="float">
            <text:p>-0.4854230076</text:p>
          </table:table-cell>
          <table:table-cell table:formula="of:=([.N886]-[.N885])/([.M886]-[.M885])" office:value-type="float" office:value="-0.0488468876248207" calcext:value-type="float">
            <text:p>-0.0488468876</text:p>
          </table:table-cell>
        </table:table-row>
        <table:table-row table:style-name="ro1">
          <table:table-cell table:number-columns-repeated="12"/>
          <table:table-cell office:value-type="float" office:value="8.87437105178833" calcext:value-type="float">
            <text:p>8.8743710518</text:p>
          </table:table-cell>
          <table:table-cell office:value-type="float" office:value="-0.497277903987311" calcext:value-type="float">
            <text:p>-0.497277904</text:p>
          </table:table-cell>
          <table:table-cell table:formula="of:=([.N887]-[.N886])/([.M887]-[.M886])" office:value-type="float" office:value="-1.13401234889473" calcext:value-type="float">
            <text:p>-1.1340123489</text:p>
          </table:table-cell>
        </table:table-row>
        <table:table-row table:style-name="ro1">
          <table:table-cell table:number-columns-repeated="12"/>
          <table:table-cell office:value-type="float" office:value="8.88280200958252" calcext:value-type="float">
            <text:p>8.8828020096</text:p>
          </table:table-cell>
          <table:table-cell office:value-type="float" office:value="-0.490587002204551" calcext:value-type="float">
            <text:p>-0.4905870022</text:p>
          </table:table-cell>
          <table:table-cell table:formula="of:=([.N888]-[.N887])/([.M888]-[.M887])" office:value-type="float" office:value="0.793611111109033" calcext:value-type="float">
            <text:p>0.7936111111</text:p>
          </table:table-cell>
        </table:table-row>
        <table:table-row table:style-name="ro1">
          <table:table-cell table:number-columns-repeated="12"/>
          <table:table-cell office:value-type="float" office:value="8.89397501945496" calcext:value-type="float">
            <text:p>8.8939750195</text:p>
          </table:table-cell>
          <table:table-cell office:value-type="float" office:value="-0.490467450268248" calcext:value-type="float">
            <text:p>-0.4904674503</text:p>
          </table:table-cell>
          <table:table-cell table:formula="of:=([.N889]-[.N888])/([.M889]-[.M888])" office:value-type="float" office:value="0.0107000653958037" calcext:value-type="float">
            <text:p>0.0107000654</text:p>
          </table:table-cell>
        </table:table-row>
        <table:table-row table:style-name="ro1">
          <table:table-cell table:number-columns-repeated="12"/>
          <table:table-cell office:value-type="float" office:value="8.90655899047852" calcext:value-type="float">
            <text:p>8.9065589905</text:p>
          </table:table-cell>
          <table:table-cell office:value-type="float" office:value="-0.500295626489475" calcext:value-type="float">
            <text:p>-0.5002956265</text:p>
          </table:table-cell>
          <table:table-cell table:formula="of:=([.N890]-[.N889])/([.M890]-[.M889])" office:value-type="float" office:value="-0.781007537511518" calcext:value-type="float">
            <text:p>-0.7810075375</text:p>
          </table:table-cell>
        </table:table-row>
        <table:table-row table:style-name="ro1">
          <table:table-cell table:number-columns-repeated="12"/>
          <table:table-cell office:value-type="float" office:value="8.91291809082031" calcext:value-type="float">
            <text:p>8.9129180908</text:p>
          </table:table-cell>
          <table:table-cell office:value-type="float" office:value="-0.502765246791504" calcext:value-type="float">
            <text:p>-0.5027652468</text:p>
          </table:table-cell>
          <table:table-cell table:formula="of:=([.N891]-[.N890])/([.M891]-[.M890])" office:value-type="float" office:value="-0.388360014670245" calcext:value-type="float">
            <text:p>-0.3883600147</text:p>
          </table:table-cell>
        </table:table-row>
        <table:table-row table:style-name="ro1">
          <table:table-cell table:number-columns-repeated="12"/>
          <table:table-cell office:value-type="float" office:value="8.92270803451538" calcext:value-type="float">
            <text:p>8.9227080345</text:p>
          </table:table-cell>
          <table:table-cell office:value-type="float" office:value="-0.513806330442037" calcext:value-type="float">
            <text:p>-0.5138063304</text:p>
          </table:table-cell>
          <table:table-cell table:formula="of:=([.N892]-[.N891])/([.M892]-[.M891])" office:value-type="float" office:value="-1.12779848326344" calcext:value-type="float">
            <text:p>-1.1277984833</text:p>
          </table:table-cell>
        </table:table-row>
        <table:table-row table:style-name="ro1">
          <table:table-cell table:number-columns-repeated="12"/>
          <table:table-cell office:value-type="float" office:value="8.93342113494873" calcext:value-type="float">
            <text:p>8.9334211349</text:p>
          </table:table-cell>
          <table:table-cell office:value-type="float" office:value="-0.524931846739208" calcext:value-type="float">
            <text:p>-0.5249318467</text:p>
          </table:table-cell>
          <table:table-cell table:formula="of:=([.N893]-[.N892])/([.M893]-[.M892])" office:value-type="float" office:value="-1.03849640600191" calcext:value-type="float">
            <text:p>-1.038496406</text:p>
          </table:table-cell>
        </table:table-row>
        <table:table-row table:style-name="ro1">
          <table:table-cell table:number-columns-repeated="12"/>
          <table:table-cell office:value-type="float" office:value="8.94323897361755" calcext:value-type="float">
            <text:p>8.9432389736</text:p>
          </table:table-cell>
          <table:table-cell office:value-type="float" office:value="-0.527013482614916" calcext:value-type="float">
            <text:p>-0.5270134826</text:p>
          </table:table-cell>
          <table:table-cell table:formula="of:=([.N894]-[.N893])/([.M894]-[.M893])" office:value-type="float" office:value="-0.212025879210918" calcext:value-type="float">
            <text:p>-0.2120258792</text:p>
          </table:table-cell>
        </table:table-row>
        <table:table-row table:style-name="ro1">
          <table:table-cell table:number-columns-repeated="12"/>
          <table:table-cell office:value-type="float" office:value="8.95257210731506" calcext:value-type="float">
            <text:p>8.9525721073</text:p>
          </table:table-cell>
          <table:table-cell office:value-type="float" office:value="-0.530448203944828" calcext:value-type="float">
            <text:p>-0.5304482039</text:p>
          </table:table-cell>
          <table:table-cell table:formula="of:=([.N895]-[.N894])/([.M895]-[.M894])" office:value-type="float" office:value="-0.368013728425232" calcext:value-type="float">
            <text:p>-0.3680137284</text:p>
          </table:table-cell>
        </table:table-row>
        <table:table-row table:style-name="ro1">
          <table:table-cell table:number-columns-repeated="12"/>
          <table:table-cell office:value-type="float" office:value="8.96399307250977" calcext:value-type="float">
            <text:p>8.9639930725</text:p>
          </table:table-cell>
          <table:table-cell office:value-type="float" office:value="-0.529954511976181" calcext:value-type="float">
            <text:p>-0.529954512</text:p>
          </table:table-cell>
          <table:table-cell table:formula="of:=([.N896]-[.N895])/([.M896]-[.M895])" office:value-type="float" office:value="0.0432268166683322" calcext:value-type="float">
            <text:p>0.0432268167</text:p>
          </table:table-cell>
        </table:table-row>
        <table:table-row table:style-name="ro1">
          <table:table-cell table:number-columns-repeated="12"/>
          <table:table-cell office:value-type="float" office:value="8.97408509254456" calcext:value-type="float">
            <text:p>8.9740850925</text:p>
          </table:table-cell>
          <table:table-cell office:value-type="float" office:value="-0.534463769970942" calcext:value-type="float">
            <text:p>-0.53446377</text:p>
          </table:table-cell>
          <table:table-cell table:formula="of:=([.N897]-[.N896])/([.M897]-[.M896])" office:value-type="float" office:value="-0.446814213528761" calcext:value-type="float">
            <text:p>-0.4468142135</text:p>
          </table:table-cell>
        </table:table-row>
        <table:table-row table:style-name="ro1">
          <table:table-cell table:number-columns-repeated="12"/>
          <table:table-cell office:value-type="float" office:value="8.98251605033875" calcext:value-type="float">
            <text:p>8.9825160503</text:p>
          </table:table-cell>
          <table:table-cell office:value-type="float" office:value="-0.5387723965466" calcext:value-type="float">
            <text:p>-0.5387723965</text:p>
          </table:table-cell>
          <table:table-cell table:formula="of:=([.N898]-[.N897])/([.M898]-[.M897])" office:value-type="float" office:value="-0.511048291408536" calcext:value-type="float">
            <text:p>-0.5110482914</text:p>
          </table:table-cell>
        </table:table-row>
        <table:table-row table:style-name="ro1">
          <table:table-cell table:number-columns-repeated="12"/>
          <table:table-cell office:value-type="float" office:value="9.00036215782166" calcext:value-type="float">
            <text:p>9.0003621578</text:p>
          </table:table-cell>
          <table:table-cell office:value-type="float" office:value="-0.536901207365061" calcext:value-type="float">
            <text:p>-0.5369012074</text:p>
          </table:table-cell>
          <table:table-cell table:formula="of:=([.N899]-[.N898])/([.M899]-[.M898])" office:value-type="float" office:value="0.104851390328735" calcext:value-type="float">
            <text:p>0.1048513903</text:p>
          </table:table-cell>
        </table:table-row>
        <table:table-row table:style-name="ro1">
          <table:table-cell table:number-columns-repeated="12"/>
          <table:table-cell office:value-type="float" office:value="9.00628709793091" calcext:value-type="float">
            <text:p>9.0062870979</text:p>
          </table:table-cell>
          <table:table-cell office:value-type="float" office:value="-0.547924643813477" calcext:value-type="float">
            <text:p>-0.5479246438</text:p>
          </table:table-cell>
          <table:table-cell table:formula="of:=([.N900]-[.N899])/([.M900]-[.M899])" office:value-type="float" office:value="-1.86051440945373" calcext:value-type="float">
            <text:p>-1.8605144095</text:p>
          </table:table-cell>
        </table:table-row>
        <table:table-row table:style-name="ro1">
          <table:table-cell table:number-columns-repeated="12"/>
          <table:table-cell office:value-type="float" office:value="9.0126690864563" calcext:value-type="float">
            <text:p>9.0126690865</text:p>
          </table:table-cell>
          <table:table-cell office:value-type="float" office:value="-0.559041294271566" calcext:value-type="float">
            <text:p>-0.5590412943</text:p>
          </table:table-cell>
          <table:table-cell table:formula="of:=([.N901]-[.N900])/([.M901]-[.M900])" office:value-type="float" office:value="-1.74187879120466" calcext:value-type="float">
            <text:p>-1.7418787912</text:p>
          </table:table-cell>
        </table:table-row>
        <table:table-row table:style-name="ro1">
          <table:table-cell table:number-columns-repeated="12"/>
          <table:table-cell office:value-type="float" office:value="9.02356004714966" calcext:value-type="float">
            <text:p>9.0235600471</text:p>
          </table:table-cell>
          <table:table-cell office:value-type="float" office:value="-0.558770819551101" calcext:value-type="float">
            <text:p>-0.5587708196</text:p>
          </table:table-cell>
          <table:table-cell table:formula="of:=([.N902]-[.N901])/([.M902]-[.M901])" office:value-type="float" office:value="0.0248347898849287" calcext:value-type="float">
            <text:p>0.0248347899</text:p>
          </table:table-cell>
        </table:table-row>
        <table:table-row table:style-name="ro1">
          <table:table-cell table:number-columns-repeated="12"/>
          <table:table-cell office:value-type="float" office:value="9.03676509857178" calcext:value-type="float">
            <text:p>9.0367650986</text:p>
          </table:table-cell>
          <table:table-cell office:value-type="float" office:value="-0.569440880847641" calcext:value-type="float">
            <text:p>-0.5694408808</text:p>
          </table:table-cell>
          <table:table-cell table:formula="of:=([.N903]-[.N902])/([.M903]-[.M902])" office:value-type="float" office:value="-0.808028757742393" calcext:value-type="float">
            <text:p>-0.8080287577</text:p>
          </table:table-cell>
        </table:table-row>
        <table:table-row table:style-name="ro1">
          <table:table-cell table:number-columns-repeated="12"/>
          <table:table-cell office:value-type="float" office:value="9.04285097122192" calcext:value-type="float">
            <text:p>9.0428509712</text:p>
          </table:table-cell>
          <table:table-cell office:value-type="float" office:value="-0.569354759923556" calcext:value-type="float">
            <text:p>-0.5693547599</text:p>
          </table:table-cell>
          <table:table-cell table:formula="of:=([.N904]-[.N903])/([.M904]-[.M903])" office:value-type="float" office:value="0.0141509573130144" calcext:value-type="float">
            <text:p>0.0141509573</text:p>
          </table:table-cell>
        </table:table-row>
        <table:table-row table:style-name="ro1">
          <table:table-cell table:number-columns-repeated="12"/>
          <table:table-cell office:value-type="float" office:value="9.05624914169312" calcext:value-type="float">
            <text:p>9.0562491417</text:p>
          </table:table-cell>
          <table:table-cell office:value-type="float" office:value="-0.569277321257" calcext:value-type="float">
            <text:p>-0.5692773213</text:p>
          </table:table-cell>
          <table:table-cell table:formula="of:=([.N905]-[.N904])/([.M905]-[.M904])" office:value-type="float" office:value="0.00577979409373863" calcext:value-type="float">
            <text:p>0.0057797941</text:p>
          </table:table-cell>
        </table:table-row>
        <table:table-row table:style-name="ro1">
          <table:table-cell table:number-columns-repeated="12"/>
          <table:table-cell office:value-type="float" office:value="9.06329417228699" calcext:value-type="float">
            <text:p>9.0632941723</text:p>
          </table:table-cell>
          <table:table-cell office:value-type="float" office:value="-0.578092791272055" calcext:value-type="float">
            <text:p>-0.5780927913</text:p>
          </table:table-cell>
          <table:table-cell table:formula="of:=([.N906]-[.N905])/([.M906]-[.M905])" office:value-type="float" office:value="-1.25130329777741" calcext:value-type="float">
            <text:p>-1.2513032978</text:p>
          </table:table-cell>
        </table:table-row>
        <table:table-row table:style-name="ro1">
          <table:table-cell table:number-columns-repeated="12"/>
          <table:table-cell office:value-type="float" office:value="9.07396411895752" calcext:value-type="float">
            <text:p>9.073964119</text:p>
          </table:table-cell>
          <table:table-cell office:value-type="float" office:value="-0.574367305831663" calcext:value-type="float">
            <text:p>-0.5743673058</text:p>
          </table:table-cell>
          <table:table-cell table:formula="of:=([.N907]-[.N906])/([.M907]-[.M906])" office:value-type="float" office:value="0.349156894165217" calcext:value-type="float">
            <text:p>0.3491568942</text:p>
          </table:table-cell>
        </table:table-row>
        <table:table-row table:style-name="ro1">
          <table:table-cell table:number-columns-repeated="12"/>
          <table:table-cell office:value-type="float" office:value="9.08337807655335" calcext:value-type="float">
            <text:p>9.0833780766</text:p>
          </table:table-cell>
          <table:table-cell office:value-type="float" office:value="-0.579588531269665" calcext:value-type="float">
            <text:p>-0.5795885313</text:p>
          </table:table-cell>
          <table:table-cell table:formula="of:=([.N908]-[.N907])/([.M908]-[.M907])" office:value-type="float" office:value="-0.554625977954004" calcext:value-type="float">
            <text:p>-0.554625978</text:p>
          </table:table-cell>
        </table:table-row>
        <table:table-row table:style-name="ro1">
          <table:table-cell table:number-columns-repeated="12"/>
          <table:table-cell office:value-type="float" office:value="9.09326601028442" calcext:value-type="float">
            <text:p>9.0932660103</text:p>
          </table:table-cell>
          <table:table-cell office:value-type="float" office:value="-0.577267719642213" calcext:value-type="float">
            <text:p>-0.5772677196</text:p>
          </table:table-cell>
          <table:table-cell table:formula="of:=([.N909]-[.N908])/([.M909]-[.M908])" office:value-type="float" office:value="0.23471148680517" calcext:value-type="float">
            <text:p>0.2347114868</text:p>
          </table:table-cell>
        </table:table-row>
        <table:table-row table:style-name="ro1">
          <table:table-cell table:number-columns-repeated="12"/>
          <table:table-cell office:value-type="float" office:value="9.10397100448608" calcext:value-type="float">
            <text:p>9.1039710045</text:p>
          </table:table-cell>
          <table:table-cell office:value-type="float" office:value="-0.586368085983797" calcext:value-type="float">
            <text:p>-0.586368086</text:p>
          </table:table-cell>
          <table:table-cell table:formula="of:=([.N910]-[.N909])/([.M910]-[.M909])" office:value-type="float" office:value="-0.850104742716575" calcext:value-type="float">
            <text:p>-0.8501047427</text:p>
          </table:table-cell>
        </table:table-row>
        <table:table-row table:style-name="ro1">
          <table:table-cell table:number-columns-repeated="12"/>
          <table:table-cell office:value-type="float" office:value="9.11270618438721" calcext:value-type="float">
            <text:p>9.1127061844</text:p>
          </table:table-cell>
          <table:table-cell office:value-type="float" office:value="-0.594714329801843" calcext:value-type="float">
            <text:p>-0.5947143298</text:p>
          </table:table-cell>
          <table:table-cell table:formula="of:=([.N911]-[.N910])/([.M911]-[.M910])" office:value-type="float" office:value="-0.955474748376035" calcext:value-type="float">
            <text:p>-0.9554747484</text:p>
          </table:table-cell>
        </table:table-row>
        <table:table-row table:style-name="ro1">
          <table:table-cell table:number-columns-repeated="12"/>
          <table:table-cell office:value-type="float" office:value="9.12490916252136" calcext:value-type="float">
            <text:p>9.1249091625</text:p>
          </table:table-cell>
          <table:table-cell office:value-type="float" office:value="-0.59760666902081" calcext:value-type="float">
            <text:p>-0.597606669</text:p>
          </table:table-cell>
          <table:table-cell table:formula="of:=([.N912]-[.N911])/([.M912]-[.M911])" office:value-type="float" office:value="-0.237019126574723" calcext:value-type="float">
            <text:p>-0.2370191266</text:p>
          </table:table-cell>
        </table:table-row>
        <table:table-row table:style-name="ro1">
          <table:table-cell table:number-columns-repeated="12"/>
          <table:table-cell office:value-type="float" office:value="9.13384914398193" calcext:value-type="float">
            <text:p>9.133849144</text:p>
          </table:table-cell>
          <table:table-cell office:value-type="float" office:value="-0.596665589985303" calcext:value-type="float">
            <text:p>-0.59666559</text:p>
          </table:table-cell>
          <table:table-cell table:formula="of:=([.N913]-[.N912])/([.M913]-[.M912])" office:value-type="float" office:value="0.105266329651535" calcext:value-type="float">
            <text:p>0.1052663297</text:p>
          </table:table-cell>
        </table:table-row>
        <table:table-row table:style-name="ro1">
          <table:table-cell table:number-columns-repeated="12"/>
          <table:table-cell office:value-type="float" office:value="9.14400219917297" calcext:value-type="float">
            <text:p>9.1440021992</text:p>
          </table:table-cell>
          <table:table-cell office:value-type="float" office:value="-0.601451178166611" calcext:value-type="float">
            <text:p>-0.6014511782</text:p>
          </table:table-cell>
          <table:table-cell table:formula="of:=([.N914]-[.N913])/([.M914]-[.M913])" office:value-type="float" office:value="-0.471344643682309" calcext:value-type="float">
            <text:p>-0.4713446437</text:p>
          </table:table-cell>
        </table:table-row>
        <table:table-row table:style-name="ro1">
          <table:table-cell table:number-columns-repeated="12"/>
          <table:table-cell office:value-type="float" office:value="9.15446615219116" calcext:value-type="float">
            <text:p>9.1544661522</text:p>
          </table:table-cell>
          <table:table-cell office:value-type="float" office:value="-0.60611203944991" calcext:value-type="float">
            <text:p>-0.6061120394</text:p>
          </table:table-cell>
          <table:table-cell table:formula="of:=([.N915]-[.N914])/([.M915]-[.M914])" office:value-type="float" office:value="-0.445420700494104" calcext:value-type="float">
            <text:p>-0.4454207005</text:p>
          </table:table-cell>
        </table:table-row>
        <table:table-row table:style-name="ro1">
          <table:table-cell table:number-columns-repeated="12"/>
          <table:table-cell office:value-type="float" office:value="9.16492199897766" calcext:value-type="float">
            <text:p>9.164921999</text:p>
          </table:table-cell>
          <table:table-cell office:value-type="float" office:value="-0.60461083111178" calcext:value-type="float">
            <text:p>-0.6046108311</text:p>
          </table:table-cell>
          <table:table-cell table:formula="of:=([.N916]-[.N915])/([.M916]-[.M915])" office:value-type="float" office:value="0.143575969386645" calcext:value-type="float">
            <text:p>0.1435759694</text:p>
          </table:table-cell>
        </table:table-row>
        <table:table-row table:style-name="ro1">
          <table:table-cell table:number-columns-repeated="12"/>
          <table:table-cell office:value-type="float" office:value="9.17183804512024" calcext:value-type="float">
            <text:p>9.1718380451</text:p>
          </table:table-cell>
          <table:table-cell office:value-type="float" office:value="-0.612808111749467" calcext:value-type="float">
            <text:p>-0.6128081117</text:p>
          </table:table-cell>
          <table:table-cell table:formula="of:=([.N917]-[.N916])/([.M917]-[.M916])" office:value-type="float" office:value="-1.18525534224254" calcext:value-type="float">
            <text:p>-1.1852553422</text:p>
          </table:table-cell>
        </table:table-row>
        <table:table-row table:style-name="ro1">
          <table:table-cell table:number-columns-repeated="12"/>
          <table:table-cell office:value-type="float" office:value="9.18469500541687" calcext:value-type="float">
            <text:p>9.1846950054</text:p>
          </table:table-cell>
          <table:table-cell office:value-type="float" office:value="-0.623139119398368" calcext:value-type="float">
            <text:p>-0.6231391194</text:p>
          </table:table-cell>
          <table:table-cell table:formula="of:=([.N918]-[.N917])/([.M918]-[.M917])" office:value-type="float" office:value="-0.803534226640504" calcext:value-type="float">
            <text:p>-0.8035342266</text:p>
          </table:table-cell>
        </table:table-row>
        <table:table-row table:style-name="ro1">
          <table:table-cell table:number-columns-repeated="12"/>
          <table:table-cell office:value-type="float" office:value="9.19288897514343" calcext:value-type="float">
            <text:p>9.1928889751</text:p>
          </table:table-cell>
          <table:table-cell office:value-type="float" office:value="-0.624975881764792" calcext:value-type="float">
            <text:p>-0.6249758818</text:p>
          </table:table-cell>
          <table:table-cell table:formula="of:=([.N919]-[.N918])/([.M919]-[.M918])" office:value-type="float" office:value="-0.224160257813786" calcext:value-type="float">
            <text:p>-0.2241602578</text:p>
          </table:table-cell>
        </table:table-row>
        <table:table-row table:style-name="ro1">
          <table:table-cell table:number-columns-repeated="12"/>
          <table:table-cell office:value-type="float" office:value="9.20510315895081" calcext:value-type="float">
            <text:p>9.205103159</text:p>
          </table:table-cell>
          <table:table-cell office:value-type="float" office:value="-0.627671514866623" calcext:value-type="float">
            <text:p>-0.6276715149</text:p>
          </table:table-cell>
          <table:table-cell table:formula="of:=([.N920]-[.N919])/([.M920]-[.M919])" office:value-type="float" office:value="-0.22069694908338" calcext:value-type="float">
            <text:p>-0.2206969491</text:p>
          </table:table-cell>
        </table:table-row>
        <table:table-row table:style-name="ro1">
          <table:table-cell table:number-columns-repeated="12"/>
          <table:table-cell office:value-type="float" office:value="9.2144181728363" calcext:value-type="float">
            <text:p>9.2144181728</text:p>
          </table:table-cell>
          <table:table-cell office:value-type="float" office:value="-0.629280368372824" calcext:value-type="float">
            <text:p>-0.6292803684</text:p>
          </table:table-cell>
          <table:table-cell table:formula="of:=([.N921]-[.N920])/([.M921]-[.M920])" office:value-type="float" office:value="-0.172716168325362" calcext:value-type="float">
            <text:p>-0.1727161683</text:p>
          </table:table-cell>
        </table:table-row>
        <table:table-row table:style-name="ro1">
          <table:table-cell table:number-columns-repeated="12"/>
          <table:table-cell office:value-type="float" office:value="9.22334098815918" calcext:value-type="float">
            <text:p>9.2233409882</text:p>
          </table:table-cell>
          <table:table-cell office:value-type="float" office:value="-0.626827637845648" calcext:value-type="float">
            <text:p>-0.6268276378</text:p>
          </table:table-cell>
          <table:table-cell table:formula="of:=([.N922]-[.N921])/([.M922]-[.M921])" office:value-type="float" office:value="0.274883031691527" calcext:value-type="float">
            <text:p>0.2748830317</text:p>
          </table:table-cell>
        </table:table-row>
        <table:table-row table:style-name="ro1">
          <table:table-cell table:number-columns-repeated="12"/>
          <table:table-cell office:value-type="float" office:value="9.23247814178467" calcext:value-type="float">
            <text:p>9.2324781418</text:p>
          </table:table-cell>
          <table:table-cell office:value-type="float" office:value="-0.633556473735451" calcext:value-type="float">
            <text:p>-0.6335564737</text:p>
          </table:table-cell>
          <table:table-cell table:formula="of:=([.N923]-[.N922])/([.M923]-[.M922])" office:value-type="float" office:value="-0.736425824233975" calcext:value-type="float">
            <text:p>-0.7364258242</text:p>
          </table:table-cell>
        </table:table-row>
        <table:table-row table:style-name="ro1">
          <table:table-cell table:number-columns-repeated="12"/>
          <table:table-cell office:value-type="float" office:value="9.24323010444641" calcext:value-type="float">
            <text:p>9.2432301044</text:p>
          </table:table-cell>
          <table:table-cell office:value-type="float" office:value="-0.636913770971413" calcext:value-type="float">
            <text:p>-0.636913771</text:p>
          </table:table-cell>
          <table:table-cell table:formula="of:=([.N924]-[.N923])/([.M924]-[.M923])" office:value-type="float" office:value="-0.312249711199987" calcext:value-type="float">
            <text:p>-0.3122497112</text:p>
          </table:table-cell>
        </table:table-row>
        <table:table-row table:style-name="ro1">
          <table:table-cell table:number-columns-repeated="12"/>
          <table:table-cell office:value-type="float" office:value="9.25527715682983" calcext:value-type="float">
            <text:p>9.2552771568</text:p>
          </table:table-cell>
          <table:table-cell office:value-type="float" office:value="-0.639721954763636" calcext:value-type="float">
            <text:p>-0.6397219548</text:p>
          </table:table-cell>
          <table:table-cell table:formula="of:=([.N925]-[.N924])/([.M925]-[.M924])" office:value-type="float" office:value="-0.233101318301513" calcext:value-type="float">
            <text:p>-0.2331013183</text:p>
          </table:table-cell>
        </table:table-row>
        <table:table-row table:style-name="ro1">
          <table:table-cell table:number-columns-repeated="12"/>
          <table:table-cell office:value-type="float" office:value="9.26394104957581" calcext:value-type="float">
            <text:p>9.2639410496</text:p>
          </table:table-cell>
          <table:table-cell office:value-type="float" office:value="-0.64943920096753" calcext:value-type="float">
            <text:p>-0.649439201</text:p>
          </table:table-cell>
          <table:table-cell table:formula="of:=([.N926]-[.N925])/([.M926]-[.M925])" office:value-type="float" office:value="-1.12157969734932" calcext:value-type="float">
            <text:p>-1.1215796973</text:p>
          </table:table-cell>
        </table:table-row>
        <table:table-row table:style-name="ro1">
          <table:table-cell table:number-columns-repeated="12"/>
          <table:table-cell office:value-type="float" office:value="9.27384996414185" calcext:value-type="float">
            <text:p>9.2738499641</text:p>
          </table:table-cell>
          <table:table-cell office:value-type="float" office:value="-0.645518184105802" calcext:value-type="float">
            <text:p>-0.6455181841</text:p>
          </table:table-cell>
          <table:table-cell table:formula="of:=([.N927]-[.N926])/([.M927]-[.M926])" office:value-type="float" office:value="0.395705991367221" calcext:value-type="float">
            <text:p>0.3957059914</text:p>
          </table:table-cell>
        </table:table-row>
        <table:table-row table:style-name="ro1">
          <table:table-cell table:number-columns-repeated="12"/>
          <table:table-cell office:value-type="float" office:value="9.28412008285522" calcext:value-type="float">
            <text:p>9.2841200829</text:p>
          </table:table-cell>
          <table:table-cell office:value-type="float" office:value="-0.647042478045147" calcext:value-type="float">
            <text:p>-0.647042478</text:p>
          </table:table-cell>
          <table:table-cell table:formula="of:=([.N928]-[.N927])/([.M928]-[.M927])" office:value-type="float" office:value="-0.148420284310738" calcext:value-type="float">
            <text:p>-0.1484202843</text:p>
          </table:table-cell>
        </table:table-row>
        <table:table-row table:style-name="ro1">
          <table:table-cell table:number-columns-repeated="12"/>
          <table:table-cell office:value-type="float" office:value="9.29534506797791" calcext:value-type="float">
            <text:p>9.295345068</text:p>
          </table:table-cell>
          <table:table-cell office:value-type="float" office:value="-0.649953854546292" calcext:value-type="float">
            <text:p>-0.6499538545</text:p>
          </table:table-cell>
          <table:table-cell table:formula="of:=([.N929]-[.N928])/([.M929]-[.M928])" office:value-type="float" office:value="-0.25936573361357" calcext:value-type="float">
            <text:p>-0.2593657336</text:p>
          </table:table-cell>
        </table:table-row>
        <table:table-row table:style-name="ro1">
          <table:table-cell table:number-columns-repeated="12"/>
          <table:table-cell office:value-type="float" office:value="9.30654001235962" calcext:value-type="float">
            <text:p>9.3065400124</text:p>
          </table:table-cell>
          <table:table-cell office:value-type="float" office:value="-0.643296340074236" calcext:value-type="float">
            <text:p>-0.6432963401</text:p>
          </table:table-cell>
          <table:table-cell table:formula="of:=([.N930]-[.N929])/([.M930]-[.M929])" office:value-type="float" office:value="0.594689374511815" calcext:value-type="float">
            <text:p>0.5946893745</text:p>
          </table:table-cell>
        </table:table-row>
        <table:table-row table:style-name="ro1">
          <table:table-cell table:number-columns-repeated="12"/>
          <table:table-cell office:value-type="float" office:value="9.31459403038025" calcext:value-type="float">
            <text:p>9.3145940304</text:p>
          </table:table-cell>
          <table:table-cell office:value-type="float" office:value="-0.656539801848383" calcext:value-type="float">
            <text:p>-0.6565398018</text:p>
          </table:table-cell>
          <table:table-cell table:formula="of:=([.N931]-[.N930])/([.M931]-[.M930])" office:value-type="float" office:value="-1.64432979169207" calcext:value-type="float">
            <text:p>-1.6443297917</text:p>
          </table:table-cell>
        </table:table-row>
        <table:table-row table:style-name="ro1">
          <table:table-cell table:number-columns-repeated="12"/>
          <table:table-cell office:value-type="float" office:value="9.32468199729919" calcext:value-type="float">
            <text:p>9.3246819973</text:p>
          </table:table-cell>
          <table:table-cell office:value-type="float" office:value="-0.662936757754419" calcext:value-type="float">
            <text:p>-0.6629367578</text:p>
          </table:table-cell>
          <table:table-cell table:formula="of:=([.N932]-[.N931])/([.M932]-[.M931])" office:value-type="float" office:value="-0.634117454729407" calcext:value-type="float">
            <text:p>-0.6341174547</text:p>
          </table:table-cell>
        </table:table-row>
        <table:table-row table:style-name="ro1">
          <table:table-cell table:number-columns-repeated="12"/>
          <table:table-cell office:value-type="float" office:value="9.33423900604248" calcext:value-type="float">
            <text:p>9.334239006</text:p>
          </table:table-cell>
          <table:table-cell office:value-type="float" office:value="-0.657861357308507" calcext:value-type="float">
            <text:p>-0.6578613573</text:p>
          </table:table-cell>
          <table:table-cell table:formula="of:=([.N933]-[.N932])/([.M933]-[.M932])" office:value-type="float" office:value="0.531065794982881" calcext:value-type="float">
            <text:p>0.531065795</text:p>
          </table:table-cell>
        </table:table-row>
        <table:table-row table:style-name="ro1">
          <table:table-cell table:number-columns-repeated="12"/>
          <table:table-cell office:value-type="float" office:value="9.34390497207642" calcext:value-type="float">
            <text:p>9.3439049721</text:p>
          </table:table-cell>
          <table:table-cell office:value-type="float" office:value="-0.660319378429471" calcext:value-type="float">
            <text:p>-0.6603193784</text:p>
          </table:table-cell>
          <table:table-cell table:formula="of:=([.N934]-[.N933])/([.M934]-[.M933])" office:value-type="float" office:value="-0.254296478213722" calcext:value-type="float">
            <text:p>-0.2542964782</text:p>
          </table:table-cell>
        </table:table-row>
        <table:table-row table:style-name="ro1">
          <table:table-cell table:number-columns-repeated="12"/>
          <table:table-cell office:value-type="float" office:value="9.35419511795044" calcext:value-type="float">
            <text:p>9.354195118</text:p>
          </table:table-cell>
          <table:table-cell office:value-type="float" office:value="-0.665213811727083" calcext:value-type="float">
            <text:p>-0.6652138117</text:p>
          </table:table-cell>
          <table:table-cell table:formula="of:=([.N935]-[.N934])/([.M935]-[.M934])" office:value-type="float" office:value="-0.475642751573412" calcext:value-type="float">
            <text:p>-0.4756427516</text:p>
          </table:table-cell>
        </table:table-row>
        <table:table-row table:style-name="ro1">
          <table:table-cell table:number-columns-repeated="12"/>
          <table:table-cell office:value-type="float" office:value="9.36386203765869" calcext:value-type="float">
            <text:p>9.3638620377</text:p>
          </table:table-cell>
          <table:table-cell office:value-type="float" office:value="-0.664952859013872" calcext:value-type="float">
            <text:p>-0.664952859</text:p>
          </table:table-cell>
          <table:table-cell table:formula="of:=([.N936]-[.N935])/([.M936]-[.M935])" office:value-type="float" office:value="0.0269944016383975" calcext:value-type="float">
            <text:p>0.0269944016</text:p>
          </table:table-cell>
        </table:table-row>
        <table:table-row table:style-name="ro1">
          <table:table-cell table:number-columns-repeated="12"/>
          <table:table-cell office:value-type="float" office:value="9.3730411529541" calcext:value-type="float">
            <text:p>9.373041153</text:p>
          </table:table-cell>
          <table:table-cell office:value-type="float" office:value="-0.672795856533273" calcext:value-type="float">
            <text:p>-0.6727958565</text:p>
          </table:table-cell>
          <table:table-cell table:formula="of:=([.N937]-[.N936])/([.M937]-[.M936])" office:value-type="float" office:value="-0.854439373184697" calcext:value-type="float">
            <text:p>-0.8544393732</text:p>
          </table:table-cell>
        </table:table-row>
        <table:table-row table:style-name="ro1">
          <table:table-cell table:number-columns-repeated="12"/>
          <table:table-cell office:value-type="float" office:value="9.38220405578613" calcext:value-type="float">
            <text:p>9.3822040558</text:p>
          </table:table-cell>
          <table:table-cell office:value-type="float" office:value="-0.677815475435059" calcext:value-type="float">
            <text:p>-0.6778154754</text:p>
          </table:table-cell>
          <table:table-cell table:formula="of:=([.N938]-[.N937])/([.M938]-[.M937])" office:value-type="float" office:value="-0.547819724142383" calcext:value-type="float">
            <text:p>-0.5478197241</text:p>
          </table:table-cell>
        </table:table-row>
        <table:table-row table:style-name="ro1">
          <table:table-cell table:number-columns-repeated="12"/>
          <table:table-cell office:value-type="float" office:value="9.39638519287109" calcext:value-type="float">
            <text:p>9.3963851929</text:p>
          </table:table-cell>
          <table:table-cell office:value-type="float" office:value="-0.671636691722449" calcext:value-type="float">
            <text:p>-0.6716366917</text:p>
          </table:table-cell>
          <table:table-cell table:formula="of:=([.N939]-[.N938])/([.M939]-[.M938])" office:value-type="float" office:value="0.43570439208029" calcext:value-type="float">
            <text:p>0.4357043921</text:p>
          </table:table-cell>
        </table:table-row>
        <table:table-row table:style-name="ro1">
          <table:table-cell table:number-columns-repeated="12"/>
          <table:table-cell office:value-type="float" office:value="9.40395498275757" calcext:value-type="float">
            <text:p>9.4039549828</text:p>
          </table:table-cell>
          <table:table-cell office:value-type="float" office:value="-0.672612015852967" calcext:value-type="float">
            <text:p>-0.6726120159</text:p>
          </table:table-cell>
          <table:table-cell table:formula="of:=([.N940]-[.N939])/([.M940]-[.M939])" office:value-type="float" office:value="-0.128844280375652" calcext:value-type="float">
            <text:p>-0.1288442804</text:p>
          </table:table-cell>
        </table:table-row>
        <table:table-row table:style-name="ro1">
          <table:table-cell table:number-columns-repeated="12"/>
          <table:table-cell office:value-type="float" office:value="9.4144070148468" calcext:value-type="float">
            <text:p>9.4144070148</text:p>
          </table:table-cell>
          <table:table-cell office:value-type="float" office:value="-0.678557136218954" calcext:value-type="float">
            <text:p>-0.6785571362</text:p>
          </table:table-cell>
          <table:table-cell table:formula="of:=([.N941]-[.N940])/([.M941]-[.M940])" office:value-type="float" office:value="-0.568800431842402" calcext:value-type="float">
            <text:p>-0.5688004318</text:p>
          </table:table-cell>
        </table:table-row>
        <table:table-row table:style-name="ro1">
          <table:table-cell table:number-columns-repeated="12"/>
          <table:table-cell office:value-type="float" office:value="9.42378807067871" calcext:value-type="float">
            <text:p>9.4237880707</text:p>
          </table:table-cell>
          <table:table-cell office:value-type="float" office:value="-0.682975972697285" calcext:value-type="float">
            <text:p>-0.6829759727</text:p>
          </table:table-cell>
          <table:table-cell table:formula="of:=([.N942]-[.N941])/([.M942]-[.M941])" office:value-type="float" office:value="-0.471038287961204" calcext:value-type="float">
            <text:p>-0.471038288</text:p>
          </table:table-cell>
        </table:table-row>
        <table:table-row table:style-name="ro1">
          <table:table-cell table:number-columns-repeated="12"/>
          <table:table-cell office:value-type="float" office:value="9.43185806274414" calcext:value-type="float">
            <text:p>9.4318580627</text:p>
          </table:table-cell>
          <table:table-cell office:value-type="float" office:value="-0.686669139682918" calcext:value-type="float">
            <text:p>-0.6866691397</text:p>
          </table:table-cell>
          <table:table-cell table:formula="of:=([.N943]-[.N942])/([.M943]-[.M942])" office:value-type="float" office:value="-0.457641959953603" calcext:value-type="float">
            <text:p>-0.45764196</text:p>
          </table:table-cell>
        </table:table-row>
        <table:table-row table:style-name="ro1">
          <table:table-cell table:number-columns-repeated="12"/>
          <table:table-cell office:value-type="float" office:value="9.44372916221619" calcext:value-type="float">
            <text:p>9.4437291622</text:p>
          </table:table-cell>
          <table:table-cell office:value-type="float" office:value="-0.684640421441065" calcext:value-type="float">
            <text:p>-0.6846404214</text:p>
          </table:table-cell>
          <table:table-cell table:formula="of:=([.N944]-[.N943])/([.M944]-[.M943])" office:value-type="float" office:value="0.170895564191845" calcext:value-type="float">
            <text:p>0.1708955642</text:p>
          </table:table-cell>
        </table:table-row>
        <table:table-row table:style-name="ro1">
          <table:table-cell table:number-columns-repeated="12"/>
          <table:table-cell office:value-type="float" office:value="9.45431399345398" calcext:value-type="float">
            <text:p>9.4543139935</text:p>
          </table:table-cell>
          <table:table-cell office:value-type="float" office:value="-0.69033466943852" calcext:value-type="float">
            <text:p>-0.6903346694</text:p>
          </table:table-cell>
          <table:table-cell table:formula="of:=([.N945]-[.N944])/([.M945]-[.M944])" office:value-type="float" office:value="-0.537963040650473" calcext:value-type="float">
            <text:p>-0.5379630407</text:p>
          </table:table-cell>
        </table:table-row>
        <table:table-row table:style-name="ro1">
          <table:table-cell table:number-columns-repeated="12"/>
          <table:table-cell office:value-type="float" office:value="9.46367001533508" calcext:value-type="float">
            <text:p>9.4636700153</text:p>
          </table:table-cell>
          <table:table-cell office:value-type="float" office:value="-0.69188270324403" calcext:value-type="float">
            <text:p>-0.6918827032</text:p>
          </table:table-cell>
          <table:table-cell table:formula="of:=([.N946]-[.N945])/([.M946]-[.M945])" office:value-type="float" office:value="-0.16545854906953" calcext:value-type="float">
            <text:p>-0.1654585491</text:p>
          </table:table-cell>
        </table:table-row>
        <table:table-row table:style-name="ro1">
          <table:table-cell table:number-columns-repeated="12"/>
          <table:table-cell office:value-type="float" office:value="9.47374320030212" calcext:value-type="float">
            <text:p>9.4737432003</text:p>
          </table:table-cell>
          <table:table-cell office:value-type="float" office:value="-0.684851584431333" calcext:value-type="float">
            <text:p>-0.6848515844</text:p>
          </table:table-cell>
          <table:table-cell table:formula="of:=([.N947]-[.N946])/([.M947]-[.M946])" office:value-type="float" office:value="0.69800354462894" calcext:value-type="float">
            <text:p>0.6980035446</text:p>
          </table:table-cell>
        </table:table-row>
        <table:table-row table:style-name="ro1">
          <table:table-cell table:number-columns-repeated="12"/>
          <table:table-cell office:value-type="float" office:value="9.48306703567505" calcext:value-type="float">
            <text:p>9.4830670357</text:p>
          </table:table-cell>
          <table:table-cell office:value-type="float" office:value="-0.687270467147973" calcext:value-type="float">
            <text:p>-0.6872704671</text:p>
          </table:table-cell>
          <table:table-cell table:formula="of:=([.N948]-[.N947])/([.M948]-[.M947])" office:value-type="float" office:value="-0.259430011351854" calcext:value-type="float">
            <text:p>-0.2594300114</text:p>
          </table:table-cell>
        </table:table-row>
        <table:table-row table:style-name="ro1">
          <table:table-cell table:number-columns-repeated="12"/>
          <table:table-cell office:value-type="float" office:value="9.4931640625" calcext:value-type="float">
            <text:p>9.4931640625</text:p>
          </table:table-cell>
          <table:table-cell office:value-type="float" office:value="-0.70066084398986" calcext:value-type="float">
            <text:p>-0.700660844</text:p>
          </table:table-cell>
          <table:table-cell table:formula="of:=([.N949]-[.N948])/([.M949]-[.M948])" office:value-type="float" office:value="-1.3261702750751" calcext:value-type="float">
            <text:p>-1.3261702751</text:p>
          </table:table-cell>
        </table:table-row>
        <table:table-row table:style-name="ro1">
          <table:table-cell table:number-columns-repeated="12"/>
          <table:table-cell office:value-type="float" office:value="9.50289011001587" calcext:value-type="float">
            <text:p>9.50289011</text:p>
          </table:table-cell>
          <table:table-cell office:value-type="float" office:value="-0.69727198460354" calcext:value-type="float">
            <text:p>-0.6972719846</text:p>
          </table:table-cell>
          <table:table-cell table:formula="of:=([.N950]-[.N949])/([.M950]-[.M949])" office:value-type="float" office:value="0.348431300668685" calcext:value-type="float">
            <text:p>0.3484313007</text:p>
          </table:table-cell>
        </table:table-row>
        <table:table-row table:style-name="ro1">
          <table:table-cell table:number-columns-repeated="12"/>
          <table:table-cell office:value-type="float" office:value="9.51376104354858" calcext:value-type="float">
            <text:p>9.5137610435</text:p>
          </table:table-cell>
          <table:table-cell office:value-type="float" office:value="-0.698003761457621" calcext:value-type="float">
            <text:p>-0.6980037615</text:p>
          </table:table-cell>
          <table:table-cell table:formula="of:=([.N951]-[.N950])/([.M951]-[.M950])" office:value-type="float" office:value="-0.0673149966264127" calcext:value-type="float">
            <text:p>-0.0673149966</text:p>
          </table:table-cell>
        </table:table-row>
        <table:table-row table:style-name="ro1">
          <table:table-cell table:number-columns-repeated="12"/>
          <table:table-cell office:value-type="float" office:value="9.52220416069031" calcext:value-type="float">
            <text:p>9.5222041607</text:p>
          </table:table-cell>
          <table:table-cell office:value-type="float" office:value="-0.716839935716318" calcext:value-type="float">
            <text:p>-0.7168399357</text:p>
          </table:table-cell>
          <table:table-cell table:formula="of:=([.N952]-[.N951])/([.M952]-[.M951])" office:value-type="float" office:value="-2.23095024533228" calcext:value-type="float">
            <text:p>-2.2309502453</text:p>
          </table:table-cell>
        </table:table-row>
        <table:table-row table:style-name="ro1">
          <table:table-cell table:number-columns-repeated="12"/>
          <table:table-cell office:value-type="float" office:value="9.53332901000977" calcext:value-type="float">
            <text:p>9.53332901</text:p>
          </table:table-cell>
          <table:table-cell office:value-type="float" office:value="-0.698824988987433" calcext:value-type="float">
            <text:p>-0.698824989</text:p>
          </table:table-cell>
          <table:table-cell table:formula="of:=([.N953]-[.N952])/([.M953]-[.M952])" office:value-type="float" office:value="1.61934298717884" calcext:value-type="float">
            <text:p>1.6193429872</text:p>
          </table:table-cell>
        </table:table-row>
        <table:table-row table:style-name="ro1">
          <table:table-cell table:number-columns-repeated="12"/>
          <table:table-cell office:value-type="float" office:value="9.54439401626587" calcext:value-type="float">
            <text:p>9.5443940163</text:p>
          </table:table-cell>
          <table:table-cell office:value-type="float" office:value="-0.696991006116551" calcext:value-type="float">
            <text:p>-0.6969910061</text:p>
          </table:table-cell>
          <table:table-cell table:formula="of:=([.N954]-[.N953])/([.M954]-[.M953])" office:value-type="float" office:value="0.165746211835194" calcext:value-type="float">
            <text:p>0.1657462118</text:p>
          </table:table-cell>
        </table:table-row>
        <table:table-row table:style-name="ro1">
          <table:table-cell table:number-columns-repeated="12"/>
          <table:table-cell office:value-type="float" office:value="9.55319213867188" calcext:value-type="float">
            <text:p>9.5531921387</text:p>
          </table:table-cell>
          <table:table-cell office:value-type="float" office:value="-0.729959299653995" calcext:value-type="float">
            <text:p>-0.7299592997</text:p>
          </table:table-cell>
          <table:table-cell table:formula="of:=([.N955]-[.N954])/([.M955]-[.M954])" office:value-type="float" office:value="-3.74719650580667" calcext:value-type="float">
            <text:p>-3.7471965058</text:p>
          </table:table-cell>
        </table:table-row>
        <table:table-row table:style-name="ro1">
          <table:table-cell table:number-columns-repeated="12"/>
          <table:table-cell office:value-type="float" office:value="9.56280899047852" calcext:value-type="float">
            <text:p>9.5628089905</text:p>
          </table:table-cell>
          <table:table-cell office:value-type="float" office:value="-0.714261968145329" calcext:value-type="float">
            <text:p>-0.7142619681</text:p>
          </table:table-cell>
          <table:table-cell table:formula="of:=([.N956]-[.N955])/([.M956]-[.M955])" office:value-type="float" office:value="1.63227341174448" calcext:value-type="float">
            <text:p>1.6322734117</text:p>
          </table:table-cell>
        </table:table-row>
        <table:table-row table:style-name="ro1">
          <table:table-cell table:number-columns-repeated="12"/>
          <table:table-cell office:value-type="float" office:value="9.57147097587585" calcext:value-type="float">
            <text:p>9.5714709759</text:p>
          </table:table-cell>
          <table:table-cell office:value-type="float" office:value="-0.703279552649671" calcext:value-type="float">
            <text:p>-0.7032795526</text:p>
          </table:table-cell>
          <table:table-cell table:formula="of:=([.N957]-[.N956])/([.M957]-[.M956])" office:value-type="float" office:value="1.2678866324379" calcext:value-type="float">
            <text:p>1.2678866324</text:p>
          </table:table-cell>
        </table:table-row>
        <table:table-row table:style-name="ro1">
          <table:table-cell table:number-columns-repeated="12"/>
          <table:table-cell office:value-type="float" office:value="9.58386611938477" calcext:value-type="float">
            <text:p>9.5838661194</text:p>
          </table:table-cell>
          <table:table-cell office:value-type="float" office:value="-0.726397929174943" calcext:value-type="float">
            <text:p>-0.7263979292</text:p>
          </table:table-cell>
          <table:table-cell table:formula="of:=([.N958]-[.N957])/([.M958]-[.M957])" office:value-type="float" office:value="-1.86511568088361" calcext:value-type="float">
            <text:p>-1.8651156809</text:p>
          </table:table-cell>
        </table:table-row>
        <table:table-row table:style-name="ro1">
          <table:table-cell table:number-columns-repeated="12"/>
          <table:table-cell office:value-type="float" office:value="9.59301209449768" calcext:value-type="float">
            <text:p>9.5930120945</text:p>
          </table:table-cell>
          <table:table-cell office:value-type="float" office:value="-0.713486221750932" calcext:value-type="float">
            <text:p>-0.7134862218</text:p>
          </table:table-cell>
          <table:table-cell table:formula="of:=([.N959]-[.N958])/([.M959]-[.M958])" office:value-type="float" office:value="1.4117365578416" calcext:value-type="float">
            <text:p>1.4117365578</text:p>
          </table:table-cell>
        </table:table-row>
        <table:table-row table:style-name="ro1">
          <table:table-cell table:number-columns-repeated="12"/>
          <table:table-cell office:value-type="float" office:value="9.60200214385986" calcext:value-type="float">
            <text:p>9.6020021439</text:p>
          </table:table-cell>
          <table:table-cell office:value-type="float" office:value="-0.714507270841454" calcext:value-type="float">
            <text:p>-0.7145072708</text:p>
          </table:table-cell>
          <table:table-cell table:formula="of:=([.N960]-[.N959])/([.M960]-[.M959])" office:value-type="float" office:value="-0.11357547098879" calcext:value-type="float">
            <text:p>-0.113575471</text:p>
          </table:table-cell>
        </table:table-row>
        <table:table-row table:style-name="ro1">
          <table:table-cell table:number-columns-repeated="12"/>
          <table:table-cell office:value-type="float" office:value="9.61457109451294" calcext:value-type="float">
            <text:p>9.6145710945</text:p>
          </table:table-cell>
          <table:table-cell office:value-type="float" office:value="-0.737678171712553" calcext:value-type="float">
            <text:p>-0.7376781717</text:p>
          </table:table-cell>
          <table:table-cell table:formula="of:=([.N961]-[.N960])/([.M961]-[.M960])" office:value-type="float" office:value="-1.84350320966751" calcext:value-type="float">
            <text:p>-1.8435032097</text:p>
          </table:table-cell>
        </table:table-row>
        <table:table-row table:style-name="ro1">
          <table:table-cell table:number-columns-repeated="12"/>
          <table:table-cell office:value-type="float" office:value="9.62190318107605" calcext:value-type="float">
            <text:p>9.6219031811</text:p>
          </table:table-cell>
          <table:table-cell office:value-type="float" office:value="-0.73092054175461" calcext:value-type="float">
            <text:p>-0.7309205418</text:p>
          </table:table-cell>
          <table:table-cell table:formula="of:=([.N962]-[.N961])/([.M962]-[.M961])" office:value-type="float" office:value="0.921651688066821" calcext:value-type="float">
            <text:p>0.9216516881</text:p>
          </table:table-cell>
        </table:table-row>
        <table:table-row table:style-name="ro1">
          <table:table-cell table:number-columns-repeated="12"/>
          <table:table-cell office:value-type="float" office:value="9.63162708282471" calcext:value-type="float">
            <text:p>9.6316270828</text:p>
          </table:table-cell>
          <table:table-cell office:value-type="float" office:value="-0.713292909652261" calcext:value-type="float">
            <text:p>-0.7132929097</text:p>
          </table:table-cell>
          <table:table-cell table:formula="of:=([.N963]-[.N962])/([.M963]-[.M962])" office:value-type="float" office:value="1.81281470730444" calcext:value-type="float">
            <text:p>1.8128147073</text:p>
          </table:table-cell>
        </table:table-row>
        <table:table-row table:style-name="ro1">
          <table:table-cell table:number-columns-repeated="12"/>
          <table:table-cell office:value-type="float" office:value="9.64324617385864" calcext:value-type="float">
            <text:p>9.6432461739</text:p>
          </table:table-cell>
          <table:table-cell office:value-type="float" office:value="-0.745505362131287" calcext:value-type="float">
            <text:p>-0.7455053621</text:p>
          </table:table-cell>
          <table:table-cell table:formula="of:=([.N964]-[.N963])/([.M964]-[.M963])" office:value-type="float" office:value="-2.77237284611542" calcext:value-type="float">
            <text:p>-2.7723728461</text:p>
          </table:table-cell>
        </table:table-row>
        <table:table-row table:style-name="ro1">
          <table:table-cell table:number-columns-repeated="12"/>
          <table:table-cell office:value-type="float" office:value="9.65310597419739" calcext:value-type="float">
            <text:p>9.6531059742</text:p>
          </table:table-cell>
          <table:table-cell office:value-type="float" office:value="-0.75027914513492" calcext:value-type="float">
            <text:p>-0.7502791451</text:p>
          </table:table-cell>
          <table:table-cell table:formula="of:=([.N965]-[.N964])/([.M965]-[.M964])" office:value-type="float" office:value="-0.484166295424292" calcext:value-type="float">
            <text:p>-0.4841662954</text:p>
          </table:table-cell>
        </table:table-row>
        <table:table-row table:style-name="ro1">
          <table:table-cell table:number-columns-repeated="12"/>
          <table:table-cell office:value-type="float" office:value="9.66295909881592" calcext:value-type="float">
            <text:p>9.6629590988</text:p>
          </table:table-cell>
          <table:table-cell office:value-type="float" office:value="-0.726303639995981" calcext:value-type="float">
            <text:p>-0.72630364</text:p>
          </table:table-cell>
          <table:table-cell table:formula="of:=([.N966]-[.N965])/([.M966]-[.M965])" office:value-type="float" office:value="2.43328954693718" calcext:value-type="float">
            <text:p>2.4332895469</text:p>
          </table:table-cell>
        </table:table-row>
        <table:table-row table:style-name="ro1">
          <table:table-cell table:number-columns-repeated="12"/>
          <table:table-cell office:value-type="float" office:value="9.67297005653381" calcext:value-type="float">
            <text:p>9.6729700565</text:p>
          </table:table-cell>
          <table:table-cell office:value-type="float" office:value="-0.739298628926184" calcext:value-type="float">
            <text:p>-0.7392986289</text:p>
          </table:table-cell>
          <table:table-cell table:formula="of:=([.N967]-[.N966])/([.M967]-[.M966])" office:value-type="float" office:value="-1.29807649741377" calcext:value-type="float">
            <text:p>-1.2980764974</text:p>
          </table:table-cell>
        </table:table-row>
        <table:table-row table:style-name="ro1">
          <table:table-cell table:number-columns-repeated="12"/>
          <table:table-cell office:value-type="float" office:value="9.68170619010925" calcext:value-type="float">
            <text:p>9.6817061901</text:p>
          </table:table-cell>
          <table:table-cell office:value-type="float" office:value="-0.743918279087182" calcext:value-type="float">
            <text:p>-0.7439182791</text:p>
          </table:table-cell>
          <table:table-cell table:formula="of:=([.N968]-[.N967])/([.M968]-[.M967])" office:value-type="float" office:value="-0.528798022730023" calcext:value-type="float">
            <text:p>-0.5287980227</text:p>
          </table:table-cell>
        </table:table-row>
        <table:table-row table:style-name="ro1">
          <table:table-cell table:number-columns-repeated="12"/>
          <table:table-cell office:value-type="float" office:value="9.69224119186401" calcext:value-type="float">
            <text:p>9.6922411919</text:p>
          </table:table-cell>
          <table:table-cell office:value-type="float" office:value="-0.731878178122285" calcext:value-type="float">
            <text:p>-0.7318781781</text:p>
          </table:table-cell>
          <table:table-cell table:formula="of:=([.N969]-[.N968])/([.M969]-[.M968])" office:value-type="float" office:value="1.14286653625434" calcext:value-type="float">
            <text:p>1.1428665363</text:p>
          </table:table-cell>
        </table:table-row>
        <table:table-row table:style-name="ro1">
          <table:table-cell table:number-columns-repeated="12"/>
          <table:table-cell office:value-type="float" office:value="9.70830297470093" calcext:value-type="float">
            <text:p>9.7083029747</text:p>
          </table:table-cell>
          <table:table-cell office:value-type="float" office:value="-0.745034171315701" calcext:value-type="float">
            <text:p>-0.7450341713</text:p>
          </table:table-cell>
          <table:table-cell table:formula="of:=([.N970]-[.N969])/([.M970]-[.M969])" office:value-type="float" office:value="-0.819086730719584" calcext:value-type="float">
            <text:p>-0.8190867307</text:p>
          </table:table-cell>
        </table:table-row>
        <table:table-row table:style-name="ro1">
          <table:table-cell table:number-columns-repeated="12"/>
          <table:table-cell office:value-type="float" office:value="9.713219165802" calcext:value-type="float">
            <text:p>9.7132191658</text:p>
          </table:table-cell>
          <table:table-cell office:value-type="float" office:value="-0.748070468027013" calcext:value-type="float">
            <text:p>-0.748070468</text:p>
          </table:table-cell>
          <table:table-cell table:formula="of:=([.N971]-[.N970])/([.M971]-[.M970])" office:value-type="float" office:value="-0.61761161209706" calcext:value-type="float">
            <text:p>-0.6176116121</text:p>
          </table:table-cell>
        </table:table-row>
        <table:table-row table:style-name="ro1">
          <table:table-cell table:number-columns-repeated="12"/>
          <table:table-cell office:value-type="float" office:value="9.72185897827148" calcext:value-type="float">
            <text:p>9.7218589783</text:p>
          </table:table-cell>
          <table:table-cell office:value-type="float" office:value="-0.721057771082809" calcext:value-type="float">
            <text:p>-0.7210577711</text:p>
          </table:table-cell>
          <table:table-cell table:formula="of:=([.N972]-[.N971])/([.M972]-[.M971])" office:value-type="float" office:value="3.12653741497493" calcext:value-type="float">
            <text:p>3.126537415</text:p>
          </table:table-cell>
        </table:table-row>
        <table:table-row table:style-name="ro1">
          <table:table-cell table:number-columns-repeated="12"/>
          <table:table-cell office:value-type="float" office:value="9.73560619354248" calcext:value-type="float">
            <text:p>9.7356061935</text:p>
          </table:table-cell>
          <table:table-cell office:value-type="float" office:value="-0.724026934074014" calcext:value-type="float">
            <text:p>-0.7240269341</text:p>
          </table:table-cell>
          <table:table-cell table:formula="of:=([.N973]-[.N972])/([.M973]-[.M972])" office:value-type="float" office:value="-0.215982868724669" calcext:value-type="float">
            <text:p>-0.2159828687</text:p>
          </table:table-cell>
        </table:table-row>
        <table:table-row table:style-name="ro1">
          <table:table-cell table:number-columns-repeated="12"/>
          <table:table-cell office:value-type="float" office:value="9.74391603469849" calcext:value-type="float">
            <text:p>9.7439160347</text:p>
          </table:table-cell>
          <table:table-cell office:value-type="float" office:value="-0.742090583098786" calcext:value-type="float">
            <text:p>-0.7420905831</text:p>
          </table:table-cell>
          <table:table-cell table:formula="of:=([.N974]-[.N973])/([.M974]-[.M973])" office:value-type="float" office:value="-2.17376586214489" calcext:value-type="float">
            <text:p>-2.1737658621</text:p>
          </table:table-cell>
        </table:table-row>
        <table:table-row table:style-name="ro1">
          <table:table-cell table:number-columns-repeated="12"/>
          <table:table-cell office:value-type="float" office:value="9.75296711921692" calcext:value-type="float">
            <text:p>9.7529671192</text:p>
          </table:table-cell>
          <table:table-cell office:value-type="float" office:value="-0.717371749659506" calcext:value-type="float">
            <text:p>-0.7173717497</text:p>
          </table:table-cell>
          <table:table-cell table:formula="of:=([.N975]-[.N974])/([.M975]-[.M974])" office:value-type="float" office:value="2.73103553380158" calcext:value-type="float">
            <text:p>2.7310355338</text:p>
          </table:table-cell>
        </table:table-row>
        <table:table-row table:style-name="ro1">
          <table:table-cell table:number-columns-repeated="12"/>
          <table:table-cell office:value-type="float" office:value="9.76423501968384" calcext:value-type="float">
            <text:p>9.7642350197</text:p>
          </table:table-cell>
          <table:table-cell office:value-type="float" office:value="-0.703824512485282" calcext:value-type="float">
            <text:p>-0.7038245125</text:p>
          </table:table-cell>
          <table:table-cell table:formula="of:=([.N976]-[.N975])/([.M976]-[.M975])" office:value-type="float" office:value="1.20228583967317" calcext:value-type="float">
            <text:p>1.2022858397</text:p>
          </table:table-cell>
        </table:table-row>
        <table:table-row table:style-name="ro1">
          <table:table-cell table:number-columns-repeated="12"/>
          <table:table-cell office:value-type="float" office:value="9.77206802368164" calcext:value-type="float">
            <text:p>9.7720680237</text:p>
          </table:table-cell>
          <table:table-cell office:value-type="float" office:value="-0.714305916325782" calcext:value-type="float">
            <text:p>-0.7143059163</text:p>
          </table:table-cell>
          <table:table-cell table:formula="of:=([.N977]-[.N976])/([.M977]-[.M976])" office:value-type="float" office:value="-1.33810781195051" calcext:value-type="float">
            <text:p>-1.338107812</text:p>
          </table:table-cell>
        </table:table-row>
        <table:table-row table:style-name="ro1">
          <table:table-cell table:number-columns-repeated="12"/>
          <table:table-cell office:value-type="float" office:value="9.78178596496582" calcext:value-type="float">
            <text:p>9.781785965</text:p>
          </table:table-cell>
          <table:table-cell office:value-type="float" office:value="-0.704717519356506" calcext:value-type="float">
            <text:p>-0.7047175194</text:p>
          </table:table-cell>
          <table:table-cell table:formula="of:=([.N978]-[.N977])/([.M978]-[.M977])" office:value-type="float" office:value="0.986669572174261" calcext:value-type="float">
            <text:p>0.9866695722</text:p>
          </table:table-cell>
        </table:table-row>
        <table:table-row table:style-name="ro1">
          <table:table-cell table:number-columns-repeated="12"/>
          <table:table-cell office:value-type="float" office:value="9.80265808105469" calcext:value-type="float">
            <text:p>9.8026580811</text:p>
          </table:table-cell>
          <table:table-cell office:value-type="float" office:value="-0.710747096606393" calcext:value-type="float">
            <text:p>-0.7107470966</text:p>
          </table:table-cell>
          <table:table-cell table:formula="of:=([.N979]-[.N978])/([.M979]-[.M978])" office:value-type="float" office:value="-0.28888193339936" calcext:value-type="float">
            <text:p>-0.2888819334</text:p>
          </table:table-cell>
        </table:table-row>
        <table:table-row table:style-name="ro1">
          <table:table-cell table:number-columns-repeated="12"/>
          <table:table-cell office:value-type="float" office:value="9.81022620201111" calcext:value-type="float">
            <text:p>9.810226202</text:p>
          </table:table-cell>
          <table:table-cell office:value-type="float" office:value="-0.711683598120858" calcext:value-type="float">
            <text:p>-0.7116835981</text:p>
          </table:table-cell>
          <table:table-cell table:formula="of:=([.N980]-[.N979])/([.M980]-[.M979])" office:value-type="float" office:value="-0.12374293696641" calcext:value-type="float">
            <text:p>-0.123742937</text:p>
          </table:table-cell>
        </table:table-row>
        <table:table-row table:style-name="ro1">
          <table:table-cell table:number-columns-repeated="12"/>
          <table:table-cell office:value-type="float" office:value="9.81514811515808" calcext:value-type="float">
            <text:p>9.8151481152</text:p>
          </table:table-cell>
          <table:table-cell office:value-type="float" office:value="-0.708001622143011" calcext:value-type="float">
            <text:p>-0.7080016221</text:p>
          </table:table-cell>
          <table:table-cell table:formula="of:=([.N981]-[.N980])/([.M981]-[.M980])" office:value-type="float" office:value="0.748078210220315" calcext:value-type="float">
            <text:p>0.7480782102</text:p>
          </table:table-cell>
        </table:table-row>
        <table:table-row table:style-name="ro1">
          <table:table-cell table:number-columns-repeated="12"/>
          <table:table-cell office:value-type="float" office:value="9.82209014892578" calcext:value-type="float">
            <text:p>9.8220901489</text:p>
          </table:table-cell>
          <table:table-cell office:value-type="float" office:value="-0.708802627495435" calcext:value-type="float">
            <text:p>-0.7088026275</text:p>
          </table:table-cell>
          <table:table-cell table:formula="of:=([.N982]-[.N981])/([.M982]-[.M981])" office:value-type="float" office:value="-0.115384825143192" calcext:value-type="float">
            <text:p>-0.1153848251</text:p>
          </table:table-cell>
        </table:table-row>
        <table:table-row table:style-name="ro1">
          <table:table-cell table:number-columns-repeated="12"/>
          <table:table-cell office:value-type="float" office:value="9.83356618881226" calcext:value-type="float">
            <text:p>9.8335661888</text:p>
          </table:table-cell>
          <table:table-cell office:value-type="float" office:value="-0.706297509727062" calcext:value-type="float">
            <text:p>-0.7062975097</text:p>
          </table:table-cell>
          <table:table-cell table:formula="of:=([.N983]-[.N982])/([.M983]-[.M982])" office:value-type="float" office:value="0.218291134673193" calcext:value-type="float">
            <text:p>0.2182911347</text:p>
          </table:table-cell>
        </table:table-row>
        <table:table-row table:style-name="ro1">
          <table:table-cell table:number-columns-repeated="12"/>
          <table:table-cell office:value-type="float" office:value="9.84326410293579" calcext:value-type="float">
            <text:p>9.8432641029</text:p>
          </table:table-cell>
          <table:table-cell office:value-type="float" office:value="-0.710478878250831" calcext:value-type="float">
            <text:p>-0.7104788783</text:p>
          </table:table-cell>
          <table:table-cell table:formula="of:=([.N984]-[.N983])/([.M984]-[.M983])" office:value-type="float" office:value="-0.431161636461773" calcext:value-type="float">
            <text:p>-0.4311616365</text:p>
          </table:table-cell>
        </table:table-row>
        <table:table-row table:style-name="ro1">
          <table:table-cell table:number-columns-repeated="12"/>
          <table:table-cell office:value-type="float" office:value="9.85341215133667" calcext:value-type="float">
            <text:p>9.8534121513</text:p>
          </table:table-cell>
          <table:table-cell office:value-type="float" office:value="-0.717339226079128" calcext:value-type="float">
            <text:p>-0.7173392261</text:p>
          </table:table-cell>
          <table:table-cell table:formula="of:=([.N985]-[.N984])/([.M985]-[.M984])" office:value-type="float" office:value="-0.67602632124847" calcext:value-type="float">
            <text:p>-0.6760263212</text:p>
          </table:table-cell>
        </table:table-row>
        <table:table-row table:style-name="ro1">
          <table:table-cell table:number-columns-repeated="12"/>
          <table:table-cell office:value-type="float" office:value="9.86446619033814" calcext:value-type="float">
            <text:p>9.8644661903</text:p>
          </table:table-cell>
          <table:table-cell office:value-type="float" office:value="-0.711305497549252" calcext:value-type="float">
            <text:p>-0.7113054975</text:p>
          </table:table-cell>
          <table:table-cell table:formula="of:=([.N986]-[.N985])/([.M986]-[.M985])" office:value-type="float" office:value="0.545839265546028" calcext:value-type="float">
            <text:p>0.5458392655</text:p>
          </table:table-cell>
        </table:table-row>
        <table:table-row table:style-name="ro1">
          <table:table-cell table:number-columns-repeated="12"/>
          <table:table-cell office:value-type="float" office:value="9.87430000305176" calcext:value-type="float">
            <text:p>9.8743000031</text:p>
          </table:table-cell>
          <table:table-cell office:value-type="float" office:value="-0.713117622484557" calcext:value-type="float">
            <text:p>-0.7131176225</text:p>
          </table:table-cell>
          <table:table-cell table:formula="of:=([.N987]-[.N986])/([.M987]-[.M986])" office:value-type="float" office:value="-0.184274908225064" calcext:value-type="float">
            <text:p>-0.1842749082</text:p>
          </table:table-cell>
        </table:table-row>
        <table:table-row table:style-name="ro1">
          <table:table-cell table:number-columns-repeated="12"/>
          <table:table-cell office:value-type="float" office:value="9.88230299949646" calcext:value-type="float">
            <text:p>9.8823029995</text:p>
          </table:table-cell>
          <table:table-cell office:value-type="float" office:value="-0.726416731792697" calcext:value-type="float">
            <text:p>-0.7264167318</text:p>
          </table:table-cell>
          <table:table-cell table:formula="of:=([.N988]-[.N987])/([.M988]-[.M987])" office:value-type="float" office:value="-1.66176623968681" calcext:value-type="float">
            <text:p>-1.6617662397</text:p>
          </table:table-cell>
        </table:table-row>
        <table:table-row table:style-name="ro1">
          <table:table-cell table:number-columns-repeated="12"/>
          <table:table-cell office:value-type="float" office:value="9.89320302009583" calcext:value-type="float">
            <text:p>9.8932030201</text:p>
          </table:table-cell>
          <table:table-cell office:value-type="float" office:value="-0.721870536408444" calcext:value-type="float">
            <text:p>-0.7218705364</text:p>
          </table:table-cell>
          <table:table-cell table:formula="of:=([.N989]-[.N988])/([.M989]-[.M988])" office:value-type="float" office:value="0.417081357123054" calcext:value-type="float">
            <text:p>0.4170813571</text:p>
          </table:table-cell>
        </table:table-row>
        <table:table-row table:style-name="ro1">
          <table:table-cell table:number-columns-repeated="12"/>
          <table:table-cell office:value-type="float" office:value="9.90373301506043" calcext:value-type="float">
            <text:p>9.9037330151</text:p>
          </table:table-cell>
          <table:table-cell office:value-type="float" office:value="-0.716766745704527" calcext:value-type="float">
            <text:p>-0.7167667457</text:p>
          </table:table-cell>
          <table:table-cell table:formula="of:=([.N990]-[.N989])/([.M990]-[.M989])" office:value-type="float" office:value="0.484690706982851" calcext:value-type="float">
            <text:p>0.484690707</text:p>
          </table:table-cell>
        </table:table-row>
        <table:table-row table:style-name="ro1">
          <table:table-cell table:number-columns-repeated="12"/>
          <table:table-cell office:value-type="float" office:value="9.91353917121887" calcext:value-type="float">
            <text:p>9.9135391712</text:p>
          </table:table-cell>
          <table:table-cell office:value-type="float" office:value="-0.726439067962321" calcext:value-type="float">
            <text:p>-0.726439068</text:p>
          </table:table-cell>
          <table:table-cell table:formula="of:=([.N991]-[.N990])/([.M991]-[.M990])" office:value-type="float" office:value="-0.986352052884944" calcext:value-type="float">
            <text:p>-0.9863520529</text:p>
          </table:table-cell>
        </table:table-row>
        <table:table-row table:style-name="ro1">
          <table:table-cell table:number-columns-repeated="12"/>
          <table:table-cell office:value-type="float" office:value="9.92159008979797" calcext:value-type="float">
            <text:p>9.9215900898</text:p>
          </table:table-cell>
          <table:table-cell office:value-type="float" office:value="-0.727179588374307" calcext:value-type="float">
            <text:p>-0.7271795884</text:p>
          </table:table-cell>
          <table:table-cell table:formula="of:=([.N992]-[.N991])/([.M992]-[.M991])" office:value-type="float" office:value="-0.091979617569082" calcext:value-type="float">
            <text:p>-0.0919796176</text:p>
          </table:table-cell>
        </table:table-row>
        <table:table-row table:style-name="ro1">
          <table:table-cell table:number-columns-repeated="12"/>
          <table:table-cell office:value-type="float" office:value="9.93552899360657" calcext:value-type="float">
            <text:p>9.9355289936</text:p>
          </table:table-cell>
          <table:table-cell office:value-type="float" office:value="-0.728810780049466" calcext:value-type="float">
            <text:p>-0.72881078</text:p>
          </table:table-cell>
          <table:table-cell table:formula="of:=([.N993]-[.N992])/([.M993]-[.M992])" office:value-type="float" office:value="-0.117024387108061" calcext:value-type="float">
            <text:p>-0.1170243871</text:p>
          </table:table-cell>
        </table:table-row>
        <table:table-row table:style-name="ro1">
          <table:table-cell table:number-columns-repeated="12"/>
          <table:table-cell office:value-type="float" office:value="9.94377303123474" calcext:value-type="float">
            <text:p>9.9437730312</text:p>
          </table:table-cell>
          <table:table-cell office:value-type="float" office:value="-0.727262528668328" calcext:value-type="float">
            <text:p>-0.7272625287</text:p>
          </table:table-cell>
          <table:table-cell table:formula="of:=([.N994]-[.N993])/([.M994]-[.M993])" office:value-type="float" office:value="0.1878025611924" calcext:value-type="float">
            <text:p>0.1878025612</text:p>
          </table:table-cell>
        </table:table-row>
        <table:table-row table:style-name="ro1">
          <table:table-cell table:number-columns-repeated="12"/>
          <table:table-cell office:value-type="float" office:value="9.95346307754517" calcext:value-type="float">
            <text:p>9.9534630775</text:p>
          </table:table-cell>
          <table:table-cell office:value-type="float" office:value="-0.724721580535948" calcext:value-type="float">
            <text:p>-0.7247215805</text:p>
          </table:table-cell>
          <table:table-cell table:formula="of:=([.N995]-[.N994])/([.M995]-[.M994])" office:value-type="float" office:value="0.262222496258555" calcext:value-type="float">
            <text:p>0.2622224963</text:p>
          </table:table-cell>
        </table:table-row>
        <table:table-row table:style-name="ro1">
          <table:table-cell table:number-columns-repeated="12"/>
          <table:table-cell office:value-type="float" office:value="9.96377110481262" calcext:value-type="float">
            <text:p>9.9637711048</text:p>
          </table:table-cell>
          <table:table-cell office:value-type="float" office:value="-0.736362821568932" calcext:value-type="float">
            <text:p>-0.7363628216</text:p>
          </table:table-cell>
          <table:table-cell table:formula="of:=([.N996]-[.N995])/([.M996]-[.M995])" office:value-type="float" office:value="-1.12933743100751" calcext:value-type="float">
            <text:p>-1.129337431</text:p>
          </table:table-cell>
        </table:table-row>
        <table:table-row table:style-name="ro1">
          <table:table-cell table:number-columns-repeated="12"/>
          <table:table-cell office:value-type="float" office:value="9.97388005256653" calcext:value-type="float">
            <text:p>9.9738800526</text:p>
          </table:table-cell>
          <table:table-cell office:value-type="float" office:value="-0.745241061559833" calcext:value-type="float">
            <text:p>-0.7452410616</text:p>
          </table:table-cell>
          <table:table-cell table:formula="of:=([.N997]-[.N996])/([.M997]-[.M996])" office:value-type="float" office:value="-0.878255601575376" calcext:value-type="float">
            <text:p>-0.8782556016</text:p>
          </table:table-cell>
        </table:table-row>
        <table:table-row table:style-name="ro1">
          <table:table-cell table:number-columns-repeated="12"/>
          <table:table-cell office:value-type="float" office:value="9.98285102844238" calcext:value-type="float">
            <text:p>9.9828510284</text:p>
          </table:table-cell>
          <table:table-cell office:value-type="float" office:value="-0.747690256587261" calcext:value-type="float">
            <text:p>-0.7476902566</text:p>
          </table:table-cell>
          <table:table-cell table:formula="of:=([.N998]-[.N997])/([.M998]-[.M997])" office:value-type="float" office:value="-0.273013221897118" calcext:value-type="float">
            <text:p>-0.2730132219</text:p>
          </table:table-cell>
        </table:table-row>
        <table:table-row table:style-name="ro1">
          <table:table-cell table:number-columns-repeated="12"/>
          <table:table-cell office:value-type="float" office:value="9.9999840259552" calcext:value-type="float">
            <text:p>9.999984026</text:p>
          </table:table-cell>
          <table:table-cell office:value-type="float" office:value="-0.758296070983959" calcext:value-type="float">
            <text:p>-0.758296071</text:p>
          </table:table-cell>
          <table:table-cell table:formula="of:=([.N999]-[.N998])/([.M999]-[.M998])" office:value-type="float" office:value="-0.619028537695368" calcext:value-type="float">
            <text:p>-0.6190285377</text:p>
          </table:table-cell>
        </table:table-row>
        <table:table-row table:style-name="ro1">
          <table:table-cell table:number-columns-repeated="12"/>
          <table:table-cell office:value-type="float" office:value="10.0049211978912" calcext:value-type="float">
            <text:p>10.0049211979</text:p>
          </table:table-cell>
          <table:table-cell office:value-type="float" office:value="-0.760640542268045" calcext:value-type="float">
            <text:p>-0.7606405423</text:p>
          </table:table-cell>
          <table:table-cell table:formula="of:=([.N1000]-[.N999])/([.M1000]-[.M999])" office:value-type="float" office:value="-0.474861178516921" calcext:value-type="float">
            <text:p>-0.4748611785</text:p>
          </table:table-cell>
        </table:table-row>
        <table:table-row table:style-name="ro1">
          <table:table-cell table:number-columns-repeated="12"/>
          <table:table-cell office:value-type="float" office:value="10.0134789943695" calcext:value-type="float">
            <text:p>10.0134789944</text:p>
          </table:table-cell>
          <table:table-cell office:value-type="float" office:value="-0.744652700808277" calcext:value-type="float">
            <text:p>-0.7446527008</text:p>
          </table:table-cell>
          <table:table-cell table:formula="of:=([.N1001]-[.N1000])/([.M1001]-[.M1000])" office:value-type="float" office:value="1.86821940675525" calcext:value-type="float">
            <text:p>1.8682194068</text:p>
          </table:table-cell>
        </table:table-row>
        <table:table-row table:style-name="ro1">
          <table:table-cell table:number-columns-repeated="12"/>
          <table:table-cell office:value-type="float" office:value="10.023989200592" calcext:value-type="float">
            <text:p>10.0239892006</text:p>
          </table:table-cell>
          <table:table-cell office:value-type="float" office:value="-0.739607888432263" calcext:value-type="float">
            <text:p>-0.7396078884</text:p>
          </table:table-cell>
          <table:table-cell table:formula="of:=([.N1002]-[.N1001])/([.M1002]-[.M1001])" office:value-type="float" office:value="0.479991759362222" calcext:value-type="float">
            <text:p>0.4799917594</text:p>
          </table:table-cell>
        </table:table-row>
        <table:table-row table:style-name="ro1">
          <table:table-cell table:number-columns-repeated="12"/>
          <table:table-cell office:value-type="float" office:value="10.0317180156708" calcext:value-type="float">
            <text:p>10.0317180157</text:p>
          </table:table-cell>
          <table:table-cell office:value-type="float" office:value="-0.741908858403162" calcext:value-type="float">
            <text:p>-0.7419088584</text:p>
          </table:table-cell>
          <table:table-cell table:formula="of:=([.N1003]-[.N1002])/([.M1003]-[.M1002])" office:value-type="float" office:value="-0.297713161391281" calcext:value-type="float">
            <text:p>-0.2977131614</text:p>
          </table:table-cell>
        </table:table-row>
        <table:table-row table:style-name="ro1">
          <table:table-cell table:number-columns-repeated="12"/>
          <table:table-cell office:value-type="float" office:value="10.0434169769287" calcext:value-type="float">
            <text:p>10.0434169769</text:p>
          </table:table-cell>
          <table:table-cell office:value-type="float" office:value="-0.725392303076726" calcext:value-type="float">
            <text:p>-0.7253923031</text:p>
          </table:table-cell>
          <table:table-cell table:formula="of:=([.N1004]-[.N1003])/([.M1004]-[.M1003])" office:value-type="float" office:value="1.4117967366747" calcext:value-type="float">
            <text:p>1.4117967367</text:p>
          </table:table-cell>
        </table:table-row>
        <table:table-row table:style-name="ro1">
          <table:table-cell table:number-columns-repeated="12"/>
          <table:table-cell office:value-type="float" office:value="10.0558881759644" calcext:value-type="float">
            <text:p>10.055888176</text:p>
          </table:table-cell>
          <table:table-cell office:value-type="float" office:value="-0.716008431017767" calcext:value-type="float">
            <text:p>-0.716008431</text:p>
          </table:table-cell>
          <table:table-cell table:formula="of:=([.N1005]-[.N1004])/([.M1005]-[.M1004])" office:value-type="float" office:value="0.752443452481026" calcext:value-type="float">
            <text:p>0.7524434525</text:p>
          </table:table-cell>
        </table:table-row>
        <table:table-row table:style-name="ro1">
          <table:table-cell table:number-columns-repeated="12"/>
          <table:table-cell office:value-type="float" office:value="10.0624840259552" calcext:value-type="float">
            <text:p>10.062484026</text:p>
          </table:table-cell>
          <table:table-cell office:value-type="float" office:value="-0.718529122322842" calcext:value-type="float">
            <text:p>-0.7185291223</text:p>
          </table:table-cell>
          <table:table-cell table:formula="of:=([.N1006]-[.N1005])/([.M1006]-[.M1005])" office:value-type="float" office:value="-0.382163225145182" calcext:value-type="float">
            <text:p>-0.3821632251</text:p>
          </table:table-cell>
        </table:table-row>
        <table:table-row table:style-name="ro1">
          <table:table-cell table:number-columns-repeated="12"/>
          <table:table-cell office:value-type="float" office:value="10.0712401866913" calcext:value-type="float">
            <text:p>10.0712401867</text:p>
          </table:table-cell>
          <table:table-cell office:value-type="float" office:value="-0.703873287090895" calcext:value-type="float">
            <text:p>-0.7038732871</text:p>
          </table:table-cell>
          <table:table-cell table:formula="of:=([.N1007]-[.N1006])/([.M1007]-[.M1006])" office:value-type="float" office:value="1.67377412015185" calcext:value-type="float">
            <text:p>1.6737741202</text:p>
          </table:table-cell>
        </table:table-row>
        <table:table-row table:style-name="ro1">
          <table:table-cell table:number-columns-repeated="12"/>
          <table:table-cell office:value-type="float" office:value="10.083703994751" calcext:value-type="float">
            <text:p>10.0837039948</text:p>
          </table:table-cell>
          <table:table-cell office:value-type="float" office:value="-0.696474293298236" calcext:value-type="float">
            <text:p>-0.6964742933</text:p>
          </table:table-cell>
          <table:table-cell table:formula="of:=([.N1008]-[.N1007])/([.M1008]-[.M1007])" office:value-type="float" office:value="0.593638297157975" calcext:value-type="float">
            <text:p>0.5936382972</text:p>
          </table:table-cell>
        </table:table-row>
        <table:table-row table:style-name="ro1">
          <table:table-cell table:number-columns-repeated="12"/>
          <table:table-cell office:value-type="float" office:value="10.0943930149078" calcext:value-type="float">
            <text:p>10.0943930149</text:p>
          </table:table-cell>
          <table:table-cell office:value-type="float" office:value="-0.701260252596797" calcext:value-type="float">
            <text:p>-0.7012602526</text:p>
          </table:table-cell>
          <table:table-cell table:formula="of:=([.N1009]-[.N1008])/([.M1009]-[.M1008])" office:value-type="float" office:value="-0.44774537126208" calcext:value-type="float">
            <text:p>-0.4477453713</text:p>
          </table:table-cell>
        </table:table-row>
        <table:table-row table:style-name="ro1">
          <table:table-cell table:number-columns-repeated="12"/>
          <table:table-cell office:value-type="float" office:value="10.1039249897003" calcext:value-type="float">
            <text:p>10.1039249897</text:p>
          </table:table-cell>
          <table:table-cell office:value-type="float" office:value="-0.68670800664099" calcext:value-type="float">
            <text:p>-0.6867080066</text:p>
          </table:table-cell>
          <table:table-cell table:formula="of:=([.N1010]-[.N1009])/([.M1010]-[.M1009])" office:value-type="float" office:value="1.52667692399759" calcext:value-type="float">
            <text:p>1.526676924</text:p>
          </table:table-cell>
        </table:table-row>
        <table:table-row table:style-name="ro1">
          <table:table-cell table:number-columns-repeated="12"/>
          <table:table-cell office:value-type="float" office:value="10.1141819953918" calcext:value-type="float">
            <text:p>10.1141819954</text:p>
          </table:table-cell>
          <table:table-cell office:value-type="float" office:value="-0.671474089292188" calcext:value-type="float">
            <text:p>-0.6714740893</text:p>
          </table:table-cell>
          <table:table-cell table:formula="of:=([.N1011]-[.N1010])/([.M1011]-[.M1010])" office:value-type="float" office:value="1.4852207171324" calcext:value-type="float">
            <text:p>1.4852207171</text:p>
          </table:table-cell>
        </table:table-row>
        <table:table-row table:style-name="ro1">
          <table:table-cell table:number-columns-repeated="12"/>
          <table:table-cell office:value-type="float" office:value="10.1236290931702" calcext:value-type="float">
            <text:p>10.1236290932</text:p>
          </table:table-cell>
          <table:table-cell office:value-type="float" office:value="-0.670363523598927" calcext:value-type="float">
            <text:p>-0.6703635236</text:p>
          </table:table-cell>
          <table:table-cell table:formula="of:=([.N1012]-[.N1011])/([.M1012]-[.M1011])" office:value-type="float" office:value="0.117556282291159" calcext:value-type="float">
            <text:p>0.1175562823</text:p>
          </table:table-cell>
        </table:table-row>
        <table:table-row table:style-name="ro1">
          <table:table-cell table:number-columns-repeated="12"/>
          <table:table-cell office:value-type="float" office:value="10.1314821243286" calcext:value-type="float">
            <text:p>10.1314821243</text:p>
          </table:table-cell>
          <table:table-cell office:value-type="float" office:value="-0.653820192266581" calcext:value-type="float">
            <text:p>-0.6538201923</text:p>
          </table:table-cell>
          <table:table-cell table:formula="of:=([.N1013]-[.N1012])/([.M1013]-[.M1012])" office:value-type="float" office:value="2.10661730465066" calcext:value-type="float">
            <text:p>2.1066173047</text:p>
          </table:table-cell>
        </table:table-row>
        <table:table-row table:style-name="ro1">
          <table:table-cell table:number-columns-repeated="12"/>
          <table:table-cell office:value-type="float" office:value="10.1540491580963" calcext:value-type="float">
            <text:p>10.1540491581</text:p>
          </table:table-cell>
          <table:table-cell office:value-type="float" office:value="-0.63382875552294" calcext:value-type="float">
            <text:p>-0.6338287555</text:p>
          </table:table-cell>
          <table:table-cell table:formula="of:=([.N1014]-[.N1013])/([.M1014]-[.M1013])" office:value-type="float" office:value="0.88586904904865" calcext:value-type="float">
            <text:p>0.885869049</text:p>
          </table:table-cell>
        </table:table-row>
        <table:table-row table:style-name="ro1">
          <table:table-cell table:number-columns-repeated="12"/>
          <table:table-cell office:value-type="float" office:value="10.1593661308289" calcext:value-type="float">
            <text:p>10.1593661308</text:p>
          </table:table-cell>
          <table:table-cell office:value-type="float" office:value="-0.635592407758428" calcext:value-type="float">
            <text:p>-0.6355924078</text:p>
          </table:table-cell>
          <table:table-cell table:formula="of:=([.N1015]-[.N1014])/([.M1015]-[.M1014])" office:value-type="float" office:value="-0.331702328411932" calcext:value-type="float">
            <text:p>-0.3317023284</text:p>
          </table:table-cell>
        </table:table-row>
        <table:table-row table:style-name="ro1">
          <table:table-cell table:number-columns-repeated="12"/>
          <table:table-cell office:value-type="float" office:value="10.1626801490784" calcext:value-type="float">
            <text:p>10.1626801491</text:p>
          </table:table-cell>
          <table:table-cell office:value-type="float" office:value="-0.636422379242569" calcext:value-type="float">
            <text:p>-0.6364223792</text:p>
          </table:table-cell>
          <table:table-cell table:formula="of:=([.N1016]-[.N1015])/([.M1016]-[.M1015])" office:value-type="float" office:value="-0.250442641425757" calcext:value-type="float">
            <text:p>-0.2504426414</text:p>
          </table:table-cell>
        </table:table-row>
        <table:table-row table:style-name="ro1">
          <table:table-cell table:number-columns-repeated="12"/>
          <table:table-cell office:value-type="float" office:value="10.1734731197357" calcext:value-type="float">
            <text:p>10.1734731197</text:p>
          </table:table-cell>
          <table:table-cell office:value-type="float" office:value="-0.62561857955539" calcext:value-type="float">
            <text:p>-0.6256185796</text:p>
          </table:table-cell>
          <table:table-cell table:formula="of:=([.N1017]-[.N1016])/([.M1017]-[.M1016])" office:value-type="float" office:value="1.00100334098679" calcext:value-type="float">
            <text:p>1.001003341</text:p>
          </table:table-cell>
        </table:table-row>
        <table:table-row table:style-name="ro1">
          <table:table-cell table:number-columns-repeated="12"/>
          <table:table-cell office:value-type="float" office:value="10.1833300590515" calcext:value-type="float">
            <text:p>10.1833300591</text:p>
          </table:table-cell>
          <table:table-cell office:value-type="float" office:value="-0.62271739051445" calcext:value-type="float">
            <text:p>-0.6227173905</text:p>
          </table:table-cell>
          <table:table-cell table:formula="of:=([.N1018]-[.N1017])/([.M1018]-[.M1017])" office:value-type="float" office:value="0.294329603540429" calcext:value-type="float">
            <text:p>0.2943296035</text:p>
          </table:table-cell>
        </table:table-row>
        <table:table-row table:style-name="ro1">
          <table:table-cell table:number-columns-repeated="12"/>
          <table:table-cell office:value-type="float" office:value="10.1978571414948" calcext:value-type="float">
            <text:p>10.1978571415</text:p>
          </table:table-cell>
          <table:table-cell office:value-type="float" office:value="-0.626376527205866" calcext:value-type="float">
            <text:p>-0.6263765272</text:p>
          </table:table-cell>
          <table:table-cell table:formula="of:=([.N1019]-[.N1018])/([.M1019]-[.M1018])" office:value-type="float" office:value="-0.251883797432407" calcext:value-type="float">
            <text:p>-0.2518837974</text:p>
          </table:table-cell>
        </table:table-row>
        <table:table-row table:style-name="ro1">
          <table:table-cell table:number-columns-repeated="12"/>
          <table:table-cell office:value-type="float" office:value="10.2038311958313" calcext:value-type="float">
            <text:p>10.2038311958</text:p>
          </table:table-cell>
          <table:table-cell office:value-type="float" office:value="-0.623419981110272" calcext:value-type="float">
            <text:p>-0.6234199811</text:p>
          </table:table-cell>
          <table:table-cell table:formula="of:=([.N1020]-[.N1019])/([.M1020]-[.M1019])" office:value-type="float" office:value="0.4948977577098" calcext:value-type="float">
            <text:p>0.4948977577</text:p>
          </table:table-cell>
        </table:table-row>
        <table:table-row table:style-name="ro1">
          <table:table-cell table:number-columns-repeated="12"/>
          <table:table-cell office:value-type="float" office:value="10.2142419815063" calcext:value-type="float">
            <text:p>10.2142419815</text:p>
          </table:table-cell>
          <table:table-cell office:value-type="float" office:value="-0.612880808990669" calcext:value-type="float">
            <text:p>-0.612880809</text:p>
          </table:table-cell>
          <table:table-cell table:formula="of:=([.N1021]-[.N1020])/([.M1021]-[.M1020])" office:value-type="float" office:value="1.012332061053" calcext:value-type="float">
            <text:p>1.0123320611</text:p>
          </table:table-cell>
        </table:table-row>
        <table:table-row table:style-name="ro1">
          <table:table-cell table:number-columns-repeated="12"/>
          <table:table-cell office:value-type="float" office:value="10.2225131988525" calcext:value-type="float">
            <text:p>10.2225131989</text:p>
          </table:table-cell>
          <table:table-cell office:value-type="float" office:value="-0.606880696452979" calcext:value-type="float">
            <text:p>-0.6068806965</text:p>
          </table:table-cell>
          <table:table-cell table:formula="of:=([.N1022]-[.N1021])/([.M1022]-[.M1021])" office:value-type="float" office:value="0.72542073150244" calcext:value-type="float">
            <text:p>0.7254207315</text:p>
          </table:table-cell>
        </table:table-row>
        <table:table-row table:style-name="ro1">
          <table:table-cell table:number-columns-repeated="12"/>
          <table:table-cell office:value-type="float" office:value="10.231616973877" calcext:value-type="float">
            <text:p>10.2316169739</text:p>
          </table:table-cell>
          <table:table-cell office:value-type="float" office:value="-0.602681125487488" calcext:value-type="float">
            <text:p>-0.6026811255</text:p>
          </table:table-cell>
          <table:table-cell table:formula="of:=([.N1023]-[.N1022])/([.M1023]-[.M1022])" office:value-type="float" office:value="0.461299950210687" calcext:value-type="float">
            <text:p>0.4612999502</text:p>
          </table:table-cell>
        </table:table-row>
        <table:table-row table:style-name="ro1">
          <table:table-cell table:number-columns-repeated="12"/>
          <table:table-cell office:value-type="float" office:value="10.2432911396027" calcext:value-type="float">
            <text:p>10.2432911396</text:p>
          </table:table-cell>
          <table:table-cell office:value-type="float" office:value="-0.60286315654083" calcext:value-type="float">
            <text:p>-0.6028631565</text:p>
          </table:table-cell>
          <table:table-cell table:formula="of:=([.N1024]-[.N1023])/([.M1024]-[.M1023])" office:value-type="float" office:value="-0.0155926391332094" calcext:value-type="float">
            <text:p>-0.0155926391</text:p>
          </table:table-cell>
        </table:table-row>
        <table:table-row table:style-name="ro1">
          <table:table-cell table:number-columns-repeated="12"/>
          <table:table-cell office:value-type="float" office:value="10.2538089752197" calcext:value-type="float">
            <text:p>10.2538089752</text:p>
          </table:table-cell>
          <table:table-cell office:value-type="float" office:value="-0.595446965597653" calcext:value-type="float">
            <text:p>-0.5954469656</text:p>
          </table:table-cell>
          <table:table-cell table:formula="of:=([.N1025]-[.N1024])/([.M1025]-[.M1024])" office:value-type="float" office:value="0.705106184692935" calcext:value-type="float">
            <text:p>0.7051061847</text:p>
          </table:table-cell>
        </table:table-row>
        <table:table-row table:style-name="ro1">
          <table:table-cell table:number-columns-repeated="12"/>
          <table:table-cell office:value-type="float" office:value="10.2623469829559" calcext:value-type="float">
            <text:p>10.262346983</text:p>
          </table:table-cell>
          <table:table-cell office:value-type="float" office:value="-0.599117532857768" calcext:value-type="float">
            <text:p>-0.5991175329</text:p>
          </table:table-cell>
          <table:table-cell table:formula="of:=([.N1026]-[.N1025])/([.M1026]-[.M1025])" office:value-type="float" office:value="-0.429909104503263" calcext:value-type="float">
            <text:p>-0.4299091045</text:p>
          </table:table-cell>
        </table:table-row>
        <table:table-row table:style-name="ro1">
          <table:table-cell table:number-columns-repeated="12"/>
          <table:table-cell office:value-type="float" office:value="10.2737891674042" calcext:value-type="float">
            <text:p>10.2737891674</text:p>
          </table:table-cell>
          <table:table-cell office:value-type="float" office:value="-0.600060788080235" calcext:value-type="float">
            <text:p>-0.6000607881</text:p>
          </table:table-cell>
          <table:table-cell table:formula="of:=([.N1027]-[.N1026])/([.M1027]-[.M1026])" office:value-type="float" office:value="-0.0824366384525646" calcext:value-type="float">
            <text:p>-0.0824366385</text:p>
          </table:table-cell>
        </table:table-row>
        <table:table-row table:style-name="ro1">
          <table:table-cell table:number-columns-repeated="12"/>
          <table:table-cell office:value-type="float" office:value="10.2837750911713" calcext:value-type="float">
            <text:p>10.2837750912</text:p>
          </table:table-cell>
          <table:table-cell office:value-type="float" office:value="-0.600864370472859" calcext:value-type="float">
            <text:p>-0.6008643705</text:p>
          </table:table-cell>
          <table:table-cell table:formula="of:=([.N1028]-[.N1027])/([.M1028]-[.M1027])" office:value-type="float" office:value="-0.0804715128381578" calcext:value-type="float">
            <text:p>-0.0804715128</text:p>
          </table:table-cell>
        </table:table-row>
        <table:table-row table:style-name="ro1">
          <table:table-cell table:number-columns-repeated="12"/>
          <table:table-cell office:value-type="float" office:value="10.2938649654388" calcext:value-type="float">
            <text:p>10.2938649654</text:p>
          </table:table-cell>
          <table:table-cell office:value-type="float" office:value="-0.601437578475699" calcext:value-type="float">
            <text:p>-0.6014375785</text:p>
          </table:table-cell>
          <table:table-cell table:formula="of:=([.N1029]-[.N1028])/([.M1029]-[.M1028])" office:value-type="float" office:value="-0.0568102225695608" calcext:value-type="float">
            <text:p>-0.0568102226</text:p>
          </table:table-cell>
        </table:table-row>
        <table:table-row table:style-name="ro1">
          <table:table-cell table:number-columns-repeated="12"/>
          <table:table-cell office:value-type="float" office:value="10.3047850131989" calcext:value-type="float">
            <text:p>10.3047850132</text:p>
          </table:table-cell>
          <table:table-cell office:value-type="float" office:value="-0.599070253923015" calcext:value-type="float">
            <text:p>-0.5990702539</text:p>
          </table:table-cell>
          <table:table-cell table:formula="of:=([.N1030]-[.N1029])/([.M1030]-[.M1029])" office:value-type="float" office:value="0.216787014554398" calcext:value-type="float">
            <text:p>0.2167870146</text:p>
          </table:table-cell>
        </table:table-row>
        <table:table-row table:style-name="ro1">
          <table:table-cell table:number-columns-repeated="12"/>
          <table:table-cell office:value-type="float" office:value="10.3140501976013" calcext:value-type="float">
            <text:p>10.3140501976</text:p>
          </table:table-cell>
          <table:table-cell office:value-type="float" office:value="-0.59212392646036" calcext:value-type="float">
            <text:p>-0.5921239265</text:p>
          </table:table-cell>
          <table:table-cell table:formula="of:=([.N1031]-[.N1030])/([.M1031]-[.M1030])" office:value-type="float" office:value="0.749723606235725" calcext:value-type="float">
            <text:p>0.7497236062</text:p>
          </table:table-cell>
        </table:table-row>
        <table:table-row table:style-name="ro1">
          <table:table-cell table:number-columns-repeated="12"/>
          <table:table-cell office:value-type="float" office:value="10.3236720561981" calcext:value-type="float">
            <text:p>10.3236720562</text:p>
          </table:table-cell>
          <table:table-cell office:value-type="float" office:value="-0.588978176591747" calcext:value-type="float">
            <text:p>-0.5889781766</text:p>
          </table:table-cell>
          <table:table-cell table:formula="of:=([.N1032]-[.N1031])/([.M1032]-[.M1031])" office:value-type="float" office:value="0.32693786101351" calcext:value-type="float">
            <text:p>0.326937861</text:p>
          </table:table-cell>
        </table:table-row>
        <table:table-row table:style-name="ro1">
          <table:table-cell table:number-columns-repeated="12"/>
          <table:table-cell office:value-type="float" office:value="10.3335180282593" calcext:value-type="float">
            <text:p>10.3335180283</text:p>
          </table:table-cell>
          <table:table-cell office:value-type="float" office:value="-0.584172283545794" calcext:value-type="float">
            <text:p>-0.5841722835</text:p>
          </table:table-cell>
          <table:table-cell table:formula="of:=([.N1033]-[.N1032])/([.M1033]-[.M1032])" office:value-type="float" office:value="0.488107524183601" calcext:value-type="float">
            <text:p>0.4881075242</text:p>
          </table:table-cell>
        </table:table-row>
        <table:table-row table:style-name="ro1">
          <table:table-cell table:number-columns-repeated="12"/>
          <table:table-cell office:value-type="float" office:value="10.3438520431519" calcext:value-type="float">
            <text:p>10.3438520432</text:p>
          </table:table-cell>
          <table:table-cell office:value-type="float" office:value="-0.578396317791774" calcext:value-type="float">
            <text:p>-0.5783963178</text:p>
          </table:table-cell>
          <table:table-cell table:formula="of:=([.N1034]-[.N1033])/([.M1034]-[.M1033])" office:value-type="float" office:value="0.55892756242965" calcext:value-type="float">
            <text:p>0.5589275624</text:p>
          </table:table-cell>
        </table:table-row>
        <table:table-row table:style-name="ro1">
          <table:table-cell table:number-columns-repeated="12"/>
          <table:table-cell office:value-type="float" office:value="10.3541300296783" calcext:value-type="float">
            <text:p>10.3541300297</text:p>
          </table:table-cell>
          <table:table-cell office:value-type="float" office:value="-0.576377908560217" calcext:value-type="float">
            <text:p>-0.5763779086</text:p>
          </table:table-cell>
          <table:table-cell table:formula="of:=([.N1035]-[.N1034])/([.M1035]-[.M1034])" office:value-type="float" office:value="0.196381774422001" calcext:value-type="float">
            <text:p>0.1963817744</text:p>
          </table:table-cell>
        </table:table-row>
        <table:table-row table:style-name="ro1">
          <table:table-cell table:number-columns-repeated="12"/>
          <table:table-cell office:value-type="float" office:value="10.3626370429993" calcext:value-type="float">
            <text:p>10.362637043</text:p>
          </table:table-cell>
          <table:table-cell office:value-type="float" office:value="-0.579467904844329" calcext:value-type="float">
            <text:p>-0.5794679048</text:p>
          </table:table-cell>
          <table:table-cell table:formula="of:=([.N1036]-[.N1035])/([.M1036]-[.M1035])" office:value-type="float" office:value="-0.363229275368906" calcext:value-type="float">
            <text:p>-0.3632292754</text:p>
          </table:table-cell>
        </table:table-row>
        <table:table-row table:style-name="ro1">
          <table:table-cell table:number-columns-repeated="12"/>
          <table:table-cell office:value-type="float" office:value="10.3721771240234" calcext:value-type="float">
            <text:p>10.372177124</text:p>
          </table:table-cell>
          <table:table-cell office:value-type="float" office:value="-0.57246657049598" calcext:value-type="float">
            <text:p>-0.5724665705</text:p>
          </table:table-cell>
          <table:table-cell table:formula="of:=([.N1037]-[.N1036])/([.M1037]-[.M1036])" office:value-type="float" office:value="0.733886256375713" calcext:value-type="float">
            <text:p>0.7338862564</text:p>
          </table:table-cell>
        </table:table-row>
        <table:table-row table:style-name="ro1">
          <table:table-cell table:number-columns-repeated="12"/>
          <table:table-cell office:value-type="float" office:value="10.384514093399" calcext:value-type="float">
            <text:p>10.3845140934</text:p>
          </table:table-cell>
          <table:table-cell office:value-type="float" office:value="-0.570955200128436" calcext:value-type="float">
            <text:p>-0.5709552001</text:p>
          </table:table-cell>
          <table:table-cell table:formula="of:=([.N1038]-[.N1037])/([.M1038]-[.M1037])" office:value-type="float" office:value="0.122507426380738" calcext:value-type="float">
            <text:p>0.1225074264</text:p>
          </table:table-cell>
        </table:table-row>
        <table:table-row table:style-name="ro1">
          <table:table-cell table:number-columns-repeated="12"/>
          <table:table-cell office:value-type="float" office:value="10.3923079967499" calcext:value-type="float">
            <text:p>10.3923079967</text:p>
          </table:table-cell>
          <table:table-cell office:value-type="float" office:value="-0.565851099086166" calcext:value-type="float">
            <text:p>-0.5658510991</text:p>
          </table:table-cell>
          <table:table-cell table:formula="of:=([.N1039]-[.N1038])/([.M1039]-[.M1038])" office:value-type="float" office:value="0.654883799877524" calcext:value-type="float">
            <text:p>0.6548837999</text:p>
          </table:table-cell>
        </table:table-row>
        <table:table-row table:style-name="ro1">
          <table:table-cell table:number-columns-repeated="12"/>
          <table:table-cell office:value-type="float" office:value="10.4067950248718" calcext:value-type="float">
            <text:p>10.4067950249</text:p>
          </table:table-cell>
          <table:table-cell office:value-type="float" office:value="-0.558088631951141" calcext:value-type="float">
            <text:p>-0.558088632</text:p>
          </table:table-cell>
          <table:table-cell table:formula="of:=([.N1040]-[.N1039])/([.M1040]-[.M1039])" office:value-type="float" office:value="0.535821913900012" calcext:value-type="float">
            <text:p>0.5358219139</text:p>
          </table:table-cell>
        </table:table-row>
        <table:table-row table:style-name="ro1">
          <table:table-cell table:number-columns-repeated="12"/>
          <table:table-cell office:value-type="float" office:value="10.4142031669617" calcext:value-type="float">
            <text:p>10.414203167</text:p>
          </table:table-cell>
          <table:table-cell office:value-type="float" office:value="-0.549734633263225" calcext:value-type="float">
            <text:p>-0.5497346333</text:p>
          </table:table-cell>
          <table:table-cell table:formula="of:=([.N1041]-[.N1040])/([.M1041]-[.M1040])" office:value-type="float" office:value="1.1276779773661" calcext:value-type="float">
            <text:p>1.1276779774</text:p>
          </table:table-cell>
        </table:table-row>
        <table:table-row table:style-name="ro1">
          <table:table-cell table:number-columns-repeated="12"/>
          <table:table-cell office:value-type="float" office:value="10.4230380058289" calcext:value-type="float">
            <text:p>10.4230380058</text:p>
          </table:table-cell>
          <table:table-cell office:value-type="float" office:value="-0.538477406847771" calcext:value-type="float">
            <text:p>-0.5384774068</text:p>
          </table:table-cell>
          <table:table-cell table:formula="of:=([.N1042]-[.N1041])/([.M1042]-[.M1041])" office:value-type="float" office:value="1.27418582100721" calcext:value-type="float">
            <text:p>1.274185821</text:p>
          </table:table-cell>
        </table:table-row>
        <table:table-row table:style-name="ro1">
          <table:table-cell table:number-columns-repeated="12"/>
          <table:table-cell office:value-type="float" office:value="10.433874130249" calcext:value-type="float">
            <text:p>10.4338741302</text:p>
          </table:table-cell>
          <table:table-cell office:value-type="float" office:value="-0.531476741231571" calcext:value-type="float">
            <text:p>-0.5314767412</text:p>
          </table:table-cell>
          <table:table-cell table:formula="of:=([.N1043]-[.N1042])/([.M1043]-[.M1042])" office:value-type="float" office:value="0.64604884041127" calcext:value-type="float">
            <text:p>0.6460488404</text:p>
          </table:table-cell>
        </table:table-row>
        <table:table-row table:style-name="ro1">
          <table:table-cell table:number-columns-repeated="12"/>
          <table:table-cell office:value-type="float" office:value="10.4435791969299" calcext:value-type="float">
            <text:p>10.4435791969</text:p>
          </table:table-cell>
          <table:table-cell office:value-type="float" office:value="-0.52552739958856" calcext:value-type="float">
            <text:p>-0.5255273996</text:p>
          </table:table-cell>
          <table:table-cell table:formula="of:=([.N1044]-[.N1043])/([.M1044]-[.M1043])" office:value-type="float" office:value="0.613013989354042" calcext:value-type="float">
            <text:p>0.6130139894</text:p>
          </table:table-cell>
        </table:table-row>
        <table:table-row table:style-name="ro1">
          <table:table-cell table:number-columns-repeated="12"/>
          <table:table-cell office:value-type="float" office:value="10.4537770748138" calcext:value-type="float">
            <text:p>10.4537770748</text:p>
          </table:table-cell>
          <table:table-cell office:value-type="float" office:value="-0.522515749317116" calcext:value-type="float">
            <text:p>-0.5225157493</text:p>
          </table:table-cell>
          <table:table-cell table:formula="of:=([.N1045]-[.N1044])/([.M1045]-[.M1044])" office:value-type="float" office:value="0.295321272300731" calcext:value-type="float">
            <text:p>0.2953212723</text:p>
          </table:table-cell>
        </table:table-row>
        <table:table-row table:style-name="ro1">
          <table:table-cell table:number-columns-repeated="12"/>
          <table:table-cell office:value-type="float" office:value="10.4636971950531" calcext:value-type="float">
            <text:p>10.4636971951</text:p>
          </table:table-cell>
          <table:table-cell office:value-type="float" office:value="-0.51886441071533" calcext:value-type="float">
            <text:p>-0.5188644107</text:p>
          </table:table-cell>
          <table:table-cell table:formula="of:=([.N1046]-[.N1045])/([.M1046]-[.M1045])" office:value-type="float" office:value="0.368074026697446" calcext:value-type="float">
            <text:p>0.3680740267</text:p>
          </table:table-cell>
        </table:table-row>
        <table:table-row table:style-name="ro1">
          <table:table-cell table:number-columns-repeated="12"/>
          <table:table-cell office:value-type="float" office:value="10.4722411632538" calcext:value-type="float">
            <text:p>10.4722411633</text:p>
          </table:table-cell>
          <table:table-cell office:value-type="float" office:value="-0.510883551656701" calcext:value-type="float">
            <text:p>-0.5108835517</text:p>
          </table:table-cell>
          <table:table-cell table:formula="of:=([.N1047]-[.N1046])/([.M1047]-[.M1046])" office:value-type="float" office:value="0.934092785831076" calcext:value-type="float">
            <text:p>0.9340927858</text:p>
          </table:table-cell>
        </table:table-row>
        <table:table-row table:style-name="ro1">
          <table:table-cell table:number-columns-repeated="12"/>
          <table:table-cell office:value-type="float" office:value="10.4818031787872" calcext:value-type="float">
            <text:p>10.4818031788</text:p>
          </table:table-cell>
          <table:table-cell office:value-type="float" office:value="-0.508016943723339" calcext:value-type="float">
            <text:p>-0.5080169437</text:p>
          </table:table-cell>
          <table:table-cell table:formula="of:=([.N1048]-[.N1047])/([.M1048]-[.M1047])" office:value-type="float" office:value="0.299791181402596" calcext:value-type="float">
            <text:p>0.2997911814</text:p>
          </table:table-cell>
        </table:table-row>
        <table:table-row table:style-name="ro1">
          <table:table-cell table:number-columns-repeated="12"/>
          <table:table-cell office:value-type="float" office:value="10.4936189651489" calcext:value-type="float">
            <text:p>10.4936189651</text:p>
          </table:table-cell>
          <table:table-cell office:value-type="float" office:value="-0.503095960174989" calcext:value-type="float">
            <text:p>-0.5030959602</text:p>
          </table:table-cell>
          <table:table-cell table:formula="of:=([.N1049]-[.N1048])/([.M1049]-[.M1048])" office:value-type="float" office:value="0.416475332044213" calcext:value-type="float">
            <text:p>0.416475332</text:p>
          </table:table-cell>
        </table:table-row>
        <table:table-row table:style-name="ro1">
          <table:table-cell table:number-columns-repeated="12"/>
          <table:table-cell office:value-type="float" office:value="10.5025341510773" calcext:value-type="float">
            <text:p>10.5025341511</text:p>
          </table:table-cell>
          <table:table-cell office:value-type="float" office:value="-0.493559390064618" calcext:value-type="float">
            <text:p>-0.4935593901</text:p>
          </table:table-cell>
          <table:table-cell table:formula="of:=([.N1050]-[.N1049])/([.M1050]-[.M1049])" office:value-type="float" office:value="1.06969952023661" calcext:value-type="float">
            <text:p>1.0696995202</text:p>
          </table:table-cell>
        </table:table-row>
        <table:table-row table:style-name="ro1">
          <table:table-cell table:number-columns-repeated="12"/>
          <table:table-cell office:value-type="float" office:value="10.5138840675354" calcext:value-type="float">
            <text:p>10.5138840675</text:p>
          </table:table-cell>
          <table:table-cell office:value-type="float" office:value="-0.488632521627673" calcext:value-type="float">
            <text:p>-0.4886325216</text:p>
          </table:table-cell>
          <table:table-cell table:formula="of:=([.N1051]-[.N1050])/([.M1051]-[.M1050])" office:value-type="float" office:value="0.434088519957018" calcext:value-type="float">
            <text:p>0.43408852</text:p>
          </table:table-cell>
        </table:table-row>
        <table:table-row table:style-name="ro1">
          <table:table-cell table:number-columns-repeated="12"/>
          <table:table-cell office:value-type="float" office:value="10.5233001708984" calcext:value-type="float">
            <text:p>10.5233001709</text:p>
          </table:table-cell>
          <table:table-cell office:value-type="float" office:value="-0.484293379734489" calcext:value-type="float">
            <text:p>-0.4842933797</text:p>
          </table:table-cell>
          <table:table-cell table:formula="of:=([.N1052]-[.N1051])/([.M1052]-[.M1051])" office:value-type="float" office:value="0.460821395633425" calcext:value-type="float">
            <text:p>0.4608213956</text:p>
          </table:table-cell>
        </table:table-row>
        <table:table-row table:style-name="ro1">
          <table:table-cell table:number-columns-repeated="12"/>
          <table:table-cell office:value-type="float" office:value="10.53551197052" calcext:value-type="float">
            <text:p>10.5355119705</text:p>
          </table:table-cell>
          <table:table-cell office:value-type="float" office:value="-0.479054899899891" calcext:value-type="float">
            <text:p>-0.4790548999</text:p>
          </table:table-cell>
          <table:table-cell table:formula="of:=([.N1053]-[.N1052])/([.M1053]-[.M1052])" office:value-type="float" office:value="0.428968702151015" calcext:value-type="float">
            <text:p>0.4289687022</text:p>
          </table:table-cell>
        </table:table-row>
        <table:table-row table:style-name="ro1">
          <table:table-cell table:number-columns-repeated="12"/>
          <table:table-cell office:value-type="float" office:value="10.5430500507355" calcext:value-type="float">
            <text:p>10.5430500507</text:p>
          </table:table-cell>
          <table:table-cell office:value-type="float" office:value="-0.475990741577343" calcext:value-type="float">
            <text:p>-0.4759907416</text:p>
          </table:table-cell>
          <table:table-cell table:formula="of:=([.N1054]-[.N1053])/([.M1054]-[.M1053])" office:value-type="float" office:value="0.406490543343711" calcext:value-type="float">
            <text:p>0.4064905433</text:p>
          </table:table-cell>
        </table:table-row>
        <table:table-row table:style-name="ro1">
          <table:table-cell table:number-columns-repeated="12"/>
          <table:table-cell office:value-type="float" office:value="10.553640127182" calcext:value-type="float">
            <text:p>10.5536401272</text:p>
          </table:table-cell>
          <table:table-cell office:value-type="float" office:value="-0.472241572953742" calcext:value-type="float">
            <text:p>-0.472241573</text:p>
          </table:table-cell>
          <table:table-cell table:formula="of:=([.N1055]-[.N1054])/([.M1055]-[.M1054])" office:value-type="float" office:value="0.354026587298908" calcext:value-type="float">
            <text:p>0.3540265873</text:p>
          </table:table-cell>
        </table:table-row>
        <table:table-row table:style-name="ro1">
          <table:table-cell table:number-columns-repeated="12"/>
          <table:table-cell office:value-type="float" office:value="10.5629370212555" calcext:value-type="float">
            <text:p>10.5629370213</text:p>
          </table:table-cell>
          <table:table-cell office:value-type="float" office:value="-0.47028055217858" calcext:value-type="float">
            <text:p>-0.4702805522</text:p>
          </table:table-cell>
          <table:table-cell table:formula="of:=([.N1056]-[.N1055])/([.M1056]-[.M1055])" office:value-type="float" office:value="0.210932894325963" calcext:value-type="float">
            <text:p>0.2109328943</text:p>
          </table:table-cell>
        </table:table-row>
        <table:table-row table:style-name="ro1">
          <table:table-cell table:number-columns-repeated="12"/>
          <table:table-cell office:value-type="float" office:value="10.5725591182709" calcext:value-type="float">
            <text:p>10.5725591183</text:p>
          </table:table-cell>
          <table:table-cell office:value-type="float" office:value="-0.461256087978951" calcext:value-type="float">
            <text:p>-0.461256088</text:p>
          </table:table-cell>
          <table:table-cell table:formula="of:=([.N1057]-[.N1056])/([.M1057]-[.M1056])" office:value-type="float" office:value="0.937889545823899" calcext:value-type="float">
            <text:p>0.9378895458</text:p>
          </table:table-cell>
        </table:table-row>
        <table:table-row table:style-name="ro1">
          <table:table-cell table:number-columns-repeated="12"/>
          <table:table-cell office:value-type="float" office:value="10.582967042923" calcext:value-type="float">
            <text:p>10.5829670429</text:p>
          </table:table-cell>
          <table:table-cell office:value-type="float" office:value="-0.456010037892399" calcext:value-type="float">
            <text:p>-0.4560100379</text:p>
          </table:table-cell>
          <table:table-cell table:formula="of:=([.N1058]-[.N1057])/([.M1058]-[.M1057])" office:value-type="float" office:value="0.504043818715933" calcext:value-type="float">
            <text:p>0.5040438187</text:p>
          </table:table-cell>
        </table:table-row>
        <table:table-row table:style-name="ro1">
          <table:table-cell table:number-columns-repeated="12"/>
          <table:table-cell office:value-type="float" office:value="10.5939149856567" calcext:value-type="float">
            <text:p>10.5939149857</text:p>
          </table:table-cell>
          <table:table-cell office:value-type="float" office:value="-0.450918350159659" calcext:value-type="float">
            <text:p>-0.4509183502</text:p>
          </table:table-cell>
          <table:table-cell table:formula="of:=([.N1059]-[.N1058])/([.M1059]-[.M1058])" office:value-type="float" office:value="0.465081692201079" calcext:value-type="float">
            <text:p>0.4650816922</text:p>
          </table:table-cell>
        </table:table-row>
        <table:table-row table:style-name="ro1">
          <table:table-cell table:number-columns-repeated="12"/>
          <table:table-cell office:value-type="float" office:value="10.6042740345001" calcext:value-type="float">
            <text:p>10.6042740345</text:p>
          </table:table-cell>
          <table:table-cell office:value-type="float" office:value="-0.438622730412898" calcext:value-type="float">
            <text:p>-0.4386227304</text:p>
          </table:table-cell>
          <table:table-cell table:formula="of:=([.N1060]-[.N1059])/([.M1060]-[.M1059])" office:value-type="float" office:value="1.18694485687403" calcext:value-type="float">
            <text:p>1.1869448569</text:p>
          </table:table-cell>
        </table:table-row>
        <table:table-row table:style-name="ro1">
          <table:table-cell table:number-columns-repeated="12"/>
          <table:table-cell office:value-type="float" office:value="10.6142301559448" calcext:value-type="float">
            <text:p>10.6142301559</text:p>
          </table:table-cell>
          <table:table-cell office:value-type="float" office:value="-0.434723727388451" calcext:value-type="float">
            <text:p>-0.4347237274</text:p>
          </table:table-cell>
          <table:table-cell table:formula="of:=([.N1061]-[.N1060])/([.M1061]-[.M1060])" office:value-type="float" office:value="0.391618668585186" calcext:value-type="float">
            <text:p>0.3916186686</text:p>
          </table:table-cell>
        </table:table-row>
        <table:table-row table:style-name="ro1">
          <table:table-cell table:number-columns-repeated="12"/>
          <table:table-cell office:value-type="float" office:value="10.6220810413361" calcext:value-type="float">
            <text:p>10.6220810413</text:p>
          </table:table-cell>
          <table:table-cell office:value-type="float" office:value="-0.433154211296897" calcext:value-type="float">
            <text:p>-0.4331542113</text:p>
          </table:table-cell>
          <table:table-cell table:formula="of:=([.N1062]-[.N1061])/([.M1062]-[.M1061])" office:value-type="float" office:value="0.199915807369419" calcext:value-type="float">
            <text:p>0.1999158074</text:p>
          </table:table-cell>
        </table:table-row>
        <table:table-row table:style-name="ro1">
          <table:table-cell table:number-columns-repeated="12"/>
          <table:table-cell office:value-type="float" office:value="10.6317920684814" calcext:value-type="float">
            <text:p>10.6317920685</text:p>
          </table:table-cell>
          <table:table-cell office:value-type="float" office:value="-0.422072631087728" calcext:value-type="float">
            <text:p>-0.4220726311</text:p>
          </table:table-cell>
          <table:table-cell table:formula="of:=([.N1063]-[.N1062])/([.M1063]-[.M1062])" office:value-type="float" office:value="1.14113368681445" calcext:value-type="float">
            <text:p>1.1411336868</text:p>
          </table:table-cell>
        </table:table-row>
        <table:table-row table:style-name="ro1">
          <table:table-cell table:number-columns-repeated="12"/>
          <table:table-cell office:value-type="float" office:value="10.646733045578" calcext:value-type="float">
            <text:p>10.6467330456</text:p>
          </table:table-cell>
          <table:table-cell office:value-type="float" office:value="-0.419026694767557" calcext:value-type="float">
            <text:p>-0.4190266948</text:p>
          </table:table-cell>
          <table:table-cell table:formula="of:=([.N1064]-[.N1063])/([.M1064]-[.M1063])" office:value-type="float" office:value="0.203864600051658" calcext:value-type="float">
            <text:p>0.2038646001</text:p>
          </table:table-cell>
        </table:table-row>
        <table:table-row table:style-name="ro1">
          <table:table-cell table:number-columns-repeated="12"/>
          <table:table-cell office:value-type="float" office:value="10.6533970832825" calcext:value-type="float">
            <text:p>10.6533970833</text:p>
          </table:table-cell>
          <table:table-cell office:value-type="float" office:value="-0.413042571727583" calcext:value-type="float">
            <text:p>-0.4130425717</text:p>
          </table:table-cell>
          <table:table-cell table:formula="of:=([.N1065]-[.N1064])/([.M1065]-[.M1064])" office:value-type="float" office:value="0.897972566386056" calcext:value-type="float">
            <text:p>0.8979725664</text:p>
          </table:table-cell>
        </table:table-row>
        <table:table-row table:style-name="ro1">
          <table:table-cell table:number-columns-repeated="12"/>
          <table:table-cell office:value-type="float" office:value="10.6632521152496" calcext:value-type="float">
            <text:p>10.6632521152</text:p>
          </table:table-cell>
          <table:table-cell office:value-type="float" office:value="-0.407858802217515" calcext:value-type="float">
            <text:p>-0.4078588022</text:p>
          </table:table-cell>
          <table:table-cell table:formula="of:=([.N1066]-[.N1065])/([.M1066]-[.M1065])" office:value-type="float" office:value="0.526002302919001" calcext:value-type="float">
            <text:p>0.5260023029</text:p>
          </table:table-cell>
        </table:table-row>
        <table:table-row table:style-name="ro1">
          <table:table-cell table:number-columns-repeated="12"/>
          <table:table-cell office:value-type="float" office:value="10.6725180149078" calcext:value-type="float">
            <text:p>10.6725180149</text:p>
          </table:table-cell>
          <table:table-cell office:value-type="float" office:value="-0.405224489213189" calcext:value-type="float">
            <text:p>-0.4052244892</text:p>
          </table:table-cell>
          <table:table-cell table:formula="of:=([.N1067]-[.N1066])/([.M1067]-[.M1066])" office:value-type="float" office:value="0.284301913629478" calcext:value-type="float">
            <text:p>0.2843019136</text:p>
          </table:table-cell>
        </table:table-row>
        <table:table-row table:style-name="ro1">
          <table:table-cell table:number-columns-repeated="12"/>
          <table:table-cell office:value-type="float" office:value="10.6833620071411" calcext:value-type="float">
            <text:p>10.6833620071</text:p>
          </table:table-cell>
          <table:table-cell office:value-type="float" office:value="-0.392943562303544" calcext:value-type="float">
            <text:p>-0.3929435623</text:p>
          </table:table-cell>
          <table:table-cell table:formula="of:=([.N1068]-[.N1067])/([.M1068]-[.M1067])" office:value-type="float" office:value="1.13250974783617" calcext:value-type="float">
            <text:p>1.1325097478</text:p>
          </table:table-cell>
        </table:table-row>
        <table:table-row table:style-name="ro1">
          <table:table-cell table:number-columns-repeated="12"/>
          <table:table-cell office:value-type="float" office:value="10.6939520835876" calcext:value-type="float">
            <text:p>10.6939520836</text:p>
          </table:table-cell>
          <table:table-cell office:value-type="float" office:value="-0.38864653430157" calcext:value-type="float">
            <text:p>-0.3886465343</text:p>
          </table:table-cell>
          <table:table-cell table:formula="of:=([.N1069]-[.N1068])/([.M1069]-[.M1068])" office:value-type="float" office:value="0.405759866198136" calcext:value-type="float">
            <text:p>0.4057598662</text:p>
          </table:table-cell>
        </table:table-row>
        <table:table-row table:style-name="ro1">
          <table:table-cell table:number-columns-repeated="12"/>
          <table:table-cell office:value-type="float" office:value="10.7043449878693" calcext:value-type="float">
            <text:p>10.7043449879</text:p>
          </table:table-cell>
          <table:table-cell office:value-type="float" office:value="-0.383406796317293" calcext:value-type="float">
            <text:p>-0.3834067963</text:p>
          </table:table-cell>
          <table:table-cell table:formula="of:=([.N1070]-[.N1069])/([.M1070]-[.M1069])" office:value-type="float" office:value="0.504164941992734" calcext:value-type="float">
            <text:p>0.504164942</text:p>
          </table:table-cell>
        </table:table-row>
        <table:table-row table:style-name="ro1">
          <table:table-cell table:number-columns-repeated="12"/>
          <table:table-cell office:value-type="float" office:value="10.7149860858917" calcext:value-type="float">
            <text:p>10.7149860859</text:p>
          </table:table-cell>
          <table:table-cell office:value-type="float" office:value="-0.370318497768221" calcext:value-type="float">
            <text:p>-0.3703184978</text:p>
          </table:table-cell>
          <table:table-cell table:formula="of:=([.N1071]-[.N1070])/([.M1071]-[.M1070])" office:value-type="float" office:value="1.22997631648972" calcext:value-type="float">
            <text:p>1.2299763165</text:p>
          </table:table-cell>
        </table:table-row>
        <table:table-row table:style-name="ro1">
          <table:table-cell table:number-columns-repeated="12"/>
          <table:table-cell office:value-type="float" office:value="10.7236590385437" calcext:value-type="float">
            <text:p>10.7236590385</text:p>
          </table:table-cell>
          <table:table-cell office:value-type="float" office:value="-0.373023900655366" calcext:value-type="float">
            <text:p>-0.3730239007</text:p>
          </table:table-cell>
          <table:table-cell table:formula="of:=([.N1072]-[.N1071])/([.M1072]-[.M1071])" office:value-type="float" office:value="-0.311935622815664" calcext:value-type="float">
            <text:p>-0.3119356228</text:p>
          </table:table-cell>
        </table:table-row>
        <table:table-row table:style-name="ro1">
          <table:table-cell table:number-columns-repeated="12"/>
          <table:table-cell office:value-type="float" office:value="10.7324161529541" calcext:value-type="float">
            <text:p>10.732416153</text:p>
          </table:table-cell>
          <table:table-cell office:value-type="float" office:value="-0.366767183442636" calcext:value-type="float">
            <text:p>-0.3667671834</text:p>
          </table:table-cell>
          <table:table-cell table:formula="of:=([.N1073]-[.N1072])/([.M1073]-[.M1072])" office:value-type="float" office:value="0.714472475693491" calcext:value-type="float">
            <text:p>0.7144724757</text:p>
          </table:table-cell>
        </table:table-row>
        <table:table-row table:style-name="ro1">
          <table:table-cell table:number-columns-repeated="12"/>
          <table:table-cell office:value-type="float" office:value="10.7423281669617" calcext:value-type="float">
            <text:p>10.742328167</text:p>
          </table:table-cell>
          <table:table-cell office:value-type="float" office:value="-0.357366174235843" calcext:value-type="float">
            <text:p>-0.3573661742</text:p>
          </table:table-cell>
          <table:table-cell table:formula="of:=([.N1074]-[.N1073])/([.M1074]-[.M1073])" office:value-type="float" office:value="0.948445916199745" calcext:value-type="float">
            <text:p>0.9484459162</text:p>
          </table:table-cell>
        </table:table-row>
        <table:table-row table:style-name="ro1">
          <table:table-cell table:number-columns-repeated="12"/>
          <table:table-cell office:value-type="float" office:value="10.7537159919739" calcext:value-type="float">
            <text:p>10.753715992</text:p>
          </table:table-cell>
          <table:table-cell office:value-type="float" office:value="-0.358026619553827" calcext:value-type="float">
            <text:p>-0.3580266196</text:p>
          </table:table-cell>
          <table:table-cell table:formula="of:=([.N1075]-[.N1074])/([.M1075]-[.M1074])" office:value-type="float" office:value="-0.0579957381919797" calcext:value-type="float">
            <text:p>-0.0579957382</text:p>
          </table:table-cell>
        </table:table-row>
        <table:table-row table:style-name="ro1">
          <table:table-cell table:number-columns-repeated="12"/>
          <table:table-cell office:value-type="float" office:value="10.7637181282043" calcext:value-type="float">
            <text:p>10.7637181282</text:p>
          </table:table-cell>
          <table:table-cell office:value-type="float" office:value="-0.345289702694811" calcext:value-type="float">
            <text:p>-0.3452897027</text:p>
          </table:table-cell>
          <table:table-cell table:formula="of:=([.N1076]-[.N1075])/([.M1076]-[.M1075])" office:value-type="float" office:value="1.27341965411515" calcext:value-type="float">
            <text:p>1.2734196541</text:p>
          </table:table-cell>
        </table:table-row>
        <table:table-row table:style-name="ro1">
          <table:table-cell table:number-columns-repeated="12"/>
          <table:table-cell office:value-type="float" office:value="10.7723331451416" calcext:value-type="float">
            <text:p>10.7723331451</text:p>
          </table:table-cell>
          <table:table-cell office:value-type="float" office:value="-0.336887922539723" calcext:value-type="float">
            <text:p>-0.3368879225</text:p>
          </table:table-cell>
          <table:table-cell table:formula="of:=([.N1077]-[.N1076])/([.M1077]-[.M1076])" office:value-type="float" office:value="0.975248245741035" calcext:value-type="float">
            <text:p>0.9752482457</text:p>
          </table:table-cell>
        </table:table-row>
        <table:table-row table:style-name="ro1">
          <table:table-cell table:number-columns-repeated="12"/>
          <table:table-cell office:value-type="float" office:value="10.7829539775848" calcext:value-type="float">
            <text:p>10.7829539776</text:p>
          </table:table-cell>
          <table:table-cell office:value-type="float" office:value="-0.336846679110365" calcext:value-type="float">
            <text:p>-0.3368466791</text:p>
          </table:table-cell>
          <table:table-cell table:formula="of:=([.N1078]-[.N1077])/([.M1078]-[.M1077])" office:value-type="float" office:value="0.00388325769930596" calcext:value-type="float">
            <text:p>0.0038832577</text:p>
          </table:table-cell>
        </table:table-row>
        <table:table-row table:style-name="ro1">
          <table:table-cell table:number-columns-repeated="12"/>
          <table:table-cell office:value-type="float" office:value="10.7945191860199" calcext:value-type="float">
            <text:p>10.794519186</text:p>
          </table:table-cell>
          <table:table-cell office:value-type="float" office:value="-0.328522219860667" calcext:value-type="float">
            <text:p>-0.3285222199</text:p>
          </table:table-cell>
          <table:table-cell table:formula="of:=([.N1079]-[.N1078])/([.M1079]-[.M1078])" office:value-type="float" office:value="0.719784627872634" calcext:value-type="float">
            <text:p>0.7197846279</text:p>
          </table:table-cell>
        </table:table-row>
        <table:table-row table:style-name="ro1">
          <table:table-cell table:number-columns-repeated="12"/>
          <table:table-cell office:value-type="float" office:value="10.8041911125183" calcext:value-type="float">
            <text:p>10.8041911125</text:p>
          </table:table-cell>
          <table:table-cell office:value-type="float" office:value="-0.319316565244636" calcext:value-type="float">
            <text:p>-0.3193165652</text:p>
          </table:table-cell>
          <table:table-cell table:formula="of:=([.N1080]-[.N1079])/([.M1080]-[.M1079])" office:value-type="float" office:value="0.951791209077229" calcext:value-type="float">
            <text:p>0.9517912091</text:p>
          </table:table-cell>
        </table:table-row>
        <table:table-row table:style-name="ro1">
          <table:table-cell table:number-columns-repeated="12"/>
          <table:table-cell office:value-type="float" office:value="10.8127892017365" calcext:value-type="float">
            <text:p>10.8127892017</text:p>
          </table:table-cell>
          <table:table-cell office:value-type="float" office:value="-0.318342324978225" calcext:value-type="float">
            <text:p>-0.318342325</text:p>
          </table:table-cell>
          <table:table-cell table:formula="of:=([.N1081]-[.N1080])/([.M1081]-[.M1080])" office:value-type="float" office:value="0.113308927331884" calcext:value-type="float">
            <text:p>0.1133089273</text:p>
          </table:table-cell>
        </table:table-row>
        <table:table-row table:style-name="ro1">
          <table:table-cell table:number-columns-repeated="12"/>
          <table:table-cell office:value-type="float" office:value="10.8215720653534" calcext:value-type="float">
            <text:p>10.8215720654</text:p>
          </table:table-cell>
          <table:table-cell office:value-type="float" office:value="-0.313386317276808" calcext:value-type="float">
            <text:p>-0.3133863173</text:p>
          </table:table-cell>
          <table:table-cell table:formula="of:=([.N1082]-[.N1081])/([.M1082]-[.M1081])" office:value-type="float" office:value="0.564281527935386" calcext:value-type="float">
            <text:p>0.5642815279</text:p>
          </table:table-cell>
        </table:table-row>
        <table:table-row table:style-name="ro1">
          <table:table-cell table:number-columns-repeated="12"/>
          <table:table-cell office:value-type="float" office:value="10.8338551521301" calcext:value-type="float">
            <text:p>10.8338551521</text:p>
          </table:table-cell>
          <table:table-cell office:value-type="float" office:value="-0.303495077427387" calcext:value-type="float">
            <text:p>-0.3034950774</text:p>
          </table:table-cell>
          <table:table-cell table:formula="of:=([.N1083]-[.N1082])/([.M1083]-[.M1082])" office:value-type="float" office:value="0.805273139334745" calcext:value-type="float">
            <text:p>0.8052731393</text:p>
          </table:table-cell>
        </table:table-row>
        <table:table-row table:style-name="ro1">
          <table:table-cell table:number-columns-repeated="12"/>
          <table:table-cell office:value-type="float" office:value="10.8426461219788" calcext:value-type="float">
            <text:p>10.842646122</text:p>
          </table:table-cell>
          <table:table-cell office:value-type="float" office:value="-0.298352436353676" calcext:value-type="float">
            <text:p>-0.2983524364</text:p>
          </table:table-cell>
          <table:table-cell table:formula="of:=([.N1084]-[.N1083])/([.M1084]-[.M1083])" office:value-type="float" office:value="0.584991322033819" calcext:value-type="float">
            <text:p>0.584991322</text:p>
          </table:table-cell>
        </table:table-row>
        <table:table-row table:style-name="ro1">
          <table:table-cell table:number-columns-repeated="12"/>
          <table:table-cell office:value-type="float" office:value="10.8548491001129" calcext:value-type="float">
            <text:p>10.8548491001</text:p>
          </table:table-cell>
          <table:table-cell office:value-type="float" office:value="-0.295713371424438" calcext:value-type="float">
            <text:p>-0.2957133714</text:p>
          </table:table-cell>
          <table:table-cell table:formula="of:=([.N1085]-[.N1084])/([.M1085]-[.M1084])" office:value-type="float" office:value="0.216264005411195" calcext:value-type="float">
            <text:p>0.2162640054</text:p>
          </table:table-cell>
        </table:table-row>
        <table:table-row table:style-name="ro1">
          <table:table-cell table:number-columns-repeated="12"/>
          <table:table-cell office:value-type="float" office:value="10.8646490573883" calcext:value-type="float">
            <text:p>10.8646490574</text:p>
          </table:table-cell>
          <table:table-cell office:value-type="float" office:value="-0.283565165632484" calcext:value-type="float">
            <text:p>-0.2835651656</text:p>
          </table:table-cell>
          <table:table-cell table:formula="of:=([.N1086]-[.N1085])/([.M1086]-[.M1085])" office:value-type="float" office:value="1.23961824022035" calcext:value-type="float">
            <text:p>1.2396182402</text:p>
          </table:table-cell>
        </table:table-row>
        <table:table-row table:style-name="ro1">
          <table:table-cell table:number-columns-repeated="12"/>
          <table:table-cell office:value-type="float" office:value="10.8719570636749" calcext:value-type="float">
            <text:p>10.8719570637</text:p>
          </table:table-cell>
          <table:table-cell office:value-type="float" office:value="-0.275101656270542" calcext:value-type="float">
            <text:p>-0.2751016563</text:p>
          </table:table-cell>
          <table:table-cell table:formula="of:=([.N1087]-[.N1086])/([.M1087]-[.M1086])" office:value-type="float" office:value="1.15811467998274" calcext:value-type="float">
            <text:p>1.15811468</text:p>
          </table:table-cell>
        </table:table-row>
        <table:table-row table:style-name="ro1">
          <table:table-cell table:number-columns-repeated="12"/>
          <table:table-cell office:value-type="float" office:value="10.8856329917908" calcext:value-type="float">
            <text:p>10.8856329918</text:p>
          </table:table-cell>
          <table:table-cell office:value-type="float" office:value="-0.272327817026618" calcext:value-type="float">
            <text:p>-0.272327817</text:p>
          </table:table-cell>
          <table:table-cell table:formula="of:=([.N1088]-[.N1087])/([.M1088]-[.M1087])" office:value-type="float" office:value="0.202826398356831" calcext:value-type="float">
            <text:p>0.2028263984</text:p>
          </table:table-cell>
        </table:table-row>
        <table:table-row table:style-name="ro1">
          <table:table-cell table:number-columns-repeated="12"/>
          <table:table-cell office:value-type="float" office:value="10.8964669704437" calcext:value-type="float">
            <text:p>10.8964669704</text:p>
          </table:table-cell>
          <table:table-cell office:value-type="float" office:value="-0.26353687622017" calcext:value-type="float">
            <text:p>-0.2635368762</text:p>
          </table:table-cell>
          <table:table-cell table:formula="of:=([.N1089]-[.N1088])/([.M1089]-[.M1088])" office:value-type="float" office:value="0.811423124232447" calcext:value-type="float">
            <text:p>0.8114231242</text:p>
          </table:table-cell>
        </table:table-row>
        <table:table-row table:style-name="ro1">
          <table:table-cell table:number-columns-repeated="12"/>
          <table:table-cell office:value-type="float" office:value="10.9039151668549" calcext:value-type="float">
            <text:p>10.9039151669</text:p>
          </table:table-cell>
          <table:table-cell office:value-type="float" office:value="-0.251932892979467" calcext:value-type="float">
            <text:p>-0.251932893</text:p>
          </table:table-cell>
          <table:table-cell table:formula="of:=([.N1090]-[.N1089])/([.M1090]-[.M1089])" office:value-type="float" office:value="1.55795881313744" calcext:value-type="float">
            <text:p>1.5579588131</text:p>
          </table:table-cell>
        </table:table-row>
        <table:table-row table:style-name="ro1">
          <table:table-cell table:number-columns-repeated="12"/>
          <table:table-cell office:value-type="float" office:value="10.9142241477966" calcext:value-type="float">
            <text:p>10.9142241478</text:p>
          </table:table-cell>
          <table:table-cell office:value-type="float" office:value="-0.250796775245195" calcext:value-type="float">
            <text:p>-0.2507967752</text:p>
          </table:table-cell>
          <table:table-cell table:formula="of:=([.N1091]-[.N1090])/([.M1091]-[.M1090])" office:value-type="float" office:value="0.110206599535851" calcext:value-type="float">
            <text:p>0.1102065995</text:p>
          </table:table-cell>
        </table:table-row>
        <table:table-row table:style-name="ro1">
          <table:table-cell table:number-columns-repeated="12"/>
          <table:table-cell office:value-type="float" office:value="10.9259660243988" calcext:value-type="float">
            <text:p>10.9259660244</text:p>
          </table:table-cell>
          <table:table-cell office:value-type="float" office:value="-0.250463307029756" calcext:value-type="float">
            <text:p>-0.250463307</text:p>
          </table:table-cell>
          <table:table-cell table:formula="of:=([.N1092]-[.N1091])/([.M1092]-[.M1091])" office:value-type="float" office:value="0.0283999080161623" calcext:value-type="float">
            <text:p>0.028399908</text:p>
          </table:table-cell>
        </table:table-row>
        <table:table-row table:style-name="ro1">
          <table:table-cell table:number-columns-repeated="12"/>
          <table:table-cell office:value-type="float" office:value="10.9318141937256" calcext:value-type="float">
            <text:p>10.9318141937</text:p>
          </table:table-cell>
          <table:table-cell office:value-type="float" office:value="-0.239291229778616" calcext:value-type="float">
            <text:p>-0.2392912298</text:p>
          </table:table-cell>
          <table:table-cell table:formula="of:=([.N1093]-[.N1092])/([.M1093]-[.M1092])" office:value-type="float" office:value="1.91035461301987" calcext:value-type="float">
            <text:p>1.910354613</text:p>
          </table:table-cell>
        </table:table-row>
        <table:table-row table:style-name="ro1">
          <table:table-cell table:number-columns-repeated="12"/>
          <table:table-cell office:value-type="float" office:value="10.9439690113068" calcext:value-type="float">
            <text:p>10.9439690113</text:p>
          </table:table-cell>
          <table:table-cell office:value-type="float" office:value="-0.229769367285542" calcext:value-type="float">
            <text:p>-0.2297693673</text:p>
          </table:table-cell>
          <table:table-cell table:formula="of:=([.N1094]-[.N1093])/([.M1094]-[.M1093])" office:value-type="float" office:value="0.783381768544195" calcext:value-type="float">
            <text:p>0.7833817685</text:p>
          </table:table-cell>
        </table:table-row>
        <table:table-row table:style-name="ro1">
          <table:table-cell table:number-columns-repeated="12"/>
          <table:table-cell office:value-type="float" office:value="10.9566791057587" calcext:value-type="float">
            <text:p>10.9566791058</text:p>
          </table:table-cell>
          <table:table-cell office:value-type="float" office:value="-0.222474041888528" calcext:value-type="float">
            <text:p>-0.2224740419</text:p>
          </table:table-cell>
          <table:table-cell table:formula="of:=([.N1095]-[.N1094])/([.M1095]-[.M1094])" office:value-type="float" office:value="0.573978850009326" calcext:value-type="float">
            <text:p>0.57397885</text:p>
          </table:table-cell>
        </table:table-row>
        <table:table-row table:style-name="ro1">
          <table:table-cell table:number-columns-repeated="12"/>
          <table:table-cell office:value-type="float" office:value="10.9634900093079" calcext:value-type="float">
            <text:p>10.9634900093</text:p>
          </table:table-cell>
          <table:table-cell office:value-type="float" office:value="-0.217925657022628" calcext:value-type="float">
            <text:p>-0.217925657</text:p>
          </table:table-cell>
          <table:table-cell table:formula="of:=([.N1096]-[.N1095])/([.M1096]-[.M1095])" office:value-type="float" office:value="0.667809319724948" calcext:value-type="float">
            <text:p>0.6678093197</text:p>
          </table:table-cell>
        </table:table-row>
        <table:table-row table:style-name="ro1">
          <table:table-cell table:number-columns-repeated="12"/>
          <table:table-cell office:value-type="float" office:value="10.9741940498352" calcext:value-type="float">
            <text:p>10.9741940498</text:p>
          </table:table-cell>
          <table:table-cell office:value-type="float" office:value="-0.208397975485107" calcext:value-type="float">
            <text:p>-0.2083979755</text:p>
          </table:table-cell>
          <table:table-cell table:formula="of:=([.N1097]-[.N1096])/([.M1097]-[.M1096])" office:value-type="float" office:value="0.890101407331379" calcext:value-type="float">
            <text:p>0.8901014073</text:p>
          </table:table-cell>
        </table:table-row>
        <table:table-row table:style-name="ro1">
          <table:table-cell table:number-columns-repeated="12"/>
          <table:table-cell office:value-type="float" office:value="10.9842710494995" calcext:value-type="float">
            <text:p>10.9842710495</text:p>
          </table:table-cell>
          <table:table-cell office:value-type="float" office:value="-0.198847732634197" calcext:value-type="float">
            <text:p>-0.1988477326</text:p>
          </table:table-cell>
          <table:table-cell table:formula="of:=([.N1098]-[.N1097])/([.M1098]-[.M1097])" office:value-type="float" office:value="0.947726820388631" calcext:value-type="float">
            <text:p>0.9477268204</text:p>
          </table:table-cell>
        </table:table-row>
        <table:table-row table:style-name="ro1">
          <table:table-cell table:number-columns-repeated="12"/>
          <table:table-cell office:value-type="float" office:value="10.9942350387573" calcext:value-type="float">
            <text:p>10.9942350388</text:p>
          </table:table-cell>
          <table:table-cell office:value-type="float" office:value="-0.197446466439843" calcext:value-type="float">
            <text:p>-0.1974464664</text:p>
          </table:table-cell>
          <table:table-cell table:formula="of:=([.N1099]-[.N1098])/([.M1099]-[.M1098])" office:value-type="float" office:value="0.140633049484151" calcext:value-type="float">
            <text:p>0.1406330495</text:p>
          </table:table-cell>
        </table:table-row>
        <table:table-row table:style-name="ro1">
          <table:table-cell table:number-columns-repeated="12"/>
          <table:table-cell office:value-type="float" office:value="11.0036730766296" calcext:value-type="float">
            <text:p>11.0036730766</text:p>
          </table:table-cell>
          <table:table-cell office:value-type="float" office:value="-0.19462549542411" calcext:value-type="float">
            <text:p>-0.1946254954</text:p>
          </table:table-cell>
          <table:table-cell table:formula="of:=([.N1100]-[.N1099])/([.M1100]-[.M1099])" office:value-type="float" office:value="0.298893801221952" calcext:value-type="float">
            <text:p>0.2988938012</text:p>
          </table:table-cell>
        </table:table-row>
        <table:table-row table:style-name="ro1">
          <table:table-cell table:number-columns-repeated="12"/>
          <table:table-cell office:value-type="float" office:value="11.0144250392914" calcext:value-type="float">
            <text:p>11.0144250393</text:p>
          </table:table-cell>
          <table:table-cell office:value-type="float" office:value="-0.186259462810404" calcext:value-type="float">
            <text:p>-0.1862594628</text:p>
          </table:table-cell>
          <table:table-cell table:formula="of:=([.N1101]-[.N1100])/([.M1101]-[.M1100])" office:value-type="float" office:value="0.778093532957833" calcext:value-type="float">
            <text:p>0.778093533</text:p>
          </table:table-cell>
        </table:table-row>
        <table:table-row table:style-name="ro1">
          <table:table-cell table:number-columns-repeated="12"/>
          <table:table-cell office:value-type="float" office:value="11.0232760906219" calcext:value-type="float">
            <text:p>11.0232760906</text:p>
          </table:table-cell>
          <table:table-cell office:value-type="float" office:value="-0.178590962963734" calcext:value-type="float">
            <text:p>-0.178590963</text:p>
          </table:table-cell>
          <table:table-cell table:formula="of:=([.N1102]-[.N1101])/([.M1102]-[.M1101])" office:value-type="float" office:value="0.866394235020064" calcext:value-type="float">
            <text:p>0.866394235</text:p>
          </table:table-cell>
        </table:table-row>
        <table:table-row table:style-name="ro1">
          <table:table-cell table:number-columns-repeated="12"/>
          <table:table-cell office:value-type="float" office:value="11.03404712677" calcext:value-type="float">
            <text:p>11.0340471268</text:p>
          </table:table-cell>
          <table:table-cell office:value-type="float" office:value="-0.174320821690866" calcext:value-type="float">
            <text:p>-0.1743208217</text:p>
          </table:table-cell>
          <table:table-cell table:formula="of:=([.N1103]-[.N1102])/([.M1103]-[.M1102])" office:value-type="float" office:value="0.396446656957222" calcext:value-type="float">
            <text:p>0.396446657</text:p>
          </table:table-cell>
        </table:table-row>
        <table:table-row table:style-name="ro1">
          <table:table-cell table:number-columns-repeated="12"/>
          <table:table-cell office:value-type="float" office:value="11.0443320274353" calcext:value-type="float">
            <text:p>11.0443320274</text:p>
          </table:table-cell>
          <table:table-cell office:value-type="float" office:value="-0.165182873516308" calcext:value-type="float">
            <text:p>-0.1651828735</text:p>
          </table:table-cell>
          <table:table-cell table:formula="of:=([.N1104]-[.N1103])/([.M1104]-[.M1103])" office:value-type="float" office:value="0.888481908765834" calcext:value-type="float">
            <text:p>0.8884819088</text:p>
          </table:table-cell>
        </table:table-row>
        <table:table-row table:style-name="ro1">
          <table:table-cell table:number-columns-repeated="12"/>
          <table:table-cell office:value-type="float" office:value="11.0547771453857" calcext:value-type="float">
            <text:p>11.0547771454</text:p>
          </table:table-cell>
          <table:table-cell office:value-type="float" office:value="-0.154460741570793" calcext:value-type="float">
            <text:p>-0.1544607416</text:p>
          </table:table-cell>
          <table:table-cell table:formula="of:=([.N1105]-[.N1104])/([.M1105]-[.M1104])" office:value-type="float" office:value="1.02652090635939" calcext:value-type="float">
            <text:p>1.0265209064</text:p>
          </table:table-cell>
        </table:table-row>
        <table:table-row table:style-name="ro1">
          <table:table-cell table:number-columns-repeated="12"/>
          <table:table-cell office:value-type="float" office:value="11.0622911453247" calcext:value-type="float">
            <text:p>11.0622911453</text:p>
          </table:table-cell>
          <table:table-cell office:value-type="float" office:value="-0.146411830027761" calcext:value-type="float">
            <text:p>-0.14641183</text:p>
          </table:table-cell>
          <table:table-cell table:formula="of:=([.N1106]-[.N1105])/([.M1106]-[.M1105])" office:value-type="float" office:value="1.07118866228524" calcext:value-type="float">
            <text:p>1.0711886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20:10:57.259215204</dc:date>
    <meta:editing-duration>PT3M58S</meta:editing-duration>
    <meta:editing-cycles>1</meta:editing-cycles>
    <meta:generator>LibreOffice/5.1.6.2$Linux_X86_64 LibreOffice_project/10m0$Build-2</meta:generator>
    <meta:document-statistic meta:table-count="1" meta:cell-count="33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Sawyer's Velocity</text:p>
        </chart:title>
        <chart:legend chart:legend-position="end" svg:x="13.148cm" svg:y="4.201cm" style:legend-expansion="high" chart:style-name="ch3"/>
        <chart:plot-area chart:style-name="ch4" table:cell-range-address="velocity.M1:velocity.N1106" svg:x="1.331cm" svg:y="1.275cm" svg:width="11.497cm" svg:height="6.564cm">
          <chartooo:coordinate-region svg:x="2.164cm" svg:y="1.474cm" svg:width="10.477cm" svg:height="6.166cm"/>
          <chart:axis chart:dimension="x" chart:name="primary-x" chart:style-name="ch5">
            <chart:title svg:x="6.307cm" svg:y="8.019cm" chart:style-name="ch6">
              <text:p>Time [sec]</text:p>
            </chart:title>
          </chart:axis>
          <chart:axis chart:dimension="y" chart:name="primary-y" chart:style-name="ch5">
            <chart:title svg:x="0.451cm" svg:y="5.593cm" chart:style-name="ch7">
              <text:p>Speed [m/s] ?</text:p>
            </chart:title>
            <chart:grid chart:style-name="ch8" chart:class="major"/>
          </chart:axis>
          <chart:series chart:style-name="ch9" chart:values-cell-range-address="velocity.N1:velocity.N1106" chart:class="chart:scatter">
            <chart:domain table:cell-range-address="velocity.M1:velocity.M1106"/>
            <chart:data-point chart:repeated="11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0481719970703">
                <text:p>0.0130481719970703</text:p>
                <draw:g>
                  <svg:desc>velocity.M1:velocity.M1106</svg:desc>
                </draw:g>
              </table:table-cell>
              <table:table-cell office:value-type="float" office:value="-0.000450934047796188">
                <text:p>-0.000450934047796188</text:p>
                <draw:g>
                  <svg:desc>velocity.N1:velocity.N1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9861736297607">
                <text:p>0.0229861736297607</text:p>
              </table:table-cell>
              <table:table-cell office:value-type="float" office:value="-0.000450934047796188">
                <text:p>-0.000450934047796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7561626434326">
                <text:p>0.0317561626434326</text:p>
              </table:table-cell>
              <table:table-cell office:value-type="float" office:value="0.00030298199084315">
                <text:p>0.00030298199084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9271926879883">
                <text:p>0.0439271926879883</text:p>
              </table:table-cell>
              <table:table-cell office:value-type="float" office:value="0.0141052956691174">
                <text:p>0.0141052956691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0281066894531">
                <text:p>0.0530281066894531</text:p>
              </table:table-cell>
              <table:table-cell office:value-type="float" office:value="0.0490423837386717">
                <text:p>0.0490423837386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5071525573731">
                <text:p>0.0625071525573731</text:p>
              </table:table-cell>
              <table:table-cell office:value-type="float" office:value="0.136822858482002">
                <text:p>0.136822858482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9201564788818">
                <text:p>0.0719201564788818</text:p>
              </table:table-cell>
              <table:table-cell office:value-type="float" office:value="0.251296770703055">
                <text:p>0.251296770703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636999130249">
                <text:p>0.083636999130249</text:p>
              </table:table-cell>
              <table:table-cell office:value-type="float" office:value="0.333774915078163">
                <text:p>0.33377491507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3310260772705">
                <text:p>0.0943310260772705</text:p>
              </table:table-cell>
              <table:table-cell office:value-type="float" office:value="0.433612519870851">
                <text:p>0.433612519870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331970214844">
                <text:p>0.104331970214844</text:p>
              </table:table-cell>
              <table:table-cell office:value-type="float" office:value="0.54023317766823">
                <text:p>0.54023317766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3131980896">
                <text:p>0.1133131980896</text:p>
              </table:table-cell>
              <table:table-cell office:value-type="float" office:value="0.608202877389284">
                <text:p>0.608202877389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273907661438">
                <text:p>0.12273907661438</text:p>
              </table:table-cell>
              <table:table-cell office:value-type="float" office:value="0.665523195610274">
                <text:p>0.665523195610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194135665894">
                <text:p>0.134194135665894</text:p>
              </table:table-cell>
              <table:table-cell office:value-type="float" office:value="0.719629341130269">
                <text:p>0.719629341130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741058349609">
                <text:p>0.144741058349609</text:p>
              </table:table-cell>
              <table:table-cell office:value-type="float" office:value="0.729245442811656">
                <text:p>0.729245442811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232978820801">
                <text:p>0.154232978820801</text:p>
              </table:table-cell>
              <table:table-cell office:value-type="float" office:value="0.729812533211058">
                <text:p>0.729812533211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3773059844971">
                <text:p>0.163773059844971</text:p>
              </table:table-cell>
              <table:table-cell office:value-type="float" office:value="0.745410846965164">
                <text:p>0.745410846965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3907041549683">
                <text:p>0.173907041549683</text:p>
              </table:table-cell>
              <table:table-cell office:value-type="float" office:value="0.727569916731028">
                <text:p>0.727569916731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411193847656">
                <text:p>0.182411193847656</text:p>
              </table:table-cell>
              <table:table-cell office:value-type="float" office:value="0.723968722009877">
                <text:p>0.723968722009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389009475708">
                <text:p>0.19389009475708</text:p>
              </table:table-cell>
              <table:table-cell office:value-type="float" office:value="0.739672644474747">
                <text:p>0.739672644474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4306125640869">
                <text:p>0.204306125640869</text:p>
              </table:table-cell>
              <table:table-cell office:value-type="float" office:value="0.728659661735118">
                <text:p>0.728659661735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2296009063721">
                <text:p>0.212296009063721</text:p>
              </table:table-cell>
              <table:table-cell office:value-type="float" office:value="0.7095450351243">
                <text:p>0.7095450351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906112670898">
                <text:p>0.222906112670898</text:p>
              </table:table-cell>
              <table:table-cell office:value-type="float" office:value="0.736681134400518">
                <text:p>0.736681134400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4194040298462">
                <text:p>0.234194040298462</text:p>
              </table:table-cell>
              <table:table-cell office:value-type="float" office:value="0.738119683493875">
                <text:p>0.738119683493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2640972137451">
                <text:p>0.242640972137451</text:p>
              </table:table-cell>
              <table:table-cell office:value-type="float" office:value="0.717859938086408">
                <text:p>0.717859938086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3852128982544">
                <text:p>0.253852128982544</text:p>
              </table:table-cell>
              <table:table-cell office:value-type="float" office:value="0.752534758571687">
                <text:p>0.752534758571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3010025024414">
                <text:p>0.263010025024414</text:p>
              </table:table-cell>
              <table:table-cell office:value-type="float" office:value="0.762285486117346">
                <text:p>0.762285486117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4213075637817">
                <text:p>0.274213075637817</text:p>
              </table:table-cell>
              <table:table-cell office:value-type="float" office:value="0.729758319290543">
                <text:p>0.729758319290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3331155776978">
                <text:p>0.283331155776978</text:p>
              </table:table-cell>
              <table:table-cell office:value-type="float" office:value="0.742078365573323">
                <text:p>0.7420783655733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9688100814819">
                <text:p>0.299688100814819</text:p>
              </table:table-cell>
              <table:table-cell office:value-type="float" office:value="0.761297876910107">
                <text:p>0.761297876910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323123931885">
                <text:p>0.305323123931885</text:p>
              </table:table-cell>
              <table:table-cell office:value-type="float" office:value="0.723288827272179">
                <text:p>0.723288827272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3528060913086">
                <text:p>0.313528060913086</text:p>
              </table:table-cell>
              <table:table-cell office:value-type="float" office:value="0.726961254751428">
                <text:p>0.726961254751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2497129440308">
                <text:p>0.322497129440308</text:p>
              </table:table-cell>
              <table:table-cell office:value-type="float" office:value="0.753468588425423">
                <text:p>0.753468588425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3811044692993">
                <text:p>0.333811044692993</text:p>
              </table:table-cell>
              <table:table-cell office:value-type="float" office:value="0.727919687656">
                <text:p>0.727919687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3221187591553">
                <text:p>0.343221187591553</text:p>
              </table:table-cell>
              <table:table-cell office:value-type="float" office:value="0.717608696670394">
                <text:p>0.717608696670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3801012039185">
                <text:p>0.353801012039185</text:p>
              </table:table-cell>
              <table:table-cell office:value-type="float" office:value="0.743871241834501">
                <text:p>0.743871241834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0211353302">
                <text:p>0.3630211353302</text:p>
              </table:table-cell>
              <table:table-cell office:value-type="float" office:value="0.723938776481674">
                <text:p>0.723938776481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1389150619507">
                <text:p>0.371389150619507</text:p>
              </table:table-cell>
              <table:table-cell office:value-type="float" office:value="0.725547180379237">
                <text:p>0.725547180379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7454032897949">
                <text:p>0.387454032897949</text:p>
              </table:table-cell>
              <table:table-cell office:value-type="float" office:value="0.766553323126918">
                <text:p>0.7665533231269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2389059066772">
                <text:p>0.392389059066772</text:p>
              </table:table-cell>
              <table:table-cell office:value-type="float" office:value="0.748165293200476">
                <text:p>0.748165293200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3654098510742">
                <text:p>0.403654098510742</text:p>
              </table:table-cell>
              <table:table-cell office:value-type="float" office:value="0.730007368100691">
                <text:p>0.730007368100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3664102554321">
                <text:p>0.413664102554321</text:p>
              </table:table-cell>
              <table:table-cell office:value-type="float" office:value="0.768532492729614">
                <text:p>0.768532492729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461032867432">
                <text:p>0.422461032867432</text:p>
              </table:table-cell>
              <table:table-cell office:value-type="float" office:value="0.767992564645337">
                <text:p>0.7679925646453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2176113128662">
                <text:p>0.432176113128662</text:p>
              </table:table-cell>
              <table:table-cell office:value-type="float" office:value="0.770760018190016">
                <text:p>0.770760018190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326114654541">
                <text:p>0.44326114654541</text:p>
              </table:table-cell>
              <table:table-cell office:value-type="float" office:value="0.805776636012021">
                <text:p>0.805776636012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3593969345093">
                <text:p>0.453593969345093</text:p>
              </table:table-cell>
              <table:table-cell office:value-type="float" office:value="0.795812778126594">
                <text:p>0.795812778126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3726043701172">
                <text:p>0.463726043701172</text:p>
              </table:table-cell>
              <table:table-cell office:value-type="float" office:value="0.785851266065437">
                <text:p>0.7858512660654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2689151763916">
                <text:p>0.472689151763916</text:p>
              </table:table-cell>
              <table:table-cell office:value-type="float" office:value="0.81732469272856">
                <text:p>0.81732469272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4187126159668">
                <text:p>0.484187126159668</text:p>
              </table:table-cell>
              <table:table-cell office:value-type="float" office:value="0.819642072958526">
                <text:p>0.819642072958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3990182876587">
                <text:p>0.493990182876587</text:p>
              </table:table-cell>
              <table:table-cell office:value-type="float" office:value="0.810242751109401">
                <text:p>0.810242751109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2547979354858">
                <text:p>0.502547979354858</text:p>
              </table:table-cell>
              <table:table-cell office:value-type="float" office:value="0.845519344833158">
                <text:p>0.845519344833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285719871521">
                <text:p>0.51285719871521</text:p>
              </table:table-cell>
              <table:table-cell office:value-type="float" office:value="0.851199036325337">
                <text:p>0.851199036325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3293972015381">
                <text:p>0.523293972015381</text:p>
              </table:table-cell>
              <table:table-cell office:value-type="float" office:value="0.836559222972956">
                <text:p>0.836559222972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2263040542603">
                <text:p>0.532263040542603</text:p>
              </table:table-cell>
              <table:table-cell office:value-type="float" office:value="0.850528125416176">
                <text:p>0.850528125416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3215036392212">
                <text:p>0.543215036392212</text:p>
              </table:table-cell>
              <table:table-cell office:value-type="float" office:value="0.860745331486452">
                <text:p>0.860745331486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3459167480469">
                <text:p>0.553459167480469</text:p>
              </table:table-cell>
              <table:table-cell office:value-type="float" office:value="0.875809813678367">
                <text:p>0.875809813678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6534996032715">
                <text:p>0.566534996032715</text:p>
              </table:table-cell>
              <table:table-cell office:value-type="float" office:value="0.892914538525599">
                <text:p>0.892914538525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3235034942627">
                <text:p>0.573235034942627</text:p>
              </table:table-cell>
              <table:table-cell office:value-type="float" office:value="0.890439813762091">
                <text:p>0.8904398137620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4974050521851">
                <text:p>0.584974050521851</text:p>
              </table:table-cell>
              <table:table-cell office:value-type="float" office:value="0.892929562120674">
                <text:p>0.892929562120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3896150588989">
                <text:p>0.593896150588989</text:p>
              </table:table-cell>
              <table:table-cell office:value-type="float" office:value="0.902820984292409">
                <text:p>0.902820984292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3929042816162">
                <text:p>0.603929042816162</text:p>
              </table:table-cell>
              <table:table-cell office:value-type="float" office:value="0.913318952893006">
                <text:p>0.913318952893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3837003707886">
                <text:p>0.613837003707886</text:p>
              </table:table-cell>
              <table:table-cell office:value-type="float" office:value="0.927624389808848">
                <text:p>0.927624389808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3219966888428">
                <text:p>0.623219966888428</text:p>
              </table:table-cell>
              <table:table-cell office:value-type="float" office:value="0.940064704745714">
                <text:p>0.940064704745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1546974182129">
                <text:p>0.631546974182129</text:p>
              </table:table-cell>
              <table:table-cell office:value-type="float" office:value="0.945548623306113">
                <text:p>0.945548623306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2677068710327">
                <text:p>0.642677068710327</text:p>
              </table:table-cell>
              <table:table-cell office:value-type="float" office:value="0.954084382589154">
                <text:p>0.954084382589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6962156295776">
                <text:p>0.656962156295776</text:p>
              </table:table-cell>
              <table:table-cell office:value-type="float" office:value="0.962020573115726">
                <text:p>0.962020573115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2018060684204">
                <text:p>0.662018060684204</text:p>
              </table:table-cell>
              <table:table-cell office:value-type="float" office:value="0.951232396081442">
                <text:p>0.951232396081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5144195556641">
                <text:p>0.675144195556641</text:p>
              </table:table-cell>
              <table:table-cell office:value-type="float" office:value="0.949539380545663">
                <text:p>0.9495393805456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3113098144531">
                <text:p>0.683113098144531</text:p>
              </table:table-cell>
              <table:table-cell office:value-type="float" office:value="0.937509816197737">
                <text:p>0.937509816197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2453145980835">
                <text:p>0.692453145980835</text:p>
              </table:table-cell>
              <table:table-cell office:value-type="float" office:value="0.91572159468532">
                <text:p>0.91572159468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6605195999146">
                <text:p>0.706605195999146</text:p>
              </table:table-cell>
              <table:table-cell office:value-type="float" office:value="0.889954061045809">
                <text:p>0.889954061045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4014053344727">
                <text:p>0.714014053344727</text:p>
              </table:table-cell>
              <table:table-cell office:value-type="float" office:value="0.85958233675741">
                <text:p>0.85958233675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3810195922852">
                <text:p>0.723810195922852</text:p>
              </table:table-cell>
              <table:table-cell office:value-type="float" office:value="0.819308458859996">
                <text:p>0.819308458859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3428001403809">
                <text:p>0.733428001403809</text:p>
              </table:table-cell>
              <table:table-cell office:value-type="float" office:value="0.779592971428647">
                <text:p>0.779592971428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3161201477051">
                <text:p>0.743161201477051</text:p>
              </table:table-cell>
              <table:table-cell office:value-type="float" office:value="0.743878135859042">
                <text:p>0.7438781358590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6878137588501">
                <text:p>0.756878137588501</text:p>
              </table:table-cell>
              <table:table-cell office:value-type="float" office:value="0.708484940444653">
                <text:p>0.708484940444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2870073318481">
                <text:p>0.762870073318481</text:p>
              </table:table-cell>
              <table:table-cell office:value-type="float" office:value="0.6728459772581">
                <text:p>0.6728459772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6470184326172">
                <text:p>0.776470184326172</text:p>
              </table:table-cell>
              <table:table-cell office:value-type="float" office:value="0.642521610692506">
                <text:p>0.642521610692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2557010650635">
                <text:p>0.782557010650635</text:p>
              </table:table-cell>
              <table:table-cell office:value-type="float" office:value="0.610935881750261">
                <text:p>0.610935881750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2198181152344">
                <text:p>0.792198181152344</text:p>
              </table:table-cell>
              <table:table-cell office:value-type="float" office:value="0.590459181983897">
                <text:p>0.590459181983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7025194168091">
                <text:p>0.807025194168091</text:p>
              </table:table-cell>
              <table:table-cell office:value-type="float" office:value="0.580603361683473">
                <text:p>0.580603361683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3759088516235">
                <text:p>0.813759088516235</text:p>
              </table:table-cell>
              <table:table-cell office:value-type="float" office:value="0.55937073274522">
                <text:p>0.55937073274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2381019592285">
                <text:p>0.822381019592285</text:p>
              </table:table-cell>
              <table:table-cell office:value-type="float" office:value="0.541687482996213">
                <text:p>0.541687482996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4362983703613">
                <text:p>0.834362983703613</text:p>
              </table:table-cell>
              <table:table-cell office:value-type="float" office:value="0.529024603973601">
                <text:p>0.529024603973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4024181365967">
                <text:p>0.844024181365967</text:p>
              </table:table-cell>
              <table:table-cell office:value-type="float" office:value="0.51815455572873">
                <text:p>0.518154555728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3336095809937">
                <text:p>0.853336095809937</text:p>
              </table:table-cell>
              <table:table-cell office:value-type="float" office:value="0.519875771541981">
                <text:p>0.519875771541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4066123962402">
                <text:p>0.864066123962402</text:p>
              </table:table-cell>
              <table:table-cell office:value-type="float" office:value="0.523099433168195">
                <text:p>0.523099433168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4230146408081">
                <text:p>0.874230146408081</text:p>
              </table:table-cell>
              <table:table-cell office:value-type="float" office:value="0.522984795035957">
                <text:p>0.522984795035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479208946228">
                <text:p>0.88479208946228</text:p>
              </table:table-cell>
              <table:table-cell office:value-type="float" office:value="0.526944472090977">
                <text:p>0.526944472090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341402053833">
                <text:p>0.89341402053833</text:p>
              </table:table-cell>
              <table:table-cell office:value-type="float" office:value="0.51756685194095">
                <text:p>0.51756685194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5178070068359">
                <text:p>0.905178070068359</text:p>
              </table:table-cell>
              <table:table-cell office:value-type="float" office:value="0.511092278108505">
                <text:p>0.511092278108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376805305481">
                <text:p>0.91376805305481</text:p>
              </table:table-cell>
              <table:table-cell office:value-type="float" office:value="0.511730715715797">
                <text:p>0.511730715715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4154996871948">
                <text:p>0.924154996871948</text:p>
              </table:table-cell>
              <table:table-cell office:value-type="float" office:value="0.519574136603963">
                <text:p>0.519574136603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2823181152344">
                <text:p>0.932823181152344</text:p>
              </table:table-cell>
              <table:table-cell office:value-type="float" office:value="0.529870019918302">
                <text:p>0.529870019918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4533109664917">
                <text:p>0.944533109664917</text:p>
              </table:table-cell>
              <table:table-cell office:value-type="float" office:value="0.534284083643412">
                <text:p>0.534284083643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379114151001">
                <text:p>0.95379114151001</text:p>
              </table:table-cell>
              <table:table-cell office:value-type="float" office:value="0.533471571545346">
                <text:p>0.533471571545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4423179626465">
                <text:p>0.964423179626465</text:p>
              </table:table-cell>
              <table:table-cell office:value-type="float" office:value="0.533053944875186">
                <text:p>0.533053944875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4164009094238">
                <text:p>0.974164009094238</text:p>
              </table:table-cell>
              <table:table-cell office:value-type="float" office:value="0.532373996482403">
                <text:p>0.532373996482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3191967010498">
                <text:p>0.983191967010498</text:p>
              </table:table-cell>
              <table:table-cell office:value-type="float" office:value="0.537885946420653">
                <text:p>0.537885946420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191211700439">
                <text:p>1.00191211700439</text:p>
              </table:table-cell>
              <table:table-cell office:value-type="float" office:value="0.543475660832436">
                <text:p>0.543475660832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663900375366">
                <text:p>1.00663900375366</text:p>
              </table:table-cell>
              <table:table-cell office:value-type="float" office:value="0.543721910051479">
                <text:p>0.543721910051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561617851257">
                <text:p>1.01561617851257</text:p>
              </table:table-cell>
              <table:table-cell office:value-type="float" office:value="0.556611880251134">
                <text:p>0.556611880251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484703063965">
                <text:p>1.02484703063965</text:p>
              </table:table-cell>
              <table:table-cell office:value-type="float" office:value="0.556004650564729">
                <text:p>0.5560046505647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379917144775">
                <text:p>1.03379917144775</text:p>
              </table:table-cell>
              <table:table-cell office:value-type="float" office:value="0.553252112365852">
                <text:p>0.55325211236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311013221741">
                <text:p>1.04311013221741</text:p>
              </table:table-cell>
              <table:table-cell office:value-type="float" office:value="0.555466845356415">
                <text:p>0.555466845356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30709838867">
                <text:p>1.05930709838867</text:p>
              </table:table-cell>
              <table:table-cell office:value-type="float" office:value="0.5516354585504">
                <text:p>0.55163545855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460404396057">
                <text:p>1.06460404396057</text:p>
              </table:table-cell>
              <table:table-cell office:value-type="float" office:value="0.550822345177185">
                <text:p>0.550822345177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447814941406">
                <text:p>1.07447814941406</text:p>
              </table:table-cell>
              <table:table-cell office:value-type="float" office:value="0.545692016123171">
                <text:p>0.5456920161231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288311958313">
                <text:p>1.08288311958313</text:p>
              </table:table-cell>
              <table:table-cell office:value-type="float" office:value="0.541409682222474">
                <text:p>0.541409682222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50870513916">
                <text:p>1.0950870513916</text:p>
              </table:table-cell>
              <table:table-cell office:value-type="float" office:value="0.542044871514252">
                <text:p>0.542044871514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551810264587">
                <text:p>1.10551810264587</text:p>
              </table:table-cell>
              <table:table-cell office:value-type="float" office:value="0.524850459357055">
                <text:p>0.524850459357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239314079285">
                <text:p>1.11239314079285</text:p>
              </table:table-cell>
              <table:table-cell office:value-type="float" office:value="0.519569240062379">
                <text:p>0.5195692400623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786602973938">
                <text:p>1.12786602973938</text:p>
              </table:table-cell>
              <table:table-cell office:value-type="float" office:value="0.516173381705339">
                <text:p>0.5161733817053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484501838684">
                <text:p>1.13484501838684</text:p>
              </table:table-cell>
              <table:table-cell office:value-type="float" office:value="0.49456745211508">
                <text:p>0.49456745211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293718338013">
                <text:p>1.14293718338013</text:p>
              </table:table-cell>
              <table:table-cell office:value-type="float" office:value="0.486666377257674">
                <text:p>0.486666377257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395498275757">
                <text:p>1.15395498275757</text:p>
              </table:table-cell>
              <table:table-cell office:value-type="float" office:value="0.478552422883091">
                <text:p>0.4785524228830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624999046326">
                <text:p>1.16624999046326</text:p>
              </table:table-cell>
              <table:table-cell office:value-type="float" office:value="0.45967363269689">
                <text:p>0.45967363269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37539768219">
                <text:p>1.1737539768219</text:p>
              </table:table-cell>
              <table:table-cell office:value-type="float" office:value="0.457668866634017">
                <text:p>0.457668866634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376517295837">
                <text:p>1.18376517295837</text:p>
              </table:table-cell>
              <table:table-cell office:value-type="float" office:value="0.452297353604853">
                <text:p>0.452297353604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376111030579">
                <text:p>1.19376111030579</text:p>
              </table:table-cell>
              <table:table-cell office:value-type="float" office:value="0.445542137527525">
                <text:p>0.445542137527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31090259552">
                <text:p>1.2031090259552</text:p>
              </table:table-cell>
              <table:table-cell office:value-type="float" office:value="0.433438476210472">
                <text:p>0.433438476210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278715133667">
                <text:p>1.21278715133667</text:p>
              </table:table-cell>
              <table:table-cell office:value-type="float" office:value="0.413102620241224">
                <text:p>0.413102620241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382998466492">
                <text:p>1.22382998466492</text:p>
              </table:table-cell>
              <table:table-cell office:value-type="float" office:value="0.409557910198097">
                <text:p>0.409557910198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415398597717">
                <text:p>1.23415398597717</text:p>
              </table:table-cell>
              <table:table-cell office:value-type="float" office:value="0.404744254036336">
                <text:p>0.4047442540363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323797225952">
                <text:p>1.24323797225952</text:p>
              </table:table-cell>
              <table:table-cell office:value-type="float" office:value="0.39284791271003">
                <text:p>0.39284791271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394511222839">
                <text:p>1.25394511222839</text:p>
              </table:table-cell>
              <table:table-cell office:value-type="float" office:value="0.40023847004921">
                <text:p>0.400238470049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595211029053">
                <text:p>1.26595211029053</text:p>
              </table:table-cell>
              <table:table-cell office:value-type="float" office:value="0.390442323489004">
                <text:p>0.3904423234890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434015274048">
                <text:p>1.27434015274048</text:p>
              </table:table-cell>
              <table:table-cell office:value-type="float" office:value="0.376087700724745">
                <text:p>0.3760877007247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488898277283">
                <text:p>1.28488898277283</text:p>
              </table:table-cell>
              <table:table-cell office:value-type="float" office:value="0.373615535323277">
                <text:p>0.3736155353232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454898834229">
                <text:p>1.29454898834229</text:p>
              </table:table-cell>
              <table:table-cell office:value-type="float" office:value="0.367592835333276">
                <text:p>0.3675928353332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357599258423">
                <text:p>1.30357599258423</text:p>
              </table:table-cell>
              <table:table-cell office:value-type="float" office:value="0.358207713303494">
                <text:p>0.358207713303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710720062256">
                <text:p>1.31710720062256</text:p>
              </table:table-cell>
              <table:table-cell office:value-type="float" office:value="0.357315896666228">
                <text:p>0.357315896666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501602172852">
                <text:p>1.32501602172852</text:p>
              </table:table-cell>
              <table:table-cell office:value-type="float" office:value="0.357245829440248">
                <text:p>0.357245829440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218908309937">
                <text:p>1.33218908309937</text:p>
              </table:table-cell>
              <table:table-cell office:value-type="float" office:value="0.34242992814682">
                <text:p>0.342429928146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306907653809">
                <text:p>1.34306907653809</text:p>
              </table:table-cell>
              <table:table-cell office:value-type="float" office:value="0.34102502222251">
                <text:p>0.341025022222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413908958435">
                <text:p>1.35413908958435</text:p>
              </table:table-cell>
              <table:table-cell office:value-type="float" office:value="0.330197201194642">
                <text:p>0.330197201194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458611488342">
                <text:p>1.36458611488342</text:p>
              </table:table-cell>
              <table:table-cell office:value-type="float" office:value="0.322040341248013">
                <text:p>0.322040341248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162017822266">
                <text:p>1.37162017822266</text:p>
              </table:table-cell>
              <table:table-cell office:value-type="float" office:value="0.317905366020861">
                <text:p>0.317905366020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451504707336">
                <text:p>1.38451504707336</text:p>
              </table:table-cell>
              <table:table-cell office:value-type="float" office:value="0.323295245906026">
                <text:p>0.3232952459060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415502548218">
                <text:p>1.39415502548218</text:p>
              </table:table-cell>
              <table:table-cell office:value-type="float" office:value="0.316782159704342">
                <text:p>0.3167821597043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264201164246">
                <text:p>1.40264201164246</text:p>
              </table:table-cell>
              <table:table-cell office:value-type="float" office:value="0.304016326840241">
                <text:p>0.3040163268402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290903091431">
                <text:p>1.41290903091431</text:p>
              </table:table-cell>
              <table:table-cell office:value-type="float" office:value="0.302291046612692">
                <text:p>0.302291046612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332100868225">
                <text:p>1.42332100868225</text:p>
              </table:table-cell>
              <table:table-cell office:value-type="float" office:value="0.298646441338277">
                <text:p>0.2986464413382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179416656494">
                <text:p>1.43179416656494</text:p>
              </table:table-cell>
              <table:table-cell office:value-type="float" office:value="0.289429080901669">
                <text:p>0.2894290809016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330310821533">
                <text:p>1.44330310821533</text:p>
              </table:table-cell>
              <table:table-cell office:value-type="float" office:value="0.292726595462671">
                <text:p>0.2927265954626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546197891235">
                <text:p>1.45546197891235</text:p>
              </table:table-cell>
              <table:table-cell office:value-type="float" office:value="0.285342703144432">
                <text:p>0.285342703144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294617652893">
                <text:p>1.46294617652893</text:p>
              </table:table-cell>
              <table:table-cell office:value-type="float" office:value="0.269242004448419">
                <text:p>0.2692420044484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761201858521">
                <text:p>1.47761201858521</text:p>
              </table:table-cell>
              <table:table-cell office:value-type="float" office:value="0.267837458322742">
                <text:p>0.267837458322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396706581116">
                <text:p>1.48396706581116</text:p>
              </table:table-cell>
              <table:table-cell office:value-type="float" office:value="0.267910752115084">
                <text:p>0.267910752115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237012863159">
                <text:p>1.49237012863159</text:p>
              </table:table-cell>
              <table:table-cell office:value-type="float" office:value="0.251438219472554">
                <text:p>0.2514382194725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26490688324">
                <text:p>1.5026490688324</text:p>
              </table:table-cell>
              <table:table-cell office:value-type="float" office:value="0.250159070973778">
                <text:p>0.2501590709737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104210853577">
                <text:p>1.52104210853577</text:p>
              </table:table-cell>
              <table:table-cell office:value-type="float" office:value="0.231399656882227">
                <text:p>0.231399656882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528119087219">
                <text:p>1.52528119087219</text:p>
              </table:table-cell>
              <table:table-cell office:value-type="float" office:value="0.230308700435925">
                <text:p>0.2303087004359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294515609741">
                <text:p>1.53294515609741</text:p>
              </table:table-cell>
              <table:table-cell office:value-type="float" office:value="0.223872065018242">
                <text:p>0.2238720650182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53929901123">
                <text:p>1.5453929901123</text:p>
              </table:table-cell>
              <table:table-cell office:value-type="float" office:value="0.221855414379853">
                <text:p>0.221855414379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392003059387">
                <text:p>1.55392003059387</text:p>
              </table:table-cell>
              <table:table-cell office:value-type="float" office:value="0.21994919631299">
                <text:p>0.219949196312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395411491394">
                <text:p>1.56395411491394</text:p>
              </table:table-cell>
              <table:table-cell office:value-type="float" office:value="0.210932441478721">
                <text:p>0.2109324414787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679104804993">
                <text:p>1.57679104804993</text:p>
              </table:table-cell>
              <table:table-cell office:value-type="float" office:value="0.198858682406957">
                <text:p>0.1988586824069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346509933472">
                <text:p>1.58346509933472</text:p>
              </table:table-cell>
              <table:table-cell office:value-type="float" office:value="0.186301856183102">
                <text:p>0.186301856183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37098693848">
                <text:p>1.59237098693848</text:p>
              </table:table-cell>
              <table:table-cell office:value-type="float" office:value="0.181492314798069">
                <text:p>0.181492314798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536599159241">
                <text:p>1.60536599159241</text:p>
              </table:table-cell>
              <table:table-cell office:value-type="float" office:value="0.182784222387663">
                <text:p>0.1827842223876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61961555481">
                <text:p>1.6161961555481</text:p>
              </table:table-cell>
              <table:table-cell office:value-type="float" office:value="0.1702922493588">
                <text:p>0.1702922493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27650642395">
                <text:p>1.6227650642395</text:p>
              </table:table-cell>
              <table:table-cell office:value-type="float" office:value="0.154846679958467">
                <text:p>0.1548466799584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35461139679">
                <text:p>1.6335461139679</text:p>
              </table:table-cell>
              <table:table-cell office:value-type="float" office:value="0.154227686899089">
                <text:p>0.154227686899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400410652161">
                <text:p>1.64400410652161</text:p>
              </table:table-cell>
              <table:table-cell office:value-type="float" office:value="0.153556008151617">
                <text:p>0.1535560081516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293717384338">
                <text:p>1.65293717384338</text:p>
              </table:table-cell>
              <table:table-cell office:value-type="float" office:value="0.140263417293875">
                <text:p>0.140263417293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407418251038">
                <text:p>1.66407418251038</text:p>
              </table:table-cell>
              <table:table-cell office:value-type="float" office:value="0.129186122856646">
                <text:p>0.129186122856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422819137573">
                <text:p>1.67422819137573</text:p>
              </table:table-cell>
              <table:table-cell office:value-type="float" office:value="0.121926664392162">
                <text:p>0.1219266643921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349003791809">
                <text:p>1.68349003791809</text:p>
              </table:table-cell>
              <table:table-cell office:value-type="float" office:value="0.112302540556543">
                <text:p>0.112302540556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34130191803">
                <text:p>1.6934130191803</text:p>
              </table:table-cell>
              <table:table-cell office:value-type="float" office:value="0.106823870691876">
                <text:p>0.1068238706918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098303794861">
                <text:p>1.71098303794861</text:p>
              </table:table-cell>
              <table:table-cell office:value-type="float" office:value="0.094555003318114">
                <text:p>0.0945550033181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573305130005">
                <text:p>1.71573305130005</text:p>
              </table:table-cell>
              <table:table-cell office:value-type="float" office:value="0.0940661577375765">
                <text:p>0.09406615773757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325301170349">
                <text:p>1.72325301170349</text:p>
              </table:table-cell>
              <table:table-cell office:value-type="float" office:value="0.0856595001028844">
                <text:p>0.08565950010288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384714126587">
                <text:p>1.73384714126587</text:p>
              </table:table-cell>
              <table:table-cell office:value-type="float" office:value="0.0813477952438744">
                <text:p>0.0813477952438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410820007324">
                <text:p>1.74410820007324</text:p>
              </table:table-cell>
              <table:table-cell office:value-type="float" office:value="0.0798295947226129">
                <text:p>0.0798295947226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389719009399">
                <text:p>1.75389719009399</text:p>
              </table:table-cell>
              <table:table-cell office:value-type="float" office:value="0.0728610104021118">
                <text:p>0.07286101040211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397705078125">
                <text:p>1.76397705078125</text:p>
              </table:table-cell>
              <table:table-cell office:value-type="float" office:value="0.0584004030704439">
                <text:p>0.05840040307044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473616600037">
                <text:p>1.77473616600037</text:p>
              </table:table-cell>
              <table:table-cell office:value-type="float" office:value="0.0485094915302579">
                <text:p>0.04850949153025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188800811768">
                <text:p>1.78188800811768</text:p>
              </table:table-cell>
              <table:table-cell office:value-type="float" office:value="0.045058811212664">
                <text:p>0.045058811212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438400268555">
                <text:p>1.79438400268555</text:p>
              </table:table-cell>
              <table:table-cell office:value-type="float" office:value="0.0414958527401132">
                <text:p>0.0414958527401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40771484375">
                <text:p>1.8040771484375</text:p>
              </table:table-cell>
              <table:table-cell office:value-type="float" office:value="0.0325052893667405">
                <text:p>0.0325052893667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273508071899">
                <text:p>1.81273508071899</text:p>
              </table:table-cell>
              <table:table-cell office:value-type="float" office:value="0.0250754906088134">
                <text:p>0.0250754906088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398319244385">
                <text:p>1.82398319244385</text:p>
              </table:table-cell>
              <table:table-cell office:value-type="float" office:value="0.0118956003185283">
                <text:p>0.01189560031852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253312110901">
                <text:p>1.83253312110901</text:p>
              </table:table-cell>
              <table:table-cell office:value-type="float" office:value="0.0033471724916788">
                <text:p>0.00334717249167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186697006226">
                <text:p>1.84186697006226</text:p>
              </table:table-cell>
              <table:table-cell office:value-type="float" office:value="-0.00244765758574717">
                <text:p>-0.002447657585747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319304466248">
                <text:p>1.85319304466248</text:p>
              </table:table-cell>
              <table:table-cell office:value-type="float" office:value="-0.00873533493238276">
                <text:p>-0.00873533493238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468696594238">
                <text:p>1.86468696594238</text:p>
              </table:table-cell>
              <table:table-cell office:value-type="float" office:value="-0.0118172943540245">
                <text:p>-0.0118172943540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772417068481">
                <text:p>1.87772417068481</text:p>
              </table:table-cell>
              <table:table-cell office:value-type="float" office:value="-0.0150065408847023">
                <text:p>-0.01500654088470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209009170532">
                <text:p>1.88209009170532</text:p>
              </table:table-cell>
              <table:table-cell office:value-type="float" office:value="-0.014281810544882">
                <text:p>-0.014281810544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301514625549">
                <text:p>1.89301514625549</text:p>
              </table:table-cell>
              <table:table-cell office:value-type="float" office:value="-0.0186406259992461">
                <text:p>-0.01864062599924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296602249146">
                <text:p>1.90296602249146</text:p>
              </table:table-cell>
              <table:table-cell office:value-type="float" office:value="-0.0186473771137282">
                <text:p>-0.01864737711372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396713256836">
                <text:p>1.91396713256836</text:p>
              </table:table-cell>
              <table:table-cell office:value-type="float" office:value="-0.0289104131107943">
                <text:p>-0.02891041311079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303419113159">
                <text:p>1.92303419113159</text:p>
              </table:table-cell>
              <table:table-cell office:value-type="float" office:value="-0.0351200572515037">
                <text:p>-0.0351200572515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293619155884">
                <text:p>1.93293619155884</text:p>
              </table:table-cell>
              <table:table-cell office:value-type="float" office:value="-0.0386230374604595">
                <text:p>-0.03862303746045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250416755676">
                <text:p>1.94250416755676</text:p>
              </table:table-cell>
              <table:table-cell office:value-type="float" office:value="-0.0440021403374904">
                <text:p>-0.0440021403374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6698179245">
                <text:p>1.956698179245</text:p>
              </table:table-cell>
              <table:table-cell office:value-type="float" office:value="-0.0518685690704511">
                <text:p>-0.05186856907045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519112586975">
                <text:p>1.96519112586975</text:p>
              </table:table-cell>
              <table:table-cell office:value-type="float" office:value="-0.0632328249621326">
                <text:p>-0.06323282496213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346496582031">
                <text:p>1.97346496582031</text:p>
              </table:table-cell>
              <table:table-cell office:value-type="float" office:value="-0.0718148150395966">
                <text:p>-0.07181481503959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586797714233">
                <text:p>1.98586797714233</text:p>
              </table:table-cell>
              <table:table-cell office:value-type="float" office:value="-0.0786310699047221">
                <text:p>-0.07863106990472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432301521301">
                <text:p>1.99432301521301</text:p>
              </table:table-cell>
              <table:table-cell office:value-type="float" office:value="-0.0880433855124044">
                <text:p>-0.0880433855124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530910491943">
                <text:p>2.00530910491943</text:p>
              </table:table-cell>
              <table:table-cell office:value-type="float" office:value="-0.0999795757442656">
                <text:p>-0.0999795757442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736998558044">
                <text:p>2.01736998558044</text:p>
              </table:table-cell>
              <table:table-cell office:value-type="float" office:value="-0.106949859697266">
                <text:p>-0.1069498596972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340316772461">
                <text:p>2.02340316772461</text:p>
              </table:table-cell>
              <table:table-cell office:value-type="float" office:value="-0.114298141773918">
                <text:p>-0.1142981417739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465104103088">
                <text:p>2.03465104103088</text:p>
              </table:table-cell>
              <table:table-cell office:value-type="float" office:value="-0.125536365724493">
                <text:p>-0.1255363657244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320597648621">
                <text:p>2.04320597648621</text:p>
              </table:table-cell>
              <table:table-cell office:value-type="float" office:value="-0.13696879454029">
                <text:p>-0.136968794540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360913276672">
                <text:p>2.05360913276672</text:p>
              </table:table-cell>
              <table:table-cell office:value-type="float" office:value="-0.139772771206865">
                <text:p>-0.139772771206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397104263306">
                <text:p>2.06397104263306</text:p>
              </table:table-cell>
              <table:table-cell office:value-type="float" office:value="-0.147276718388708">
                <text:p>-0.1472767183887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157301902771">
                <text:p>2.07157301902771</text:p>
              </table:table-cell>
              <table:table-cell office:value-type="float" office:value="-0.163581413196677">
                <text:p>-0.1635814131966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408212661743">
                <text:p>2.08408212661743</text:p>
              </table:table-cell>
              <table:table-cell office:value-type="float" office:value="-0.175786816869114">
                <text:p>-0.1757868168691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461116790771">
                <text:p>2.09461116790771</text:p>
              </table:table-cell>
              <table:table-cell office:value-type="float" office:value="-0.185196020257254">
                <text:p>-0.1851960202572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326409339905">
                <text:p>2.10326409339905</text:p>
              </table:table-cell>
              <table:table-cell office:value-type="float" office:value="-0.192099406675499">
                <text:p>-0.1920994066754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455702781677">
                <text:p>2.11455702781677</text:p>
              </table:table-cell>
              <table:table-cell office:value-type="float" office:value="-0.198581526786571">
                <text:p>-0.198581526786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37051486969">
                <text:p>2.1237051486969</text:p>
              </table:table-cell>
              <table:table-cell office:value-type="float" office:value="-0.209200343368372">
                <text:p>-0.2092003433683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410019874573">
                <text:p>2.13410019874573</text:p>
              </table:table-cell>
              <table:table-cell office:value-type="float" office:value="-0.220139685875495">
                <text:p>-0.220139685875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387202262878">
                <text:p>2.14387202262878</text:p>
              </table:table-cell>
              <table:table-cell office:value-type="float" office:value="-0.229352645977439">
                <text:p>-0.2293526459774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420317649841">
                <text:p>2.15420317649841</text:p>
              </table:table-cell>
              <table:table-cell office:value-type="float" office:value="-0.232799161024714">
                <text:p>-0.2327991610247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331505775452">
                <text:p>2.16331505775452</text:p>
              </table:table-cell>
              <table:table-cell office:value-type="float" office:value="-0.22971029813486">
                <text:p>-0.229710298134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236614227295">
                <text:p>2.17236614227295</text:p>
              </table:table-cell>
              <table:table-cell office:value-type="float" office:value="-0.241402707125607">
                <text:p>-0.2414027071256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233108520508">
                <text:p>2.18233108520508</text:p>
              </table:table-cell>
              <table:table-cell office:value-type="float" office:value="-0.253472788869902">
                <text:p>-0.253472788869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58601474762">
                <text:p>2.1958601474762</text:p>
              </table:table-cell>
              <table:table-cell office:value-type="float" office:value="-0.254586071465961">
                <text:p>-0.2545860714659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316004753113">
                <text:p>2.20316004753113</text:p>
              </table:table-cell>
              <table:table-cell office:value-type="float" office:value="-0.25992617373786">
                <text:p>-0.259926173737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171712875366">
                <text:p>2.21171712875366</text:p>
              </table:table-cell>
              <table:table-cell office:value-type="float" office:value="-0.269257068699143">
                <text:p>-0.269257068699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298407554626">
                <text:p>2.22298407554626</text:p>
              </table:table-cell>
              <table:table-cell office:value-type="float" office:value="-0.282307667035484">
                <text:p>-0.2823076670354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294901847839">
                <text:p>2.23294901847839</text:p>
              </table:table-cell>
              <table:table-cell office:value-type="float" office:value="-0.2861787608265">
                <text:p>-0.28617876082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371314048767">
                <text:p>2.24371314048767</text:p>
              </table:table-cell>
              <table:table-cell office:value-type="float" office:value="-0.288223000651917">
                <text:p>-0.2882230006519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244402885437">
                <text:p>2.25244402885437</text:p>
              </table:table-cell>
              <table:table-cell office:value-type="float" office:value="-0.293521499293058">
                <text:p>-0.2935214992930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358509063721">
                <text:p>2.26358509063721</text:p>
              </table:table-cell>
              <table:table-cell office:value-type="float" office:value="-0.299694252856262">
                <text:p>-0.299694252856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164101600647">
                <text:p>2.27164101600647</text:p>
              </table:table-cell>
              <table:table-cell office:value-type="float" office:value="-0.300627295277645">
                <text:p>-0.3006272952776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331398963928">
                <text:p>2.28331398963928</text:p>
              </table:table-cell>
              <table:table-cell office:value-type="float" office:value="-0.309815686036318">
                <text:p>-0.3098156860363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267716407776">
                <text:p>2.29267716407776</text:p>
              </table:table-cell>
              <table:table-cell office:value-type="float" office:value="-0.314122523283744">
                <text:p>-0.3141225232837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392408370972">
                <text:p>2.30392408370972</text:p>
              </table:table-cell>
              <table:table-cell office:value-type="float" office:value="-0.31916895166867">
                <text:p>-0.319168951668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372904777527">
                <text:p>2.31372904777527</text:p>
              </table:table-cell>
              <table:table-cell office:value-type="float" office:value="-0.329963194505146">
                <text:p>-0.3299631945051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47799873352">
                <text:p>2.3247799873352</text:p>
              </table:table-cell>
              <table:table-cell office:value-type="float" office:value="-0.338000216334354">
                <text:p>-0.338000216334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306407928467">
                <text:p>2.33306407928467</text:p>
              </table:table-cell>
              <table:table-cell office:value-type="float" office:value="-0.343411473346908">
                <text:p>-0.3434114733469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364199638367">
                <text:p>2.34364199638367</text:p>
              </table:table-cell>
              <table:table-cell office:value-type="float" office:value="-0.344008146345238">
                <text:p>-0.3440081463452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393404960632">
                <text:p>2.35393404960632</text:p>
              </table:table-cell>
              <table:table-cell office:value-type="float" office:value="-0.349215503406608">
                <text:p>-0.3492155034066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414813995361">
                <text:p>2.36414813995361</text:p>
              </table:table-cell>
              <table:table-cell office:value-type="float" office:value="-0.356400334823322">
                <text:p>-0.356400334823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35020160675">
                <text:p>2.3735020160675</text:p>
              </table:table-cell>
              <table:table-cell office:value-type="float" office:value="-0.358317580527525">
                <text:p>-0.358317580527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418197631836">
                <text:p>2.38418197631836</text:p>
              </table:table-cell>
              <table:table-cell office:value-type="float" office:value="-0.366416532885434">
                <text:p>-0.3664165328854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290404319763">
                <text:p>2.39290404319763</text:p>
              </table:table-cell>
              <table:table-cell office:value-type="float" office:value="-0.374334351404786">
                <text:p>-0.3743343514047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716004371643">
                <text:p>2.40716004371643</text:p>
              </table:table-cell>
              <table:table-cell office:value-type="float" office:value="-0.383437940825714">
                <text:p>-0.3834379408257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37761592865">
                <text:p>2.4137761592865</text:p>
              </table:table-cell>
              <table:table-cell office:value-type="float" office:value="-0.39020213521734">
                <text:p>-0.390202135217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286014556885">
                <text:p>2.42286014556885</text:p>
              </table:table-cell>
              <table:table-cell office:value-type="float" office:value="-0.404074527861416">
                <text:p>-0.4040745278614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300700187683">
                <text:p>2.43300700187683</text:p>
              </table:table-cell>
              <table:table-cell office:value-type="float" office:value="-0.404304193207184">
                <text:p>-0.4043041932071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40450668335">
                <text:p>2.4440450668335</text:p>
              </table:table-cell>
              <table:table-cell office:value-type="float" office:value="-0.401608486818838">
                <text:p>-0.4016084868188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36349773407">
                <text:p>2.4536349773407</text:p>
              </table:table-cell>
              <table:table-cell office:value-type="float" office:value="-0.408558666523107">
                <text:p>-0.408558666523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7012400627136">
                <text:p>2.47012400627136</text:p>
              </table:table-cell>
              <table:table-cell office:value-type="float" office:value="-0.420344128542603">
                <text:p>-0.4203441285426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546911239624">
                <text:p>2.47546911239624</text:p>
              </table:table-cell>
              <table:table-cell office:value-type="float" office:value="-0.421433951223276">
                <text:p>-0.4214339512232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357319831848">
                <text:p>2.48357319831848</text:p>
              </table:table-cell>
              <table:table-cell office:value-type="float" office:value="-0.421433951223276">
                <text:p>-0.4214339512232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218201637268">
                <text:p>2.49218201637268</text:p>
              </table:table-cell>
              <table:table-cell office:value-type="float" office:value="-0.44351153113786">
                <text:p>-0.443511531137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557899475098">
                <text:p>2.50557899475098</text:p>
              </table:table-cell>
              <table:table-cell office:value-type="float" office:value="-0.448690846890991">
                <text:p>-0.448690846890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602101325989">
                <text:p>2.51602101325989</text:p>
              </table:table-cell>
              <table:table-cell office:value-type="float" office:value="-0.463005591121129">
                <text:p>-0.4630055911211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291798591614">
                <text:p>2.52291798591614</text:p>
              </table:table-cell>
              <table:table-cell office:value-type="float" office:value="-0.460933553494088">
                <text:p>-0.4609335534940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209018707275">
                <text:p>2.53209018707275</text:p>
              </table:table-cell>
              <table:table-cell office:value-type="float" office:value="-0.462177361379923">
                <text:p>-0.4621773613799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36429977417">
                <text:p>2.5436429977417</text:p>
              </table:table-cell>
              <table:table-cell office:value-type="float" office:value="-0.464947495727234">
                <text:p>-0.4649474957272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368709564209">
                <text:p>2.55368709564209</text:p>
              </table:table-cell>
              <table:table-cell office:value-type="float" office:value="-0.468821891560908">
                <text:p>-0.4688218915609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377506256104">
                <text:p>2.56377506256104</text:p>
              </table:table-cell>
              <table:table-cell office:value-type="float" office:value="-0.479482369976269">
                <text:p>-0.4794823699762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177209854126">
                <text:p>2.57177209854126</text:p>
              </table:table-cell>
              <table:table-cell office:value-type="float" office:value="-0.47902392805052">
                <text:p>-0.479023928050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302903175354">
                <text:p>2.58302903175354</text:p>
              </table:table-cell>
              <table:table-cell office:value-type="float" office:value="-0.48427161547664">
                <text:p>-0.484271615476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35480594635">
                <text:p>2.5935480594635</text:p>
              </table:table-cell>
              <table:table-cell office:value-type="float" office:value="-0.501356702897803">
                <text:p>-0.5013567028978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338711738586">
                <text:p>2.60338711738586</text:p>
              </table:table-cell>
              <table:table-cell office:value-type="float" office:value="-0.495459094740696">
                <text:p>-0.4954590947406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393618583679">
                <text:p>2.61393618583679</text:p>
              </table:table-cell>
              <table:table-cell office:value-type="float" office:value="-0.496263670506345">
                <text:p>-0.4962636705063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369108200073">
                <text:p>2.62369108200073</text:p>
              </table:table-cell>
              <table:table-cell office:value-type="float" office:value="-0.500400979320411">
                <text:p>-0.5004009793204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42031955719">
                <text:p>2.6342031955719</text:p>
              </table:table-cell>
              <table:table-cell office:value-type="float" office:value="-0.50047418983744">
                <text:p>-0.500474189837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249420166016">
                <text:p>2.64249420166016</text:p>
              </table:table-cell>
              <table:table-cell office:value-type="float" office:value="-0.509977905790328">
                <text:p>-0.5099779057903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455412864685">
                <text:p>2.65455412864685</text:p>
              </table:table-cell>
              <table:table-cell office:value-type="float" office:value="-0.518294495640736">
                <text:p>-0.5182944956407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7140007019043">
                <text:p>2.67140007019043</text:p>
              </table:table-cell>
              <table:table-cell office:value-type="float" office:value="-0.528158015444393">
                <text:p>-0.5281580154443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565703392029">
                <text:p>2.67565703392029</text:p>
              </table:table-cell>
              <table:table-cell office:value-type="float" office:value="-0.527042332068497">
                <text:p>-0.5270423320684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249797821045">
                <text:p>2.68249797821045</text:p>
              </table:table-cell>
              <table:table-cell office:value-type="float" office:value="-0.530636675324502">
                <text:p>-0.5306366753245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384503364563">
                <text:p>2.69384503364563</text:p>
              </table:table-cell>
              <table:table-cell office:value-type="float" office:value="-0.535134401088683">
                <text:p>-0.5351344010886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346403121948">
                <text:p>2.70346403121948</text:p>
              </table:table-cell>
              <table:table-cell office:value-type="float" office:value="-0.542178472934648">
                <text:p>-0.542178472934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288299560547">
                <text:p>2.71288299560547</text:p>
              </table:table-cell>
              <table:table-cell office:value-type="float" office:value="-0.536619381190004">
                <text:p>-0.536619381190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383999824524">
                <text:p>2.72383999824524</text:p>
              </table:table-cell>
              <table:table-cell office:value-type="float" office:value="-0.549533621681883">
                <text:p>-0.5495336216818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464417457581">
                <text:p>2.73464417457581</text:p>
              </table:table-cell>
              <table:table-cell office:value-type="float" office:value="-0.553885692837147">
                <text:p>-0.5538856928371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278116226196">
                <text:p>2.74278116226196</text:p>
              </table:table-cell>
              <table:table-cell office:value-type="float" office:value="-0.550515920659645">
                <text:p>-0.5505159206596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405216217041">
                <text:p>2.75405216217041</text:p>
              </table:table-cell>
              <table:table-cell office:value-type="float" office:value="-0.566726013070857">
                <text:p>-0.5667260130708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7038812637329">
                <text:p>2.77038812637329</text:p>
              </table:table-cell>
              <table:table-cell office:value-type="float" office:value="-0.561099258428253">
                <text:p>-0.5610992584282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536797523499">
                <text:p>2.77536797523499</text:p>
              </table:table-cell>
              <table:table-cell office:value-type="float" office:value="-0.557277889691029">
                <text:p>-0.557277889691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374218940735">
                <text:p>2.78374218940735</text:p>
              </table:table-cell>
              <table:table-cell office:value-type="float" office:value="-0.557277889691029">
                <text:p>-0.5572778896910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351210594177">
                <text:p>2.79351210594177</text:p>
              </table:table-cell>
              <table:table-cell office:value-type="float" office:value="-0.574812552547908">
                <text:p>-0.5748125525479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375599861145">
                <text:p>2.80375599861145</text:p>
              </table:table-cell>
              <table:table-cell office:value-type="float" office:value="-0.57890086104639">
                <text:p>-0.578900861046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81791305542">
                <text:p>2.8181791305542</text:p>
              </table:table-cell>
              <table:table-cell office:value-type="float" office:value="-0.592930272815273">
                <text:p>-0.5929302728152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428407669067">
                <text:p>2.82428407669067</text:p>
              </table:table-cell>
              <table:table-cell office:value-type="float" office:value="-0.593341153851906">
                <text:p>-0.5933411538519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439707756042">
                <text:p>2.83439707756042</text:p>
              </table:table-cell>
              <table:table-cell office:value-type="float" office:value="-0.589619852576417">
                <text:p>-0.5896198525764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359002113342">
                <text:p>2.84359002113342</text:p>
              </table:table-cell>
              <table:table-cell office:value-type="float" office:value="-0.595916187023512">
                <text:p>-0.595916187023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360598564148">
                <text:p>2.85360598564148</text:p>
              </table:table-cell>
              <table:table-cell office:value-type="float" office:value="-0.594905428634059">
                <text:p>-0.5949054286340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432504653931">
                <text:p>2.86432504653931</text:p>
              </table:table-cell>
              <table:table-cell office:value-type="float" office:value="-0.600358987169322">
                <text:p>-0.6003589871693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373614311218">
                <text:p>2.87373614311218</text:p>
              </table:table-cell>
              <table:table-cell office:value-type="float" office:value="-0.604499823884922">
                <text:p>-0.6044998238849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574504852295">
                <text:p>2.88574504852295</text:p>
              </table:table-cell>
              <table:table-cell office:value-type="float" office:value="-0.60996367163165">
                <text:p>-0.609963671631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404702186584">
                <text:p>2.89404702186584</text:p>
              </table:table-cell>
              <table:table-cell office:value-type="float" office:value="-0.616342704574706">
                <text:p>-0.6163427045747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24031162262">
                <text:p>2.9024031162262</text:p>
              </table:table-cell>
              <table:table-cell office:value-type="float" office:value="-0.619493518870567">
                <text:p>-0.6194935188705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393518447876">
                <text:p>2.91393518447876</text:p>
              </table:table-cell>
              <table:table-cell office:value-type="float" office:value="-0.615401394550027">
                <text:p>-0.6154013945500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265319824219">
                <text:p>2.92265319824219</text:p>
              </table:table-cell>
              <table:table-cell office:value-type="float" office:value="-0.630064662203915">
                <text:p>-0.6300646622039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407106399536">
                <text:p>2.93407106399536</text:p>
              </table:table-cell>
              <table:table-cell office:value-type="float" office:value="-0.626346924651094">
                <text:p>-0.6263469246510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380712509155">
                <text:p>2.94380712509155</text:p>
              </table:table-cell>
              <table:table-cell office:value-type="float" office:value="-0.632467619438195">
                <text:p>-0.6324676194381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667600631714">
                <text:p>2.95667600631714</text:p>
              </table:table-cell>
              <table:table-cell office:value-type="float" office:value="-0.630154438472178">
                <text:p>-0.6301544384721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475315093994">
                <text:p>2.96475315093994</text:p>
              </table:table-cell>
              <table:table-cell office:value-type="float" office:value="-0.636637480697605">
                <text:p>-0.6366374806976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29950428009">
                <text:p>2.9729950428009</text:p>
              </table:table-cell>
              <table:table-cell office:value-type="float" office:value="-0.642986605490067">
                <text:p>-0.6429866054900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348999023437">
                <text:p>2.98348999023437</text:p>
              </table:table-cell>
              <table:table-cell office:value-type="float" office:value="-0.646576899507083">
                <text:p>-0.6465768995070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644708633423">
                <text:p>2.99644708633423</text:p>
              </table:table-cell>
              <table:table-cell office:value-type="float" office:value="-0.64520878468034">
                <text:p>-0.645208784680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313496589661">
                <text:p>3.00313496589661</text:p>
              </table:table-cell>
              <table:table-cell office:value-type="float" office:value="-0.644195903507478">
                <text:p>-0.6441959035074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442503929138">
                <text:p>3.01442503929138</text:p>
              </table:table-cell>
              <table:table-cell office:value-type="float" office:value="-0.645960263569362">
                <text:p>-0.6459602635693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508902549744">
                <text:p>3.02508902549744</text:p>
              </table:table-cell>
              <table:table-cell office:value-type="float" office:value="-0.651471768388075">
                <text:p>-0.6514717683880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319811820984">
                <text:p>3.03319811820984</text:p>
              </table:table-cell>
              <table:table-cell office:value-type="float" office:value="-0.658764554896883">
                <text:p>-0.6587645548968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370212554932">
                <text:p>3.04370212554932</text:p>
              </table:table-cell>
              <table:table-cell office:value-type="float" office:value="-0.662032817675429">
                <text:p>-0.6620328176754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442500114441">
                <text:p>3.05442500114441</text:p>
              </table:table-cell>
              <table:table-cell office:value-type="float" office:value="-0.658890518745613">
                <text:p>-0.6588905187456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267714500427">
                <text:p>3.06267714500427</text:p>
              </table:table-cell>
              <table:table-cell office:value-type="float" office:value="-0.66241758631621">
                <text:p>-0.662417586316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21549987793">
                <text:p>3.0721549987793</text:p>
              </table:table-cell>
              <table:table-cell office:value-type="float" office:value="-0.666862197987239">
                <text:p>-0.6668621979872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283400535583">
                <text:p>3.08283400535583</text:p>
              </table:table-cell>
              <table:table-cell office:value-type="float" office:value="-0.668936418636622">
                <text:p>-0.6689364186366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427213668823">
                <text:p>3.09427213668823</text:p>
              </table:table-cell>
              <table:table-cell office:value-type="float" office:value="-0.670443581658541">
                <text:p>-0.6704435816585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0444712638855">
                <text:p>3.10444712638855</text:p>
              </table:table-cell>
              <table:table-cell office:value-type="float" office:value="-0.669865875854477">
                <text:p>-0.6698658758544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348915100098">
                <text:p>3.11348915100098</text:p>
              </table:table-cell>
              <table:table-cell office:value-type="float" office:value="-0.669739134015753">
                <text:p>-0.6697391340157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365698814392">
                <text:p>3.12365698814392</text:p>
              </table:table-cell>
              <table:table-cell office:value-type="float" office:value="-0.680612569537061">
                <text:p>-0.6806125695370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356518745422">
                <text:p>3.13356518745422</text:p>
              </table:table-cell>
              <table:table-cell office:value-type="float" office:value="-0.685055120826441">
                <text:p>-0.6850551208264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369297027588">
                <text:p>3.14369297027588</text:p>
              </table:table-cell>
              <table:table-cell office:value-type="float" office:value="-0.679169491994626">
                <text:p>-0.6791694919946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439510345459">
                <text:p>3.15439510345459</text:p>
              </table:table-cell>
              <table:table-cell office:value-type="float" office:value="-0.685500973986503">
                <text:p>-0.6855009739865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315603256226">
                <text:p>3.16315603256226</text:p>
              </table:table-cell>
              <table:table-cell office:value-type="float" office:value="-0.693918773956479">
                <text:p>-0.6939187739564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49119758606">
                <text:p>3.1749119758606</text:p>
              </table:table-cell>
              <table:table-cell office:value-type="float" office:value="-0.685437284365382">
                <text:p>-0.685437284365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325114250183">
                <text:p>3.18325114250183</text:p>
              </table:table-cell>
              <table:table-cell office:value-type="float" office:value="-0.680112223734248">
                <text:p>-0.680112223734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300103187561">
                <text:p>3.19300103187561</text:p>
              </table:table-cell>
              <table:table-cell office:value-type="float" office:value="-0.693246020302417">
                <text:p>-0.6932460203024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0709800720215">
                <text:p>3.20709800720215</text:p>
              </table:table-cell>
              <table:table-cell office:value-type="float" office:value="-0.700714993688578">
                <text:p>-0.7007149936885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680402755737">
                <text:p>3.21680402755737</text:p>
              </table:table-cell>
              <table:table-cell office:value-type="float" office:value="-0.690009553066038">
                <text:p>-0.6900095530660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213697433472">
                <text:p>3.22213697433472</text:p>
              </table:table-cell>
              <table:table-cell office:value-type="float" office:value="-0.702528654094617">
                <text:p>-0.7025286540946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24550151825">
                <text:p>3.2324550151825</text:p>
              </table:table-cell>
              <table:table-cell office:value-type="float" office:value="-0.708810744299326">
                <text:p>-0.7088107442993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342608451843">
                <text:p>3.24342608451843</text:p>
              </table:table-cell>
              <table:table-cell office:value-type="float" office:value="-0.693875064556092">
                <text:p>-0.6938750645560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435900688171">
                <text:p>3.25435900688171</text:p>
              </table:table-cell>
              <table:table-cell office:value-type="float" office:value="-0.699024309138314">
                <text:p>-0.6990243091383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904606819153">
                <text:p>3.26904606819153</text:p>
              </table:table-cell>
              <table:table-cell office:value-type="float" office:value="-0.715625898331326">
                <text:p>-0.7156258983313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559614181519">
                <text:p>3.27559614181519</text:p>
              </table:table-cell>
              <table:table-cell office:value-type="float" office:value="-0.709467183560596">
                <text:p>-0.7094671835605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267407417297">
                <text:p>3.28267407417297</text:p>
              </table:table-cell>
              <table:table-cell office:value-type="float" office:value="-0.711427441187385">
                <text:p>-0.7114274411873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281401634216">
                <text:p>3.29281401634216</text:p>
              </table:table-cell>
              <table:table-cell office:value-type="float" office:value="-0.720598016525058">
                <text:p>-0.7205980165250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0309414863586">
                <text:p>3.30309414863586</text:p>
              </table:table-cell>
              <table:table-cell office:value-type="float" office:value="-0.704351760859548">
                <text:p>-0.704351760859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72070980072">
                <text:p>3.3172070980072</text:p>
              </table:table-cell>
              <table:table-cell office:value-type="float" office:value="-0.714018441504756">
                <text:p>-0.7140184415047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22770690918">
                <text:p>3.3222770690918</text:p>
              </table:table-cell>
              <table:table-cell office:value-type="float" office:value="-0.734567557806544">
                <text:p>-0.734567557806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194017410278">
                <text:p>3.33194017410278</text:p>
              </table:table-cell>
              <table:table-cell office:value-type="float" office:value="-0.720683144522256">
                <text:p>-0.7206831445222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464812278748">
                <text:p>3.34464812278748</text:p>
              </table:table-cell>
              <table:table-cell office:value-type="float" office:value="-0.717202619004257">
                <text:p>-0.7172026190042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333299636841">
                <text:p>3.35333299636841</text:p>
              </table:table-cell>
              <table:table-cell office:value-type="float" office:value="-0.734363180428294">
                <text:p>-0.7343631804282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927199363708">
                <text:p>3.36927199363708</text:p>
              </table:table-cell>
              <table:table-cell office:value-type="float" office:value="-0.736698205077725">
                <text:p>-0.7366982050777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431216239929">
                <text:p>3.37431216239929</text:p>
              </table:table-cell>
              <table:table-cell office:value-type="float" office:value="-0.730195780578799">
                <text:p>-0.7301957805787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343119621277">
                <text:p>3.38343119621277</text:p>
              </table:table-cell>
              <table:table-cell office:value-type="float" office:value="-0.738675205351827">
                <text:p>-0.7386752053518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231204986572">
                <text:p>3.39231204986572</text:p>
              </table:table-cell>
              <table:table-cell office:value-type="float" office:value="-0.731052757940154">
                <text:p>-0.7310527579401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0550899505615">
                <text:p>3.40550899505615</text:p>
              </table:table-cell>
              <table:table-cell office:value-type="float" office:value="-0.733163272505848">
                <text:p>-0.7331632725058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388916969299">
                <text:p>3.41388916969299</text:p>
              </table:table-cell>
              <table:table-cell office:value-type="float" office:value="-0.749430769984878">
                <text:p>-0.7494307699848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37949848175">
                <text:p>3.4237949848175</text:p>
              </table:table-cell>
              <table:table-cell office:value-type="float" office:value="-0.742575792821072">
                <text:p>-0.742575792821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617105484009">
                <text:p>3.43617105484009</text:p>
              </table:table-cell>
              <table:table-cell office:value-type="float" office:value="-0.729306751423636">
                <text:p>-0.7293067514236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331097602844">
                <text:p>3.44331097602844</text:p>
              </table:table-cell>
              <table:table-cell office:value-type="float" office:value="-0.73005490686402">
                <text:p>-0.730054906864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1984167099">
                <text:p>3.451984167099</text:p>
              </table:table-cell>
              <table:table-cell office:value-type="float" office:value="-0.732331182409385">
                <text:p>-0.7323311824093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437406539917">
                <text:p>3.46437406539917</text:p>
              </table:table-cell>
              <table:table-cell office:value-type="float" office:value="-0.723499403758748">
                <text:p>-0.7234994037587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311496734619">
                <text:p>3.47311496734619</text:p>
              </table:table-cell>
              <table:table-cell office:value-type="float" office:value="-0.716148669949046">
                <text:p>-0.7161486699490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324513435364">
                <text:p>3.48324513435364</text:p>
              </table:table-cell>
              <table:table-cell office:value-type="float" office:value="-0.715357645615331">
                <text:p>-0.7153576456153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931502342224">
                <text:p>3.49931502342224</text:p>
              </table:table-cell>
              <table:table-cell office:value-type="float" office:value="-0.699551646855937">
                <text:p>-0.6995516468559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0556802749634">
                <text:p>3.50556802749634</text:p>
              </table:table-cell>
              <table:table-cell office:value-type="float" office:value="-0.702971018883055">
                <text:p>-0.7029710188830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460814476013">
                <text:p>3.51460814476013</text:p>
              </table:table-cell>
              <table:table-cell office:value-type="float" office:value="-0.71022807300929">
                <text:p>-0.710228073009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380108833313">
                <text:p>3.52380108833313</text:p>
              </table:table-cell>
              <table:table-cell office:value-type="float" office:value="-0.696918059136795">
                <text:p>-0.6969180591367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550910949707">
                <text:p>3.53550910949707</text:p>
              </table:table-cell>
              <table:table-cell office:value-type="float" office:value="-0.708387356455066">
                <text:p>-0.708387356455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243206977844">
                <text:p>3.54243206977844</text:p>
              </table:table-cell>
              <table:table-cell office:value-type="float" office:value="-0.708890255385501">
                <text:p>-0.7088902553855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443215370178">
                <text:p>3.55443215370178</text:p>
              </table:table-cell>
              <table:table-cell office:value-type="float" office:value="-0.697665035873931">
                <text:p>-0.6976650358739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7053899765015">
                <text:p>3.57053899765015</text:p>
              </table:table-cell>
              <table:table-cell office:value-type="float" office:value="-0.719972030578779">
                <text:p>-0.7199720305787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603096961975">
                <text:p>3.57603096961975</text:p>
              </table:table-cell>
              <table:table-cell office:value-type="float" office:value="-0.723717236012027">
                <text:p>-0.7237172360120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394718170166">
                <text:p>3.58394718170166</text:p>
              </table:table-cell>
              <table:table-cell office:value-type="float" office:value="-0.705097016432707">
                <text:p>-0.705097016432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0051798820496">
                <text:p>3.60051798820496</text:p>
              </table:table-cell>
              <table:table-cell office:value-type="float" office:value="-0.729189956773645">
                <text:p>-0.7291899567736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070020198822">
                <text:p>3.6070020198822</text:p>
              </table:table-cell>
              <table:table-cell office:value-type="float" office:value="-0.733593158338277">
                <text:p>-0.7335931583382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436200141907">
                <text:p>3.61436200141907</text:p>
              </table:table-cell>
              <table:table-cell office:value-type="float" office:value="-0.712710327488006">
                <text:p>-0.712710327488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559509277344">
                <text:p>3.62559509277344</text:p>
              </table:table-cell>
              <table:table-cell office:value-type="float" office:value="-0.714441319522112">
                <text:p>-0.714441319522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395714759827">
                <text:p>3.63395714759827</text:p>
              </table:table-cell>
              <table:table-cell office:value-type="float" office:value="-0.732550713819462">
                <text:p>-0.7325507138194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429616928101">
                <text:p>3.64429616928101</text:p>
              </table:table-cell>
              <table:table-cell office:value-type="float" office:value="-0.72454666483471">
                <text:p>-0.724546664834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509915351868">
                <text:p>3.65509915351868</text:p>
              </table:table-cell>
              <table:table-cell office:value-type="float" office:value="-0.720599837696216">
                <text:p>-0.7205998376962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381812095642">
                <text:p>3.66381812095642</text:p>
              </table:table-cell>
              <table:table-cell office:value-type="float" office:value="-0.72711483375744">
                <text:p>-0.727114833757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25800037384">
                <text:p>3.6725800037384</text:p>
              </table:table-cell>
              <table:table-cell office:value-type="float" office:value="-0.730882664766896">
                <text:p>-0.7308826647668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207907676697">
                <text:p>3.68207907676697</text:p>
              </table:table-cell>
              <table:table-cell office:value-type="float" office:value="-0.735596209456714">
                <text:p>-0.7355962094567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0226907730103">
                <text:p>3.70226907730103</text:p>
              </table:table-cell>
              <table:table-cell office:value-type="float" office:value="-0.738724057486247">
                <text:p>-0.7387240574862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0726799964905">
                <text:p>3.70726799964905</text:p>
              </table:table-cell>
              <table:table-cell office:value-type="float" office:value="-0.74350405802331">
                <text:p>-0.743504058023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622204780579">
                <text:p>3.71622204780579</text:p>
              </table:table-cell>
              <table:table-cell office:value-type="float" office:value="-0.747439744027127">
                <text:p>-0.7474397440271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274208068848">
                <text:p>3.72274208068848</text:p>
              </table:table-cell>
              <table:table-cell office:value-type="float" office:value="-0.749875416497523">
                <text:p>-0.7498754164975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353600502014">
                <text:p>3.73353600502014</text:p>
              </table:table-cell>
              <table:table-cell office:value-type="float" office:value="-0.737446723794956">
                <text:p>-0.7374467237949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348306655884">
                <text:p>3.74348306655884</text:p>
              </table:table-cell>
              <table:table-cell office:value-type="float" office:value="-0.733902600234562">
                <text:p>-0.7339026002345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225520133972">
                <text:p>3.75225520133972</text:p>
              </table:table-cell>
              <table:table-cell office:value-type="float" office:value="-0.734178186553812">
                <text:p>-0.7341781865538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679396629333">
                <text:p>3.76679396629333</text:p>
              </table:table-cell>
              <table:table-cell office:value-type="float" office:value="-0.722362366511379">
                <text:p>-0.7223623665113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338004112244">
                <text:p>3.77338004112244</text:p>
              </table:table-cell>
              <table:table-cell office:value-type="float" office:value="-0.718250615082436">
                <text:p>-0.7182506150824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391718864441">
                <text:p>3.78391718864441</text:p>
              </table:table-cell>
              <table:table-cell office:value-type="float" office:value="-0.71481183742681">
                <text:p>-0.714811837426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356002807617">
                <text:p>3.79356002807617</text:p>
              </table:table-cell>
              <table:table-cell office:value-type="float" office:value="-0.699185724938931">
                <text:p>-0.6991857249389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0368900299072">
                <text:p>3.80368900299072</text:p>
              </table:table-cell>
              <table:table-cell office:value-type="float" office:value="-0.700836978255457">
                <text:p>-0.7008369782554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183314323425">
                <text:p>3.81183314323425</text:p>
              </table:table-cell>
              <table:table-cell office:value-type="float" office:value="-0.694778775192925">
                <text:p>-0.6947787751929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380199432373">
                <text:p>3.82380199432373</text:p>
              </table:table-cell>
              <table:table-cell office:value-type="float" office:value="-0.676156932041578">
                <text:p>-0.6761569320415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234715461731">
                <text:p>3.83234715461731</text:p>
              </table:table-cell>
              <table:table-cell office:value-type="float" office:value="-0.666848385101101">
                <text:p>-0.6668483851011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361410140991">
                <text:p>3.84361410140991</text:p>
              </table:table-cell>
              <table:table-cell office:value-type="float" office:value="-0.668131256305758">
                <text:p>-0.6681312563057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747098922729">
                <text:p>3.85747098922729</text:p>
              </table:table-cell>
              <table:table-cell office:value-type="float" office:value="-0.646958500437081">
                <text:p>-0.646958500437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237502098083">
                <text:p>3.86237502098083</text:p>
              </table:table-cell>
              <table:table-cell office:value-type="float" office:value="-0.636296464650522">
                <text:p>-0.6362964646505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249612808228">
                <text:p>3.87249612808228</text:p>
              </table:table-cell>
              <table:table-cell office:value-type="float" office:value="-0.637448999566657">
                <text:p>-0.6374489995666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441705703735">
                <text:p>3.88441705703735</text:p>
              </table:table-cell>
              <table:table-cell office:value-type="float" office:value="-0.633132599376237">
                <text:p>-0.6331325993762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370608329773">
                <text:p>3.89370608329773</text:p>
              </table:table-cell>
              <table:table-cell office:value-type="float" office:value="-0.624890393842996">
                <text:p>-0.6248903938429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0388917922974">
                <text:p>3.90388917922974</text:p>
              </table:table-cell>
              <table:table-cell office:value-type="float" office:value="-0.621431652318504">
                <text:p>-0.6214316523185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220307350159">
                <text:p>3.91220307350159</text:p>
              </table:table-cell>
              <table:table-cell office:value-type="float" office:value="-0.620328521331471">
                <text:p>-0.6203285213314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303800582886">
                <text:p>3.92303800582886</text:p>
              </table:table-cell>
              <table:table-cell office:value-type="float" office:value="-0.613233929386413">
                <text:p>-0.613233929386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260097503662">
                <text:p>3.93260097503662</text:p>
              </table:table-cell>
              <table:table-cell office:value-type="float" office:value="-0.608890342209167">
                <text:p>-0.6088903422091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456100463867">
                <text:p>3.94456100463867</text:p>
              </table:table-cell>
              <table:table-cell office:value-type="float" office:value="-0.607242017495528">
                <text:p>-0.607242017495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397710800171">
                <text:p>3.95397710800171</text:p>
              </table:table-cell>
              <table:table-cell office:value-type="float" office:value="-0.606768044272639">
                <text:p>-0.6067680442726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292114257812">
                <text:p>3.96292114257812</text:p>
              </table:table-cell>
              <table:table-cell office:value-type="float" office:value="-0.602328059741065">
                <text:p>-0.6023280597410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251915931702">
                <text:p>3.97251915931702</text:p>
              </table:table-cell>
              <table:table-cell office:value-type="float" office:value="-0.601615666724979">
                <text:p>-0.6016156667249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379898071289">
                <text:p>3.98379898071289</text:p>
              </table:table-cell>
              <table:table-cell office:value-type="float" office:value="-0.602338409228774">
                <text:p>-0.6023384092287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394202232361">
                <text:p>3.99394202232361</text:p>
              </table:table-cell>
              <table:table-cell office:value-type="float" office:value="-0.599871406851908">
                <text:p>-0.5998714068519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0435400009155">
                <text:p>4.00435400009155</text:p>
              </table:table-cell>
              <table:table-cell office:value-type="float" office:value="-0.600252618231287">
                <text:p>-0.6002526182312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416802406311">
                <text:p>4.01416802406311</text:p>
              </table:table-cell>
              <table:table-cell office:value-type="float" office:value="-0.597758346939129">
                <text:p>-0.5977583469391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303504943848">
                <text:p>4.02303504943848</text:p>
              </table:table-cell>
              <table:table-cell office:value-type="float" office:value="-0.593043618628481">
                <text:p>-0.5930436186284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377413749695">
                <text:p>4.03377413749695</text:p>
              </table:table-cell>
              <table:table-cell office:value-type="float" office:value="-0.590353857160934">
                <text:p>-0.5903538571609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387903213501">
                <text:p>4.04387903213501</text:p>
              </table:table-cell>
              <table:table-cell office:value-type="float" office:value="-0.588365587975949">
                <text:p>-0.5883655879759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261206626892">
                <text:p>4.05261206626892</text:p>
              </table:table-cell>
              <table:table-cell office:value-type="float" office:value="-0.584557684909928">
                <text:p>-0.5845576849099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246614456177">
                <text:p>4.06246614456177</text:p>
              </table:table-cell>
              <table:table-cell office:value-type="float" office:value="-0.58004150579599">
                <text:p>-0.580041505795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223796844482">
                <text:p>4.07223796844482</text:p>
              </table:table-cell>
              <table:table-cell office:value-type="float" office:value="-0.581742190389458">
                <text:p>-0.5817421903894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322405815125">
                <text:p>4.08322405815125</text:p>
              </table:table-cell>
              <table:table-cell office:value-type="float" office:value="-0.575830673914742">
                <text:p>-0.5758306739147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371018409729">
                <text:p>4.09371018409729</text:p>
              </table:table-cell>
              <table:table-cell office:value-type="float" office:value="-0.572595380100348">
                <text:p>-0.5725953801003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1059403419495">
                <text:p>4.11059403419495</text:p>
              </table:table-cell>
              <table:table-cell office:value-type="float" office:value="-0.559199439949382">
                <text:p>-0.5591994399493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620616912842">
                <text:p>4.11620616912842</text:p>
              </table:table-cell>
              <table:table-cell office:value-type="float" office:value="-0.558300331269577">
                <text:p>-0.5583003312695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320303916931">
                <text:p>4.12320303916931</text:p>
              </table:table-cell>
              <table:table-cell office:value-type="float" office:value="-0.553899979611838">
                <text:p>-0.5538999796118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482213020325">
                <text:p>4.13482213020325</text:p>
              </table:table-cell>
              <table:table-cell office:value-type="float" office:value="-0.547654669260638">
                <text:p>-0.5476546692606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564299583435">
                <text:p>4.14564299583435</text:p>
              </table:table-cell>
              <table:table-cell office:value-type="float" office:value="-0.536869045422519">
                <text:p>-0.5368690454225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378403663635">
                <text:p>4.15378403663635</text:p>
              </table:table-cell>
              <table:table-cell office:value-type="float" office:value="-0.530393916959211">
                <text:p>-0.5303939169592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23260974884">
                <text:p>4.1623260974884</text:p>
              </table:table-cell>
              <table:table-cell office:value-type="float" office:value="-0.52930544186583">
                <text:p>-0.52930544186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320704460144">
                <text:p>4.17320704460144</text:p>
              </table:table-cell>
              <table:table-cell office:value-type="float" office:value="-0.522382903574908">
                <text:p>-0.5223829035749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306517601013">
                <text:p>4.18306517601013</text:p>
              </table:table-cell>
              <table:table-cell office:value-type="float" office:value="-0.515279921301372">
                <text:p>-0.5152799213013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379806518555">
                <text:p>4.19379806518555</text:p>
              </table:table-cell>
              <table:table-cell office:value-type="float" office:value="-0.502279428480247">
                <text:p>-0.502279428480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0358109474182">
                <text:p>4.20358109474182</text:p>
              </table:table-cell>
              <table:table-cell office:value-type="float" office:value="-0.500467503321458">
                <text:p>-0.5004675033214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349501609802">
                <text:p>4.21349501609802</text:p>
              </table:table-cell>
              <table:table-cell office:value-type="float" office:value="-0.494305114840203">
                <text:p>-0.4943051148402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376918792725">
                <text:p>4.22376918792725</text:p>
              </table:table-cell>
              <table:table-cell office:value-type="float" office:value="-0.489624275001416">
                <text:p>-0.4896242750014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396515846252">
                <text:p>4.23396515846252</text:p>
              </table:table-cell>
              <table:table-cell office:value-type="float" office:value="-0.490667261175227">
                <text:p>-0.4906672611752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284219741821">
                <text:p>4.24284219741821</text:p>
              </table:table-cell>
              <table:table-cell office:value-type="float" office:value="-0.485867332109881">
                <text:p>-0.4858673321098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395202636719">
                <text:p>4.25395202636719</text:p>
              </table:table-cell>
              <table:table-cell office:value-type="float" office:value="-0.483307677101777">
                <text:p>-0.4833076771017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448798179626">
                <text:p>4.26448798179626</text:p>
              </table:table-cell>
              <table:table-cell office:value-type="float" office:value="-0.480548690558214">
                <text:p>-0.4805486905582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239108085632">
                <text:p>4.27239108085632</text:p>
              </table:table-cell>
              <table:table-cell office:value-type="float" office:value="-0.473950423752534">
                <text:p>-0.4739504237525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301596641541">
                <text:p>4.28301596641541</text:p>
              </table:table-cell>
              <table:table-cell office:value-type="float" office:value="-0.465035172780085">
                <text:p>-0.4650351727800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426217079163">
                <text:p>4.29426217079163</text:p>
              </table:table-cell>
              <table:table-cell office:value-type="float" office:value="-0.455046452756828">
                <text:p>-0.4550464527568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0337905883789">
                <text:p>4.30337905883789</text:p>
              </table:table-cell>
              <table:table-cell office:value-type="float" office:value="-0.45030306524334">
                <text:p>-0.450303065243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403803825378">
                <text:p>4.31403803825378</text:p>
              </table:table-cell>
              <table:table-cell office:value-type="float" office:value="-0.446678428143271">
                <text:p>-0.4466784281432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323718070984">
                <text:p>4.32323718070984</text:p>
              </table:table-cell>
              <table:table-cell office:value-type="float" office:value="-0.43771666193429">
                <text:p>-0.437716661934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395099639893">
                <text:p>4.33395099639893</text:p>
              </table:table-cell>
              <table:table-cell office:value-type="float" office:value="-0.43854989799322">
                <text:p>-0.438549897993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309911727905">
                <text:p>4.34309911727905</text:p>
              </table:table-cell>
              <table:table-cell office:value-type="float" office:value="-0.431984396324186">
                <text:p>-0.4319843963241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275506973267">
                <text:p>4.35275506973267</text:p>
              </table:table-cell>
              <table:table-cell office:value-type="float" office:value="-0.425330530416539">
                <text:p>-0.4253305304165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212396621704">
                <text:p>4.36212396621704</text:p>
              </table:table-cell>
              <table:table-cell office:value-type="float" office:value="-0.42204198318838">
                <text:p>-0.422041983188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338399887085">
                <text:p>4.37338399887085</text:p>
              </table:table-cell>
              <table:table-cell office:value-type="float" office:value="-0.406749519179891">
                <text:p>-0.4067495191798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376808166504">
                <text:p>4.38376808166504</text:p>
              </table:table-cell>
              <table:table-cell office:value-type="float" office:value="-0.404024712791589">
                <text:p>-0.4040247127915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386510848999">
                <text:p>4.39386510848999</text:p>
              </table:table-cell>
              <table:table-cell office:value-type="float" office:value="-0.39953504475917">
                <text:p>-0.399535044759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0281796455383">
                <text:p>4.40281796455383</text:p>
              </table:table-cell>
              <table:table-cell office:value-type="float" office:value="-0.387773265950833">
                <text:p>-0.3877732659508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246318817139">
                <text:p>4.41246318817139</text:p>
              </table:table-cell>
              <table:table-cell office:value-type="float" office:value="-0.387497808436302">
                <text:p>-0.3874978084363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450499534607">
                <text:p>4.42450499534607</text:p>
              </table:table-cell>
              <table:table-cell office:value-type="float" office:value="-0.384144264452808">
                <text:p>-0.3841442644528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180108070374">
                <text:p>4.43180108070374</text:p>
              </table:table-cell>
              <table:table-cell office:value-type="float" office:value="-0.375373528133238">
                <text:p>-0.3753735281332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367003440857">
                <text:p>4.44367003440857</text:p>
              </table:table-cell>
              <table:table-cell office:value-type="float" office:value="-0.375929891307738">
                <text:p>-0.3759298913077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320510864258">
                <text:p>4.45320510864258</text:p>
              </table:table-cell>
              <table:table-cell office:value-type="float" office:value="-0.361924796722138">
                <text:p>-0.3619247967221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419811248779">
                <text:p>4.46419811248779</text:p>
              </table:table-cell>
              <table:table-cell office:value-type="float" office:value="-0.351711216491099">
                <text:p>-0.3517112164910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28569984436">
                <text:p>4.4728569984436</text:p>
              </table:table-cell>
              <table:table-cell office:value-type="float" office:value="-0.353521792118813">
                <text:p>-0.3535217921188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282599449158">
                <text:p>4.48282599449158</text:p>
              </table:table-cell>
              <table:table-cell office:value-type="float" office:value="-0.338996150594525">
                <text:p>-0.3389961505945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487209320068">
                <text:p>4.49487209320068</text:p>
              </table:table-cell>
              <table:table-cell office:value-type="float" office:value="-0.331779588040603">
                <text:p>-0.3317795880406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0350213050842">
                <text:p>4.50350213050842</text:p>
              </table:table-cell>
              <table:table-cell office:value-type="float" office:value="-0.33792523478624">
                <text:p>-0.337925234786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224398612976">
                <text:p>4.51224398612976</text:p>
              </table:table-cell>
              <table:table-cell office:value-type="float" office:value="-0.327937619260528">
                <text:p>-0.3279376192605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235007286072">
                <text:p>4.52235007286072</text:p>
              </table:table-cell>
              <table:table-cell office:value-type="float" office:value="-0.319731128389935">
                <text:p>-0.3197311283899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169202804565">
                <text:p>4.53169202804565</text:p>
              </table:table-cell>
              <table:table-cell office:value-type="float" office:value="-0.320989363654538">
                <text:p>-0.320989363654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428696632385">
                <text:p>4.54428696632385</text:p>
              </table:table-cell>
              <table:table-cell office:value-type="float" office:value="-0.310046869074603">
                <text:p>-0.3100468690746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405712127686">
                <text:p>4.55405712127686</text:p>
              </table:table-cell>
              <table:table-cell office:value-type="float" office:value="-0.296058227021889">
                <text:p>-0.2960582270218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205201148987">
                <text:p>4.56205201148987</text:p>
              </table:table-cell>
              <table:table-cell office:value-type="float" office:value="-0.295165055800022">
                <text:p>-0.295165055800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208299636841">
                <text:p>4.57208299636841</text:p>
              </table:table-cell>
              <table:table-cell office:value-type="float" office:value="-0.288782261377303">
                <text:p>-0.2887822613773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189296722412">
                <text:p>4.58189296722412</text:p>
              </table:table-cell>
              <table:table-cell office:value-type="float" office:value="-0.27916387776019">
                <text:p>-0.27916387776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43021774292">
                <text:p>4.5943021774292</text:p>
              </table:table-cell>
              <table:table-cell office:value-type="float" office:value="-0.279258579019069">
                <text:p>-0.2792585790190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0190320014954">
                <text:p>4.60190320014954</text:p>
              </table:table-cell>
              <table:table-cell office:value-type="float" office:value="-0.273745763218889">
                <text:p>-0.2737457632188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382913589478">
                <text:p>4.61382913589478</text:p>
              </table:table-cell>
              <table:table-cell office:value-type="float" office:value="-0.261945798712247">
                <text:p>-0.2619457987122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440013885498">
                <text:p>4.62440013885498</text:p>
              </table:table-cell>
              <table:table-cell office:value-type="float" office:value="-0.252650588004448">
                <text:p>-0.2526505880044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383316993713">
                <text:p>4.63383316993713</text:p>
              </table:table-cell>
              <table:table-cell office:value-type="float" office:value="-0.24837865308206">
                <text:p>-0.248378653082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39790725708">
                <text:p>4.6439790725708</text:p>
              </table:table-cell>
              <table:table-cell office:value-type="float" office:value="-0.24437392993222">
                <text:p>-0.244373929932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44680595398">
                <text:p>4.6544680595398</text:p>
              </table:table-cell>
              <table:table-cell office:value-type="float" office:value="-0.23353238392589">
                <text:p>-0.233532383925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239500045776">
                <text:p>4.66239500045776</text:p>
              </table:table-cell>
              <table:table-cell office:value-type="float" office:value="-0.224423329992057">
                <text:p>-0.2244233299920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417597770691">
                <text:p>4.67417597770691</text:p>
              </table:table-cell>
              <table:table-cell office:value-type="float" office:value="-0.222122978447418">
                <text:p>-0.2221229784474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363618850708">
                <text:p>4.68363618850708</text:p>
              </table:table-cell>
              <table:table-cell office:value-type="float" office:value="-0.220010967979795">
                <text:p>-0.2200109679797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358611106873">
                <text:p>4.69358611106873</text:p>
              </table:table-cell>
              <table:table-cell office:value-type="float" office:value="-0.209623739462843">
                <text:p>-0.2096237394628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1081709861755">
                <text:p>4.71081709861755</text:p>
              </table:table-cell>
              <table:table-cell office:value-type="float" office:value="-0.19506523249395">
                <text:p>-0.19506523249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665501594543">
                <text:p>4.71665501594543</text:p>
              </table:table-cell>
              <table:table-cell office:value-type="float" office:value="-0.193602748039723">
                <text:p>-0.1936027480397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28729724884">
                <text:p>4.7228729724884</text:p>
              </table:table-cell>
              <table:table-cell office:value-type="float" office:value="-0.189602345369034">
                <text:p>-0.1896023453690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163318634033">
                <text:p>4.73163318634033</text:p>
              </table:table-cell>
              <table:table-cell office:value-type="float" office:value="-0.179368444732577">
                <text:p>-0.1793684447325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147510528564">
                <text:p>4.74147510528564</text:p>
              </table:table-cell>
              <table:table-cell office:value-type="float" office:value="-0.172653593083841">
                <text:p>-0.1726535930838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581097602844">
                <text:p>4.75581097602844</text:p>
              </table:table-cell>
              <table:table-cell office:value-type="float" office:value="-0.171432152004769">
                <text:p>-0.171432152004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41031742096">
                <text:p>4.7641031742096</text:p>
              </table:table-cell>
              <table:table-cell office:value-type="float" office:value="-0.164329916924088">
                <text:p>-0.1643299169240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387118339539">
                <text:p>4.77387118339539</text:p>
              </table:table-cell>
              <table:table-cell office:value-type="float" office:value="-0.155363573759322">
                <text:p>-0.1553635737593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187704086304">
                <text:p>4.78187704086304</text:p>
              </table:table-cell>
              <table:table-cell office:value-type="float" office:value="-0.145351695208508">
                <text:p>-0.1453516952085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138207435608">
                <text:p>4.79138207435608</text:p>
              </table:table-cell>
              <table:table-cell office:value-type="float" office:value="-0.13757618406532">
                <text:p>-0.137576184065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0883812904358">
                <text:p>4.80883812904358</text:p>
              </table:table-cell>
              <table:table-cell office:value-type="float" office:value="-0.13127260454646">
                <text:p>-0.131272604546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525611877441">
                <text:p>4.81525611877441</text:p>
              </table:table-cell>
              <table:table-cell office:value-type="float" office:value="-0.125505346198941">
                <text:p>-0.1255053461989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237100601196">
                <text:p>4.82237100601196</text:p>
              </table:table-cell>
              <table:table-cell office:value-type="float" office:value="-0.119041887112185">
                <text:p>-0.1190418871121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316016197205">
                <text:p>4.83316016197205</text:p>
              </table:table-cell>
              <table:table-cell office:value-type="float" office:value="-0.118727500803859">
                <text:p>-0.1187275008038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289717674255">
                <text:p>4.84289717674255</text:p>
              </table:table-cell>
              <table:table-cell office:value-type="float" office:value="-0.103231261468711">
                <text:p>-0.1032312614687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395312309265">
                <text:p>4.85395312309265</text:p>
              </table:table-cell>
              <table:table-cell office:value-type="float" office:value="-0.0928491715355994">
                <text:p>-0.09284917153559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421012878418">
                <text:p>4.86421012878418</text:p>
              </table:table-cell>
              <table:table-cell office:value-type="float" office:value="-0.0926286340032708">
                <text:p>-0.09262863400327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437510490418">
                <text:p>4.87437510490418</text:p>
              </table:table-cell>
              <table:table-cell office:value-type="float" office:value="-0.0752435287406073">
                <text:p>-0.07524352874060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239502906799">
                <text:p>4.88239502906799</text:p>
              </table:table-cell>
              <table:table-cell office:value-type="float" office:value="-0.0715431513674715">
                <text:p>-0.07154315136747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352512359619">
                <text:p>4.89352512359619</text:p>
              </table:table-cell>
              <table:table-cell office:value-type="float" office:value="-0.0676644464367399">
                <text:p>-0.06766444643673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1150212287903">
                <text:p>4.91150212287903</text:p>
              </table:table-cell>
              <table:table-cell office:value-type="float" office:value="-0.0513350995606419">
                <text:p>-0.05133509956064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70241355896">
                <text:p>4.9170241355896</text:p>
              </table:table-cell>
              <table:table-cell office:value-type="float" office:value="-0.0511621320197686">
                <text:p>-0.05116213201976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324805259705">
                <text:p>4.92324805259705</text:p>
              </table:table-cell>
              <table:table-cell office:value-type="float" office:value="-0.0404597359862894">
                <text:p>-0.0404597359862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380212783814">
                <text:p>4.93380212783814</text:p>
              </table:table-cell>
              <table:table-cell office:value-type="float" office:value="-0.0333105738844911">
                <text:p>-0.03331057388449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289302825928">
                <text:p>4.94289302825928</text:p>
              </table:table-cell>
              <table:table-cell office:value-type="float" office:value="-0.0268366586722851">
                <text:p>-0.02683665867228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6045303344727">
                <text:p>4.96045303344727</text:p>
              </table:table-cell>
              <table:table-cell office:value-type="float" office:value="-0.021011406434684">
                <text:p>-0.0210114064346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769309043884">
                <text:p>4.96769309043884</text:p>
              </table:table-cell>
              <table:table-cell office:value-type="float" office:value="-0.0158461257409452">
                <text:p>-0.01584612574094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380518913269">
                <text:p>4.97380518913269</text:p>
              </table:table-cell>
              <table:table-cell office:value-type="float" office:value="-0.00947540157597504">
                <text:p>-0.009475401575975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470306396484">
                <text:p>4.98470306396484</text:p>
              </table:table-cell>
              <table:table-cell office:value-type="float" office:value="-0.00386155959728357">
                <text:p>-0.003861559597283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167203903198">
                <text:p>4.99167203903198</text:p>
              </table:table-cell>
              <table:table-cell office:value-type="float" office:value="-0.00386155959728357">
                <text:p>-0.003861559597283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1183915138245">
                <text:p>5.01183915138245</text:p>
              </table:table-cell>
              <table:table-cell office:value-type="float" office:value="0.0179244420232397">
                <text:p>0.01792444202323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719498634338">
                <text:p>5.01719498634338</text:p>
              </table:table-cell>
              <table:table-cell office:value-type="float" office:value="0.0179325401823427">
                <text:p>0.01793254018234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409315109253">
                <text:p>5.02409315109253</text:p>
              </table:table-cell>
              <table:table-cell office:value-type="float" office:value="0.0232339360325789">
                <text:p>0.02323393603257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444600105286">
                <text:p>5.03444600105286</text:p>
              </table:table-cell>
              <table:table-cell office:value-type="float" office:value="0.0271952977706165">
                <text:p>0.02719529777061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343819618225">
                <text:p>5.04343819618225</text:p>
              </table:table-cell>
              <table:table-cell office:value-type="float" office:value="0.0348453039190359">
                <text:p>0.03484530391903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69441318512">
                <text:p>5.0569441318512</text:p>
              </table:table-cell>
              <table:table-cell office:value-type="float" office:value="0.039865813750009">
                <text:p>0.0398658137500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386709213257">
                <text:p>5.06386709213257</text:p>
              </table:table-cell>
              <table:table-cell office:value-type="float" office:value="0.0446411224912212">
                <text:p>0.04464112249122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264113426209">
                <text:p>5.07264113426209</text:p>
              </table:table-cell>
              <table:table-cell office:value-type="float" office:value="0.0547392721239714">
                <text:p>0.05473927212397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251905441284">
                <text:p>5.08251905441284</text:p>
              </table:table-cell>
              <table:table-cell office:value-type="float" office:value="0.061732726835828">
                <text:p>0.0617327268358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23490524292">
                <text:p>5.0923490524292</text:p>
              </table:table-cell>
              <table:table-cell office:value-type="float" office:value="0.0687811101725663">
                <text:p>0.06878111017256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0396099090576">
                <text:p>5.10396099090576</text:p>
              </table:table-cell>
              <table:table-cell office:value-type="float" office:value="0.0751678496398402">
                <text:p>0.07516784963984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26971244812">
                <text:p>5.1126971244812</text:p>
              </table:table-cell>
              <table:table-cell office:value-type="float" office:value="0.0806055719529927">
                <text:p>0.08060557195299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372016906738">
                <text:p>5.12372016906738</text:p>
              </table:table-cell>
              <table:table-cell office:value-type="float" office:value="0.0893894236316254">
                <text:p>0.08938942363162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247108459473">
                <text:p>5.13247108459473</text:p>
              </table:table-cell>
              <table:table-cell office:value-type="float" office:value="0.0975357213016441">
                <text:p>0.09753572130164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259314537048">
                <text:p>5.14259314537048</text:p>
              </table:table-cell>
              <table:table-cell office:value-type="float" office:value="0.107627030004424">
                <text:p>0.1076270300044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717506408691">
                <text:p>5.15717506408691</text:p>
              </table:table-cell>
              <table:table-cell office:value-type="float" office:value="0.116222343376445">
                <text:p>0.1162223433764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370606422424">
                <text:p>5.16370606422424</text:p>
              </table:table-cell>
              <table:table-cell office:value-type="float" office:value="0.125297241514797">
                <text:p>0.1252972415147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349720001221">
                <text:p>5.17349720001221</text:p>
              </table:table-cell>
              <table:table-cell office:value-type="float" office:value="0.133888063837046">
                <text:p>0.1338880638370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365716934204">
                <text:p>5.18365716934204</text:p>
              </table:table-cell>
              <table:table-cell office:value-type="float" office:value="0.134210299196514">
                <text:p>0.1342102991965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146299362183">
                <text:p>5.19146299362183</text:p>
              </table:table-cell>
              <table:table-cell office:value-type="float" office:value="0.144251645718712">
                <text:p>0.144251645718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04106092453">
                <text:p>5.204106092453</text:p>
              </table:table-cell>
              <table:table-cell office:value-type="float" office:value="0.155551802464483">
                <text:p>0.1555518024644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358799934387">
                <text:p>5.21358799934387</text:p>
              </table:table-cell>
              <table:table-cell office:value-type="float" office:value="0.165490416965051">
                <text:p>0.1654904169650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397112846375">
                <text:p>5.22397112846375</text:p>
              </table:table-cell>
              <table:table-cell office:value-type="float" office:value="0.173866789515266">
                <text:p>0.1738667895152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135209083557">
                <text:p>5.23135209083557</text:p>
              </table:table-cell>
              <table:table-cell office:value-type="float" office:value="0.177345005678078">
                <text:p>0.1773450056780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284815788269">
                <text:p>5.24284815788269</text:p>
              </table:table-cell>
              <table:table-cell office:value-type="float" office:value="0.186393828871596">
                <text:p>0.1863938288715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6362705230713">
                <text:p>5.26362705230713</text:p>
              </table:table-cell>
              <table:table-cell office:value-type="float" office:value="0.202666010089358">
                <text:p>0.2026660100893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769399642944">
                <text:p>5.26769399642944</text:p>
              </table:table-cell>
              <table:table-cell office:value-type="float" office:value="0.204106205725887">
                <text:p>0.2041062057258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215003967285">
                <text:p>5.27215003967285</text:p>
              </table:table-cell>
              <table:table-cell office:value-type="float" office:value="0.210701017321404">
                <text:p>0.2107010173214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335905075073">
                <text:p>5.28335905075073</text:p>
              </table:table-cell>
              <table:table-cell office:value-type="float" office:value="0.213536625118776">
                <text:p>0.2135366251187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294800758362">
                <text:p>5.29294800758362</text:p>
              </table:table-cell>
              <table:table-cell office:value-type="float" office:value="0.220458855331246">
                <text:p>0.2204588553312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0264616012573">
                <text:p>5.30264616012573</text:p>
              </table:table-cell>
              <table:table-cell office:value-type="float" office:value="0.22663432431612">
                <text:p>0.226634324316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352305412293">
                <text:p>5.31352305412293</text:p>
              </table:table-cell>
              <table:table-cell office:value-type="float" office:value="0.227828526077076">
                <text:p>0.2278285260770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315897941589">
                <text:p>5.32315897941589</text:p>
              </table:table-cell>
              <table:table-cell office:value-type="float" office:value="0.241074689886709">
                <text:p>0.2410746898867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232998847961">
                <text:p>5.33232998847961</text:p>
              </table:table-cell>
              <table:table-cell office:value-type="float" office:value="0.257067511868371">
                <text:p>0.2570675118683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415912628174">
                <text:p>5.34415912628174</text:p>
              </table:table-cell>
              <table:table-cell office:value-type="float" office:value="0.266710498967453">
                <text:p>0.2667104989674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603809356689">
                <text:p>5.35603809356689</text:p>
              </table:table-cell>
              <table:table-cell office:value-type="float" office:value="0.271043198054495">
                <text:p>0.2710431980544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332702636719">
                <text:p>5.36332702636719</text:p>
              </table:table-cell>
              <table:table-cell office:value-type="float" office:value="0.271543329728825">
                <text:p>0.271543329728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390398979187">
                <text:p>5.37390398979187</text:p>
              </table:table-cell>
              <table:table-cell office:value-type="float" office:value="0.27730595974052">
                <text:p>0.277305959740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39111328125">
                <text:p>5.3839111328125</text:p>
              </table:table-cell>
              <table:table-cell office:value-type="float" office:value="0.287096695703968">
                <text:p>0.2870966957039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535403251648">
                <text:p>5.39535403251648</text:p>
              </table:table-cell>
              <table:table-cell office:value-type="float" office:value="0.289736418518958">
                <text:p>0.2897364185189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0405797958374">
                <text:p>5.40405797958374</text:p>
              </table:table-cell>
              <table:table-cell office:value-type="float" office:value="0.292397108648694">
                <text:p>0.2923971086486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2006611824036">
                <text:p>5.42006611824036</text:p>
              </table:table-cell>
              <table:table-cell office:value-type="float" office:value="0.31949268018501">
                <text:p>0.319492680185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646503448486">
                <text:p>5.42646503448486</text:p>
              </table:table-cell>
              <table:table-cell office:value-type="float" office:value="0.32075168152583">
                <text:p>0.320751681525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178510665894">
                <text:p>5.43178510665894</text:p>
              </table:table-cell>
              <table:table-cell office:value-type="float" office:value="0.319559795042267">
                <text:p>0.3195597950422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794511795044">
                <text:p>5.44794511795044</text:p>
              </table:table-cell>
              <table:table-cell office:value-type="float" office:value="0.323074464461317">
                <text:p>0.3230744644613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411419868469">
                <text:p>5.45411419868469</text:p>
              </table:table-cell>
              <table:table-cell office:value-type="float" office:value="0.330679020996803">
                <text:p>0.3306790209968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504497528076">
                <text:p>5.46504497528076</text:p>
              </table:table-cell>
              <table:table-cell office:value-type="float" office:value="0.334280068805664">
                <text:p>0.334280068805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205805778503">
                <text:p>5.47205805778503</text:p>
              </table:table-cell>
              <table:table-cell office:value-type="float" office:value="0.333685178750154">
                <text:p>0.3336851787501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233509063721">
                <text:p>5.48233509063721</text:p>
              </table:table-cell>
              <table:table-cell office:value-type="float" office:value="0.347484150417015">
                <text:p>0.3474841504170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248003959656">
                <text:p>5.49248003959656</text:p>
              </table:table-cell>
              <table:table-cell office:value-type="float" office:value="0.35432652172966">
                <text:p>0.354326521729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0354409217835">
                <text:p>5.50354409217835</text:p>
              </table:table-cell>
              <table:table-cell office:value-type="float" office:value="0.355686136991301">
                <text:p>0.3556861369913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723909378052">
                <text:p>5.51723909378052</text:p>
              </table:table-cell>
              <table:table-cell office:value-type="float" office:value="0.369371685328949">
                <text:p>0.3693716853289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241516113281">
                <text:p>5.52241516113281</text:p>
              </table:table-cell>
              <table:table-cell office:value-type="float" office:value="0.374406822619735">
                <text:p>0.3744068226197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170919418335">
                <text:p>5.53170919418335</text:p>
              </table:table-cell>
              <table:table-cell office:value-type="float" office:value="0.377884164604305">
                <text:p>0.3778841646043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360604286194">
                <text:p>5.54360604286194</text:p>
              </table:table-cell>
              <table:table-cell office:value-type="float" office:value="0.384884476399293">
                <text:p>0.384884476399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242013931274">
                <text:p>5.55242013931274</text:p>
              </table:table-cell>
              <table:table-cell office:value-type="float" office:value="0.39296737538855">
                <text:p>0.392967375388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398606300354">
                <text:p>5.56398606300354</text:p>
              </table:table-cell>
              <table:table-cell office:value-type="float" office:value="0.394507155202484">
                <text:p>0.3945071552024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386016845703">
                <text:p>5.57386016845703</text:p>
              </table:table-cell>
              <table:table-cell office:value-type="float" office:value="0.401019590573271">
                <text:p>0.4010195905732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320498466492">
                <text:p>5.58320498466492</text:p>
              </table:table-cell>
              <table:table-cell office:value-type="float" office:value="0.41346031263847">
                <text:p>0.413460312638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423613548279">
                <text:p>5.59423613548279</text:p>
              </table:table-cell>
              <table:table-cell office:value-type="float" office:value="0.414878456987398">
                <text:p>0.4148784569873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0334014892578">
                <text:p>5.60334014892578</text:p>
              </table:table-cell>
              <table:table-cell office:value-type="float" office:value="0.418581119575589">
                <text:p>0.4185811195755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442017555237">
                <text:p>5.61442017555237</text:p>
              </table:table-cell>
              <table:table-cell office:value-type="float" office:value="0.434403094323606">
                <text:p>0.4344030943236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22620010376">
                <text:p>5.6222620010376</text:p>
              </table:table-cell>
              <table:table-cell office:value-type="float" office:value="0.432124058124">
                <text:p>0.4321240581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367319107056">
                <text:p>5.63367319107056</text:p>
              </table:table-cell>
              <table:table-cell office:value-type="float" office:value="0.433609720140798">
                <text:p>0.4336097201407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410710334778">
                <text:p>5.64410710334778</text:p>
              </table:table-cell>
              <table:table-cell office:value-type="float" office:value="0.447278893853648">
                <text:p>0.4472788938536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308213233948">
                <text:p>5.65308213233948</text:p>
              </table:table-cell>
              <table:table-cell office:value-type="float" office:value="0.44684435143053">
                <text:p>0.446844351430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357016563416">
                <text:p>5.66357016563416</text:p>
              </table:table-cell>
              <table:table-cell office:value-type="float" office:value="0.455644453418185">
                <text:p>0.4556444534181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168498039246">
                <text:p>5.67168498039246</text:p>
              </table:table-cell>
              <table:table-cell office:value-type="float" office:value="0.463062529642671">
                <text:p>0.4630625296426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33610534668">
                <text:p>5.6833610534668</text:p>
              </table:table-cell>
              <table:table-cell office:value-type="float" office:value="0.462943718103568">
                <text:p>0.4629437181035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424104690552">
                <text:p>5.69424104690552</text:p>
              </table:table-cell>
              <table:table-cell office:value-type="float" office:value="0.474606224482636">
                <text:p>0.4746062244826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042920589447">
                <text:p>5.7042920589447</text:p>
              </table:table-cell>
              <table:table-cell office:value-type="float" office:value="0.480417732360606">
                <text:p>0.4804177323606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843409538269">
                <text:p>5.71843409538269</text:p>
              </table:table-cell>
              <table:table-cell office:value-type="float" office:value="0.482637780930627">
                <text:p>0.4826377809306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436213493347">
                <text:p>5.72436213493347</text:p>
              </table:table-cell>
              <table:table-cell office:value-type="float" office:value="0.490619671706991">
                <text:p>0.4906196717069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408818244934">
                <text:p>5.73408818244934</text:p>
              </table:table-cell>
              <table:table-cell office:value-type="float" office:value="0.493795781771421">
                <text:p>0.4937957817714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283313751221">
                <text:p>5.74283313751221</text:p>
              </table:table-cell>
              <table:table-cell office:value-type="float" office:value="0.497687766317175">
                <text:p>0.4976877663171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335097312927">
                <text:p>5.75335097312927</text:p>
              </table:table-cell>
              <table:table-cell office:value-type="float" office:value="0.503563858856614">
                <text:p>0.5035638588566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432704925537">
                <text:p>5.76432704925537</text:p>
              </table:table-cell>
              <table:table-cell office:value-type="float" office:value="0.504424380922469">
                <text:p>0.5044243809224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162718772888">
                <text:p>5.77162718772888</text:p>
              </table:table-cell>
              <table:table-cell office:value-type="float" office:value="0.51203447986431">
                <text:p>0.512034479864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389120101929">
                <text:p>5.78389120101929</text:p>
              </table:table-cell>
              <table:table-cell office:value-type="float" office:value="0.518447041121196">
                <text:p>0.51844704112119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550909996033">
                <text:p>5.79550909996033</text:p>
              </table:table-cell>
              <table:table-cell office:value-type="float" office:value="0.519987723155144">
                <text:p>0.5199877231551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0580615997314">
                <text:p>5.80580615997314</text:p>
              </table:table-cell>
              <table:table-cell office:value-type="float" office:value="0.528255709061882">
                <text:p>0.5282557090618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36031627655">
                <text:p>5.8136031627655</text:p>
              </table:table-cell>
              <table:table-cell office:value-type="float" office:value="0.53514616196992">
                <text:p>0.535146161969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257413864136">
                <text:p>5.82257413864136</text:p>
              </table:table-cell>
              <table:table-cell office:value-type="float" office:value="0.535314945422168">
                <text:p>0.5353149454221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509206771851">
                <text:p>5.83509206771851</text:p>
              </table:table-cell>
              <table:table-cell office:value-type="float" office:value="0.541991309606587">
                <text:p>0.5419913096065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31351184845">
                <text:p>5.8431351184845</text:p>
              </table:table-cell>
              <table:table-cell office:value-type="float" office:value="0.545142616618958">
                <text:p>0.5451426166189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303997993469">
                <text:p>5.85303997993469</text:p>
              </table:table-cell>
              <table:table-cell office:value-type="float" office:value="0.54864811404069">
                <text:p>0.548648114040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427617073059">
                <text:p>5.86427617073059</text:p>
              </table:table-cell>
              <table:table-cell office:value-type="float" office:value="0.555056793380772">
                <text:p>0.5550567933807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404799461365">
                <text:p>5.87404799461365</text:p>
              </table:table-cell>
              <table:table-cell office:value-type="float" office:value="0.560262249837209">
                <text:p>0.5602622498372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251209259033">
                <text:p>5.88251209259033</text:p>
              </table:table-cell>
              <table:table-cell office:value-type="float" office:value="0.56285570980862">
                <text:p>0.562855709808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366912841797">
                <text:p>5.89366912841797</text:p>
              </table:table-cell>
              <table:table-cell office:value-type="float" office:value="0.568854908504932">
                <text:p>0.5688549085049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0510106086731">
                <text:p>5.90510106086731</text:p>
              </table:table-cell>
              <table:table-cell office:value-type="float" office:value="0.574283011772076">
                <text:p>0.5742830117720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360306739807">
                <text:p>5.91360306739807</text:p>
              </table:table-cell>
              <table:table-cell office:value-type="float" office:value="0.578555436290379">
                <text:p>0.5785554362903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420411109924">
                <text:p>5.92420411109924</text:p>
              </table:table-cell>
              <table:table-cell office:value-type="float" office:value="0.582281609567028">
                <text:p>0.5822816095670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372297286987">
                <text:p>5.93372297286987</text:p>
              </table:table-cell>
              <table:table-cell office:value-type="float" office:value="0.586254080028837">
                <text:p>0.5862540800288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241809844971">
                <text:p>5.94241809844971</text:p>
              </table:table-cell>
              <table:table-cell office:value-type="float" office:value="0.589145361799625">
                <text:p>0.5891453617996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450115203857">
                <text:p>5.95450115203857</text:p>
              </table:table-cell>
              <table:table-cell office:value-type="float" office:value="0.593369459616931">
                <text:p>0.5933694596169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667313575745">
                <text:p>5.96667313575745</text:p>
              </table:table-cell>
              <table:table-cell office:value-type="float" office:value="0.597333251106842">
                <text:p>0.5973332511068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528314590454">
                <text:p>5.97528314590454</text:p>
              </table:table-cell>
              <table:table-cell office:value-type="float" office:value="0.600438929259436">
                <text:p>0.6004389292594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471999168396">
                <text:p>5.98471999168396</text:p>
              </table:table-cell>
              <table:table-cell office:value-type="float" office:value="0.604356741397219">
                <text:p>0.6043567413972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376916885376">
                <text:p>5.99376916885376</text:p>
              </table:table-cell>
              <table:table-cell office:value-type="float" office:value="0.606762686002906">
                <text:p>0.6067626860029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0427412986755">
                <text:p>6.00427412986755</text:p>
              </table:table-cell>
              <table:table-cell office:value-type="float" office:value="0.609625584910467">
                <text:p>0.6096255849104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355910301209">
                <text:p>6.01355910301209</text:p>
              </table:table-cell>
              <table:table-cell office:value-type="float" office:value="0.611728042395752">
                <text:p>0.6117280423957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300620079041">
                <text:p>6.02300620079041</text:p>
              </table:table-cell>
              <table:table-cell office:value-type="float" office:value="0.614056552101879">
                <text:p>0.6140565521018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306818008423">
                <text:p>6.03306818008423</text:p>
              </table:table-cell>
              <table:table-cell office:value-type="float" office:value="0.616535870828654">
                <text:p>0.6165358708286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171013832092">
                <text:p>6.04171013832092</text:p>
              </table:table-cell>
              <table:table-cell office:value-type="float" office:value="0.618346025850267">
                <text:p>0.6183460258502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193614959717">
                <text:p>6.05193614959717</text:p>
              </table:table-cell>
              <table:table-cell office:value-type="float" office:value="0.620218913679066">
                <text:p>0.6202189136790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207418441772">
                <text:p>6.06207418441772</text:p>
              </table:table-cell>
              <table:table-cell office:value-type="float" office:value="0.625780594678566">
                <text:p>0.6257805946785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387399673462">
                <text:p>6.07387399673462</text:p>
              </table:table-cell>
              <table:table-cell office:value-type="float" office:value="0.630135997186766">
                <text:p>0.6301359971867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306097984314">
                <text:p>6.08306097984314</text:p>
              </table:table-cell>
              <table:table-cell office:value-type="float" office:value="0.631608158351944">
                <text:p>0.6316081583519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433698654175">
                <text:p>6.09433698654175</text:p>
              </table:table-cell>
              <table:table-cell office:value-type="float" office:value="0.637166935462857">
                <text:p>0.6371669354628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0278511047363">
                <text:p>6.10278511047363</text:p>
              </table:table-cell>
              <table:table-cell office:value-type="float" office:value="0.640521413977006">
                <text:p>0.6405214139770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781597137451">
                <text:p>6.11781597137451</text:p>
              </table:table-cell>
              <table:table-cell office:value-type="float" office:value="0.639188542867594">
                <text:p>0.6391885428675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312197685242">
                <text:p>6.12312197685242</text:p>
              </table:table-cell>
              <table:table-cell office:value-type="float" office:value="0.64722116390792">
                <text:p>0.647221163907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339900970459">
                <text:p>6.13339900970459</text:p>
              </table:table-cell>
              <table:table-cell office:value-type="float" office:value="0.650390694212184">
                <text:p>0.6503906942121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429402351379">
                <text:p>6.14429402351379</text:p>
              </table:table-cell>
              <table:table-cell office:value-type="float" office:value="0.65377848221089">
                <text:p>0.653778482210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274405479431">
                <text:p>6.15274405479431</text:p>
              </table:table-cell>
              <table:table-cell office:value-type="float" office:value="0.65638725286208">
                <text:p>0.656387252862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477012634277">
                <text:p>6.16477012634277</text:p>
              </table:table-cell>
              <table:table-cell office:value-type="float" office:value="0.656229225155825">
                <text:p>0.6562292251558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16730594635">
                <text:p>6.1716730594635</text:p>
              </table:table-cell>
              <table:table-cell office:value-type="float" office:value="0.662573592822626">
                <text:p>0.6625735928226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253016471863">
                <text:p>6.18253016471863</text:p>
              </table:table-cell>
              <table:table-cell office:value-type="float" office:value="0.663837313962685">
                <text:p>0.6638373139626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281911849976">
                <text:p>6.19281911849976</text:p>
              </table:table-cell>
              <table:table-cell office:value-type="float" office:value="0.663757391086602">
                <text:p>0.6637573910866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024610042572">
                <text:p>6.2024610042572</text:p>
              </table:table-cell>
              <table:table-cell office:value-type="float" office:value="0.665760445654869">
                <text:p>0.6657604456548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867108345032">
                <text:p>6.21867108345032</text:p>
              </table:table-cell>
              <table:table-cell office:value-type="float" office:value="0.665150636625991">
                <text:p>0.665150636625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585105895996">
                <text:p>6.22585105895996</text:p>
              </table:table-cell>
              <table:table-cell office:value-type="float" office:value="0.669158351353343">
                <text:p>0.6691583513533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36151599884">
                <text:p>6.2336151599884</text:p>
              </table:table-cell>
              <table:table-cell office:value-type="float" office:value="0.676165340180861">
                <text:p>0.6761653401808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335908889771">
                <text:p>6.24335908889771</text:p>
              </table:table-cell>
              <table:table-cell office:value-type="float" office:value="0.676445429720878">
                <text:p>0.6764454297208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366997718811">
                <text:p>6.25366997718811</text:p>
              </table:table-cell>
              <table:table-cell office:value-type="float" office:value="0.674652652847313">
                <text:p>0.6746526528473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25470161438">
                <text:p>6.2625470161438</text:p>
              </table:table-cell>
              <table:table-cell office:value-type="float" office:value="0.680531762774243">
                <text:p>0.6805317627742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58150100708">
                <text:p>6.2758150100708</text:p>
              </table:table-cell>
              <table:table-cell office:value-type="float" office:value="0.6818092504954">
                <text:p>0.68180925049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347206115723">
                <text:p>6.28347206115723</text:p>
              </table:table-cell>
              <table:table-cell office:value-type="float" office:value="0.678363453414969">
                <text:p>0.6783634534149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161906242371">
                <text:p>6.29161906242371</text:p>
              </table:table-cell>
              <table:table-cell office:value-type="float" office:value="0.682873747476902">
                <text:p>0.6828737474769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0301213264465">
                <text:p>6.30301213264465</text:p>
              </table:table-cell>
              <table:table-cell office:value-type="float" office:value="0.688425117548928">
                <text:p>0.6884251175489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557416915894">
                <text:p>6.31557416915894</text:p>
              </table:table-cell>
              <table:table-cell office:value-type="float" office:value="0.686180439837079">
                <text:p>0.6861804398370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36391544342">
                <text:p>6.3236391544342</text:p>
              </table:table-cell>
              <table:table-cell office:value-type="float" office:value="0.68148556708364">
                <text:p>0.681485567083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145117759705">
                <text:p>6.33145117759705</text:p>
              </table:table-cell>
              <table:table-cell office:value-type="float" office:value="0.685175716435662">
                <text:p>0.685175716435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279417991638">
                <text:p>6.34279417991638</text:p>
              </table:table-cell>
              <table:table-cell office:value-type="float" office:value="0.689954523732859">
                <text:p>0.6899545237328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227417945862">
                <text:p>6.35227417945862</text:p>
              </table:table-cell>
              <table:table-cell office:value-type="float" office:value="0.689812458857972">
                <text:p>0.6898124588579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21551990509">
                <text:p>6.3621551990509</text:p>
              </table:table-cell>
              <table:table-cell office:value-type="float" office:value="0.692759904663519">
                <text:p>0.6927599046635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697815895081">
                <text:p>6.37697815895081</text:p>
              </table:table-cell>
              <table:table-cell office:value-type="float" office:value="0.692750535890799">
                <text:p>0.6927505358907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257503509522">
                <text:p>6.38257503509522</text:p>
              </table:table-cell>
              <table:table-cell office:value-type="float" office:value="0.696749967460094">
                <text:p>0.6967499674600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361214637756">
                <text:p>6.39361214637756</text:p>
              </table:table-cell>
              <table:table-cell office:value-type="float" office:value="0.704319526643022">
                <text:p>0.7043195266430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0403819084168">
                <text:p>6.40403819084168</text:p>
              </table:table-cell>
              <table:table-cell office:value-type="float" office:value="0.708216488414381">
                <text:p>0.7082164884143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345810890198">
                <text:p>6.41345810890198</text:p>
              </table:table-cell>
              <table:table-cell office:value-type="float" office:value="0.706956185810698">
                <text:p>0.7069561858106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363905906677">
                <text:p>6.42363905906677</text:p>
              </table:table-cell>
              <table:table-cell office:value-type="float" office:value="0.709623432216759">
                <text:p>0.7096234322167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384218215942">
                <text:p>6.43384218215942</text:p>
              </table:table-cell>
              <table:table-cell office:value-type="float" office:value="0.717382603158548">
                <text:p>0.7173826031585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335603713989">
                <text:p>6.44335603713989</text:p>
              </table:table-cell>
              <table:table-cell office:value-type="float" office:value="0.710604058452005">
                <text:p>0.7106040584520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306396484375">
                <text:p>6.45306396484375</text:p>
              </table:table-cell>
              <table:table-cell office:value-type="float" office:value="0.702901927623502">
                <text:p>0.7029019276235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360397338867">
                <text:p>6.46360397338867</text:p>
              </table:table-cell>
              <table:table-cell office:value-type="float" office:value="0.709813418726394">
                <text:p>0.7098134187263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472906112671">
                <text:p>6.47472906112671</text:p>
              </table:table-cell>
              <table:table-cell office:value-type="float" office:value="0.701212460145665">
                <text:p>0.7012124601456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3962059021">
                <text:p>6.483962059021</text:p>
              </table:table-cell>
              <table:table-cell office:value-type="float" office:value="0.698376780227694">
                <text:p>0.6983767802276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339103698731">
                <text:p>6.49339103698731</text:p>
              </table:table-cell>
              <table:table-cell office:value-type="float" office:value="0.712018209298321">
                <text:p>0.7120182092983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020740032196">
                <text:p>6.5020740032196</text:p>
              </table:table-cell>
              <table:table-cell office:value-type="float" office:value="0.705673326641992">
                <text:p>0.7056733266419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291918754578">
                <text:p>6.51291918754578</text:p>
              </table:table-cell>
              <table:table-cell office:value-type="float" office:value="0.692988658230895">
                <text:p>0.6929886582308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357316017151">
                <text:p>6.52357316017151</text:p>
              </table:table-cell>
              <table:table-cell office:value-type="float" office:value="0.70244335862673">
                <text:p>0.702443358626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376603126526">
                <text:p>6.53376603126526</text:p>
              </table:table-cell>
              <table:table-cell office:value-type="float" office:value="0.703092454085201">
                <text:p>0.7030924540852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442596435547">
                <text:p>6.54442596435547</text:p>
              </table:table-cell>
              <table:table-cell office:value-type="float" office:value="0.692472739491111">
                <text:p>0.6924727394911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157613754272">
                <text:p>6.55157613754272</text:p>
              </table:table-cell>
              <table:table-cell office:value-type="float" office:value="0.711141016805169">
                <text:p>0.7111410168051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366014480591">
                <text:p>6.56366014480591</text:p>
              </table:table-cell>
              <table:table-cell office:value-type="float" office:value="0.723525639977501">
                <text:p>0.7235256399775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46111869812">
                <text:p>6.5746111869812</text:p>
              </table:table-cell>
              <table:table-cell office:value-type="float" office:value="0.708576040787093">
                <text:p>0.7085760407870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429408073425">
                <text:p>6.58429408073425</text:p>
              </table:table-cell>
              <table:table-cell office:value-type="float" office:value="0.714963884354001">
                <text:p>0.7149638843540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354019165039">
                <text:p>6.59354019165039</text:p>
              </table:table-cell>
              <table:table-cell office:value-type="float" office:value="0.725516332391363">
                <text:p>0.725516332391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0331916809082">
                <text:p>6.60331916809082</text:p>
              </table:table-cell>
              <table:table-cell office:value-type="float" office:value="0.71516802092611">
                <text:p>0.715168020926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383008956909">
                <text:p>6.61383008956909</text:p>
              </table:table-cell>
              <table:table-cell office:value-type="float" office:value="0.727946886042937">
                <text:p>0.7279468860429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416911125183">
                <text:p>6.62416911125183</text:p>
              </table:table-cell>
              <table:table-cell office:value-type="float" office:value="0.746718062882347">
                <text:p>0.7467180628823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4164209365845">
                <text:p>6.64164209365845</text:p>
              </table:table-cell>
              <table:table-cell office:value-type="float" office:value="0.736761519265712">
                <text:p>0.7367615192657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728116989136">
                <text:p>6.64728116989136</text:p>
              </table:table-cell>
              <table:table-cell office:value-type="float" office:value="0.738699795350255">
                <text:p>0.7386997953502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39089679718">
                <text:p>6.6539089679718</text:p>
              </table:table-cell>
              <table:table-cell office:value-type="float" office:value="0.75124650440965">
                <text:p>0.7512465044096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485714912415">
                <text:p>6.66485714912415</text:p>
              </table:table-cell>
              <table:table-cell office:value-type="float" office:value="0.753238112852527">
                <text:p>0.7532381128525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30260848999">
                <text:p>6.6730260848999</text:p>
              </table:table-cell>
              <table:table-cell office:value-type="float" office:value="0.760217452297754">
                <text:p>0.7602174522977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356800079346">
                <text:p>6.68356800079346</text:p>
              </table:table-cell>
              <table:table-cell office:value-type="float" office:value="0.772638290785075">
                <text:p>0.7726382907850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340205192566">
                <text:p>6.69340205192566</text:p>
              </table:table-cell>
              <table:table-cell office:value-type="float" office:value="0.773656791712875">
                <text:p>0.7736567917128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309710502625">
                <text:p>6.70309710502625</text:p>
              </table:table-cell>
              <table:table-cell office:value-type="float" office:value="0.769421500167472">
                <text:p>0.7694215001674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149110794067">
                <text:p>6.71149110794067</text:p>
              </table:table-cell>
              <table:table-cell office:value-type="float" office:value="0.797825469534634">
                <text:p>0.7978254695346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192716598511">
                <text:p>6.72192716598511</text:p>
              </table:table-cell>
              <table:table-cell office:value-type="float" office:value="0.805046532906881">
                <text:p>0.8050465329068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624300956726">
                <text:p>6.73624300956726</text:p>
              </table:table-cell>
              <table:table-cell office:value-type="float" office:value="0.785843456171474">
                <text:p>0.7858434561714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274396896362">
                <text:p>6.74274396896362</text:p>
              </table:table-cell>
              <table:table-cell office:value-type="float" office:value="0.778847024508006">
                <text:p>0.7788470245080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271916389465">
                <text:p>6.75271916389465</text:p>
              </table:table-cell>
              <table:table-cell office:value-type="float" office:value="0.781728731289128">
                <text:p>0.7817287312891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444697380066">
                <text:p>6.76444697380066</text:p>
              </table:table-cell>
              <table:table-cell office:value-type="float" office:value="0.772134788767919">
                <text:p>0.7721347887679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387118339539">
                <text:p>6.77387118339539</text:p>
              </table:table-cell>
              <table:table-cell office:value-type="float" office:value="0.768898334734558">
                <text:p>0.7688983347345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376412391663">
                <text:p>6.78376412391663</text:p>
              </table:table-cell>
              <table:table-cell office:value-type="float" office:value="0.773216951766416">
                <text:p>0.7732169517664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0047106742859">
                <text:p>6.80047106742859</text:p>
              </table:table-cell>
              <table:table-cell office:value-type="float" office:value="0.737318334909187">
                <text:p>0.7373183349091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060610294342">
                <text:p>6.8060610294342</text:p>
              </table:table-cell>
              <table:table-cell office:value-type="float" office:value="0.749393695503221">
                <text:p>0.7493936955032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331205368042">
                <text:p>6.81331205368042</text:p>
              </table:table-cell>
              <table:table-cell office:value-type="float" office:value="0.745048633142696">
                <text:p>0.7450486331426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368898391724">
                <text:p>6.82368898391724</text:p>
              </table:table-cell>
              <table:table-cell office:value-type="float" office:value="0.735797933361605">
                <text:p>0.7357979333616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365416526794">
                <text:p>6.83365416526794</text:p>
              </table:table-cell>
              <table:table-cell office:value-type="float" office:value="0.719208814910181">
                <text:p>0.7192088149101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18140411377">
                <text:p>6.8418140411377</text:p>
              </table:table-cell>
              <table:table-cell office:value-type="float" office:value="0.721395240394914">
                <text:p>0.7213952403949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405111312866">
                <text:p>6.85405111312866</text:p>
              </table:table-cell>
              <table:table-cell office:value-type="float" office:value="0.726995468619824">
                <text:p>0.7269954686198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415815353394">
                <text:p>6.86415815353394</text:p>
              </table:table-cell>
              <table:table-cell office:value-type="float" office:value="0.694153110577585">
                <text:p>0.6941531105775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29100227356">
                <text:p>6.8729100227356</text:p>
              </table:table-cell>
              <table:table-cell office:value-type="float" office:value="0.705677345580195">
                <text:p>0.7056773455801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989019393921">
                <text:p>6.88989019393921</text:p>
              </table:table-cell>
              <table:table-cell office:value-type="float" office:value="0.670266478787684">
                <text:p>0.6702664787876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655709266663">
                <text:p>6.89655709266663</text:p>
              </table:table-cell>
              <table:table-cell office:value-type="float" office:value="0.675580978809945">
                <text:p>0.6755809788099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0259099006653">
                <text:p>6.90259099006653</text:p>
              </table:table-cell>
              <table:table-cell office:value-type="float" office:value="0.684678874159514">
                <text:p>0.6846788741595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335511207581">
                <text:p>6.91335511207581</text:p>
              </table:table-cell>
              <table:table-cell office:value-type="float" office:value="0.687547037733242">
                <text:p>0.6875470377332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247819900513">
                <text:p>6.92247819900513</text:p>
              </table:table-cell>
              <table:table-cell office:value-type="float" office:value="0.660571080431732">
                <text:p>0.6605710804317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433809280396">
                <text:p>6.93433809280396</text:p>
              </table:table-cell>
              <table:table-cell office:value-type="float" office:value="0.669433503240064">
                <text:p>0.6694335032400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282698631287">
                <text:p>6.94282698631287</text:p>
              </table:table-cell>
              <table:table-cell office:value-type="float" office:value="0.679138961563085">
                <text:p>0.6791389615630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337820053101">
                <text:p>6.95337820053101</text:p>
              </table:table-cell>
              <table:table-cell office:value-type="float" office:value="0.662684170677814">
                <text:p>0.6626841706778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206116676331">
                <text:p>6.96206116676331</text:p>
              </table:table-cell>
              <table:table-cell office:value-type="float" office:value="0.670991602926649">
                <text:p>0.6709916029266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156119346619">
                <text:p>6.97156119346619</text:p>
              </table:table-cell>
              <table:table-cell office:value-type="float" office:value="0.672951411394022">
                <text:p>0.6729514113940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207306861877">
                <text:p>6.98207306861877</text:p>
              </table:table-cell>
              <table:table-cell office:value-type="float" office:value="0.657937604007299">
                <text:p>0.6579376040072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444508552551">
                <text:p>6.99444508552551</text:p>
              </table:table-cell>
              <table:table-cell office:value-type="float" office:value="0.659116309152598">
                <text:p>0.6591163091525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0296401977539">
                <text:p>7.00296401977539</text:p>
              </table:table-cell>
              <table:table-cell office:value-type="float" office:value="0.662992931799652">
                <text:p>0.6629929317996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332712173462">
                <text:p>7.01332712173462</text:p>
              </table:table-cell>
              <table:table-cell office:value-type="float" office:value="0.641055816544613">
                <text:p>0.6410558165446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246499061585">
                <text:p>7.02246499061585</text:p>
              </table:table-cell>
              <table:table-cell office:value-type="float" office:value="0.641708884538861">
                <text:p>0.6417088845388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213405609131">
                <text:p>7.03213405609131</text:p>
              </table:table-cell>
              <table:table-cell office:value-type="float" office:value="0.651795802556666">
                <text:p>0.6517958025566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5001211166382">
                <text:p>7.05001211166382</text:p>
              </table:table-cell>
              <table:table-cell office:value-type="float" office:value="0.646796588531034">
                <text:p>0.6467965885310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507016181946">
                <text:p>7.05507016181946</text:p>
              </table:table-cell>
              <table:table-cell office:value-type="float" office:value="0.650728212029701">
                <text:p>0.6507282120297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249499320984">
                <text:p>7.06249499320984</text:p>
              </table:table-cell>
              <table:table-cell office:value-type="float" office:value="0.642281700980707">
                <text:p>0.6422817009807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135200500488">
                <text:p>7.07135200500488</text:p>
              </table:table-cell>
              <table:table-cell office:value-type="float" office:value="0.629706738920644">
                <text:p>0.6297067389206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330917358398">
                <text:p>7.08330917358398</text:p>
              </table:table-cell>
              <table:table-cell office:value-type="float" office:value="0.632416132981803">
                <text:p>0.6324161329818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785604476929">
                <text:p>7.09785604476929</text:p>
              </table:table-cell>
              <table:table-cell office:value-type="float" office:value="0.627751757533914">
                <text:p>0.6277517575339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0370302200317">
                <text:p>7.10370302200317</text:p>
              </table:table-cell>
              <table:table-cell office:value-type="float" office:value="0.611314021310496">
                <text:p>0.6113140213104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195302009583">
                <text:p>7.11195302009583</text:p>
              </table:table-cell>
              <table:table-cell office:value-type="float" office:value="0.61444497500098">
                <text:p>0.614444975000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493419647217">
                <text:p>7.12493419647217</text:p>
              </table:table-cell>
              <table:table-cell office:value-type="float" office:value="0.61479322099791">
                <text:p>0.614793220997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369798660278">
                <text:p>7.13369798660278</text:p>
              </table:table-cell>
              <table:table-cell office:value-type="float" office:value="0.609303525831239">
                <text:p>0.6093035258312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493703842163">
                <text:p>7.14493703842163</text:p>
              </table:table-cell>
              <table:table-cell office:value-type="float" office:value="0.603599190767975">
                <text:p>0.6035991907679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585803985596">
                <text:p>7.15585803985596</text:p>
              </table:table-cell>
              <table:table-cell office:value-type="float" office:value="0.594049335917874">
                <text:p>0.5940493359178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372609138489">
                <text:p>7.16372609138489</text:p>
              </table:table-cell>
              <table:table-cell office:value-type="float" office:value="0.589297092818688">
                <text:p>0.5892970928186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355704307556">
                <text:p>7.17355704307556</text:p>
              </table:table-cell>
              <table:table-cell office:value-type="float" office:value="0.584055994182955">
                <text:p>0.5840559941829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501019477844">
                <text:p>7.18501019477844</text:p>
              </table:table-cell>
              <table:table-cell office:value-type="float" office:value="0.581878565818849">
                <text:p>0.5818785658188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414496421814">
                <text:p>7.19414496421814</text:p>
              </table:table-cell>
              <table:table-cell office:value-type="float" office:value="0.577867070120818">
                <text:p>0.5778670701208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0531010627747">
                <text:p>7.20531010627747</text:p>
              </table:table-cell>
              <table:table-cell office:value-type="float" office:value="0.573469801992828">
                <text:p>0.5734698019928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552896499634">
                <text:p>7.21552896499634</text:p>
              </table:table-cell>
              <table:table-cell office:value-type="float" office:value="0.568474035905255">
                <text:p>0.5684740359052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263503074646">
                <text:p>7.22263503074646</text:p>
              </table:table-cell>
              <table:table-cell office:value-type="float" office:value="0.560366631726991">
                <text:p>0.560366631726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417806625366">
                <text:p>7.23417806625366</text:p>
              </table:table-cell>
              <table:table-cell office:value-type="float" office:value="0.551289151459928">
                <text:p>0.5512891514599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391412734985">
                <text:p>7.24391412734985</text:p>
              </table:table-cell>
              <table:table-cell office:value-type="float" office:value="0.550397197538173">
                <text:p>0.55039719753817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288105010986">
                <text:p>7.25288105010986</text:p>
              </table:table-cell>
              <table:table-cell office:value-type="float" office:value="0.540844500783766">
                <text:p>0.5408445007837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195311546326">
                <text:p>7.26195311546326</text:p>
              </table:table-cell>
              <table:table-cell office:value-type="float" office:value="0.541670624387458">
                <text:p>0.54167062438745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345609664917">
                <text:p>7.27345609664917</text:p>
              </table:table-cell>
              <table:table-cell office:value-type="float" office:value="0.539829814533926">
                <text:p>0.5398298145339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350806236267">
                <text:p>7.28350806236267</text:p>
              </table:table-cell>
              <table:table-cell office:value-type="float" office:value="0.528783630423282">
                <text:p>0.5287836304232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432916641235">
                <text:p>7.29432916641235</text:p>
              </table:table-cell>
              <table:table-cell office:value-type="float" office:value="0.520970032951028">
                <text:p>0.5209700329510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0391716957092">
                <text:p>7.30391716957092</text:p>
              </table:table-cell>
              <table:table-cell office:value-type="float" office:value="0.516035301034453">
                <text:p>0.5160353010344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448316574097">
                <text:p>7.31448316574097</text:p>
              </table:table-cell>
              <table:table-cell office:value-type="float" office:value="0.504170482661148">
                <text:p>0.5041704826611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448315620422">
                <text:p>7.32448315620422</text:p>
              </table:table-cell>
              <table:table-cell office:value-type="float" office:value="0.499781585106304">
                <text:p>0.4997815851063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426713943481">
                <text:p>7.33426713943481</text:p>
              </table:table-cell>
              <table:table-cell office:value-type="float" office:value="0.497965402376465">
                <text:p>0.4979654023764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596014022827">
                <text:p>7.34596014022827</text:p>
              </table:table-cell>
              <table:table-cell office:value-type="float" office:value="0.49279337295859">
                <text:p>0.4927933729585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275101661682">
                <text:p>7.35275101661682</text:p>
              </table:table-cell>
              <table:table-cell office:value-type="float" office:value="0.491313800472954">
                <text:p>0.4913138004729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398005485535">
                <text:p>7.36398005485535</text:p>
              </table:table-cell>
              <table:table-cell office:value-type="float" office:value="0.493730495572258">
                <text:p>0.4937304955722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50491142273">
                <text:p>7.3750491142273</text:p>
              </table:table-cell>
              <table:table-cell office:value-type="float" office:value="0.490910857877773">
                <text:p>0.4909108578777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486218452454">
                <text:p>7.38486218452454</text:p>
              </table:table-cell>
              <table:table-cell office:value-type="float" office:value="0.478823939259544">
                <text:p>0.4788239392595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654803276062">
                <text:p>7.39654803276062</text:p>
              </table:table-cell>
              <table:table-cell office:value-type="float" office:value="0.469260186592194">
                <text:p>0.4692601865921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0376996994019">
                <text:p>7.40376996994019</text:p>
              </table:table-cell>
              <table:table-cell office:value-type="float" office:value="0.469039281611858">
                <text:p>0.4690392816118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271996498108">
                <text:p>7.41271996498108</text:p>
              </table:table-cell>
              <table:table-cell office:value-type="float" office:value="0.455053431298795">
                <text:p>0.4550534312987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36261844635">
                <text:p>7.4236261844635</text:p>
              </table:table-cell>
              <table:table-cell office:value-type="float" office:value="0.456223275345009">
                <text:p>0.4562232753450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387413024902">
                <text:p>7.43387413024902</text:p>
              </table:table-cell>
              <table:table-cell office:value-type="float" office:value="0.4650786917535">
                <text:p>0.46507869175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431710243225">
                <text:p>7.44431710243225</text:p>
              </table:table-cell>
              <table:table-cell office:value-type="float" office:value="0.456581546189621">
                <text:p>0.4565815461896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199203491211">
                <text:p>7.45199203491211</text:p>
              </table:table-cell>
              <table:table-cell office:value-type="float" office:value="0.45301930876397">
                <text:p>0.453019308763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19619846344">
                <text:p>7.4619619846344</text:p>
              </table:table-cell>
              <table:table-cell office:value-type="float" office:value="0.450826400367626">
                <text:p>0.4508264003676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391319274902">
                <text:p>7.47391319274902</text:p>
              </table:table-cell>
              <table:table-cell office:value-type="float" office:value="0.436452781449506">
                <text:p>0.4364527814495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269701004028">
                <text:p>7.48269701004028</text:p>
              </table:table-cell>
              <table:table-cell office:value-type="float" office:value="0.43157649397953">
                <text:p>0.431576493979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0092315673828">
                <text:p>7.50092315673828</text:p>
              </table:table-cell>
              <table:table-cell office:value-type="float" office:value="0.418067524610988">
                <text:p>0.4180675246109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0614309310913">
                <text:p>7.50614309310913</text:p>
              </table:table-cell>
              <table:table-cell office:value-type="float" office:value="0.416979610563958">
                <text:p>0.4169796105639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445007324219">
                <text:p>7.51445007324219</text:p>
              </table:table-cell>
              <table:table-cell office:value-type="float" office:value="0.414484433000253">
                <text:p>0.4144844330002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376103401184">
                <text:p>7.52376103401184</text:p>
              </table:table-cell>
              <table:table-cell office:value-type="float" office:value="0.412928686744299">
                <text:p>0.4129286867442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455305099487">
                <text:p>7.53455305099487</text:p>
              </table:table-cell>
              <table:table-cell office:value-type="float" office:value="0.405963263074769">
                <text:p>0.4059632630747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42841053009">
                <text:p>7.5442841053009</text:p>
              </table:table-cell>
              <table:table-cell office:value-type="float" office:value="0.397525675754289">
                <text:p>0.3975256757542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394601821899">
                <text:p>7.55394601821899</text:p>
              </table:table-cell>
              <table:table-cell office:value-type="float" office:value="0.387888623919173">
                <text:p>0.3878886239191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429004669189">
                <text:p>7.56429004669189</text:p>
              </table:table-cell>
              <table:table-cell office:value-type="float" office:value="0.383512173671345">
                <text:p>0.3835121736713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221508026123">
                <text:p>7.57221508026123</text:p>
              </table:table-cell>
              <table:table-cell office:value-type="float" office:value="0.375348528007253">
                <text:p>0.3753485280072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9083819389343">
                <text:p>7.59083819389343</text:p>
              </table:table-cell>
              <table:table-cell office:value-type="float" office:value="0.36421272067991">
                <text:p>0.364212720679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0287117958069">
                <text:p>7.60287117958069</text:p>
              </table:table-cell>
              <table:table-cell office:value-type="float" office:value="0.354185974552">
                <text:p>0.3541859745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0791110992432">
                <text:p>7.60791110992432</text:p>
              </table:table-cell>
              <table:table-cell office:value-type="float" office:value="0.351709948240359">
                <text:p>0.3517099482403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383318901062">
                <text:p>7.61383318901062</text:p>
              </table:table-cell>
              <table:table-cell office:value-type="float" office:value="0.346177558236959">
                <text:p>0.3461775582369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268400192261">
                <text:p>7.62268400192261</text:p>
              </table:table-cell>
              <table:table-cell office:value-type="float" office:value="0.342525115896969">
                <text:p>0.3425251158969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26150894165">
                <text:p>7.6326150894165</text:p>
              </table:table-cell>
              <table:table-cell office:value-type="float" office:value="0.335082768592129">
                <text:p>0.3350827685921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283204078674">
                <text:p>7.64283204078674</text:p>
              </table:table-cell>
              <table:table-cell office:value-type="float" office:value="0.328841712775587">
                <text:p>0.3288417127755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248703956604">
                <text:p>7.65248703956604</text:p>
              </table:table-cell>
              <table:table-cell office:value-type="float" office:value="0.318000854041117">
                <text:p>0.3180008540411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331601142883">
                <text:p>7.66331601142883</text:p>
              </table:table-cell>
              <table:table-cell office:value-type="float" office:value="0.317674542380452">
                <text:p>0.3176745423804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218399047852">
                <text:p>7.67218399047852</text:p>
              </table:table-cell>
              <table:table-cell office:value-type="float" office:value="0.313231123708043">
                <text:p>0.3132311237080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399500846863">
                <text:p>7.68399500846863</text:p>
              </table:table-cell>
              <table:table-cell office:value-type="float" office:value="0.299180393219994">
                <text:p>0.2991803932199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608497619629">
                <text:p>7.69608497619629</text:p>
              </table:table-cell>
              <table:table-cell office:value-type="float" office:value="0.293605940173529">
                <text:p>0.2936059401735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0321607589722">
                <text:p>7.70321607589722</text:p>
              </table:table-cell>
              <table:table-cell office:value-type="float" office:value="0.290595516427671">
                <text:p>0.2905955164276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403408050537">
                <text:p>7.71403408050537</text:p>
              </table:table-cell>
              <table:table-cell office:value-type="float" office:value="0.273819269113837">
                <text:p>0.27381926911383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363114356995">
                <text:p>7.72363114356995</text:p>
              </table:table-cell>
              <table:table-cell office:value-type="float" office:value="0.271943942883976">
                <text:p>0.2719439428839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367500305176">
                <text:p>7.73367500305176</text:p>
              </table:table-cell>
              <table:table-cell office:value-type="float" office:value="0.273074562727442">
                <text:p>0.2730745627274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242997169495">
                <text:p>7.74242997169495</text:p>
              </table:table-cell>
              <table:table-cell office:value-type="float" office:value="0.261741545212611">
                <text:p>0.2617415452126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221109390259">
                <text:p>7.75221109390259</text:p>
              </table:table-cell>
              <table:table-cell office:value-type="float" office:value="0.253605000808865">
                <text:p>0.2536050008088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282906532288">
                <text:p>7.76282906532288</text:p>
              </table:table-cell>
              <table:table-cell office:value-type="float" office:value="0.252262741992398">
                <text:p>0.2522627419923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242708206177">
                <text:p>7.77242708206177</text:p>
              </table:table-cell>
              <table:table-cell office:value-type="float" office:value="0.23504798602374">
                <text:p>0.235047986023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413915634155">
                <text:p>7.78413915634155</text:p>
              </table:table-cell>
              <table:table-cell office:value-type="float" office:value="0.233918907980346">
                <text:p>0.2339189079803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439902305603">
                <text:p>7.79439902305603</text:p>
              </table:table-cell>
              <table:table-cell office:value-type="float" office:value="0.226962967724178">
                <text:p>0.2269629677241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0381917953491">
                <text:p>7.80381917953491</text:p>
              </table:table-cell>
              <table:table-cell office:value-type="float" office:value="0.225959497974874">
                <text:p>0.2259594979748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228017807007">
                <text:p>7.81228017807007</text:p>
              </table:table-cell>
              <table:table-cell office:value-type="float" office:value="0.214268311997215">
                <text:p>0.2142683119972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29660987854">
                <text:p>7.8229660987854</text:p>
              </table:table-cell>
              <table:table-cell office:value-type="float" office:value="0.212763881662074">
                <text:p>0.2127638816620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316016197205">
                <text:p>7.83316016197205</text:p>
              </table:table-cell>
              <table:table-cell office:value-type="float" office:value="0.206532121030583">
                <text:p>0.2065321210305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595417976379">
                <text:p>7.84595417976379</text:p>
              </table:table-cell>
              <table:table-cell office:value-type="float" office:value="0.202428978108173">
                <text:p>0.2024289781081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401296615601">
                <text:p>7.85401296615601</text:p>
              </table:table-cell>
              <table:table-cell office:value-type="float" office:value="0.193721929994144">
                <text:p>0.1937219299941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33451461792">
                <text:p>7.8633451461792</text:p>
              </table:table-cell>
              <table:table-cell office:value-type="float" office:value="0.181002319910757">
                <text:p>0.1810023199107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412405014038">
                <text:p>7.87412405014038</text:p>
              </table:table-cell>
              <table:table-cell office:value-type="float" office:value="0.173783116905747">
                <text:p>0.1737831169057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500809669495">
                <text:p>7.88500809669495</text:p>
              </table:table-cell>
              <table:table-cell office:value-type="float" office:value="0.179131328820707">
                <text:p>0.1791313288207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325308799744">
                <text:p>7.89325308799744</text:p>
              </table:table-cell>
              <table:table-cell office:value-type="float" office:value="0.166420859342705">
                <text:p>0.1664208593427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0432620048523">
                <text:p>7.90432620048523</text:p>
              </table:table-cell>
              <table:table-cell office:value-type="float" office:value="0.152829897367267">
                <text:p>0.1528298973672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380405426025">
                <text:p>7.91380405426025</text:p>
              </table:table-cell>
              <table:table-cell office:value-type="float" office:value="0.149167454990126">
                <text:p>0.1491674549901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283701896668">
                <text:p>7.92283701896668</text:p>
              </table:table-cell>
              <table:table-cell office:value-type="float" office:value="0.150126658138048">
                <text:p>0.1501266581380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312501907349">
                <text:p>7.93312501907349</text:p>
              </table:table-cell>
              <table:table-cell office:value-type="float" office:value="0.143417102841123">
                <text:p>0.1434171028411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449400901794">
                <text:p>7.94449400901794</text:p>
              </table:table-cell>
              <table:table-cell office:value-type="float" office:value="0.130984702356877">
                <text:p>0.1309847023568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429611206055">
                <text:p>7.95429611206055</text:p>
              </table:table-cell>
              <table:table-cell office:value-type="float" office:value="0.124427247693509">
                <text:p>0.1244272476935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184396743774">
                <text:p>7.96184396743774</text:p>
              </table:table-cell>
              <table:table-cell office:value-type="float" office:value="0.117141757981366">
                <text:p>0.1171417579813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40481376648">
                <text:p>7.9740481376648</text:p>
              </table:table-cell>
              <table:table-cell office:value-type="float" office:value="0.109662408524504">
                <text:p>0.1096624085245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632502555847">
                <text:p>7.98632502555847</text:p>
              </table:table-cell>
              <table:table-cell office:value-type="float" office:value="0.105926216300791">
                <text:p>0.1059262163007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393200874329">
                <text:p>7.99393200874329</text:p>
              </table:table-cell>
              <table:table-cell office:value-type="float" office:value="0.0968752784574969">
                <text:p>0.09687527845749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0316905975342">
                <text:p>8.00316905975342</text:p>
              </table:table-cell>
              <table:table-cell office:value-type="float" office:value="0.0851381567795229">
                <text:p>0.08513815677952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268815994263">
                <text:p>8.01268815994263</text:p>
              </table:table-cell>
              <table:table-cell office:value-type="float" office:value="0.0777580738636739">
                <text:p>0.07775807386367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240204811096">
                <text:p>8.02240204811096</text:p>
              </table:table-cell>
              <table:table-cell office:value-type="float" office:value="0.0793475706042452">
                <text:p>0.07934757060424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200197219849">
                <text:p>8.03200197219849</text:p>
              </table:table-cell>
              <table:table-cell office:value-type="float" office:value="0.0714764024035651">
                <text:p>0.07147640240356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533910751343">
                <text:p>8.04533910751343</text:p>
              </table:table-cell>
              <table:table-cell office:value-type="float" office:value="0.0560552782526734">
                <text:p>0.05605527825267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509209632874">
                <text:p>8.05509209632874</text:p>
              </table:table-cell>
              <table:table-cell office:value-type="float" office:value="0.0454623799095964">
                <text:p>0.04546237990959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418013572693">
                <text:p>8.06418013572693</text:p>
              </table:table-cell>
              <table:table-cell office:value-type="float" office:value="0.0407736103776789">
                <text:p>0.04077361037767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42449760437">
                <text:p>8.0742449760437</text:p>
              </table:table-cell>
              <table:table-cell office:value-type="float" office:value="0.0353159177710504">
                <text:p>0.03531591777105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383798599243">
                <text:p>8.08383798599243</text:p>
              </table:table-cell>
              <table:table-cell office:value-type="float" office:value="0.0297016668283031">
                <text:p>0.02970166682830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364318847656">
                <text:p>8.09364318847656</text:p>
              </table:table-cell>
              <table:table-cell office:value-type="float" office:value="0.0220440934360456">
                <text:p>0.02204409343604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0692501068115">
                <text:p>8.10692501068115</text:p>
              </table:table-cell>
              <table:table-cell office:value-type="float" office:value="0.00889176556715879">
                <text:p>0.008891765567158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469912528992">
                <text:p>8.11469912528992</text:p>
              </table:table-cell>
              <table:table-cell office:value-type="float" office:value="0.0015610181152341">
                <text:p>0.00156101811523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173008918762">
                <text:p>8.12173008918762</text:p>
              </table:table-cell>
              <table:table-cell office:value-type="float" office:value="-0.00632523525014656">
                <text:p>-0.006325235250146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364219665527">
                <text:p>8.13364219665527</text:p>
              </table:table-cell>
              <table:table-cell office:value-type="float" office:value="-0.0163759057290241">
                <text:p>-0.01637590572902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301609992981">
                <text:p>8.14301609992981</text:p>
              </table:table-cell>
              <table:table-cell office:value-type="float" office:value="-0.0200289521978092">
                <text:p>-0.02002895219780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154504776001">
                <text:p>8.15154504776001</text:p>
              </table:table-cell>
              <table:table-cell office:value-type="float" office:value="-0.0210083628436219">
                <text:p>-0.02100836284362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414904594421">
                <text:p>8.16414904594421</text:p>
              </table:table-cell>
              <table:table-cell office:value-type="float" office:value="-0.0216447663845713">
                <text:p>-0.02164476638457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357611656189">
                <text:p>8.17357611656189</text:p>
              </table:table-cell>
              <table:table-cell office:value-type="float" office:value="-0.024123170006245">
                <text:p>-0.0241231700062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350505828857">
                <text:p>8.18350505828857</text:p>
              </table:table-cell>
              <table:table-cell office:value-type="float" office:value="-0.0307059732362206">
                <text:p>-0.03070597323622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345712661743">
                <text:p>8.19345712661743</text:p>
              </table:table-cell>
              <table:table-cell office:value-type="float" office:value="-0.0307161990347566">
                <text:p>-0.03071619903475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0298004150391">
                <text:p>8.20298004150391</text:p>
              </table:table-cell>
              <table:table-cell office:value-type="float" office:value="-0.0351554336557612">
                <text:p>-0.03515543365576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280908584595">
                <text:p>8.21280908584595</text:p>
              </table:table-cell>
              <table:table-cell office:value-type="float" office:value="-0.0402587254784713">
                <text:p>-0.04025872547847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366905212402">
                <text:p>8.22366905212402</text:p>
              </table:table-cell>
              <table:table-cell office:value-type="float" office:value="-0.0451426591545045">
                <text:p>-0.04514265915450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509812355042">
                <text:p>8.23509812355042</text:p>
              </table:table-cell>
              <table:table-cell office:value-type="float" office:value="-0.0525517835612507">
                <text:p>-0.05255178356125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403119087219">
                <text:p>8.24403119087219</text:p>
              </table:table-cell>
              <table:table-cell office:value-type="float" office:value="-0.0642676351798476">
                <text:p>-0.06426763517984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296807289124">
                <text:p>8.25296807289124</text:p>
              </table:table-cell>
              <table:table-cell office:value-type="float" office:value="-0.0741499994741461">
                <text:p>-0.07414999947414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211905479431">
                <text:p>8.26211905479431</text:p>
              </table:table-cell>
              <table:table-cell office:value-type="float" office:value="-0.0795929531350392">
                <text:p>-0.07959295313503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240610122681">
                <text:p>8.27240610122681</text:p>
              </table:table-cell>
              <table:table-cell office:value-type="float" office:value="-0.088049622404812">
                <text:p>-0.0880496224048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221416473389">
                <text:p>8.28221416473389</text:p>
              </table:table-cell>
              <table:table-cell office:value-type="float" office:value="-0.0998199947982389">
                <text:p>-0.09981999479823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862499237061">
                <text:p>8.29862499237061</text:p>
              </table:table-cell>
              <table:table-cell office:value-type="float" office:value="-0.110455951955427">
                <text:p>-0.11045595195542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0443406105042">
                <text:p>8.30443406105042</text:p>
              </table:table-cell>
              <table:table-cell office:value-type="float" office:value="-0.115623077037871">
                <text:p>-0.1156230770378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184005737305">
                <text:p>8.31184005737305</text:p>
              </table:table-cell>
              <table:table-cell office:value-type="float" office:value="-0.126873049927839">
                <text:p>-0.1268730499278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355499267578">
                <text:p>8.32355499267578</text:p>
              </table:table-cell>
              <table:table-cell office:value-type="float" office:value="-0.139042574814786">
                <text:p>-0.1390425748147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263897895813">
                <text:p>8.33263897895813</text:p>
              </table:table-cell>
              <table:table-cell office:value-type="float" office:value="-0.142584325819618">
                <text:p>-0.1425843258196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370803833008">
                <text:p>8.34370803833008</text:p>
              </table:table-cell>
              <table:table-cell office:value-type="float" office:value="-0.148545969540169">
                <text:p>-0.1485459695401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359215736389">
                <text:p>8.35359215736389</text:p>
              </table:table-cell>
              <table:table-cell office:value-type="float" office:value="-0.165723978101075">
                <text:p>-0.1657239781010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373710632324">
                <text:p>8.36373710632324</text:p>
              </table:table-cell>
              <table:table-cell office:value-type="float" office:value="-0.178584025108269">
                <text:p>-0.1785840251082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221598625183">
                <text:p>8.37221598625183</text:p>
              </table:table-cell>
              <table:table-cell office:value-type="float" office:value="-0.185130912571945">
                <text:p>-0.1851309125719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320398330689">
                <text:p>8.38320398330689</text:p>
              </table:table-cell>
              <table:table-cell office:value-type="float" office:value="-0.195406409728231">
                <text:p>-0.1954064097282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432406425476">
                <text:p>8.39432406425476</text:p>
              </table:table-cell>
              <table:table-cell office:value-type="float" office:value="-0.201085471280608">
                <text:p>-0.2010854712806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0259099006653">
                <text:p>8.40259099006653</text:p>
              </table:table-cell>
              <table:table-cell office:value-type="float" office:value="-0.206965375651269">
                <text:p>-0.2069653756512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336798667908">
                <text:p>8.41336798667908</text:p>
              </table:table-cell>
              <table:table-cell office:value-type="float" office:value="-0.220307706188382">
                <text:p>-0.2203077061883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337203025818">
                <text:p>8.42337203025818</text:p>
              </table:table-cell>
              <table:table-cell office:value-type="float" office:value="-0.227758357899413">
                <text:p>-0.2277583578994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404817581177">
                <text:p>8.43404817581177</text:p>
              </table:table-cell>
              <table:table-cell office:value-type="float" office:value="-0.235378863143353">
                <text:p>-0.2353788631433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383311271668">
                <text:p>8.44383311271668</text:p>
              </table:table-cell>
              <table:table-cell office:value-type="float" office:value="-0.233060037824997">
                <text:p>-0.2330600378249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20800113678">
                <text:p>8.4520800113678</text:p>
              </table:table-cell>
              <table:table-cell office:value-type="float" office:value="-0.24632049144305">
                <text:p>-0.246320491443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399402618408">
                <text:p>8.46399402618408</text:p>
              </table:table-cell>
              <table:table-cell office:value-type="float" office:value="-0.255121274984426">
                <text:p>-0.2551212749844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354817390442">
                <text:p>8.47354817390442</text:p>
              </table:table-cell>
              <table:table-cell office:value-type="float" office:value="-0.256462384533722">
                <text:p>-0.2564623845337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247909545898">
                <text:p>8.48247909545898</text:p>
              </table:table-cell>
              <table:table-cell office:value-type="float" office:value="-0.260316297683402">
                <text:p>-0.260316297683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932312965393">
                <text:p>8.49932312965393</text:p>
              </table:table-cell>
              <table:table-cell office:value-type="float" office:value="-0.281723519100157">
                <text:p>-0.2817235191001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0493907928467">
                <text:p>8.50493907928467</text:p>
              </table:table-cell>
              <table:table-cell office:value-type="float" office:value="-0.282977086342173">
                <text:p>-0.2829770863421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36821269989">
                <text:p>8.5136821269989</text:p>
              </table:table-cell>
              <table:table-cell office:value-type="float" office:value="-0.284810737315437">
                <text:p>-0.28481073731543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440118789673">
                <text:p>8.52440118789673</text:p>
              </table:table-cell>
              <table:table-cell office:value-type="float" office:value="-0.287901676492093">
                <text:p>-0.28790167649209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3345608711243">
                <text:p>8.53345608711243</text:p>
              </table:table-cell>
              <table:table-cell office:value-type="float" office:value="-0.290726209291053">
                <text:p>-0.2907262092910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4284906387329">
                <text:p>8.54284906387329</text:p>
              </table:table-cell>
              <table:table-cell office:value-type="float" office:value="-0.291897844586578">
                <text:p>-0.2918978445865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5686116218567">
                <text:p>8.55686116218567</text:p>
              </table:table-cell>
              <table:table-cell office:value-type="float" office:value="-0.299261721148847">
                <text:p>-0.2992617211488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6285405158997">
                <text:p>8.56285405158997</text:p>
              </table:table-cell>
              <table:table-cell office:value-type="float" office:value="-0.310531047259719">
                <text:p>-0.3105310472597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7201504707336">
                <text:p>8.57201504707336</text:p>
              </table:table-cell>
              <table:table-cell office:value-type="float" office:value="-0.314502676881447">
                <text:p>-0.3145026768814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8221411705017">
                <text:p>8.58221411705017</text:p>
              </table:table-cell>
              <table:table-cell office:value-type="float" office:value="-0.322085747937059">
                <text:p>-0.3220857479370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9648418426514">
                <text:p>8.59648418426514</text:p>
              </table:table-cell>
              <table:table-cell office:value-type="float" office:value="-0.333924697870439">
                <text:p>-0.3339246978704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0364818572998">
                <text:p>8.60364818572998</text:p>
              </table:table-cell>
              <table:table-cell office:value-type="float" office:value="-0.339210025251801">
                <text:p>-0.3392100252518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1507511138916">
                <text:p>8.61507511138916</text:p>
              </table:table-cell>
              <table:table-cell office:value-type="float" office:value="-0.345522457529994">
                <text:p>-0.3455224575299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225311756134">
                <text:p>8.6225311756134</text:p>
              </table:table-cell>
              <table:table-cell office:value-type="float" office:value="-0.345742399632722">
                <text:p>-0.34574239963272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336681842804">
                <text:p>8.6336681842804</text:p>
              </table:table-cell>
              <table:table-cell office:value-type="float" office:value="-0.350447516001291">
                <text:p>-0.3504475160012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4383006095886">
                <text:p>8.64383006095886</text:p>
              </table:table-cell>
              <table:table-cell office:value-type="float" office:value="-0.363423693154848">
                <text:p>-0.36342369315484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5538907051086">
                <text:p>8.65538907051086</text:p>
              </table:table-cell>
              <table:table-cell office:value-type="float" office:value="-0.362717426932276">
                <text:p>-0.3627174269322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6187500953674">
                <text:p>8.66187500953674</text:p>
              </table:table-cell>
              <table:table-cell office:value-type="float" office:value="-0.364339683951941">
                <text:p>-0.3643396839519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7370009422302">
                <text:p>8.67370009422302</text:p>
              </table:table-cell>
              <table:table-cell office:value-type="float" office:value="-0.37834006398456">
                <text:p>-0.378340063984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8560814857483">
                <text:p>8.68560814857483</text:p>
              </table:table-cell>
              <table:table-cell office:value-type="float" office:value="-0.390079608646223">
                <text:p>-0.3900796086462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9182419776917">
                <text:p>8.69182419776917</text:p>
              </table:table-cell>
              <table:table-cell office:value-type="float" office:value="-0.395110477949339">
                <text:p>-0.3951104779493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026641368866">
                <text:p>8.7026641368866</text:p>
              </table:table-cell>
              <table:table-cell office:value-type="float" office:value="-0.401199243835125">
                <text:p>-0.4011992438351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1253609657288">
                <text:p>8.71253609657288</text:p>
              </table:table-cell>
              <table:table-cell office:value-type="float" office:value="-0.401827384662485">
                <text:p>-0.4018273846624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2358107566834">
                <text:p>8.72358107566834</text:p>
              </table:table-cell>
              <table:table-cell office:value-type="float" office:value="-0.401115047935614">
                <text:p>-0.4011150479356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3356604576111">
                <text:p>8.73356604576111</text:p>
              </table:table-cell>
              <table:table-cell office:value-type="float" office:value="-0.410613260748192">
                <text:p>-0.4106132607481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44873046875">
                <text:p>8.744873046875</text:p>
              </table:table-cell>
              <table:table-cell office:value-type="float" office:value="-0.420546085338486">
                <text:p>-0.4205460853384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5428009033203">
                <text:p>8.75428009033203</text:p>
              </table:table-cell>
              <table:table-cell office:value-type="float" office:value="-0.427150085992665">
                <text:p>-0.4271500859926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6225018501282">
                <text:p>8.76225018501282</text:p>
              </table:table-cell>
              <table:table-cell office:value-type="float" office:value="-0.438421227268649">
                <text:p>-0.4384212272686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7356219291687">
                <text:p>8.77356219291687</text:p>
              </table:table-cell>
              <table:table-cell office:value-type="float" office:value="-0.442685185630008">
                <text:p>-0.4426851856300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847740650177">
                <text:p>8.7847740650177</text:p>
              </table:table-cell>
              <table:table-cell office:value-type="float" office:value="-0.442194999697529">
                <text:p>-0.4421949996975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9188418388367">
                <text:p>8.79188418388367</text:p>
              </table:table-cell>
              <table:table-cell office:value-type="float" office:value="-0.448610394440398">
                <text:p>-0.4486103944403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0791115760803">
                <text:p>8.80791115760803</text:p>
              </table:table-cell>
              <table:table-cell office:value-type="float" office:value="-0.458576358647202">
                <text:p>-0.4585763586472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1345915794373">
                <text:p>8.81345915794373</text:p>
              </table:table-cell>
              <table:table-cell office:value-type="float" office:value="-0.463102119887116">
                <text:p>-0.4631021198871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2234406471252">
                <text:p>8.82234406471252</text:p>
              </table:table-cell>
              <table:table-cell office:value-type="float" office:value="-0.465392640505931">
                <text:p>-0.4653926405059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3365702629089">
                <text:p>8.83365702629089</text:p>
              </table:table-cell>
              <table:table-cell office:value-type="float" office:value="-0.473118333944322">
                <text:p>-0.4731183339443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4403920173645">
                <text:p>8.84403920173645</text:p>
              </table:table-cell>
              <table:table-cell office:value-type="float" office:value="-0.484616678657505">
                <text:p>-0.4846166786575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5333704948425">
                <text:p>8.85333704948425</text:p>
              </table:table-cell>
              <table:table-cell office:value-type="float" office:value="-0.484906204428284">
                <text:p>-0.4849062044282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6391711235046">
                <text:p>8.86391711235046</text:p>
              </table:table-cell>
              <table:table-cell office:value-type="float" office:value="-0.485423007570173">
                <text:p>-0.48542300757017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7437105178833">
                <text:p>8.87437105178833</text:p>
              </table:table-cell>
              <table:table-cell office:value-type="float" office:value="-0.497277903987311">
                <text:p>-0.4972779039873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8280200958252">
                <text:p>8.88280200958252</text:p>
              </table:table-cell>
              <table:table-cell office:value-type="float" office:value="-0.490587002204551">
                <text:p>-0.4905870022045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9397501945496">
                <text:p>8.89397501945496</text:p>
              </table:table-cell>
              <table:table-cell office:value-type="float" office:value="-0.490467450268248">
                <text:p>-0.4904674502682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0655899047852">
                <text:p>8.90655899047852</text:p>
              </table:table-cell>
              <table:table-cell office:value-type="float" office:value="-0.500295626489475">
                <text:p>-0.5002956264894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1291809082031">
                <text:p>8.91291809082031</text:p>
              </table:table-cell>
              <table:table-cell office:value-type="float" office:value="-0.502765246791504">
                <text:p>-0.5027652467915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2270803451538">
                <text:p>8.92270803451538</text:p>
              </table:table-cell>
              <table:table-cell office:value-type="float" office:value="-0.513806330442037">
                <text:p>-0.5138063304420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3342113494873">
                <text:p>8.93342113494873</text:p>
              </table:table-cell>
              <table:table-cell office:value-type="float" office:value="-0.524931846739208">
                <text:p>-0.5249318467392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4323897361755">
                <text:p>8.94323897361755</text:p>
              </table:table-cell>
              <table:table-cell office:value-type="float" office:value="-0.527013482614916">
                <text:p>-0.5270134826149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257210731506">
                <text:p>8.95257210731506</text:p>
              </table:table-cell>
              <table:table-cell office:value-type="float" office:value="-0.530448203944828">
                <text:p>-0.5304482039448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6399307250977">
                <text:p>8.96399307250977</text:p>
              </table:table-cell>
              <table:table-cell office:value-type="float" office:value="-0.529954511976181">
                <text:p>-0.52995451197618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7408509254456">
                <text:p>8.97408509254456</text:p>
              </table:table-cell>
              <table:table-cell office:value-type="float" office:value="-0.534463769970942">
                <text:p>-0.5344637699709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8251605033875">
                <text:p>8.98251605033875</text:p>
              </table:table-cell>
              <table:table-cell office:value-type="float" office:value="-0.5387723965466">
                <text:p>-0.53877239654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0036215782166">
                <text:p>9.00036215782166</text:p>
              </table:table-cell>
              <table:table-cell office:value-type="float" office:value="-0.536901207365061">
                <text:p>-0.5369012073650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0628709793091">
                <text:p>9.00628709793091</text:p>
              </table:table-cell>
              <table:table-cell office:value-type="float" office:value="-0.547924643813477">
                <text:p>-0.5479246438134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126690864563">
                <text:p>9.0126690864563</text:p>
              </table:table-cell>
              <table:table-cell office:value-type="float" office:value="-0.559041294271566">
                <text:p>-0.55904129427156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2356004714966">
                <text:p>9.02356004714966</text:p>
              </table:table-cell>
              <table:table-cell office:value-type="float" office:value="-0.558770819551101">
                <text:p>-0.5587708195511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3676509857178">
                <text:p>9.03676509857178</text:p>
              </table:table-cell>
              <table:table-cell office:value-type="float" office:value="-0.569440880847641">
                <text:p>-0.5694408808476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4285097122192">
                <text:p>9.04285097122192</text:p>
              </table:table-cell>
              <table:table-cell office:value-type="float" office:value="-0.569354759923556">
                <text:p>-0.5693547599235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5624914169312">
                <text:p>9.05624914169312</text:p>
              </table:table-cell>
              <table:table-cell office:value-type="float" office:value="-0.569277321257">
                <text:p>-0.5692773212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6329417228699">
                <text:p>9.06329417228699</text:p>
              </table:table-cell>
              <table:table-cell office:value-type="float" office:value="-0.578092791272055">
                <text:p>-0.5780927912720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7396411895752">
                <text:p>9.07396411895752</text:p>
              </table:table-cell>
              <table:table-cell office:value-type="float" office:value="-0.574367305831663">
                <text:p>-0.5743673058316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8337807655335">
                <text:p>9.08337807655335</text:p>
              </table:table-cell>
              <table:table-cell office:value-type="float" office:value="-0.579588531269665">
                <text:p>-0.57958853126966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9326601028442">
                <text:p>9.09326601028442</text:p>
              </table:table-cell>
              <table:table-cell office:value-type="float" office:value="-0.577267719642213">
                <text:p>-0.5772677196422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0397100448608">
                <text:p>9.10397100448608</text:p>
              </table:table-cell>
              <table:table-cell office:value-type="float" office:value="-0.586368085983797">
                <text:p>-0.5863680859837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1270618438721">
                <text:p>9.11270618438721</text:p>
              </table:table-cell>
              <table:table-cell office:value-type="float" office:value="-0.594714329801843">
                <text:p>-0.5947143298018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2490916252136">
                <text:p>9.12490916252136</text:p>
              </table:table-cell>
              <table:table-cell office:value-type="float" office:value="-0.59760666902081">
                <text:p>-0.597606669020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3384914398193">
                <text:p>9.13384914398193</text:p>
              </table:table-cell>
              <table:table-cell office:value-type="float" office:value="-0.596665589985303">
                <text:p>-0.5966655899853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4400219917297">
                <text:p>9.14400219917297</text:p>
              </table:table-cell>
              <table:table-cell office:value-type="float" office:value="-0.601451178166611">
                <text:p>-0.6014511781666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5446615219116">
                <text:p>9.15446615219116</text:p>
              </table:table-cell>
              <table:table-cell office:value-type="float" office:value="-0.60611203944991">
                <text:p>-0.60611203944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6492199897766">
                <text:p>9.16492199897766</text:p>
              </table:table-cell>
              <table:table-cell office:value-type="float" office:value="-0.60461083111178">
                <text:p>-0.604610831111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7183804512024">
                <text:p>9.17183804512024</text:p>
              </table:table-cell>
              <table:table-cell office:value-type="float" office:value="-0.612808111749467">
                <text:p>-0.6128081117494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8469500541687">
                <text:p>9.18469500541687</text:p>
              </table:table-cell>
              <table:table-cell office:value-type="float" office:value="-0.623139119398368">
                <text:p>-0.6231391193983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9288897514343">
                <text:p>9.19288897514343</text:p>
              </table:table-cell>
              <table:table-cell office:value-type="float" office:value="-0.624975881764792">
                <text:p>-0.6249758817647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0510315895081">
                <text:p>9.20510315895081</text:p>
              </table:table-cell>
              <table:table-cell office:value-type="float" office:value="-0.627671514866623">
                <text:p>-0.6276715148666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144181728363">
                <text:p>9.2144181728363</text:p>
              </table:table-cell>
              <table:table-cell office:value-type="float" office:value="-0.629280368372824">
                <text:p>-0.6292803683728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2334098815918">
                <text:p>9.22334098815918</text:p>
              </table:table-cell>
              <table:table-cell office:value-type="float" office:value="-0.626827637845648">
                <text:p>-0.62682763784564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3247814178467">
                <text:p>9.23247814178467</text:p>
              </table:table-cell>
              <table:table-cell office:value-type="float" office:value="-0.633556473735451">
                <text:p>-0.6335564737354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4323010444641">
                <text:p>9.24323010444641</text:p>
              </table:table-cell>
              <table:table-cell office:value-type="float" office:value="-0.636913770971413">
                <text:p>-0.6369137709714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5527715682983">
                <text:p>9.25527715682983</text:p>
              </table:table-cell>
              <table:table-cell office:value-type="float" office:value="-0.639721954763636">
                <text:p>-0.6397219547636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6394104957581">
                <text:p>9.26394104957581</text:p>
              </table:table-cell>
              <table:table-cell office:value-type="float" office:value="-0.64943920096753">
                <text:p>-0.649439200967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7384996414185">
                <text:p>9.27384996414185</text:p>
              </table:table-cell>
              <table:table-cell office:value-type="float" office:value="-0.645518184105802">
                <text:p>-0.6455181841058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8412008285522">
                <text:p>9.28412008285522</text:p>
              </table:table-cell>
              <table:table-cell office:value-type="float" office:value="-0.647042478045147">
                <text:p>-0.6470424780451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9534506797791">
                <text:p>9.29534506797791</text:p>
              </table:table-cell>
              <table:table-cell office:value-type="float" office:value="-0.649953854546292">
                <text:p>-0.6499538545462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0654001235962">
                <text:p>9.30654001235962</text:p>
              </table:table-cell>
              <table:table-cell office:value-type="float" office:value="-0.643296340074236">
                <text:p>-0.6432963400742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1459403038025">
                <text:p>9.31459403038025</text:p>
              </table:table-cell>
              <table:table-cell office:value-type="float" office:value="-0.656539801848383">
                <text:p>-0.6565398018483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2468199729919">
                <text:p>9.32468199729919</text:p>
              </table:table-cell>
              <table:table-cell office:value-type="float" office:value="-0.662936757754419">
                <text:p>-0.6629367577544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3423900604248">
                <text:p>9.33423900604248</text:p>
              </table:table-cell>
              <table:table-cell office:value-type="float" office:value="-0.657861357308507">
                <text:p>-0.6578613573085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4390497207642">
                <text:p>9.34390497207642</text:p>
              </table:table-cell>
              <table:table-cell office:value-type="float" office:value="-0.660319378429471">
                <text:p>-0.6603193784294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5419511795044">
                <text:p>9.35419511795044</text:p>
              </table:table-cell>
              <table:table-cell office:value-type="float" office:value="-0.665213811727083">
                <text:p>-0.66521381172708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6386203765869">
                <text:p>9.36386203765869</text:p>
              </table:table-cell>
              <table:table-cell office:value-type="float" office:value="-0.664952859013872">
                <text:p>-0.6649528590138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730411529541">
                <text:p>9.3730411529541</text:p>
              </table:table-cell>
              <table:table-cell office:value-type="float" office:value="-0.672795856533273">
                <text:p>-0.6727958565332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8220405578613">
                <text:p>9.38220405578613</text:p>
              </table:table-cell>
              <table:table-cell office:value-type="float" office:value="-0.677815475435059">
                <text:p>-0.6778154754350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9638519287109">
                <text:p>9.39638519287109</text:p>
              </table:table-cell>
              <table:table-cell office:value-type="float" office:value="-0.671636691722449">
                <text:p>-0.67163669172244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0395498275757">
                <text:p>9.40395498275757</text:p>
              </table:table-cell>
              <table:table-cell office:value-type="float" office:value="-0.672612015852967">
                <text:p>-0.6726120158529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144070148468">
                <text:p>9.4144070148468</text:p>
              </table:table-cell>
              <table:table-cell office:value-type="float" office:value="-0.678557136218954">
                <text:p>-0.6785571362189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2378807067871">
                <text:p>9.42378807067871</text:p>
              </table:table-cell>
              <table:table-cell office:value-type="float" office:value="-0.682975972697285">
                <text:p>-0.6829759726972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3185806274414">
                <text:p>9.43185806274414</text:p>
              </table:table-cell>
              <table:table-cell office:value-type="float" office:value="-0.686669139682918">
                <text:p>-0.6866691396829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4372916221619">
                <text:p>9.44372916221619</text:p>
              </table:table-cell>
              <table:table-cell office:value-type="float" office:value="-0.684640421441065">
                <text:p>-0.68464042144106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5431399345398">
                <text:p>9.45431399345398</text:p>
              </table:table-cell>
              <table:table-cell office:value-type="float" office:value="-0.69033466943852">
                <text:p>-0.690334669438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6367001533508">
                <text:p>9.46367001533508</text:p>
              </table:table-cell>
              <table:table-cell office:value-type="float" office:value="-0.69188270324403">
                <text:p>-0.691882703244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7374320030212">
                <text:p>9.47374320030212</text:p>
              </table:table-cell>
              <table:table-cell office:value-type="float" office:value="-0.684851584431333">
                <text:p>-0.684851584431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8306703567505">
                <text:p>9.48306703567505</text:p>
              </table:table-cell>
              <table:table-cell office:value-type="float" office:value="-0.687270467147973">
                <text:p>-0.6872704671479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931640625">
                <text:p>9.4931640625</text:p>
              </table:table-cell>
              <table:table-cell office:value-type="float" office:value="-0.70066084398986">
                <text:p>-0.700660843989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289011001587">
                <text:p>9.50289011001587</text:p>
              </table:table-cell>
              <table:table-cell office:value-type="float" office:value="-0.69727198460354">
                <text:p>-0.697271984603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1376104354858">
                <text:p>9.51376104354858</text:p>
              </table:table-cell>
              <table:table-cell office:value-type="float" office:value="-0.698003761457621">
                <text:p>-0.6980037614576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2220416069031">
                <text:p>9.52220416069031</text:p>
              </table:table-cell>
              <table:table-cell office:value-type="float" office:value="-0.716839935716318">
                <text:p>-0.7168399357163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3332901000977">
                <text:p>9.53332901000977</text:p>
              </table:table-cell>
              <table:table-cell office:value-type="float" office:value="-0.698824988987433">
                <text:p>-0.6988249889874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4439401626587">
                <text:p>9.54439401626587</text:p>
              </table:table-cell>
              <table:table-cell office:value-type="float" office:value="-0.696991006116551">
                <text:p>-0.6969910061165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5319213867188">
                <text:p>9.55319213867188</text:p>
              </table:table-cell>
              <table:table-cell office:value-type="float" office:value="-0.729959299653995">
                <text:p>-0.7299592996539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6280899047852">
                <text:p>9.56280899047852</text:p>
              </table:table-cell>
              <table:table-cell office:value-type="float" office:value="-0.714261968145329">
                <text:p>-0.7142619681453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7147097587585">
                <text:p>9.57147097587585</text:p>
              </table:table-cell>
              <table:table-cell office:value-type="float" office:value="-0.703279552649671">
                <text:p>-0.7032795526496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8386611938477">
                <text:p>9.58386611938477</text:p>
              </table:table-cell>
              <table:table-cell office:value-type="float" office:value="-0.726397929174943">
                <text:p>-0.7263979291749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9301209449768">
                <text:p>9.59301209449768</text:p>
              </table:table-cell>
              <table:table-cell office:value-type="float" office:value="-0.713486221750932">
                <text:p>-0.7134862217509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0200214385986">
                <text:p>9.60200214385986</text:p>
              </table:table-cell>
              <table:table-cell office:value-type="float" office:value="-0.714507270841454">
                <text:p>-0.7145072708414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1457109451294">
                <text:p>9.61457109451294</text:p>
              </table:table-cell>
              <table:table-cell office:value-type="float" office:value="-0.737678171712553">
                <text:p>-0.7376781717125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2190318107605">
                <text:p>9.62190318107605</text:p>
              </table:table-cell>
              <table:table-cell office:value-type="float" office:value="-0.73092054175461">
                <text:p>-0.730920541754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3162708282471">
                <text:p>9.63162708282471</text:p>
              </table:table-cell>
              <table:table-cell office:value-type="float" office:value="-0.713292909652261">
                <text:p>-0.7132929096522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4324617385864">
                <text:p>9.64324617385864</text:p>
              </table:table-cell>
              <table:table-cell office:value-type="float" office:value="-0.745505362131287">
                <text:p>-0.7455053621312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5310597419739">
                <text:p>9.65310597419739</text:p>
              </table:table-cell>
              <table:table-cell office:value-type="float" office:value="-0.75027914513492">
                <text:p>-0.750279145134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6295909881592">
                <text:p>9.66295909881592</text:p>
              </table:table-cell>
              <table:table-cell office:value-type="float" office:value="-0.726303639995981">
                <text:p>-0.7263036399959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7297005653381">
                <text:p>9.67297005653381</text:p>
              </table:table-cell>
              <table:table-cell office:value-type="float" office:value="-0.739298628926184">
                <text:p>-0.7392986289261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8170619010925">
                <text:p>9.68170619010925</text:p>
              </table:table-cell>
              <table:table-cell office:value-type="float" office:value="-0.743918279087182">
                <text:p>-0.7439182790871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9224119186401">
                <text:p>9.69224119186401</text:p>
              </table:table-cell>
              <table:table-cell office:value-type="float" office:value="-0.731878178122285">
                <text:p>-0.7318781781222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0830297470093">
                <text:p>9.70830297470093</text:p>
              </table:table-cell>
              <table:table-cell office:value-type="float" office:value="-0.745034171315701">
                <text:p>-0.7450341713157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13219165802">
                <text:p>9.713219165802</text:p>
              </table:table-cell>
              <table:table-cell office:value-type="float" office:value="-0.748070468027013">
                <text:p>-0.7480704680270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2185897827148">
                <text:p>9.72185897827148</text:p>
              </table:table-cell>
              <table:table-cell office:value-type="float" office:value="-0.721057771082809">
                <text:p>-0.7210577710828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3560619354248">
                <text:p>9.73560619354248</text:p>
              </table:table-cell>
              <table:table-cell office:value-type="float" office:value="-0.724026934074014">
                <text:p>-0.7240269340740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4391603469849">
                <text:p>9.74391603469849</text:p>
              </table:table-cell>
              <table:table-cell office:value-type="float" office:value="-0.742090583098786">
                <text:p>-0.7420905830987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5296711921692">
                <text:p>9.75296711921692</text:p>
              </table:table-cell>
              <table:table-cell office:value-type="float" office:value="-0.717371749659506">
                <text:p>-0.7173717496595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6423501968384">
                <text:p>9.76423501968384</text:p>
              </table:table-cell>
              <table:table-cell office:value-type="float" office:value="-0.703824512485282">
                <text:p>-0.7038245124852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7206802368164">
                <text:p>9.77206802368164</text:p>
              </table:table-cell>
              <table:table-cell office:value-type="float" office:value="-0.714305916325782">
                <text:p>-0.7143059163257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8178596496582">
                <text:p>9.78178596496582</text:p>
              </table:table-cell>
              <table:table-cell office:value-type="float" office:value="-0.704717519356506">
                <text:p>-0.7047175193565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0265808105469">
                <text:p>9.80265808105469</text:p>
              </table:table-cell>
              <table:table-cell office:value-type="float" office:value="-0.710747096606393">
                <text:p>-0.7107470966063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1022620201111">
                <text:p>9.81022620201111</text:p>
              </table:table-cell>
              <table:table-cell office:value-type="float" office:value="-0.711683598120858">
                <text:p>-0.7116835981208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1514811515808">
                <text:p>9.81514811515808</text:p>
              </table:table-cell>
              <table:table-cell office:value-type="float" office:value="-0.708001622143011">
                <text:p>-0.7080016221430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2209014892578">
                <text:p>9.82209014892578</text:p>
              </table:table-cell>
              <table:table-cell office:value-type="float" office:value="-0.708802627495435">
                <text:p>-0.7088026274954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3356618881226">
                <text:p>9.83356618881226</text:p>
              </table:table-cell>
              <table:table-cell office:value-type="float" office:value="-0.706297509727062">
                <text:p>-0.7062975097270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4326410293579">
                <text:p>9.84326410293579</text:p>
              </table:table-cell>
              <table:table-cell office:value-type="float" office:value="-0.710478878250831">
                <text:p>-0.7104788782508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5341215133667">
                <text:p>9.85341215133667</text:p>
              </table:table-cell>
              <table:table-cell office:value-type="float" office:value="-0.717339226079128">
                <text:p>-0.7173392260791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6446619033814">
                <text:p>9.86446619033814</text:p>
              </table:table-cell>
              <table:table-cell office:value-type="float" office:value="-0.711305497549252">
                <text:p>-0.7113054975492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7430000305176">
                <text:p>9.87430000305176</text:p>
              </table:table-cell>
              <table:table-cell office:value-type="float" office:value="-0.713117622484557">
                <text:p>-0.71311762248455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8230299949646">
                <text:p>9.88230299949646</text:p>
              </table:table-cell>
              <table:table-cell office:value-type="float" office:value="-0.726416731792697">
                <text:p>-0.7264167317926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9320302009583">
                <text:p>9.89320302009583</text:p>
              </table:table-cell>
              <table:table-cell office:value-type="float" office:value="-0.721870536408444">
                <text:p>-0.7218705364084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0373301506043">
                <text:p>9.90373301506043</text:p>
              </table:table-cell>
              <table:table-cell office:value-type="float" office:value="-0.716766745704527">
                <text:p>-0.7167667457045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1353917121887">
                <text:p>9.91353917121887</text:p>
              </table:table-cell>
              <table:table-cell office:value-type="float" office:value="-0.726439067962321">
                <text:p>-0.7264390679623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2159008979797">
                <text:p>9.92159008979797</text:p>
              </table:table-cell>
              <table:table-cell office:value-type="float" office:value="-0.727179588374307">
                <text:p>-0.72717958837430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3552899360657">
                <text:p>9.93552899360657</text:p>
              </table:table-cell>
              <table:table-cell office:value-type="float" office:value="-0.728810780049466">
                <text:p>-0.7288107800494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4377303123474">
                <text:p>9.94377303123474</text:p>
              </table:table-cell>
              <table:table-cell office:value-type="float" office:value="-0.727262528668328">
                <text:p>-0.7272625286683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5346307754517">
                <text:p>9.95346307754517</text:p>
              </table:table-cell>
              <table:table-cell office:value-type="float" office:value="-0.724721580535948">
                <text:p>-0.7247215805359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377110481262">
                <text:p>9.96377110481262</text:p>
              </table:table-cell>
              <table:table-cell office:value-type="float" office:value="-0.736362821568932">
                <text:p>-0.7363628215689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7388005256653">
                <text:p>9.97388005256653</text:p>
              </table:table-cell>
              <table:table-cell office:value-type="float" office:value="-0.745241061559833">
                <text:p>-0.7452410615598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8285102844238">
                <text:p>9.98285102844238</text:p>
              </table:table-cell>
              <table:table-cell office:value-type="float" office:value="-0.747690256587261">
                <text:p>-0.7476902565872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999840259552">
                <text:p>9.9999840259552</text:p>
              </table:table-cell>
              <table:table-cell office:value-type="float" office:value="-0.758296070983959">
                <text:p>-0.7582960709839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0049211978912">
                <text:p>10.0049211978912</text:p>
              </table:table-cell>
              <table:table-cell office:value-type="float" office:value="-0.760640542268045">
                <text:p>-0.7606405422680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.0134789943695">
                <text:p>10.0134789943695</text:p>
              </table:table-cell>
              <table:table-cell office:value-type="float" office:value="-0.744652700808277">
                <text:p>-0.74465270080827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23989200592">
                <text:p>10.023989200592</text:p>
              </table:table-cell>
              <table:table-cell office:value-type="float" office:value="-0.739607888432263">
                <text:p>-0.7396078884322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317180156708">
                <text:p>10.0317180156708</text:p>
              </table:table-cell>
              <table:table-cell office:value-type="float" office:value="-0.741908858403162">
                <text:p>-0.7419088584031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434169769287">
                <text:p>10.0434169769287</text:p>
              </table:table-cell>
              <table:table-cell office:value-type="float" office:value="-0.725392303076726">
                <text:p>-0.7253923030767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558881759644">
                <text:p>10.0558881759644</text:p>
              </table:table-cell>
              <table:table-cell office:value-type="float" office:value="-0.716008431017767">
                <text:p>-0.7160084310177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624840259552">
                <text:p>10.0624840259552</text:p>
              </table:table-cell>
              <table:table-cell office:value-type="float" office:value="-0.718529122322842">
                <text:p>-0.71852912232284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712401866913">
                <text:p>10.0712401866913</text:p>
              </table:table-cell>
              <table:table-cell office:value-type="float" office:value="-0.703873287090895">
                <text:p>-0.7038732870908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83703994751">
                <text:p>10.083703994751</text:p>
              </table:table-cell>
              <table:table-cell office:value-type="float" office:value="-0.696474293298236">
                <text:p>-0.69647429329823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943930149078">
                <text:p>10.0943930149078</text:p>
              </table:table-cell>
              <table:table-cell office:value-type="float" office:value="-0.701260252596797">
                <text:p>-0.7012602525967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1039249897003">
                <text:p>10.1039249897003</text:p>
              </table:table-cell>
              <table:table-cell office:value-type="float" office:value="-0.68670800664099">
                <text:p>-0.686708006640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141819953918">
                <text:p>10.1141819953918</text:p>
              </table:table-cell>
              <table:table-cell office:value-type="float" office:value="-0.671474089292188">
                <text:p>-0.67147408929218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236290931702">
                <text:p>10.1236290931702</text:p>
              </table:table-cell>
              <table:table-cell office:value-type="float" office:value="-0.670363523598927">
                <text:p>-0.6703635235989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314821243286">
                <text:p>10.1314821243286</text:p>
              </table:table-cell>
              <table:table-cell office:value-type="float" office:value="-0.653820192266581">
                <text:p>-0.6538201922665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540491580963">
                <text:p>10.1540491580963</text:p>
              </table:table-cell>
              <table:table-cell office:value-type="float" office:value="-0.63382875552294">
                <text:p>-0.633828755522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593661308289">
                <text:p>10.1593661308289</text:p>
              </table:table-cell>
              <table:table-cell office:value-type="float" office:value="-0.635592407758428">
                <text:p>-0.6355924077584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626801490784">
                <text:p>10.1626801490784</text:p>
              </table:table-cell>
              <table:table-cell office:value-type="float" office:value="-0.636422379242569">
                <text:p>-0.6364223792425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734731197357">
                <text:p>10.1734731197357</text:p>
              </table:table-cell>
              <table:table-cell office:value-type="float" office:value="-0.62561857955539">
                <text:p>-0.6256185795553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833300590515">
                <text:p>10.1833300590515</text:p>
              </table:table-cell>
              <table:table-cell office:value-type="float" office:value="-0.62271739051445">
                <text:p>-0.6227173905144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978571414948">
                <text:p>10.1978571414948</text:p>
              </table:table-cell>
              <table:table-cell office:value-type="float" office:value="-0.626376527205866">
                <text:p>-0.6263765272058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2038311958313">
                <text:p>10.2038311958313</text:p>
              </table:table-cell>
              <table:table-cell office:value-type="float" office:value="-0.623419981110272">
                <text:p>-0.6234199811102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142419815063">
                <text:p>10.2142419815063</text:p>
              </table:table-cell>
              <table:table-cell office:value-type="float" office:value="-0.612880808990669">
                <text:p>-0.6128808089906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225131988525">
                <text:p>10.2225131988525</text:p>
              </table:table-cell>
              <table:table-cell office:value-type="float" office:value="-0.606880696452979">
                <text:p>-0.60688069645297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31616973877">
                <text:p>10.231616973877</text:p>
              </table:table-cell>
              <table:table-cell office:value-type="float" office:value="-0.602681125487488">
                <text:p>-0.60268112548748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432911396027">
                <text:p>10.2432911396027</text:p>
              </table:table-cell>
              <table:table-cell office:value-type="float" office:value="-0.60286315654083">
                <text:p>-0.6028631565408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538089752197">
                <text:p>10.2538089752197</text:p>
              </table:table-cell>
              <table:table-cell office:value-type="float" office:value="-0.595446965597653">
                <text:p>-0.5954469655976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623469829559">
                <text:p>10.2623469829559</text:p>
              </table:table-cell>
              <table:table-cell office:value-type="float" office:value="-0.599117532857768">
                <text:p>-0.5991175328577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737891674042">
                <text:p>10.2737891674042</text:p>
              </table:table-cell>
              <table:table-cell office:value-type="float" office:value="-0.600060788080235">
                <text:p>-0.60006078808023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837750911713">
                <text:p>10.2837750911713</text:p>
              </table:table-cell>
              <table:table-cell office:value-type="float" office:value="-0.600864370472859">
                <text:p>-0.60086437047285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938649654388">
                <text:p>10.2938649654388</text:p>
              </table:table-cell>
              <table:table-cell office:value-type="float" office:value="-0.601437578475699">
                <text:p>-0.6014375784756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3047850131989">
                <text:p>10.3047850131989</text:p>
              </table:table-cell>
              <table:table-cell office:value-type="float" office:value="-0.599070253923015">
                <text:p>-0.5990702539230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140501976013">
                <text:p>10.3140501976013</text:p>
              </table:table-cell>
              <table:table-cell office:value-type="float" office:value="-0.59212392646036">
                <text:p>-0.5921239264603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236720561981">
                <text:p>10.3236720561981</text:p>
              </table:table-cell>
              <table:table-cell office:value-type="float" office:value="-0.588978176591747">
                <text:p>-0.58897817659174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335180282593">
                <text:p>10.3335180282593</text:p>
              </table:table-cell>
              <table:table-cell office:value-type="float" office:value="-0.584172283545794">
                <text:p>-0.58417228354579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438520431519">
                <text:p>10.3438520431519</text:p>
              </table:table-cell>
              <table:table-cell office:value-type="float" office:value="-0.578396317791774">
                <text:p>-0.57839631779177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541300296783">
                <text:p>10.3541300296783</text:p>
              </table:table-cell>
              <table:table-cell office:value-type="float" office:value="-0.576377908560217">
                <text:p>-0.57637790856021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626370429993">
                <text:p>10.3626370429993</text:p>
              </table:table-cell>
              <table:table-cell office:value-type="float" office:value="-0.579467904844329">
                <text:p>-0.5794679048443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721771240234">
                <text:p>10.3721771240234</text:p>
              </table:table-cell>
              <table:table-cell office:value-type="float" office:value="-0.57246657049598">
                <text:p>-0.572466570495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84514093399">
                <text:p>10.384514093399</text:p>
              </table:table-cell>
              <table:table-cell office:value-type="float" office:value="-0.570955200128436">
                <text:p>-0.5709552001284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923079967499">
                <text:p>10.3923079967499</text:p>
              </table:table-cell>
              <table:table-cell office:value-type="float" office:value="-0.565851099086166">
                <text:p>-0.5658510990861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4067950248718">
                <text:p>10.4067950248718</text:p>
              </table:table-cell>
              <table:table-cell office:value-type="float" office:value="-0.558088631951141">
                <text:p>-0.5580886319511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142031669617">
                <text:p>10.4142031669617</text:p>
              </table:table-cell>
              <table:table-cell office:value-type="float" office:value="-0.549734633263225">
                <text:p>-0.5497346332632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230380058289">
                <text:p>10.4230380058289</text:p>
              </table:table-cell>
              <table:table-cell office:value-type="float" office:value="-0.538477406847771">
                <text:p>-0.53847740684777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33874130249">
                <text:p>10.433874130249</text:p>
              </table:table-cell>
              <table:table-cell office:value-type="float" office:value="-0.531476741231571">
                <text:p>-0.53147674123157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435791969299">
                <text:p>10.4435791969299</text:p>
              </table:table-cell>
              <table:table-cell office:value-type="float" office:value="-0.52552739958856">
                <text:p>-0.5255273995885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537770748138">
                <text:p>10.4537770748138</text:p>
              </table:table-cell>
              <table:table-cell office:value-type="float" office:value="-0.522515749317116">
                <text:p>-0.52251574931711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636971950531">
                <text:p>10.4636971950531</text:p>
              </table:table-cell>
              <table:table-cell office:value-type="float" office:value="-0.51886441071533">
                <text:p>-0.5188644107153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722411632538">
                <text:p>10.4722411632538</text:p>
              </table:table-cell>
              <table:table-cell office:value-type="float" office:value="-0.510883551656701">
                <text:p>-0.51088355165670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818031787872">
                <text:p>10.4818031787872</text:p>
              </table:table-cell>
              <table:table-cell office:value-type="float" office:value="-0.508016943723339">
                <text:p>-0.5080169437233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936189651489">
                <text:p>10.4936189651489</text:p>
              </table:table-cell>
              <table:table-cell office:value-type="float" office:value="-0.503095960174989">
                <text:p>-0.50309596017498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5025341510773">
                <text:p>10.5025341510773</text:p>
              </table:table-cell>
              <table:table-cell office:value-type="float" office:value="-0.493559390064618">
                <text:p>-0.4935593900646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138840675354">
                <text:p>10.5138840675354</text:p>
              </table:table-cell>
              <table:table-cell office:value-type="float" office:value="-0.488632521627673">
                <text:p>-0.48863252162767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233001708984">
                <text:p>10.5233001708984</text:p>
              </table:table-cell>
              <table:table-cell office:value-type="float" office:value="-0.484293379734489">
                <text:p>-0.4842933797344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3551197052">
                <text:p>10.53551197052</text:p>
              </table:table-cell>
              <table:table-cell office:value-type="float" office:value="-0.479054899899891">
                <text:p>-0.47905489989989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430500507355">
                <text:p>10.5430500507355</text:p>
              </table:table-cell>
              <table:table-cell office:value-type="float" office:value="-0.475990741577343">
                <text:p>-0.47599074157734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53640127182">
                <text:p>10.553640127182</text:p>
              </table:table-cell>
              <table:table-cell office:value-type="float" office:value="-0.472241572953742">
                <text:p>-0.4722415729537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629370212555">
                <text:p>10.5629370212555</text:p>
              </table:table-cell>
              <table:table-cell office:value-type="float" office:value="-0.47028055217858">
                <text:p>-0.4702805521785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725591182709">
                <text:p>10.5725591182709</text:p>
              </table:table-cell>
              <table:table-cell office:value-type="float" office:value="-0.461256087978951">
                <text:p>-0.4612560879789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82967042923">
                <text:p>10.582967042923</text:p>
              </table:table-cell>
              <table:table-cell office:value-type="float" office:value="-0.456010037892399">
                <text:p>-0.4560100378923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939149856567">
                <text:p>10.5939149856567</text:p>
              </table:table-cell>
              <table:table-cell office:value-type="float" office:value="-0.450918350159659">
                <text:p>-0.45091835015965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6042740345001">
                <text:p>10.6042740345001</text:p>
              </table:table-cell>
              <table:table-cell office:value-type="float" office:value="-0.438622730412898">
                <text:p>-0.43862273041289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142301559448">
                <text:p>10.6142301559448</text:p>
              </table:table-cell>
              <table:table-cell office:value-type="float" office:value="-0.434723727388451">
                <text:p>-0.4347237273884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220810413361">
                <text:p>10.6220810413361</text:p>
              </table:table-cell>
              <table:table-cell office:value-type="float" office:value="-0.433154211296897">
                <text:p>-0.43315421129689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317920684814">
                <text:p>10.6317920684814</text:p>
              </table:table-cell>
              <table:table-cell office:value-type="float" office:value="-0.422072631087728">
                <text:p>-0.42207263108772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46733045578">
                <text:p>10.646733045578</text:p>
              </table:table-cell>
              <table:table-cell office:value-type="float" office:value="-0.419026694767557">
                <text:p>-0.41902669476755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533970832825">
                <text:p>10.6533970832825</text:p>
              </table:table-cell>
              <table:table-cell office:value-type="float" office:value="-0.413042571727583">
                <text:p>-0.41304257172758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632521152496">
                <text:p>10.6632521152496</text:p>
              </table:table-cell>
              <table:table-cell office:value-type="float" office:value="-0.407858802217515">
                <text:p>-0.40785880221751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725180149078">
                <text:p>10.6725180149078</text:p>
              </table:table-cell>
              <table:table-cell office:value-type="float" office:value="-0.405224489213189">
                <text:p>-0.40522448921318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833620071411">
                <text:p>10.6833620071411</text:p>
              </table:table-cell>
              <table:table-cell office:value-type="float" office:value="-0.392943562303544">
                <text:p>-0.39294356230354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939520835876">
                <text:p>10.6939520835876</text:p>
              </table:table-cell>
              <table:table-cell office:value-type="float" office:value="-0.38864653430157">
                <text:p>-0.3886465343015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7043449878693">
                <text:p>10.7043449878693</text:p>
              </table:table-cell>
              <table:table-cell office:value-type="float" office:value="-0.383406796317293">
                <text:p>-0.3834067963172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7149860858917">
                <text:p>10.7149860858917</text:p>
              </table:table-cell>
              <table:table-cell office:value-type="float" office:value="-0.370318497768221">
                <text:p>-0.37031849776822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7236590385437">
                <text:p>10.7236590385437</text:p>
              </table:table-cell>
              <table:table-cell office:value-type="float" office:value="-0.373023900655366">
                <text:p>-0.37302390065536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7324161529541">
                <text:p>10.7324161529541</text:p>
              </table:table-cell>
              <table:table-cell office:value-type="float" office:value="-0.366767183442636">
                <text:p>-0.36676718344263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7423281669617">
                <text:p>10.7423281669617</text:p>
              </table:table-cell>
              <table:table-cell office:value-type="float" office:value="-0.357366174235843">
                <text:p>-0.3573661742358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7537159919739">
                <text:p>10.7537159919739</text:p>
              </table:table-cell>
              <table:table-cell office:value-type="float" office:value="-0.358026619553827">
                <text:p>-0.3580266195538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7637181282043">
                <text:p>10.7637181282043</text:p>
              </table:table-cell>
              <table:table-cell office:value-type="float" office:value="-0.345289702694811">
                <text:p>-0.34528970269481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7723331451416">
                <text:p>10.7723331451416</text:p>
              </table:table-cell>
              <table:table-cell office:value-type="float" office:value="-0.336887922539723">
                <text:p>-0.3368879225397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7829539775848">
                <text:p>10.7829539775848</text:p>
              </table:table-cell>
              <table:table-cell office:value-type="float" office:value="-0.336846679110365">
                <text:p>-0.33684667911036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7945191860199">
                <text:p>10.7945191860199</text:p>
              </table:table-cell>
              <table:table-cell office:value-type="float" office:value="-0.328522219860667">
                <text:p>-0.32852221986066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8041911125183">
                <text:p>10.8041911125183</text:p>
              </table:table-cell>
              <table:table-cell office:value-type="float" office:value="-0.319316565244636">
                <text:p>-0.31931656524463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8127892017365">
                <text:p>10.8127892017365</text:p>
              </table:table-cell>
              <table:table-cell office:value-type="float" office:value="-0.318342324978225">
                <text:p>-0.3183423249782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8215720653534">
                <text:p>10.8215720653534</text:p>
              </table:table-cell>
              <table:table-cell office:value-type="float" office:value="-0.313386317276808">
                <text:p>-0.3133863172768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8338551521301">
                <text:p>10.8338551521301</text:p>
              </table:table-cell>
              <table:table-cell office:value-type="float" office:value="-0.303495077427387">
                <text:p>-0.30349507742738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8426461219788">
                <text:p>10.8426461219788</text:p>
              </table:table-cell>
              <table:table-cell office:value-type="float" office:value="-0.298352436353676">
                <text:p>-0.2983524363536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8548491001129">
                <text:p>10.8548491001129</text:p>
              </table:table-cell>
              <table:table-cell office:value-type="float" office:value="-0.295713371424438">
                <text:p>-0.2957133714244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8646490573883">
                <text:p>10.8646490573883</text:p>
              </table:table-cell>
              <table:table-cell office:value-type="float" office:value="-0.283565165632484">
                <text:p>-0.2835651656324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8719570636749">
                <text:p>10.8719570636749</text:p>
              </table:table-cell>
              <table:table-cell office:value-type="float" office:value="-0.275101656270542">
                <text:p>-0.27510165627054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8856329917908">
                <text:p>10.8856329917908</text:p>
              </table:table-cell>
              <table:table-cell office:value-type="float" office:value="-0.272327817026618">
                <text:p>-0.27232781702661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8964669704437">
                <text:p>10.8964669704437</text:p>
              </table:table-cell>
              <table:table-cell office:value-type="float" office:value="-0.26353687622017">
                <text:p>-0.263536876220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9039151668549">
                <text:p>10.9039151668549</text:p>
              </table:table-cell>
              <table:table-cell office:value-type="float" office:value="-0.251932892979467">
                <text:p>-0.25193289297946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.9142241477966">
                <text:p>10.9142241477966</text:p>
              </table:table-cell>
              <table:table-cell office:value-type="float" office:value="-0.250796775245195">
                <text:p>-0.2507967752451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.9259660243988">
                <text:p>10.9259660243988</text:p>
              </table:table-cell>
              <table:table-cell office:value-type="float" office:value="-0.250463307029756">
                <text:p>-0.2504633070297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9318141937256">
                <text:p>10.9318141937256</text:p>
              </table:table-cell>
              <table:table-cell office:value-type="float" office:value="-0.239291229778616">
                <text:p>-0.2392912297786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9439690113068">
                <text:p>10.9439690113068</text:p>
              </table:table-cell>
              <table:table-cell office:value-type="float" office:value="-0.229769367285542">
                <text:p>-0.2297693672855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9566791057587">
                <text:p>10.9566791057587</text:p>
              </table:table-cell>
              <table:table-cell office:value-type="float" office:value="-0.222474041888528">
                <text:p>-0.2224740418885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9634900093079">
                <text:p>10.9634900093079</text:p>
              </table:table-cell>
              <table:table-cell office:value-type="float" office:value="-0.217925657022628">
                <text:p>-0.21792565702262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9741940498352">
                <text:p>10.9741940498352</text:p>
              </table:table-cell>
              <table:table-cell office:value-type="float" office:value="-0.208397975485107">
                <text:p>-0.2083979754851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9842710494995">
                <text:p>10.9842710494995</text:p>
              </table:table-cell>
              <table:table-cell office:value-type="float" office:value="-0.198847732634197">
                <text:p>-0.19884773263419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9942350387573">
                <text:p>10.9942350387573</text:p>
              </table:table-cell>
              <table:table-cell office:value-type="float" office:value="-0.197446466439843">
                <text:p>-0.1974464664398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.0036730766296">
                <text:p>11.0036730766296</text:p>
              </table:table-cell>
              <table:table-cell office:value-type="float" office:value="-0.19462549542411">
                <text:p>-0.194625495424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.0144250392914">
                <text:p>11.0144250392914</text:p>
              </table:table-cell>
              <table:table-cell office:value-type="float" office:value="-0.186259462810404">
                <text:p>-0.1862594628104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0232760906219">
                <text:p>11.0232760906219</text:p>
              </table:table-cell>
              <table:table-cell office:value-type="float" office:value="-0.178590962963734">
                <text:p>-0.17859096296373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03404712677">
                <text:p>11.03404712677</text:p>
              </table:table-cell>
              <table:table-cell office:value-type="float" office:value="-0.174320821690866">
                <text:p>-0.17432082169086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0443320274353">
                <text:p>11.0443320274353</text:p>
              </table:table-cell>
              <table:table-cell office:value-type="float" office:value="-0.165182873516308">
                <text:p>-0.1651828735163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0547771453857">
                <text:p>11.0547771453857</text:p>
              </table:table-cell>
              <table:table-cell office:value-type="float" office:value="-0.154460741570793">
                <text:p>-0.15446074157079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0622911453247">
                <text:p>11.0622911453247</text:p>
              </table:table-cell>
              <table:table-cell office:value-type="float" office:value="-0.146411830027761">
                <text:p>-0.146411830027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14cm" svg:height="14.218cm" xlink:href=".." xlink:type="simple" chart:class="chart:scatter" chart:style-name="ch1">
        <chart:title svg:x="9.591cm" svg:y="0.42cm" chart:style-name="ch2">
          <text:p>Sawyer's Acceleration</text:p>
        </chart:title>
        <chart:legend chart:legend-position="end" svg:x="20.835cm" svg:y="6.81cm" style:legend-expansion="high" chart:style-name="ch3"/>
        <chart:plot-area chart:style-name="ch4" table:cell-range-address="velocity.M1:velocity.M1106 velocity.O2:velocity.O1106" svg:x="1.485cm" svg:y="1.483cm" svg:width="18.876cm" svg:height="11.47cm">
          <chartooo:coordinate-region svg:x="2.212cm" svg:y="1.682cm" svg:width="17.962cm" svg:height="11.072cm"/>
          <chart:axis chart:dimension="x" chart:name="primary-x" chart:style-name="ch5">
            <chart:title svg:x="10.522cm" svg:y="13.237cm" chart:style-name="ch6">
              <text:p>Time</text:p>
            </chart:title>
          </chart:axis>
          <chart:axis chart:dimension="y" chart:name="primary-y" chart:style-name="ch5">
            <chart:title svg:x="0.451cm" svg:y="8.85cm" chart:style-name="ch7">
              <text:p>Acceleration [m/s^2] ?</text:p>
            </chart:title>
            <chart:grid chart:style-name="ch8" chart:class="major"/>
          </chart:axis>
          <chart:series chart:style-name="ch9" chart:values-cell-range-address="velocity.O2:velocity.O1106" chart:class="chart:scatter">
            <chart:domain table:cell-range-address="velocity.M1:velocity.M1106"/>
            <chart:data-point chart:repeated="11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0481719970703">
                <text:p>0.0130481719970703</text:p>
                <draw:g>
                  <svg:desc>velocity.M1:velocity.M1106</svg:desc>
                </draw:g>
              </table:table-cell>
              <table:table-cell office:value-type="float" office:value="0">
                <text:p>0</text:p>
                <draw:g>
                  <svg:desc>velocity.O2:velocity.O1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9861736297607">
                <text:p>0.0229861736297607</text:p>
              </table:table-cell>
              <table:table-cell office:value-type="float" office:value="0.0859654484702352">
                <text:p>0.0859654484702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7561626434326">
                <text:p>0.0317561626434326</text:p>
              </table:table-cell>
              <table:table-cell office:value-type="float" office:value="1.13403003917884">
                <text:p>1.13403003917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9271926879883">
                <text:p>0.0439271926879883</text:p>
              </table:table-cell>
              <table:table-cell office:value-type="float" office:value="3.83885487368972">
                <text:p>3.83885487368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0281066894531">
                <text:p>0.0530281066894531</text:p>
              </table:table-cell>
              <table:table-cell office:value-type="float" office:value="9.26047578695733">
                <text:p>9.26047578695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5071525573731">
                <text:p>0.0625071525573731</text:p>
              </table:table-cell>
              <table:table-cell office:value-type="float" office:value="12.1612519420585">
                <text:p>12.1612519420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9201564788818">
                <text:p>0.0719201564788818</text:p>
              </table:table-cell>
              <table:table-cell office:value-type="float" office:value="7.03928070293617">
                <text:p>7.039280702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636999130249">
                <text:p>0.083636999130249</text:p>
              </table:table-cell>
              <table:table-cell office:value-type="float" office:value="9.33582880305856">
                <text:p>9.33582880305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3310260772705">
                <text:p>0.0943310260772705</text:p>
              </table:table-cell>
              <table:table-cell office:value-type="float" office:value="10.661059229079">
                <text:p>10.661059229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331970214844">
                <text:p>0.104331970214844</text:p>
              </table:table-cell>
              <table:table-cell office:value-type="float" office:value="7.56797407536019">
                <text:p>7.56797407536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3131980896">
                <text:p>0.1133131980896</text:p>
              </table:table-cell>
              <table:table-cell office:value-type="float" office:value="6.08116453763927">
                <text:p>6.08116453763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273907661438">
                <text:p>0.12273907661438</text:p>
              </table:table-cell>
              <table:table-cell office:value-type="float" office:value="4.72334060232068">
                <text:p>4.72334060232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194135665894">
                <text:p>0.134194135665894</text:p>
              </table:table-cell>
              <table:table-cell office:value-type="float" office:value="0.911744778051132">
                <text:p>0.911744778051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741058349609">
                <text:p>0.144741058349609</text:p>
              </table:table-cell>
              <table:table-cell office:value-type="float" office:value="0.0597445375909492">
                <text:p>0.0597445375909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4232978820801">
                <text:p>0.154232978820801</text:p>
              </table:table-cell>
              <table:table-cell office:value-type="float" office:value="1.63502948398321">
                <text:p>1.6350294839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3773059844971">
                <text:p>0.163773059844971</text:p>
              </table:table-cell>
              <table:table-cell office:value-type="float" office:value="-1.76050547099773">
                <text:p>-1.76050547099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3907041549683">
                <text:p>0.173907041549683</text:p>
              </table:table-cell>
              <table:table-cell office:value-type="float" office:value="-0.423463103078434">
                <text:p>-0.423463103078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2411193847656">
                <text:p>0.182411193847656</text:p>
              </table:table-cell>
              <table:table-cell office:value-type="float" office:value="1.36806847526473">
                <text:p>1.36806847526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389009475708">
                <text:p>0.19389009475708</text:p>
              </table:table-cell>
              <table:table-cell office:value-type="float" office:value="-1.05731087613886">
                <text:p>-1.057310876138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4306125640869">
                <text:p>0.204306125640869</text:p>
              </table:table-cell>
              <table:table-cell office:value-type="float" office:value="-2.39235363011047">
                <text:p>-2.39235363011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2296009063721">
                <text:p>0.212296009063721</text:p>
              </table:table-cell>
              <table:table-cell office:value-type="float" office:value="2.55757156394399">
                <text:p>2.55757156394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906112670898">
                <text:p>0.222906112670898</text:p>
              </table:table-cell>
              <table:table-cell office:value-type="float" office:value="0.127441381697489">
                <text:p>0.127441381697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4194040298462">
                <text:p>0.234194040298462</text:p>
              </table:table-cell>
              <table:table-cell office:value-type="float" office:value="-2.39847388302017">
                <text:p>-2.39847388302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2640972137451">
                <text:p>0.242640972137451</text:p>
              </table:table-cell>
              <table:table-cell office:value-type="float" office:value="3.09288514685765">
                <text:p>3.09288514685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3852128982544">
                <text:p>0.253852128982544</text:p>
              </table:table-cell>
              <table:table-cell office:value-type="float" office:value="1.06473446532679">
                <text:p>1.06473446532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3010025024414">
                <text:p>0.263010025024414</text:p>
              </table:table-cell>
              <table:table-cell office:value-type="float" office:value="-2.90342050118808">
                <text:p>-2.90342050118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4213075637817">
                <text:p>0.274213075637817</text:p>
              </table:table-cell>
              <table:table-cell office:value-type="float" office:value="1.35116670337955">
                <text:p>1.351166703379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3331155776978">
                <text:p>0.283331155776978</text:p>
              </table:table-cell>
              <table:table-cell office:value-type="float" office:value="1.17500616969246">
                <text:p>1.17500616969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9688100814819">
                <text:p>0.299688100814819</text:p>
              </table:table-cell>
              <table:table-cell office:value-type="float" office:value="-6.74514529014422">
                <text:p>-6.74514529014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323123931885">
                <text:p>0.305323123931885</text:p>
              </table:table-cell>
              <table:table-cell office:value-type="float" office:value="0.447587530247055">
                <text:p>0.447587530247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3528060913086">
                <text:p>0.313528060913086</text:p>
              </table:table-cell>
              <table:table-cell office:value-type="float" office:value="2.95541656232689">
                <text:p>2.95541656232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2497129440308">
                <text:p>0.322497129440308</text:p>
              </table:table-cell>
              <table:table-cell office:value-type="float" office:value="-2.25818385579284">
                <text:p>-2.25818385579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3811044692993">
                <text:p>0.333811044692993</text:p>
              </table:table-cell>
              <table:table-cell office:value-type="float" office:value="-1.09573160543442">
                <text:p>-1.095731605434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3221187591553">
                <text:p>0.343221187591553</text:p>
              </table:table-cell>
              <table:table-cell office:value-type="float" office:value="2.4823233404393">
                <text:p>2.4823233404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3801012039185">
                <text:p>0.353801012039185</text:p>
              </table:table-cell>
              <table:table-cell office:value-type="float" office:value="-2.16184368947104">
                <text:p>-2.16184368947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0211353302">
                <text:p>0.3630211353302</text:p>
              </table:table-cell>
              <table:table-cell office:value-type="float" office:value="0.19220852758462">
                <text:p>0.19220852758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1389150619507">
                <text:p>0.371389150619507</text:p>
              </table:table-cell>
              <table:table-cell office:value-type="float" office:value="2.55253303677844">
                <text:p>2.55253303677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7454032897949">
                <text:p>0.387454032897949</text:p>
              </table:table-cell>
              <table:table-cell office:value-type="float" office:value="-3.7260248066377">
                <text:p>-3.72602480663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2389059066772">
                <text:p>0.392389059066772</text:p>
              </table:table-cell>
              <table:table-cell office:value-type="float" office:value="-1.61188295789808">
                <text:p>-1.61188295789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3654098510742">
                <text:p>0.403654098510742</text:p>
              </table:table-cell>
              <table:table-cell office:value-type="float" office:value="3.84866224441083">
                <text:p>3.84866224441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3664102554321">
                <text:p>0.413664102554321</text:p>
              </table:table-cell>
              <table:table-cell office:value-type="float" office:value="-0.0613768740980828">
                <text:p>-0.0613768740980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461032867432">
                <text:p>0.422461032867432</text:p>
              </table:table-cell>
              <table:table-cell office:value-type="float" office:value="0.284861624429779">
                <text:p>0.284861624429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2176113128662">
                <text:p>0.432176113128662</text:p>
              </table:table-cell>
              <table:table-cell office:value-type="float" office:value="3.15890954095802">
                <text:p>3.15890954095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326114654541">
                <text:p>0.44326114654541</text:p>
              </table:table-cell>
              <table:table-cell office:value-type="float" office:value="-0.964291953766273">
                <text:p>-0.964291953766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3593969345093">
                <text:p>0.453593969345093</text:p>
              </table:table-cell>
              <table:table-cell office:value-type="float" office:value="-0.983166103116928">
                <text:p>-0.983166103116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3726043701172">
                <text:p>0.463726043701172</text:p>
              </table:table-cell>
              <table:table-cell office:value-type="float" office:value="3.51144117004957">
                <text:p>3.51144117004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2689151763916">
                <text:p>0.472689151763916</text:p>
              </table:table-cell>
              <table:table-cell office:value-type="float" office:value="0.201546824701839">
                <text:p>0.201546824701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4187126159668">
                <text:p>0.484187126159668</text:p>
              </table:table-cell>
              <table:table-cell office:value-type="float" office:value="-0.958815410391658">
                <text:p>-0.9588154103916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3990182876587">
                <text:p>0.493990182876587</text:p>
              </table:table-cell>
              <table:table-cell office:value-type="float" office:value="4.12215852682703">
                <text:p>4.12215852682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2547979354858">
                <text:p>0.502547979354858</text:p>
              </table:table-cell>
              <table:table-cell office:value-type="float" office:value="0.550933227206587">
                <text:p>0.550933227206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285719871521">
                <text:p>0.51285719871521</text:p>
              </table:table-cell>
              <table:table-cell office:value-type="float" office:value="-1.4027145106373">
                <text:p>-1.4027145106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3293972015381">
                <text:p>0.523293972015381</text:p>
              </table:table-cell>
              <table:table-cell office:value-type="float" office:value="1.55745297305105">
                <text:p>1.55745297305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2263040542603">
                <text:p>0.532263040542603</text:p>
              </table:table-cell>
              <table:table-cell office:value-type="float" office:value="0.932908139354411">
                <text:p>0.932908139354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3215036392212">
                <text:p>0.543215036392212</text:p>
              </table:table-cell>
              <table:table-cell office:value-type="float" office:value="1.47054758106173">
                <text:p>1.470547581061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3459167480469">
                <text:p>0.553459167480469</text:p>
              </table:table-cell>
              <table:table-cell office:value-type="float" office:value="1.30811785875651">
                <text:p>1.30811785875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6534996032715">
                <text:p>0.566534996032715</text:p>
              </table:table-cell>
              <table:table-cell office:value-type="float" office:value="-0.369359759963016">
                <text:p>-0.369359759963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3235034942627">
                <text:p>0.573235034942627</text:p>
              </table:table-cell>
              <table:table-cell office:value-type="float" office:value="0.21209175009438">
                <text:p>0.21209175009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4974050521851">
                <text:p>0.584974050521851</text:p>
              </table:table-cell>
              <table:table-cell office:value-type="float" office:value="1.10864281921328">
                <text:p>1.10864281921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3896150588989">
                <text:p>0.593896150588989</text:p>
              </table:table-cell>
              <table:table-cell office:value-type="float" office:value="1.04635516488105">
                <text:p>1.04635516488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3929042816162">
                <text:p>0.603929042816162</text:p>
              </table:table-cell>
              <table:table-cell office:value-type="float" office:value="1.44383259806679">
                <text:p>1.44383259806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3837003707886">
                <text:p>0.613837003707886</text:p>
              </table:table-cell>
              <table:table-cell office:value-type="float" office:value="1.32584074961139">
                <text:p>1.32584074961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3219966888428">
                <text:p>0.623219966888428</text:p>
              </table:table-cell>
              <table:table-cell office:value-type="float" office:value="0.658570164162951">
                <text:p>0.658570164162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1546974182129">
                <text:p>0.631546974182129</text:p>
              </table:table-cell>
              <table:table-cell office:value-type="float" office:value="0.766908067260013">
                <text:p>0.766908067260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2677068710327">
                <text:p>0.642677068710327</text:p>
              </table:table-cell>
              <table:table-cell office:value-type="float" office:value="0.555557708631407">
                <text:p>0.5555577086314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6962156295776">
                <text:p>0.656962156295776</text:p>
              </table:table-cell>
              <table:table-cell office:value-type="float" office:value="-2.13377789718033">
                <text:p>-2.13377789718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2018060684204">
                <text:p>0.662018060684204</text:p>
              </table:table-cell>
              <table:table-cell office:value-type="float" office:value="-0.12898050737949">
                <text:p>-0.12898050737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5144195556641">
                <text:p>0.675144195556641</text:p>
              </table:table-cell>
              <table:table-cell office:value-type="float" office:value="-1.5095634832086">
                <text:p>-1.5095634832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3113098144531">
                <text:p>0.683113098144531</text:p>
              </table:table-cell>
              <table:table-cell office:value-type="float" office:value="-2.33277408149119">
                <text:p>-2.33277408149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2453145980835">
                <text:p>0.692453145980835</text:p>
              </table:table-cell>
              <table:table-cell office:value-type="float" office:value="-1.82076332447748">
                <text:p>-1.820763324477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6605195999146">
                <text:p>0.706605195999146</text:p>
              </table:table-cell>
              <table:table-cell office:value-type="float" office:value="-4.09938035944435">
                <text:p>-4.09938035944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4014053344727">
                <text:p>0.714014053344727</text:p>
              </table:table-cell>
              <table:table-cell office:value-type="float" office:value="-4.1111976041821">
                <text:p>-4.1111976041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3810195922852">
                <text:p>0.723810195922852</text:p>
              </table:table-cell>
              <table:table-cell office:value-type="float" office:value="-4.1293710410326">
                <text:p>-4.12937104103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3428001403809">
                <text:p>0.733428001403809</text:p>
              </table:table-cell>
              <table:table-cell office:value-type="float" office:value="-3.66938265943898">
                <text:p>-3.66938265943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3161201477051">
                <text:p>0.743161201477051</text:p>
              </table:table-cell>
              <table:table-cell office:value-type="float" office:value="-2.58025517701758">
                <text:p>-2.580255177017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6878137588501">
                <text:p>0.756878137588501</text:p>
              </table:table-cell>
              <table:table-cell office:value-type="float" office:value="-5.9478213373077">
                <text:p>-5.9478213373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2870073318481">
                <text:p>0.762870073318481</text:p>
              </table:table-cell>
              <table:table-cell office:value-type="float" office:value="-2.22971463603839">
                <text:p>-2.229714636038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6470184326172">
                <text:p>0.776470184326172</text:p>
              </table:table-cell>
              <table:table-cell office:value-type="float" office:value="-5.18919503507144">
                <text:p>-5.18919503507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2557010650635">
                <text:p>0.782557010650635</text:p>
              </table:table-cell>
              <table:table-cell office:value-type="float" office:value="-2.12388109542651">
                <text:p>-2.12388109542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2198181152344">
                <text:p>0.792198181152344</text:p>
              </table:table-cell>
              <table:table-cell office:value-type="float" office:value="-0.664720553624452">
                <text:p>-0.6647205536244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7025194168091">
                <text:p>0.807025194168091</text:p>
              </table:table-cell>
              <table:table-cell office:value-type="float" office:value="-3.15309802033098">
                <text:p>-3.15309802033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3759088516235">
                <text:p>0.813759088516235</text:p>
              </table:table-cell>
              <table:table-cell office:value-type="float" office:value="-2.05096162252198">
                <text:p>-2.0509616225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2381019592285">
                <text:p>0.822381019592285</text:p>
              </table:table-cell>
              <table:table-cell office:value-type="float" office:value="-1.05682832171395">
                <text:p>-1.05682832171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4362983703613">
                <text:p>0.834362983703613</text:p>
              </table:table-cell>
              <table:table-cell office:value-type="float" office:value="-1.12512429874284">
                <text:p>-1.12512429874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4024181365967">
                <text:p>0.844024181365967</text:p>
              </table:table-cell>
              <table:table-cell office:value-type="float" office:value="0.184840166177213">
                <text:p>0.184840166177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3336095809937">
                <text:p>0.853336095809937</text:p>
              </table:table-cell>
              <table:table-cell office:value-type="float" office:value="0.300433659670582">
                <text:p>0.300433659670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4066123962402">
                <text:p>0.864066123962402</text:p>
              </table:table-cell>
              <table:table-cell office:value-type="float" office:value="-0.0112788153362412">
                <text:p>-0.0112788153362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4230146408081">
                <text:p>0.874230146408081</text:p>
              </table:table-cell>
              <table:table-cell office:value-type="float" office:value="0.374900435904728">
                <text:p>0.374900435904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479208946228">
                <text:p>0.88479208946228</text:p>
              </table:table-cell>
              <table:table-cell office:value-type="float" office:value="-1.08764731094593">
                <text:p>-1.08764731094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341402053833">
                <text:p>0.89341402053833</text:p>
              </table:table-cell>
              <table:table-cell office:value-type="float" office:value="-0.550369480842285">
                <text:p>-0.550369480842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5178070068359">
                <text:p>0.905178070068359</text:p>
              </table:table-cell>
              <table:table-cell office:value-type="float" office:value="0.0743235007914118">
                <text:p>0.074323500791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376805305481">
                <text:p>0.91376805305481</text:p>
              </table:table-cell>
              <table:table-cell office:value-type="float" office:value="0.755123068560838">
                <text:p>0.7551230685608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4154996871948">
                <text:p>0.924154996871948</text:p>
              </table:table-cell>
              <table:table-cell office:value-type="float" office:value="1.18777854522826">
                <text:p>1.18777854522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2823181152344">
                <text:p>0.932823181152344</text:p>
              </table:table-cell>
              <table:table-cell office:value-type="float" office:value="0.376950527099352">
                <text:p>0.376950527099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4533109664917">
                <text:p>0.944533109664917</text:p>
              </table:table-cell>
              <table:table-cell office:value-type="float" office:value="-0.087762940510587">
                <text:p>-0.087762940510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379114151001">
                <text:p>0.95379114151001</text:p>
              </table:table-cell>
              <table:table-cell office:value-type="float" office:value="-0.0392800200286533">
                <text:p>-0.0392800200286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4423179626465">
                <text:p>0.964423179626465</text:p>
              </table:table-cell>
              <table:table-cell office:value-type="float" office:value="-0.0698039520179736">
                <text:p>-0.0698039520179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4164009094238">
                <text:p>0.974164009094238</text:p>
              </table:table-cell>
              <table:table-cell office:value-type="float" office:value="0.610542272059435">
                <text:p>0.6105422720594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3191967010498">
                <text:p>0.983191967010498</text:p>
              </table:table-cell>
              <table:table-cell office:value-type="float" office:value="0.298593462851847">
                <text:p>0.2985934628518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191211700439">
                <text:p>1.00191211700439</text:p>
              </table:table-cell>
              <table:table-cell office:value-type="float" office:value="0.0520954345015716">
                <text:p>0.0520954345015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663900375366">
                <text:p>1.00663900375366</text:p>
              </table:table-cell>
              <table:table-cell office:value-type="float" office:value="1.43586045118033">
                <text:p>1.435860451180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561617851257">
                <text:p>1.01561617851257</text:p>
              </table:table-cell>
              <table:table-cell office:value-type="float" office:value="-0.0657826252706951">
                <text:p>-0.0657826252706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484703063965">
                <text:p>1.02484703063965</text:p>
              </table:table-cell>
              <table:table-cell office:value-type="float" office:value="-0.307472621117002">
                <text:p>-0.307472621117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379917144775">
                <text:p>1.03379917144775</text:p>
              </table:table-cell>
              <table:table-cell office:value-type="float" office:value="0.237862992375739">
                <text:p>0.237862992375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311013221741">
                <text:p>1.04311013221741</text:p>
              </table:table-cell>
              <table:table-cell office:value-type="float" office:value="-0.236549657849699">
                <text:p>-0.2365496578496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930709838867">
                <text:p>1.05930709838867</text:p>
              </table:table-cell>
              <table:table-cell office:value-type="float" office:value="-0.153506084247525">
                <text:p>-0.153506084247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460404396057">
                <text:p>1.06460404396057</text:p>
              </table:table-cell>
              <table:table-cell office:value-type="float" office:value="-0.519574059460788">
                <text:p>-0.5195740594607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447814941406">
                <text:p>1.07447814941406</text:p>
              </table:table-cell>
              <table:table-cell office:value-type="float" office:value="-0.509500190310787">
                <text:p>-0.5095001903107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288311958313">
                <text:p>1.08288311958313</text:p>
              </table:table-cell>
              <table:table-cell office:value-type="float" office:value="0.0520479220751112">
                <text:p>0.0520479220751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50870513916">
                <text:p>1.0950870513916</text:p>
              </table:table-cell>
              <table:table-cell office:value-type="float" office:value="-1.64838727545839">
                <text:p>-1.648387275458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0551810264587">
                <text:p>1.10551810264587</text:p>
              </table:table-cell>
              <table:table-cell office:value-type="float" office:value="-0.7681730896288">
                <text:p>-0.76817308962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239314079285">
                <text:p>1.11239314079285</text:p>
              </table:table-cell>
              <table:table-cell office:value-type="float" office:value="-0.219471513611606">
                <text:p>-0.219471513611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786602973938">
                <text:p>1.12786602973938</text:p>
              </table:table-cell>
              <table:table-cell office:value-type="float" office:value="-3.09585395272414">
                <text:p>-3.095853952724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484501838684">
                <text:p>1.13484501838684</text:p>
              </table:table-cell>
              <table:table-cell office:value-type="float" office:value="-0.976385783527809">
                <text:p>-0.9763857835278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293718338013">
                <text:p>1.14293718338013</text:p>
              </table:table-cell>
              <table:table-cell office:value-type="float" office:value="-0.736440562822042">
                <text:p>-0.7364405628220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395498275757">
                <text:p>1.15395498275757</text:p>
              </table:table-cell>
              <table:table-cell office:value-type="float" office:value="-1.53548420937275">
                <text:p>-1.53548420937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624999046326">
                <text:p>1.16624999046326</text:p>
              </table:table-cell>
              <table:table-cell office:value-type="float" office:value="-0.267160142230798">
                <text:p>-0.2671601422307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37539768219">
                <text:p>1.1737539768219</text:p>
              </table:table-cell>
              <table:table-cell office:value-type="float" office:value="-0.536550573571659">
                <text:p>-0.5365505735716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376517295837">
                <text:p>1.18376517295837</text:p>
              </table:table-cell>
              <table:table-cell office:value-type="float" office:value="-0.675796160234719">
                <text:p>-0.6757961602347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376111030579">
                <text:p>1.19376111030579</text:p>
              </table:table-cell>
              <table:table-cell office:value-type="float" office:value="-1.29479787484085">
                <text:p>-1.29479787484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031090259552">
                <text:p>1.2031090259552</text:p>
              </table:table-cell>
              <table:table-cell office:value-type="float" office:value="-2.10121848681404">
                <text:p>-2.101218486814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278715133667">
                <text:p>1.21278715133667</text:p>
              </table:table-cell>
              <table:table-cell office:value-type="float" office:value="-0.320996427072678">
                <text:p>-0.3209964270726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382998466492">
                <text:p>1.22382998466492</text:p>
              </table:table-cell>
              <table:table-cell office:value-type="float" office:value="-0.466258770816589">
                <text:p>-0.466258770816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415398597717">
                <text:p>1.23415398597717</text:p>
              </table:table-cell>
              <table:table-cell office:value-type="float" office:value="-1.30959481405447">
                <text:p>-1.30959481405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323797225952">
                <text:p>1.24323797225952</text:p>
              </table:table-cell>
              <table:table-cell office:value-type="float" office:value="0.690245701528638">
                <text:p>0.6902457015286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394511222839">
                <text:p>1.25394511222839</text:p>
              </table:table-cell>
              <table:table-cell office:value-type="float" office:value="-0.81586975441428">
                <text:p>-0.81586975441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595211029053">
                <text:p>1.26595211029053</text:p>
              </table:table-cell>
              <table:table-cell office:value-type="float" office:value="-1.71131975665464">
                <text:p>-1.711319756654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434015274048">
                <text:p>1.27434015274048</text:p>
              </table:table-cell>
              <table:table-cell office:value-type="float" office:value="-0.234354463375233">
                <text:p>-0.234354463375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488898277283">
                <text:p>1.28488898277283</text:p>
              </table:table-cell>
              <table:table-cell office:value-type="float" office:value="-0.623467548408356">
                <text:p>-0.623467548408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454898834229">
                <text:p>1.29454898834229</text:p>
              </table:table-cell>
              <table:table-cell office:value-type="float" office:value="-1.03967183112364">
                <text:p>-1.03967183112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357599258423">
                <text:p>1.30357599258423</text:p>
              </table:table-cell>
              <table:table-cell office:value-type="float" office:value="-0.065908131390763">
                <text:p>-0.0659081313907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710720062256">
                <text:p>1.31710720062256</text:p>
              </table:table-cell>
              <table:table-cell office:value-type="float" office:value="-0.00885937676943613">
                <text:p>-0.00885937676943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501602172852">
                <text:p>1.32501602172852</text:p>
              </table:table-cell>
              <table:table-cell office:value-type="float" office:value="-2.06549205805464">
                <text:p>-2.06549205805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218908309937">
                <text:p>1.33218908309937</text:p>
              </table:table-cell>
              <table:table-cell office:value-type="float" office:value="-0.129127460620499">
                <text:p>-0.1291274606204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306907653809">
                <text:p>1.34306907653809</text:p>
              </table:table-cell>
              <table:table-cell office:value-type="float" office:value="-0.97812179467323">
                <text:p>-0.978121794673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413908958435">
                <text:p>1.35413908958435</text:p>
              </table:table-cell>
              <table:table-cell office:value-type="float" office:value="-0.780783018430464">
                <text:p>-0.7807830184304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458611488342">
                <text:p>1.36458611488342</text:p>
              </table:table-cell>
              <table:table-cell office:value-type="float" office:value="-0.587850155412706">
                <text:p>-0.5878501554127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162017822266">
                <text:p>1.37162017822266</text:p>
              </table:table-cell>
              <table:table-cell office:value-type="float" office:value="0.417986405877162">
                <text:p>0.4179864058771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451504707336">
                <text:p>1.38451504707336</text:p>
              </table:table-cell>
              <table:table-cell office:value-type="float" office:value="-0.675632861970924">
                <text:p>-0.675632861970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415502548218">
                <text:p>1.39415502548218</text:p>
              </table:table-cell>
              <table:table-cell office:value-type="float" office:value="-1.50416562758747">
                <text:p>-1.50416562758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0264201164246">
                <text:p>1.40264201164246</text:p>
              </table:table-cell>
              <table:table-cell office:value-type="float" office:value="-0.16804100409929">
                <text:p>-0.168041004099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290903091431">
                <text:p>1.41290903091431</text:p>
              </table:table-cell>
              <table:table-cell office:value-type="float" office:value="-0.35003967119832">
                <text:p>-0.350039671198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332100868225">
                <text:p>1.42332100868225</text:p>
              </table:table-cell>
              <table:table-cell office:value-type="float" office:value="-1.0878306015562">
                <text:p>-1.0878306015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179416656494">
                <text:p>1.43179416656494</text:p>
              </table:table-cell>
              <table:table-cell office:value-type="float" office:value="0.286517619184413">
                <text:p>0.286517619184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330310821533">
                <text:p>1.44330310821533</text:p>
              </table:table-cell>
              <table:table-cell office:value-type="float" office:value="-0.607284385386851">
                <text:p>-0.607284385386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546197891235">
                <text:p>1.45546197891235</text:p>
              </table:table-cell>
              <table:table-cell office:value-type="float" office:value="-2.15129256613299">
                <text:p>-2.151292566132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294617652893">
                <text:p>1.46294617652893</text:p>
              </table:table-cell>
              <table:table-cell office:value-type="float" office:value="-0.0957698930813877">
                <text:p>-0.09576989308138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761201858521">
                <text:p>1.47761201858521</text:p>
              </table:table-cell>
              <table:table-cell office:value-type="float" office:value="0.0115331624984924">
                <text:p>0.0115331624984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396706581116">
                <text:p>1.48396706581116</text:p>
              </table:table-cell>
              <table:table-cell office:value-type="float" office:value="-1.96030102291652">
                <text:p>-1.960301022916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237012863159">
                <text:p>1.49237012863159</text:p>
              </table:table-cell>
              <table:table-cell office:value-type="float" office:value="-0.124443617122749">
                <text:p>-0.1244436171227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26490688324">
                <text:p>1.5026490688324</text:p>
              </table:table-cell>
              <table:table-cell office:value-type="float" office:value="-1.01991918650151">
                <text:p>-1.01991918650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2104210853577">
                <text:p>1.52104210853577</text:p>
              </table:table-cell>
              <table:table-cell office:value-type="float" office:value="-0.257356748400053">
                <text:p>-0.257356748400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528119087219">
                <text:p>1.52528119087219</text:p>
              </table:table-cell>
              <table:table-cell office:value-type="float" office:value="-0.839857075095007">
                <text:p>-0.839857075095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294515609741">
                <text:p>1.53294515609741</text:p>
              </table:table-cell>
              <table:table-cell office:value-type="float" office:value="-0.162008156276496">
                <text:p>-0.1620081562764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53929901123">
                <text:p>1.5453929901123</text:p>
              </table:table-cell>
              <table:table-cell office:value-type="float" office:value="-0.223549785061257">
                <text:p>-0.2235497850612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392003059387">
                <text:p>1.55392003059387</text:p>
              </table:table-cell>
              <table:table-cell office:value-type="float" office:value="-0.898612623399547">
                <text:p>-0.898612623399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395411491394">
                <text:p>1.56395411491394</text:p>
              </table:table-cell>
              <table:table-cell office:value-type="float" office:value="-0.940548567470311">
                <text:p>-0.9405485674703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679104804993">
                <text:p>1.57679104804993</text:p>
              </table:table-cell>
              <table:table-cell office:value-type="float" office:value="-1.88143987632692">
                <text:p>-1.88143987632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346509933472">
                <text:p>1.58346509933472</text:p>
              </table:table-cell>
              <table:table-cell office:value-type="float" office:value="-0.540040656138817">
                <text:p>-0.5400406561388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37098693848">
                <text:p>1.59237098693848</text:p>
              </table:table-cell>
              <table:table-cell office:value-type="float" office:value="0.0994157081123072">
                <text:p>0.0994157081123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0536599159241">
                <text:p>1.60536599159241</text:p>
              </table:table-cell>
              <table:table-cell office:value-type="float" office:value="-1.15344265146618">
                <text:p>-1.15344265146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61961555481">
                <text:p>1.6161961555481</text:p>
              </table:table-cell>
              <table:table-cell office:value-type="float" office:value="-2.35131436984951">
                <text:p>-2.35131436984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27650642395">
                <text:p>1.6227650642395</text:p>
              </table:table-cell>
              <table:table-cell office:value-type="float" office:value="-0.0574149155204758">
                <text:p>-0.05741491552047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35461139679">
                <text:p>1.6335461139679</text:p>
              </table:table-cell>
              <table:table-cell office:value-type="float" office:value="-0.064226355490522">
                <text:p>-0.0642263554905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400410652161">
                <text:p>1.64400410652161</text:p>
              </table:table-cell>
              <table:table-cell office:value-type="float" office:value="-1.48802089796603">
                <text:p>-1.48802089796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293717384338">
                <text:p>1.65293717384338</text:p>
              </table:table-cell>
              <table:table-cell office:value-type="float" office:value="-0.994638216459345">
                <text:p>-0.9946382164593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407418251038">
                <text:p>1.66407418251038</text:p>
              </table:table-cell>
              <table:table-cell office:value-type="float" office:value="-0.714935210392821">
                <text:p>-0.7149352103928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422819137573">
                <text:p>1.67422819137573</text:p>
              </table:table-cell>
              <table:table-cell office:value-type="float" office:value="-1.03911501789661">
                <text:p>-1.039115017896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349003791809">
                <text:p>1.68349003791809</text:p>
              </table:table-cell>
              <table:table-cell office:value-type="float" office:value="-0.552119339933977">
                <text:p>-0.5521193399339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34130191803">
                <text:p>1.6934130191803</text:p>
              </table:table-cell>
              <table:table-cell office:value-type="float" office:value="-0.69828424975223">
                <text:p>-0.698284249752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098303794861">
                <text:p>1.71098303794861</text:p>
              </table:table-cell>
              <table:table-cell office:value-type="float" office:value="-0.102914569785207">
                <text:p>-0.1029145697852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573305130005">
                <text:p>1.71573305130005</text:p>
              </table:table-cell>
              <table:table-cell office:value-type="float" office:value="-1.11791248672583">
                <text:p>-1.11791248672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325301170349">
                <text:p>1.72325301170349</text:p>
              </table:table-cell>
              <table:table-cell office:value-type="float" office:value="-0.406990006458088">
                <text:p>-0.4069900064580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384714126587">
                <text:p>1.73384714126587</text:p>
              </table:table-cell>
              <table:table-cell office:value-type="float" office:value="-0.147957491498887">
                <text:p>-0.147957491498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410820007324">
                <text:p>1.74410820007324</text:p>
              </table:table-cell>
              <table:table-cell office:value-type="float" office:value="-0.711879806366975">
                <text:p>-0.7118798063669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389719009399">
                <text:p>1.75389719009399</text:p>
              </table:table-cell>
              <table:table-cell office:value-type="float" office:value="-1.43460388792383">
                <text:p>-1.434603887923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397705078125">
                <text:p>1.76397705078125</text:p>
              </table:table-cell>
              <table:table-cell office:value-type="float" office:value="-0.919305290328377">
                <text:p>-0.9193052903283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473616600037">
                <text:p>1.77473616600037</text:p>
              </table:table-cell>
              <table:table-cell office:value-type="float" office:value="-0.482488324125911">
                <text:p>-0.4824883241259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188800811768">
                <text:p>1.78188800811768</text:p>
              </table:table-cell>
              <table:table-cell office:value-type="float" office:value="-0.28512804268591">
                <text:p>-0.285128042685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438400268555">
                <text:p>1.79438400268555</text:p>
              </table:table-cell>
              <table:table-cell office:value-type="float" office:value="-0.927517609189066">
                <text:p>-0.9275176091890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40771484375">
                <text:p>1.8040771484375</text:p>
              </table:table-cell>
              <table:table-cell office:value-type="float" office:value="-0.858149326694078">
                <text:p>-0.8581493266940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273508071899">
                <text:p>1.81273508071899</text:p>
              </table:table-cell>
              <table:table-cell office:value-type="float" office:value="-1.17174247666505">
                <text:p>-1.17174247666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398319244385">
                <text:p>1.82398319244385</text:p>
              </table:table-cell>
              <table:table-cell office:value-type="float" office:value="-0.999824461890801">
                <text:p>-0.9998244618908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253312110901">
                <text:p>1.83253312110901</text:p>
              </table:table-cell>
              <table:table-cell office:value-type="float" office:value="-0.620840352833229">
                <text:p>-0.620840352833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186697006226">
                <text:p>1.84186697006226</text:p>
              </table:table-cell>
              <table:table-cell office:value-type="float" office:value="-0.555150620896811">
                <text:p>-0.5551506208968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319304466248">
                <text:p>1.85319304466248</text:p>
              </table:table-cell>
              <table:table-cell office:value-type="float" office:value="-0.268138205107547">
                <text:p>-0.2681382051075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468696594238">
                <text:p>1.86468696594238</text:p>
              </table:table-cell>
              <table:table-cell office:value-type="float" office:value="-0.244626558659298">
                <text:p>-0.2446265586592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772417068481">
                <text:p>1.87772417068481</text:p>
              </table:table-cell>
              <table:table-cell office:value-type="float" office:value="0.165997125558616">
                <text:p>0.1659971255586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209009170532">
                <text:p>1.88209009170532</text:p>
              </table:table-cell>
              <table:table-cell office:value-type="float" office:value="-0.398974250823845">
                <text:p>-0.398974250823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301514625549">
                <text:p>1.89301514625549</text:p>
              </table:table-cell>
              <table:table-cell office:value-type="float" office:value="-0.000678444221593042">
                <text:p>-0.000678444221593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0296602249146">
                <text:p>1.90296602249146</text:p>
              </table:table-cell>
              <table:table-cell office:value-type="float" office:value="-0.932909126926409">
                <text:p>-0.9329091269264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396713256836">
                <text:p>1.91396713256836</text:p>
              </table:table-cell>
              <table:table-cell office:value-type="float" office:value="-0.684857619194167">
                <text:p>-0.6848576191941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303419113159">
                <text:p>1.92303419113159</text:p>
              </table:table-cell>
              <table:table-cell office:value-type="float" office:value="-0.353764901818941">
                <text:p>-0.3537649018189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293619155884">
                <text:p>1.93293619155884</text:p>
              </table:table-cell>
              <table:table-cell office:value-type="float" office:value="-0.562198617366675">
                <text:p>-0.562198617366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250416755676">
                <text:p>1.94250416755676</text:p>
              </table:table-cell>
              <table:table-cell office:value-type="float" office:value="-0.554207570470184">
                <text:p>-0.5542075704701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6698179245">
                <text:p>1.956698179245</text:p>
              </table:table-cell>
              <table:table-cell office:value-type="float" office:value="-1.33808163335869">
                <text:p>-1.338081633358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519112586975">
                <text:p>1.96519112586975</text:p>
              </table:table-cell>
              <table:table-cell office:value-type="float" office:value="-1.03724390715119">
                <text:p>-1.03724390715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346496582031">
                <text:p>1.97346496582031</text:p>
              </table:table-cell>
              <table:table-cell office:value-type="float" office:value="-0.549564512049042">
                <text:p>-0.549564512049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586797714233">
                <text:p>1.98586797714233</text:p>
              </table:table-cell>
              <table:table-cell office:value-type="float" office:value="-1.11321977843286">
                <text:p>-1.113219778432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432301521301">
                <text:p>1.99432301521301</text:p>
              </table:table-cell>
              <table:table-cell office:value-type="float" office:value="-1.08648213794259">
                <text:p>-1.086482137942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530910491943">
                <text:p>2.00530910491943</text:p>
              </table:table-cell>
              <table:table-cell office:value-type="float" office:value="-0.577924958293723">
                <text:p>-0.5779249582937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736998558044">
                <text:p>2.01736998558044</text:p>
              </table:table-cell>
              <table:table-cell office:value-type="float" office:value="-1.21797782680217">
                <text:p>-1.217977826802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340316772461">
                <text:p>2.02340316772461</text:p>
              </table:table-cell>
              <table:table-cell office:value-type="float" office:value="-0.999142117319748">
                <text:p>-0.9991421173197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465104103088">
                <text:p>2.03465104103088</text:p>
              </table:table-cell>
              <table:table-cell office:value-type="float" office:value="-1.33635477152371">
                <text:p>-1.336354771523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320597648621">
                <text:p>2.04320597648621</text:p>
              </table:table-cell>
              <table:table-cell office:value-type="float" office:value="-0.26953134135125">
                <text:p>-0.26953134135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360913276672">
                <text:p>2.05360913276672</text:p>
              </table:table-cell>
              <table:table-cell office:value-type="float" office:value="-0.724185722385435">
                <text:p>-0.7241857223854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397104263306">
                <text:p>2.06397104263306</text:p>
              </table:table-cell>
              <table:table-cell office:value-type="float" office:value="-2.14479682144724">
                <text:p>-2.144796821447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157301902771">
                <text:p>2.07157301902771</text:p>
              </table:table-cell>
              <table:table-cell office:value-type="float" office:value="-0.975721376196772">
                <text:p>-0.975721376196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408212661743">
                <text:p>2.08408212661743</text:p>
              </table:table-cell>
              <table:table-cell office:value-type="float" office:value="-0.8936429375411">
                <text:p>-0.8936429375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461116790771">
                <text:p>2.09461116790771</text:p>
              </table:table-cell>
              <table:table-cell office:value-type="float" office:value="-0.79780952987054">
                <text:p>-0.79780952987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0326409339905">
                <text:p>2.10326409339905</text:p>
              </table:table-cell>
              <table:table-cell office:value-type="float" office:value="-0.573997853108707">
                <text:p>-0.573997853108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455702781677">
                <text:p>2.11455702781677</text:p>
              </table:table-cell>
              <table:table-cell office:value-type="float" office:value="-1.1607647866645">
                <text:p>-1.16076478666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37051486969">
                <text:p>2.1237051486969</text:p>
              </table:table-cell>
              <table:table-cell office:value-type="float" office:value="-1.05236073474761">
                <text:p>-1.052360734747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410019874573">
                <text:p>2.13410019874573</text:p>
              </table:table-cell>
              <table:table-cell office:value-type="float" office:value="-0.942808651915868">
                <text:p>-0.9428086519158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387202262878">
                <text:p>2.14387202262878</text:p>
              </table:table-cell>
              <table:table-cell office:value-type="float" office:value="-0.333604076637241">
                <text:p>-0.3336040766372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420317649841">
                <text:p>2.15420317649841</text:p>
              </table:table-cell>
              <table:table-cell office:value-type="float" office:value="0.338992882264043">
                <text:p>0.338992882264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331505775452">
                <text:p>2.16331505775452</text:p>
              </table:table-cell>
              <table:table-cell office:value-type="float" office:value="-1.29182408659819">
                <text:p>-1.291824086598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236614227295">
                <text:p>2.17236614227295</text:p>
              </table:table-cell>
              <table:table-cell office:value-type="float" office:value="-1.21125447747208">
                <text:p>-1.211254477472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233108520508">
                <text:p>2.18233108520508</text:p>
              </table:table-cell>
              <table:table-cell office:value-type="float" office:value="-0.0822882306067466">
                <text:p>-0.08228823060674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58601474762">
                <text:p>2.1958601474762</text:p>
              </table:table-cell>
              <table:table-cell office:value-type="float" office:value="-0.73153087463042">
                <text:p>-0.731530874630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0316004753113">
                <text:p>2.20316004753113</text:p>
              </table:table-cell>
              <table:table-cell office:value-type="float" office:value="-1.09042963583323">
                <text:p>-1.090429635833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171712875366">
                <text:p>2.21171712875366</text:p>
              </table:table-cell>
              <table:table-cell office:value-type="float" office:value="-1.15830833113632">
                <text:p>-1.15830833113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298407554626">
                <text:p>2.22298407554626</text:p>
              </table:table-cell>
              <table:table-cell office:value-type="float" office:value="-0.388471245383161">
                <text:p>-0.3884712453831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294901847839">
                <text:p>2.23294901847839</text:p>
              </table:table-cell>
              <table:table-cell office:value-type="float" office:value="-0.189912361050423">
                <text:p>-0.1899123610504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371314048767">
                <text:p>2.24371314048767</text:p>
              </table:table-cell>
              <table:table-cell office:value-type="float" office:value="-0.606868215306726">
                <text:p>-0.6068682153067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244402885437">
                <text:p>2.25244402885437</text:p>
              </table:table-cell>
              <table:table-cell office:value-type="float" office:value="-0.554054333736267">
                <text:p>-0.5540543337362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358509063721">
                <text:p>2.26358509063721</text:p>
              </table:table-cell>
              <table:table-cell office:value-type="float" office:value="-0.115820638674518">
                <text:p>-0.1158206386745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164101600647">
                <text:p>2.27164101600647</text:p>
              </table:table-cell>
              <table:table-cell office:value-type="float" office:value="-0.787150819294652">
                <text:p>-0.7871508192946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331398963928">
                <text:p>2.28331398963928</text:p>
              </table:table-cell>
              <table:table-cell office:value-type="float" office:value="-0.459976183902795">
                <text:p>-0.459976183902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267716407776">
                <text:p>2.29267716407776</text:p>
              </table:table-cell>
              <table:table-cell office:value-type="float" office:value="-0.448694269192259">
                <text:p>-0.448694269192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0392408370972">
                <text:p>2.30392408370972</text:p>
              </table:table-cell>
              <table:table-cell office:value-type="float" office:value="-1.10089570592101">
                <text:p>-1.100895705921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372904777527">
                <text:p>2.31372904777527</text:p>
              </table:table-cell>
              <table:table-cell office:value-type="float" office:value="-0.727270453848568">
                <text:p>-0.727270453848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47799873352">
                <text:p>2.3247799873352</text:p>
              </table:table-cell>
              <table:table-cell office:value-type="float" office:value="-0.653210641017206">
                <text:p>-0.6532106410172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306407928467">
                <text:p>2.33306407928467</text:p>
              </table:table-cell>
              <table:table-cell office:value-type="float" office:value="-0.0564074186577454">
                <text:p>-0.05640741865774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364199638367">
                <text:p>2.34364199638367</text:p>
              </table:table-cell>
              <table:table-cell office:value-type="float" office:value="-0.505959010191126">
                <text:p>-0.5059590101911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393404960632">
                <text:p>2.35393404960632</text:p>
              </table:table-cell>
              <table:table-cell office:value-type="float" office:value="-0.703423523037519">
                <text:p>-0.7034235230375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414813995361">
                <text:p>2.36414813995361</text:p>
              </table:table-cell>
              <table:table-cell office:value-type="float" office:value="-0.204968045424094">
                <text:p>-0.204968045424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35020160675">
                <text:p>2.3735020160675</text:p>
              </table:table-cell>
              <table:table-cell office:value-type="float" office:value="-0.758331694845107">
                <text:p>-0.7583316948451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418197631836">
                <text:p>2.38418197631836</text:p>
              </table:table-cell>
              <table:table-cell office:value-type="float" office:value="-0.907791539430685">
                <text:p>-0.9077915394306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290404319763">
                <text:p>2.39290404319763</text:p>
              </table:table-cell>
              <table:table-cell office:value-type="float" office:value="-0.638579481596055">
                <text:p>-0.6385794815960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0716004371643">
                <text:p>2.40716004371643</text:p>
              </table:table-cell>
              <table:table-cell office:value-type="float" office:value="-1.0223815349036">
                <text:p>-1.02238153490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37761592865">
                <text:p>2.4137761592865</text:p>
              </table:table-cell>
              <table:table-cell office:value-type="float" office:value="-1.52712611103691">
                <text:p>-1.527126111036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286014556885">
                <text:p>2.42286014556885</text:p>
              </table:table-cell>
              <table:table-cell office:value-type="float" office:value="-0.0226341379829563">
                <text:p>-0.02263413798295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300700187683">
                <text:p>2.43300700187683</text:p>
              </table:table-cell>
              <table:table-cell office:value-type="float" office:value="0.244219108958831">
                <text:p>0.2442191089588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40450668335">
                <text:p>2.4440450668335</text:p>
              </table:table-cell>
              <table:table-cell office:value-type="float" office:value="-0.724738744855784">
                <text:p>-0.7247387448557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36349773407">
                <text:p>2.4536349773407</text:p>
              </table:table-cell>
              <table:table-cell office:value-type="float" office:value="-0.714745669320747">
                <text:p>-0.714745669320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7012400627136">
                <text:p>2.47012400627136</text:p>
              </table:table-cell>
              <table:table-cell office:value-type="float" office:value="-0.203891682449551">
                <text:p>-0.2038916824495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546911239624">
                <text:p>2.47546911239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357319831848">
                <text:p>2.48357319831848</text:p>
              </table:table-cell>
              <table:table-cell office:value-type="float" office:value="-2.56453090024541">
                <text:p>-2.564530900245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218201637268">
                <text:p>2.49218201637268</text:p>
              </table:table-cell>
              <table:table-cell office:value-type="float" office:value="-0.386603277760139">
                <text:p>-0.386603277760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557899475098">
                <text:p>2.50557899475098</text:p>
              </table:table-cell>
              <table:table-cell office:value-type="float" office:value="-1.37087903243247">
                <text:p>-1.37087903243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602101325989">
                <text:p>2.51602101325989</text:p>
              </table:table-cell>
              <table:table-cell office:value-type="float" office:value="0.300427119304897">
                <text:p>0.3004271193048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291798591614">
                <text:p>2.52291798591614</text:p>
              </table:table-cell>
              <table:table-cell office:value-type="float" office:value="-0.135606259020869">
                <text:p>-0.1356062590208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209018707275">
                <text:p>2.53209018707275</text:p>
              </table:table-cell>
              <table:table-cell office:value-type="float" office:value="-0.23978012162505">
                <text:p>-0.23978012162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36429977417">
                <text:p>2.5436429977417</text:p>
              </table:table-cell>
              <table:table-cell office:value-type="float" office:value="-0.385738557319665">
                <text:p>-0.385738557319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368709564209">
                <text:p>2.55368709564209</text:p>
              </table:table-cell>
              <table:table-cell office:value-type="float" office:value="-1.05675192048263">
                <text:p>-1.056751920482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377506256104">
                <text:p>2.56377506256104</text:p>
              </table:table-cell>
              <table:table-cell office:value-type="float" office:value="0.0573264803213196">
                <text:p>0.05732648032131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177209854126">
                <text:p>2.57177209854126</text:p>
              </table:table-cell>
              <table:table-cell office:value-type="float" office:value="-0.466173808368666">
                <text:p>-0.466173808368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302903175354">
                <text:p>2.58302903175354</text:p>
              </table:table-cell>
              <table:table-cell office:value-type="float" office:value="-1.62420785382894">
                <text:p>-1.624207853828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35480594635">
                <text:p>2.5935480594635</text:p>
              </table:table-cell>
              <table:table-cell office:value-type="float" office:value="0.599407809532426">
                <text:p>0.5994078095324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0338711738586">
                <text:p>2.60338711738586</text:p>
              </table:table-cell>
              <table:table-cell office:value-type="float" office:value="-0.0762698402604539">
                <text:p>-0.07626984026045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393618583679">
                <text:p>2.61393618583679</text:p>
              </table:table-cell>
              <table:table-cell office:value-type="float" office:value="-0.424126381719893">
                <text:p>-0.4241263817198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369108200073">
                <text:p>2.62369108200073</text:p>
              </table:table-cell>
              <table:table-cell office:value-type="float" office:value="-0.00696439555507367">
                <text:p>-0.006964395555073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42031955719">
                <text:p>2.6342031955719</text:p>
              </table:table-cell>
              <table:table-cell office:value-type="float" office:value="-1.14626811893784">
                <text:p>-1.146268118937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249420166016">
                <text:p>2.64249420166016</text:p>
              </table:table-cell>
              <table:table-cell office:value-type="float" office:value="-0.689605323447107">
                <text:p>-0.6896053234471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455412864685">
                <text:p>2.65455412864685</text:p>
              </table:table-cell>
              <table:table-cell office:value-type="float" office:value="-0.585513120661189">
                <text:p>-0.5855131206611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7140007019043">
                <text:p>2.67140007019043</text:p>
              </table:table-cell>
              <table:table-cell office:value-type="float" office:value="0.262084303906767">
                <text:p>0.2620843039067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565703392029">
                <text:p>2.67565703392029</text:p>
              </table:table-cell>
              <table:table-cell office:value-type="float" office:value="-0.525416244241943">
                <text:p>-0.5254162442419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249797821045">
                <text:p>2.68249797821045</text:p>
              </table:table-cell>
              <table:table-cell office:value-type="float" office:value="-0.396378231328288">
                <text:p>-0.3963782313282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384503364563">
                <text:p>2.69384503364563</text:p>
              </table:table-cell>
              <table:table-cell office:value-type="float" office:value="-0.732308308831832">
                <text:p>-0.7323083088318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0346403121948">
                <text:p>2.70346403121948</text:p>
              </table:table-cell>
              <table:table-cell office:value-type="float" office:value="0.59020201338854">
                <text:p>0.590202013388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288299560547">
                <text:p>2.71288299560547</text:p>
              </table:table-cell>
              <table:table-cell office:value-type="float" office:value="-1.17862894775657">
                <text:p>-1.178628947756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383999824524">
                <text:p>2.72383999824524</text:p>
              </table:table-cell>
              <table:table-cell office:value-type="float" office:value="-0.402813784420744">
                <text:p>-0.4028137844207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464417457581">
                <text:p>2.73464417457581</text:p>
              </table:table-cell>
              <table:table-cell office:value-type="float" office:value="0.414130180291964">
                <text:p>0.4141301802919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278116226196">
                <text:p>2.74278116226196</text:p>
              </table:table-cell>
              <table:table-cell office:value-type="float" office:value="-1.43821245167985">
                <text:p>-1.438212451679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405216217041">
                <text:p>2.75405216217041</text:p>
              </table:table-cell>
              <table:table-cell office:value-type="float" office:value="0.344439702041655">
                <text:p>0.3444397020416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7038812637329">
                <text:p>2.77038812637329</text:p>
              </table:table-cell>
              <table:table-cell office:value-type="float" office:value="0.767366408771733">
                <text:p>0.7673664087717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536797523499">
                <text:p>2.7753679752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374218940735">
                <text:p>2.78374218940735</text:p>
              </table:table-cell>
              <table:table-cell office:value-type="float" office:value="-1.79476076331836">
                <text:p>-1.794760763318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351210594177">
                <text:p>2.79351210594177</text:p>
              </table:table-cell>
              <table:table-cell office:value-type="float" office:value="-0.399097162603327">
                <text:p>-0.3990971626033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375599861145">
                <text:p>2.80375599861145</text:p>
              </table:table-cell>
              <table:table-cell office:value-type="float" office:value="-0.972702172078281">
                <text:p>-0.9727021720782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81791305542">
                <text:p>2.8181791305542</text:p>
              </table:table-cell>
              <table:table-cell office:value-type="float" office:value="-0.0673029749071166">
                <text:p>-0.0673029749071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428407669067">
                <text:p>2.82428407669067</text:p>
              </table:table-cell>
              <table:table-cell office:value-type="float" office:value="0.367972011811009">
                <text:p>0.3679720118110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439707756042">
                <text:p>2.83439707756042</text:p>
              </table:table-cell>
              <table:table-cell office:value-type="float" office:value="-0.684909506633906">
                <text:p>-0.6849095066339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359002113342">
                <text:p>2.84359002113342</text:p>
              </table:table-cell>
              <table:table-cell office:value-type="float" office:value="0.100914733537626">
                <text:p>0.1009147335376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360598564148">
                <text:p>2.85360598564148</text:p>
              </table:table-cell>
              <table:table-cell office:value-type="float" office:value="-0.508772045167513">
                <text:p>-0.5087720451675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432504653931">
                <text:p>2.86432504653931</text:p>
              </table:table-cell>
              <table:table-cell office:value-type="float" office:value="-0.439995135905245">
                <text:p>-0.439995135905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373614311218">
                <text:p>2.87373614311218</text:p>
              </table:table-cell>
              <table:table-cell office:value-type="float" office:value="-0.454982994689015">
                <text:p>-0.4549829946890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574504852295">
                <text:p>2.88574504852295</text:p>
              </table:table-cell>
              <table:table-cell office:value-type="float" office:value="-0.768375502977909">
                <text:p>-0.7683755029779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404702186584">
                <text:p>2.89404702186584</text:p>
              </table:table-cell>
              <table:table-cell office:value-type="float" office:value="-0.377067821398766">
                <text:p>-0.3770678213987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024031162262">
                <text:p>2.9024031162262</text:p>
              </table:table-cell>
              <table:table-cell office:value-type="float" office:value="0.35484738998403">
                <text:p>0.354847389984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393518447876">
                <text:p>2.91393518447876</text:p>
              </table:table-cell>
              <table:table-cell office:value-type="float" office:value="-1.68195050521722">
                <text:p>-1.681950505217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265319824219">
                <text:p>2.92265319824219</text:p>
              </table:table-cell>
              <table:table-cell office:value-type="float" office:value="0.325607047165314">
                <text:p>0.325607047165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407106399536">
                <text:p>2.93407106399536</text:p>
              </table:table-cell>
              <table:table-cell office:value-type="float" office:value="-0.628662323154024">
                <text:p>-0.6286623231540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380712509155">
                <text:p>2.94380712509155</text:p>
              </table:table-cell>
              <table:table-cell office:value-type="float" office:value="0.179749966253347">
                <text:p>0.1797499662533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667600631714">
                <text:p>2.95667600631714</text:p>
              </table:table-cell>
              <table:table-cell office:value-type="float" office:value="-0.802640354751769">
                <text:p>-0.8026403547517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475315093994">
                <text:p>2.96475315093994</text:p>
              </table:table-cell>
              <table:table-cell office:value-type="float" office:value="-0.770347985580133">
                <text:p>-0.7703479855801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29950428009">
                <text:p>2.9729950428009</text:p>
              </table:table-cell>
              <table:table-cell office:value-type="float" office:value="-0.342097379693969">
                <text:p>-0.3420973796939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348999023437">
                <text:p>2.98348999023437</text:p>
              </table:table-cell>
              <table:table-cell office:value-type="float" office:value="0.105588074380232">
                <text:p>0.1055880743802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644708633423">
                <text:p>2.99644708633423</text:p>
              </table:table-cell>
              <table:table-cell office:value-type="float" office:value="0.151450271108367">
                <text:p>0.1514502711083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0313496589661">
                <text:p>3.00313496589661</text:p>
              </table:table-cell>
              <table:table-cell office:value-type="float" office:value="-0.156275340309213">
                <text:p>-0.1562753403092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442503929138">
                <text:p>3.01442503929138</text:p>
              </table:table-cell>
              <table:table-cell office:value-type="float" office:value="-0.516833453477592">
                <text:p>-0.516833453477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508902549744">
                <text:p>3.02508902549744</text:p>
              </table:table-cell>
              <table:table-cell office:value-type="float" office:value="-0.899334459162651">
                <text:p>-0.8993344591626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319811820984">
                <text:p>3.03319811820984</text:p>
              </table:table-cell>
              <table:table-cell office:value-type="float" office:value="-0.311144373087295">
                <text:p>-0.311144373087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370212554932">
                <text:p>3.04370212554932</text:p>
              </table:table-cell>
              <table:table-cell office:value-type="float" office:value="0.29304629172931">
                <text:p>0.293046291729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442500114441">
                <text:p>3.05442500114441</text:p>
              </table:table-cell>
              <table:table-cell office:value-type="float" office:value="-0.427412273767062">
                <text:p>-0.4274122737670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267714500427">
                <text:p>3.06267714500427</text:p>
              </table:table-cell>
              <table:table-cell office:value-type="float" office:value="-0.468947060856934">
                <text:p>-0.4689470608569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21549987793">
                <text:p>3.0721549987793</text:p>
              </table:table-cell>
              <table:table-cell office:value-type="float" office:value="-0.194233483659456">
                <text:p>-0.1942334836594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283400535583">
                <text:p>3.08283400535583</text:p>
              </table:table-cell>
              <table:table-cell office:value-type="float" office:value="-0.131766542813626">
                <text:p>-0.131766542813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427213668823">
                <text:p>3.09427213668823</text:p>
              </table:table-cell>
              <table:table-cell office:value-type="float" office:value="0.0567770406730842">
                <text:p>0.05677704067308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0444712638855">
                <text:p>3.10444712638855</text:p>
              </table:table-cell>
              <table:table-cell office:value-type="float" office:value="0.0140169756395537">
                <text:p>0.01401697563955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348915100098">
                <text:p>3.11348915100098</text:p>
              </table:table-cell>
              <table:table-cell office:value-type="float" office:value="-1.06939512980433">
                <text:p>-1.069395129804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365698814392">
                <text:p>3.12365698814392</text:p>
              </table:table-cell>
              <table:table-cell office:value-type="float" office:value="-0.448371207547345">
                <text:p>-0.4483712075473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356518745422">
                <text:p>3.13356518745422</text:p>
              </table:table-cell>
              <table:table-cell office:value-type="float" office:value="0.581136951241783">
                <text:p>0.5811369512417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369297027588">
                <text:p>3.14369297027588</text:p>
              </table:table-cell>
              <table:table-cell office:value-type="float" office:value="-0.591609344244781">
                <text:p>-0.5916093442447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439510345459">
                <text:p>3.15439510345459</text:p>
              </table:table-cell>
              <table:table-cell office:value-type="float" office:value="-0.960834161140518">
                <text:p>-0.9608341611405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315603256226">
                <text:p>3.16315603256226</text:p>
              </table:table-cell>
              <table:table-cell office:value-type="float" office:value="0.721463975782779">
                <text:p>0.7214639757827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49119758606">
                <text:p>3.1749119758606</text:p>
              </table:table-cell>
              <table:table-cell office:value-type="float" office:value="0.638560285484988">
                <text:p>0.6385602854849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325114250183">
                <text:p>3.18325114250183</text:p>
              </table:table-cell>
              <table:table-cell office:value-type="float" office:value="-1.34707134252112">
                <text:p>-1.34707134252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300103187561">
                <text:p>3.19300103187561</text:p>
              </table:table-cell>
              <table:table-cell office:value-type="float" office:value="-0.529828081070718">
                <text:p>-0.5298280810707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0709800720215">
                <text:p>3.20709800720215</text:p>
              </table:table-cell>
              <table:table-cell office:value-type="float" office:value="1.10296910893839">
                <text:p>1.102969108938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680402755737">
                <text:p>3.21680402755737</text:p>
              </table:table-cell>
              <table:table-cell office:value-type="float" office:value="-2.34750158800853">
                <text:p>-2.347501588008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213697433472">
                <text:p>3.22213697433472</text:p>
              </table:table-cell>
              <table:table-cell office:value-type="float" office:value="-0.608845254383834">
                <text:p>-0.6088452543838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24550151825">
                <text:p>3.2324550151825</text:p>
              </table:table-cell>
              <table:table-cell office:value-type="float" office:value="1.36136955167257">
                <text:p>1.361369551672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342608451843">
                <text:p>3.24342608451843</text:p>
              </table:table-cell>
              <table:table-cell office:value-type="float" office:value="-0.470985196009123">
                <text:p>-0.470985196009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435900688171">
                <text:p>3.25435900688171</text:p>
              </table:table-cell>
              <table:table-cell office:value-type="float" office:value="-1.13035472807063">
                <text:p>-1.130354728070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904606819153">
                <text:p>3.26904606819153</text:p>
              </table:table-cell>
              <table:table-cell office:value-type="float" office:value="0.94025122839632">
                <text:p>0.940251228396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559614181519">
                <text:p>3.27559614181519</text:p>
              </table:table-cell>
              <table:table-cell office:value-type="float" office:value="-0.276953427596963">
                <text:p>-0.276953427596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267407417297">
                <text:p>3.28267407417297</text:p>
              </table:table-cell>
              <table:table-cell office:value-type="float" office:value="-0.904401147921528">
                <text:p>-0.9044011479215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281401634216">
                <text:p>3.29281401634216</text:p>
              </table:table-cell>
              <table:table-cell office:value-type="float" office:value="1.58035472709472">
                <text:p>1.580354727094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0309414863586">
                <text:p>3.30309414863586</text:p>
              </table:table-cell>
              <table:table-cell office:value-type="float" office:value="-0.684951131819387">
                <text:p>-0.6849511318193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72070980072">
                <text:p>3.3172070980072</text:p>
              </table:table-cell>
              <table:table-cell office:value-type="float" office:value="-4.05310325422325">
                <text:p>-4.053103254223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22770690918">
                <text:p>3.3222770690918</text:p>
              </table:table-cell>
              <table:table-cell office:value-type="float" office:value="1.436848018158">
                <text:p>1.4368480181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194017410278">
                <text:p>3.33194017410278</text:p>
              </table:table-cell>
              <table:table-cell office:value-type="float" office:value="0.273885707627343">
                <text:p>0.2738857076273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464812278748">
                <text:p>3.34464812278748</text:p>
              </table:table-cell>
              <table:table-cell office:value-type="float" office:value="-1.97591378436549">
                <text:p>-1.975913784365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333299636841">
                <text:p>3.35333299636841</text:p>
              </table:table-cell>
              <table:table-cell office:value-type="float" office:value="-0.146497587650631">
                <text:p>-0.1464975876506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927199363708">
                <text:p>3.36927199363708</text:p>
              </table:table-cell>
              <table:table-cell office:value-type="float" office:value="1.29012039193675">
                <text:p>1.290120391936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431216239929">
                <text:p>3.37431216239929</text:p>
              </table:table-cell>
              <table:table-cell office:value-type="float" office:value="-0.929859999038117">
                <text:p>-0.9298599990381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343119621277">
                <text:p>3.38343119621277</text:p>
              </table:table-cell>
              <table:table-cell office:value-type="float" office:value="0.858301207242304">
                <text:p>0.8583012072423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231204986572">
                <text:p>3.39231204986572</text:p>
              </table:table-cell>
              <table:table-cell office:value-type="float" office:value="-0.159924477615056">
                <text:p>-0.1599244776150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0550899505615">
                <text:p>3.40550899505615</text:p>
              </table:table-cell>
              <table:table-cell office:value-type="float" office:value="-1.94118836229444">
                <text:p>-1.941188362294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388916969299">
                <text:p>3.41388916969299</text:p>
              </table:table-cell>
              <table:table-cell office:value-type="float" office:value="0.692015455330236">
                <text:p>0.6920154553302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37949848175">
                <text:p>3.4237949848175</text:p>
              </table:table-cell>
              <table:table-cell office:value-type="float" office:value="1.07215306419757">
                <text:p>1.072153064197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617105484009">
                <text:p>3.43617105484009</text:p>
              </table:table-cell>
              <table:table-cell office:value-type="float" office:value="-0.104784831743463">
                <text:p>-0.104784831743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331097602844">
                <text:p>3.44331097602844</text:p>
              </table:table-cell>
              <table:table-cell office:value-type="float" office:value="-0.262449602095407">
                <text:p>-0.2624496020954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1984167099">
                <text:p>3.451984167099</text:p>
              </table:table-cell>
              <table:table-cell office:value-type="float" office:value="0.712820915609494">
                <text:p>0.7128209156094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437406539917">
                <text:p>3.46437406539917</text:p>
              </table:table-cell>
              <table:table-cell office:value-type="float" office:value="0.840958273443051">
                <text:p>0.840958273443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311496734619">
                <text:p>3.47311496734619</text:p>
              </table:table-cell>
              <table:table-cell office:value-type="float" office:value="0.0780860111322197">
                <text:p>0.07808601113221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324513435364">
                <text:p>3.48324513435364</text:p>
              </table:table-cell>
              <table:table-cell office:value-type="float" office:value="0.98357858550965">
                <text:p>0.983578585509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931502342224">
                <text:p>3.49931502342224</text:p>
              </table:table-cell>
              <table:table-cell office:value-type="float" office:value="-0.546836686271013">
                <text:p>-0.5468366862710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0556802749634">
                <text:p>3.50556802749634</text:p>
              </table:table-cell>
              <table:table-cell office:value-type="float" office:value="-0.802761060998553">
                <text:p>-0.8027610609985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460814476013">
                <text:p>3.51460814476013</text:p>
              </table:table-cell>
              <table:table-cell office:value-type="float" office:value="1.44785114439184">
                <text:p>1.447851144391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380108833313">
                <text:p>3.52380108833313</text:p>
              </table:table-cell>
              <table:table-cell office:value-type="float" office:value="-0.979610231111884">
                <text:p>-0.9796102311118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550910949707">
                <text:p>3.53550910949707</text:p>
              </table:table-cell>
              <table:table-cell office:value-type="float" office:value="-0.0726421805117961">
                <text:p>-0.07264218051179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243206977844">
                <text:p>3.54243206977844</text:p>
              </table:table-cell>
              <table:table-cell office:value-type="float" office:value="0.935428417274407">
                <text:p>0.9354284172744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443215370178">
                <text:p>3.55443215370178</text:p>
              </table:table-cell>
              <table:table-cell office:value-type="float" office:value="-1.38493889779774">
                <text:p>-1.384938897797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7053899765015">
                <text:p>3.57053899765015</text:p>
              </table:table-cell>
              <table:table-cell office:value-type="float" office:value="-0.681941833275237">
                <text:p>-0.6819418332752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603096961975">
                <text:p>3.57603096961975</text:p>
              </table:table-cell>
              <table:table-cell office:value-type="float" office:value="2.35216280042226">
                <text:p>2.352162800422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394718170166">
                <text:p>3.58394718170166</text:p>
              </table:table-cell>
              <table:table-cell office:value-type="float" office:value="-1.4539389097414">
                <text:p>-1.45393890974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0051798820496">
                <text:p>3.60051798820496</text:p>
              </table:table-cell>
              <table:table-cell office:value-type="float" office:value="-0.67908390702087">
                <text:p>-0.679083907020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070020198822">
                <text:p>3.6070020198822</text:p>
              </table:table-cell>
              <table:table-cell office:value-type="float" office:value="2.83734826584433">
                <text:p>2.83734826584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436200141907">
                <text:p>3.61436200141907</text:p>
              </table:table-cell>
              <table:table-cell office:value-type="float" office:value="-0.154097565799008">
                <text:p>-0.1540975657990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559509277344">
                <text:p>3.62559509277344</text:p>
              </table:table-cell>
              <table:table-cell office:value-type="float" office:value="-2.16566318646688">
                <text:p>-2.165663186466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395714759827">
                <text:p>3.63395714759827</text:p>
              </table:table-cell>
              <table:table-cell office:value-type="float" office:value="0.774159222251586">
                <text:p>0.7741592222515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429616928101">
                <text:p>3.64429616928101</text:p>
              </table:table-cell>
              <table:table-cell office:value-type="float" office:value="0.365346005479816">
                <text:p>0.3653460054798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509915351868">
                <text:p>3.65509915351868</text:p>
              </table:table-cell>
              <table:table-cell office:value-type="float" office:value="-0.747221056592139">
                <text:p>-0.7472210565921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381812095642">
                <text:p>3.66381812095642</text:p>
              </table:table-cell>
              <table:table-cell office:value-type="float" office:value="-0.43002527004858">
                <text:p>-0.430025270048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25800037384">
                <text:p>3.6725800037384</text:p>
              </table:table-cell>
              <table:table-cell office:value-type="float" office:value="-0.496211017185022">
                <text:p>-0.496211017185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207907676697">
                <text:p>3.68207907676697</text:p>
              </table:table-cell>
              <table:table-cell office:value-type="float" office:value="-0.154920651153862">
                <text:p>-0.1549206511538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0226907730103">
                <text:p>3.70226907730103</text:p>
              </table:table-cell>
              <table:table-cell office:value-type="float" office:value="-0.956206198912785">
                <text:p>-0.9562061989127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0726799964905">
                <text:p>3.70726799964905</text:p>
              </table:table-cell>
              <table:table-cell office:value-type="float" office:value="-0.439542644279257">
                <text:p>-0.4395426442792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622204780579">
                <text:p>3.71622204780579</text:p>
              </table:table-cell>
              <table:table-cell office:value-type="float" office:value="-0.373567513265524">
                <text:p>-0.3735675132655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274208068848">
                <text:p>3.72274208068848</text:p>
              </table:table-cell>
              <table:table-cell office:value-type="float" office:value="1.15145264323431">
                <text:p>1.151452643234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353600502014">
                <text:p>3.73353600502014</text:p>
              </table:table-cell>
              <table:table-cell office:value-type="float" office:value="0.356298545716858">
                <text:p>0.3562985457168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348306655884">
                <text:p>3.74348306655884</text:p>
              </table:table-cell>
              <table:table-cell office:value-type="float" office:value="-0.0314161063564672">
                <text:p>-0.03141610635646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225520133972">
                <text:p>3.75225520133972</text:p>
              </table:table-cell>
              <table:table-cell office:value-type="float" office:value="0.812711401562114">
                <text:p>0.8127114015621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679396629333">
                <text:p>3.76679396629333</text:p>
              </table:table-cell>
              <table:table-cell office:value-type="float" office:value="0.624309856118665">
                <text:p>0.6243098561186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338004112244">
                <text:p>3.77338004112244</text:p>
              </table:table-cell>
              <table:table-cell office:value-type="float" office:value="0.32634806036969">
                <text:p>0.326348060369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391718864441">
                <text:p>3.78391718864441</text:p>
              </table:table-cell>
              <table:table-cell office:value-type="float" office:value="1.62048871584526">
                <text:p>1.620488715845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356002807617">
                <text:p>3.79356002807617</text:p>
              </table:table-cell>
              <table:table-cell office:value-type="float" office:value="-0.163022747164051">
                <text:p>-0.1630227471640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0368900299072">
                <text:p>3.80368900299072</text:p>
              </table:table-cell>
              <table:table-cell office:value-type="float" office:value="0.743872634971466">
                <text:p>0.7438726349714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183314323425">
                <text:p>3.81183314323425</text:p>
              </table:table-cell>
              <table:table-cell office:value-type="float" office:value="1.55585887167721">
                <text:p>1.555858871677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380199432373">
                <text:p>3.82380199432373</text:p>
              </table:table-cell>
              <table:table-cell office:value-type="float" office:value="1.08933555611262">
                <text:p>1.089335556112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234715461731">
                <text:p>3.83234715461731</text:p>
              </table:table-cell>
              <table:table-cell office:value-type="float" office:value="-0.113861477139499">
                <text:p>-0.1138614771394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361410140991">
                <text:p>3.84361410140991</text:p>
              </table:table-cell>
              <table:table-cell office:value-type="float" office:value="1.52795895786335">
                <text:p>1.527958957863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747098922729">
                <text:p>3.85747098922729</text:p>
              </table:table-cell>
              <table:table-cell office:value-type="float" office:value="2.17413677610521">
                <text:p>2.174136776105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237502098083">
                <text:p>3.86237502098083</text:p>
              </table:table-cell>
              <table:table-cell office:value-type="float" office:value="-0.113874391860876">
                <text:p>-0.1138743918608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249612808228">
                <text:p>3.87249612808228</text:p>
              </table:table-cell>
              <table:table-cell office:value-type="float" office:value="0.362085891685607">
                <text:p>0.3620858916856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441705703735">
                <text:p>3.88441705703735</text:p>
              </table:table-cell>
              <table:table-cell office:value-type="float" office:value="0.887305655319249">
                <text:p>0.8873056553192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370608329773">
                <text:p>3.89370608329773</text:p>
              </table:table-cell>
              <table:table-cell office:value-type="float" office:value="0.339655203838466">
                <text:p>0.3396552038384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0388917922974">
                <text:p>3.90388917922974</text:p>
              </table:table-cell>
              <table:table-cell office:value-type="float" office:value="0.132685231608914">
                <text:p>0.1326852316089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220307350159">
                <text:p>3.91220307350159</text:p>
              </table:table-cell>
              <table:table-cell office:value-type="float" office:value="0.654788763857941">
                <text:p>0.6547887638579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303800582886">
                <text:p>3.92303800582886</text:p>
              </table:table-cell>
              <table:table-cell office:value-type="float" office:value="0.454209051904092">
                <text:p>0.4542090519040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260097503662">
                <text:p>3.93260097503662</text:p>
              </table:table-cell>
              <table:table-cell office:value-type="float" office:value="0.137819450994994">
                <text:p>0.1378194509949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456100463867">
                <text:p>3.94456100463867</text:p>
              </table:table-cell>
              <table:table-cell office:value-type="float" office:value="0.0503364507180355">
                <text:p>0.05033645071803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397710800171">
                <text:p>3.95397710800171</text:p>
              </table:table-cell>
              <table:table-cell office:value-type="float" office:value="0.496418533899814">
                <text:p>0.496418533899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292114257812">
                <text:p>3.96292114257812</text:p>
              </table:table-cell>
              <table:table-cell office:value-type="float" office:value="0.0742229395370313">
                <text:p>0.07422293953703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251915931702">
                <text:p>3.97251915931702</text:p>
              </table:table-cell>
              <table:table-cell office:value-type="float" office:value="-0.0640739315304166">
                <text:p>-0.06407393153041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379898071289">
                <text:p>3.98379898071289</text:p>
              </table:table-cell>
              <table:table-cell office:value-type="float" office:value="0.24322116299498">
                <text:p>0.24322116299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394202232361">
                <text:p>3.99394202232361</text:p>
              </table:table-cell>
              <table:table-cell office:value-type="float" office:value="-0.0366127730845453">
                <text:p>-0.0366127730845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0435400009155">
                <text:p>4.00435400009155</text:p>
              </table:table-cell>
              <table:table-cell office:value-type="float" office:value="0.254153780282926">
                <text:p>0.2541537802829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416802406311">
                <text:p>4.01416802406311</text:p>
              </table:table-cell>
              <table:table-cell office:value-type="float" office:value="0.531714764654464">
                <text:p>0.5317147646544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303504943848">
                <text:p>4.02303504943848</text:p>
              </table:table-cell>
              <table:table-cell office:value-type="float" office:value="0.250464606761889">
                <text:p>0.250464606761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377413749695">
                <text:p>4.03377413749695</text:p>
              </table:table-cell>
              <table:table-cell office:value-type="float" office:value="0.196762980337928">
                <text:p>0.1967629803379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387903213501">
                <text:p>4.04387903213501</text:p>
              </table:table-cell>
              <table:table-cell office:value-type="float" office:value="0.43603437334959">
                <text:p>0.436034373349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261206626892">
                <text:p>4.05261206626892</text:p>
              </table:table-cell>
              <table:table-cell office:value-type="float" office:value="0.458305584725953">
                <text:p>0.4583055847259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246614456177">
                <text:p>4.06246614456177</text:p>
              </table:table-cell>
              <table:table-cell office:value-type="float" office:value="-0.174039627997957">
                <text:p>-0.1740396279979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223796844482">
                <text:p>4.07223796844482</text:p>
              </table:table-cell>
              <table:table-cell office:value-type="float" office:value="0.538091043555002">
                <text:p>0.5380910435550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322405815125">
                <text:p>4.08322405815125</text:p>
              </table:table-cell>
              <table:table-cell office:value-type="float" office:value="0.308530894158704">
                <text:p>0.3085308941587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371018409729">
                <text:p>4.09371018409729</text:p>
              </table:table-cell>
              <table:table-cell office:value-type="float" office:value="0.793417382497703">
                <text:p>0.793417382497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1059403419495">
                <text:p>4.11059403419495</text:p>
              </table:table-cell>
              <table:table-cell office:value-type="float" office:value="0.160207958372914">
                <text:p>0.1602079583729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620616912842">
                <text:p>4.11620616912842</text:p>
              </table:table-cell>
              <table:table-cell office:value-type="float" office:value="0.628902871143959">
                <text:p>0.6289028711439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320303916931">
                <text:p>4.12320303916931</text:p>
              </table:table-cell>
              <table:table-cell office:value-type="float" office:value="0.537504210351688">
                <text:p>0.5375042103516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482213020325">
                <text:p>4.13482213020325</text:p>
              </table:table-cell>
              <table:table-cell office:value-type="float" office:value="0.996743163237893">
                <text:p>0.9967431632378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564299583435">
                <text:p>4.14564299583435</text:p>
              </table:table-cell>
              <table:table-cell office:value-type="float" office:value="0.795368629244138">
                <text:p>0.795368629244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378403663635">
                <text:p>4.15378403663635</text:p>
              </table:table-cell>
              <table:table-cell office:value-type="float" office:value="0.127425349951595">
                <text:p>0.1274253499515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23260974884">
                <text:p>4.1623260974884</text:p>
              </table:table-cell>
              <table:table-cell office:value-type="float" office:value="0.636207328186335">
                <text:p>0.6362073281863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320704460144">
                <text:p>4.17320704460144</text:p>
              </table:table-cell>
              <table:table-cell office:value-type="float" office:value="0.720520145153833">
                <text:p>0.7205201451538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306517601013">
                <text:p>4.18306517601013</text:p>
              </table:table-cell>
              <table:table-cell office:value-type="float" office:value="1.21127616326316">
                <text:p>1.211276163263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379806518555">
                <text:p>4.19379806518555</text:p>
              </table:table-cell>
              <table:table-cell office:value-type="float" office:value="0.185211048210151">
                <text:p>0.1852110482101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0358109474182">
                <text:p>4.20358109474182</text:p>
              </table:table-cell>
              <table:table-cell office:value-type="float" office:value="0.621589405427419">
                <text:p>0.6215894054274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349501609802">
                <text:p>4.21349501609802</text:p>
              </table:table-cell>
              <table:table-cell office:value-type="float" office:value="0.455592909734346">
                <text:p>0.4555929097343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376918792725">
                <text:p>4.22376918792725</text:p>
              </table:table-cell>
              <table:table-cell office:value-type="float" office:value="-0.102293957225772">
                <text:p>-0.1022939572257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396515846252">
                <text:p>4.23396515846252</text:p>
              </table:table-cell>
              <table:table-cell office:value-type="float" office:value="0.540712853611018">
                <text:p>0.5407128536110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284219741821">
                <text:p>4.24284219741821</text:p>
              </table:table-cell>
              <table:table-cell office:value-type="float" office:value="0.230395537128367">
                <text:p>0.2303955371283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395202636719">
                <text:p>4.25395202636719</text:p>
              </table:table-cell>
              <table:table-cell office:value-type="float" office:value="0.261863915630234">
                <text:p>0.2618639156302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448798179626">
                <text:p>4.26448798179626</text:p>
              </table:table-cell>
              <table:table-cell office:value-type="float" office:value="0.834896128156389">
                <text:p>0.8348961281563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239108085632">
                <text:p>4.27239108085632</text:p>
              </table:table-cell>
              <table:table-cell office:value-type="float" office:value="0.839091482244579">
                <text:p>0.8390914822445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301596641541">
                <text:p>4.28301596641541</text:p>
              </table:table-cell>
              <table:table-cell office:value-type="float" office:value="0.888185888243119">
                <text:p>0.8881858882431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426217079163">
                <text:p>4.29426217079163</text:p>
              </table:table-cell>
              <table:table-cell office:value-type="float" office:value="0.520285813472427">
                <text:p>0.5202858134724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0337905883789">
                <text:p>4.30337905883789</text:p>
              </table:table-cell>
              <table:table-cell office:value-type="float" office:value="0.340054798742179">
                <text:p>0.3400547987421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403803825378">
                <text:p>4.31403803825378</text:p>
              </table:table-cell>
              <table:table-cell office:value-type="float" office:value="0.974195828773514">
                <text:p>0.9741958287735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323718070984">
                <text:p>4.32323718070984</text:p>
              </table:table-cell>
              <table:table-cell office:value-type="float" office:value="-0.0777721106196655">
                <text:p>-0.07777211061966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395099639893">
                <text:p>4.33395099639893</text:p>
              </table:table-cell>
              <table:table-cell office:value-type="float" office:value="0.717688556487755">
                <text:p>0.717688556487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309911727905">
                <text:p>4.34309911727905</text:p>
              </table:table-cell>
              <table:table-cell office:value-type="float" office:value="0.689094725726144">
                <text:p>0.6890947257261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275506973267">
                <text:p>4.35275506973267</text:p>
              </table:table-cell>
              <table:table-cell office:value-type="float" office:value="0.351006891115026">
                <text:p>0.3510068911150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212396621704">
                <text:p>4.36212396621704</text:p>
              </table:table-cell>
              <table:table-cell office:value-type="float" office:value="1.35811897519821">
                <text:p>1.358118975198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338399887085">
                <text:p>4.37338399887085</text:p>
              </table:table-cell>
              <table:table-cell office:value-type="float" office:value="0.262402221005654">
                <text:p>0.2624022210056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376808166504">
                <text:p>4.38376808166504</text:p>
              </table:table-cell>
              <table:table-cell office:value-type="float" office:value="0.444652481394245">
                <text:p>0.444652481394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386510848999">
                <text:p>4.39386510848999</text:p>
              </table:table-cell>
              <table:table-cell office:value-type="float" office:value="1.31374599618985">
                <text:p>1.313745996189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0281796455383">
                <text:p>4.40281796455383</text:p>
              </table:table-cell>
              <table:table-cell office:value-type="float" office:value="0.0285589557539217">
                <text:p>0.02855895575392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246318817139">
                <text:p>4.41246318817139</text:p>
              </table:table-cell>
              <table:table-cell office:value-type="float" office:value="0.278491752512441">
                <text:p>0.2784917525124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450499534607">
                <text:p>4.42450499534607</text:p>
              </table:table-cell>
              <table:table-cell office:value-type="float" office:value="1.20211536592761">
                <text:p>1.202115365927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180108070374">
                <text:p>4.43180108070374</text:p>
              </table:table-cell>
              <table:table-cell office:value-type="float" office:value="-0.0468755029579951">
                <text:p>-0.04687550295799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367003440857">
                <text:p>4.44367003440857</text:p>
              </table:table-cell>
              <table:table-cell office:value-type="float" office:value="1.46879764560699">
                <text:p>1.468797645606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320510864258">
                <text:p>4.45320510864258</text:p>
              </table:table-cell>
              <table:table-cell office:value-type="float" office:value="0.929098213268141">
                <text:p>0.9290982132681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419811248779">
                <text:p>4.46419811248779</text:p>
              </table:table-cell>
              <table:table-cell office:value-type="float" office:value="-0.20910029730783">
                <text:p>-0.209100297307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28569984436">
                <text:p>4.4728569984436</text:p>
              </table:table-cell>
              <table:table-cell office:value-type="float" office:value="1.45708168148398">
                <text:p>1.457081681483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282599449158">
                <text:p>4.48282599449158</text:p>
              </table:table-cell>
              <table:table-cell office:value-type="float" office:value="0.599078816153715">
                <text:p>0.5990788161537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487209320068">
                <text:p>4.49487209320068</text:p>
              </table:table-cell>
              <table:table-cell office:value-type="float" office:value="-0.712122847965697">
                <text:p>-0.7121228479656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0350213050842">
                <text:p>4.50350213050842</text:p>
              </table:table-cell>
              <table:table-cell office:value-type="float" office:value="1.14250520236607">
                <text:p>1.142505202366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224398612976">
                <text:p>4.51224398612976</text:p>
              </table:table-cell>
              <table:table-cell office:value-type="float" office:value="0.812034478731987">
                <text:p>0.8120344787319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235007286072">
                <text:p>4.52235007286072</text:p>
              </table:table-cell>
              <table:table-cell office:value-type="float" office:value="-0.134686501882552">
                <text:p>-0.1346865018825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169202804565">
                <text:p>4.53169202804565</text:p>
              </table:table-cell>
              <table:table-cell office:value-type="float" office:value="0.868800968947728">
                <text:p>0.868800968947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428696632385">
                <text:p>4.54428696632385</text:p>
              </table:table-cell>
              <table:table-cell office:value-type="float" office:value="1.4317727937789">
                <text:p>1.43177279377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405712127686">
                <text:p>4.55405712127686</text:p>
              </table:table-cell>
              <table:table-cell office:value-type="float" office:value="0.111717759477516">
                <text:p>0.1117177594775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205201148987">
                <text:p>4.56205201148987</text:p>
              </table:table-cell>
              <table:table-cell office:value-type="float" office:value="0.636307850126891">
                <text:p>0.6363078501268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208299636841">
                <text:p>4.57208299636841</text:p>
              </table:table-cell>
              <table:table-cell office:value-type="float" office:value="0.980470152111812">
                <text:p>0.9804701521118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189296722412">
                <text:p>4.58189296722412</text:p>
              </table:table-cell>
              <table:table-cell office:value-type="float" office:value="-0.00763152991320333">
                <text:p>-0.007631529913203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43021774292">
                <text:p>4.5943021774292</text:p>
              </table:table-cell>
              <table:table-cell office:value-type="float" office:value="0.725272901162447">
                <text:p>0.7252729011624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0190320014954">
                <text:p>4.60190320014954</text:p>
              </table:table-cell>
              <table:table-cell office:value-type="float" office:value="0.989437202976096">
                <text:p>0.9894372029760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382913589478">
                <text:p>4.61382913589478</text:p>
              </table:table-cell>
              <table:table-cell office:value-type="float" office:value="0.879312090138538">
                <text:p>0.8793120901385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440013885498">
                <text:p>4.62440013885498</text:p>
              </table:table-cell>
              <table:table-cell office:value-type="float" office:value="0.452869802419077">
                <text:p>0.4528698024190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383316993713">
                <text:p>4.63383316993713</text:p>
              </table:table-cell>
              <table:table-cell office:value-type="float" office:value="0.394713343350202">
                <text:p>0.3947133433502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39790725708">
                <text:p>4.6439790725708</text:p>
              </table:table-cell>
              <table:table-cell office:value-type="float" office:value="1.03361230578109">
                <text:p>1.033612305781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44680595398">
                <text:p>4.6544680595398</text:p>
              </table:table-cell>
              <table:table-cell office:value-type="float" office:value="1.14912600309471">
                <text:p>1.149126003094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239500045776">
                <text:p>4.66239500045776</text:p>
              </table:table-cell>
              <table:table-cell office:value-type="float" office:value="0.195259824035881">
                <text:p>0.1952598240358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417597770691">
                <text:p>4.67417597770691</text:p>
              </table:table-cell>
              <table:table-cell office:value-type="float" office:value="0.223251945673872">
                <text:p>0.2232519456738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363618850708">
                <text:p>4.68363618850708</text:p>
              </table:table-cell>
              <table:table-cell office:value-type="float" office:value="1.04395068932419">
                <text:p>1.043950689324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358611106873">
                <text:p>4.69358611106873</text:p>
              </table:table-cell>
              <table:table-cell office:value-type="float" office:value="0.844902645750172">
                <text:p>0.8449026457501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1081709861755">
                <text:p>4.71081709861755</text:p>
              </table:table-cell>
              <table:table-cell office:value-type="float" office:value="0.250514759303206">
                <text:p>0.2505147593032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665501594543">
                <text:p>4.71665501594543</text:p>
              </table:table-cell>
              <table:table-cell office:value-type="float" office:value="0.643362918837593">
                <text:p>0.6433629188375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28729724884">
                <text:p>4.7228729724884</text:p>
              </table:table-cell>
              <table:table-cell office:value-type="float" office:value="1.16822497822972">
                <text:p>1.168224978229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163318634033">
                <text:p>4.73163318634033</text:p>
              </table:table-cell>
              <table:table-cell office:value-type="float" office:value="0.6822705700024">
                <text:p>0.68227057000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147510528564">
                <text:p>4.74147510528564</text:p>
              </table:table-cell>
              <table:table-cell office:value-type="float" office:value="0.0852017363288237">
                <text:p>0.08520173632882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581097602844">
                <text:p>4.75581097602844</text:p>
              </table:table-cell>
              <table:table-cell office:value-type="float" office:value="0.856496061179987">
                <text:p>0.8564960611799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41031742096">
                <text:p>4.7641031742096</text:p>
              </table:table-cell>
              <table:table-cell office:value-type="float" office:value="0.917929436205742">
                <text:p>0.9179294362057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387118339539">
                <text:p>4.77387118339539</text:p>
              </table:table-cell>
              <table:table-cell office:value-type="float" office:value="1.25056917279232">
                <text:p>1.250569172792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187704086304">
                <text:p>4.78187704086304</text:p>
              </table:table-cell>
              <table:table-cell office:value-type="float" office:value="0.818041424986067">
                <text:p>0.8180414249860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138207435608">
                <text:p>4.79138207435608</text:p>
              </table:table-cell>
              <table:table-cell office:value-type="float" office:value="0.361111352576938">
                <text:p>0.3611113525769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0883812904358">
                <text:p>4.80883812904358</text:p>
              </table:table-cell>
              <table:table-cell office:value-type="float" office:value="0.898608223040627">
                <text:p>0.8986082230406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525611877441">
                <text:p>4.81525611877441</text:p>
              </table:table-cell>
              <table:table-cell office:value-type="float" office:value="0.908441535467382">
                <text:p>0.9084415354673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237100601196">
                <text:p>4.82237100601196</text:p>
              </table:table-cell>
              <table:table-cell office:value-type="float" office:value="0.0291391012874057">
                <text:p>0.02913910128740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316016197205">
                <text:p>4.83316016197205</text:p>
              </table:table-cell>
              <table:table-cell office:value-type="float" office:value="1.59147743948011">
                <text:p>1.591477439480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289717674255">
                <text:p>4.84289717674255</text:p>
              </table:table-cell>
              <table:table-cell office:value-type="float" office:value="0.939050317752305">
                <text:p>0.9390503177523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395312309265">
                <text:p>4.85395312309265</text:p>
              </table:table-cell>
              <table:table-cell office:value-type="float" office:value="0.021501161153762">
                <text:p>0.0215011611537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421012878418">
                <text:p>4.86421012878418</text:p>
              </table:table-cell>
              <table:table-cell office:value-type="float" office:value="1.7102947471235">
                <text:p>1.71029474712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437510490418">
                <text:p>4.87437510490418</text:p>
              </table:table-cell>
              <table:table-cell office:value-type="float" office:value="0.4613980503494">
                <text:p>0.46139805034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239502906799">
                <text:p>4.88239502906799</text:p>
              </table:table-cell>
              <table:table-cell office:value-type="float" office:value="0.348488049306752">
                <text:p>0.3484880493067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352512359619">
                <text:p>4.89352512359619</text:p>
              </table:table-cell>
              <table:table-cell office:value-type="float" office:value="0.908346638901413">
                <text:p>0.908346638901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1150212287903">
                <text:p>4.91150212287903</text:p>
              </table:table-cell>
              <table:table-cell office:value-type="float" office:value="0.031323278293467">
                <text:p>0.0313232782934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70241355896">
                <text:p>4.9170241355896</text:p>
              </table:table-cell>
              <table:table-cell office:value-type="float" office:value="1.71955956685716">
                <text:p>1.719559566857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324805259705">
                <text:p>4.92324805259705</text:p>
              </table:table-cell>
              <table:table-cell office:value-type="float" office:value="0.677384037775792">
                <text:p>0.6773840377757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380212783814">
                <text:p>4.93380212783814</text:p>
              </table:table-cell>
              <table:table-cell office:value-type="float" office:value="0.712131352484041">
                <text:p>0.7121313524840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289302825928">
                <text:p>4.94289302825928</text:p>
              </table:table-cell>
              <table:table-cell office:value-type="float" office:value="0.331734084087045">
                <text:p>0.3317340840870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6045303344727">
                <text:p>4.96045303344727</text:p>
              </table:table-cell>
              <table:table-cell office:value-type="float" office:value="0.713430943948088">
                <text:p>0.7134309439480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769309043884">
                <text:p>4.96769309043884</text:p>
              </table:table-cell>
              <table:table-cell office:value-type="float" office:value="1.04231369355714">
                <text:p>1.042313693557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380518913269">
                <text:p>4.97380518913269</text:p>
              </table:table-cell>
              <table:table-cell office:value-type="float" office:value="0.515131809197173">
                <text:p>0.5151318091971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470306396484">
                <text:p>4.98470306396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167203903198">
                <text:p>4.99167203903198</text:p>
              </table:table-cell>
              <table:table-cell office:value-type="float" office:value="1.08027372694347">
                <text:p>1.080273726943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1183915138245">
                <text:p>5.01183915138245</text:p>
              </table:table-cell>
              <table:table-cell office:value-type="float" office:value="0.00151202551275345">
                <text:p>0.001512025512753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719498634338">
                <text:p>5.01719498634338</text:p>
              </table:table-cell>
              <table:table-cell office:value-type="float" office:value="0.768522649577622">
                <text:p>0.7685226495776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409315109253">
                <text:p>5.02409315109253</text:p>
              </table:table-cell>
              <table:table-cell office:value-type="float" office:value="0.382634902777283">
                <text:p>0.3826349027772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444600105286">
                <text:p>5.03444600105286</text:p>
              </table:table-cell>
              <table:table-cell office:value-type="float" office:value="0.850738450215824">
                <text:p>0.8507384502158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343819618225">
                <text:p>5.04343819618225</text:p>
              </table:table-cell>
              <table:table-cell office:value-type="float" office:value="0.371726176848075">
                <text:p>0.3717261768480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69441318512">
                <text:p>5.0569441318512</text:p>
              </table:table-cell>
              <table:table-cell office:value-type="float" office:value="0.689778439732109">
                <text:p>0.6897784397321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386709213257">
                <text:p>5.06386709213257</text:p>
              </table:table-cell>
              <table:table-cell office:value-type="float" office:value="1.15091191536215">
                <text:p>1.150911915362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264113426209">
                <text:p>5.07264113426209</text:p>
              </table:table-cell>
              <table:table-cell office:value-type="float" office:value="0.707988585159881">
                <text:p>0.7079885851598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251905441284">
                <text:p>5.08251905441284</text:p>
              </table:table-cell>
              <table:table-cell office:value-type="float" office:value="0.717027951074824">
                <text:p>0.7170279510748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23490524292">
                <text:p>5.0923490524292</text:p>
              </table:table-cell>
              <table:table-cell office:value-type="float" office:value="0.550014924740155">
                <text:p>0.5500149247401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0396099090576">
                <text:p>5.10396099090576</text:p>
              </table:table-cell>
              <table:table-cell office:value-type="float" office:value="0.622440381227686">
                <text:p>0.6224403812276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26971244812">
                <text:p>5.1126971244812</text:p>
              </table:table-cell>
              <table:table-cell office:value-type="float" office:value="0.796862573670801">
                <text:p>0.7968625736708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372016906738">
                <text:p>5.12372016906738</text:p>
              </table:table-cell>
              <table:table-cell office:value-type="float" office:value="0.930908045514118">
                <text:p>0.9309080455141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247108459473">
                <text:p>5.13247108459473</text:p>
              </table:table-cell>
              <table:table-cell office:value-type="float" office:value="0.99696187627615">
                <text:p>0.996961876276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259314537048">
                <text:p>5.14259314537048</text:p>
              </table:table-cell>
              <table:table-cell office:value-type="float" office:value="0.589450094954632">
                <text:p>0.5894500949546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717506408691">
                <text:p>5.15717506408691</text:p>
              </table:table-cell>
              <table:table-cell office:value-type="float" office:value="1.38951124598566">
                <text:p>1.389511245985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370606422424">
                <text:p>5.16370606422424</text:p>
              </table:table-cell>
              <table:table-cell office:value-type="float" office:value="0.877408148379424">
                <text:p>0.8774081483794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349720001221">
                <text:p>5.17349720001221</text:p>
              </table:table-cell>
              <table:table-cell office:value-type="float" office:value="0.0317161744299448">
                <text:p>0.03171617442994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365716934204">
                <text:p>5.18365716934204</text:p>
              </table:table-cell>
              <table:table-cell office:value-type="float" office:value="1.28639156638494">
                <text:p>1.286391566384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146299362183">
                <text:p>5.19146299362183</text:p>
              </table:table-cell>
              <table:table-cell office:value-type="float" office:value="0.893780622667093">
                <text:p>0.89378062266709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04106092453">
                <text:p>5.204106092453</text:p>
              </table:table-cell>
              <table:table-cell office:value-type="float" office:value="1.04816621961756">
                <text:p>1.048166219617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358799934387">
                <text:p>5.21358799934387</text:p>
              </table:table-cell>
              <table:table-cell office:value-type="float" office:value="0.806729113498433">
                <text:p>0.8067291134984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397112846375">
                <text:p>5.22397112846375</text:p>
              </table:table-cell>
              <table:table-cell office:value-type="float" office:value="0.471241551926617">
                <text:p>0.4712415519266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135209083557">
                <text:p>5.23135209083557</text:p>
              </table:table-cell>
              <table:table-cell office:value-type="float" office:value="0.787123383712857">
                <text:p>0.7871233837128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284815788269">
                <text:p>5.24284815788269</text:p>
              </table:table-cell>
              <table:table-cell office:value-type="float" office:value="0.783111020508565">
                <text:p>0.7831110205085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6362705230713">
                <text:p>5.26362705230713</text:p>
              </table:table-cell>
              <table:table-cell office:value-type="float" office:value="0.354122307367782">
                <text:p>0.3541223073677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769399642944">
                <text:p>5.26769399642944</text:p>
              </table:table-cell>
              <table:table-cell office:value-type="float" office:value="1.47997028648059">
                <text:p>1.479970286480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215003967285">
                <text:p>5.27215003967285</text:p>
              </table:table-cell>
              <table:table-cell office:value-type="float" office:value="0.252975733333637">
                <text:p>0.2529757333336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335905075073">
                <text:p>5.28335905075073</text:p>
              </table:table-cell>
              <table:table-cell office:value-type="float" office:value="0.721896065767027">
                <text:p>0.7218960657670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294800758362">
                <text:p>5.29294800758362</text:p>
              </table:table-cell>
              <table:table-cell office:value-type="float" office:value="0.636767565580877">
                <text:p>0.6367675655808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0264616012573">
                <text:p>5.30264616012573</text:p>
              </table:table-cell>
              <table:table-cell office:value-type="float" office:value="0.109792534639416">
                <text:p>0.1097925346394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352305412293">
                <text:p>5.31352305412293</text:p>
              </table:table-cell>
              <table:table-cell office:value-type="float" office:value="1.37466443614906">
                <text:p>1.374664436149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315897941589">
                <text:p>5.32315897941589</text:p>
              </table:table-cell>
              <table:table-cell office:value-type="float" office:value="1.74384540136671">
                <text:p>1.743845401366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232998847961">
                <text:p>5.33232998847961</text:p>
              </table:table-cell>
              <table:table-cell office:value-type="float" office:value="0.815189345190468">
                <text:p>0.8151893451904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415912628174">
                <text:p>5.34415912628174</text:p>
              </table:table-cell>
              <table:table-cell office:value-type="float" office:value="0.364737016529799">
                <text:p>0.3647370165297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603809356689">
                <text:p>5.35603809356689</text:p>
              </table:table-cell>
              <table:table-cell office:value-type="float" office:value="0.0686152126836661">
                <text:p>0.06861521268366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332702636719">
                <text:p>5.36332702636719</text:p>
              </table:table-cell>
              <table:table-cell office:value-type="float" office:value="0.544828395477672">
                <text:p>0.5448283954776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390398979187">
                <text:p>5.37390398979187</text:p>
              </table:table-cell>
              <table:table-cell office:value-type="float" office:value="0.978374741248721">
                <text:p>0.9783747412487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39111328125">
                <text:p>5.3839111328125</text:p>
              </table:table-cell>
              <table:table-cell office:value-type="float" office:value="0.230686529051006">
                <text:p>0.2306865290510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535403251648">
                <text:p>5.39535403251648</text:p>
              </table:table-cell>
              <table:table-cell office:value-type="float" office:value="0.305687765467298">
                <text:p>0.3056877654672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0405797958374">
                <text:p>5.40405797958374</text:p>
              </table:table-cell>
              <table:table-cell office:value-type="float" office:value="1.69261224665348">
                <text:p>1.692612246653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2006611824036">
                <text:p>5.42006611824036</text:p>
              </table:table-cell>
              <table:table-cell office:value-type="float" office:value="0.196752276903275">
                <text:p>0.1967522769032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646503448486">
                <text:p>5.42646503448486</text:p>
              </table:table-cell>
              <table:table-cell office:value-type="float" office:value="-0.2240357733063">
                <text:p>-0.22403577330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178510665894">
                <text:p>5.43178510665894</text:p>
              </table:table-cell>
              <table:table-cell office:value-type="float" office:value="0.217491767527328">
                <text:p>0.2174917675273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794511795044">
                <text:p>5.44794511795044</text:p>
              </table:table-cell>
              <table:table-cell office:value-type="float" office:value="1.23268876888946">
                <text:p>1.23268876888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411419868469">
                <text:p>5.45411419868469</text:p>
              </table:table-cell>
              <table:table-cell office:value-type="float" office:value="0.329441167991321">
                <text:p>0.3294411679913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504497528076">
                <text:p>5.46504497528076</text:p>
              </table:table-cell>
              <table:table-cell office:value-type="float" office:value="-0.0848257603055554">
                <text:p>-0.08482576030555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205805778503">
                <text:p>5.47205805778503</text:p>
              </table:table-cell>
              <table:table-cell office:value-type="float" office:value="1.34269996655149">
                <text:p>1.342699966551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233509063721">
                <text:p>5.48233509063721</text:p>
              </table:table-cell>
              <table:table-cell office:value-type="float" office:value="0.674460890839468">
                <text:p>0.6744608908394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248003959656">
                <text:p>5.49248003959656</text:p>
              </table:table-cell>
              <table:table-cell office:value-type="float" office:value="0.122885827917979">
                <text:p>0.1228858279179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0354409217835">
                <text:p>5.50354409217835</text:p>
              </table:table-cell>
              <table:table-cell office:value-type="float" office:value="0.999309728848577">
                <text:p>0.9993097288485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723909378052">
                <text:p>5.51723909378052</text:p>
              </table:table-cell>
              <table:table-cell office:value-type="float" office:value="0.972772753537336">
                <text:p>0.9727727535373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241516113281">
                <text:p>5.52241516113281</text:p>
              </table:table-cell>
              <table:table-cell office:value-type="float" office:value="0.374147796296953">
                <text:p>0.3741477962969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170919418335">
                <text:p>5.53170919418335</text:p>
              </table:table-cell>
              <table:table-cell office:value-type="float" office:value="0.588417318242142">
                <text:p>0.5884173182421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360604286194">
                <text:p>5.54360604286194</text:p>
              </table:table-cell>
              <table:table-cell office:value-type="float" office:value="0.917042266824616">
                <text:p>0.9170422668246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242013931274">
                <text:p>5.55242013931274</text:p>
              </table:table-cell>
              <table:table-cell office:value-type="float" office:value="0.133130725664279">
                <text:p>0.1331307256642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398606300354">
                <text:p>5.56398606300354</text:p>
              </table:table-cell>
              <table:table-cell office:value-type="float" office:value="0.659546872520408">
                <text:p>0.6595468725204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386016845703">
                <text:p>5.57386016845703</text:p>
              </table:table-cell>
              <table:table-cell office:value-type="float" office:value="1.33129660214198">
                <text:p>1.331296602141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320498466492">
                <text:p>5.58320498466492</text:p>
              </table:table-cell>
              <table:table-cell office:value-type="float" office:value="0.128558150671826">
                <text:p>0.1285581506718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423613548279">
                <text:p>5.59423613548279</text:p>
              </table:table-cell>
              <table:table-cell office:value-type="float" office:value="0.406706625750966">
                <text:p>0.4067066257509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0334014892578">
                <text:p>5.60334014892578</text:p>
              </table:table-cell>
              <table:table-cell office:value-type="float" office:value="1.42797262869851">
                <text:p>1.427972628698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442017555237">
                <text:p>5.61442017555237</text:p>
              </table:table-cell>
              <table:table-cell office:value-type="float" office:value="-0.290625722785924">
                <text:p>-0.2906257227859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22620010376">
                <text:p>5.6222620010376</text:p>
              </table:table-cell>
              <table:table-cell office:value-type="float" office:value="0.130193434033398">
                <text:p>0.1301934340333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367319107056">
                <text:p>5.63367319107056</text:p>
              </table:table-cell>
              <table:table-cell office:value-type="float" office:value="1.31007174966299">
                <text:p>1.310071749662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410710334778">
                <text:p>5.64410710334778</text:p>
              </table:table-cell>
              <table:table-cell office:value-type="float" office:value="-0.0484168266776419">
                <text:p>-0.04841682667764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308213233948">
                <text:p>5.65308213233948</text:p>
              </table:table-cell>
              <table:table-cell office:value-type="float" office:value="0.83906121771378">
                <text:p>0.8390612177137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357016563416">
                <text:p>5.66357016563416</text:p>
              </table:table-cell>
              <table:table-cell office:value-type="float" office:value="0.914139933619223">
                <text:p>0.9141399336192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168498039246">
                <text:p>5.67168498039246</text:p>
              </table:table-cell>
              <table:table-cell office:value-type="float" office:value="-0.0101756419599736">
                <text:p>-0.01017564195997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33610534668">
                <text:p>5.6833610534668</text:p>
              </table:table-cell>
              <table:table-cell office:value-type="float" office:value="1.07192218862585">
                <text:p>1.071922188625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424104690552">
                <text:p>5.69424104690552</text:p>
              </table:table-cell>
              <table:table-cell office:value-type="float" office:value="0.578201265237085">
                <text:p>0.5782012652370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042920589447">
                <text:p>5.7042920589447</text:p>
              </table:table-cell>
              <table:table-cell office:value-type="float" office:value="0.156982240836127">
                <text:p>0.1569822408361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843409538269">
                <text:p>5.71843409538269</text:p>
              </table:table-cell>
              <table:table-cell office:value-type="float" office:value="1.34646381961337">
                <text:p>1.346463819613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436213493347">
                <text:p>5.72436213493347</text:p>
              </table:table-cell>
              <table:table-cell office:value-type="float" office:value="0.326557119862635">
                <text:p>0.3265571198626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408818244934">
                <text:p>5.73408818244934</text:p>
              </table:table-cell>
              <table:table-cell office:value-type="float" office:value="0.445054836505809">
                <text:p>0.4450548365058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283313751221">
                <text:p>5.74283313751221</text:p>
              </table:table-cell>
              <table:table-cell office:value-type="float" office:value="0.558678872096551">
                <text:p>0.5586788720965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335097312927">
                <text:p>5.75335097312927</text:p>
              </table:table-cell>
              <table:table-cell office:value-type="float" office:value="0.0783997902318209">
                <text:p>0.07839979023182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432704925537">
                <text:p>5.76432704925537</text:p>
              </table:table-cell>
              <table:table-cell office:value-type="float" office:value="1.04245953271359">
                <text:p>1.042459532713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162718772888">
                <text:p>5.77162718772888</text:p>
              </table:table-cell>
              <table:table-cell office:value-type="float" office:value="0.522876248177505">
                <text:p>0.5228762481775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389120101929">
                <text:p>5.78389120101929</text:p>
              </table:table-cell>
              <table:table-cell office:value-type="float" office:value="0.132612793566857">
                <text:p>0.1326127935668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550909996033">
                <text:p>5.79550909996033</text:p>
              </table:table-cell>
              <table:table-cell office:value-type="float" office:value="0.802946267812942">
                <text:p>0.8029462678129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0580615997314">
                <text:p>5.80580615997314</text:p>
              </table:table-cell>
              <table:table-cell office:value-type="float" office:value="0.88373097862562">
                <text:p>0.883730978625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36031627655">
                <text:p>5.8136031627655</text:p>
              </table:table-cell>
              <table:table-cell office:value-type="float" office:value="0.0188143914981144">
                <text:p>0.01881439149811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257413864136">
                <text:p>5.82257413864136</text:p>
              </table:table-cell>
              <table:table-cell office:value-type="float" office:value="0.533344145287289">
                <text:p>0.5333441452872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509206771851">
                <text:p>5.83509206771851</text:p>
              </table:table-cell>
              <table:table-cell office:value-type="float" office:value="0.391804938705074">
                <text:p>0.3918049387050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31351184845">
                <text:p>5.8431351184845</text:p>
              </table:table-cell>
              <table:table-cell office:value-type="float" office:value="0.353916855814564">
                <text:p>0.3539168558145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303997993469">
                <text:p>5.85303997993469</text:p>
              </table:table-cell>
              <table:table-cell office:value-type="float" office:value="0.570360494627936">
                <text:p>0.5703604946279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427617073059">
                <text:p>5.86427617073059</text:p>
              </table:table-cell>
              <table:table-cell office:value-type="float" office:value="0.532700601109091">
                <text:p>0.5327006011090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404799461365">
                <text:p>5.87404799461365</text:p>
              </table:table-cell>
              <table:table-cell office:value-type="float" office:value="0.306407130276038">
                <text:p>0.3064071302760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251209259033">
                <text:p>5.88251209259033</text:p>
              </table:table-cell>
              <table:table-cell office:value-type="float" office:value="0.537705425436772">
                <text:p>0.5377054254367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366912841797">
                <text:p>5.89366912841797</text:p>
              </table:table-cell>
              <table:table-cell office:value-type="float" office:value="0.474819396562869">
                <text:p>0.4748193965628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0510106086731">
                <text:p>5.90510106086731</text:p>
              </table:table-cell>
              <table:table-cell office:value-type="float" office:value="0.502519552630818">
                <text:p>0.5025195526308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360306739807">
                <text:p>5.91360306739807</text:p>
              </table:table-cell>
              <table:table-cell office:value-type="float" office:value="0.351491172160479">
                <text:p>0.3514911721604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420411109924">
                <text:p>5.92420411109924</text:p>
              </table:table-cell>
              <table:table-cell office:value-type="float" office:value="0.417326205331219">
                <text:p>0.4173262053312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372297286987">
                <text:p>5.93372297286987</text:p>
              </table:table-cell>
              <table:table-cell office:value-type="float" office:value="0.332517540343857">
                <text:p>0.3325175403438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241809844971">
                <text:p>5.94241809844971</text:p>
              </table:table-cell>
              <table:table-cell office:value-type="float" office:value="0.34958860243725">
                <text:p>0.349588602437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450115203857">
                <text:p>5.95450115203857</text:p>
              </table:table-cell>
              <table:table-cell office:value-type="float" office:value="0.325648766993081">
                <text:p>0.325648766993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667313575745">
                <text:p>5.96667313575745</text:p>
              </table:table-cell>
              <table:table-cell office:value-type="float" office:value="0.360705515967668">
                <text:p>0.3607055159676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528314590454">
                <text:p>5.97528314590454</text:p>
              </table:table-cell>
              <table:table-cell office:value-type="float" office:value="0.415161191499763">
                <text:p>0.4151611914997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471999168396">
                <text:p>5.98471999168396</text:p>
              </table:table-cell>
              <table:table-cell office:value-type="float" office:value="0.265874406096993">
                <text:p>0.2658744060969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376916885376">
                <text:p>5.99376916885376</text:p>
              </table:table-cell>
              <table:table-cell office:value-type="float" office:value="0.27252827533597">
                <text:p>0.272528275335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0427412986755">
                <text:p>6.00427412986755</text:p>
              </table:table-cell>
              <table:table-cell office:value-type="float" office:value="0.226436571496485">
                <text:p>0.2264365714964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355910301209">
                <text:p>6.01355910301209</text:p>
              </table:table-cell>
              <table:table-cell office:value-type="float" office:value="0.246478840461506">
                <text:p>0.2464788404615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300620079041">
                <text:p>6.02300620079041</text:p>
              </table:table-cell>
              <table:table-cell office:value-type="float" office:value="0.246404673909146">
                <text:p>0.2464046739091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306818008423">
                <text:p>6.03306818008423</text:p>
              </table:table-cell>
              <table:table-cell office:value-type="float" office:value="0.209461209142061">
                <text:p>0.2094612091420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171013832092">
                <text:p>6.04171013832092</text:p>
              </table:table-cell>
              <table:table-cell office:value-type="float" office:value="0.183149399917948">
                <text:p>0.1831493999179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193614959717">
                <text:p>6.05193614959717</text:p>
              </table:table-cell>
              <table:table-cell office:value-type="float" office:value="0.548595570832217">
                <text:p>0.5485955708322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207418441772">
                <text:p>6.06207418441772</text:p>
              </table:table-cell>
              <table:table-cell office:value-type="float" office:value="0.369107778262219">
                <text:p>0.3691077782622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387399673462">
                <text:p>6.07387399673462</text:p>
              </table:table-cell>
              <table:table-cell office:value-type="float" office:value="0.160244244251701">
                <text:p>0.1602442442517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306097984314">
                <text:p>6.08306097984314</text:p>
              </table:table-cell>
              <table:table-cell office:value-type="float" office:value="0.492973909956925">
                <text:p>0.4929739099569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433698654175">
                <text:p>6.09433698654175</text:p>
              </table:table-cell>
              <table:table-cell office:value-type="float" office:value="0.397067862781762">
                <text:p>0.3970678627817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0278511047363">
                <text:p>6.10278511047363</text:p>
              </table:table-cell>
              <table:table-cell office:value-type="float" office:value="-0.0886756332988366">
                <text:p>-0.08867563329883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781597137451">
                <text:p>6.11781597137451</text:p>
              </table:table-cell>
              <table:table-cell office:value-type="float" office:value="1.51387349179616">
                <text:p>1.513873491796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312197685242">
                <text:p>6.12312197685242</text:p>
              </table:table-cell>
              <table:table-cell office:value-type="float" office:value="0.308409085565416">
                <text:p>0.3084090855654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339900970459">
                <text:p>6.13339900970459</text:p>
              </table:table-cell>
              <table:table-cell office:value-type="float" office:value="0.310948481390918">
                <text:p>0.3109484813909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429402351379">
                <text:p>6.14429402351379</text:p>
              </table:table-cell>
              <table:table-cell office:value-type="float" office:value="0.308729111714051">
                <text:p>0.3087291117140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274405479431">
                <text:p>6.15274405479431</text:p>
              </table:table-cell>
              <table:table-cell office:value-type="float" office:value="-0.0131404262496161">
                <text:p>-0.01314042624961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477012634277">
                <text:p>6.16477012634277</text:p>
              </table:table-cell>
              <table:table-cell office:value-type="float" office:value="0.919082881992684">
                <text:p>0.9190828819926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16730594635">
                <text:p>6.1716730594635</text:p>
              </table:table-cell>
              <table:table-cell office:value-type="float" office:value="0.116395771281968">
                <text:p>0.1163957712819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253016471863">
                <text:p>6.18253016471863</text:p>
              </table:table-cell>
              <table:table-cell office:value-type="float" office:value="-0.00776783313289071">
                <text:p>-0.007767833132890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281911849976">
                <text:p>6.19281911849976</text:p>
              </table:table-cell>
              <table:table-cell office:value-type="float" office:value="0.207745104915885">
                <text:p>0.2077451049158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024610042572">
                <text:p>6.2024610042572</text:p>
              </table:table-cell>
              <table:table-cell office:value-type="float" office:value="-0.0376191270636984">
                <text:p>-0.03761912706369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867108345032">
                <text:p>6.21867108345032</text:p>
              </table:table-cell>
              <table:table-cell office:value-type="float" office:value="0.558179442530008">
                <text:p>0.5581794425300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585105895996">
                <text:p>6.22585105895996</text:p>
              </table:table-cell>
              <table:table-cell office:value-type="float" office:value="0.902485529470713">
                <text:p>0.9024855294707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36151599884">
                <text:p>6.2336151599884</text:p>
              </table:table-cell>
              <table:table-cell office:value-type="float" office:value="0.0287450311496208">
                <text:p>0.02874503114962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335908889771">
                <text:p>6.24335908889771</text:p>
              </table:table-cell>
              <table:table-cell office:value-type="float" office:value="-0.173872204127561">
                <text:p>-0.1738722041275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366997718811">
                <text:p>6.25366997718811</text:p>
              </table:table-cell>
              <table:table-cell office:value-type="float" office:value="0.662282767517056">
                <text:p>0.6622827675170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25470161438">
                <text:p>6.2625470161438</text:p>
              </table:table-cell>
              <table:table-cell office:value-type="float" office:value="0.0962834116586075">
                <text:p>0.09628341165860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58150100708">
                <text:p>6.2758150100708</text:p>
              </table:table-cell>
              <table:table-cell office:value-type="float" office:value="-0.450016206178871">
                <text:p>-0.4500162061788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347206115723">
                <text:p>6.28347206115723</text:p>
              </table:table-cell>
              <table:table-cell office:value-type="float" office:value="0.553614012617231">
                <text:p>0.5536140126172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161906242371">
                <text:p>6.29161906242371</text:p>
              </table:table-cell>
              <table:table-cell office:value-type="float" office:value="0.487258479441236">
                <text:p>0.4872584794412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0301213264465">
                <text:p>6.30301213264465</text:p>
              </table:table-cell>
              <table:table-cell office:value-type="float" office:value="-0.178687405445557">
                <text:p>-0.1786874054455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557416915894">
                <text:p>6.31557416915894</text:p>
              </table:table-cell>
              <table:table-cell office:value-type="float" office:value="-0.582130356497444">
                <text:p>-0.5821303564974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36391544342">
                <text:p>6.3236391544342</text:p>
              </table:table-cell>
              <table:table-cell office:value-type="float" office:value="0.472367948110329">
                <text:p>0.4723679481103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145117759705">
                <text:p>6.33145117759705</text:p>
              </table:table-cell>
              <table:table-cell office:value-type="float" office:value="0.421300037032605">
                <text:p>0.4213000370326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279417991638">
                <text:p>6.34279417991638</text:p>
              </table:table-cell>
              <table:table-cell office:value-type="float" office:value="-0.0149857470197294">
                <text:p>-0.01498574701972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227417945862">
                <text:p>6.35227417945862</text:p>
              </table:table-cell>
              <table:table-cell office:value-type="float" office:value="0.298293691052672">
                <text:p>0.2982936910526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21551990509">
                <text:p>6.3621551990509</text:p>
              </table:table-cell>
              <table:table-cell office:value-type="float" office:value="-0.00063204466466571">
                <text:p>-0.000632044664665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697815895081">
                <text:p>6.37697815895081</text:p>
              </table:table-cell>
              <table:table-cell office:value-type="float" office:value="0.714582825508722">
                <text:p>0.7145828255087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257503509522">
                <text:p>6.38257503509522</text:p>
              </table:table-cell>
              <table:table-cell office:value-type="float" office:value="0.68582792990722">
                <text:p>0.685827929907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361214637756">
                <text:p>6.39361214637756</text:p>
              </table:table-cell>
              <table:table-cell office:value-type="float" office:value="0.373771835020704">
                <text:p>0.3737718350207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0403819084168">
                <text:p>6.40403819084168</text:p>
              </table:table-cell>
              <table:table-cell office:value-type="float" office:value="-0.133791249097351">
                <text:p>-0.1337912490973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345810890198">
                <text:p>6.41345810890198</text:p>
              </table:table-cell>
              <table:table-cell office:value-type="float" office:value="0.261984035172269">
                <text:p>0.2619840351722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363905906677">
                <text:p>6.42363905906677</text:p>
              </table:table-cell>
              <table:table-cell office:value-type="float" office:value="0.760470188522755">
                <text:p>0.7604701885227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384218215942">
                <text:p>6.43384218215942</text:p>
              </table:table-cell>
              <table:table-cell office:value-type="float" office:value="-0.712491910004843">
                <text:p>-0.7124919100048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335603713989">
                <text:p>6.44335603713989</text:p>
              </table:table-cell>
              <table:table-cell office:value-type="float" office:value="-0.793385680596114">
                <text:p>-0.7933856805961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306396484375">
                <text:p>6.45306396484375</text:p>
              </table:table-cell>
              <table:table-cell office:value-type="float" office:value="0.655738662206414">
                <text:p>0.6557386622064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360397338867">
                <text:p>6.46360397338867</text:p>
              </table:table-cell>
              <table:table-cell office:value-type="float" office:value="-0.773113775212901">
                <text:p>-0.7731137752129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472906112671">
                <text:p>6.47472906112671</text:p>
              </table:table-cell>
              <table:table-cell office:value-type="float" office:value="-0.307124506085465">
                <text:p>-0.3071245060854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3962059021">
                <text:p>6.483962059021</text:p>
              </table:table-cell>
              <table:table-cell office:value-type="float" office:value="1.44675585406715">
                <text:p>1.446755854067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339103698731">
                <text:p>6.49339103698731</text:p>
              </table:table-cell>
              <table:table-cell office:value-type="float" office:value="-0.730727551689232">
                <text:p>-0.7307275516892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020740032196">
                <text:p>6.5020740032196</text:p>
              </table:table-cell>
              <table:table-cell office:value-type="float" office:value="-1.16961298486058">
                <text:p>-1.169612984860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291918754578">
                <text:p>6.51291918754578</text:p>
              </table:table-cell>
              <table:table-cell office:value-type="float" office:value="0.887434267758386">
                <text:p>0.8874342677583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357316017151">
                <text:p>6.52357316017151</text:p>
              </table:table-cell>
              <table:table-cell office:value-type="float" office:value="0.0636813173148843">
                <text:p>0.06368131731488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376603126526">
                <text:p>6.53376603126526</text:p>
              </table:table-cell>
              <table:table-cell office:value-type="float" office:value="-0.99622713428129">
                <text:p>-0.996227134281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442596435547">
                <text:p>6.54442596435547</text:p>
              </table:table-cell>
              <table:table-cell office:value-type="float" office:value="2.6108846352606">
                <text:p>2.61088463526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157613754272">
                <text:p>6.55157613754272</text:p>
              </table:table-cell>
              <table:table-cell office:value-type="float" office:value="1.02487717051145">
                <text:p>1.024877170511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366014480591">
                <text:p>6.56366014480591</text:p>
              </table:table-cell>
              <table:table-cell office:value-type="float" office:value="-1.36513027263612">
                <text:p>-1.365130272636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46111869812">
                <text:p>6.5746111869812</text:p>
              </table:table-cell>
              <table:table-cell office:value-type="float" office:value="0.659703982076041">
                <text:p>0.6597039820760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429408073425">
                <text:p>6.58429408073425</text:p>
              </table:table-cell>
              <table:table-cell office:value-type="float" office:value="1.14128503681957">
                <text:p>1.141285036819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354019165039">
                <text:p>6.59354019165039</text:p>
              </table:table-cell>
              <table:table-cell office:value-type="float" office:value="-1.05822030846387">
                <text:p>-1.058220308463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0331916809082">
                <text:p>6.60331916809082</text:p>
              </table:table-cell>
              <table:table-cell office:value-type="float" office:value="1.21577020085665">
                <text:p>1.215770200856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383008956909">
                <text:p>6.61383008956909</text:p>
              </table:table-cell>
              <table:table-cell office:value-type="float" office:value="1.81556605793255">
                <text:p>1.815566057932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416911125183">
                <text:p>6.62416911125183</text:p>
              </table:table-cell>
              <table:table-cell office:value-type="float" office:value="-0.569825081084341">
                <text:p>-0.5698250810843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4164209365845">
                <text:p>6.64164209365845</text:p>
              </table:table-cell>
              <table:table-cell office:value-type="float" office:value="0.343722270188755">
                <text:p>0.3437222701887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728116989136">
                <text:p>6.64728116989136</text:p>
              </table:table-cell>
              <table:table-cell office:value-type="float" office:value="1.89304334669079">
                <text:p>1.8930433466907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39089679718">
                <text:p>6.6539089679718</text:p>
              </table:table-cell>
              <table:table-cell office:value-type="float" office:value="0.181912266079936">
                <text:p>0.1819122660799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485714912415">
                <text:p>6.66485714912415</text:p>
              </table:table-cell>
              <table:table-cell office:value-type="float" office:value="0.854375604952114">
                <text:p>0.8543756049521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30260848999">
                <text:p>6.6730260848999</text:p>
              </table:table-cell>
              <table:table-cell office:value-type="float" office:value="1.17823350259461">
                <text:p>1.178233502594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356800079346">
                <text:p>6.68356800079346</text:p>
              </table:table-cell>
              <table:table-cell office:value-type="float" office:value="0.103568805379228">
                <text:p>0.1035688053792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340205192566">
                <text:p>6.69340205192566</text:p>
              </table:table-cell>
              <table:table-cell office:value-type="float" office:value="-0.436850783741196">
                <text:p>-0.4368507837411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309710502625">
                <text:p>6.70309710502625</text:p>
              </table:table-cell>
              <table:table-cell office:value-type="float" office:value="3.3838407797474">
                <text:p>3.38384077974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149110794067">
                <text:p>6.71149110794067</text:p>
              </table:table-cell>
              <table:table-cell office:value-type="float" office:value="0.691933998594247">
                <text:p>0.6919339985942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192716598511">
                <text:p>6.72192716598511</text:p>
              </table:table-cell>
              <table:table-cell office:value-type="float" office:value="-1.34138631965394">
                <text:p>-1.341386319653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624300956726">
                <text:p>6.73624300956726</text:p>
              </table:table-cell>
              <table:table-cell office:value-type="float" office:value="-1.07621525330298">
                <text:p>-1.076215253302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274396896362">
                <text:p>6.74274396896362</text:p>
              </table:table-cell>
              <table:table-cell office:value-type="float" office:value="0.288887264965415">
                <text:p>0.2888872649654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271916389465">
                <text:p>6.75271916389465</text:p>
              </table:table-cell>
              <table:table-cell office:value-type="float" office:value="-0.818050650385784">
                <text:p>-0.8180506503857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444697380066">
                <text:p>6.76444697380066</text:p>
              </table:table-cell>
              <table:table-cell office:value-type="float" office:value="-0.343419148399721">
                <text:p>-0.3434191483997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387118339539">
                <text:p>6.77387118339539</text:p>
              </table:table-cell>
              <table:table-cell office:value-type="float" office:value="0.436535226567469">
                <text:p>0.4365352265674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376412391663">
                <text:p>6.78376412391663</text:p>
              </table:table-cell>
              <table:table-cell office:value-type="float" office:value="-2.14872438106488">
                <text:p>-2.148724381064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0047106742859">
                <text:p>6.80047106742859</text:p>
              </table:table-cell>
              <table:table-cell office:value-type="float" office:value="2.16018652396988">
                <text:p>2.160186523969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060610294342">
                <text:p>6.8060610294342</text:p>
              </table:table-cell>
              <table:table-cell office:value-type="float" office:value="-0.59923428925126">
                <text:p>-0.599234289251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331205368042">
                <text:p>6.81331205368042</text:p>
              </table:table-cell>
              <table:table-cell office:value-type="float" office:value="-0.89146785898884">
                <text:p>-0.891467858988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368898391724">
                <text:p>6.82368898391724</text:p>
              </table:table-cell>
              <table:table-cell office:value-type="float" office:value="-1.66470813401155">
                <text:p>-1.664708134011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365416526794">
                <text:p>6.83365416526794</text:p>
              </table:table-cell>
              <table:table-cell office:value-type="float" office:value="0.267948375641061">
                <text:p>0.2679483756410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18140411377">
                <text:p>6.8418140411377</text:p>
              </table:table-cell>
              <table:table-cell office:value-type="float" office:value="0.457644461767035">
                <text:p>0.4576444617670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405111312866">
                <text:p>6.85405111312866</text:p>
              </table:table-cell>
              <table:table-cell office:value-type="float" office:value="-3.24945352203236">
                <text:p>-3.249453522032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415815353394">
                <text:p>6.86415815353394</text:p>
              </table:table-cell>
              <table:table-cell office:value-type="float" office:value="1.31677413556687">
                <text:p>1.316774135566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29100227356">
                <text:p>6.8729100227356</text:p>
              </table:table-cell>
              <table:table-cell office:value-type="float" office:value="-2.08542460307916">
                <text:p>-2.085424603079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989019393921">
                <text:p>6.88989019393921</text:p>
              </table:table-cell>
              <table:table-cell office:value-type="float" office:value="0.797147255350649">
                <text:p>0.7971472553506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655709266663">
                <text:p>6.89655709266663</text:p>
              </table:table-cell>
              <table:table-cell office:value-type="float" office:value="1.50779748918433">
                <text:p>1.507797489184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0259099006653">
                <text:p>6.90259099006653</text:p>
              </table:table-cell>
              <table:table-cell office:value-type="float" office:value="0.266455877335486">
                <text:p>0.2664558773354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335511207581">
                <text:p>6.91335511207581</text:p>
              </table:table-cell>
              <table:table-cell office:value-type="float" office:value="-2.95688920981451">
                <text:p>-2.956889209814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247819900513">
                <text:p>6.92247819900513</text:p>
              </table:table-cell>
              <table:table-cell office:value-type="float" office:value="0.74725987927542">
                <text:p>0.7472598792754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433809280396">
                <text:p>6.93433809280396</text:p>
              </table:table-cell>
              <table:table-cell office:value-type="float" office:value="1.14331253099509">
                <text:p>1.143312530995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282698631287">
                <text:p>6.94282698631287</text:p>
              </table:table-cell>
              <table:table-cell office:value-type="float" office:value="-1.55951633101924">
                <text:p>-1.559516331019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337820053101">
                <text:p>6.95337820053101</text:p>
              </table:table-cell>
              <table:table-cell office:value-type="float" office:value="0.956750495923033">
                <text:p>0.9567504959230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206116676331">
                <text:p>6.96206116676331</text:p>
              </table:table-cell>
              <table:table-cell office:value-type="float" office:value="0.206295048284315">
                <text:p>0.2062950482843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156119346619">
                <text:p>6.97156119346619</text:p>
              </table:table-cell>
              <table:table-cell office:value-type="float" office:value="-1.42827109043689">
                <text:p>-1.428271090436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207306861877">
                <text:p>6.98207306861877</text:p>
              </table:table-cell>
              <table:table-cell office:value-type="float" office:value="0.0952718666798042">
                <text:p>0.09527186667980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444508552551">
                <text:p>6.99444508552551</text:p>
              </table:table-cell>
              <table:table-cell office:value-type="float" office:value="0.455059580617103">
                <text:p>0.4550595806171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0296401977539">
                <text:p>7.00296401977539</text:p>
              </table:table-cell>
              <table:table-cell office:value-type="float" office:value="-2.11684834727541">
                <text:p>-2.116848347275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332712173462">
                <text:p>7.01332712173462</text:p>
              </table:table-cell>
              <table:table-cell office:value-type="float" office:value="0.0714683043427871">
                <text:p>0.07146830434278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246499061585">
                <text:p>7.02246499061585</text:p>
              </table:table-cell>
              <table:table-cell office:value-type="float" office:value="1.04321540105414">
                <text:p>1.043215401054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213405609131">
                <text:p>7.03213405609131</text:p>
              </table:table-cell>
              <table:table-cell office:value-type="float" office:value="-0.279628509115848">
                <text:p>-0.2796285091158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5001211166382">
                <text:p>7.05001211166382</text:p>
              </table:table-cell>
              <table:table-cell office:value-type="float" office:value="0.777300219983543">
                <text:p>0.7773002199835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507016181946">
                <text:p>7.05507016181946</text:p>
              </table:table-cell>
              <table:table-cell office:value-type="float" office:value="-1.13760307876303">
                <text:p>-1.137603078763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249499320984">
                <text:p>7.06249499320984</text:p>
              </table:table-cell>
              <table:table-cell office:value-type="float" office:value="-1.4197747898563">
                <text:p>-1.41977478985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135200500488">
                <text:p>7.07135200500488</text:p>
              </table:table-cell>
              <table:table-cell office:value-type="float" office:value="0.226591608476104">
                <text:p>0.2265916084761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330917358398">
                <text:p>7.08330917358398</text:p>
              </table:table-cell>
              <table:table-cell office:value-type="float" office:value="-0.320644583187127">
                <text:p>-0.3206445831871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785604476929">
                <text:p>7.09785604476929</text:p>
              </table:table-cell>
              <table:table-cell office:value-type="float" office:value="-2.81132208419616">
                <text:p>-2.811322084196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0370302200317">
                <text:p>7.10370302200317</text:p>
              </table:table-cell>
              <table:table-cell office:value-type="float" office:value="0.379509625980693">
                <text:p>0.3795096259806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195302009583">
                <text:p>7.11195302009583</text:p>
              </table:table-cell>
              <table:table-cell office:value-type="float" office:value="0.02682699832693">
                <text:p>0.026826998326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493419647217">
                <text:p>7.12493419647217</text:p>
              </table:table-cell>
              <table:table-cell office:value-type="float" office:value="-0.626406507327558">
                <text:p>-0.6264065073275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369798660278">
                <text:p>7.13369798660278</text:p>
              </table:table-cell>
              <table:table-cell office:value-type="float" office:value="-0.507545934942544">
                <text:p>-0.5075459349425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493703842163">
                <text:p>7.14493703842163</text:p>
              </table:table-cell>
              <table:table-cell office:value-type="float" office:value="-0.874448639854994">
                <text:p>-0.8744486398549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585803985596">
                <text:p>7.15585803985596</text:p>
              </table:table-cell>
              <table:table-cell office:value-type="float" office:value="-0.603992371136837">
                <text:p>-0.6039923711368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372609138489">
                <text:p>7.16372609138489</text:p>
              </table:table-cell>
              <table:table-cell office:value-type="float" office:value="-0.533122204303516">
                <text:p>-0.5331222043035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355704307556">
                <text:p>7.17355704307556</text:p>
              </table:table-cell>
              <table:table-cell office:value-type="float" office:value="-0.190116085125986">
                <text:p>-0.1901160851259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501019477844">
                <text:p>7.18501019477844</text:p>
              </table:table-cell>
              <table:table-cell office:value-type="float" office:value="-0.439145807073995">
                <text:p>-0.4391458070739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414496421814">
                <text:p>7.19414496421814</text:p>
              </table:table-cell>
              <table:table-cell office:value-type="float" office:value="-0.393838977115139">
                <text:p>-0.3938389771151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0531010627747">
                <text:p>7.20531010627747</text:p>
              </table:table-cell>
              <table:table-cell office:value-type="float" office:value="-0.488877107024421">
                <text:p>-0.4888771070244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552896499634">
                <text:p>7.21552896499634</text:p>
              </table:table-cell>
              <table:table-cell office:value-type="float" office:value="-1.14091319491725">
                <text:p>-1.140913194917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263503074646">
                <text:p>7.22263503074646</text:p>
              </table:table-cell>
              <table:table-cell office:value-type="float" office:value="-0.786403217888329">
                <text:p>-0.7864032178883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417806625366">
                <text:p>7.23417806625366</text:p>
              </table:table-cell>
              <table:table-cell office:value-type="float" office:value="-0.0916134269231131">
                <text:p>-0.0916134269231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391412734985">
                <text:p>7.24391412734985</text:p>
              </table:table-cell>
              <table:table-cell office:value-type="float" office:value="-1.06532608901344">
                <text:p>-1.065326089013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288105010986">
                <text:p>7.25288105010986</text:p>
              </table:table-cell>
              <table:table-cell office:value-type="float" office:value="0.0910623514614472">
                <text:p>0.09106235146144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195311546326">
                <text:p>7.26195311546326</text:p>
              </table:table-cell>
              <table:table-cell office:value-type="float" office:value="-0.160028937175555">
                <text:p>-0.1600289371755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345609664917">
                <text:p>7.27345609664917</text:p>
              </table:table-cell>
              <table:table-cell office:value-type="float" office:value="-1.09890785797327">
                <text:p>-1.098907857973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350806236267">
                <text:p>7.28350806236267</text:p>
              </table:table-cell>
              <table:table-cell office:value-type="float" office:value="-0.722070265324054">
                <text:p>-0.7220702653240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432916641235">
                <text:p>7.29432916641235</text:p>
              </table:table-cell>
              <table:table-cell office:value-type="float" office:value="-0.514677752495768">
                <text:p>-0.5146777524957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0391716957092">
                <text:p>7.30391716957092</text:p>
              </table:table-cell>
              <table:table-cell office:value-type="float" office:value="-1.12292472781166">
                <text:p>-1.122924727811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448316574097">
                <text:p>7.31448316574097</text:p>
              </table:table-cell>
              <table:table-cell office:value-type="float" office:value="-0.438890174042654">
                <text:p>-0.4388901740426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448315620422">
                <text:p>7.32448315620422</text:p>
              </table:table-cell>
              <table:table-cell office:value-type="float" office:value="-0.185628152362345">
                <text:p>-0.1856281523623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426713943481">
                <text:p>7.33426713943481</text:p>
              </table:table-cell>
              <table:table-cell office:value-type="float" office:value="-0.4423184013439">
                <text:p>-0.44231840134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596014022827">
                <text:p>7.34596014022827</text:p>
              </table:table-cell>
              <table:table-cell office:value-type="float" office:value="-0.217876515633701">
                <text:p>-0.2178765156337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275101661682">
                <text:p>7.35275101661682</text:p>
              </table:table-cell>
              <table:table-cell office:value-type="float" office:value="0.215218351560386">
                <text:p>0.2152183515603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398005485535">
                <text:p>7.36398005485535</text:p>
              </table:table-cell>
              <table:table-cell office:value-type="float" office:value="-0.254731463599383">
                <text:p>-0.2547314635993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50491142273">
                <text:p>7.3750491142273</text:p>
              </table:table-cell>
              <table:table-cell office:value-type="float" office:value="-1.23171629796917">
                <text:p>-1.231716297969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486218452454">
                <text:p>7.38486218452454</text:p>
              </table:table-cell>
              <table:table-cell office:value-type="float" office:value="-0.818404661273869">
                <text:p>-0.8184046612738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654803276062">
                <text:p>7.39654803276062</text:p>
              </table:table-cell>
              <table:table-cell office:value-type="float" office:value="-0.0305880506633239">
                <text:p>-0.03058805066332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0376996994019">
                <text:p>7.40376996994019</text:p>
              </table:table-cell>
              <table:table-cell office:value-type="float" office:value="-1.56266570530597">
                <text:p>-1.562665705305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271996498108">
                <text:p>7.41271996498108</text:p>
              </table:table-cell>
              <table:table-cell office:value-type="float" office:value="0.107263937618297">
                <text:p>0.1072639376182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36261844635">
                <text:p>7.4236261844635</text:p>
              </table:table-cell>
              <table:table-cell office:value-type="float" office:value="0.864116242788993">
                <text:p>0.8641162427889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387413024902">
                <text:p>7.43387413024902</text:p>
              </table:table-cell>
              <table:table-cell office:value-type="float" office:value="-0.813671186209444">
                <text:p>-0.8136711862094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431710243225">
                <text:p>7.44431710243225</text:p>
              </table:table-cell>
              <table:table-cell office:value-type="float" office:value="-0.46413925269043">
                <text:p>-0.464139252690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199203491211">
                <text:p>7.45199203491211</text:p>
              </table:table-cell>
              <table:table-cell office:value-type="float" office:value="-0.219951800904382">
                <text:p>-0.2199518009043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19619846344">
                <text:p>7.4619619846344</text:p>
              </table:table-cell>
              <table:table-cell office:value-type="float" office:value="-1.20269170951277">
                <text:p>-1.202691709512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391319274902">
                <text:p>7.47391319274902</text:p>
              </table:table-cell>
              <table:table-cell office:value-type="float" office:value="-0.555144455796901">
                <text:p>-0.5551444557969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269701004028">
                <text:p>7.48269701004028</text:p>
              </table:table-cell>
              <table:table-cell office:value-type="float" office:value="-0.741186252496576">
                <text:p>-0.7411862524965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0092315673828">
                <text:p>7.50092315673828</text:p>
              </table:table-cell>
              <table:table-cell office:value-type="float" office:value="-0.208415193163147">
                <text:p>-0.2084151931631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0614309310913">
                <text:p>7.50614309310913</text:p>
              </table:table-cell>
              <table:table-cell office:value-type="float" office:value="-0.300371196721157">
                <text:p>-0.3003711967211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445007324219">
                <text:p>7.51445007324219</text:p>
              </table:table-cell>
              <table:table-cell office:value-type="float" office:value="-0.167087617963647">
                <text:p>-0.1670876179636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376103401184">
                <text:p>7.52376103401184</text:p>
              </table:table-cell>
              <table:table-cell office:value-type="float" office:value="-0.645423712776009">
                <text:p>-0.64542371277600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455305099487">
                <text:p>7.53455305099487</text:p>
              </table:table-cell>
              <table:table-cell office:value-type="float" office:value="-0.867078433140687">
                <text:p>-0.8670784331406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42841053009">
                <text:p>7.5442841053009</text:p>
              </table:table-cell>
              <table:table-cell office:value-type="float" office:value="-0.997426898463536">
                <text:p>-0.9974268984635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394601821899">
                <text:p>7.55394601821899</text:p>
              </table:table-cell>
              <table:table-cell office:value-type="float" office:value="-0.423089539949876">
                <text:p>-0.4230895399498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429004669189">
                <text:p>7.56429004669189</text:p>
              </table:table-cell>
              <table:table-cell office:value-type="float" office:value="-1.03010865413608">
                <text:p>-1.030108654136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221508026123">
                <text:p>7.57221508026123</text:p>
              </table:table-cell>
              <table:table-cell office:value-type="float" office:value="-0.597956257329999">
                <text:p>-0.5979562573299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9083819389343">
                <text:p>7.59083819389343</text:p>
              </table:table-cell>
              <table:table-cell office:value-type="float" office:value="-0.833271674089101">
                <text:p>-0.8332716740891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0287117958069">
                <text:p>7.60287117958069</text:p>
              </table:table-cell>
              <table:table-cell office:value-type="float" office:value="-0.491281851696984">
                <text:p>-0.4912818516969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0791110992432">
                <text:p>7.60791110992432</text:p>
              </table:table-cell>
              <table:table-cell office:value-type="float" office:value="-0.934197251130113">
                <text:p>-0.9341972511301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383318901062">
                <text:p>7.61383318901062</text:p>
              </table:table-cell>
              <table:table-cell office:value-type="float" office:value="-0.412667443805443">
                <text:p>-0.4126674438054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268400192261">
                <text:p>7.62268400192261</text:p>
              </table:table-cell>
              <table:table-cell office:value-type="float" office:value="-0.749399026986059">
                <text:p>-0.7493990269860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26150894165">
                <text:p>7.6326150894165</text:p>
              </table:table-cell>
              <table:table-cell office:value-type="float" office:value="-0.610853041223377">
                <text:p>-0.6108530412233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283204078674">
                <text:p>7.64283204078674</text:p>
              </table:table-cell>
              <table:table-cell office:value-type="float" office:value="-1.12282341844681">
                <text:p>-1.122823418446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248703956604">
                <text:p>7.65248703956604</text:p>
              </table:table-cell>
              <table:table-cell office:value-type="float" office:value="-0.0301332079167123">
                <text:p>-0.03013320791671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331601142883">
                <text:p>7.66331601142883</text:p>
              </table:table-cell>
              <table:table-cell office:value-type="float" office:value="-0.501063280316089">
                <text:p>-0.5010632803160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218399047852">
                <text:p>7.67218399047852</text:p>
              </table:table-cell>
              <table:table-cell office:value-type="float" office:value="-1.18962908191418">
                <text:p>-1.189629081914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399500846863">
                <text:p>7.68399500846863</text:p>
              </table:table-cell>
              <table:table-cell office:value-type="float" office:value="-0.461080887231114">
                <text:p>-0.4610808872311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608497619629">
                <text:p>7.69608497619629</text:p>
              </table:table-cell>
              <table:table-cell office:value-type="float" office:value="-0.422154207921947">
                <text:p>-0.4221542079219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0321607589722">
                <text:p>7.70321607589722</text:p>
              </table:table-cell>
              <table:table-cell office:value-type="float" office:value="-1.55077095282325">
                <text:p>-1.550770952823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403408050537">
                <text:p>7.71403408050537</text:p>
              </table:table-cell>
              <table:table-cell office:value-type="float" office:value="-0.195406263066456">
                <text:p>-0.1954062630664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363114356995">
                <text:p>7.72363114356995</text:p>
              </table:table-cell>
              <table:table-cell office:value-type="float" office:value="0.112568265766187">
                <text:p>0.1125682657661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367500305176">
                <text:p>7.73367500305176</text:p>
              </table:table-cell>
              <table:table-cell office:value-type="float" office:value="-1.29446694519556">
                <text:p>-1.294466945195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242997169495">
                <text:p>7.74242997169495</text:p>
              </table:table-cell>
              <table:table-cell office:value-type="float" office:value="-0.831862053353087">
                <text:p>-0.8318620533530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221109390259">
                <text:p>7.75221109390259</text:p>
              </table:table-cell>
              <table:table-cell office:value-type="float" office:value="-0.126413866014224">
                <text:p>-0.1264138660142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282906532288">
                <text:p>7.76282906532288</text:p>
              </table:table-cell>
              <table:table-cell office:value-type="float" office:value="-1.79357428070565">
                <text:p>-1.793574280705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242708206177">
                <text:p>7.77242708206177</text:p>
              </table:table-cell>
              <table:table-cell office:value-type="float" office:value="-0.0964029100586162">
                <text:p>-0.09640291005861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413915634155">
                <text:p>7.78413915634155</text:p>
              </table:table-cell>
              <table:table-cell office:value-type="float" office:value="-0.677975694007037">
                <text:p>-0.6779756940070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439902305603">
                <text:p>7.79439902305603</text:p>
              </table:table-cell>
              <table:table-cell office:value-type="float" office:value="-0.106523681592107">
                <text:p>-0.106523681592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0381917953491">
                <text:p>7.80381917953491</text:p>
              </table:table-cell>
              <table:table-cell office:value-type="float" office:value="-1.38177378581031">
                <text:p>-1.381773785810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228017807007">
                <text:p>7.81228017807007</text:p>
              </table:table-cell>
              <table:table-cell office:value-type="float" office:value="-0.140786215359362">
                <text:p>-0.1407862153593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29660987854">
                <text:p>7.8229660987854</text:p>
              </table:table-cell>
              <table:table-cell office:value-type="float" office:value="-0.611312733440247">
                <text:p>-0.6113127334402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316016197205">
                <text:p>7.83316016197205</text:p>
              </table:table-cell>
              <table:table-cell office:value-type="float" office:value="-0.320707926876274">
                <text:p>-0.3207079268762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595417976379">
                <text:p>7.84595417976379</text:p>
              </table:table-cell>
              <table:table-cell office:value-type="float" office:value="-1.0804416062503">
                <text:p>-1.08044160625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401296615601">
                <text:p>7.85401296615601</text:p>
              </table:table-cell>
              <table:table-cell office:value-type="float" office:value="-1.362983788544">
                <text:p>-1.3629837885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33451461792">
                <text:p>7.8633451461792</text:p>
              </table:table-cell>
              <table:table-cell office:value-type="float" office:value="-0.669752975906295">
                <text:p>-0.6697529759062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412405014038">
                <text:p>7.87412405014038</text:p>
              </table:table-cell>
              <table:table-cell office:value-type="float" office:value="0.491380837829649">
                <text:p>0.4913808378296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500809669495">
                <text:p>7.88500809669495</text:p>
              </table:table-cell>
              <table:table-cell office:value-type="float" office:value="-1.54159889461164">
                <text:p>-1.541598894611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325308799744">
                <text:p>7.89325308799744</text:p>
              </table:table-cell>
              <table:table-cell office:value-type="float" office:value="-1.22738407926593">
                <text:p>-1.227384079265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0432620048523">
                <text:p>7.90432620048523</text:p>
              </table:table-cell>
              <table:table-cell office:value-type="float" office:value="-0.386421067899609">
                <text:p>-0.3864210678996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380405426025">
                <text:p>7.91380405426025</text:p>
              </table:table-cell>
              <table:table-cell office:value-type="float" office:value="0.106189183628795">
                <text:p>0.1061891836287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283701896668">
                <text:p>7.92283701896668</text:p>
              </table:table-cell>
              <table:table-cell office:value-type="float" office:value="-0.652172941997094">
                <text:p>-0.6521729419970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312501907349">
                <text:p>7.93312501907349</text:p>
              </table:table-cell>
              <table:table-cell office:value-type="float" office:value="-1.09353606124933">
                <text:p>-1.093536061249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449400901794">
                <text:p>7.94449400901794</text:p>
              </table:table-cell>
              <table:table-cell office:value-type="float" office:value="-0.66898446536089">
                <text:p>-0.668984465360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429611206055">
                <text:p>7.95429611206055</text:p>
              </table:table-cell>
              <table:table-cell office:value-type="float" office:value="-0.965239706917702">
                <text:p>-0.9652397069177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184396743774">
                <text:p>7.96184396743774</text:p>
              </table:table-cell>
              <table:table-cell office:value-type="float" office:value="-0.612851944680664">
                <text:p>-0.6128519446806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40481376648">
                <text:p>7.9740481376648</text:p>
              </table:table-cell>
              <table:table-cell office:value-type="float" office:value="-0.304327306404566">
                <text:p>-0.3043273064045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632502555847">
                <text:p>7.98632502555847</text:p>
              </table:table-cell>
              <table:table-cell office:value-type="float" office:value="-1.18981962013033">
                <text:p>-1.189819620130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393200874329">
                <text:p>7.99393200874329</text:p>
              </table:table-cell>
              <table:table-cell office:value-type="float" office:value="-1.27065680000034">
                <text:p>-1.270656800000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0316905975342">
                <text:p>8.00316905975342</text:p>
              </table:table-cell>
              <table:table-cell office:value-type="float" office:value="-0.775292072691406">
                <text:p>-0.7752920726914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268815994263">
                <text:p>8.01268815994263</text:p>
              </table:table-cell>
              <table:table-cell office:value-type="float" office:value="0.163631360895488">
                <text:p>0.1636313608954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240204811096">
                <text:p>8.02240204811096</text:p>
              </table:table-cell>
              <table:table-cell office:value-type="float" office:value="-0.81991983779424">
                <text:p>-0.819919837794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200197219849">
                <text:p>8.03200197219849</text:p>
              </table:table-cell>
              <table:table-cell office:value-type="float" office:value="-1.15625460691065">
                <text:p>-1.156254606910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533910751343">
                <text:p>8.04533910751343</text:p>
              </table:table-cell>
              <table:table-cell office:value-type="float" office:value="-1.08611816784318">
                <text:p>-1.086118167843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509209632874">
                <text:p>8.05509209632874</text:p>
              </table:table-cell>
              <table:table-cell office:value-type="float" office:value="-0.515927509386635">
                <text:p>-0.5159275093866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418013572693">
                <text:p>8.06418013572693</text:p>
              </table:table-cell>
              <table:table-cell office:value-type="float" office:value="-0.54225327326193">
                <text:p>-0.542253273261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42449760437">
                <text:p>8.0742449760437</text:p>
              </table:table-cell>
              <table:table-cell office:value-type="float" office:value="-0.585243940405827">
                <text:p>-0.5852439404058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383798599243">
                <text:p>8.08383798599243</text:p>
              </table:table-cell>
              <table:table-cell office:value-type="float" office:value="-0.780970449580289">
                <text:p>-0.7809704495802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364318847656">
                <text:p>8.09364318847656</text:p>
              </table:table-cell>
              <table:table-cell office:value-type="float" office:value="-0.990250258307308">
                <text:p>-0.9902502583073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0692501068115">
                <text:p>8.10692501068115</text:p>
              </table:table-cell>
              <table:table-cell office:value-type="float" office:value="-0.942968790768777">
                <text:p>-0.9429687907687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469912528992">
                <text:p>8.11469912528992</text:p>
              </table:table-cell>
              <table:table-cell office:value-type="float" office:value="-1.12164611852932">
                <text:p>-1.121646118529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173008918762">
                <text:p>8.12173008918762</text:p>
              </table:table-cell>
              <table:table-cell office:value-type="float" office:value="-0.84373571227184">
                <text:p>-0.843735712271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364219665527">
                <text:p>8.13364219665527</text:p>
              </table:table-cell>
              <table:table-cell office:value-type="float" office:value="-0.389703879141628">
                <text:p>-0.3897038791416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301609992981">
                <text:p>8.14301609992981</text:p>
              </table:table-cell>
              <table:table-cell office:value-type="float" office:value="-0.114833701097882">
                <text:p>-0.1148337010978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154504776001">
                <text:p>8.15154504776001</text:p>
              </table:table-cell>
              <table:table-cell office:value-type="float" office:value="-0.050492195543712">
                <text:p>-0.0504921955437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414904594421">
                <text:p>8.16414904594421</text:p>
              </table:table-cell>
              <table:table-cell office:value-type="float" office:value="-0.262902838239769">
                <text:p>-0.2629028382397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357611656189">
                <text:p>8.17357611656189</text:p>
              </table:table-cell>
              <table:table-cell office:value-type="float" office:value="-0.662991425590098">
                <text:p>-0.6629914255900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350505828857">
                <text:p>8.18350505828857</text:p>
              </table:table-cell>
              <table:table-cell office:value-type="float" office:value="-0.00102750485608945">
                <text:p>-0.0010275048560894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345712661743">
                <text:p>8.19345712661743</text:p>
              </table:table-cell>
              <table:table-cell office:value-type="float" office:value="-0.466163425161935">
                <text:p>-0.4661634251619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0298004150391">
                <text:p>8.20298004150391</text:p>
              </table:table-cell>
              <table:table-cell office:value-type="float" office:value="-0.519205290475919">
                <text:p>-0.5192052904759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280908584595">
                <text:p>8.21280908584595</text:p>
              </table:table-cell>
              <table:table-cell office:value-type="float" office:value="-0.449719046171694">
                <text:p>-0.4497190461716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366905212402">
                <text:p>8.22366905212402</text:p>
              </table:table-cell>
              <table:table-cell office:value-type="float" office:value="-0.648270023900398">
                <text:p>-0.6482700239003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509812355042">
                <text:p>8.23509812355042</text:p>
              </table:table-cell>
              <table:table-cell office:value-type="float" office:value="-1.3115149809781">
                <text:p>-1.31151498097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403119087219">
                <text:p>8.24403119087219</text:p>
              </table:table-cell>
              <table:table-cell office:value-type="float" office:value="-1.10579554180539">
                <text:p>-1.105795541805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296807289124">
                <text:p>8.25296807289124</text:p>
              </table:table-cell>
              <table:table-cell office:value-type="float" office:value="-0.59479449512007">
                <text:p>-0.594794495120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211905479431">
                <text:p>8.26211905479431</text:p>
              </table:table-cell>
              <table:table-cell office:value-type="float" office:value="-0.822069709247115">
                <text:p>-0.8220697092471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240610122681">
                <text:p>8.27240610122681</text:p>
              </table:table-cell>
              <table:table-cell office:value-type="float" office:value="-1.2000709808751">
                <text:p>-1.20007098087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221416473389">
                <text:p>8.28221416473389</text:p>
              </table:table-cell>
              <table:table-cell office:value-type="float" office:value="-0.648106079268692">
                <text:p>-0.6481060792686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862499237061">
                <text:p>8.29862499237061</text:p>
              </table:table-cell>
              <table:table-cell office:value-type="float" office:value="-0.889492854578166">
                <text:p>-0.8894928545781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0443406105042">
                <text:p>8.30443406105042</text:p>
              </table:table-cell>
              <table:table-cell office:value-type="float" office:value="-1.51903571104799">
                <text:p>-1.519035711047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184005737305">
                <text:p>8.31184005737305</text:p>
              </table:table-cell>
              <table:table-cell office:value-type="float" office:value="-1.03880427611972">
                <text:p>-1.038804276119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355499267578">
                <text:p>8.32355499267578</text:p>
              </table:table-cell>
              <table:table-cell office:value-type="float" office:value="-0.389889514883381">
                <text:p>-0.3898895148833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263897895813">
                <text:p>8.33263897895813</text:p>
              </table:table-cell>
              <table:table-cell office:value-type="float" office:value="-0.53858629900024">
                <text:p>-0.538586299000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370803833008">
                <text:p>8.34370803833008</text:p>
              </table:table-cell>
              <table:table-cell office:value-type="float" office:value="-1.73794027592541">
                <text:p>-1.7379402759254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359215736389">
                <text:p>8.35359215736389</text:p>
              </table:table-cell>
              <table:table-cell office:value-type="float" office:value="-1.26763052813012">
                <text:p>-1.267630528130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373710632324">
                <text:p>8.36373710632324</text:p>
              </table:table-cell>
              <table:table-cell office:value-type="float" office:value="-0.772140603336166">
                <text:p>-0.7721406033361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221598625183">
                <text:p>8.37221598625183</text:p>
              </table:table-cell>
              <table:table-cell office:value-type="float" office:value="-0.935156526235135">
                <text:p>-0.9351565262351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320398330689">
                <text:p>8.38320398330689</text:p>
              </table:table-cell>
              <table:table-cell office:value-type="float" office:value="-0.510703256477861">
                <text:p>-0.5107032564778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432406425476">
                <text:p>8.39432406425476</text:p>
              </table:table-cell>
              <table:table-cell office:value-type="float" office:value="-0.711256457907277">
                <text:p>-0.7112564579072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0259099006653">
                <text:p>8.40259099006653</text:p>
              </table:table-cell>
              <table:table-cell office:value-type="float" office:value="-1.23803792622315">
                <text:p>-1.238037926223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336798667908">
                <text:p>8.41336798667908</text:p>
              </table:table-cell>
              <table:table-cell office:value-type="float" office:value="-0.744764019880466">
                <text:p>-0.7447640198804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337203025818">
                <text:p>8.42337203025818</text:p>
              </table:table-cell>
              <table:table-cell office:value-type="float" office:value="-0.713788061963834">
                <text:p>-0.7137880619638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404817581177">
                <text:p>8.43404817581177</text:p>
              </table:table-cell>
              <table:table-cell office:value-type="float" office:value="0.236979077217539">
                <text:p>0.2369790772175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383311271668">
                <text:p>8.44383311271668</text:p>
              </table:table-cell>
              <table:table-cell office:value-type="float" office:value="-1.60793216686952">
                <text:p>-1.607932166869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20800113678">
                <text:p>8.4520800113678</text:p>
              </table:table-cell>
              <table:table-cell office:value-type="float" office:value="-0.738691673385093">
                <text:p>-0.7386916733850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399402618408">
                <text:p>8.46399402618408</text:p>
              </table:table-cell>
              <table:table-cell office:value-type="float" office:value="-0.140369354604149">
                <text:p>-0.1403693546041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354817390442">
                <text:p>8.47354817390442</text:p>
              </table:table-cell>
              <table:table-cell office:value-type="float" office:value="-0.431524689376527">
                <text:p>-0.4315246893765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247909545898">
                <text:p>8.48247909545898</text:p>
              </table:table-cell>
              <table:table-cell office:value-type="float" office:value="-1.27090821408907">
                <text:p>-1.270908214089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932312965393">
                <text:p>8.49932312965393</text:p>
              </table:table-cell>
              <table:table-cell office:value-type="float" office:value="-0.223215542239778">
                <text:p>-0.22321554223977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0493907928467">
                <text:p>8.50493907928467</text:p>
              </table:table-cell>
              <table:table-cell office:value-type="float" office:value="-0.209726748977791">
                <text:p>-0.2097267489777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36821269989">
                <text:p>8.5136821269989</text:p>
              </table:table-cell>
              <table:table-cell office:value-type="float" office:value="-0.288359139491666">
                <text:p>-0.2883591394916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440118789673">
                <text:p>8.52440118789673</text:p>
              </table:table-cell>
              <table:table-cell office:value-type="float" office:value="-0.311934206187815">
                <text:p>-0.3119342061878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3345608711243">
                <text:p>8.53345608711243</text:p>
              </table:table-cell>
              <table:table-cell office:value-type="float" office:value="-0.124735249043353">
                <text:p>-0.1247352490433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4284906387329">
                <text:p>8.54284906387329</text:p>
              </table:table-cell>
              <table:table-cell office:value-type="float" office:value="-0.525537032220534">
                <text:p>-0.5255370322205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5686116218567">
                <text:p>8.55686116218567</text:p>
              </table:table-cell>
              <table:table-cell office:value-type="float" office:value="-1.88044953787937">
                <text:p>-1.880449537879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6285405158997">
                <text:p>8.56285405158997</text:p>
              </table:table-cell>
              <table:table-cell office:value-type="float" office:value="-0.433536904250754">
                <text:p>-0.4335369042507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7201504707336">
                <text:p>8.57201504707336</text:p>
              </table:table-cell>
              <table:table-cell office:value-type="float" office:value="-0.743506130740965">
                <text:p>-0.74350613074096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8221411705017">
                <text:p>8.58221411705017</text:p>
              </table:table-cell>
              <table:table-cell office:value-type="float" office:value="-0.829635190573195">
                <text:p>-0.8296351905731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9648418426514">
                <text:p>8.59648418426514</text:p>
              </table:table-cell>
              <table:table-cell office:value-type="float" office:value="-0.737761906847521">
                <text:p>-0.7377619068475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0364818572998">
                <text:p>8.60364818572998</text:p>
              </table:table-cell>
              <table:table-cell office:value-type="float" office:value="-0.552417375107547">
                <text:p>-0.55241737510754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1507511138916">
                <text:p>8.61507511138916</text:p>
              </table:table-cell>
              <table:table-cell office:value-type="float" office:value="-0.0294984184837457">
                <text:p>-0.02949841848374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225311756134">
                <text:p>8.6225311756134</text:p>
              </table:table-cell>
              <table:table-cell office:value-type="float" office:value="-0.422475775071743">
                <text:p>-0.42247577507174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336681842804">
                <text:p>8.6336681842804</text:p>
              </table:table-cell>
              <table:table-cell office:value-type="float" office:value="-1.27694692271307">
                <text:p>-1.276946922713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4383006095886">
                <text:p>8.64383006095886</text:p>
              </table:table-cell>
              <table:table-cell office:value-type="float" office:value="0.0611009290541377">
                <text:p>0.06110092905413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5538907051086">
                <text:p>8.65538907051086</text:p>
              </table:table-cell>
              <table:table-cell office:value-type="float" office:value="-0.250119067292052">
                <text:p>-0.2501190672920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6187500953674">
                <text:p>8.66187500953674</text:p>
              </table:table-cell>
              <table:table-cell office:value-type="float" office:value="-1.18395600573274">
                <text:p>-1.183956005732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7370009422302">
                <text:p>8.67370009422302</text:p>
              </table:table-cell>
              <table:table-cell office:value-type="float" office:value="-0.985849099679447">
                <text:p>-0.9858490996794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8560814857483">
                <text:p>8.68560814857483</text:p>
              </table:table-cell>
              <table:table-cell office:value-type="float" office:value="-0.809335503280888">
                <text:p>-0.8093355032808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9182419776917">
                <text:p>8.69182419776917</text:p>
              </table:table-cell>
              <table:table-cell office:value-type="float" office:value="-0.56169742466491">
                <text:p>-0.561697424664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026641368866">
                <text:p>8.7026641368866</text:p>
              </table:table-cell>
              <table:table-cell office:value-type="float" office:value="-0.063628787730244">
                <text:p>-0.0636287877302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1253609657288">
                <text:p>8.71253609657288</text:p>
              </table:table-cell>
              <table:table-cell office:value-type="float" office:value="0.0644941670522362">
                <text:p>0.06449416705223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2358107566834">
                <text:p>8.72358107566834</text:p>
              </table:table-cell>
              <table:table-cell office:value-type="float" office:value="-0.95125100268975">
                <text:p>-0.951251002689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3356604576111">
                <text:p>8.73356604576111</text:p>
              </table:table-cell>
              <table:table-cell office:value-type="float" office:value="-0.878466756149079">
                <text:p>-0.8784667561490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44873046875">
                <text:p>8.744873046875</text:p>
              </table:table-cell>
              <table:table-cell office:value-type="float" office:value="-0.702027229314295">
                <text:p>-0.7020272293142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5428009033203">
                <text:p>8.75428009033203</text:p>
              </table:table-cell>
              <table:table-cell office:value-type="float" office:value="-1.41417909415255">
                <text:p>-1.414179094152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6225018501282">
                <text:p>8.76225018501282</text:p>
              </table:table-cell>
              <table:table-cell office:value-type="float" office:value="-0.376940893033758">
                <text:p>-0.3769408930337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7356219291687">
                <text:p>8.77356219291687</text:p>
              </table:table-cell>
              <table:table-cell office:value-type="float" office:value="0.0437202572478905">
                <text:p>0.04372025724789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847740650177">
                <text:p>8.7847740650177</text:p>
              </table:table-cell>
              <table:table-cell office:value-type="float" office:value="-0.902290786385688">
                <text:p>-0.9022907863856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9188418388367">
                <text:p>8.79188418388367</text:p>
              </table:table-cell>
              <table:table-cell office:value-type="float" office:value="-0.621824455333895">
                <text:p>-0.6218244553338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0791115760803">
                <text:p>8.80791115760803</text:p>
              </table:table-cell>
              <table:table-cell office:value-type="float" office:value="-0.815746388982189">
                <text:p>-0.8157463889821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1345915794373">
                <text:p>8.81345915794373</text:p>
              </table:table-cell>
              <table:table-cell office:value-type="float" office:value="-0.257799060633807">
                <text:p>-0.2577990606338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2234406471252">
                <text:p>8.82234406471252</text:p>
              </table:table-cell>
              <table:table-cell office:value-type="float" office:value="-0.682906362305987">
                <text:p>-0.6829063623059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3365702629089">
                <text:p>8.83365702629089</text:p>
              </table:table-cell>
              <table:table-cell office:value-type="float" office:value="-1.10750822633258">
                <text:p>-1.107508226332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4403920173645">
                <text:p>8.84403920173645</text:p>
              </table:table-cell>
              <table:table-cell office:value-type="float" office:value="-0.0311390096539081">
                <text:p>-0.03113900965390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5333704948425">
                <text:p>8.85333704948425</text:p>
              </table:table-cell>
              <table:table-cell office:value-type="float" office:value="-0.0488468876248207">
                <text:p>-0.04884688762482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6391711235046">
                <text:p>8.86391711235046</text:p>
              </table:table-cell>
              <table:table-cell office:value-type="float" office:value="-1.13401234889473">
                <text:p>-1.1340123488947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7437105178833">
                <text:p>8.87437105178833</text:p>
              </table:table-cell>
              <table:table-cell office:value-type="float" office:value="0.793611111109033">
                <text:p>0.7936111111090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8280200958252">
                <text:p>8.88280200958252</text:p>
              </table:table-cell>
              <table:table-cell office:value-type="float" office:value="0.0107000653958037">
                <text:p>0.01070006539580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9397501945496">
                <text:p>8.89397501945496</text:p>
              </table:table-cell>
              <table:table-cell office:value-type="float" office:value="-0.781007537511518">
                <text:p>-0.7810075375115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0655899047852">
                <text:p>8.90655899047852</text:p>
              </table:table-cell>
              <table:table-cell office:value-type="float" office:value="-0.388360014670245">
                <text:p>-0.38836001467024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1291809082031">
                <text:p>8.91291809082031</text:p>
              </table:table-cell>
              <table:table-cell office:value-type="float" office:value="-1.12779848326344">
                <text:p>-1.127798483263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2270803451538">
                <text:p>8.92270803451538</text:p>
              </table:table-cell>
              <table:table-cell office:value-type="float" office:value="-1.03849640600191">
                <text:p>-1.038496406001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3342113494873">
                <text:p>8.93342113494873</text:p>
              </table:table-cell>
              <table:table-cell office:value-type="float" office:value="-0.212025879210918">
                <text:p>-0.2120258792109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4323897361755">
                <text:p>8.94323897361755</text:p>
              </table:table-cell>
              <table:table-cell office:value-type="float" office:value="-0.368013728425232">
                <text:p>-0.3680137284252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257210731506">
                <text:p>8.95257210731506</text:p>
              </table:table-cell>
              <table:table-cell office:value-type="float" office:value="0.0432268166683322">
                <text:p>0.04322681666833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6399307250977">
                <text:p>8.96399307250977</text:p>
              </table:table-cell>
              <table:table-cell office:value-type="float" office:value="-0.446814213528761">
                <text:p>-0.4468142135287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7408509254456">
                <text:p>8.97408509254456</text:p>
              </table:table-cell>
              <table:table-cell office:value-type="float" office:value="-0.511048291408536">
                <text:p>-0.5110482914085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8251605033875">
                <text:p>8.98251605033875</text:p>
              </table:table-cell>
              <table:table-cell office:value-type="float" office:value="0.104851390328735">
                <text:p>0.1048513903287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0036215782166">
                <text:p>9.00036215782166</text:p>
              </table:table-cell>
              <table:table-cell office:value-type="float" office:value="-1.86051440945373">
                <text:p>-1.860514409453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0628709793091">
                <text:p>9.00628709793091</text:p>
              </table:table-cell>
              <table:table-cell office:value-type="float" office:value="-1.74187879120466">
                <text:p>-1.741878791204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126690864563">
                <text:p>9.0126690864563</text:p>
              </table:table-cell>
              <table:table-cell office:value-type="float" office:value="0.0248347898849287">
                <text:p>0.02483478988492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2356004714966">
                <text:p>9.02356004714966</text:p>
              </table:table-cell>
              <table:table-cell office:value-type="float" office:value="-0.808028757742393">
                <text:p>-0.8080287577423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3676509857178">
                <text:p>9.03676509857178</text:p>
              </table:table-cell>
              <table:table-cell office:value-type="float" office:value="0.0141509573130144">
                <text:p>0.01415095731301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4285097122192">
                <text:p>9.04285097122192</text:p>
              </table:table-cell>
              <table:table-cell office:value-type="float" office:value="0.00577979409373863">
                <text:p>0.005779794093738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5624914169312">
                <text:p>9.05624914169312</text:p>
              </table:table-cell>
              <table:table-cell office:value-type="float" office:value="-1.25130329777741">
                <text:p>-1.251303297777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6329417228699">
                <text:p>9.06329417228699</text:p>
              </table:table-cell>
              <table:table-cell office:value-type="float" office:value="0.349156894165217">
                <text:p>0.3491568941652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7396411895752">
                <text:p>9.07396411895752</text:p>
              </table:table-cell>
              <table:table-cell office:value-type="float" office:value="-0.554625977954004">
                <text:p>-0.5546259779540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8337807655335">
                <text:p>9.08337807655335</text:p>
              </table:table-cell>
              <table:table-cell office:value-type="float" office:value="0.23471148680517">
                <text:p>0.234711486805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9326601028442">
                <text:p>9.09326601028442</text:p>
              </table:table-cell>
              <table:table-cell office:value-type="float" office:value="-0.850104742716575">
                <text:p>-0.8501047427165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0397100448608">
                <text:p>9.10397100448608</text:p>
              </table:table-cell>
              <table:table-cell office:value-type="float" office:value="-0.955474748376035">
                <text:p>-0.9554747483760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1270618438721">
                <text:p>9.11270618438721</text:p>
              </table:table-cell>
              <table:table-cell office:value-type="float" office:value="-0.237019126574723">
                <text:p>-0.2370191265747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2490916252136">
                <text:p>9.12490916252136</text:p>
              </table:table-cell>
              <table:table-cell office:value-type="float" office:value="0.105266329651535">
                <text:p>0.1052663296515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3384914398193">
                <text:p>9.13384914398193</text:p>
              </table:table-cell>
              <table:table-cell office:value-type="float" office:value="-0.471344643682309">
                <text:p>-0.4713446436823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4400219917297">
                <text:p>9.14400219917297</text:p>
              </table:table-cell>
              <table:table-cell office:value-type="float" office:value="-0.445420700494104">
                <text:p>-0.44542070049410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5446615219116">
                <text:p>9.15446615219116</text:p>
              </table:table-cell>
              <table:table-cell office:value-type="float" office:value="0.143575969386645">
                <text:p>0.1435759693866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6492199897766">
                <text:p>9.16492199897766</text:p>
              </table:table-cell>
              <table:table-cell office:value-type="float" office:value="-1.18525534224254">
                <text:p>-1.185255342242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7183804512024">
                <text:p>9.17183804512024</text:p>
              </table:table-cell>
              <table:table-cell office:value-type="float" office:value="-0.803534226640504">
                <text:p>-0.8035342266405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8469500541687">
                <text:p>9.18469500541687</text:p>
              </table:table-cell>
              <table:table-cell office:value-type="float" office:value="-0.224160257813786">
                <text:p>-0.2241602578137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9288897514343">
                <text:p>9.19288897514343</text:p>
              </table:table-cell>
              <table:table-cell office:value-type="float" office:value="-0.22069694908338">
                <text:p>-0.220696949083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0510315895081">
                <text:p>9.20510315895081</text:p>
              </table:table-cell>
              <table:table-cell office:value-type="float" office:value="-0.172716168325362">
                <text:p>-0.1727161683253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144181728363">
                <text:p>9.2144181728363</text:p>
              </table:table-cell>
              <table:table-cell office:value-type="float" office:value="0.274883031691527">
                <text:p>0.2748830316915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2334098815918">
                <text:p>9.22334098815918</text:p>
              </table:table-cell>
              <table:table-cell office:value-type="float" office:value="-0.736425824233975">
                <text:p>-0.736425824233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3247814178467">
                <text:p>9.23247814178467</text:p>
              </table:table-cell>
              <table:table-cell office:value-type="float" office:value="-0.312249711199987">
                <text:p>-0.3122497111999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4323010444641">
                <text:p>9.24323010444641</text:p>
              </table:table-cell>
              <table:table-cell office:value-type="float" office:value="-0.233101318301513">
                <text:p>-0.2331013183015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5527715682983">
                <text:p>9.25527715682983</text:p>
              </table:table-cell>
              <table:table-cell office:value-type="float" office:value="-1.12157969734932">
                <text:p>-1.121579697349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6394104957581">
                <text:p>9.26394104957581</text:p>
              </table:table-cell>
              <table:table-cell office:value-type="float" office:value="0.395705991367221">
                <text:p>0.3957059913672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7384996414185">
                <text:p>9.27384996414185</text:p>
              </table:table-cell>
              <table:table-cell office:value-type="float" office:value="-0.148420284310738">
                <text:p>-0.1484202843107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8412008285522">
                <text:p>9.28412008285522</text:p>
              </table:table-cell>
              <table:table-cell office:value-type="float" office:value="-0.25936573361357">
                <text:p>-0.2593657336135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9534506797791">
                <text:p>9.29534506797791</text:p>
              </table:table-cell>
              <table:table-cell office:value-type="float" office:value="0.594689374511815">
                <text:p>0.5946893745118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0654001235962">
                <text:p>9.30654001235962</text:p>
              </table:table-cell>
              <table:table-cell office:value-type="float" office:value="-1.64432979169207">
                <text:p>-1.644329791692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1459403038025">
                <text:p>9.31459403038025</text:p>
              </table:table-cell>
              <table:table-cell office:value-type="float" office:value="-0.634117454729407">
                <text:p>-0.6341174547294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2468199729919">
                <text:p>9.32468199729919</text:p>
              </table:table-cell>
              <table:table-cell office:value-type="float" office:value="0.531065794982881">
                <text:p>0.5310657949828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3423900604248">
                <text:p>9.33423900604248</text:p>
              </table:table-cell>
              <table:table-cell office:value-type="float" office:value="-0.254296478213722">
                <text:p>-0.2542964782137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4390497207642">
                <text:p>9.34390497207642</text:p>
              </table:table-cell>
              <table:table-cell office:value-type="float" office:value="-0.475642751573412">
                <text:p>-0.4756427515734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5419511795044">
                <text:p>9.35419511795044</text:p>
              </table:table-cell>
              <table:table-cell office:value-type="float" office:value="0.0269944016383975">
                <text:p>0.02699440163839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6386203765869">
                <text:p>9.36386203765869</text:p>
              </table:table-cell>
              <table:table-cell office:value-type="float" office:value="-0.854439373184697">
                <text:p>-0.8544393731846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730411529541">
                <text:p>9.3730411529541</text:p>
              </table:table-cell>
              <table:table-cell office:value-type="float" office:value="-0.547819724142383">
                <text:p>-0.5478197241423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8220405578613">
                <text:p>9.38220405578613</text:p>
              </table:table-cell>
              <table:table-cell office:value-type="float" office:value="0.43570439208029">
                <text:p>0.435704392080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9638519287109">
                <text:p>9.39638519287109</text:p>
              </table:table-cell>
              <table:table-cell office:value-type="float" office:value="-0.128844280375652">
                <text:p>-0.1288442803756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0395498275757">
                <text:p>9.40395498275757</text:p>
              </table:table-cell>
              <table:table-cell office:value-type="float" office:value="-0.568800431842402">
                <text:p>-0.5688004318424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144070148468">
                <text:p>9.4144070148468</text:p>
              </table:table-cell>
              <table:table-cell office:value-type="float" office:value="-0.471038287961204">
                <text:p>-0.4710382879612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2378807067871">
                <text:p>9.42378807067871</text:p>
              </table:table-cell>
              <table:table-cell office:value-type="float" office:value="-0.457641959953603">
                <text:p>-0.4576419599536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3185806274414">
                <text:p>9.43185806274414</text:p>
              </table:table-cell>
              <table:table-cell office:value-type="float" office:value="0.170895564191845">
                <text:p>0.1708955641918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4372916221619">
                <text:p>9.44372916221619</text:p>
              </table:table-cell>
              <table:table-cell office:value-type="float" office:value="-0.537963040650473">
                <text:p>-0.5379630406504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5431399345398">
                <text:p>9.45431399345398</text:p>
              </table:table-cell>
              <table:table-cell office:value-type="float" office:value="-0.16545854906953">
                <text:p>-0.165458549069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6367001533508">
                <text:p>9.46367001533508</text:p>
              </table:table-cell>
              <table:table-cell office:value-type="float" office:value="0.69800354462894">
                <text:p>0.698003544628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7374320030212">
                <text:p>9.47374320030212</text:p>
              </table:table-cell>
              <table:table-cell office:value-type="float" office:value="-0.259430011351854">
                <text:p>-0.2594300113518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8306703567505">
                <text:p>9.48306703567505</text:p>
              </table:table-cell>
              <table:table-cell office:value-type="float" office:value="-1.3261702750751">
                <text:p>-1.32617027507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931640625">
                <text:p>9.4931640625</text:p>
              </table:table-cell>
              <table:table-cell office:value-type="float" office:value="0.348431300668685">
                <text:p>0.3484313006686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289011001587">
                <text:p>9.50289011001587</text:p>
              </table:table-cell>
              <table:table-cell office:value-type="float" office:value="-0.0673149966264127">
                <text:p>-0.06731499662641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1376104354858">
                <text:p>9.51376104354858</text:p>
              </table:table-cell>
              <table:table-cell office:value-type="float" office:value="-2.23095024533228">
                <text:p>-2.230950245332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2220416069031">
                <text:p>9.52220416069031</text:p>
              </table:table-cell>
              <table:table-cell office:value-type="float" office:value="1.61934298717884">
                <text:p>1.619342987178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3332901000977">
                <text:p>9.53332901000977</text:p>
              </table:table-cell>
              <table:table-cell office:value-type="float" office:value="0.165746211835194">
                <text:p>0.1657462118351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4439401626587">
                <text:p>9.54439401626587</text:p>
              </table:table-cell>
              <table:table-cell office:value-type="float" office:value="-3.74719650580667">
                <text:p>-3.747196505806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5319213867188">
                <text:p>9.55319213867188</text:p>
              </table:table-cell>
              <table:table-cell office:value-type="float" office:value="1.63227341174448">
                <text:p>1.632273411744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6280899047852">
                <text:p>9.56280899047852</text:p>
              </table:table-cell>
              <table:table-cell office:value-type="float" office:value="1.2678866324379">
                <text:p>1.26788663243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7147097587585">
                <text:p>9.57147097587585</text:p>
              </table:table-cell>
              <table:table-cell office:value-type="float" office:value="-1.86511568088361">
                <text:p>-1.865115680883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8386611938477">
                <text:p>9.58386611938477</text:p>
              </table:table-cell>
              <table:table-cell office:value-type="float" office:value="1.4117365578416">
                <text:p>1.41173655784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9301209449768">
                <text:p>9.59301209449768</text:p>
              </table:table-cell>
              <table:table-cell office:value-type="float" office:value="-0.11357547098879">
                <text:p>-0.1135754709887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0200214385986">
                <text:p>9.60200214385986</text:p>
              </table:table-cell>
              <table:table-cell office:value-type="float" office:value="-1.84350320966751">
                <text:p>-1.843503209667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1457109451294">
                <text:p>9.61457109451294</text:p>
              </table:table-cell>
              <table:table-cell office:value-type="float" office:value="0.921651688066821">
                <text:p>0.921651688066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2190318107605">
                <text:p>9.62190318107605</text:p>
              </table:table-cell>
              <table:table-cell office:value-type="float" office:value="1.81281470730444">
                <text:p>1.812814707304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3162708282471">
                <text:p>9.63162708282471</text:p>
              </table:table-cell>
              <table:table-cell office:value-type="float" office:value="-2.77237284611542">
                <text:p>-2.7723728461154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4324617385864">
                <text:p>9.64324617385864</text:p>
              </table:table-cell>
              <table:table-cell office:value-type="float" office:value="-0.484166295424292">
                <text:p>-0.4841662954242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5310597419739">
                <text:p>9.65310597419739</text:p>
              </table:table-cell>
              <table:table-cell office:value-type="float" office:value="2.43328954693718">
                <text:p>2.433289546937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6295909881592">
                <text:p>9.66295909881592</text:p>
              </table:table-cell>
              <table:table-cell office:value-type="float" office:value="-1.29807649741377">
                <text:p>-1.298076497413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7297005653381">
                <text:p>9.67297005653381</text:p>
              </table:table-cell>
              <table:table-cell office:value-type="float" office:value="-0.528798022730023">
                <text:p>-0.5287980227300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8170619010925">
                <text:p>9.68170619010925</text:p>
              </table:table-cell>
              <table:table-cell office:value-type="float" office:value="1.14286653625434">
                <text:p>1.142866536254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9224119186401">
                <text:p>9.69224119186401</text:p>
              </table:table-cell>
              <table:table-cell office:value-type="float" office:value="-0.819086730719584">
                <text:p>-0.8190867307195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0830297470093">
                <text:p>9.70830297470093</text:p>
              </table:table-cell>
              <table:table-cell office:value-type="float" office:value="-0.61761161209706">
                <text:p>-0.617611612097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13219165802">
                <text:p>9.713219165802</text:p>
              </table:table-cell>
              <table:table-cell office:value-type="float" office:value="3.12653741497493">
                <text:p>3.126537414974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2185897827148">
                <text:p>9.72185897827148</text:p>
              </table:table-cell>
              <table:table-cell office:value-type="float" office:value="-0.215982868724669">
                <text:p>-0.2159828687246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3560619354248">
                <text:p>9.73560619354248</text:p>
              </table:table-cell>
              <table:table-cell office:value-type="float" office:value="-2.17376586214489">
                <text:p>-2.173765862144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4391603469849">
                <text:p>9.74391603469849</text:p>
              </table:table-cell>
              <table:table-cell office:value-type="float" office:value="2.73103553380158">
                <text:p>2.731035533801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5296711921692">
                <text:p>9.75296711921692</text:p>
              </table:table-cell>
              <table:table-cell office:value-type="float" office:value="1.20228583967317">
                <text:p>1.202285839673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6423501968384">
                <text:p>9.76423501968384</text:p>
              </table:table-cell>
              <table:table-cell office:value-type="float" office:value="-1.33810781195051">
                <text:p>-1.338107811950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7206802368164">
                <text:p>9.77206802368164</text:p>
              </table:table-cell>
              <table:table-cell office:value-type="float" office:value="0.986669572174261">
                <text:p>0.9866695721742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8178596496582">
                <text:p>9.78178596496582</text:p>
              </table:table-cell>
              <table:table-cell office:value-type="float" office:value="-0.28888193339936">
                <text:p>-0.288881933399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0265808105469">
                <text:p>9.80265808105469</text:p>
              </table:table-cell>
              <table:table-cell office:value-type="float" office:value="-0.12374293696641">
                <text:p>-0.1237429369664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1022620201111">
                <text:p>9.81022620201111</text:p>
              </table:table-cell>
              <table:table-cell office:value-type="float" office:value="0.748078210220315">
                <text:p>0.7480782102203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1514811515808">
                <text:p>9.81514811515808</text:p>
              </table:table-cell>
              <table:table-cell office:value-type="float" office:value="-0.115384825143192">
                <text:p>-0.1153848251431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2209014892578">
                <text:p>9.82209014892578</text:p>
              </table:table-cell>
              <table:table-cell office:value-type="float" office:value="0.218291134673193">
                <text:p>0.2182911346731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3356618881226">
                <text:p>9.83356618881226</text:p>
              </table:table-cell>
              <table:table-cell office:value-type="float" office:value="-0.431161636461773">
                <text:p>-0.4311616364617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4326410293579">
                <text:p>9.84326410293579</text:p>
              </table:table-cell>
              <table:table-cell office:value-type="float" office:value="-0.67602632124847">
                <text:p>-0.676026321248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5341215133667">
                <text:p>9.85341215133667</text:p>
              </table:table-cell>
              <table:table-cell office:value-type="float" office:value="0.545839265546028">
                <text:p>0.5458392655460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6446619033814">
                <text:p>9.86446619033814</text:p>
              </table:table-cell>
              <table:table-cell office:value-type="float" office:value="-0.184274908225064">
                <text:p>-0.1842749082250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7430000305176">
                <text:p>9.87430000305176</text:p>
              </table:table-cell>
              <table:table-cell office:value-type="float" office:value="-1.66176623968681">
                <text:p>-1.661766239686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8230299949646">
                <text:p>9.88230299949646</text:p>
              </table:table-cell>
              <table:table-cell office:value-type="float" office:value="0.417081357123054">
                <text:p>0.4170813571230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9320302009583">
                <text:p>9.89320302009583</text:p>
              </table:table-cell>
              <table:table-cell office:value-type="float" office:value="0.484690706982851">
                <text:p>0.4846907069828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0373301506043">
                <text:p>9.90373301506043</text:p>
              </table:table-cell>
              <table:table-cell office:value-type="float" office:value="-0.986352052884944">
                <text:p>-0.9863520528849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1353917121887">
                <text:p>9.91353917121887</text:p>
              </table:table-cell>
              <table:table-cell office:value-type="float" office:value="-0.091979617569082">
                <text:p>-0.0919796175690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2159008979797">
                <text:p>9.92159008979797</text:p>
              </table:table-cell>
              <table:table-cell office:value-type="float" office:value="-0.117024387108061">
                <text:p>-0.1170243871080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3552899360657">
                <text:p>9.93552899360657</text:p>
              </table:table-cell>
              <table:table-cell office:value-type="float" office:value="0.1878025611924">
                <text:p>0.18780256119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4377303123474">
                <text:p>9.94377303123474</text:p>
              </table:table-cell>
              <table:table-cell office:value-type="float" office:value="0.262222496258555">
                <text:p>0.2622224962585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5346307754517">
                <text:p>9.95346307754517</text:p>
              </table:table-cell>
              <table:table-cell office:value-type="float" office:value="-1.12933743100751">
                <text:p>-1.1293374310075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377110481262">
                <text:p>9.96377110481262</text:p>
              </table:table-cell>
              <table:table-cell office:value-type="float" office:value="-0.878255601575376">
                <text:p>-0.8782556015753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7388005256653">
                <text:p>9.97388005256653</text:p>
              </table:table-cell>
              <table:table-cell office:value-type="float" office:value="-0.273013221897118">
                <text:p>-0.2730132218971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8285102844238">
                <text:p>9.98285102844238</text:p>
              </table:table-cell>
              <table:table-cell office:value-type="float" office:value="-0.619028537695368">
                <text:p>-0.6190285376953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999840259552">
                <text:p>9.9999840259552</text:p>
              </table:table-cell>
              <table:table-cell office:value-type="float" office:value="-0.474861178516921">
                <text:p>-0.4748611785169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0049211978912">
                <text:p>10.0049211978912</text:p>
              </table:table-cell>
              <table:table-cell office:value-type="float" office:value="1.86821940675525">
                <text:p>1.868219406755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.0134789943695">
                <text:p>10.0134789943695</text:p>
              </table:table-cell>
              <table:table-cell office:value-type="float" office:value="0.479991759362222">
                <text:p>0.47999175936222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23989200592">
                <text:p>10.023989200592</text:p>
              </table:table-cell>
              <table:table-cell office:value-type="float" office:value="-0.297713161391281">
                <text:p>-0.2977131613912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317180156708">
                <text:p>10.0317180156708</text:p>
              </table:table-cell>
              <table:table-cell office:value-type="float" office:value="1.4117967366747">
                <text:p>1.41179673667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434169769287">
                <text:p>10.0434169769287</text:p>
              </table:table-cell>
              <table:table-cell office:value-type="float" office:value="0.752443452481026">
                <text:p>0.7524434524810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558881759644">
                <text:p>10.0558881759644</text:p>
              </table:table-cell>
              <table:table-cell office:value-type="float" office:value="-0.382163225145182">
                <text:p>-0.3821632251451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624840259552">
                <text:p>10.0624840259552</text:p>
              </table:table-cell>
              <table:table-cell office:value-type="float" office:value="1.67377412015185">
                <text:p>1.673774120151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712401866913">
                <text:p>10.0712401866913</text:p>
              </table:table-cell>
              <table:table-cell office:value-type="float" office:value="0.593638297157975">
                <text:p>0.5936382971579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83703994751">
                <text:p>10.083703994751</text:p>
              </table:table-cell>
              <table:table-cell office:value-type="float" office:value="-0.44774537126208">
                <text:p>-0.447745371262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943930149078">
                <text:p>10.0943930149078</text:p>
              </table:table-cell>
              <table:table-cell office:value-type="float" office:value="1.52667692399759">
                <text:p>1.526676923997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1039249897003">
                <text:p>10.1039249897003</text:p>
              </table:table-cell>
              <table:table-cell office:value-type="float" office:value="1.4852207171324">
                <text:p>1.485220717132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141819953918">
                <text:p>10.1141819953918</text:p>
              </table:table-cell>
              <table:table-cell office:value-type="float" office:value="0.117556282291159">
                <text:p>0.11755628229115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236290931702">
                <text:p>10.1236290931702</text:p>
              </table:table-cell>
              <table:table-cell office:value-type="float" office:value="2.10661730465066">
                <text:p>2.1066173046506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314821243286">
                <text:p>10.1314821243286</text:p>
              </table:table-cell>
              <table:table-cell office:value-type="float" office:value="0.88586904904865">
                <text:p>0.885869049048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540491580963">
                <text:p>10.1540491580963</text:p>
              </table:table-cell>
              <table:table-cell office:value-type="float" office:value="-0.331702328411932">
                <text:p>-0.3317023284119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593661308289">
                <text:p>10.1593661308289</text:p>
              </table:table-cell>
              <table:table-cell office:value-type="float" office:value="-0.250442641425757">
                <text:p>-0.25044264142575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626801490784">
                <text:p>10.1626801490784</text:p>
              </table:table-cell>
              <table:table-cell office:value-type="float" office:value="1.00100334098679">
                <text:p>1.0010033409867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734731197357">
                <text:p>10.1734731197357</text:p>
              </table:table-cell>
              <table:table-cell office:value-type="float" office:value="0.294329603540429">
                <text:p>0.2943296035404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833300590515">
                <text:p>10.1833300590515</text:p>
              </table:table-cell>
              <table:table-cell office:value-type="float" office:value="-0.251883797432407">
                <text:p>-0.25188379743240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978571414948">
                <text:p>10.1978571414948</text:p>
              </table:table-cell>
              <table:table-cell office:value-type="float" office:value="0.4948977577098">
                <text:p>0.494897757709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2038311958313">
                <text:p>10.2038311958313</text:p>
              </table:table-cell>
              <table:table-cell office:value-type="float" office:value="1.012332061053">
                <text:p>1.0123320610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142419815063">
                <text:p>10.2142419815063</text:p>
              </table:table-cell>
              <table:table-cell office:value-type="float" office:value="0.72542073150244">
                <text:p>0.725420731502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225131988525">
                <text:p>10.2225131988525</text:p>
              </table:table-cell>
              <table:table-cell office:value-type="float" office:value="0.461299950210687">
                <text:p>0.4612999502106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31616973877">
                <text:p>10.231616973877</text:p>
              </table:table-cell>
              <table:table-cell office:value-type="float" office:value="-0.0155926391332094">
                <text:p>-0.01559263913320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432911396027">
                <text:p>10.2432911396027</text:p>
              </table:table-cell>
              <table:table-cell office:value-type="float" office:value="0.705106184692935">
                <text:p>0.70510618469293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538089752197">
                <text:p>10.2538089752197</text:p>
              </table:table-cell>
              <table:table-cell office:value-type="float" office:value="-0.429909104503263">
                <text:p>-0.4299091045032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623469829559">
                <text:p>10.2623469829559</text:p>
              </table:table-cell>
              <table:table-cell office:value-type="float" office:value="-0.0824366384525646">
                <text:p>-0.08243663845256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737891674042">
                <text:p>10.2737891674042</text:p>
              </table:table-cell>
              <table:table-cell office:value-type="float" office:value="-0.0804715128381578">
                <text:p>-0.080471512838157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837750911713">
                <text:p>10.2837750911713</text:p>
              </table:table-cell>
              <table:table-cell office:value-type="float" office:value="-0.0568102225695608">
                <text:p>-0.056810222569560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938649654388">
                <text:p>10.2938649654388</text:p>
              </table:table-cell>
              <table:table-cell office:value-type="float" office:value="0.216787014554398">
                <text:p>0.21678701455439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3047850131989">
                <text:p>10.3047850131989</text:p>
              </table:table-cell>
              <table:table-cell office:value-type="float" office:value="0.749723606235725">
                <text:p>0.74972360623572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140501976013">
                <text:p>10.3140501976013</text:p>
              </table:table-cell>
              <table:table-cell office:value-type="float" office:value="0.32693786101351">
                <text:p>0.326937861013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236720561981">
                <text:p>10.3236720561981</text:p>
              </table:table-cell>
              <table:table-cell office:value-type="float" office:value="0.488107524183601">
                <text:p>0.48810752418360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335180282593">
                <text:p>10.3335180282593</text:p>
              </table:table-cell>
              <table:table-cell office:value-type="float" office:value="0.55892756242965">
                <text:p>0.558927562429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438520431519">
                <text:p>10.3438520431519</text:p>
              </table:table-cell>
              <table:table-cell office:value-type="float" office:value="0.196381774422001">
                <text:p>0.1963817744220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541300296783">
                <text:p>10.3541300296783</text:p>
              </table:table-cell>
              <table:table-cell office:value-type="float" office:value="-0.363229275368906">
                <text:p>-0.36322927536890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626370429993">
                <text:p>10.3626370429993</text:p>
              </table:table-cell>
              <table:table-cell office:value-type="float" office:value="0.733886256375713">
                <text:p>0.7338862563757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721771240234">
                <text:p>10.3721771240234</text:p>
              </table:table-cell>
              <table:table-cell office:value-type="float" office:value="0.122507426380738">
                <text:p>0.12250742638073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84514093399">
                <text:p>10.384514093399</text:p>
              </table:table-cell>
              <table:table-cell office:value-type="float" office:value="0.654883799877524">
                <text:p>0.6548837998775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923079967499">
                <text:p>10.3923079967499</text:p>
              </table:table-cell>
              <table:table-cell office:value-type="float" office:value="0.535821913900012">
                <text:p>0.5358219139000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4067950248718">
                <text:p>10.4067950248718</text:p>
              </table:table-cell>
              <table:table-cell office:value-type="float" office:value="1.1276779773661">
                <text:p>1.12767797736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142031669617">
                <text:p>10.4142031669617</text:p>
              </table:table-cell>
              <table:table-cell office:value-type="float" office:value="1.27418582100721">
                <text:p>1.2741858210072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230380058289">
                <text:p>10.4230380058289</text:p>
              </table:table-cell>
              <table:table-cell office:value-type="float" office:value="0.64604884041127">
                <text:p>0.6460488404112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33874130249">
                <text:p>10.433874130249</text:p>
              </table:table-cell>
              <table:table-cell office:value-type="float" office:value="0.613013989354042">
                <text:p>0.6130139893540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435791969299">
                <text:p>10.4435791969299</text:p>
              </table:table-cell>
              <table:table-cell office:value-type="float" office:value="0.295321272300731">
                <text:p>0.29532127230073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537770748138">
                <text:p>10.4537770748138</text:p>
              </table:table-cell>
              <table:table-cell office:value-type="float" office:value="0.368074026697446">
                <text:p>0.3680740266974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636971950531">
                <text:p>10.4636971950531</text:p>
              </table:table-cell>
              <table:table-cell office:value-type="float" office:value="0.934092785831076">
                <text:p>0.93409278583107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722411632538">
                <text:p>10.4722411632538</text:p>
              </table:table-cell>
              <table:table-cell office:value-type="float" office:value="0.299791181402596">
                <text:p>0.2997911814025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818031787872">
                <text:p>10.4818031787872</text:p>
              </table:table-cell>
              <table:table-cell office:value-type="float" office:value="0.416475332044213">
                <text:p>0.41647533204421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936189651489">
                <text:p>10.4936189651489</text:p>
              </table:table-cell>
              <table:table-cell office:value-type="float" office:value="1.06969952023661">
                <text:p>1.069699520236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5025341510773">
                <text:p>10.5025341510773</text:p>
              </table:table-cell>
              <table:table-cell office:value-type="float" office:value="0.434088519957018">
                <text:p>0.4340885199570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138840675354">
                <text:p>10.5138840675354</text:p>
              </table:table-cell>
              <table:table-cell office:value-type="float" office:value="0.460821395633425">
                <text:p>0.4608213956334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233001708984">
                <text:p>10.5233001708984</text:p>
              </table:table-cell>
              <table:table-cell office:value-type="float" office:value="0.428968702151015">
                <text:p>0.4289687021510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3551197052">
                <text:p>10.53551197052</text:p>
              </table:table-cell>
              <table:table-cell office:value-type="float" office:value="0.406490543343711">
                <text:p>0.4064905433437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430500507355">
                <text:p>10.5430500507355</text:p>
              </table:table-cell>
              <table:table-cell office:value-type="float" office:value="0.354026587298908">
                <text:p>0.3540265872989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53640127182">
                <text:p>10.553640127182</text:p>
              </table:table-cell>
              <table:table-cell office:value-type="float" office:value="0.210932894325963">
                <text:p>0.21093289432596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629370212555">
                <text:p>10.5629370212555</text:p>
              </table:table-cell>
              <table:table-cell office:value-type="float" office:value="0.937889545823899">
                <text:p>0.9378895458238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725591182709">
                <text:p>10.5725591182709</text:p>
              </table:table-cell>
              <table:table-cell office:value-type="float" office:value="0.504043818715933">
                <text:p>0.5040438187159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82967042923">
                <text:p>10.582967042923</text:p>
              </table:table-cell>
              <table:table-cell office:value-type="float" office:value="0.465081692201079">
                <text:p>0.46508169220107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939149856567">
                <text:p>10.5939149856567</text:p>
              </table:table-cell>
              <table:table-cell office:value-type="float" office:value="1.18694485687403">
                <text:p>1.186944856874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6042740345001">
                <text:p>10.6042740345001</text:p>
              </table:table-cell>
              <table:table-cell office:value-type="float" office:value="0.391618668585186">
                <text:p>0.3916186685851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142301559448">
                <text:p>10.6142301559448</text:p>
              </table:table-cell>
              <table:table-cell office:value-type="float" office:value="0.199915807369419">
                <text:p>0.19991580736941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220810413361">
                <text:p>10.6220810413361</text:p>
              </table:table-cell>
              <table:table-cell office:value-type="float" office:value="1.14113368681445">
                <text:p>1.1411336868144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317920684814">
                <text:p>10.6317920684814</text:p>
              </table:table-cell>
              <table:table-cell office:value-type="float" office:value="0.203864600051658">
                <text:p>0.20386460005165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46733045578">
                <text:p>10.646733045578</text:p>
              </table:table-cell>
              <table:table-cell office:value-type="float" office:value="0.897972566386056">
                <text:p>0.8979725663860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533970832825">
                <text:p>10.6533970832825</text:p>
              </table:table-cell>
              <table:table-cell office:value-type="float" office:value="0.526002302919001">
                <text:p>0.52600230291900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632521152496">
                <text:p>10.6632521152496</text:p>
              </table:table-cell>
              <table:table-cell office:value-type="float" office:value="0.284301913629478">
                <text:p>0.28430191362947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725180149078">
                <text:p>10.6725180149078</text:p>
              </table:table-cell>
              <table:table-cell office:value-type="float" office:value="1.13250974783617">
                <text:p>1.132509747836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833620071411">
                <text:p>10.6833620071411</text:p>
              </table:table-cell>
              <table:table-cell office:value-type="float" office:value="0.405759866198136">
                <text:p>0.4057598661981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939520835876">
                <text:p>10.6939520835876</text:p>
              </table:table-cell>
              <table:table-cell office:value-type="float" office:value="0.504164941992734">
                <text:p>0.50416494199273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7043449878693">
                <text:p>10.7043449878693</text:p>
              </table:table-cell>
              <table:table-cell office:value-type="float" office:value="1.22997631648972">
                <text:p>1.2299763164897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7149860858917">
                <text:p>10.7149860858917</text:p>
              </table:table-cell>
              <table:table-cell office:value-type="float" office:value="-0.311935622815664">
                <text:p>-0.31193562281566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7236590385437">
                <text:p>10.7236590385437</text:p>
              </table:table-cell>
              <table:table-cell office:value-type="float" office:value="0.714472475693491">
                <text:p>0.7144724756934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7324161529541">
                <text:p>10.7324161529541</text:p>
              </table:table-cell>
              <table:table-cell office:value-type="float" office:value="0.948445916199745">
                <text:p>0.94844591619974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7423281669617">
                <text:p>10.7423281669617</text:p>
              </table:table-cell>
              <table:table-cell office:value-type="float" office:value="-0.0579957381919797">
                <text:p>-0.057995738191979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7537159919739">
                <text:p>10.7537159919739</text:p>
              </table:table-cell>
              <table:table-cell office:value-type="float" office:value="1.27341965411515">
                <text:p>1.273419654115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7637181282043">
                <text:p>10.7637181282043</text:p>
              </table:table-cell>
              <table:table-cell office:value-type="float" office:value="0.975248245741035">
                <text:p>0.97524824574103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7723331451416">
                <text:p>10.7723331451416</text:p>
              </table:table-cell>
              <table:table-cell office:value-type="float" office:value="0.00388325769930596">
                <text:p>0.003883257699305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7829539775848">
                <text:p>10.7829539775848</text:p>
              </table:table-cell>
              <table:table-cell office:value-type="float" office:value="0.719784627872634">
                <text:p>0.71978462787263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7945191860199">
                <text:p>10.7945191860199</text:p>
              </table:table-cell>
              <table:table-cell office:value-type="float" office:value="0.951791209077229">
                <text:p>0.95179120907722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8041911125183">
                <text:p>10.8041911125183</text:p>
              </table:table-cell>
              <table:table-cell office:value-type="float" office:value="0.113308927331884">
                <text:p>0.11330892733188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8127892017365">
                <text:p>10.8127892017365</text:p>
              </table:table-cell>
              <table:table-cell office:value-type="float" office:value="0.564281527935386">
                <text:p>0.5642815279353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8215720653534">
                <text:p>10.8215720653534</text:p>
              </table:table-cell>
              <table:table-cell office:value-type="float" office:value="0.805273139334745">
                <text:p>0.80527313933474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8338551521301">
                <text:p>10.8338551521301</text:p>
              </table:table-cell>
              <table:table-cell office:value-type="float" office:value="0.584991322033819">
                <text:p>0.5849913220338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8426461219788">
                <text:p>10.8426461219788</text:p>
              </table:table-cell>
              <table:table-cell office:value-type="float" office:value="0.216264005411195">
                <text:p>0.2162640054111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8548491001129">
                <text:p>10.8548491001129</text:p>
              </table:table-cell>
              <table:table-cell office:value-type="float" office:value="1.23961824022035">
                <text:p>1.2396182402203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8646490573883">
                <text:p>10.8646490573883</text:p>
              </table:table-cell>
              <table:table-cell office:value-type="float" office:value="1.15811467998274">
                <text:p>1.158114679982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8719570636749">
                <text:p>10.8719570636749</text:p>
              </table:table-cell>
              <table:table-cell office:value-type="float" office:value="0.202826398356831">
                <text:p>0.20282639835683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8856329917908">
                <text:p>10.8856329917908</text:p>
              </table:table-cell>
              <table:table-cell office:value-type="float" office:value="0.811423124232447">
                <text:p>0.8114231242324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8964669704437">
                <text:p>10.8964669704437</text:p>
              </table:table-cell>
              <table:table-cell office:value-type="float" office:value="1.55795881313744">
                <text:p>1.5579588131374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9039151668549">
                <text:p>10.9039151668549</text:p>
              </table:table-cell>
              <table:table-cell office:value-type="float" office:value="0.110206599535851">
                <text:p>0.1102065995358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.9142241477966">
                <text:p>10.9142241477966</text:p>
              </table:table-cell>
              <table:table-cell office:value-type="float" office:value="0.0283999080161623">
                <text:p>0.028399908016162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.9259660243988">
                <text:p>10.9259660243988</text:p>
              </table:table-cell>
              <table:table-cell office:value-type="float" office:value="1.91035461301987">
                <text:p>1.9103546130198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9318141937256">
                <text:p>10.9318141937256</text:p>
              </table:table-cell>
              <table:table-cell office:value-type="float" office:value="0.783381768544195">
                <text:p>0.7833817685441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9439690113068">
                <text:p>10.9439690113068</text:p>
              </table:table-cell>
              <table:table-cell office:value-type="float" office:value="0.573978850009326">
                <text:p>0.57397885000932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9566791057587">
                <text:p>10.9566791057587</text:p>
              </table:table-cell>
              <table:table-cell office:value-type="float" office:value="0.667809319724948">
                <text:p>0.66780931972494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9634900093079">
                <text:p>10.9634900093079</text:p>
              </table:table-cell>
              <table:table-cell office:value-type="float" office:value="0.890101407331379">
                <text:p>0.89010140733137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9741940498352">
                <text:p>10.9741940498352</text:p>
              </table:table-cell>
              <table:table-cell office:value-type="float" office:value="0.947726820388631">
                <text:p>0.94772682038863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9842710494995">
                <text:p>10.9842710494995</text:p>
              </table:table-cell>
              <table:table-cell office:value-type="float" office:value="0.140633049484151">
                <text:p>0.14063304948415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9942350387573">
                <text:p>10.9942350387573</text:p>
              </table:table-cell>
              <table:table-cell office:value-type="float" office:value="0.298893801221952">
                <text:p>0.29889380122195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.0036730766296">
                <text:p>11.0036730766296</text:p>
              </table:table-cell>
              <table:table-cell office:value-type="float" office:value="0.778093532957833">
                <text:p>0.77809353295783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.0144250392914">
                <text:p>11.0144250392914</text:p>
              </table:table-cell>
              <table:table-cell office:value-type="float" office:value="0.866394235020064">
                <text:p>0.86639423502006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0232760906219">
                <text:p>11.0232760906219</text:p>
              </table:table-cell>
              <table:table-cell office:value-type="float" office:value="0.396446656957222">
                <text:p>0.3964466569572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03404712677">
                <text:p>11.03404712677</text:p>
              </table:table-cell>
              <table:table-cell office:value-type="float" office:value="0.888481908765834">
                <text:p>0.8884819087658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0443320274353">
                <text:p>11.0443320274353</text:p>
              </table:table-cell>
              <table:table-cell office:value-type="float" office:value="1.02652090635939">
                <text:p>1.0265209063593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0547771453857">
                <text:p>11.0547771453857</text:p>
              </table:table-cell>
              <table:table-cell office:value-type="float" office:value="1.07118866228524">
                <text:p>1.07118866228524</text:p>
              </table:table-cell>
            </table:table-row>
            <table:table-row>
              <table:table-cell office:value-type="string"/>
              <table:table-cell office:value-type="float" office:value="11.0622911453247">
                <text:p>11.06229114532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